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100" manifest:media-type=""/>
  <manifest:file-entry manifest:full-path="ObjectReplacements/Obj101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Obj101" manifest:media-type="application/vnd.sun.star.oleobject"/>
  <manifest:file-entry manifest:full-path="Pictures/TablePreview1.svm" manifest:media-type=""/>
  <manifest:file-entry manifest:full-path="Pictures/1000000000000080000000807B18786BB99D5C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ymbol" svg:font-family="Symbol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92d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92d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b0f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ffff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4" svg:stroke-width="0.10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5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ff0000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6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000000" draw:fill="none" draw:textarea-vertical-align="middle" draw:auto-grow-height="false" draw:fit-to-size="false" style:shrink-to-fit="false" fo:min-height="1.443cm" fo:min-width="1.61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.807cm" fo:min-width="3.52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000000" draw:fill="none" draw:textarea-vertical-align="middle" draw:auto-grow-height="false" draw:fit-to-size="false" style:shrink-to-fit="false" fo:min-height="1.867cm" fo:min-width="1.61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0.808cm" fo:min-width="0.558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1.616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1.192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.77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.807cm" fo:min-width="2.88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06cm" svg:stroke-color="#000000" draw:fill="none" draw:textarea-vertical-align="middle" draw:auto-grow-height="false" draw:fit-to-size="false" style:shrink-to-fit="false" fo:min-height="1.867cm" fo:min-width="8.39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.769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objectwithoutfill">
      <style:graphic-properties svg:stroke-width="0.15cm" svg:stroke-color="#000000" draw:marker-start-width="0.655cm" draw:marker-end-width="0.655cm" draw:fill="none" draw:textarea-vertical-align="middle" fo:padding-top="0.2cm" fo:padding-bottom="0.2cm" fo:padding-left="0.325cm" fo:padding-right="0.325cm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color="#ef413d" draw:fill="none" draw:fill-color="#fff200" draw:auto-grow-height="true" draw:auto-grow-width="false" fo:max-height="0cm" fo:min-height="1.15cm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9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106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9cm" svg:stroke-color="#92d05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9cm" svg:stroke-color="#ffff0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10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1" style:family="graphic" style:parent-style-name="standard">
      <style:graphic-properties draw:stroke="none" svg:stroke-width="0.071cm" draw:fill="solid" draw:fill-color="#eeec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000000" draw:fill="solid" draw:fill-color="#eeec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dash" draw:stroke-dash="Dashed_20__28_var_29__20_4" svg:stroke-width="0.106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106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dash" draw:stroke-dash="Dashed_20__28_var_29__20_7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dash" draw:stroke-dash="Dashed_20__28_var_29__20_7" svg:stroke-width="0.079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Dashed_20__28_var_29__20_8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9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212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212cm" svg:stroke-color="#92d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212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79cm" svg:stroke-color="#ffff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26cm" svg:stroke-color="#00b0f0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dash" draw:stroke-dash="Dashed_20__28_var_29__20_9" svg:stroke-width="0.079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26cm" svg:stroke-color="#ff0000" draw:marker-start="msArrowOpenEnd_20_5_20_26" draw:marker-start-width="0.245cm" draw:marker-start-center="false" draw:marker-end="msArrowOpenEnd_20_5_20_26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1cm" svg:stroke-color="#3a5f8b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dash" draw:stroke-dash="Dashed_20__28_var_29__20_10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26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solid" svg:stroke-width="0.026cm" svg:stroke-color="#000000" draw:stroke-linejoin="miter" draw:fill="solid" draw:fill-color="#800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none" svg:stroke-width="0.026cm" draw:stroke-linejoin="miter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.026cm" draw:stroke-linejoin="miter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26cm" svg:stroke-color="#000000" draw:stroke-linejoin="miter" draw:fill="hatch" draw:fill-hatch-name="Hatching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solid" svg:stroke-width="0.026cm" svg:stroke-color="#000000" draw:stroke-linejoin="miter" draw:fill="hatch" draw:fill-hatch-name="Hatching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dash" draw:stroke-dash="Dashed_20__28_var_29__20_9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.026cm" draw:stroke-linejoin="miter" draw:fill="bitmap" draw:fill-image-name="msFillBitmap_20_3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none" svg:stroke-width="0.026cm" draw:stroke-linejoin="miter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dash" draw:stroke-dash="Dashed_20__28_var_29__20_11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79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159cm" svg:stroke-color="#c0504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dash" draw:stroke-dash="Dashed_20__28_var_29__20_12" svg:stroke-width="0.106cm" svg:stroke-color="#cc99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159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15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159cm" svg:stroke-color="#ffff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159cm" svg:stroke-color="#92d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106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71cm" svg:stroke-color="#3a5f8b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1cm" svg:stroke-color="#cc66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106cm" svg:stroke-color="#cc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79cm" svg:stroke-color="#c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71cm" svg:stroke-color="#00b0f0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106cm" svg:stroke-color="#92d050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106cm" svg:stroke-color="#92d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79cm" svg:stroke-color="#00b0f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106cm" svg:stroke-color="#cc66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071cm" svg:stroke-color="#00b0f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071cm" svg:stroke-color="#00b0f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071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71cm" svg:stroke-color="#92d05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71cm" svg:stroke-color="#ffff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dash" draw:stroke-dash="Dashed_20__28_var_29__20_8" svg:stroke-width="0.071cm" svg:stroke-color="#c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Blank-notes">
      <style:graphic-properties draw:fill-color="#ffffff" fo:min-height="13.364cm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2.751cm" style:use-optimal-column-width="false"/>
    </style:style>
    <style:style style:name="ro1" style:family="table-row">
      <style:table-row-properties style:row-height="0.93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200"/>
    </style:style>
    <style:style style:name="P1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eeece1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800080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2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27" style:family="paragraph">
      <loext:graphic-properties draw:fill="hatch" draw:fill-hatch-name="Hatching_20_2"/>
      <style:paragraph-properties fo:text-align="start" style:font-independent-line-spacing="true"/>
      <style:text-properties fo:font-size="18pt"/>
    </style:style>
    <style:style style:name="P28" style:family="paragraph">
      <loext:graphic-properties draw:fill="hatch" draw:fill-hatch-name="Hatching_20_3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ymbo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ymbo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Rules" draw:style-name="dp1" draw:master-page-name="Title_20_and_20_Content" presentation:presentation-page-layout-name="AL2T11">
        <draw:frame draw:name="Rectangle 2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/text:p>
          </draw:text-box>
        </draw:frame>
        <draw:frame draw:name="Rectangle 3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Allow translation of circuits (usually </text:span><text:span text:style-name="T2">in stick diagram or symbolic form) </text:span><text:span text:style-name="T2">into actual geometry in silicon</text:span></text:p>
              </text:list-item>
              <text:list-item>
                <text:p text:style-name="P4"><text:span text:style-name="T2">Interface between circuit designer </text:span><text:span text:style-name="T2">and fabrication engineer</text:span></text:p>
              </text:list-item>
              <text:list-item>
                <text:p text:style-name="P4"><text:span text:style-name="T2">Compromis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designer - tighter, smaller</text:span></text:p>
                  </text:list-item>
                  <text:list-item>
                    <text:p text:style-name="P5"><text:span text:style-name="T3">fabricator - controllable, reproduc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Rules - The Reality" draw:style-name="dp1" draw:master-page-name="Title_20_and_20_Content" presentation:presentation-page-layout-name="AL2T11">
        <draw:frame draw:name="Rectangle 2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text:span text:style-name="T1"> </text:span><text:span text:style-name="T1">-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name="Rectangle 3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Manufacturing processes have </text:span><text:span text:style-name="T2">inherent limitations in accuracy and </text:span><text:span text:style-name="T2">repeatability</text:span></text:p>
              </text:list-item>
              <text:list-item>
                <text:p text:style-name="P4"><text:span text:style-name="T2">Design rules specify geometry of </text:span><text:span text:style-name="T2">masks that provide reasonable yield</text:span></text:p>
              </text:list-item>
              <text:list-item>
                <text:p text:style-name="P4"><text:span text:style-name="T2">Design rules are determined by </text:span><text:span text:style-name="T2">experi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 - Manufacturing" draw:style-name="dp1" draw:master-page-name="Title_20_and_20_Content" presentation:presentation-page-layout-name="AL2T11">
        <draw:frame draw:name="Rectangle 2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 </text:span><text:span text:style-name="T1">-</text:span><text:span text:style-name="T1"> </text:span><text:span text:style-name="T1">M</text:span><text:span text:style-name="T1">a</text:span><text:span text:style-name="T1">n</text:span><text:span text:style-name="T1">u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i</text:span><text:span text:style-name="T1">n</text:span><text:span text:style-name="T1">g</text:span></text:p>
          </draw:text-box>
        </draw:frame>
        <draw:frame draw:name="Rectangle 3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Photoresist shrinking / tearing</text:span></text:p>
              </text:list-item>
              <text:list-item>
                <text:p text:style-name="P4"><text:span text:style-name="T2">Variations in material deposition</text:span></text:p>
              </text:list-item>
              <text:list-item>
                <text:p text:style-name="P4"><text:span text:style-name="T2">Variations in temperature</text:span></text:p>
              </text:list-item>
              <text:list-item>
                <text:p text:style-name="P4"><text:span text:style-name="T2">Variations in oxide thickness</text:span></text:p>
              </text:list-item>
              <text:list-item>
                <text:p text:style-name="P4"><text:span text:style-name="T2">Impurities</text:span></text:p>
              </text:list-item>
              <text:list-item>
                <text:p text:style-name="P4"><text:span text:style-name="T2">Variations across the waf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 - Manufacturing" draw:style-name="dp1" draw:master-page-name="Title_20_and_20_Content" presentation:presentation-page-layout-name="AL2T11">
        <draw:frame draw:name="Rectangle 2" presentation:style-name="pr3" draw:text-style-name="P2" draw:layer="layout" svg:width="21.589cm" svg:height="3.174cm" svg:x="1.301cm" svg:y="0.525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 </text:span><text:span text:style-name="T1">-</text:span><text:span text:style-name="T1"> </text:span><text:span text:style-name="T1">M</text:span><text:span text:style-name="T1">a</text:span><text:span text:style-name="T1">n</text:span><text:span text:style-name="T1">u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i</text:span><text:span text:style-name="T1">n</text:span><text:span text:style-name="T1">g</text:span></text:p>
          </draw:text-box>
        </draw:frame>
        <draw:frame draw:name="Rectangle 3" presentation:style-name="pr6" draw:text-style-name="P6" draw:layer="layout" svg:width="21.589cm" svg:height="11.429cm" svg:x="1.901cm" svg:y="3.726cm" presentation:class="outline" presentation:user-transformed="true">
          <draw:text-box>
            <text:list text:style-name="L2">
              <text:list-item>
                <text:p text:style-name="P7"><text:span text:style-name="T4">Variations in threshold voltag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oxide thickness</text:span></text:p>
                  </text:list-item>
                  <text:list-item>
                    <text:p text:style-name="P5"><text:span text:style-name="T3">ion implantation</text:span></text:p>
                  </text:list-item>
                  <text:list-item>
                    <text:p text:style-name="P5"><text:span text:style-name="T3">poly variations</text:span></text:p>
                  </text:list-item>
                </text:list>
              </text:list-item>
              <text:list-item>
                <text:p text:style-name="P7"><text:span text:style-name="T4">Diffusion - changes in doping (variation in R, C)</text:span></text:p>
              </text:list-item>
              <text:list-item>
                <text:p text:style-name="P7"><text:span text:style-name="T4">Poly, metal variations in height and width -&gt; </text:span><text:span text:style-name="T4">variation in R, C</text:span></text:p>
              </text:list-item>
              <text:list-item>
                <text:p text:style-name="P7"><text:span text:style-name="T4">Shorts and opens</text:span></text:p>
              </text:list-item>
              <text:list-item>
                <text:p text:style-name="P7"><text:span text:style-name="T4">Via may not be cut all the way through</text:span></text:p>
              </text:list-item>
              <text:list-item>
                <text:p text:style-name="P7"><text:span text:style-name="T4">Undersize via has too much resistance</text:span></text:p>
              </text:list-item>
              <text:list-item>
                <text:p text:style-name="P7"><text:span text:style-name="T4">Oversize via may sh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a Design Rules" draw:style-name="dp1" draw:master-page-name="Title_20_and_20_Content" presentation:presentation-page-layout-name="AL2T11">
        <draw:frame draw:name="Rectangle 2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</text:span><text:span text:style-name="T1">e</text:span><text:span text:style-name="T1">t</text:span><text:span text:style-name="T1">a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/text:p>
          </draw:text-box>
        </draw:frame>
        <draw:frame draw:name="Rectangle 3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Basic reasons for design rules</text:span></text:p>
              </text:list-item>
              <text:list-item>
                <text:p text:style-name="P4"><text:span text:style-name="T2">Rules that generate design rules</text:span></text:p>
              </text:list-item>
              <text:list-item>
                <text:p text:style-name="P4"><text:span text:style-name="T2">Under worst case misalignment and </text:span><text:span text:style-name="T2">maximum edge movement of any </text:span><text:span text:style-name="T2">feature, no serious performance </text:span><text:span text:style-name="T2">degradation should occ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vantages of Generalised Design Rules" draw:style-name="dp1" draw:master-page-name="Title_20_and_20_Content" presentation:presentation-page-layout-name="AL2T11">
        <draw:frame draw:name="Rectangle 2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</text:span><text:span text:style-name="T1">d</text:span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/text:p>
          </draw:text-box>
        </draw:frame>
        <draw:frame draw:name="Rectangle 3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Ease of learning because they are </text:span><text:span text:style-name="T2">scalable, portable, durable</text:span></text:p>
              </text:list-item>
              <text:list-item>
                <text:p text:style-name="P4"><text:span text:style-name="T2">Longevity of designs that are simple, </text:span><text:span text:style-name="T2">abstract and minimal clutter</text:span></text:p>
              </text:list-item>
              <text:list-item>
                <text:p text:style-name="P4"><text:span text:style-name="T2">Increase designer efficiency</text:span></text:p>
              </text:list-item>
              <text:list-item>
                <text:p text:style-name="P4"><text:span text:style-name="T2">Automatic translation to final lay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mbda Based Design Rules " draw:style-name="dp1" draw:master-page-name="Title_20_and_20_Content" presentation:presentation-page-layout-name="AL2T11">
        <draw:frame draw:name="Rectangle 2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</text:span><text:span text:style-name="T1">a</text:span><text:span text:style-name="T1">m</text:span><text:span text:style-name="T1">b</text:span><text:span text:style-name="T1">d</text:span><text:span text:style-name="T1">a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text:span text:style-name="T1"> </text:span></text:p>
          </draw:text-box>
        </draw:frame>
        <draw:frame draw:name="Rectangle 3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Design rules based on single parameter, λ</text:span></text:p>
              </text:list-item>
              <text:list-item>
                <text:p text:style-name="P7"><text:span text:style-name="T4">Simple for the designer</text:span></text:p>
              </text:list-item>
              <text:list-item>
                <text:p text:style-name="P7"><text:span text:style-name="T4">Wide acceptance</text:span></text:p>
              </text:list-item>
              <text:list-item>
                <text:p text:style-name="P7"><text:span text:style-name="T4">Provide feature size independent way of setting </text:span><text:span text:style-name="T4">out mask</text:span></text:p>
              </text:list-item>
              <text:list-item>
                <text:p text:style-name="P7"><text:span text:style-name="T4">If design rules are obeyed, masks will produce </text:span><text:span text:style-name="T4">working circuits</text:span></text:p>
              </text:list-item>
              <text:list-item>
                <text:p text:style-name="P7"><text:span text:style-name="T4">Minimum feature size is defined as 2 λ</text:span></text:p>
              </text:list-item>
              <text:list-item>
                <text:p text:style-name="P7"><text:span text:style-name="T4">Used to preserve topological features on a chip</text:span></text:p>
              </text:list-item>
              <text:list-item>
                <text:p text:style-name="P7"><text:span text:style-name="T4">Prevents shorting, opens, contacts from slipping </text:span><text:span text:style-name="T4">out of area to be conta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Rectangle 1" draw:style-name="gr2" draw:text-style-name="P8" draw:layer="layout" svg:width="6.561cm" svg:height="1.057cm" svg:x="1.905cm" svg:y="4.02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3" draw:text-style-name="P9" draw:layer="layout" svg:x1="1.905cm" svg:y1="4.656cm" svg:x2="2.54cm" svg:y2="4.021cm">
          <text:p/>
        </draw:line>
        <draw:line draw:name="Straight Connector 5" draw:style-name="gr3" draw:text-style-name="P9" draw:layer="layout" svg:x1="1.905cm" svg:y1="5.08cm" svg:x2="2.963cm" svg:y2="4.021cm">
          <text:p/>
        </draw:line>
        <draw:line draw:name="Straight Connector 6" draw:style-name="gr3" draw:text-style-name="P9" draw:layer="layout" svg:x1="7.831cm" svg:y1="5.08cm" svg:x2="8.466cm" svg:y2="4.445cm">
          <text:p/>
        </draw:line>
        <draw:line draw:name="Straight Connector 15" draw:style-name="gr3" draw:text-style-name="P9" draw:layer="layout" svg:x1="2.751cm" svg:y1="5.08cm" svg:x2="3.81cm" svg:y2="4.021cm">
          <text:p/>
        </draw:line>
        <draw:line draw:name="Straight Connector 16" draw:style-name="gr3" draw:text-style-name="P9" draw:layer="layout" svg:x1="2.328cm" svg:y1="5.08cm" svg:x2="3.386cm" svg:y2="4.021cm">
          <text:p/>
        </draw:line>
        <draw:line draw:name="Straight Connector 17" draw:style-name="gr3" draw:text-style-name="P9" draw:layer="layout" svg:x1="3.175cm" svg:y1="5.08cm" svg:x2="4.233cm" svg:y2="4.021cm">
          <text:p/>
        </draw:line>
        <draw:line draw:name="Straight Connector 18" draw:style-name="gr3" draw:text-style-name="P9" draw:layer="layout" svg:x1="3.598cm" svg:y1="5.08cm" svg:x2="4.656cm" svg:y2="4.021cm">
          <text:p/>
        </draw:line>
        <draw:line draw:name="Straight Connector 19" draw:style-name="gr3" draw:text-style-name="P9" draw:layer="layout" svg:x1="4.021cm" svg:y1="5.08cm" svg:x2="5.08cm" svg:y2="4.021cm">
          <text:p/>
        </draw:line>
        <draw:line draw:name="Straight Connector 20" draw:style-name="gr3" draw:text-style-name="P9" draw:layer="layout" svg:x1="4.445cm" svg:y1="5.08cm" svg:x2="5.503cm" svg:y2="4.021cm">
          <text:p/>
        </draw:line>
        <draw:line draw:name="Straight Connector 21" draw:style-name="gr3" draw:text-style-name="P9" draw:layer="layout" svg:x1="4.868cm" svg:y1="5.08cm" svg:x2="5.926cm" svg:y2="4.021cm">
          <text:p/>
        </draw:line>
        <draw:line draw:name="Straight Connector 22" draw:style-name="gr3" draw:text-style-name="P9" draw:layer="layout" svg:x1="6.138cm" svg:y1="5.08cm" svg:x2="7.196cm" svg:y2="4.021cm">
          <text:p/>
        </draw:line>
        <draw:line draw:name="Straight Connector 23" draw:style-name="gr3" draw:text-style-name="P9" draw:layer="layout" svg:x1="6.561cm" svg:y1="5.08cm" svg:x2="7.62cm" svg:y2="4.021cm">
          <text:p/>
        </draw:line>
        <draw:line draw:name="Straight Connector 24" draw:style-name="gr3" draw:text-style-name="P9" draw:layer="layout" svg:x1="5.291cm" svg:y1="5.08cm" svg:x2="6.35cm" svg:y2="4.021cm">
          <text:p/>
        </draw:line>
        <draw:line draw:name="Straight Connector 25" draw:style-name="gr3" draw:text-style-name="P9" draw:layer="layout" svg:x1="5.715cm" svg:y1="5.08cm" svg:x2="6.773cm" svg:y2="4.021cm">
          <text:p/>
        </draw:line>
        <draw:line draw:name="Straight Connector 26" draw:style-name="gr3" draw:text-style-name="P9" draw:layer="layout" svg:x1="6.985cm" svg:y1="5.08cm" svg:x2="8.043cm" svg:y2="4.021cm">
          <text:p/>
        </draw:line>
        <draw:line draw:name="Straight Connector 27" draw:style-name="gr3" draw:text-style-name="P9" draw:layer="layout" svg:x1="7.408cm" svg:y1="5.08cm" svg:x2="8.466cm" svg:y2="4.021cm">
          <text:p/>
        </draw:line>
        <draw:custom-shape draw:name="Rectangle 28" draw:style-name="gr2" draw:text-style-name="P8" draw:layer="layout" svg:width="6.561cm" svg:height="1.057cm" svg:x="9.525cm" svg:y="4.02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3" draw:text-style-name="P9" draw:layer="layout" svg:x1="9.525cm" svg:y1="4.656cm" svg:x2="10.16cm" svg:y2="4.021cm">
          <text:p/>
        </draw:line>
        <draw:line draw:name="Straight Connector 31" draw:style-name="gr3" draw:text-style-name="P9" draw:layer="layout" svg:x1="15.663cm" svg:y1="5.08cm" svg:x2="16.086cm" svg:y2="4.656cm">
          <text:p/>
        </draw:line>
        <draw:line draw:name="Straight Connector 33" draw:style-name="gr3" draw:text-style-name="P9" draw:layer="layout" svg:x1="9.948cm" svg:y1="5.08cm" svg:x2="11.006cm" svg:y2="4.021cm">
          <text:p/>
        </draw:line>
        <draw:line draw:name="Straight Connector 34" draw:style-name="gr3" draw:text-style-name="P9" draw:layer="layout" svg:x1="10.795cm" svg:y1="5.08cm" svg:x2="11.853cm" svg:y2="4.021cm">
          <text:p/>
        </draw:line>
        <draw:line draw:name="Straight Connector 36" draw:style-name="gr3" draw:text-style-name="P9" draw:layer="layout" svg:x1="11.641cm" svg:y1="5.08cm" svg:x2="12.7cm" svg:y2="4.021cm">
          <text:p/>
        </draw:line>
        <draw:line draw:name="Straight Connector 38" draw:style-name="gr3" draw:text-style-name="P9" draw:layer="layout" svg:x1="12.488cm" svg:y1="5.08cm" svg:x2="13.546cm" svg:y2="4.021cm">
          <text:p/>
        </draw:line>
        <draw:line draw:name="Straight Connector 40" draw:style-name="gr3" draw:text-style-name="P9" draw:layer="layout" svg:x1="14.181cm" svg:y1="5.08cm" svg:x2="15.24cm" svg:y2="4.021cm">
          <text:p/>
        </draw:line>
        <draw:line draw:name="Straight Connector 42" draw:style-name="gr3" draw:text-style-name="P9" draw:layer="layout" svg:x1="13.335cm" svg:y1="5.08cm" svg:x2="14.393cm" svg:y2="4.021cm">
          <text:p/>
        </draw:line>
        <draw:line draw:name="Straight Connector 44" draw:style-name="gr3" draw:text-style-name="P9" draw:layer="layout" svg:x1="15.028cm" svg:y1="5.08cm" svg:x2="16.086cm" svg:y2="4.021cm">
          <text:p/>
        </draw:line>
        <draw:line draw:name="Straight Connector 46" draw:style-name="gr3" draw:text-style-name="P9" draw:layer="layout" svg:x1="1.905cm" svg:y1="4.233cm" svg:x2="2.116cm" svg:y2="4.021cm">
          <text:p/>
        </draw:line>
        <draw:line draw:name="Straight Connector 52" draw:style-name="gr3" draw:text-style-name="P9" draw:layer="layout" svg:x1="8.255cm" svg:y1="5.08cm" svg:x2="8.466cm" svg:y2="4.868cm">
          <text:p/>
        </draw:line>
        <draw:custom-shape draw:name="Rectangle 53" draw:style-name="gr2" draw:text-style-name="P8" draw:layer="layout" svg:width="6.561cm" svg:height="1.057cm" svg:x="1.905cm" svg:y="6.3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3" draw:text-style-name="P9" draw:layer="layout" svg:x1="1.905cm" svg:y1="6.985cm" svg:x2="2.54cm" svg:y2="6.35cm">
          <text:p/>
        </draw:line>
        <draw:line draw:name="Straight Connector 55" draw:style-name="gr3" draw:text-style-name="P9" draw:layer="layout" svg:x1="1.905cm" svg:y1="7.408cm" svg:x2="2.963cm" svg:y2="6.35cm">
          <text:p/>
        </draw:line>
        <draw:line draw:name="Straight Connector 56" draw:style-name="gr3" draw:text-style-name="P9" draw:layer="layout" svg:x1="7.831cm" svg:y1="7.408cm" svg:x2="8.466cm" svg:y2="6.773cm">
          <text:p/>
        </draw:line>
        <draw:line draw:name="Straight Connector 57" draw:style-name="gr3" draw:text-style-name="P9" draw:layer="layout" svg:x1="2.751cm" svg:y1="7.408cm" svg:x2="3.81cm" svg:y2="6.35cm">
          <text:p/>
        </draw:line>
        <draw:line draw:name="Straight Connector 58" draw:style-name="gr3" draw:text-style-name="P9" draw:layer="layout" svg:x1="2.328cm" svg:y1="7.408cm" svg:x2="3.386cm" svg:y2="6.35cm">
          <text:p/>
        </draw:line>
        <draw:line draw:name="Straight Connector 59" draw:style-name="gr3" draw:text-style-name="P9" draw:layer="layout" svg:x1="3.175cm" svg:y1="7.408cm" svg:x2="4.233cm" svg:y2="6.35cm">
          <text:p/>
        </draw:line>
        <draw:line draw:name="Straight Connector 60" draw:style-name="gr3" draw:text-style-name="P9" draw:layer="layout" svg:x1="3.598cm" svg:y1="7.408cm" svg:x2="4.656cm" svg:y2="6.35cm">
          <text:p/>
        </draw:line>
        <draw:line draw:name="Straight Connector 61" draw:style-name="gr3" draw:text-style-name="P9" draw:layer="layout" svg:x1="4.021cm" svg:y1="7.408cm" svg:x2="5.08cm" svg:y2="6.35cm">
          <text:p/>
        </draw:line>
        <draw:line draw:name="Straight Connector 62" draw:style-name="gr3" draw:text-style-name="P9" draw:layer="layout" svg:x1="4.445cm" svg:y1="7.408cm" svg:x2="5.503cm" svg:y2="6.35cm">
          <text:p/>
        </draw:line>
        <draw:line draw:name="Straight Connector 63" draw:style-name="gr3" draw:text-style-name="P9" draw:layer="layout" svg:x1="4.868cm" svg:y1="7.408cm" svg:x2="5.926cm" svg:y2="6.35cm">
          <text:p/>
        </draw:line>
        <draw:line draw:name="Straight Connector 64" draw:style-name="gr3" draw:text-style-name="P9" draw:layer="layout" svg:x1="6.138cm" svg:y1="7.408cm" svg:x2="7.196cm" svg:y2="6.35cm">
          <text:p/>
        </draw:line>
        <draw:line draw:name="Straight Connector 65" draw:style-name="gr3" draw:text-style-name="P9" draw:layer="layout" svg:x1="6.561cm" svg:y1="7.408cm" svg:x2="7.62cm" svg:y2="6.35cm">
          <text:p/>
        </draw:line>
        <draw:line draw:name="Straight Connector 66" draw:style-name="gr3" draw:text-style-name="P9" draw:layer="layout" svg:x1="5.291cm" svg:y1="7.408cm" svg:x2="6.35cm" svg:y2="6.35cm">
          <text:p/>
        </draw:line>
        <draw:line draw:name="Straight Connector 67" draw:style-name="gr3" draw:text-style-name="P9" draw:layer="layout" svg:x1="5.715cm" svg:y1="7.408cm" svg:x2="6.773cm" svg:y2="6.35cm">
          <text:p/>
        </draw:line>
        <draw:line draw:name="Straight Connector 68" draw:style-name="gr3" draw:text-style-name="P9" draw:layer="layout" svg:x1="6.985cm" svg:y1="7.408cm" svg:x2="8.043cm" svg:y2="6.35cm">
          <text:p/>
        </draw:line>
        <draw:line draw:name="Straight Connector 69" draw:style-name="gr3" draw:text-style-name="P9" draw:layer="layout" svg:x1="7.408cm" svg:y1="7.408cm" svg:x2="8.466cm" svg:y2="6.35cm">
          <text:p/>
        </draw:line>
        <draw:custom-shape draw:name="Rectangle 70" draw:style-name="gr2" draw:text-style-name="P8" draw:layer="layout" svg:width="6.561cm" svg:height="1.057cm" svg:x="9.525cm" svg:y="6.3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1" draw:style-name="gr3" draw:text-style-name="P9" draw:layer="layout" svg:x1="9.525cm" svg:y1="6.985cm" svg:x2="10.16cm" svg:y2="6.35cm">
          <text:p/>
        </draw:line>
        <draw:line draw:name="Straight Connector 72" draw:style-name="gr3" draw:text-style-name="P9" draw:layer="layout" svg:x1="15.663cm" svg:y1="7.408cm" svg:x2="16.086cm" svg:y2="6.985cm">
          <text:p/>
        </draw:line>
        <draw:line draw:name="Straight Connector 73" draw:style-name="gr3" draw:text-style-name="P9" draw:layer="layout" svg:x1="9.948cm" svg:y1="7.408cm" svg:x2="11.006cm" svg:y2="6.35cm">
          <text:p/>
        </draw:line>
        <draw:line draw:name="Straight Connector 74" draw:style-name="gr3" draw:text-style-name="P9" draw:layer="layout" svg:x1="10.795cm" svg:y1="7.408cm" svg:x2="11.853cm" svg:y2="6.35cm">
          <text:p/>
        </draw:line>
        <draw:line draw:name="Straight Connector 75" draw:style-name="gr3" draw:text-style-name="P9" draw:layer="layout" svg:x1="11.641cm" svg:y1="7.408cm" svg:x2="12.7cm" svg:y2="6.35cm">
          <text:p/>
        </draw:line>
        <draw:line draw:name="Straight Connector 76" draw:style-name="gr3" draw:text-style-name="P9" draw:layer="layout" svg:x1="12.488cm" svg:y1="7.408cm" svg:x2="13.546cm" svg:y2="6.35cm">
          <text:p/>
        </draw:line>
        <draw:line draw:name="Straight Connector 77" draw:style-name="gr3" draw:text-style-name="P9" draw:layer="layout" svg:x1="14.181cm" svg:y1="7.408cm" svg:x2="15.24cm" svg:y2="6.35cm">
          <text:p/>
        </draw:line>
        <draw:line draw:name="Straight Connector 78" draw:style-name="gr3" draw:text-style-name="P9" draw:layer="layout" svg:x1="13.335cm" svg:y1="7.408cm" svg:x2="14.393cm" svg:y2="6.35cm">
          <text:p/>
        </draw:line>
        <draw:line draw:name="Straight Connector 79" draw:style-name="gr3" draw:text-style-name="P9" draw:layer="layout" svg:x1="15.028cm" svg:y1="7.408cm" svg:x2="16.086cm" svg:y2="6.35cm">
          <text:p/>
        </draw:line>
        <draw:line draw:name="Straight Connector 80" draw:style-name="gr3" draw:text-style-name="P9" draw:layer="layout" svg:x1="1.905cm" svg:y1="6.561cm" svg:x2="2.116cm" svg:y2="6.35cm">
          <text:p/>
        </draw:line>
        <draw:line draw:name="Straight Connector 81" draw:style-name="gr3" draw:text-style-name="P9" draw:layer="layout" svg:x1="8.255cm" svg:y1="7.408cm" svg:x2="8.466cm" svg:y2="7.196cm">
          <text:p/>
        </draw:line>
        <draw:custom-shape draw:name="Rectangle 82" draw:style-name="gr4" draw:text-style-name="P8" draw:layer="layout" svg:width="14.181cm" svg:height="1.057cm" svg:x="1.903cm" svg:y="8.255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3" draw:style-name="gr5" draw:text-style-name="P9" draw:layer="layout" svg:x1="16.086cm" svg:y1="8.89cm" svg:x2="15.451cm" svg:y2="8.255cm">
          <text:p/>
        </draw:line>
        <draw:line draw:name="Straight Connector 84" draw:style-name="gr5" draw:text-style-name="P9" draw:layer="layout" svg:x1="16.086cm" svg:y1="9.313cm" svg:x2="15.028cm" svg:y2="8.255cm">
          <text:p/>
        </draw:line>
        <draw:line draw:name="Straight Connector 85" draw:style-name="gr5" draw:text-style-name="P9" draw:layer="layout" svg:x1="2.54cm" svg:y1="9.313cm" svg:x2="1.905cm" svg:y2="8.678cm">
          <text:p/>
        </draw:line>
        <draw:line draw:name="Straight Connector 86" draw:style-name="gr5" draw:text-style-name="P9" draw:layer="layout" svg:x1="15.24cm" svg:y1="9.313cm" svg:x2="14.181cm" svg:y2="8.255cm">
          <text:p/>
        </draw:line>
        <draw:line draw:name="Straight Connector 87" draw:style-name="gr5" draw:text-style-name="P9" draw:layer="layout" svg:x1="15.663cm" svg:y1="9.313cm" svg:x2="14.605cm" svg:y2="8.255cm">
          <text:p/>
        </draw:line>
        <draw:line draw:name="Straight Connector 88" draw:style-name="gr5" draw:text-style-name="P9" draw:layer="layout" svg:x1="14.816cm" svg:y1="9.313cm" svg:x2="13.758cm" svg:y2="8.255cm">
          <text:p/>
        </draw:line>
        <draw:line draw:name="Straight Connector 89" draw:style-name="gr5" draw:text-style-name="P9" draw:layer="layout" svg:x1="14.393cm" svg:y1="9.313cm" svg:x2="13.335cm" svg:y2="8.255cm">
          <text:p/>
        </draw:line>
        <draw:line draw:name="Straight Connector 90" draw:style-name="gr5" draw:text-style-name="P9" draw:layer="layout" svg:x1="13.97cm" svg:y1="9.313cm" svg:x2="12.911cm" svg:y2="8.255cm">
          <text:p/>
        </draw:line>
        <draw:line draw:name="Straight Connector 91" draw:style-name="gr5" draw:text-style-name="P9" draw:layer="layout" svg:x1="13.546cm" svg:y1="9.313cm" svg:x2="12.488cm" svg:y2="8.255cm">
          <text:p/>
        </draw:line>
        <draw:line draw:name="Straight Connector 92" draw:style-name="gr5" draw:text-style-name="P9" draw:layer="layout" svg:x1="13.123cm" svg:y1="9.313cm" svg:x2="12.065cm" svg:y2="8.255cm">
          <text:p/>
        </draw:line>
        <draw:line draw:name="Straight Connector 93" draw:style-name="gr5" draw:text-style-name="P9" draw:layer="layout" svg:x1="11.853cm" svg:y1="9.313cm" svg:x2="10.795cm" svg:y2="8.255cm">
          <text:p/>
        </draw:line>
        <draw:line draw:name="Straight Connector 94" draw:style-name="gr5" draw:text-style-name="P9" draw:layer="layout" svg:x1="11.43cm" svg:y1="9.313cm" svg:x2="10.371cm" svg:y2="8.255cm">
          <text:p/>
        </draw:line>
        <draw:line draw:name="Straight Connector 95" draw:style-name="gr5" draw:text-style-name="P9" draw:layer="layout" svg:x1="12.7cm" svg:y1="9.313cm" svg:x2="11.641cm" svg:y2="8.255cm">
          <text:p/>
        </draw:line>
        <draw:line draw:name="Straight Connector 96" draw:style-name="gr5" draw:text-style-name="P9" draw:layer="layout" svg:x1="12.276cm" svg:y1="9.313cm" svg:x2="11.218cm" svg:y2="8.255cm">
          <text:p/>
        </draw:line>
        <draw:line draw:name="Straight Connector 97" draw:style-name="gr5" draw:text-style-name="P9" draw:layer="layout" svg:x1="11.006cm" svg:y1="9.313cm" svg:x2="9.948cm" svg:y2="8.255cm">
          <text:p/>
        </draw:line>
        <draw:line draw:name="Straight Connector 98" draw:style-name="gr5" draw:text-style-name="P9" draw:layer="layout" svg:x1="10.583cm" svg:y1="9.313cm" svg:x2="9.525cm" svg:y2="8.255cm">
          <text:p/>
        </draw:line>
        <draw:line draw:name="Straight Connector 99" draw:style-name="gr5" draw:text-style-name="P9" draw:layer="layout" svg:x1="16.086cm" svg:y1="8.466cm" svg:x2="15.875cm" svg:y2="8.255cm">
          <text:p/>
        </draw:line>
        <draw:line draw:name="Straight Connector 100" draw:style-name="gr5" draw:text-style-name="P9" draw:layer="layout" svg:x1="2.116cm" svg:y1="9.313cm" svg:x2="1.905cm" svg:y2="9.101cm">
          <text:p/>
        </draw:line>
        <draw:line draw:name="Straight Connector 102" draw:style-name="gr5" draw:text-style-name="P9" draw:layer="layout" svg:x1="10.16cm" svg:y1="9.313cm" svg:x2="9.101cm" svg:y2="8.255cm">
          <text:p/>
        </draw:line>
        <draw:line draw:name="Straight Connector 103" draw:style-name="gr5" draw:text-style-name="P9" draw:layer="layout" svg:x1="9.313cm" svg:y1="9.313cm" svg:x2="8.255cm" svg:y2="8.255cm">
          <text:p/>
        </draw:line>
        <draw:line draw:name="Straight Connector 104" draw:style-name="gr5" draw:text-style-name="P9" draw:layer="layout" svg:x1="9.736cm" svg:y1="9.313cm" svg:x2="8.678cm" svg:y2="8.255cm">
          <text:p/>
        </draw:line>
        <draw:line draw:name="Straight Connector 105" draw:style-name="gr5" draw:text-style-name="P9" draw:layer="layout" svg:x1="8.89cm" svg:y1="9.313cm" svg:x2="7.831cm" svg:y2="8.255cm">
          <text:p/>
        </draw:line>
        <draw:line draw:name="Straight Connector 106" draw:style-name="gr5" draw:text-style-name="P9" draw:layer="layout" svg:x1="8.466cm" svg:y1="9.313cm" svg:x2="7.408cm" svg:y2="8.255cm">
          <text:p/>
        </draw:line>
        <draw:line draw:name="Straight Connector 107" draw:style-name="gr5" draw:text-style-name="P9" draw:layer="layout" svg:x1="8.043cm" svg:y1="9.313cm" svg:x2="6.985cm" svg:y2="8.255cm">
          <text:p/>
        </draw:line>
        <draw:line draw:name="Straight Connector 108" draw:style-name="gr5" draw:text-style-name="P9" draw:layer="layout" svg:x1="7.62cm" svg:y1="9.313cm" svg:x2="6.561cm" svg:y2="8.255cm">
          <text:p/>
        </draw:line>
        <draw:line draw:name="Straight Connector 109" draw:style-name="gr5" draw:text-style-name="P9" draw:layer="layout" svg:x1="7.196cm" svg:y1="9.313cm" svg:x2="6.138cm" svg:y2="8.255cm">
          <text:p/>
        </draw:line>
        <draw:line draw:name="Straight Connector 110" draw:style-name="gr5" draw:text-style-name="P9" draw:layer="layout" svg:x1="5.926cm" svg:y1="9.313cm" svg:x2="4.868cm" svg:y2="8.255cm">
          <text:p/>
        </draw:line>
        <draw:line draw:name="Straight Connector 111" draw:style-name="gr5" draw:text-style-name="P9" draw:layer="layout" svg:x1="5.503cm" svg:y1="9.313cm" svg:x2="4.445cm" svg:y2="8.255cm">
          <text:p/>
        </draw:line>
        <draw:line draw:name="Straight Connector 112" draw:style-name="gr5" draw:text-style-name="P9" draw:layer="layout" svg:x1="6.773cm" svg:y1="9.313cm" svg:x2="5.715cm" svg:y2="8.255cm">
          <text:p/>
        </draw:line>
        <draw:line draw:name="Straight Connector 113" draw:style-name="gr5" draw:text-style-name="P9" draw:layer="layout" svg:x1="6.35cm" svg:y1="9.313cm" svg:x2="5.291cm" svg:y2="8.255cm">
          <text:p/>
        </draw:line>
        <draw:line draw:name="Straight Connector 114" draw:style-name="gr5" draw:text-style-name="P9" draw:layer="layout" svg:x1="5.08cm" svg:y1="9.313cm" svg:x2="4.021cm" svg:y2="8.255cm">
          <text:p/>
        </draw:line>
        <draw:line draw:name="Straight Connector 115" draw:style-name="gr5" draw:text-style-name="P9" draw:layer="layout" svg:x1="4.656cm" svg:y1="9.313cm" svg:x2="3.598cm" svg:y2="8.255cm">
          <text:p/>
        </draw:line>
        <draw:line draw:name="Straight Connector 119" draw:style-name="gr5" draw:text-style-name="P9" draw:layer="layout" svg:x1="3.81cm" svg:y1="9.313cm" svg:x2="2.751cm" svg:y2="8.255cm">
          <text:p/>
        </draw:line>
        <draw:line draw:name="Straight Connector 120" draw:style-name="gr5" draw:text-style-name="P9" draw:layer="layout" svg:x1="4.233cm" svg:y1="9.313cm" svg:x2="3.175cm" svg:y2="8.255cm">
          <text:p/>
        </draw:line>
        <draw:line draw:name="Straight Connector 121" draw:style-name="gr5" draw:text-style-name="P9" draw:layer="layout" svg:x1="3.386cm" svg:y1="9.313cm" svg:x2="2.328cm" svg:y2="8.255cm">
          <text:p/>
        </draw:line>
        <draw:line draw:name="Straight Connector 122" draw:style-name="gr5" draw:text-style-name="P9" draw:layer="layout" svg:x1="2.963cm" svg:y1="9.313cm" svg:x2="1.905cm" svg:y2="8.255cm">
          <text:p/>
        </draw:line>
        <draw:custom-shape draw:name="Rectangle 133" draw:style-name="gr4" draw:text-style-name="P8" draw:layer="layout" svg:width="14.181cm" svg:height="1.057cm" svg:x="1.903cm" svg:y="10.372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4" draw:style-name="gr5" draw:text-style-name="P9" draw:layer="layout" svg:x1="16.086cm" svg:y1="11.006cm" svg:x2="15.451cm" svg:y2="10.371cm">
          <text:p/>
        </draw:line>
        <draw:line draw:name="Straight Connector 135" draw:style-name="gr5" draw:text-style-name="P9" draw:layer="layout" svg:x1="16.086cm" svg:y1="11.43cm" svg:x2="15.028cm" svg:y2="10.371cm">
          <text:p/>
        </draw:line>
        <draw:line draw:name="Straight Connector 136" draw:style-name="gr5" draw:text-style-name="P9" draw:layer="layout" svg:x1="2.54cm" svg:y1="11.43cm" svg:x2="1.905cm" svg:y2="10.795cm">
          <text:p/>
        </draw:line>
        <draw:line draw:name="Straight Connector 137" draw:style-name="gr5" draw:text-style-name="P9" draw:layer="layout" svg:x1="15.24cm" svg:y1="11.43cm" svg:x2="14.181cm" svg:y2="10.371cm">
          <text:p/>
        </draw:line>
        <draw:line draw:name="Straight Connector 138" draw:style-name="gr5" draw:text-style-name="P9" draw:layer="layout" svg:x1="15.663cm" svg:y1="11.43cm" svg:x2="14.605cm" svg:y2="10.371cm">
          <text:p/>
        </draw:line>
        <draw:line draw:name="Straight Connector 139" draw:style-name="gr5" draw:text-style-name="P9" draw:layer="layout" svg:x1="14.816cm" svg:y1="11.43cm" svg:x2="13.758cm" svg:y2="10.371cm">
          <text:p/>
        </draw:line>
        <draw:line draw:name="Straight Connector 140" draw:style-name="gr5" draw:text-style-name="P9" draw:layer="layout" svg:x1="14.393cm" svg:y1="11.43cm" svg:x2="13.335cm" svg:y2="10.371cm">
          <text:p/>
        </draw:line>
        <draw:line draw:name="Straight Connector 141" draw:style-name="gr5" draw:text-style-name="P9" draw:layer="layout" svg:x1="13.97cm" svg:y1="11.43cm" svg:x2="12.911cm" svg:y2="10.371cm">
          <text:p/>
        </draw:line>
        <draw:line draw:name="Straight Connector 142" draw:style-name="gr5" draw:text-style-name="P9" draw:layer="layout" svg:x1="13.546cm" svg:y1="11.43cm" svg:x2="12.488cm" svg:y2="10.371cm">
          <text:p/>
        </draw:line>
        <draw:line draw:name="Straight Connector 143" draw:style-name="gr5" draw:text-style-name="P9" draw:layer="layout" svg:x1="13.123cm" svg:y1="11.43cm" svg:x2="12.065cm" svg:y2="10.371cm">
          <text:p/>
        </draw:line>
        <draw:line draw:name="Straight Connector 144" draw:style-name="gr5" draw:text-style-name="P9" draw:layer="layout" svg:x1="11.853cm" svg:y1="11.43cm" svg:x2="10.795cm" svg:y2="10.371cm">
          <text:p/>
        </draw:line>
        <draw:line draw:name="Straight Connector 145" draw:style-name="gr5" draw:text-style-name="P9" draw:layer="layout" svg:x1="11.43cm" svg:y1="11.43cm" svg:x2="10.371cm" svg:y2="10.371cm">
          <text:p/>
        </draw:line>
        <draw:line draw:name="Straight Connector 146" draw:style-name="gr5" draw:text-style-name="P9" draw:layer="layout" svg:x1="12.7cm" svg:y1="11.43cm" svg:x2="11.641cm" svg:y2="10.371cm">
          <text:p/>
        </draw:line>
        <draw:line draw:name="Straight Connector 147" draw:style-name="gr5" draw:text-style-name="P9" draw:layer="layout" svg:x1="12.276cm" svg:y1="11.43cm" svg:x2="11.218cm" svg:y2="10.371cm">
          <text:p/>
        </draw:line>
        <draw:line draw:name="Straight Connector 148" draw:style-name="gr5" draw:text-style-name="P9" draw:layer="layout" svg:x1="11.006cm" svg:y1="11.43cm" svg:x2="9.948cm" svg:y2="10.371cm">
          <text:p/>
        </draw:line>
        <draw:line draw:name="Straight Connector 149" draw:style-name="gr5" draw:text-style-name="P9" draw:layer="layout" svg:x1="10.583cm" svg:y1="11.43cm" svg:x2="9.525cm" svg:y2="10.371cm">
          <text:p/>
        </draw:line>
        <draw:line draw:name="Straight Connector 150" draw:style-name="gr5" draw:text-style-name="P9" draw:layer="layout" svg:x1="16.086cm" svg:y1="10.583cm" svg:x2="15.875cm" svg:y2="10.371cm">
          <text:p/>
        </draw:line>
        <draw:line draw:name="Straight Connector 151" draw:style-name="gr5" draw:text-style-name="P9" draw:layer="layout" svg:x1="2.116cm" svg:y1="11.43cm" svg:x2="1.905cm" svg:y2="11.218cm">
          <text:p/>
        </draw:line>
        <draw:line draw:name="Straight Connector 152" draw:style-name="gr5" draw:text-style-name="P9" draw:layer="layout" svg:x1="10.16cm" svg:y1="11.43cm" svg:x2="9.101cm" svg:y2="10.371cm">
          <text:p/>
        </draw:line>
        <draw:line draw:name="Straight Connector 153" draw:style-name="gr5" draw:text-style-name="P9" draw:layer="layout" svg:x1="9.313cm" svg:y1="11.43cm" svg:x2="8.255cm" svg:y2="10.371cm">
          <text:p/>
        </draw:line>
        <draw:line draw:name="Straight Connector 154" draw:style-name="gr5" draw:text-style-name="P9" draw:layer="layout" svg:x1="9.736cm" svg:y1="11.43cm" svg:x2="8.678cm" svg:y2="10.371cm">
          <text:p/>
        </draw:line>
        <draw:line draw:name="Straight Connector 155" draw:style-name="gr5" draw:text-style-name="P9" draw:layer="layout" svg:x1="8.89cm" svg:y1="11.43cm" svg:x2="7.831cm" svg:y2="10.371cm">
          <text:p/>
        </draw:line>
        <draw:line draw:name="Straight Connector 156" draw:style-name="gr5" draw:text-style-name="P9" draw:layer="layout" svg:x1="8.466cm" svg:y1="11.43cm" svg:x2="7.408cm" svg:y2="10.371cm">
          <text:p/>
        </draw:line>
        <draw:line draw:name="Straight Connector 157" draw:style-name="gr5" draw:text-style-name="P9" draw:layer="layout" svg:x1="8.043cm" svg:y1="11.43cm" svg:x2="6.985cm" svg:y2="10.371cm">
          <text:p/>
        </draw:line>
        <draw:line draw:name="Straight Connector 158" draw:style-name="gr5" draw:text-style-name="P9" draw:layer="layout" svg:x1="7.62cm" svg:y1="11.43cm" svg:x2="6.561cm" svg:y2="10.371cm">
          <text:p/>
        </draw:line>
        <draw:line draw:name="Straight Connector 159" draw:style-name="gr5" draw:text-style-name="P9" draw:layer="layout" svg:x1="7.196cm" svg:y1="11.43cm" svg:x2="6.138cm" svg:y2="10.371cm">
          <text:p/>
        </draw:line>
        <draw:line draw:name="Straight Connector 160" draw:style-name="gr5" draw:text-style-name="P9" draw:layer="layout" svg:x1="5.926cm" svg:y1="11.43cm" svg:x2="4.868cm" svg:y2="10.371cm">
          <text:p/>
        </draw:line>
        <draw:line draw:name="Straight Connector 161" draw:style-name="gr5" draw:text-style-name="P9" draw:layer="layout" svg:x1="5.503cm" svg:y1="11.43cm" svg:x2="4.445cm" svg:y2="10.371cm">
          <text:p/>
        </draw:line>
        <draw:line draw:name="Straight Connector 162" draw:style-name="gr5" draw:text-style-name="P9" draw:layer="layout" svg:x1="6.773cm" svg:y1="11.43cm" svg:x2="5.715cm" svg:y2="10.371cm">
          <text:p/>
        </draw:line>
        <draw:line draw:name="Straight Connector 163" draw:style-name="gr5" draw:text-style-name="P9" draw:layer="layout" svg:x1="6.35cm" svg:y1="11.43cm" svg:x2="5.291cm" svg:y2="10.371cm">
          <text:p/>
        </draw:line>
        <draw:line draw:name="Straight Connector 164" draw:style-name="gr5" draw:text-style-name="P9" draw:layer="layout" svg:x1="5.08cm" svg:y1="11.43cm" svg:x2="4.021cm" svg:y2="10.371cm">
          <text:p/>
        </draw:line>
        <draw:line draw:name="Straight Connector 165" draw:style-name="gr5" draw:text-style-name="P9" draw:layer="layout" svg:x1="4.656cm" svg:y1="11.43cm" svg:x2="3.598cm" svg:y2="10.371cm">
          <text:p/>
        </draw:line>
        <draw:line draw:name="Straight Connector 166" draw:style-name="gr5" draw:text-style-name="P9" draw:layer="layout" svg:x1="3.81cm" svg:y1="11.43cm" svg:x2="2.751cm" svg:y2="10.371cm">
          <text:p/>
        </draw:line>
        <draw:line draw:name="Straight Connector 167" draw:style-name="gr5" draw:text-style-name="P9" draw:layer="layout" svg:x1="4.233cm" svg:y1="11.43cm" svg:x2="3.175cm" svg:y2="10.371cm">
          <text:p/>
        </draw:line>
        <draw:line draw:name="Straight Connector 168" draw:style-name="gr5" draw:text-style-name="P9" draw:layer="layout" svg:x1="3.386cm" svg:y1="11.43cm" svg:x2="2.328cm" svg:y2="10.371cm">
          <text:p/>
        </draw:line>
        <draw:line draw:name="Straight Connector 169" draw:style-name="gr5" draw:text-style-name="P9" draw:layer="layout" svg:x1="2.963cm" svg:y1="11.43cm" svg:x2="1.905cm" svg:y2="10.371cm">
          <text:p/>
        </draw:line>
        <draw:custom-shape draw:name="Rectangle 171" draw:style-name="gr6" draw:text-style-name="P8" draw:layer="layout" svg:width="6.561cm" svg:height="1.057cm" svg:x="2.752cm" svg:y="15.02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3" draw:style-name="gr7" draw:text-style-name="P9" draw:layer="layout" svg:x1="2.963cm" svg:y1="15.032cm" svg:x2="2.958cm" svg:y2="16.091cm">
          <text:p/>
        </draw:line>
        <draw:line draw:name="Straight Connector 174" draw:style-name="gr7" draw:text-style-name="P9" draw:layer="layout" svg:x1="3.179cm" svg:y1="15.028cm" svg:x2="3.175cm" svg:y2="16.086cm">
          <text:p/>
        </draw:line>
        <draw:line draw:name="Straight Connector 175" draw:style-name="gr7" draw:text-style-name="P9" draw:layer="layout" svg:x1="3.386cm" svg:y1="15.032cm" svg:x2="3.382cm" svg:y2="16.091cm">
          <text:p/>
        </draw:line>
        <draw:line draw:name="Straight Connector 176" draw:style-name="gr7" draw:text-style-name="P9" draw:layer="layout" svg:x1="3.602cm" svg:y1="15.028cm" svg:x2="3.598cm" svg:y2="16.086cm">
          <text:p/>
        </draw:line>
        <draw:line draw:name="Straight Connector 177" draw:style-name="gr7" draw:text-style-name="P9" draw:layer="layout" svg:x1="3.805cm" svg:y1="15.032cm" svg:x2="3.801cm" svg:y2="16.091cm">
          <text:p/>
        </draw:line>
        <draw:line draw:name="Straight Connector 178" draw:style-name="gr7" draw:text-style-name="P9" draw:layer="layout" svg:x1="4.021cm" svg:y1="15.028cm" svg:x2="4.017cm" svg:y2="16.086cm">
          <text:p/>
        </draw:line>
        <draw:line draw:name="Straight Connector 179" draw:style-name="gr7" draw:text-style-name="P9" draw:layer="layout" svg:x1="4.228cm" svg:y1="15.032cm" svg:x2="4.224cm" svg:y2="16.091cm">
          <text:p/>
        </draw:line>
        <draw:line draw:name="Straight Connector 180" draw:style-name="gr7" draw:text-style-name="P9" draw:layer="layout" svg:x1="4.445cm" svg:y1="15.028cm" svg:x2="4.44cm" svg:y2="16.086cm">
          <text:p/>
        </draw:line>
        <draw:line draw:name="Straight Connector 181" draw:style-name="gr7" draw:text-style-name="P9" draw:layer="layout" svg:x1="4.661cm" svg:y1="15.032cm" svg:x2="4.656cm" svg:y2="16.091cm">
          <text:p/>
        </draw:line>
        <draw:line draw:name="Straight Connector 182" draw:style-name="gr7" draw:text-style-name="P9" draw:layer="layout" svg:x1="4.877cm" svg:y1="15.028cm" svg:x2="4.872cm" svg:y2="16.086cm">
          <text:p/>
        </draw:line>
        <draw:line draw:name="Straight Connector 183" draw:style-name="gr7" draw:text-style-name="P9" draw:layer="layout" svg:x1="5.084cm" svg:y1="15.032cm" svg:x2="5.08cm" svg:y2="16.091cm">
          <text:p/>
        </draw:line>
        <draw:line draw:name="Straight Connector 184" draw:style-name="gr7" draw:text-style-name="P9" draw:layer="layout" svg:x1="5.3cm" svg:y1="15.028cm" svg:x2="5.296cm" svg:y2="16.086cm">
          <text:p/>
        </draw:line>
        <draw:line draw:name="Straight Connector 185" draw:style-name="gr7" draw:text-style-name="P9" draw:layer="layout" svg:x1="5.503cm" svg:y1="15.032cm" svg:x2="5.498cm" svg:y2="16.091cm">
          <text:p/>
        </draw:line>
        <draw:line draw:name="Straight Connector 186" draw:style-name="gr7" draw:text-style-name="P9" draw:layer="layout" svg:x1="5.719cm" svg:y1="15.028cm" svg:x2="5.715cm" svg:y2="16.086cm">
          <text:p/>
        </draw:line>
        <draw:line draw:name="Straight Connector 187" draw:style-name="gr7" draw:text-style-name="P9" draw:layer="layout" svg:x1="5.926cm" svg:y1="15.032cm" svg:x2="5.922cm" svg:y2="16.091cm">
          <text:p/>
        </draw:line>
        <draw:line draw:name="Straight Connector 188" draw:style-name="gr7" draw:text-style-name="P9" draw:layer="layout" svg:x1="6.142cm" svg:y1="15.028cm" svg:x2="6.138cm" svg:y2="16.086cm">
          <text:p/>
        </draw:line>
        <draw:line draw:name="Straight Connector 189" draw:style-name="gr7" draw:text-style-name="P9" draw:layer="layout" svg:x1="6.354cm" svg:y1="15.032cm" svg:x2="6.35cm" svg:y2="16.091cm">
          <text:p/>
        </draw:line>
        <draw:line draw:name="Straight Connector 190" draw:style-name="gr7" draw:text-style-name="P9" draw:layer="layout" svg:x1="6.57cm" svg:y1="15.028cm" svg:x2="6.566cm" svg:y2="16.086cm">
          <text:p/>
        </draw:line>
        <draw:line draw:name="Straight Connector 191" draw:style-name="gr7" draw:text-style-name="P9" draw:layer="layout" svg:x1="6.777cm" svg:y1="15.032cm" svg:x2="6.773cm" svg:y2="16.091cm">
          <text:p/>
        </draw:line>
        <draw:line draw:name="Straight Connector 192" draw:style-name="gr7" draw:text-style-name="P9" draw:layer="layout" svg:x1="6.993cm" svg:y1="15.028cm" svg:x2="6.989cm" svg:y2="16.086cm">
          <text:p/>
        </draw:line>
        <draw:line draw:name="Straight Connector 193" draw:style-name="gr7" draw:text-style-name="P9" draw:layer="layout" svg:x1="7.196cm" svg:y1="15.032cm" svg:x2="7.192cm" svg:y2="16.091cm">
          <text:p/>
        </draw:line>
        <draw:line draw:name="Straight Connector 194" draw:style-name="gr7" draw:text-style-name="P9" draw:layer="layout" svg:x1="7.412cm" svg:y1="15.028cm" svg:x2="7.408cm" svg:y2="16.086cm">
          <text:p/>
        </draw:line>
        <draw:line draw:name="Straight Connector 195" draw:style-name="gr7" draw:text-style-name="P9" draw:layer="layout" svg:x1="7.62cm" svg:y1="15.032cm" svg:x2="7.615cm" svg:y2="16.091cm">
          <text:p/>
        </draw:line>
        <draw:line draw:name="Straight Connector 196" draw:style-name="gr7" draw:text-style-name="P9" draw:layer="layout" svg:x1="7.836cm" svg:y1="15.028cm" svg:x2="7.831cm" svg:y2="16.086cm">
          <text:p/>
        </draw:line>
        <draw:line draw:name="Straight Connector 197" draw:style-name="gr7" draw:text-style-name="P9" draw:layer="layout" svg:x1="8.052cm" svg:y1="15.032cm" svg:x2="8.047cm" svg:y2="16.091cm">
          <text:p/>
        </draw:line>
        <draw:line draw:name="Straight Connector 198" draw:style-name="gr7" draw:text-style-name="P9" draw:layer="layout" svg:x1="8.268cm" svg:y1="15.028cm" svg:x2="8.263cm" svg:y2="16.086cm">
          <text:p/>
        </draw:line>
        <draw:line draw:name="Straight Connector 199" draw:style-name="gr7" draw:text-style-name="P9" draw:layer="layout" svg:x1="8.475cm" svg:y1="15.032cm" svg:x2="8.471cm" svg:y2="16.091cm">
          <text:p/>
        </draw:line>
        <draw:line draw:name="Straight Connector 200" draw:style-name="gr7" draw:text-style-name="P9" draw:layer="layout" svg:x1="8.691cm" svg:y1="15.028cm" svg:x2="8.687cm" svg:y2="16.086cm">
          <text:p/>
        </draw:line>
        <draw:line draw:name="Straight Connector 201" draw:style-name="gr7" draw:text-style-name="P9" draw:layer="layout" svg:x1="8.894cm" svg:y1="15.032cm" svg:x2="8.89cm" svg:y2="16.091cm">
          <text:p/>
        </draw:line>
        <draw:line draw:name="Straight Connector 202" draw:style-name="gr7" draw:text-style-name="P9" draw:layer="layout" svg:x1="9.11cm" svg:y1="15.028cm" svg:x2="9.106cm" svg:y2="16.086cm">
          <text:p/>
        </draw:line>
        <draw:custom-shape draw:name="Rectangle 205" draw:style-name="gr6" draw:text-style-name="P8" draw:layer="layout" svg:width="6.561cm" svg:height="1.057cm" svg:x="2.752cm" svg:y="17.14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6" draw:style-name="gr7" draw:text-style-name="P9" draw:layer="layout" svg:x1="2.963cm" svg:y1="17.144cm" svg:x2="2.958cm" svg:y2="18.203cm">
          <text:p/>
        </draw:line>
        <draw:line draw:name="Straight Connector 207" draw:style-name="gr7" draw:text-style-name="P9" draw:layer="layout" svg:x1="3.179cm" svg:y1="17.14cm" svg:x2="3.175cm" svg:y2="18.198cm">
          <text:p/>
        </draw:line>
        <draw:line draw:name="Straight Connector 208" draw:style-name="gr7" draw:text-style-name="P9" draw:layer="layout" svg:x1="3.386cm" svg:y1="17.144cm" svg:x2="3.382cm" svg:y2="18.203cm">
          <text:p/>
        </draw:line>
        <draw:line draw:name="Straight Connector 209" draw:style-name="gr7" draw:text-style-name="P9" draw:layer="layout" svg:x1="3.602cm" svg:y1="17.14cm" svg:x2="3.598cm" svg:y2="18.198cm">
          <text:p/>
        </draw:line>
        <draw:line draw:name="Straight Connector 210" draw:style-name="gr7" draw:text-style-name="P9" draw:layer="layout" svg:x1="3.805cm" svg:y1="17.145cm" svg:x2="3.801cm" svg:y2="18.203cm">
          <text:p/>
        </draw:line>
        <draw:line draw:name="Straight Connector 211" draw:style-name="gr7" draw:text-style-name="P9" draw:layer="layout" svg:x1="4.021cm" svg:y1="17.14cm" svg:x2="4.017cm" svg:y2="18.198cm">
          <text:p/>
        </draw:line>
        <draw:line draw:name="Straight Connector 212" draw:style-name="gr7" draw:text-style-name="P9" draw:layer="layout" svg:x1="4.228cm" svg:y1="17.145cm" svg:x2="4.224cm" svg:y2="18.203cm">
          <text:p/>
        </draw:line>
        <draw:line draw:name="Straight Connector 213" draw:style-name="gr7" draw:text-style-name="P9" draw:layer="layout" svg:x1="4.445cm" svg:y1="17.14cm" svg:x2="4.44cm" svg:y2="18.198cm">
          <text:p/>
        </draw:line>
        <draw:line draw:name="Straight Connector 214" draw:style-name="gr7" draw:text-style-name="P9" draw:layer="layout" svg:x1="4.661cm" svg:y1="17.145cm" svg:x2="4.656cm" svg:y2="18.203cm">
          <text:p/>
        </draw:line>
        <draw:line draw:name="Straight Connector 215" draw:style-name="gr7" draw:text-style-name="P9" draw:layer="layout" svg:x1="4.877cm" svg:y1="17.14cm" svg:x2="4.872cm" svg:y2="18.198cm">
          <text:p/>
        </draw:line>
        <draw:line draw:name="Straight Connector 216" draw:style-name="gr7" draw:text-style-name="P9" draw:layer="layout" svg:x1="5.084cm" svg:y1="17.145cm" svg:x2="5.08cm" svg:y2="18.203cm">
          <text:p/>
        </draw:line>
        <draw:line draw:name="Straight Connector 217" draw:style-name="gr7" draw:text-style-name="P9" draw:layer="layout" svg:x1="5.3cm" svg:y1="17.14cm" svg:x2="5.296cm" svg:y2="18.198cm">
          <text:p/>
        </draw:line>
        <draw:line draw:name="Straight Connector 218" draw:style-name="gr7" draw:text-style-name="P9" draw:layer="layout" svg:x1="5.503cm" svg:y1="17.144cm" svg:x2="5.498cm" svg:y2="18.203cm">
          <text:p/>
        </draw:line>
        <draw:line draw:name="Straight Connector 219" draw:style-name="gr7" draw:text-style-name="P9" draw:layer="layout" svg:x1="5.719cm" svg:y1="17.14cm" svg:x2="5.715cm" svg:y2="18.198cm">
          <text:p/>
        </draw:line>
        <draw:line draw:name="Straight Connector 220" draw:style-name="gr7" draw:text-style-name="P9" draw:layer="layout" svg:x1="5.926cm" svg:y1="17.144cm" svg:x2="5.922cm" svg:y2="18.203cm">
          <text:p/>
        </draw:line>
        <draw:line draw:name="Straight Connector 221" draw:style-name="gr7" draw:text-style-name="P9" draw:layer="layout" svg:x1="6.142cm" svg:y1="17.14cm" svg:x2="6.138cm" svg:y2="18.198cm">
          <text:p/>
        </draw:line>
        <draw:line draw:name="Straight Connector 222" draw:style-name="gr7" draw:text-style-name="P9" draw:layer="layout" svg:x1="6.354cm" svg:y1="17.145cm" svg:x2="6.35cm" svg:y2="18.203cm">
          <text:p/>
        </draw:line>
        <draw:line draw:name="Straight Connector 223" draw:style-name="gr7" draw:text-style-name="P9" draw:layer="layout" svg:x1="6.57cm" svg:y1="17.14cm" svg:x2="6.566cm" svg:y2="18.198cm">
          <text:p/>
        </draw:line>
        <draw:line draw:name="Straight Connector 224" draw:style-name="gr7" draw:text-style-name="P9" draw:layer="layout" svg:x1="6.777cm" svg:y1="17.145cm" svg:x2="6.773cm" svg:y2="18.203cm">
          <text:p/>
        </draw:line>
        <draw:line draw:name="Straight Connector 225" draw:style-name="gr7" draw:text-style-name="P9" draw:layer="layout" svg:x1="6.993cm" svg:y1="17.14cm" svg:x2="6.989cm" svg:y2="18.198cm">
          <text:p/>
        </draw:line>
        <draw:line draw:name="Straight Connector 226" draw:style-name="gr7" draw:text-style-name="P9" draw:layer="layout" svg:x1="7.196cm" svg:y1="17.144cm" svg:x2="7.192cm" svg:y2="18.203cm">
          <text:p/>
        </draw:line>
        <draw:line draw:name="Straight Connector 227" draw:style-name="gr7" draw:text-style-name="P9" draw:layer="layout" svg:x1="7.412cm" svg:y1="17.14cm" svg:x2="7.408cm" svg:y2="18.198cm">
          <text:p/>
        </draw:line>
        <draw:line draw:name="Straight Connector 228" draw:style-name="gr7" draw:text-style-name="P9" draw:layer="layout" svg:x1="7.62cm" svg:y1="17.144cm" svg:x2="7.615cm" svg:y2="18.203cm">
          <text:p/>
        </draw:line>
        <draw:line draw:name="Straight Connector 229" draw:style-name="gr7" draw:text-style-name="P9" draw:layer="layout" svg:x1="7.836cm" svg:y1="17.14cm" svg:x2="7.831cm" svg:y2="18.198cm">
          <text:p/>
        </draw:line>
        <draw:line draw:name="Straight Connector 230" draw:style-name="gr7" draw:text-style-name="P9" draw:layer="layout" svg:x1="8.052cm" svg:y1="17.144cm" svg:x2="8.047cm" svg:y2="18.203cm">
          <text:p/>
        </draw:line>
        <draw:line draw:name="Straight Connector 231" draw:style-name="gr7" draw:text-style-name="P9" draw:layer="layout" svg:x1="8.268cm" svg:y1="17.14cm" svg:x2="8.263cm" svg:y2="18.198cm">
          <text:p/>
        </draw:line>
        <draw:line draw:name="Straight Connector 232" draw:style-name="gr7" draw:text-style-name="P9" draw:layer="layout" svg:x1="8.475cm" svg:y1="17.144cm" svg:x2="8.471cm" svg:y2="18.203cm">
          <text:p/>
        </draw:line>
        <draw:line draw:name="Straight Connector 233" draw:style-name="gr7" draw:text-style-name="P9" draw:layer="layout" svg:x1="8.691cm" svg:y1="17.14cm" svg:x2="8.687cm" svg:y2="18.198cm">
          <text:p/>
        </draw:line>
        <draw:line draw:name="Straight Connector 234" draw:style-name="gr7" draw:text-style-name="P9" draw:layer="layout" svg:x1="8.894cm" svg:y1="17.145cm" svg:x2="8.89cm" svg:y2="18.203cm">
          <text:p/>
        </draw:line>
        <draw:line draw:name="Straight Connector 235" draw:style-name="gr7" draw:text-style-name="P9" draw:layer="layout" svg:x1="9.11cm" svg:y1="17.14cm" svg:x2="9.106cm" svg:y2="18.198cm">
          <text:p/>
        </draw:line>
        <draw:custom-shape draw:name="Rectangle 236" draw:style-name="gr6" draw:text-style-name="P8" draw:layer="layout" svg:width="6.561cm" svg:height="1.057cm" svg:x="15.663cm" svg:y="14.99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9" draw:style-name="gr8" draw:text-style-name="P9" draw:layer="layout" svg:x1="15.663cm" svg:y1="15.209cm" svg:x2="22.225cm" svg:y2="15.213cm">
          <text:p/>
        </draw:line>
        <draw:line draw:name="Straight Connector 240" draw:style-name="gr8" draw:text-style-name="P9" draw:layer="layout" svg:x1="15.663cm" svg:y1="15.42cm" svg:x2="22.225cm" svg:y2="15.425cm">
          <text:p/>
        </draw:line>
        <draw:line draw:name="Straight Connector 241" draw:style-name="gr8" draw:text-style-name="P9" draw:layer="layout" svg:x1="15.663cm" svg:y1="15.632cm" svg:x2="22.225cm" svg:y2="15.636cm">
          <text:p/>
        </draw:line>
        <draw:line draw:name="Straight Connector 242" draw:style-name="gr8" draw:text-style-name="P9" draw:layer="layout" svg:x1="15.663cm" svg:y1="15.844cm" svg:x2="22.225cm" svg:y2="15.848cm">
          <text:p/>
        </draw:line>
        <draw:custom-shape draw:name="Rectangle 243" draw:style-name="gr6" draw:text-style-name="P8" draw:layer="layout" svg:width="6.561cm" svg:height="1.057cm" svg:x="15.663cm" svg:y="17.35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4" draw:style-name="gr8" draw:text-style-name="P9" draw:layer="layout" svg:x1="15.663cm" svg:y1="17.568cm" svg:x2="22.225cm" svg:y2="17.572cm">
          <text:p/>
        </draw:line>
        <draw:line draw:name="Straight Connector 245" draw:style-name="gr8" draw:text-style-name="P9" draw:layer="layout" svg:x1="15.663cm" svg:y1="17.78cm" svg:x2="22.225cm" svg:y2="17.784cm">
          <text:p/>
        </draw:line>
        <draw:line draw:name="Straight Connector 246" draw:style-name="gr8" draw:text-style-name="P9" draw:layer="layout" svg:x1="15.663cm" svg:y1="17.991cm" svg:x2="22.225cm" svg:y2="17.996cm">
          <text:p/>
        </draw:line>
        <draw:line draw:name="Straight Connector 247" draw:style-name="gr8" draw:text-style-name="P9" draw:layer="layout" svg:x1="15.663cm" svg:y1="18.203cm" svg:x2="22.225cm" svg:y2="18.207cm">
          <text:p/>
        </draw:line>
        <draw:custom-shape draw:name="TextBox 248" draw:style-name="gr9" draw:text-style-name="P8" draw:layer="layout" svg:width="3.809cm" svg:height="1.773cm" svg:x="6.773cm" svg:y="2.117cm">
          <text:p text:style-name="P10"><text:span text:style-name="T5">Thin Ox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9" draw:text-style-name="P8" draw:layer="layout" svg:width="3.597cm" svg:height="1.773cm" svg:x="2.752cm" svg:y="2.963cm">
          <text:p text:style-name="P10"><text:span text:style-name="T5">n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9" draw:text-style-name="P8" draw:layer="layout" svg:width="3.597cm" svg:height="1.773cm" svg:x="10.795cm" svg:y="3.175cm">
          <text:p text:style-name="P10"><text:span text:style-name="T5">p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2" draw:style-name="gr10" draw:text-style-name="P9" draw:layer="layout" svg:width="1.692cm" svg:height="0.546cm" draw:transform="rotate (-3.14159265358979) translate (6.773cm 3.17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3" draw:style-name="gr10" draw:text-style-name="P9" draw:layer="layout" svg:width="1.692cm" svg:height="0.546cm" draw:transform="rotate (-3.14159265358979) translate (11.642cm 3.17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54" draw:style-name="gr9" draw:text-style-name="P8" draw:layer="layout" svg:width="1.269cm" svg:height="1.013cm" svg:x="0.423cm" svg:y="4.022cm">
          <text:p text:style-name="P10"><text:span text:style-name="T5">2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9" draw:text-style-name="P8" draw:layer="layout" svg:width="1.269cm" svg:height="1.013cm" svg:x="0.423cm" svg:y="8.255cm">
          <text:p text:style-name="P10"><text:span text:style-name="T5">2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7" draw:style-name="gr9" draw:text-style-name="P8" draw:layer="layout" svg:width="1.269cm" svg:height="1.013cm" svg:x="0.423cm" svg:y="10.372cm">
          <text:p text:style-name="P10"><text:span text:style-name="T5">2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8" draw:style-name="gr9" draw:text-style-name="P8" draw:layer="layout" svg:width="1.269cm" svg:height="1.013cm" svg:x="1.482cm" svg:y="15.028cm">
          <text:p text:style-name="P10"><text:span text:style-name="T5">3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9" draw:text-style-name="P8" draw:layer="layout" svg:width="1.269cm" svg:height="1.013cm" svg:x="1.482cm" svg:y="16.964cm">
          <text:p text:style-name="P10"><text:span text:style-name="T5">3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0" draw:style-name="gr9" draw:text-style-name="P8" draw:layer="layout" svg:width="1.269cm" svg:height="1.013cm" svg:x="14.393cm" svg:y="15.028cm">
          <text:p text:style-name="P10"><text:span text:style-name="T5">4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9" draw:text-style-name="P8" draw:layer="layout" svg:width="1.269cm" svg:height="1.013cm" svg:x="14.393cm" svg:y="17.176cm">
          <text:p text:style-name="P10"><text:span text:style-name="T5">4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2" draw:style-name="gr9" draw:text-style-name="P8" draw:layer="layout" svg:width="1.269cm" svg:height="1.013cm" svg:x="16.51cm" svg:y="5.08cm">
          <text:p text:style-name="P10"><text:span text:style-name="T5">3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4" draw:style-name="gr11" draw:text-style-name="P9" draw:layer="layout" svg:width="1.269cm" svg:height="0.003cm" draw:transform="rotate (-1.5707963267949) translate (16.51cm 5.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5" draw:style-name="gr11" draw:text-style-name="P9" draw:layer="layout" svg:width="0.85cm" svg:height="0.003cm" draw:transform="rotate (-1.5707963267949) translate (16.51cm 7.4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8" draw:style-name="gr9" draw:text-style-name="P8" draw:layer="layout" svg:width="1.269cm" svg:height="1.013cm" svg:x="16.51cm" svg:y="7.228cm">
          <text:p text:style-name="P10"><text:span text:style-name="T5">1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9" draw:style-name="gr11" draw:text-style-name="P9" draw:layer="layout" svg:width="1.057cm" svg:height="0.003cm" draw:transform="rotate (-1.5707963267949) translate (16.514cm 9.3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1" draw:style-name="gr9" draw:text-style-name="P8" draw:layer="layout" svg:width="1.269cm" svg:height="1.013cm" svg:x="16.51cm" svg:y="9.344cm">
          <text:p text:style-name="P10"><text:span text:style-name="T5">2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272" draw:style-name="gr12" draw:text-style-name="P8" draw:layer="layout" svg:width="1.269cm" svg:height="3.386cm" svg:x="17.78cm" svg:y="8.043cm">
          <text:p text:style-name="P20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273" draw:style-name="gr9" draw:text-style-name="P8" draw:layer="layout" svg:width="4.232cm" svg:height="1.013cm" svg:x="19.262cm" svg:y="9.313cm">
          <text:p text:style-name="P10"><text:span text:style-name="T5">Polysilic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9" draw:text-style-name="P8" draw:layer="layout" svg:width="4.444cm" svg:height="1.013cm" svg:x="4.233cm" svg:y="13.97cm">
          <text:p text:style-name="P10"><text:span text:style-name="T5">Metal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9" draw:text-style-name="P8" draw:layer="layout" svg:width="3.809cm" svg:height="1.013cm" svg:x="17.145cm" svg:y="13.97cm">
          <text:p text:style-name="P10"><text:span text:style-name="T5">Metal 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6" draw:style-name="gr11" draw:text-style-name="P9" draw:layer="layout" svg:width="1.269cm" svg:height="0.003cm" draw:transform="rotate (-1.5707963267949) translate (22.86cm 16.0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0" draw:style-name="gr9" draw:text-style-name="P8" draw:layer="layout" svg:width="1.269cm" svg:height="1.013cm" svg:x="9.948cm" svg:y="16.118cm">
          <text:p text:style-name="P10"><text:span text:style-name="T5">3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2" draw:style-name="gr9" draw:text-style-name="P8" draw:layer="layout" svg:width="1.269cm" svg:height="1.013cm" svg:x="22.86cm" svg:y="16.118cm">
          <text:p text:style-name="P10"><text:span text:style-name="T5">4</text:span><text:span text:style-name="T6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7" draw:style-name="gr11" draw:text-style-name="P9" draw:layer="layout" svg:width="1.057cm" svg:height="0.003cm" draw:transform="rotate (-1.5707963267949) translate (9.737cm 16.0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8" draw:style-name="gr9" draw:text-style-name="P8" draw:layer="layout" svg:width="8.466cm" svg:height="1.267cm" svg:x="8.467cm" svg:y="0.212cm">
          <text:p text:style-name="P10"><text:span text:style-name="T7">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Rectangle 1" draw:style-name="gr13" draw:text-style-name="P8" draw:layer="layout" svg:width="6.561cm" svg:height="1.057cm" svg:x="1.27cm" svg:y="1.90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14" draw:text-style-name="P9" draw:layer="layout" svg:x1="1.27cm" svg:y1="2.54cm" svg:x2="1.905cm" svg:y2="1.905cm">
          <text:p/>
        </draw:line>
        <draw:line draw:name="Straight Connector 5" draw:style-name="gr14" draw:text-style-name="P9" draw:layer="layout" svg:x1="1.27cm" svg:y1="2.963cm" svg:x2="2.328cm" svg:y2="1.905cm">
          <text:p/>
        </draw:line>
        <draw:line draw:name="Straight Connector 6" draw:style-name="gr14" draw:text-style-name="P9" draw:layer="layout" svg:x1="7.196cm" svg:y1="2.963cm" svg:x2="7.831cm" svg:y2="2.328cm">
          <text:p/>
        </draw:line>
        <draw:line draw:name="Straight Connector 15" draw:style-name="gr14" draw:text-style-name="P9" draw:layer="layout" svg:x1="2.116cm" svg:y1="2.963cm" svg:x2="3.175cm" svg:y2="1.905cm">
          <text:p/>
        </draw:line>
        <draw:line draw:name="Straight Connector 16" draw:style-name="gr14" draw:text-style-name="P9" draw:layer="layout" svg:x1="1.693cm" svg:y1="2.963cm" svg:x2="2.751cm" svg:y2="1.905cm">
          <text:p/>
        </draw:line>
        <draw:line draw:name="Straight Connector 17" draw:style-name="gr14" draw:text-style-name="P9" draw:layer="layout" svg:x1="2.54cm" svg:y1="2.963cm" svg:x2="3.598cm" svg:y2="1.905cm">
          <text:p/>
        </draw:line>
        <draw:line draw:name="Straight Connector 18" draw:style-name="gr14" draw:text-style-name="P9" draw:layer="layout" svg:x1="2.963cm" svg:y1="2.963cm" svg:x2="4.021cm" svg:y2="1.905cm">
          <text:p/>
        </draw:line>
        <draw:line draw:name="Straight Connector 19" draw:style-name="gr14" draw:text-style-name="P9" draw:layer="layout" svg:x1="3.386cm" svg:y1="2.963cm" svg:x2="4.445cm" svg:y2="1.905cm">
          <text:p/>
        </draw:line>
        <draw:line draw:name="Straight Connector 20" draw:style-name="gr14" draw:text-style-name="P9" draw:layer="layout" svg:x1="3.81cm" svg:y1="2.963cm" svg:x2="4.868cm" svg:y2="1.905cm">
          <text:p/>
        </draw:line>
        <draw:line draw:name="Straight Connector 21" draw:style-name="gr14" draw:text-style-name="P9" draw:layer="layout" svg:x1="4.233cm" svg:y1="2.963cm" svg:x2="5.291cm" svg:y2="1.905cm">
          <text:p/>
        </draw:line>
        <draw:line draw:name="Straight Connector 22" draw:style-name="gr14" draw:text-style-name="P9" draw:layer="layout" svg:x1="5.503cm" svg:y1="2.963cm" svg:x2="6.561cm" svg:y2="1.905cm">
          <text:p/>
        </draw:line>
        <draw:line draw:name="Straight Connector 23" draw:style-name="gr14" draw:text-style-name="P9" draw:layer="layout" svg:x1="5.926cm" svg:y1="2.963cm" svg:x2="6.985cm" svg:y2="1.905cm">
          <text:p/>
        </draw:line>
        <draw:line draw:name="Straight Connector 24" draw:style-name="gr14" draw:text-style-name="P9" draw:layer="layout" svg:x1="4.656cm" svg:y1="2.963cm" svg:x2="5.715cm" svg:y2="1.905cm">
          <text:p/>
        </draw:line>
        <draw:line draw:name="Straight Connector 25" draw:style-name="gr14" draw:text-style-name="P9" draw:layer="layout" svg:x1="5.08cm" svg:y1="2.963cm" svg:x2="6.138cm" svg:y2="1.905cm">
          <text:p/>
        </draw:line>
        <draw:line draw:name="Straight Connector 26" draw:style-name="gr14" draw:text-style-name="P9" draw:layer="layout" svg:x1="6.35cm" svg:y1="2.963cm" svg:x2="7.408cm" svg:y2="1.905cm">
          <text:p/>
        </draw:line>
        <draw:line draw:name="Straight Connector 27" draw:style-name="gr14" draw:text-style-name="P9" draw:layer="layout" svg:x1="6.773cm" svg:y1="2.963cm" svg:x2="7.831cm" svg:y2="1.905cm">
          <text:p/>
        </draw:line>
        <draw:custom-shape draw:name="Rectangle 28" draw:style-name="gr13" draw:text-style-name="P8" draw:layer="layout" svg:width="6.561cm" svg:height="1.057cm" svg:x="8.89cm" svg:y="1.90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4" draw:text-style-name="P9" draw:layer="layout" svg:x1="8.89cm" svg:y1="2.54cm" svg:x2="9.525cm" svg:y2="1.905cm">
          <text:p/>
        </draw:line>
        <draw:line draw:name="Straight Connector 31" draw:style-name="gr14" draw:text-style-name="P9" draw:layer="layout" svg:x1="15.028cm" svg:y1="2.963cm" svg:x2="15.451cm" svg:y2="2.54cm">
          <text:p/>
        </draw:line>
        <draw:line draw:name="Straight Connector 33" draw:style-name="gr14" draw:text-style-name="P9" draw:layer="layout" svg:x1="9.313cm" svg:y1="2.963cm" svg:x2="10.371cm" svg:y2="1.905cm">
          <text:p/>
        </draw:line>
        <draw:line draw:name="Straight Connector 34" draw:style-name="gr14" draw:text-style-name="P9" draw:layer="layout" svg:x1="10.16cm" svg:y1="2.963cm" svg:x2="11.218cm" svg:y2="1.905cm">
          <text:p/>
        </draw:line>
        <draw:line draw:name="Straight Connector 36" draw:style-name="gr14" draw:text-style-name="P9" draw:layer="layout" svg:x1="11.006cm" svg:y1="2.963cm" svg:x2="12.065cm" svg:y2="1.905cm">
          <text:p/>
        </draw:line>
        <draw:line draw:name="Straight Connector 38" draw:style-name="gr14" draw:text-style-name="P9" draw:layer="layout" svg:x1="11.853cm" svg:y1="2.963cm" svg:x2="12.911cm" svg:y2="1.905cm">
          <text:p/>
        </draw:line>
        <draw:line draw:name="Straight Connector 40" draw:style-name="gr14" draw:text-style-name="P9" draw:layer="layout" svg:x1="13.546cm" svg:y1="2.963cm" svg:x2="14.605cm" svg:y2="1.905cm">
          <text:p/>
        </draw:line>
        <draw:line draw:name="Straight Connector 42" draw:style-name="gr14" draw:text-style-name="P9" draw:layer="layout" svg:x1="12.7cm" svg:y1="2.963cm" svg:x2="13.758cm" svg:y2="1.905cm">
          <text:p/>
        </draw:line>
        <draw:line draw:name="Straight Connector 44" draw:style-name="gr14" draw:text-style-name="P9" draw:layer="layout" svg:x1="14.393cm" svg:y1="2.963cm" svg:x2="15.451cm" svg:y2="1.905cm">
          <text:p/>
        </draw:line>
        <draw:line draw:name="Straight Connector 46" draw:style-name="gr14" draw:text-style-name="P9" draw:layer="layout" svg:x1="1.27cm" svg:y1="2.116cm" svg:x2="1.481cm" svg:y2="1.905cm">
          <text:p/>
        </draw:line>
        <draw:line draw:name="Straight Connector 52" draw:style-name="gr14" draw:text-style-name="P9" draw:layer="layout" svg:x1="7.62cm" svg:y1="2.963cm" svg:x2="7.831cm" svg:y2="2.751cm">
          <text:p/>
        </draw:line>
        <draw:custom-shape draw:name="Rectangle 53" draw:style-name="gr13" draw:text-style-name="P8" draw:layer="layout" svg:width="6.561cm" svg:height="1.057cm" svg:x="1.27cm" svg:y="4.23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14" draw:text-style-name="P9" draw:layer="layout" svg:x1="1.27cm" svg:y1="4.868cm" svg:x2="1.905cm" svg:y2="4.233cm">
          <text:p/>
        </draw:line>
        <draw:line draw:name="Straight Connector 55" draw:style-name="gr14" draw:text-style-name="P9" draw:layer="layout" svg:x1="1.27cm" svg:y1="5.291cm" svg:x2="2.328cm" svg:y2="4.233cm">
          <text:p/>
        </draw:line>
        <draw:line draw:name="Straight Connector 56" draw:style-name="gr14" draw:text-style-name="P9" draw:layer="layout" svg:x1="7.196cm" svg:y1="5.291cm" svg:x2="7.831cm" svg:y2="4.656cm">
          <text:p/>
        </draw:line>
        <draw:line draw:name="Straight Connector 57" draw:style-name="gr14" draw:text-style-name="P9" draw:layer="layout" svg:x1="2.116cm" svg:y1="5.291cm" svg:x2="3.175cm" svg:y2="4.233cm">
          <text:p/>
        </draw:line>
        <draw:line draw:name="Straight Connector 58" draw:style-name="gr14" draw:text-style-name="P9" draw:layer="layout" svg:x1="1.693cm" svg:y1="5.291cm" svg:x2="2.751cm" svg:y2="4.233cm">
          <text:p/>
        </draw:line>
        <draw:line draw:name="Straight Connector 59" draw:style-name="gr14" draw:text-style-name="P9" draw:layer="layout" svg:x1="2.54cm" svg:y1="5.291cm" svg:x2="3.598cm" svg:y2="4.233cm">
          <text:p/>
        </draw:line>
        <draw:line draw:name="Straight Connector 60" draw:style-name="gr14" draw:text-style-name="P9" draw:layer="layout" svg:x1="2.963cm" svg:y1="5.291cm" svg:x2="4.021cm" svg:y2="4.233cm">
          <text:p/>
        </draw:line>
        <draw:line draw:name="Straight Connector 61" draw:style-name="gr14" draw:text-style-name="P9" draw:layer="layout" svg:x1="3.386cm" svg:y1="5.291cm" svg:x2="4.445cm" svg:y2="4.233cm">
          <text:p/>
        </draw:line>
        <draw:line draw:name="Straight Connector 62" draw:style-name="gr14" draw:text-style-name="P9" draw:layer="layout" svg:x1="3.81cm" svg:y1="5.291cm" svg:x2="4.868cm" svg:y2="4.233cm">
          <text:p/>
        </draw:line>
        <draw:line draw:name="Straight Connector 63" draw:style-name="gr14" draw:text-style-name="P9" draw:layer="layout" svg:x1="4.233cm" svg:y1="5.291cm" svg:x2="5.291cm" svg:y2="4.233cm">
          <text:p/>
        </draw:line>
        <draw:line draw:name="Straight Connector 64" draw:style-name="gr14" draw:text-style-name="P9" draw:layer="layout" svg:x1="5.503cm" svg:y1="5.291cm" svg:x2="6.561cm" svg:y2="4.233cm">
          <text:p/>
        </draw:line>
        <draw:line draw:name="Straight Connector 65" draw:style-name="gr14" draw:text-style-name="P9" draw:layer="layout" svg:x1="5.926cm" svg:y1="5.291cm" svg:x2="6.985cm" svg:y2="4.233cm">
          <text:p/>
        </draw:line>
        <draw:line draw:name="Straight Connector 66" draw:style-name="gr14" draw:text-style-name="P9" draw:layer="layout" svg:x1="4.656cm" svg:y1="5.291cm" svg:x2="5.715cm" svg:y2="4.233cm">
          <text:p/>
        </draw:line>
        <draw:line draw:name="Straight Connector 67" draw:style-name="gr14" draw:text-style-name="P9" draw:layer="layout" svg:x1="5.08cm" svg:y1="5.291cm" svg:x2="6.138cm" svg:y2="4.233cm">
          <text:p/>
        </draw:line>
        <draw:line draw:name="Straight Connector 68" draw:style-name="gr14" draw:text-style-name="P9" draw:layer="layout" svg:x1="6.35cm" svg:y1="5.291cm" svg:x2="7.408cm" svg:y2="4.233cm">
          <text:p/>
        </draw:line>
        <draw:line draw:name="Straight Connector 69" draw:style-name="gr14" draw:text-style-name="P9" draw:layer="layout" svg:x1="6.773cm" svg:y1="5.291cm" svg:x2="7.831cm" svg:y2="4.233cm">
          <text:p/>
        </draw:line>
        <draw:custom-shape draw:name="Rectangle 70" draw:style-name="gr13" draw:text-style-name="P8" draw:layer="layout" svg:width="6.561cm" svg:height="1.057cm" svg:x="8.89cm" svg:y="4.23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1" draw:style-name="gr14" draw:text-style-name="P9" draw:layer="layout" svg:x1="8.89cm" svg:y1="4.868cm" svg:x2="9.525cm" svg:y2="4.233cm">
          <text:p/>
        </draw:line>
        <draw:line draw:name="Straight Connector 72" draw:style-name="gr14" draw:text-style-name="P9" draw:layer="layout" svg:x1="15.028cm" svg:y1="5.291cm" svg:x2="15.451cm" svg:y2="4.868cm">
          <text:p/>
        </draw:line>
        <draw:line draw:name="Straight Connector 73" draw:style-name="gr14" draw:text-style-name="P9" draw:layer="layout" svg:x1="9.313cm" svg:y1="5.291cm" svg:x2="10.371cm" svg:y2="4.233cm">
          <text:p/>
        </draw:line>
        <draw:line draw:name="Straight Connector 74" draw:style-name="gr14" draw:text-style-name="P9" draw:layer="layout" svg:x1="10.16cm" svg:y1="5.291cm" svg:x2="11.218cm" svg:y2="4.233cm">
          <text:p/>
        </draw:line>
        <draw:line draw:name="Straight Connector 75" draw:style-name="gr14" draw:text-style-name="P9" draw:layer="layout" svg:x1="11.006cm" svg:y1="5.291cm" svg:x2="12.065cm" svg:y2="4.233cm">
          <text:p/>
        </draw:line>
        <draw:line draw:name="Straight Connector 76" draw:style-name="gr14" draw:text-style-name="P9" draw:layer="layout" svg:x1="11.853cm" svg:y1="5.291cm" svg:x2="12.911cm" svg:y2="4.233cm">
          <text:p/>
        </draw:line>
        <draw:line draw:name="Straight Connector 77" draw:style-name="gr14" draw:text-style-name="P9" draw:layer="layout" svg:x1="13.546cm" svg:y1="5.291cm" svg:x2="14.605cm" svg:y2="4.233cm">
          <text:p/>
        </draw:line>
        <draw:line draw:name="Straight Connector 78" draw:style-name="gr14" draw:text-style-name="P9" draw:layer="layout" svg:x1="12.7cm" svg:y1="5.291cm" svg:x2="13.758cm" svg:y2="4.233cm">
          <text:p/>
        </draw:line>
        <draw:line draw:name="Straight Connector 79" draw:style-name="gr14" draw:text-style-name="P9" draw:layer="layout" svg:x1="14.393cm" svg:y1="5.291cm" svg:x2="15.451cm" svg:y2="4.233cm">
          <text:p/>
        </draw:line>
        <draw:line draw:name="Straight Connector 80" draw:style-name="gr14" draw:text-style-name="P9" draw:layer="layout" svg:x1="1.27cm" svg:y1="4.445cm" svg:x2="1.481cm" svg:y2="4.233cm">
          <text:p/>
        </draw:line>
        <draw:line draw:name="Straight Connector 81" draw:style-name="gr14" draw:text-style-name="P9" draw:layer="layout" svg:x1="7.62cm" svg:y1="5.291cm" svg:x2="7.831cm" svg:y2="5.08cm">
          <text:p/>
        </draw:line>
        <draw:custom-shape draw:name="Rectangle 82" draw:style-name="gr13" draw:text-style-name="P8" draw:layer="layout" svg:width="14.181cm" svg:height="1.057cm" svg:x="1.268cm" svg:y="6.138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3" draw:style-name="gr14" draw:text-style-name="P9" draw:layer="layout" svg:x1="15.451cm" svg:y1="6.773cm" svg:x2="14.816cm" svg:y2="6.138cm">
          <text:p/>
        </draw:line>
        <draw:line draw:name="Straight Connector 84" draw:style-name="gr14" draw:text-style-name="P9" draw:layer="layout" svg:x1="15.451cm" svg:y1="7.196cm" svg:x2="14.393cm" svg:y2="6.138cm">
          <text:p/>
        </draw:line>
        <draw:line draw:name="Straight Connector 85" draw:style-name="gr14" draw:text-style-name="P9" draw:layer="layout" svg:x1="1.905cm" svg:y1="7.196cm" svg:x2="1.27cm" svg:y2="6.561cm">
          <text:p/>
        </draw:line>
        <draw:line draw:name="Straight Connector 86" draw:style-name="gr14" draw:text-style-name="P9" draw:layer="layout" svg:x1="14.605cm" svg:y1="7.196cm" svg:x2="13.546cm" svg:y2="6.138cm">
          <text:p/>
        </draw:line>
        <draw:line draw:name="Straight Connector 87" draw:style-name="gr14" draw:text-style-name="P9" draw:layer="layout" svg:x1="15.028cm" svg:y1="7.196cm" svg:x2="13.97cm" svg:y2="6.138cm">
          <text:p/>
        </draw:line>
        <draw:line draw:name="Straight Connector 88" draw:style-name="gr14" draw:text-style-name="P9" draw:layer="layout" svg:x1="14.181cm" svg:y1="7.196cm" svg:x2="13.123cm" svg:y2="6.138cm">
          <text:p/>
        </draw:line>
        <draw:line draw:name="Straight Connector 89" draw:style-name="gr14" draw:text-style-name="P9" draw:layer="layout" svg:x1="13.758cm" svg:y1="7.196cm" svg:x2="12.7cm" svg:y2="6.138cm">
          <text:p/>
        </draw:line>
        <draw:line draw:name="Straight Connector 90" draw:style-name="gr14" draw:text-style-name="P9" draw:layer="layout" svg:x1="13.335cm" svg:y1="7.196cm" svg:x2="12.276cm" svg:y2="6.138cm">
          <text:p/>
        </draw:line>
        <draw:line draw:name="Straight Connector 91" draw:style-name="gr14" draw:text-style-name="P9" draw:layer="layout" svg:x1="12.911cm" svg:y1="7.196cm" svg:x2="11.853cm" svg:y2="6.138cm">
          <text:p/>
        </draw:line>
        <draw:line draw:name="Straight Connector 92" draw:style-name="gr14" draw:text-style-name="P9" draw:layer="layout" svg:x1="12.488cm" svg:y1="7.196cm" svg:x2="11.43cm" svg:y2="6.138cm">
          <text:p/>
        </draw:line>
        <draw:line draw:name="Straight Connector 93" draw:style-name="gr14" draw:text-style-name="P9" draw:layer="layout" svg:x1="11.218cm" svg:y1="7.196cm" svg:x2="10.16cm" svg:y2="6.138cm">
          <text:p/>
        </draw:line>
        <draw:line draw:name="Straight Connector 94" draw:style-name="gr14" draw:text-style-name="P9" draw:layer="layout" svg:x1="10.795cm" svg:y1="7.196cm" svg:x2="9.736cm" svg:y2="6.138cm">
          <text:p/>
        </draw:line>
        <draw:line draw:name="Straight Connector 95" draw:style-name="gr14" draw:text-style-name="P9" draw:layer="layout" svg:x1="12.065cm" svg:y1="7.196cm" svg:x2="11.006cm" svg:y2="6.138cm">
          <text:p/>
        </draw:line>
        <draw:line draw:name="Straight Connector 96" draw:style-name="gr14" draw:text-style-name="P9" draw:layer="layout" svg:x1="11.641cm" svg:y1="7.196cm" svg:x2="10.583cm" svg:y2="6.138cm">
          <text:p/>
        </draw:line>
        <draw:line draw:name="Straight Connector 97" draw:style-name="gr14" draw:text-style-name="P9" draw:layer="layout" svg:x1="10.371cm" svg:y1="7.196cm" svg:x2="9.313cm" svg:y2="6.138cm">
          <text:p/>
        </draw:line>
        <draw:line draw:name="Straight Connector 98" draw:style-name="gr14" draw:text-style-name="P9" draw:layer="layout" svg:x1="9.948cm" svg:y1="7.196cm" svg:x2="8.89cm" svg:y2="6.138cm">
          <text:p/>
        </draw:line>
        <draw:line draw:name="Straight Connector 99" draw:style-name="gr14" draw:text-style-name="P9" draw:layer="layout" svg:x1="15.451cm" svg:y1="6.35cm" svg:x2="15.24cm" svg:y2="6.138cm">
          <text:p/>
        </draw:line>
        <draw:line draw:name="Straight Connector 100" draw:style-name="gr14" draw:text-style-name="P9" draw:layer="layout" svg:x1="1.481cm" svg:y1="7.196cm" svg:x2="1.27cm" svg:y2="6.985cm">
          <text:p/>
        </draw:line>
        <draw:line draw:name="Straight Connector 102" draw:style-name="gr14" draw:text-style-name="P9" draw:layer="layout" svg:x1="9.525cm" svg:y1="7.196cm" svg:x2="8.466cm" svg:y2="6.138cm">
          <text:p/>
        </draw:line>
        <draw:line draw:name="Straight Connector 103" draw:style-name="gr14" draw:text-style-name="P9" draw:layer="layout" svg:x1="8.678cm" svg:y1="7.196cm" svg:x2="7.62cm" svg:y2="6.138cm">
          <text:p/>
        </draw:line>
        <draw:line draw:name="Straight Connector 104" draw:style-name="gr14" draw:text-style-name="P9" draw:layer="layout" svg:x1="9.101cm" svg:y1="7.196cm" svg:x2="8.043cm" svg:y2="6.138cm">
          <text:p/>
        </draw:line>
        <draw:line draw:name="Straight Connector 105" draw:style-name="gr14" draw:text-style-name="P9" draw:layer="layout" svg:x1="8.255cm" svg:y1="7.196cm" svg:x2="7.196cm" svg:y2="6.138cm">
          <text:p/>
        </draw:line>
        <draw:line draw:name="Straight Connector 106" draw:style-name="gr14" draw:text-style-name="P9" draw:layer="layout" svg:x1="7.831cm" svg:y1="7.196cm" svg:x2="6.773cm" svg:y2="6.138cm">
          <text:p/>
        </draw:line>
        <draw:line draw:name="Straight Connector 107" draw:style-name="gr14" draw:text-style-name="P9" draw:layer="layout" svg:x1="7.408cm" svg:y1="7.196cm" svg:x2="6.35cm" svg:y2="6.138cm">
          <text:p/>
        </draw:line>
        <draw:line draw:name="Straight Connector 108" draw:style-name="gr14" draw:text-style-name="P9" draw:layer="layout" svg:x1="6.985cm" svg:y1="7.196cm" svg:x2="5.926cm" svg:y2="6.138cm">
          <text:p/>
        </draw:line>
        <draw:line draw:name="Straight Connector 109" draw:style-name="gr14" draw:text-style-name="P9" draw:layer="layout" svg:x1="6.561cm" svg:y1="7.196cm" svg:x2="5.503cm" svg:y2="6.138cm">
          <text:p/>
        </draw:line>
        <draw:line draw:name="Straight Connector 110" draw:style-name="gr14" draw:text-style-name="P9" draw:layer="layout" svg:x1="5.291cm" svg:y1="7.196cm" svg:x2="4.233cm" svg:y2="6.138cm">
          <text:p/>
        </draw:line>
        <draw:line draw:name="Straight Connector 111" draw:style-name="gr14" draw:text-style-name="P9" draw:layer="layout" svg:x1="4.868cm" svg:y1="7.196cm" svg:x2="3.81cm" svg:y2="6.138cm">
          <text:p/>
        </draw:line>
        <draw:line draw:name="Straight Connector 112" draw:style-name="gr14" draw:text-style-name="P9" draw:layer="layout" svg:x1="6.138cm" svg:y1="7.196cm" svg:x2="5.08cm" svg:y2="6.138cm">
          <text:p/>
        </draw:line>
        <draw:line draw:name="Straight Connector 113" draw:style-name="gr14" draw:text-style-name="P9" draw:layer="layout" svg:x1="5.715cm" svg:y1="7.196cm" svg:x2="4.656cm" svg:y2="6.138cm">
          <text:p/>
        </draw:line>
        <draw:line draw:name="Straight Connector 114" draw:style-name="gr14" draw:text-style-name="P9" draw:layer="layout" svg:x1="4.445cm" svg:y1="7.196cm" svg:x2="3.386cm" svg:y2="6.138cm">
          <text:p/>
        </draw:line>
        <draw:line draw:name="Straight Connector 115" draw:style-name="gr14" draw:text-style-name="P9" draw:layer="layout" svg:x1="4.021cm" svg:y1="7.196cm" svg:x2="2.963cm" svg:y2="6.138cm">
          <text:p/>
        </draw:line>
        <draw:line draw:name="Straight Connector 119" draw:style-name="gr14" draw:text-style-name="P9" draw:layer="layout" svg:x1="3.175cm" svg:y1="7.196cm" svg:x2="2.116cm" svg:y2="6.138cm">
          <text:p/>
        </draw:line>
        <draw:line draw:name="Straight Connector 120" draw:style-name="gr14" draw:text-style-name="P9" draw:layer="layout" svg:x1="3.598cm" svg:y1="7.196cm" svg:x2="2.54cm" svg:y2="6.138cm">
          <text:p/>
        </draw:line>
        <draw:line draw:name="Straight Connector 121" draw:style-name="gr14" draw:text-style-name="P9" draw:layer="layout" svg:x1="2.751cm" svg:y1="7.196cm" svg:x2="1.693cm" svg:y2="6.138cm">
          <text:p/>
        </draw:line>
        <draw:line draw:name="Straight Connector 122" draw:style-name="gr14" draw:text-style-name="P9" draw:layer="layout" svg:x1="2.328cm" svg:y1="7.196cm" svg:x2="1.27cm" svg:y2="6.138cm">
          <text:p/>
        </draw:line>
        <draw:custom-shape draw:name="Rectangle 133" draw:style-name="gr13" draw:text-style-name="P8" draw:layer="layout" svg:width="14.181cm" svg:height="1.057cm" svg:x="1.268cm" svg:y="8.255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4" draw:style-name="gr14" draw:text-style-name="P9" draw:layer="layout" svg:x1="15.451cm" svg:y1="8.89cm" svg:x2="14.816cm" svg:y2="8.255cm">
          <text:p/>
        </draw:line>
        <draw:line draw:name="Straight Connector 135" draw:style-name="gr14" draw:text-style-name="P9" draw:layer="layout" svg:x1="15.451cm" svg:y1="9.313cm" svg:x2="14.393cm" svg:y2="8.255cm">
          <text:p/>
        </draw:line>
        <draw:line draw:name="Straight Connector 136" draw:style-name="gr14" draw:text-style-name="P9" draw:layer="layout" svg:x1="1.905cm" svg:y1="9.313cm" svg:x2="1.27cm" svg:y2="8.678cm">
          <text:p/>
        </draw:line>
        <draw:line draw:name="Straight Connector 137" draw:style-name="gr14" draw:text-style-name="P9" draw:layer="layout" svg:x1="14.605cm" svg:y1="9.313cm" svg:x2="13.546cm" svg:y2="8.255cm">
          <text:p/>
        </draw:line>
        <draw:line draw:name="Straight Connector 138" draw:style-name="gr14" draw:text-style-name="P9" draw:layer="layout" svg:x1="15.028cm" svg:y1="9.313cm" svg:x2="13.97cm" svg:y2="8.255cm">
          <text:p/>
        </draw:line>
        <draw:line draw:name="Straight Connector 139" draw:style-name="gr14" draw:text-style-name="P9" draw:layer="layout" svg:x1="14.181cm" svg:y1="9.313cm" svg:x2="13.123cm" svg:y2="8.255cm">
          <text:p/>
        </draw:line>
        <draw:line draw:name="Straight Connector 140" draw:style-name="gr14" draw:text-style-name="P9" draw:layer="layout" svg:x1="13.758cm" svg:y1="9.313cm" svg:x2="12.7cm" svg:y2="8.255cm">
          <text:p/>
        </draw:line>
        <draw:line draw:name="Straight Connector 141" draw:style-name="gr14" draw:text-style-name="P9" draw:layer="layout" svg:x1="13.335cm" svg:y1="9.313cm" svg:x2="12.276cm" svg:y2="8.255cm">
          <text:p/>
        </draw:line>
        <draw:line draw:name="Straight Connector 142" draw:style-name="gr14" draw:text-style-name="P9" draw:layer="layout" svg:x1="12.911cm" svg:y1="9.313cm" svg:x2="11.853cm" svg:y2="8.255cm">
          <text:p/>
        </draw:line>
        <draw:line draw:name="Straight Connector 143" draw:style-name="gr14" draw:text-style-name="P9" draw:layer="layout" svg:x1="12.488cm" svg:y1="9.313cm" svg:x2="11.43cm" svg:y2="8.255cm">
          <text:p/>
        </draw:line>
        <draw:line draw:name="Straight Connector 144" draw:style-name="gr14" draw:text-style-name="P9" draw:layer="layout" svg:x1="11.218cm" svg:y1="9.313cm" svg:x2="10.16cm" svg:y2="8.255cm">
          <text:p/>
        </draw:line>
        <draw:line draw:name="Straight Connector 145" draw:style-name="gr14" draw:text-style-name="P9" draw:layer="layout" svg:x1="10.795cm" svg:y1="9.313cm" svg:x2="9.736cm" svg:y2="8.255cm">
          <text:p/>
        </draw:line>
        <draw:line draw:name="Straight Connector 146" draw:style-name="gr14" draw:text-style-name="P9" draw:layer="layout" svg:x1="12.065cm" svg:y1="9.313cm" svg:x2="11.006cm" svg:y2="8.255cm">
          <text:p/>
        </draw:line>
        <draw:line draw:name="Straight Connector 147" draw:style-name="gr14" draw:text-style-name="P9" draw:layer="layout" svg:x1="11.641cm" svg:y1="9.313cm" svg:x2="10.583cm" svg:y2="8.255cm">
          <text:p/>
        </draw:line>
        <draw:line draw:name="Straight Connector 148" draw:style-name="gr14" draw:text-style-name="P9" draw:layer="layout" svg:x1="10.371cm" svg:y1="9.313cm" svg:x2="9.313cm" svg:y2="8.255cm">
          <text:p/>
        </draw:line>
        <draw:line draw:name="Straight Connector 149" draw:style-name="gr14" draw:text-style-name="P9" draw:layer="layout" svg:x1="9.948cm" svg:y1="9.313cm" svg:x2="8.89cm" svg:y2="8.255cm">
          <text:p/>
        </draw:line>
        <draw:line draw:name="Straight Connector 150" draw:style-name="gr14" draw:text-style-name="P9" draw:layer="layout" svg:x1="15.451cm" svg:y1="8.466cm" svg:x2="15.24cm" svg:y2="8.255cm">
          <text:p/>
        </draw:line>
        <draw:line draw:name="Straight Connector 151" draw:style-name="gr14" draw:text-style-name="P9" draw:layer="layout" svg:x1="1.481cm" svg:y1="9.313cm" svg:x2="1.27cm" svg:y2="9.101cm">
          <text:p/>
        </draw:line>
        <draw:line draw:name="Straight Connector 152" draw:style-name="gr14" draw:text-style-name="P9" draw:layer="layout" svg:x1="9.525cm" svg:y1="9.313cm" svg:x2="8.466cm" svg:y2="8.255cm">
          <text:p/>
        </draw:line>
        <draw:line draw:name="Straight Connector 153" draw:style-name="gr14" draw:text-style-name="P9" draw:layer="layout" svg:x1="8.678cm" svg:y1="9.313cm" svg:x2="7.62cm" svg:y2="8.255cm">
          <text:p/>
        </draw:line>
        <draw:line draw:name="Straight Connector 154" draw:style-name="gr14" draw:text-style-name="P9" draw:layer="layout" svg:x1="9.101cm" svg:y1="9.313cm" svg:x2="8.043cm" svg:y2="8.255cm">
          <text:p/>
        </draw:line>
        <draw:line draw:name="Straight Connector 155" draw:style-name="gr14" draw:text-style-name="P9" draw:layer="layout" svg:x1="8.255cm" svg:y1="9.313cm" svg:x2="7.196cm" svg:y2="8.255cm">
          <text:p/>
        </draw:line>
        <draw:line draw:name="Straight Connector 156" draw:style-name="gr14" draw:text-style-name="P9" draw:layer="layout" svg:x1="7.831cm" svg:y1="9.313cm" svg:x2="6.773cm" svg:y2="8.255cm">
          <text:p/>
        </draw:line>
        <draw:line draw:name="Straight Connector 157" draw:style-name="gr14" draw:text-style-name="P9" draw:layer="layout" svg:x1="7.408cm" svg:y1="9.313cm" svg:x2="6.35cm" svg:y2="8.255cm">
          <text:p/>
        </draw:line>
        <draw:line draw:name="Straight Connector 158" draw:style-name="gr14" draw:text-style-name="P9" draw:layer="layout" svg:x1="6.985cm" svg:y1="9.313cm" svg:x2="5.926cm" svg:y2="8.255cm">
          <text:p/>
        </draw:line>
        <draw:line draw:name="Straight Connector 159" draw:style-name="gr14" draw:text-style-name="P9" draw:layer="layout" svg:x1="6.561cm" svg:y1="9.313cm" svg:x2="5.503cm" svg:y2="8.255cm">
          <text:p/>
        </draw:line>
        <draw:line draw:name="Straight Connector 160" draw:style-name="gr14" draw:text-style-name="P9" draw:layer="layout" svg:x1="5.291cm" svg:y1="9.313cm" svg:x2="4.233cm" svg:y2="8.255cm">
          <text:p/>
        </draw:line>
        <draw:line draw:name="Straight Connector 161" draw:style-name="gr14" draw:text-style-name="P9" draw:layer="layout" svg:x1="4.868cm" svg:y1="9.313cm" svg:x2="3.81cm" svg:y2="8.255cm">
          <text:p/>
        </draw:line>
        <draw:line draw:name="Straight Connector 162" draw:style-name="gr14" draw:text-style-name="P9" draw:layer="layout" svg:x1="6.138cm" svg:y1="9.313cm" svg:x2="5.08cm" svg:y2="8.255cm">
          <text:p/>
        </draw:line>
        <draw:line draw:name="Straight Connector 163" draw:style-name="gr14" draw:text-style-name="P9" draw:layer="layout" svg:x1="5.715cm" svg:y1="9.313cm" svg:x2="4.656cm" svg:y2="8.255cm">
          <text:p/>
        </draw:line>
        <draw:line draw:name="Straight Connector 164" draw:style-name="gr14" draw:text-style-name="P9" draw:layer="layout" svg:x1="4.445cm" svg:y1="9.313cm" svg:x2="3.386cm" svg:y2="8.255cm">
          <text:p/>
        </draw:line>
        <draw:line draw:name="Straight Connector 165" draw:style-name="gr14" draw:text-style-name="P9" draw:layer="layout" svg:x1="4.021cm" svg:y1="9.313cm" svg:x2="2.963cm" svg:y2="8.255cm">
          <text:p/>
        </draw:line>
        <draw:line draw:name="Straight Connector 166" draw:style-name="gr14" draw:text-style-name="P9" draw:layer="layout" svg:x1="3.175cm" svg:y1="9.313cm" svg:x2="2.116cm" svg:y2="8.255cm">
          <text:p/>
        </draw:line>
        <draw:line draw:name="Straight Connector 167" draw:style-name="gr14" draw:text-style-name="P9" draw:layer="layout" svg:x1="3.598cm" svg:y1="9.313cm" svg:x2="2.54cm" svg:y2="8.255cm">
          <text:p/>
        </draw:line>
        <draw:line draw:name="Straight Connector 168" draw:style-name="gr14" draw:text-style-name="P9" draw:layer="layout" svg:x1="2.751cm" svg:y1="9.313cm" svg:x2="1.693cm" svg:y2="8.255cm">
          <text:p/>
        </draw:line>
        <draw:line draw:name="Straight Connector 169" draw:style-name="gr14" draw:text-style-name="P9" draw:layer="layout" svg:x1="2.328cm" svg:y1="9.313cm" svg:x2="1.27cm" svg:y2="8.255cm">
          <text:p/>
        </draw:line>
        <draw:custom-shape draw:name="Rectangle 171" draw:style-name="gr15" draw:text-style-name="P8" draw:layer="layout" svg:width="6.561cm" svg:height="1.057cm" svg:x="18.627cm" svg:y="1.90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3" draw:style-name="gr14" draw:text-style-name="P9" draw:layer="layout" svg:x1="18.838cm" svg:y1="1.907cm" svg:x2="18.833cm" svg:y2="2.965cm">
          <text:p/>
        </draw:line>
        <draw:line draw:name="Straight Connector 174" draw:style-name="gr14" draw:text-style-name="P9" draw:layer="layout" svg:x1="19.054cm" svg:y1="1.905cm" svg:x2="19.05cm" svg:y2="2.963cm">
          <text:p/>
        </draw:line>
        <draw:line draw:name="Straight Connector 175" draw:style-name="gr14" draw:text-style-name="P9" draw:layer="layout" svg:x1="19.261cm" svg:y1="1.907cm" svg:x2="19.257cm" svg:y2="2.965cm">
          <text:p/>
        </draw:line>
        <draw:line draw:name="Straight Connector 176" draw:style-name="gr14" draw:text-style-name="P9" draw:layer="layout" svg:x1="19.477cm" svg:y1="1.905cm" svg:x2="19.473cm" svg:y2="2.963cm">
          <text:p/>
        </draw:line>
        <draw:line draw:name="Straight Connector 177" draw:style-name="gr14" draw:text-style-name="P9" draw:layer="layout" svg:x1="19.68cm" svg:y1="1.907cm" svg:x2="19.676cm" svg:y2="2.965cm">
          <text:p/>
        </draw:line>
        <draw:line draw:name="Straight Connector 178" draw:style-name="gr14" draw:text-style-name="P9" draw:layer="layout" svg:x1="19.896cm" svg:y1="1.905cm" svg:x2="19.892cm" svg:y2="2.963cm">
          <text:p/>
        </draw:line>
        <draw:line draw:name="Straight Connector 179" draw:style-name="gr14" draw:text-style-name="P9" draw:layer="layout" svg:x1="20.103cm" svg:y1="1.907cm" svg:x2="20.099cm" svg:y2="2.965cm">
          <text:p/>
        </draw:line>
        <draw:line draw:name="Straight Connector 180" draw:style-name="gr14" draw:text-style-name="P9" draw:layer="layout" svg:x1="20.32cm" svg:y1="1.905cm" svg:x2="20.315cm" svg:y2="2.963cm">
          <text:p/>
        </draw:line>
        <draw:line draw:name="Straight Connector 181" draw:style-name="gr14" draw:text-style-name="P9" draw:layer="layout" svg:x1="20.536cm" svg:y1="1.907cm" svg:x2="20.531cm" svg:y2="2.965cm">
          <text:p/>
        </draw:line>
        <draw:line draw:name="Straight Connector 182" draw:style-name="gr14" draw:text-style-name="P9" draw:layer="layout" svg:x1="20.752cm" svg:y1="1.905cm" svg:x2="20.747cm" svg:y2="2.963cm">
          <text:p/>
        </draw:line>
        <draw:line draw:name="Straight Connector 183" draw:style-name="gr14" draw:text-style-name="P9" draw:layer="layout" svg:x1="20.959cm" svg:y1="1.907cm" svg:x2="20.955cm" svg:y2="2.965cm">
          <text:p/>
        </draw:line>
        <draw:line draw:name="Straight Connector 184" draw:style-name="gr14" draw:text-style-name="P9" draw:layer="layout" svg:x1="21.175cm" svg:y1="1.905cm" svg:x2="21.171cm" svg:y2="2.963cm">
          <text:p/>
        </draw:line>
        <draw:line draw:name="Straight Connector 185" draw:style-name="gr14" draw:text-style-name="P9" draw:layer="layout" svg:x1="21.378cm" svg:y1="1.907cm" svg:x2="21.373cm" svg:y2="2.965cm">
          <text:p/>
        </draw:line>
        <draw:line draw:name="Straight Connector 186" draw:style-name="gr14" draw:text-style-name="P9" draw:layer="layout" svg:x1="21.594cm" svg:y1="1.905cm" svg:x2="21.59cm" svg:y2="2.963cm">
          <text:p/>
        </draw:line>
        <draw:line draw:name="Straight Connector 187" draw:style-name="gr14" draw:text-style-name="P9" draw:layer="layout" svg:x1="21.801cm" svg:y1="1.907cm" svg:x2="21.797cm" svg:y2="2.965cm">
          <text:p/>
        </draw:line>
        <draw:line draw:name="Straight Connector 188" draw:style-name="gr14" draw:text-style-name="P9" draw:layer="layout" svg:x1="22.017cm" svg:y1="1.905cm" svg:x2="22.013cm" svg:y2="2.963cm">
          <text:p/>
        </draw:line>
        <draw:line draw:name="Straight Connector 189" draw:style-name="gr14" draw:text-style-name="P9" draw:layer="layout" svg:x1="22.229cm" svg:y1="1.907cm" svg:x2="22.225cm" svg:y2="2.965cm">
          <text:p/>
        </draw:line>
        <draw:line draw:name="Straight Connector 190" draw:style-name="gr14" draw:text-style-name="P9" draw:layer="layout" svg:x1="22.445cm" svg:y1="1.905cm" svg:x2="22.441cm" svg:y2="2.963cm">
          <text:p/>
        </draw:line>
        <draw:line draw:name="Straight Connector 191" draw:style-name="gr14" draw:text-style-name="P9" draw:layer="layout" svg:x1="22.652cm" svg:y1="1.907cm" svg:x2="22.648cm" svg:y2="2.965cm">
          <text:p/>
        </draw:line>
        <draw:line draw:name="Straight Connector 192" draw:style-name="gr14" draw:text-style-name="P9" draw:layer="layout" svg:x1="22.868cm" svg:y1="1.905cm" svg:x2="22.864cm" svg:y2="2.963cm">
          <text:p/>
        </draw:line>
        <draw:line draw:name="Straight Connector 193" draw:style-name="gr14" draw:text-style-name="P9" draw:layer="layout" svg:x1="23.071cm" svg:y1="1.907cm" svg:x2="23.067cm" svg:y2="2.965cm">
          <text:p/>
        </draw:line>
        <draw:line draw:name="Straight Connector 194" draw:style-name="gr14" draw:text-style-name="P9" draw:layer="layout" svg:x1="23.287cm" svg:y1="1.905cm" svg:x2="23.283cm" svg:y2="2.963cm">
          <text:p/>
        </draw:line>
        <draw:line draw:name="Straight Connector 195" draw:style-name="gr14" draw:text-style-name="P9" draw:layer="layout" svg:x1="23.495cm" svg:y1="1.907cm" svg:x2="23.49cm" svg:y2="2.965cm">
          <text:p/>
        </draw:line>
        <draw:line draw:name="Straight Connector 196" draw:style-name="gr14" draw:text-style-name="P9" draw:layer="layout" svg:x1="23.711cm" svg:y1="1.905cm" svg:x2="23.706cm" svg:y2="2.963cm">
          <text:p/>
        </draw:line>
        <draw:line draw:name="Straight Connector 197" draw:style-name="gr14" draw:text-style-name="P9" draw:layer="layout" svg:x1="23.927cm" svg:y1="1.907cm" svg:x2="23.922cm" svg:y2="2.965cm">
          <text:p/>
        </draw:line>
        <draw:line draw:name="Straight Connector 198" draw:style-name="gr14" draw:text-style-name="P9" draw:layer="layout" svg:x1="24.143cm" svg:y1="1.905cm" svg:x2="24.138cm" svg:y2="2.963cm">
          <text:p/>
        </draw:line>
        <draw:line draw:name="Straight Connector 199" draw:style-name="gr14" draw:text-style-name="P9" draw:layer="layout" svg:x1="24.35cm" svg:y1="1.907cm" svg:x2="24.346cm" svg:y2="2.965cm">
          <text:p/>
        </draw:line>
        <draw:line draw:name="Straight Connector 200" draw:style-name="gr14" draw:text-style-name="P9" draw:layer="layout" svg:x1="24.566cm" svg:y1="1.905cm" svg:x2="24.562cm" svg:y2="2.963cm">
          <text:p/>
        </draw:line>
        <draw:line draw:name="Straight Connector 201" draw:style-name="gr14" draw:text-style-name="P9" draw:layer="layout" svg:x1="24.769cm" svg:y1="1.907cm" svg:x2="24.765cm" svg:y2="2.965cm">
          <text:p/>
        </draw:line>
        <draw:line draw:name="Straight Connector 202" draw:style-name="gr14" draw:text-style-name="P9" draw:layer="layout" svg:x1="24.985cm" svg:y1="1.905cm" svg:x2="24.981cm" svg:y2="2.963cm">
          <text:p/>
        </draw:line>
        <draw:custom-shape draw:name="Rectangle 205" draw:style-name="gr15" draw:text-style-name="P8" draw:layer="layout" svg:width="6.561cm" svg:height="1.057cm" svg:x="18.627cm" svg:y="4.019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6" draw:style-name="gr14" draw:text-style-name="P9" draw:layer="layout" svg:x1="18.838cm" svg:y1="4.021cm" svg:x2="18.833cm" svg:y2="5.08cm">
          <text:p/>
        </draw:line>
        <draw:line draw:name="Straight Connector 207" draw:style-name="gr14" draw:text-style-name="P9" draw:layer="layout" svg:x1="19.054cm" svg:y1="4.019cm" svg:x2="19.05cm" svg:y2="5.077cm">
          <text:p/>
        </draw:line>
        <draw:line draw:name="Straight Connector 208" draw:style-name="gr14" draw:text-style-name="P9" draw:layer="layout" svg:x1="19.261cm" svg:y1="4.021cm" svg:x2="19.257cm" svg:y2="5.08cm">
          <text:p/>
        </draw:line>
        <draw:line draw:name="Straight Connector 209" draw:style-name="gr14" draw:text-style-name="P9" draw:layer="layout" svg:x1="19.477cm" svg:y1="4.019cm" svg:x2="19.473cm" svg:y2="5.077cm">
          <text:p/>
        </draw:line>
        <draw:line draw:name="Straight Connector 210" draw:style-name="gr14" draw:text-style-name="P9" draw:layer="layout" svg:x1="19.68cm" svg:y1="4.021cm" svg:x2="19.676cm" svg:y2="5.08cm">
          <text:p/>
        </draw:line>
        <draw:line draw:name="Straight Connector 211" draw:style-name="gr14" draw:text-style-name="P9" draw:layer="layout" svg:x1="19.896cm" svg:y1="4.019cm" svg:x2="19.892cm" svg:y2="5.077cm">
          <text:p/>
        </draw:line>
        <draw:line draw:name="Straight Connector 212" draw:style-name="gr14" draw:text-style-name="P9" draw:layer="layout" svg:x1="20.103cm" svg:y1="4.021cm" svg:x2="20.099cm" svg:y2="5.08cm">
          <text:p/>
        </draw:line>
        <draw:line draw:name="Straight Connector 213" draw:style-name="gr14" draw:text-style-name="P9" draw:layer="layout" svg:x1="20.32cm" svg:y1="4.019cm" svg:x2="20.315cm" svg:y2="5.077cm">
          <text:p/>
        </draw:line>
        <draw:line draw:name="Straight Connector 214" draw:style-name="gr14" draw:text-style-name="P9" draw:layer="layout" svg:x1="20.536cm" svg:y1="4.021cm" svg:x2="20.531cm" svg:y2="5.08cm">
          <text:p/>
        </draw:line>
        <draw:line draw:name="Straight Connector 215" draw:style-name="gr14" draw:text-style-name="P9" draw:layer="layout" svg:x1="20.752cm" svg:y1="4.019cm" svg:x2="20.747cm" svg:y2="5.077cm">
          <text:p/>
        </draw:line>
        <draw:line draw:name="Straight Connector 216" draw:style-name="gr14" draw:text-style-name="P9" draw:layer="layout" svg:x1="20.959cm" svg:y1="4.021cm" svg:x2="20.955cm" svg:y2="5.08cm">
          <text:p/>
        </draw:line>
        <draw:line draw:name="Straight Connector 217" draw:style-name="gr14" draw:text-style-name="P9" draw:layer="layout" svg:x1="21.175cm" svg:y1="4.019cm" svg:x2="21.171cm" svg:y2="5.077cm">
          <text:p/>
        </draw:line>
        <draw:line draw:name="Straight Connector 218" draw:style-name="gr14" draw:text-style-name="P9" draw:layer="layout" svg:x1="21.378cm" svg:y1="4.021cm" svg:x2="21.373cm" svg:y2="5.08cm">
          <text:p/>
        </draw:line>
        <draw:line draw:name="Straight Connector 219" draw:style-name="gr14" draw:text-style-name="P9" draw:layer="layout" svg:x1="21.594cm" svg:y1="4.019cm" svg:x2="21.59cm" svg:y2="5.077cm">
          <text:p/>
        </draw:line>
        <draw:line draw:name="Straight Connector 220" draw:style-name="gr14" draw:text-style-name="P9" draw:layer="layout" svg:x1="21.801cm" svg:y1="4.021cm" svg:x2="21.797cm" svg:y2="5.08cm">
          <text:p/>
        </draw:line>
        <draw:line draw:name="Straight Connector 221" draw:style-name="gr14" draw:text-style-name="P9" draw:layer="layout" svg:x1="22.017cm" svg:y1="4.019cm" svg:x2="22.013cm" svg:y2="5.077cm">
          <text:p/>
        </draw:line>
        <draw:line draw:name="Straight Connector 222" draw:style-name="gr14" draw:text-style-name="P9" draw:layer="layout" svg:x1="22.229cm" svg:y1="4.021cm" svg:x2="22.225cm" svg:y2="5.08cm">
          <text:p/>
        </draw:line>
        <draw:line draw:name="Straight Connector 223" draw:style-name="gr14" draw:text-style-name="P9" draw:layer="layout" svg:x1="22.445cm" svg:y1="4.019cm" svg:x2="22.441cm" svg:y2="5.077cm">
          <text:p/>
        </draw:line>
        <draw:line draw:name="Straight Connector 224" draw:style-name="gr14" draw:text-style-name="P9" draw:layer="layout" svg:x1="22.652cm" svg:y1="4.021cm" svg:x2="22.648cm" svg:y2="5.08cm">
          <text:p/>
        </draw:line>
        <draw:line draw:name="Straight Connector 225" draw:style-name="gr14" draw:text-style-name="P9" draw:layer="layout" svg:x1="22.868cm" svg:y1="4.019cm" svg:x2="22.864cm" svg:y2="5.077cm">
          <text:p/>
        </draw:line>
        <draw:line draw:name="Straight Connector 226" draw:style-name="gr14" draw:text-style-name="P9" draw:layer="layout" svg:x1="23.071cm" svg:y1="4.021cm" svg:x2="23.067cm" svg:y2="5.08cm">
          <text:p/>
        </draw:line>
        <draw:line draw:name="Straight Connector 227" draw:style-name="gr14" draw:text-style-name="P9" draw:layer="layout" svg:x1="23.287cm" svg:y1="4.019cm" svg:x2="23.283cm" svg:y2="5.077cm">
          <text:p/>
        </draw:line>
        <draw:line draw:name="Straight Connector 228" draw:style-name="gr14" draw:text-style-name="P9" draw:layer="layout" svg:x1="23.495cm" svg:y1="4.021cm" svg:x2="23.49cm" svg:y2="5.08cm">
          <text:p/>
        </draw:line>
        <draw:line draw:name="Straight Connector 229" draw:style-name="gr14" draw:text-style-name="P9" draw:layer="layout" svg:x1="23.711cm" svg:y1="4.019cm" svg:x2="23.706cm" svg:y2="5.077cm">
          <text:p/>
        </draw:line>
        <draw:line draw:name="Straight Connector 230" draw:style-name="gr14" draw:text-style-name="P9" draw:layer="layout" svg:x1="23.927cm" svg:y1="4.021cm" svg:x2="23.922cm" svg:y2="5.08cm">
          <text:p/>
        </draw:line>
        <draw:line draw:name="Straight Connector 231" draw:style-name="gr14" draw:text-style-name="P9" draw:layer="layout" svg:x1="24.143cm" svg:y1="4.019cm" svg:x2="24.138cm" svg:y2="5.077cm">
          <text:p/>
        </draw:line>
        <draw:line draw:name="Straight Connector 232" draw:style-name="gr14" draw:text-style-name="P9" draw:layer="layout" svg:x1="24.35cm" svg:y1="4.021cm" svg:x2="24.346cm" svg:y2="5.08cm">
          <text:p/>
        </draw:line>
        <draw:line draw:name="Straight Connector 233" draw:style-name="gr14" draw:text-style-name="P9" draw:layer="layout" svg:x1="24.566cm" svg:y1="4.019cm" svg:x2="24.562cm" svg:y2="5.077cm">
          <text:p/>
        </draw:line>
        <draw:line draw:name="Straight Connector 234" draw:style-name="gr14" draw:text-style-name="P9" draw:layer="layout" svg:x1="24.769cm" svg:y1="4.021cm" svg:x2="24.765cm" svg:y2="5.08cm">
          <text:p/>
        </draw:line>
        <draw:line draw:name="Straight Connector 235" draw:style-name="gr14" draw:text-style-name="P9" draw:layer="layout" svg:x1="24.985cm" svg:y1="4.019cm" svg:x2="24.981cm" svg:y2="5.077cm">
          <text:p/>
        </draw:line>
        <draw:custom-shape draw:name="Rectangle 236" draw:style-name="gr15" draw:text-style-name="P8" draw:layer="layout" svg:width="6.561cm" svg:height="1.057cm" svg:x="18.627cm" svg:y="6.106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9" draw:style-name="gr14" draw:text-style-name="P9" draw:layer="layout" svg:x1="18.626cm" svg:y1="6.317cm" svg:x2="25.188cm" svg:y2="6.322cm">
          <text:p/>
        </draw:line>
        <draw:line draw:name="Straight Connector 240" draw:style-name="gr14" draw:text-style-name="P9" draw:layer="layout" svg:x1="18.626cm" svg:y1="6.529cm" svg:x2="25.188cm" svg:y2="6.533cm">
          <text:p/>
        </draw:line>
        <draw:line draw:name="Straight Connector 241" draw:style-name="gr14" draw:text-style-name="P9" draw:layer="layout" svg:x1="18.626cm" svg:y1="6.74cm" svg:x2="25.188cm" svg:y2="6.745cm">
          <text:p/>
        </draw:line>
        <draw:line draw:name="Straight Connector 242" draw:style-name="gr14" draw:text-style-name="P9" draw:layer="layout" svg:x1="18.626cm" svg:y1="6.952cm" svg:x2="25.188cm" svg:y2="6.957cm">
          <text:p/>
        </draw:line>
        <draw:custom-shape draw:name="Rectangle 243" draw:style-name="gr15" draw:text-style-name="P8" draw:layer="layout" svg:width="6.561cm" svg:height="1.057cm" svg:x="18.627cm" svg:y="8.46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4" draw:style-name="gr14" draw:text-style-name="P9" draw:layer="layout" svg:x1="18.626cm" svg:y1="8.678cm" svg:x2="25.188cm" svg:y2="8.682cm">
          <text:p/>
        </draw:line>
        <draw:line draw:name="Straight Connector 245" draw:style-name="gr14" draw:text-style-name="P9" draw:layer="layout" svg:x1="18.626cm" svg:y1="8.89cm" svg:x2="25.188cm" svg:y2="8.894cm">
          <text:p/>
        </draw:line>
        <draw:line draw:name="Straight Connector 246" draw:style-name="gr14" draw:text-style-name="P9" draw:layer="layout" svg:x1="18.626cm" svg:y1="9.101cm" svg:x2="25.188cm" svg:y2="9.106cm">
          <text:p/>
        </draw:line>
        <draw:line draw:name="Straight Connector 247" draw:style-name="gr14" draw:text-style-name="P9" draw:layer="layout" svg:x1="18.626cm" svg:y1="9.313cm" svg:x2="25.188cm" svg:y2="9.317cm">
          <text:p/>
        </draw:line>
        <draw:custom-shape draw:name="TextBox 248" draw:style-name="gr16" draw:text-style-name="P11" draw:layer="layout" svg:width="4.233cm" svg:height="1.013cm" svg:x="5.714cm" svg:y="0cm">
          <text:p text:style-name="P10"><text:span text:style-name="T5">Thin Ox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17" draw:text-style-name="P11" draw:layer="layout" svg:width="4.868cm" svg:height="1.013cm" svg:x="2.117cm" svg:y="0.847cm">
          <text:p text:style-name="P10"><text:span text:style-name="T5">n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18" draw:text-style-name="P11" draw:layer="layout" svg:width="5.44cm" svg:height="1.013cm" svg:x="10.16cm" svg:y="1.058cm">
          <text:p text:style-name="P10"><text:span text:style-name="T5">p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2" draw:style-name="gr10" draw:text-style-name="P9" draw:layer="layout" svg:width="1.692cm" svg:height="0.544cm" draw:transform="rotate (-3.14159265358979) translate (6.138cm 1.05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3" draw:style-name="gr10" draw:text-style-name="P9" draw:layer="layout" svg:width="1.692cm" svg:height="0.544cm" draw:transform="rotate (-3.14159265358979) translate (11.007cm 1.05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54" draw:style-name="gr19" draw:text-style-name="P8" draw:layer="layout" svg:width="1.269cm" svg:height="1.013cm" svg:x="-0.212cm" svg:y="1.90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19" draw:text-style-name="P8" draw:layer="layout" svg:width="1.269cm" svg:height="1.013cm" svg:x="-0.212cm" svg:y="6.138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7" draw:style-name="gr19" draw:text-style-name="P8" draw:layer="layout" svg:width="1.269cm" svg:height="1.013cm" svg:x="-0.212cm" svg:y="8.25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8" draw:style-name="gr19" draw:text-style-name="P8" draw:layer="layout" svg:width="1.269cm" svg:height="1.013cm" svg:x="17.357cm" svg:y="1.905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19" draw:text-style-name="P8" draw:layer="layout" svg:width="1.269cm" svg:height="1.013cm" svg:x="17.357cm" svg:y="3.842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0" draw:style-name="gr19" draw:text-style-name="P8" draw:layer="layout" svg:width="1.269cm" svg:height="1.013cm" svg:x="17.357cm" svg:y="6.138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19" draw:text-style-name="P8" draw:layer="layout" svg:width="1.269cm" svg:height="1.013cm" svg:x="17.357cm" svg:y="8.287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2" draw:style-name="gr19" draw:text-style-name="P8" draw:layer="layout" svg:width="1.269cm" svg:height="1.013cm" svg:x="14.817cm" svg:y="2.963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4" draw:style-name="gr11" draw:text-style-name="P9" draw:layer="layout" svg:width="1.269cm" svg:height="0.003cm" draw:transform="rotate (-1.5707963267949) translate (14.398cm 2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5" draw:style-name="gr11" draw:text-style-name="P9" draw:layer="layout" svg:width="0.848cm" svg:height="0.001cm" draw:transform="rotate (-1.5707963267949) translate (13.758cm 5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8" draw:style-name="gr19" draw:text-style-name="P8" draw:layer="layout" svg:width="1.269cm" svg:height="1.013cm" svg:x="13.97cm" svg:y="5.112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9" draw:style-name="gr11" draw:text-style-name="P9" draw:layer="layout" svg:width="1.057cm" svg:height="0.003cm" draw:transform="rotate (-1.5707963267949) translate (13.551cm 7.1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1" draw:style-name="gr19" draw:text-style-name="P8" draw:layer="layout" svg:width="1.269cm" svg:height="1.013cm" svg:x="13.758cm" svg:y="7.229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272" draw:style-name="gr12" draw:text-style-name="P8" draw:layer="layout" svg:width="1.269cm" svg:height="3.386cm" svg:x="15.452cm" svg:y="5.927cm">
          <text:p text:style-name="P20"><text:span text:style-name="T5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273" draw:style-name="gr19" draw:text-style-name="P8" draw:layer="layout" svg:width="4.232cm" svg:height="1.013cm" draw:transform="rotate (-1.5707963267949) translate (17.536cm 5.593cm)">
          <text:p text:style-name="P10"><text:span text:style-name="T5">Polysilic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19" draw:text-style-name="P8" draw:layer="layout" svg:width="2.539cm" svg:height="1.773cm" svg:x="20.108cm" svg:y="0.847cm">
          <text:p text:style-name="P10"><text:span text:style-name="T5">Metal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19" draw:text-style-name="P8" draw:layer="layout" svg:width="2.539cm" svg:height="1.773cm" svg:x="20.108cm" svg:y="5.08cm">
          <text:p text:style-name="P10"><text:span text:style-name="T5">Metal 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6" draw:style-name="gr11" draw:text-style-name="P9" draw:layer="layout" svg:width="1.269cm" svg:height="0.003cm" draw:transform="rotate (-1.5707963267949) translate (22.653cm 7.1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0" draw:style-name="gr19" draw:text-style-name="P8" draw:layer="layout" svg:width="2.116cm" svg:height="1.013cm" svg:x="22.437cm" svg:y="2.963cm">
          <text:p text:style-name="P10"><text:span text:style-name="T5">3</text:span><text:span text:style-name="T8">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2" draw:style-name="gr19" draw:text-style-name="P8" draw:layer="layout" svg:width="1.269cm" svg:height="1.013cm" svg:x="22.86cm" svg:y="7.229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7" draw:style-name="gr11" draw:text-style-name="P9" draw:layer="layout" svg:width="1.057cm" svg:height="0.003cm" draw:transform="rotate (-1.5707963267949) translate (24.558cm 2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1" draw:style-name="gr20" draw:text-style-name="P11" xml:id="id1" draw:id="id1" draw:layer="layout" svg:width="8.913cm" svg:height="1.013cm" svg:x="0.4cm" svg:y="13.435cm">
          <text:p text:style-name="P10"><text:span text:style-name="T5">Basic nMOS 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55" draw:style-name="standard" xml:id="id2" draw:id="id2" draw:layer="layout" svg:width="12.698cm" svg:height="7.447cm" svg:x="9.948cm" svg:y="10.79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Different widths</text:span></text:p>
              </table:table-cell>
              <table:table-cell>
                <text:p text:style-name="P10"><text:span text:style-name="T9">Value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0">Diffusion Region width</text:span></text:p>
              </table:table-cell>
              <table:table-cell>
                <text:p text:style-name="P10"><text:span text:style-name="T10">2</text:span><text:span text:style-name="T11">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0">Polysilicon region width</text:span></text:p>
              </table:table-cell>
              <table:table-cell>
                <text:p text:style-name="P12"><text:span text:style-name="T10">2</text:span><text:span text:style-name="T11">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0">Diffusion-Diffusion spacing</text:span></text:p>
              </table:table-cell>
              <table:table-cell>
                <text:p text:style-name="P12"><text:span text:style-name="T10">3</text:span><text:span text:style-name="T11">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0">Poly-Poly spacing</text:span></text:p>
              </table:table-cell>
              <table:table-cell>
                <text:p text:style-name="P12"><text:span text:style-name="T10">2</text:span><text:span text:style-name="T11">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0">Polysilicon gate extension </text:span></text:p>
              </table:table-cell>
              <table:table-cell>
                <text:p text:style-name="P12"><text:span text:style-name="T10">2</text:span><text:span text:style-name="T11">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0">Contact extension</text:span></text:p>
              </table:table-cell>
              <table:table-cell>
                <text:p text:style-name="P12"><text:span text:style-name="T11">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0">Metal width</text:span></text:p>
              </table:table-cell>
              <table:table-cell>
                <text:p text:style-name="P12"><text:span text:style-name="T10">3</text:span><text:span text:style-name="T11">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Rectangle 1" draw:style-name="gr2" draw:text-style-name="P8" draw:layer="layout" svg:width="6.561cm" svg:height="1.057cm" svg:x="1.905cm" svg:y="5.11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3" draw:text-style-name="P9" draw:layer="layout" svg:x1="1.905cm" svg:y1="5.745cm" svg:x2="2.54cm" svg:y2="5.11cm">
          <text:p/>
        </draw:line>
        <draw:line draw:name="Straight Connector 5" draw:style-name="gr3" draw:text-style-name="P9" draw:layer="layout" svg:x1="1.905cm" svg:y1="6.169cm" svg:x2="2.963cm" svg:y2="5.11cm">
          <text:p/>
        </draw:line>
        <draw:line draw:name="Straight Connector 6" draw:style-name="gr3" draw:text-style-name="P9" draw:layer="layout" svg:x1="7.831cm" svg:y1="6.169cm" svg:x2="8.466cm" svg:y2="5.534cm">
          <text:p/>
        </draw:line>
        <draw:line draw:name="Straight Connector 15" draw:style-name="gr3" draw:text-style-name="P9" draw:layer="layout" svg:x1="2.751cm" svg:y1="6.169cm" svg:x2="3.81cm" svg:y2="5.11cm">
          <text:p/>
        </draw:line>
        <draw:line draw:name="Straight Connector 16" draw:style-name="gr3" draw:text-style-name="P9" draw:layer="layout" svg:x1="2.328cm" svg:y1="6.169cm" svg:x2="3.386cm" svg:y2="5.11cm">
          <text:p/>
        </draw:line>
        <draw:line draw:name="Straight Connector 17" draw:style-name="gr3" draw:text-style-name="P9" draw:layer="layout" svg:x1="3.175cm" svg:y1="6.169cm" svg:x2="4.233cm" svg:y2="5.11cm">
          <text:p/>
        </draw:line>
        <draw:line draw:name="Straight Connector 18" draw:style-name="gr3" draw:text-style-name="P9" draw:layer="layout" svg:x1="3.598cm" svg:y1="6.169cm" svg:x2="4.656cm" svg:y2="5.11cm">
          <text:p/>
        </draw:line>
        <draw:line draw:name="Straight Connector 19" draw:style-name="gr3" draw:text-style-name="P9" draw:layer="layout" svg:x1="4.021cm" svg:y1="6.169cm" svg:x2="5.08cm" svg:y2="5.11cm">
          <text:p/>
        </draw:line>
        <draw:line draw:name="Straight Connector 20" draw:style-name="gr3" draw:text-style-name="P9" draw:layer="layout" svg:x1="4.445cm" svg:y1="6.169cm" svg:x2="5.503cm" svg:y2="5.11cm">
          <text:p/>
        </draw:line>
        <draw:line draw:name="Straight Connector 21" draw:style-name="gr3" draw:text-style-name="P9" draw:layer="layout" svg:x1="4.868cm" svg:y1="6.169cm" svg:x2="5.926cm" svg:y2="5.11cm">
          <text:p/>
        </draw:line>
        <draw:line draw:name="Straight Connector 22" draw:style-name="gr3" draw:text-style-name="P9" draw:layer="layout" svg:x1="6.138cm" svg:y1="6.169cm" svg:x2="7.196cm" svg:y2="5.11cm">
          <text:p/>
        </draw:line>
        <draw:line draw:name="Straight Connector 23" draw:style-name="gr3" draw:text-style-name="P9" draw:layer="layout" svg:x1="6.561cm" svg:y1="6.169cm" svg:x2="7.62cm" svg:y2="5.11cm">
          <text:p/>
        </draw:line>
        <draw:line draw:name="Straight Connector 24" draw:style-name="gr3" draw:text-style-name="P9" draw:layer="layout" svg:x1="5.291cm" svg:y1="6.169cm" svg:x2="6.35cm" svg:y2="5.11cm">
          <text:p/>
        </draw:line>
        <draw:line draw:name="Straight Connector 25" draw:style-name="gr3" draw:text-style-name="P9" draw:layer="layout" svg:x1="5.715cm" svg:y1="6.169cm" svg:x2="6.773cm" svg:y2="5.11cm">
          <text:p/>
        </draw:line>
        <draw:line draw:name="Straight Connector 26" draw:style-name="gr3" draw:text-style-name="P9" draw:layer="layout" svg:x1="6.985cm" svg:y1="6.169cm" svg:x2="8.043cm" svg:y2="5.11cm">
          <text:p/>
        </draw:line>
        <draw:line draw:name="Straight Connector 27" draw:style-name="gr3" draw:text-style-name="P9" draw:layer="layout" svg:x1="7.408cm" svg:y1="6.169cm" svg:x2="8.466cm" svg:y2="5.11cm">
          <text:p/>
        </draw:line>
        <draw:custom-shape draw:name="Rectangle 28" draw:style-name="gr2" draw:text-style-name="P8" draw:layer="layout" svg:width="6.561cm" svg:height="1.057cm" svg:x="9.525cm" svg:y="5.11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3" draw:text-style-name="P9" draw:layer="layout" svg:x1="9.525cm" svg:y1="5.745cm" svg:x2="10.16cm" svg:y2="5.11cm">
          <text:p/>
        </draw:line>
        <draw:line draw:name="Straight Connector 31" draw:style-name="gr3" draw:text-style-name="P9" draw:layer="layout" svg:x1="15.663cm" svg:y1="6.169cm" svg:x2="16.086cm" svg:y2="5.745cm">
          <text:p/>
        </draw:line>
        <draw:line draw:name="Straight Connector 33" draw:style-name="gr3" draw:text-style-name="P9" draw:layer="layout" svg:x1="9.948cm" svg:y1="6.169cm" svg:x2="11.006cm" svg:y2="5.11cm">
          <text:p/>
        </draw:line>
        <draw:line draw:name="Straight Connector 34" draw:style-name="gr3" draw:text-style-name="P9" draw:layer="layout" svg:x1="10.795cm" svg:y1="6.169cm" svg:x2="11.853cm" svg:y2="5.11cm">
          <text:p/>
        </draw:line>
        <draw:line draw:name="Straight Connector 36" draw:style-name="gr3" draw:text-style-name="P9" draw:layer="layout" svg:x1="11.641cm" svg:y1="6.169cm" svg:x2="12.7cm" svg:y2="5.11cm">
          <text:p/>
        </draw:line>
        <draw:line draw:name="Straight Connector 38" draw:style-name="gr3" draw:text-style-name="P9" draw:layer="layout" svg:x1="12.488cm" svg:y1="6.169cm" svg:x2="13.546cm" svg:y2="5.11cm">
          <text:p/>
        </draw:line>
        <draw:line draw:name="Straight Connector 40" draw:style-name="gr3" draw:text-style-name="P9" draw:layer="layout" svg:x1="14.181cm" svg:y1="6.169cm" svg:x2="15.24cm" svg:y2="5.11cm">
          <text:p/>
        </draw:line>
        <draw:line draw:name="Straight Connector 42" draw:style-name="gr3" draw:text-style-name="P9" draw:layer="layout" svg:x1="13.335cm" svg:y1="6.169cm" svg:x2="14.393cm" svg:y2="5.11cm">
          <text:p/>
        </draw:line>
        <draw:line draw:name="Straight Connector 44" draw:style-name="gr3" draw:text-style-name="P9" draw:layer="layout" svg:x1="15.028cm" svg:y1="6.169cm" svg:x2="16.086cm" svg:y2="5.11cm">
          <text:p/>
        </draw:line>
        <draw:line draw:name="Straight Connector 46" draw:style-name="gr3" draw:text-style-name="P9" draw:layer="layout" svg:x1="1.905cm" svg:y1="5.322cm" svg:x2="2.116cm" svg:y2="5.11cm">
          <text:p/>
        </draw:line>
        <draw:line draw:name="Straight Connector 52" draw:style-name="gr3" draw:text-style-name="P9" draw:layer="layout" svg:x1="8.255cm" svg:y1="6.169cm" svg:x2="8.466cm" svg:y2="5.957cm">
          <text:p/>
        </draw:line>
        <draw:custom-shape draw:name="TextBox 254" draw:style-name="gr21" draw:text-style-name="P11" draw:layer="layout" svg:width="4.233cm" svg:height="1.013cm" svg:x="1.905cm" svg:y="3.841cm">
          <text:p text:style-name="P10"><text:span text:style-name="T5">2</text:span><text:span text:style-name="T6"></text:span><text:span text:style-name="T5"> X 2</text:span><text:span text:style-name="T6">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7">
          <draw:custom-shape draw:name="Rectangle 53" draw:style-name="gr4" draw:text-style-name="P8" draw:layer="layout" svg:width="6.561cm" svg:height="1.057cm" draw:transform="rotate (-1.5707963267949) translate (5.715cm 2.57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4" draw:style-name="gr5" draw:text-style-name="P9" draw:layer="layout" svg:x1="5.08cm" svg:y1="2.57cm" svg:x2="5.715cm" svg:y2="3.205cm">
            <text:p/>
          </draw:line>
          <draw:line draw:name="Straight Connector 55" draw:style-name="gr5" draw:text-style-name="P9" draw:layer="layout" svg:x1="4.656cm" svg:y1="2.57cm" svg:x2="5.715cm" svg:y2="3.629cm">
            <text:p/>
          </draw:line>
          <draw:line draw:name="Straight Connector 56" draw:style-name="gr5" draw:text-style-name="P9" draw:layer="layout" svg:x1="4.656cm" svg:y1="8.497cm" svg:x2="5.291cm" svg:y2="9.132cm">
            <text:p/>
          </draw:line>
          <draw:line draw:name="Straight Connector 57" draw:style-name="gr5" draw:text-style-name="P9" draw:layer="layout" svg:x1="4.656cm" svg:y1="3.417cm" svg:x2="5.715cm" svg:y2="4.475cm">
            <text:p/>
          </draw:line>
          <draw:line draw:name="Straight Connector 58" draw:style-name="gr5" draw:text-style-name="P9" draw:layer="layout" svg:x1="4.656cm" svg:y1="2.994cm" svg:x2="5.715cm" svg:y2="4.052cm">
            <text:p/>
          </draw:line>
          <draw:line draw:name="Straight Connector 59" draw:style-name="gr5" draw:text-style-name="P9" draw:layer="layout" svg:x1="4.656cm" svg:y1="3.84cm" svg:x2="5.715cm" svg:y2="4.899cm">
            <text:p/>
          </draw:line>
          <draw:line draw:name="Straight Connector 60" draw:style-name="gr5" draw:text-style-name="P9" draw:layer="layout" svg:x1="4.656cm" svg:y1="4.264cm" svg:x2="5.715cm" svg:y2="5.322cm">
            <text:p/>
          </draw:line>
          <draw:line draw:name="Straight Connector 61" draw:style-name="gr5" draw:text-style-name="P9" draw:layer="layout" svg:x1="4.656cm" svg:y1="4.687cm" svg:x2="5.715cm" svg:y2="5.745cm">
            <text:p/>
          </draw:line>
          <draw:line draw:name="Straight Connector 62" draw:style-name="gr5" draw:text-style-name="P9" draw:layer="layout" svg:x1="4.656cm" svg:y1="5.11cm" svg:x2="5.715cm" svg:y2="6.169cm">
            <text:p/>
          </draw:line>
          <draw:line draw:name="Straight Connector 63" draw:style-name="gr5" draw:text-style-name="P9" draw:layer="layout" svg:x1="4.656cm" svg:y1="5.534cm" svg:x2="5.715cm" svg:y2="6.592cm">
            <text:p/>
          </draw:line>
          <draw:line draw:name="Straight Connector 64" draw:style-name="gr5" draw:text-style-name="P9" draw:layer="layout" svg:x1="4.656cm" svg:y1="6.804cm" svg:x2="5.715cm" svg:y2="7.862cm">
            <text:p/>
          </draw:line>
          <draw:line draw:name="Straight Connector 65" draw:style-name="gr5" draw:text-style-name="P9" draw:layer="layout" svg:x1="4.656cm" svg:y1="7.227cm" svg:x2="5.715cm" svg:y2="8.285cm">
            <text:p/>
          </draw:line>
          <draw:line draw:name="Straight Connector 66" draw:style-name="gr5" draw:text-style-name="P9" draw:layer="layout" svg:x1="4.656cm" svg:y1="5.957cm" svg:x2="5.715cm" svg:y2="7.015cm">
            <text:p/>
          </draw:line>
          <draw:line draw:name="Straight Connector 67" draw:style-name="gr5" draw:text-style-name="P9" draw:layer="layout" svg:x1="4.656cm" svg:y1="6.38cm" svg:x2="5.715cm" svg:y2="7.439cm">
            <text:p/>
          </draw:line>
          <draw:line draw:name="Straight Connector 68" draw:style-name="gr5" draw:text-style-name="P9" draw:layer="layout" svg:x1="4.656cm" svg:y1="7.65cm" svg:x2="5.715cm" svg:y2="8.709cm">
            <text:p/>
          </draw:line>
          <draw:line draw:name="Straight Connector 69" draw:style-name="gr5" draw:text-style-name="P9" draw:layer="layout" svg:x1="4.656cm" svg:y1="8.074cm" svg:x2="5.715cm" svg:y2="9.132cm">
            <text:p/>
          </draw:line>
          <draw:line draw:name="Straight Connector 80" draw:style-name="gr5" draw:text-style-name="P9" draw:layer="layout" svg:x1="5.503cm" svg:y1="2.57cm" svg:x2="5.715cm" svg:y2="2.782cm">
            <text:p/>
          </draw:line>
        </draw:g>
        <draw:line draw:name="Straight Connector 291" draw:style-name="gr3" draw:text-style-name="P9" draw:layer="layout" svg:x1="12.065cm" svg:y1="6.169cm" svg:x2="13.123cm" svg:y2="5.11cm">
          <text:p/>
        </draw:line>
        <draw:line draw:name="Straight Connector 292" draw:style-name="gr3" draw:text-style-name="P9" draw:layer="layout" svg:x1="12.7cm" svg:y1="6.169cm" svg:x2="13.123cm" svg:y2="5.745cm">
          <text:p/>
        </draw:line>
        <draw:line draw:name="Straight Connector 293" draw:style-name="gr3" draw:text-style-name="P9" draw:layer="layout" svg:x1="11.95cm" svg:y1="5.534cm" svg:x2="12.373cm" svg:y2="5.11cm">
          <text:p/>
        </draw:line>
        <draw:g draw:name="Group 238">
          <draw:custom-shape draw:name="Rectangle 251" draw:style-name="gr4" draw:text-style-name="P8" draw:layer="layout" svg:width="6.561cm" svg:height="1.057cm" draw:transform="rotate (-1.5707963267949) translate (13.123cm 2.57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55" draw:style-name="gr5" draw:text-style-name="P9" draw:layer="layout" svg:x1="12.488cm" svg:y1="2.57cm" svg:x2="13.123cm" svg:y2="3.205cm">
            <text:p/>
          </draw:line>
          <draw:line draw:name="Straight Connector 263" draw:style-name="gr5" draw:text-style-name="P9" draw:layer="layout" svg:x1="12.065cm" svg:y1="2.57cm" svg:x2="13.123cm" svg:y2="3.629cm">
            <text:p/>
          </draw:line>
          <draw:line draw:name="Straight Connector 266" draw:style-name="gr5" draw:text-style-name="P9" draw:layer="layout" svg:x1="12.065cm" svg:y1="8.497cm" svg:x2="12.7cm" svg:y2="9.132cm">
            <text:p/>
          </draw:line>
          <draw:line draw:name="Straight Connector 267" draw:style-name="gr5" draw:text-style-name="P9" draw:layer="layout" svg:x1="12.065cm" svg:y1="3.417cm" svg:x2="13.123cm" svg:y2="4.475cm">
            <text:p/>
          </draw:line>
          <draw:line draw:name="Straight Connector 270" draw:style-name="gr5" draw:text-style-name="P9" draw:layer="layout" svg:x1="12.065cm" svg:y1="2.994cm" svg:x2="13.123cm" svg:y2="4.052cm">
            <text:p/>
          </draw:line>
          <draw:line draw:name="Straight Connector 277" draw:style-name="gr5" draw:text-style-name="P9" draw:layer="layout" svg:x1="12.065cm" svg:y1="3.84cm" svg:x2="13.123cm" svg:y2="4.899cm">
            <text:p/>
          </draw:line>
          <draw:line draw:name="Straight Connector 278" draw:style-name="gr5" draw:text-style-name="P9" draw:layer="layout" svg:x1="12.065cm" svg:y1="4.264cm" svg:x2="13.123cm" svg:y2="5.322cm">
            <text:p/>
          </draw:line>
          <draw:line draw:name="Straight Connector 279" draw:style-name="gr5" draw:text-style-name="P9" draw:layer="layout" svg:x1="12.065cm" svg:y1="4.687cm" svg:x2="13.123cm" svg:y2="5.745cm">
            <text:p/>
          </draw:line>
          <draw:line draw:name="Straight Connector 281" draw:style-name="gr5" draw:text-style-name="P9" draw:layer="layout" svg:x1="12.065cm" svg:y1="5.11cm" svg:x2="13.123cm" svg:y2="6.169cm">
            <text:p/>
          </draw:line>
          <draw:line draw:name="Straight Connector 283" draw:style-name="gr5" draw:text-style-name="P9" draw:layer="layout" svg:x1="12.065cm" svg:y1="5.534cm" svg:x2="13.123cm" svg:y2="6.592cm">
            <text:p/>
          </draw:line>
          <draw:line draw:name="Straight Connector 284" draw:style-name="gr5" draw:text-style-name="P9" draw:layer="layout" svg:x1="12.065cm" svg:y1="6.804cm" svg:x2="13.123cm" svg:y2="7.862cm">
            <text:p/>
          </draw:line>
          <draw:line draw:name="Straight Connector 285" draw:style-name="gr5" draw:text-style-name="P9" draw:layer="layout" svg:x1="12.065cm" svg:y1="7.227cm" svg:x2="13.123cm" svg:y2="8.285cm">
            <text:p/>
          </draw:line>
          <draw:line draw:name="Straight Connector 286" draw:style-name="gr5" draw:text-style-name="P9" draw:layer="layout" svg:x1="12.065cm" svg:y1="5.957cm" svg:x2="13.123cm" svg:y2="7.015cm">
            <text:p/>
          </draw:line>
          <draw:line draw:name="Straight Connector 287" draw:style-name="gr5" draw:text-style-name="P9" draw:layer="layout" svg:x1="12.065cm" svg:y1="6.38cm" svg:x2="13.123cm" svg:y2="7.439cm">
            <text:p/>
          </draw:line>
          <draw:line draw:name="Straight Connector 288" draw:style-name="gr5" draw:text-style-name="P9" draw:layer="layout" svg:x1="12.065cm" svg:y1="7.65cm" svg:x2="13.123cm" svg:y2="8.709cm">
            <text:p/>
          </draw:line>
          <draw:line draw:name="Straight Connector 289" draw:style-name="gr5" draw:text-style-name="P9" draw:layer="layout" svg:x1="12.065cm" svg:y1="8.074cm" svg:x2="13.123cm" svg:y2="9.132cm">
            <text:p/>
          </draw:line>
          <draw:line draw:name="Straight Connector 290" draw:style-name="gr5" draw:text-style-name="P9" draw:layer="layout" svg:x1="12.911cm" svg:y1="2.57cm" svg:x2="13.123cm" svg:y2="2.782cm">
            <text:p/>
          </draw:line>
        </draw:g>
        <draw:custom-shape draw:name="Rectangle 294" draw:style-name="gr2" draw:text-style-name="P8" draw:layer="layout" svg:width="6.561cm" svg:height="1.057cm" svg:x="17.357cm" svg:y="5.11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5" draw:style-name="gr3" draw:text-style-name="P9" draw:layer="layout" svg:x1="17.356cm" svg:y1="5.745cm" svg:x2="17.991cm" svg:y2="5.11cm">
          <text:p/>
        </draw:line>
        <draw:line draw:name="Straight Connector 296" draw:style-name="gr3" draw:text-style-name="P9" draw:layer="layout" svg:x1="17.356cm" svg:y1="6.169cm" svg:x2="18.415cm" svg:y2="5.11cm">
          <text:p/>
        </draw:line>
        <draw:line draw:name="Straight Connector 297" draw:style-name="gr3" draw:text-style-name="P9" draw:layer="layout" svg:x1="23.283cm" svg:y1="6.169cm" svg:x2="23.918cm" svg:y2="5.534cm">
          <text:p/>
        </draw:line>
        <draw:line draw:name="Straight Connector 298" draw:style-name="gr3" draw:text-style-name="P9" draw:layer="layout" svg:x1="18.203cm" svg:y1="6.169cm" svg:x2="19.261cm" svg:y2="5.11cm">
          <text:p/>
        </draw:line>
        <draw:line draw:name="Straight Connector 299" draw:style-name="gr3" draw:text-style-name="P9" draw:layer="layout" svg:x1="17.78cm" svg:y1="6.169cm" svg:x2="18.838cm" svg:y2="5.11cm">
          <text:p/>
        </draw:line>
        <draw:line draw:name="Straight Connector 300" draw:style-name="gr3" draw:text-style-name="P9" draw:layer="layout" svg:x1="18.626cm" svg:y1="6.169cm" svg:x2="19.685cm" svg:y2="5.11cm">
          <text:p/>
        </draw:line>
        <draw:line draw:name="Straight Connector 301" draw:style-name="gr3" draw:text-style-name="P9" draw:layer="layout" svg:x1="19.05cm" svg:y1="6.169cm" svg:x2="20.108cm" svg:y2="5.11cm">
          <text:p/>
        </draw:line>
        <draw:line draw:name="Straight Connector 302" draw:style-name="gr3" draw:text-style-name="P9" draw:layer="layout" svg:x1="19.473cm" svg:y1="6.169cm" svg:x2="20.531cm" svg:y2="5.11cm">
          <text:p/>
        </draw:line>
        <draw:line draw:name="Straight Connector 303" draw:style-name="gr3" draw:text-style-name="P9" draw:layer="layout" svg:x1="19.896cm" svg:y1="6.169cm" svg:x2="20.955cm" svg:y2="5.11cm">
          <text:p/>
        </draw:line>
        <draw:line draw:name="Straight Connector 304" draw:style-name="gr3" draw:text-style-name="P9" draw:layer="layout" svg:x1="20.32cm" svg:y1="6.169cm" svg:x2="21.378cm" svg:y2="5.11cm">
          <text:p/>
        </draw:line>
        <draw:line draw:name="Straight Connector 305" draw:style-name="gr3" draw:text-style-name="P9" draw:layer="layout" svg:x1="21.59cm" svg:y1="6.169cm" svg:x2="22.648cm" svg:y2="5.11cm">
          <text:p/>
        </draw:line>
        <draw:line draw:name="Straight Connector 306" draw:style-name="gr3" draw:text-style-name="P9" draw:layer="layout" svg:x1="22.013cm" svg:y1="6.169cm" svg:x2="23.071cm" svg:y2="5.11cm">
          <text:p/>
        </draw:line>
        <draw:line draw:name="Straight Connector 307" draw:style-name="gr3" draw:text-style-name="P9" draw:layer="layout" svg:x1="20.743cm" svg:y1="6.169cm" svg:x2="21.801cm" svg:y2="5.11cm">
          <text:p/>
        </draw:line>
        <draw:line draw:name="Straight Connector 308" draw:style-name="gr3" draw:text-style-name="P9" draw:layer="layout" svg:x1="21.166cm" svg:y1="6.169cm" svg:x2="22.225cm" svg:y2="5.11cm">
          <text:p/>
        </draw:line>
        <draw:line draw:name="Straight Connector 309" draw:style-name="gr3" draw:text-style-name="P9" draw:layer="layout" svg:x1="22.436cm" svg:y1="6.169cm" svg:x2="23.495cm" svg:y2="5.11cm">
          <text:p/>
        </draw:line>
        <draw:line draw:name="Straight Connector 310" draw:style-name="gr3" draw:text-style-name="P9" draw:layer="layout" svg:x1="22.86cm" svg:y1="6.169cm" svg:x2="23.918cm" svg:y2="5.11cm">
          <text:p/>
        </draw:line>
        <draw:line draw:name="Straight Connector 311" draw:style-name="gr3" draw:text-style-name="P9" draw:layer="layout" svg:x1="17.356cm" svg:y1="5.322cm" svg:x2="17.568cm" svg:y2="5.11cm">
          <text:p/>
        </draw:line>
        <draw:line draw:name="Straight Connector 312" draw:style-name="gr3" draw:text-style-name="P9" draw:layer="layout" svg:x1="23.706cm" svg:y1="6.169cm" svg:x2="23.918cm" svg:y2="5.957cm">
          <text:p/>
        </draw:line>
        <draw:g draw:name="Group 313">
          <draw:custom-shape draw:name="Rectangle 314" draw:style-name="gr4" draw:text-style-name="P8" draw:layer="layout" svg:width="6.561cm" svg:height="1.057cm" draw:transform="rotate (-1.5707963267949) translate (21.167cm 2.57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15" draw:style-name="gr5" draw:text-style-name="P9" draw:layer="layout" svg:x1="20.531cm" svg:y1="2.57cm" svg:x2="21.166cm" svg:y2="3.205cm">
            <text:p/>
          </draw:line>
          <draw:line draw:name="Straight Connector 316" draw:style-name="gr5" draw:text-style-name="P9" draw:layer="layout" svg:x1="20.108cm" svg:y1="2.57cm" svg:x2="21.166cm" svg:y2="3.629cm">
            <text:p/>
          </draw:line>
          <draw:line draw:name="Straight Connector 317" draw:style-name="gr5" draw:text-style-name="P9" draw:layer="layout" svg:x1="20.108cm" svg:y1="8.497cm" svg:x2="20.743cm" svg:y2="9.132cm">
            <text:p/>
          </draw:line>
          <draw:line draw:name="Straight Connector 318" draw:style-name="gr5" draw:text-style-name="P9" draw:layer="layout" svg:x1="20.108cm" svg:y1="3.417cm" svg:x2="21.166cm" svg:y2="4.475cm">
            <text:p/>
          </draw:line>
          <draw:line draw:name="Straight Connector 319" draw:style-name="gr5" draw:text-style-name="P9" draw:layer="layout" svg:x1="20.108cm" svg:y1="2.994cm" svg:x2="21.166cm" svg:y2="4.052cm">
            <text:p/>
          </draw:line>
          <draw:line draw:name="Straight Connector 320" draw:style-name="gr5" draw:text-style-name="P9" draw:layer="layout" svg:x1="20.108cm" svg:y1="3.84cm" svg:x2="21.166cm" svg:y2="4.899cm">
            <text:p/>
          </draw:line>
          <draw:line draw:name="Straight Connector 321" draw:style-name="gr5" draw:text-style-name="P9" draw:layer="layout" svg:x1="20.108cm" svg:y1="4.264cm" svg:x2="21.166cm" svg:y2="5.322cm">
            <text:p/>
          </draw:line>
          <draw:line draw:name="Straight Connector 322" draw:style-name="gr5" draw:text-style-name="P9" draw:layer="layout" svg:x1="20.108cm" svg:y1="4.687cm" svg:x2="21.166cm" svg:y2="5.745cm">
            <text:p/>
          </draw:line>
          <draw:line draw:name="Straight Connector 323" draw:style-name="gr5" draw:text-style-name="P9" draw:layer="layout" svg:x1="20.108cm" svg:y1="5.11cm" svg:x2="21.166cm" svg:y2="6.169cm">
            <text:p/>
          </draw:line>
          <draw:line draw:name="Straight Connector 324" draw:style-name="gr5" draw:text-style-name="P9" draw:layer="layout" svg:x1="20.108cm" svg:y1="5.534cm" svg:x2="21.166cm" svg:y2="6.592cm">
            <text:p/>
          </draw:line>
          <draw:line draw:name="Straight Connector 325" draw:style-name="gr5" draw:text-style-name="P9" draw:layer="layout" svg:x1="20.108cm" svg:y1="6.804cm" svg:x2="21.166cm" svg:y2="7.862cm">
            <text:p/>
          </draw:line>
          <draw:line draw:name="Straight Connector 326" draw:style-name="gr5" draw:text-style-name="P9" draw:layer="layout" svg:x1="20.108cm" svg:y1="7.227cm" svg:x2="21.166cm" svg:y2="8.285cm">
            <text:p/>
          </draw:line>
          <draw:line draw:name="Straight Connector 327" draw:style-name="gr5" draw:text-style-name="P9" draw:layer="layout" svg:x1="20.108cm" svg:y1="5.957cm" svg:x2="21.166cm" svg:y2="7.015cm">
            <text:p/>
          </draw:line>
          <draw:line draw:name="Straight Connector 328" draw:style-name="gr5" draw:text-style-name="P9" draw:layer="layout" svg:x1="20.108cm" svg:y1="6.38cm" svg:x2="21.166cm" svg:y2="7.439cm">
            <text:p/>
          </draw:line>
          <draw:line draw:name="Straight Connector 329" draw:style-name="gr5" draw:text-style-name="P9" draw:layer="layout" svg:x1="20.108cm" svg:y1="7.65cm" svg:x2="21.166cm" svg:y2="8.709cm">
            <text:p/>
          </draw:line>
          <draw:line draw:name="Straight Connector 330" draw:style-name="gr5" draw:text-style-name="P9" draw:layer="layout" svg:x1="20.108cm" svg:y1="8.074cm" svg:x2="21.166cm" svg:y2="9.132cm">
            <text:p/>
          </draw:line>
          <draw:line draw:name="Straight Connector 331" draw:style-name="gr5" draw:text-style-name="P9" draw:layer="layout" svg:x1="20.955cm" svg:y1="2.57cm" svg:x2="21.166cm" svg:y2="2.782cm">
            <text:p/>
          </draw:line>
        </draw:g>
        <draw:custom-shape draw:name="Rectangle 332" draw:style-name="gr22" draw:text-style-name="P8" draw:layer="layout" svg:width="3.174cm" svg:height="3.174cm" svg:x="19.05cm" svg:y="3.84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3" draw:style-name="gr23" draw:text-style-name="P11" draw:layer="layout" svg:width="4.233cm" svg:height="1.013cm" svg:x="9.313cm" svg:y="4.053cm">
          <text:p text:style-name="P10"><text:span text:style-name="T5">2</text:span><text:span text:style-name="T6"></text:span><text:span text:style-name="T5"> X 2</text:span><text:span text:style-name="T6">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4" draw:style-name="gr24" draw:text-style-name="P11" draw:layer="layout" svg:width="3.198cm" svg:height="1.013cm" svg:x="21.802cm" svg:y="2.783cm">
          <text:p text:style-name="P10"><text:span text:style-name="T5">6</text:span><text:span text:style-name="T6"></text:span><text:span text:style-name="T5"> X 6</text:span><text:span text:style-name="T6">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5" draw:style-name="gr9" draw:text-style-name="P8" draw:layer="layout" svg:width="7.619cm" svg:height="1.013cm" svg:x="1.482cm" svg:y="9.556cm">
          <text:p text:style-name="P10"><text:span text:style-name="T5">nMOS enhan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6" draw:style-name="gr9" draw:text-style-name="P8" draw:layer="layout" svg:width="6.984cm" svg:height="1.013cm" svg:x="9.525cm" svg:y="9.556cm">
          <text:p text:style-name="P10"><text:span text:style-name="T5">pMOS enhan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7" draw:style-name="gr9" draw:text-style-name="P8" draw:layer="layout" svg:width="6.137cm" svg:height="1.013cm" svg:x="17.992cm" svg:y="9.556cm">
          <text:p text:style-name="P10"><text:span text:style-name="T5">nMOS deple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8" draw:style-name="gr9" draw:text-style-name="P8" draw:layer="layout" svg:width="1.269cm" svg:height="1.773cm" svg:x="20.108cm" svg:y="1.513cm">
          <text:p text:style-name="P10"><text:span text:style-name="T5">2</text:span><text:span text:style-name="T6"></text:span><text:span text:style-name="T5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9" draw:style-name="gr9" draw:text-style-name="P8" draw:layer="layout" svg:width="1.269cm" svg:height="1.773cm" svg:x="23.707cm" svg:y="5.111cm">
          <text:p text:style-name="P10"><text:span text:style-name="T5">2</text:span><text:span text:style-name="T6"></text:span><text:span text:style-name="T5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9" draw:text-style-name="P8" draw:layer="layout" svg:width="8.466cm" svg:height="1.267cm" svg:x="8.467cm" svg:y="0.212cm">
          <text:p text:style-name="P10"><text:span text:style-name="T7">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Rectangle 1" draw:style-name="gr13" draw:text-style-name="P8" draw:layer="layout" svg:width="6.561cm" svg:height="1.057cm" svg:x="1.905cm" svg:y="5.11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14" draw:text-style-name="P9" draw:layer="layout" svg:x1="1.905cm" svg:y1="5.745cm" svg:x2="2.54cm" svg:y2="5.11cm">
          <text:p/>
        </draw:line>
        <draw:line draw:name="Straight Connector 5" draw:style-name="gr14" draw:text-style-name="P9" draw:layer="layout" svg:x1="1.905cm" svg:y1="6.169cm" svg:x2="2.963cm" svg:y2="5.11cm">
          <text:p/>
        </draw:line>
        <draw:line draw:name="Straight Connector 6" draw:style-name="gr14" draw:text-style-name="P9" draw:layer="layout" svg:x1="7.831cm" svg:y1="6.169cm" svg:x2="8.466cm" svg:y2="5.534cm">
          <text:p/>
        </draw:line>
        <draw:line draw:name="Straight Connector 15" draw:style-name="gr14" draw:text-style-name="P9" draw:layer="layout" svg:x1="2.751cm" svg:y1="6.169cm" svg:x2="3.81cm" svg:y2="5.11cm">
          <text:p/>
        </draw:line>
        <draw:line draw:name="Straight Connector 16" draw:style-name="gr14" draw:text-style-name="P9" draw:layer="layout" svg:x1="2.328cm" svg:y1="6.169cm" svg:x2="3.386cm" svg:y2="5.11cm">
          <text:p/>
        </draw:line>
        <draw:line draw:name="Straight Connector 17" draw:style-name="gr14" draw:text-style-name="P9" draw:layer="layout" svg:x1="3.175cm" svg:y1="6.169cm" svg:x2="4.233cm" svg:y2="5.11cm">
          <text:p/>
        </draw:line>
        <draw:line draw:name="Straight Connector 18" draw:style-name="gr14" draw:text-style-name="P9" draw:layer="layout" svg:x1="3.598cm" svg:y1="6.169cm" svg:x2="4.656cm" svg:y2="5.11cm">
          <text:p/>
        </draw:line>
        <draw:line draw:name="Straight Connector 19" draw:style-name="gr14" draw:text-style-name="P9" draw:layer="layout" svg:x1="4.021cm" svg:y1="6.169cm" svg:x2="5.08cm" svg:y2="5.11cm">
          <text:p/>
        </draw:line>
        <draw:line draw:name="Straight Connector 20" draw:style-name="gr14" draw:text-style-name="P9" draw:layer="layout" svg:x1="4.445cm" svg:y1="6.169cm" svg:x2="5.503cm" svg:y2="5.11cm">
          <text:p/>
        </draw:line>
        <draw:line draw:name="Straight Connector 21" draw:style-name="gr14" draw:text-style-name="P9" draw:layer="layout" svg:x1="4.868cm" svg:y1="6.169cm" svg:x2="5.926cm" svg:y2="5.11cm">
          <text:p/>
        </draw:line>
        <draw:line draw:name="Straight Connector 22" draw:style-name="gr14" draw:text-style-name="P9" draw:layer="layout" svg:x1="6.138cm" svg:y1="6.169cm" svg:x2="7.196cm" svg:y2="5.11cm">
          <text:p/>
        </draw:line>
        <draw:line draw:name="Straight Connector 23" draw:style-name="gr14" draw:text-style-name="P9" draw:layer="layout" svg:x1="6.561cm" svg:y1="6.169cm" svg:x2="7.62cm" svg:y2="5.11cm">
          <text:p/>
        </draw:line>
        <draw:line draw:name="Straight Connector 24" draw:style-name="gr14" draw:text-style-name="P9" draw:layer="layout" svg:x1="5.291cm" svg:y1="6.169cm" svg:x2="6.35cm" svg:y2="5.11cm">
          <text:p/>
        </draw:line>
        <draw:line draw:name="Straight Connector 25" draw:style-name="gr14" draw:text-style-name="P9" draw:layer="layout" svg:x1="5.715cm" svg:y1="6.169cm" svg:x2="6.773cm" svg:y2="5.11cm">
          <text:p/>
        </draw:line>
        <draw:line draw:name="Straight Connector 26" draw:style-name="gr14" draw:text-style-name="P9" draw:layer="layout" svg:x1="6.985cm" svg:y1="6.169cm" svg:x2="8.043cm" svg:y2="5.11cm">
          <text:p/>
        </draw:line>
        <draw:line draw:name="Straight Connector 27" draw:style-name="gr14" draw:text-style-name="P9" draw:layer="layout" svg:x1="7.408cm" svg:y1="6.169cm" svg:x2="8.466cm" svg:y2="5.11cm">
          <text:p/>
        </draw:line>
        <draw:custom-shape draw:name="Rectangle 28" draw:style-name="gr13" draw:text-style-name="P8" draw:layer="layout" svg:width="6.561cm" svg:height="1.057cm" svg:x="9.525cm" svg:y="5.11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4" draw:text-style-name="P9" draw:layer="layout" svg:x1="9.525cm" svg:y1="5.745cm" svg:x2="10.16cm" svg:y2="5.11cm">
          <text:p/>
        </draw:line>
        <draw:line draw:name="Straight Connector 31" draw:style-name="gr14" draw:text-style-name="P9" draw:layer="layout" svg:x1="15.663cm" svg:y1="6.169cm" svg:x2="16.086cm" svg:y2="5.745cm">
          <text:p/>
        </draw:line>
        <draw:line draw:name="Straight Connector 33" draw:style-name="gr14" draw:text-style-name="P9" draw:layer="layout" svg:x1="9.948cm" svg:y1="6.169cm" svg:x2="11.006cm" svg:y2="5.11cm">
          <text:p/>
        </draw:line>
        <draw:line draw:name="Straight Connector 34" draw:style-name="gr14" draw:text-style-name="P9" draw:layer="layout" svg:x1="10.795cm" svg:y1="6.169cm" svg:x2="11.853cm" svg:y2="5.11cm">
          <text:p/>
        </draw:line>
        <draw:line draw:name="Straight Connector 36" draw:style-name="gr14" draw:text-style-name="P9" draw:layer="layout" svg:x1="11.641cm" svg:y1="6.169cm" svg:x2="12.7cm" svg:y2="5.11cm">
          <text:p/>
        </draw:line>
        <draw:line draw:name="Straight Connector 38" draw:style-name="gr14" draw:text-style-name="P9" draw:layer="layout" svg:x1="12.488cm" svg:y1="6.169cm" svg:x2="13.546cm" svg:y2="5.11cm">
          <text:p/>
        </draw:line>
        <draw:line draw:name="Straight Connector 40" draw:style-name="gr14" draw:text-style-name="P9" draw:layer="layout" svg:x1="14.181cm" svg:y1="6.169cm" svg:x2="15.24cm" svg:y2="5.11cm">
          <text:p/>
        </draw:line>
        <draw:line draw:name="Straight Connector 42" draw:style-name="gr14" draw:text-style-name="P9" draw:layer="layout" svg:x1="13.335cm" svg:y1="6.169cm" svg:x2="14.393cm" svg:y2="5.11cm">
          <text:p/>
        </draw:line>
        <draw:line draw:name="Straight Connector 44" draw:style-name="gr14" draw:text-style-name="P9" draw:layer="layout" svg:x1="15.028cm" svg:y1="6.169cm" svg:x2="16.086cm" svg:y2="5.11cm">
          <text:p/>
        </draw:line>
        <draw:line draw:name="Straight Connector 46" draw:style-name="gr14" draw:text-style-name="P9" draw:layer="layout" svg:x1="1.905cm" svg:y1="5.322cm" svg:x2="2.116cm" svg:y2="5.11cm">
          <text:p/>
        </draw:line>
        <draw:line draw:name="Straight Connector 52" draw:style-name="gr14" draw:text-style-name="P9" draw:layer="layout" svg:x1="8.255cm" svg:y1="6.169cm" svg:x2="8.466cm" svg:y2="5.957cm">
          <text:p/>
        </draw:line>
        <draw:custom-shape draw:name="TextBox 254" draw:style-name="gr25" draw:text-style-name="P11" draw:layer="layout" svg:width="3.495cm" svg:height="1.013cm" svg:x="1.905cm" svg:y="3.841cm">
          <text:p text:style-name="P10"><text:span text:style-name="T5">2</text:span><text:span text:style-name="T6"></text:span><text:span text:style-name="T5"> X 2</text:span><text:span text:style-name="T6">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7">
          <draw:custom-shape draw:name="Rectangle 53" draw:style-name="gr13" draw:text-style-name="P8" draw:layer="layout" svg:width="6.561cm" svg:height="1.057cm" draw:transform="rotate (-1.5707963267949) translate (5.715cm 2.57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4" draw:style-name="gr14" draw:text-style-name="P9" draw:layer="layout" svg:x1="5.08cm" svg:y1="2.57cm" svg:x2="5.715cm" svg:y2="3.205cm">
            <text:p/>
          </draw:line>
          <draw:line draw:name="Straight Connector 55" draw:style-name="gr14" draw:text-style-name="P9" draw:layer="layout" svg:x1="4.656cm" svg:y1="2.57cm" svg:x2="5.715cm" svg:y2="3.629cm">
            <text:p/>
          </draw:line>
          <draw:line draw:name="Straight Connector 56" draw:style-name="gr14" draw:text-style-name="P9" draw:layer="layout" svg:x1="4.656cm" svg:y1="8.497cm" svg:x2="5.291cm" svg:y2="9.132cm">
            <text:p/>
          </draw:line>
          <draw:line draw:name="Straight Connector 57" draw:style-name="gr14" draw:text-style-name="P9" draw:layer="layout" svg:x1="4.656cm" svg:y1="3.417cm" svg:x2="5.715cm" svg:y2="4.475cm">
            <text:p/>
          </draw:line>
          <draw:line draw:name="Straight Connector 58" draw:style-name="gr14" draw:text-style-name="P9" draw:layer="layout" svg:x1="4.656cm" svg:y1="2.994cm" svg:x2="5.715cm" svg:y2="4.052cm">
            <text:p/>
          </draw:line>
          <draw:line draw:name="Straight Connector 59" draw:style-name="gr14" draw:text-style-name="P9" draw:layer="layout" svg:x1="4.656cm" svg:y1="3.84cm" svg:x2="5.715cm" svg:y2="4.899cm">
            <text:p/>
          </draw:line>
          <draw:line draw:name="Straight Connector 60" draw:style-name="gr14" draw:text-style-name="P9" draw:layer="layout" svg:x1="4.656cm" svg:y1="4.264cm" svg:x2="5.715cm" svg:y2="5.322cm">
            <text:p/>
          </draw:line>
          <draw:line draw:name="Straight Connector 61" draw:style-name="gr14" draw:text-style-name="P9" draw:layer="layout" svg:x1="4.656cm" svg:y1="4.687cm" svg:x2="5.715cm" svg:y2="5.745cm">
            <text:p/>
          </draw:line>
          <draw:line draw:name="Straight Connector 62" draw:style-name="gr14" draw:text-style-name="P9" draw:layer="layout" svg:x1="4.656cm" svg:y1="5.11cm" svg:x2="5.715cm" svg:y2="6.169cm">
            <text:p/>
          </draw:line>
          <draw:line draw:name="Straight Connector 63" draw:style-name="gr14" draw:text-style-name="P9" draw:layer="layout" svg:x1="4.656cm" svg:y1="5.534cm" svg:x2="5.715cm" svg:y2="6.592cm">
            <text:p/>
          </draw:line>
          <draw:line draw:name="Straight Connector 64" draw:style-name="gr14" draw:text-style-name="P9" draw:layer="layout" svg:x1="4.656cm" svg:y1="6.804cm" svg:x2="5.715cm" svg:y2="7.862cm">
            <text:p/>
          </draw:line>
          <draw:line draw:name="Straight Connector 65" draw:style-name="gr14" draw:text-style-name="P9" draw:layer="layout" svg:x1="4.656cm" svg:y1="7.227cm" svg:x2="5.715cm" svg:y2="8.285cm">
            <text:p/>
          </draw:line>
          <draw:line draw:name="Straight Connector 66" draw:style-name="gr14" draw:text-style-name="P9" draw:layer="layout" svg:x1="4.656cm" svg:y1="5.957cm" svg:x2="5.715cm" svg:y2="7.015cm">
            <text:p/>
          </draw:line>
          <draw:line draw:name="Straight Connector 67" draw:style-name="gr14" draw:text-style-name="P9" draw:layer="layout" svg:x1="4.656cm" svg:y1="6.38cm" svg:x2="5.715cm" svg:y2="7.439cm">
            <text:p/>
          </draw:line>
          <draw:line draw:name="Straight Connector 68" draw:style-name="gr14" draw:text-style-name="P9" draw:layer="layout" svg:x1="4.656cm" svg:y1="7.65cm" svg:x2="5.715cm" svg:y2="8.709cm">
            <text:p/>
          </draw:line>
          <draw:line draw:name="Straight Connector 69" draw:style-name="gr14" draw:text-style-name="P9" draw:layer="layout" svg:x1="4.656cm" svg:y1="8.074cm" svg:x2="5.715cm" svg:y2="9.132cm">
            <text:p/>
          </draw:line>
          <draw:line draw:name="Straight Connector 80" draw:style-name="gr14" draw:text-style-name="P9" draw:layer="layout" svg:x1="5.503cm" svg:y1="2.57cm" svg:x2="5.715cm" svg:y2="2.782cm">
            <text:p/>
          </draw:line>
        </draw:g>
        <draw:line draw:name="Straight Connector 291" draw:style-name="gr14" draw:text-style-name="P9" draw:layer="layout" svg:x1="12.065cm" svg:y1="6.169cm" svg:x2="13.123cm" svg:y2="5.11cm">
          <text:p/>
        </draw:line>
        <draw:line draw:name="Straight Connector 292" draw:style-name="gr14" draw:text-style-name="P9" draw:layer="layout" svg:x1="12.7cm" svg:y1="6.169cm" svg:x2="13.123cm" svg:y2="5.745cm">
          <text:p/>
        </draw:line>
        <draw:line draw:name="Straight Connector 293" draw:style-name="gr14" draw:text-style-name="P9" draw:layer="layout" svg:x1="11.95cm" svg:y1="5.534cm" svg:x2="12.373cm" svg:y2="5.11cm">
          <text:p/>
        </draw:line>
        <draw:g draw:name="Group 238">
          <draw:custom-shape draw:name="Rectangle 251" draw:style-name="gr13" draw:text-style-name="P8" draw:layer="layout" svg:width="6.561cm" svg:height="1.057cm" draw:transform="rotate (-1.5707963267949) translate (13.123cm 2.57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55" draw:style-name="gr14" draw:text-style-name="P9" draw:layer="layout" svg:x1="12.488cm" svg:y1="2.57cm" svg:x2="13.123cm" svg:y2="3.205cm">
            <text:p/>
          </draw:line>
          <draw:line draw:name="Straight Connector 263" draw:style-name="gr14" draw:text-style-name="P9" draw:layer="layout" svg:x1="12.065cm" svg:y1="2.57cm" svg:x2="13.123cm" svg:y2="3.629cm">
            <text:p/>
          </draw:line>
          <draw:line draw:name="Straight Connector 266" draw:style-name="gr14" draw:text-style-name="P9" draw:layer="layout" svg:x1="12.065cm" svg:y1="8.497cm" svg:x2="12.7cm" svg:y2="9.132cm">
            <text:p/>
          </draw:line>
          <draw:line draw:name="Straight Connector 267" draw:style-name="gr14" draw:text-style-name="P9" draw:layer="layout" svg:x1="12.065cm" svg:y1="3.417cm" svg:x2="13.123cm" svg:y2="4.475cm">
            <text:p/>
          </draw:line>
          <draw:line draw:name="Straight Connector 270" draw:style-name="gr14" draw:text-style-name="P9" draw:layer="layout" svg:x1="12.065cm" svg:y1="2.994cm" svg:x2="13.123cm" svg:y2="4.052cm">
            <text:p/>
          </draw:line>
          <draw:line draw:name="Straight Connector 277" draw:style-name="gr14" draw:text-style-name="P9" draw:layer="layout" svg:x1="12.065cm" svg:y1="3.84cm" svg:x2="13.123cm" svg:y2="4.899cm">
            <text:p/>
          </draw:line>
          <draw:line draw:name="Straight Connector 278" draw:style-name="gr14" draw:text-style-name="P9" draw:layer="layout" svg:x1="12.065cm" svg:y1="4.264cm" svg:x2="13.123cm" svg:y2="5.322cm">
            <text:p/>
          </draw:line>
          <draw:line draw:name="Straight Connector 279" draw:style-name="gr14" draw:text-style-name="P9" draw:layer="layout" svg:x1="12.065cm" svg:y1="4.687cm" svg:x2="13.123cm" svg:y2="5.745cm">
            <text:p/>
          </draw:line>
          <draw:line draw:name="Straight Connector 281" draw:style-name="gr14" draw:text-style-name="P9" draw:layer="layout" svg:x1="12.065cm" svg:y1="5.11cm" svg:x2="13.123cm" svg:y2="6.169cm">
            <text:p/>
          </draw:line>
          <draw:line draw:name="Straight Connector 283" draw:style-name="gr14" draw:text-style-name="P9" draw:layer="layout" svg:x1="12.065cm" svg:y1="5.534cm" svg:x2="13.123cm" svg:y2="6.592cm">
            <text:p/>
          </draw:line>
          <draw:line draw:name="Straight Connector 284" draw:style-name="gr14" draw:text-style-name="P9" draw:layer="layout" svg:x1="12.065cm" svg:y1="6.804cm" svg:x2="13.123cm" svg:y2="7.862cm">
            <text:p/>
          </draw:line>
          <draw:line draw:name="Straight Connector 285" draw:style-name="gr14" draw:text-style-name="P9" draw:layer="layout" svg:x1="12.065cm" svg:y1="7.227cm" svg:x2="13.123cm" svg:y2="8.285cm">
            <text:p/>
          </draw:line>
          <draw:line draw:name="Straight Connector 286" draw:style-name="gr14" draw:text-style-name="P9" draw:layer="layout" svg:x1="12.065cm" svg:y1="5.957cm" svg:x2="13.123cm" svg:y2="7.015cm">
            <text:p/>
          </draw:line>
          <draw:line draw:name="Straight Connector 287" draw:style-name="gr14" draw:text-style-name="P9" draw:layer="layout" svg:x1="12.065cm" svg:y1="6.38cm" svg:x2="13.123cm" svg:y2="7.439cm">
            <text:p/>
          </draw:line>
          <draw:line draw:name="Straight Connector 288" draw:style-name="gr14" draw:text-style-name="P9" draw:layer="layout" svg:x1="12.065cm" svg:y1="7.65cm" svg:x2="13.123cm" svg:y2="8.709cm">
            <text:p/>
          </draw:line>
          <draw:line draw:name="Straight Connector 289" draw:style-name="gr14" draw:text-style-name="P9" draw:layer="layout" svg:x1="12.065cm" svg:y1="8.074cm" svg:x2="13.123cm" svg:y2="9.132cm">
            <text:p/>
          </draw:line>
          <draw:line draw:name="Straight Connector 290" draw:style-name="gr14" draw:text-style-name="P9" draw:layer="layout" svg:x1="12.911cm" svg:y1="2.57cm" svg:x2="13.123cm" svg:y2="2.782cm">
            <text:p/>
          </draw:line>
        </draw:g>
        <draw:custom-shape draw:name="Rectangle 294" draw:style-name="gr13" draw:text-style-name="P8" draw:layer="layout" svg:width="6.561cm" svg:height="1.057cm" svg:x="17.357cm" svg:y="5.11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5" draw:style-name="gr14" draw:text-style-name="P9" draw:layer="layout" svg:x1="17.356cm" svg:y1="5.745cm" svg:x2="17.991cm" svg:y2="5.11cm">
          <text:p/>
        </draw:line>
        <draw:line draw:name="Straight Connector 296" draw:style-name="gr14" draw:text-style-name="P9" draw:layer="layout" svg:x1="17.356cm" svg:y1="6.169cm" svg:x2="18.415cm" svg:y2="5.11cm">
          <text:p/>
        </draw:line>
        <draw:line draw:name="Straight Connector 297" draw:style-name="gr14" draw:text-style-name="P9" draw:layer="layout" svg:x1="23.283cm" svg:y1="6.169cm" svg:x2="23.918cm" svg:y2="5.534cm">
          <text:p/>
        </draw:line>
        <draw:line draw:name="Straight Connector 298" draw:style-name="gr14" draw:text-style-name="P9" draw:layer="layout" svg:x1="18.203cm" svg:y1="6.169cm" svg:x2="19.261cm" svg:y2="5.11cm">
          <text:p/>
        </draw:line>
        <draw:line draw:name="Straight Connector 299" draw:style-name="gr14" draw:text-style-name="P9" draw:layer="layout" svg:x1="17.78cm" svg:y1="6.169cm" svg:x2="18.838cm" svg:y2="5.11cm">
          <text:p/>
        </draw:line>
        <draw:line draw:name="Straight Connector 300" draw:style-name="gr14" draw:text-style-name="P9" draw:layer="layout" svg:x1="18.626cm" svg:y1="6.169cm" svg:x2="19.685cm" svg:y2="5.11cm">
          <text:p/>
        </draw:line>
        <draw:line draw:name="Straight Connector 301" draw:style-name="gr14" draw:text-style-name="P9" draw:layer="layout" svg:x1="19.05cm" svg:y1="6.169cm" svg:x2="20.108cm" svg:y2="5.11cm">
          <text:p/>
        </draw:line>
        <draw:line draw:name="Straight Connector 302" draw:style-name="gr14" draw:text-style-name="P9" draw:layer="layout" svg:x1="19.473cm" svg:y1="6.169cm" svg:x2="20.531cm" svg:y2="5.11cm">
          <text:p/>
        </draw:line>
        <draw:line draw:name="Straight Connector 303" draw:style-name="gr14" draw:text-style-name="P9" draw:layer="layout" svg:x1="19.896cm" svg:y1="6.169cm" svg:x2="20.955cm" svg:y2="5.11cm">
          <text:p/>
        </draw:line>
        <draw:line draw:name="Straight Connector 304" draw:style-name="gr14" draw:text-style-name="P9" draw:layer="layout" svg:x1="20.32cm" svg:y1="6.169cm" svg:x2="21.378cm" svg:y2="5.11cm">
          <text:p/>
        </draw:line>
        <draw:line draw:name="Straight Connector 305" draw:style-name="gr14" draw:text-style-name="P9" draw:layer="layout" svg:x1="21.59cm" svg:y1="6.169cm" svg:x2="22.648cm" svg:y2="5.11cm">
          <text:p/>
        </draw:line>
        <draw:line draw:name="Straight Connector 306" draw:style-name="gr14" draw:text-style-name="P9" draw:layer="layout" svg:x1="22.013cm" svg:y1="6.169cm" svg:x2="23.071cm" svg:y2="5.11cm">
          <text:p/>
        </draw:line>
        <draw:line draw:name="Straight Connector 307" draw:style-name="gr14" draw:text-style-name="P9" draw:layer="layout" svg:x1="20.743cm" svg:y1="6.169cm" svg:x2="21.801cm" svg:y2="5.11cm">
          <text:p/>
        </draw:line>
        <draw:line draw:name="Straight Connector 308" draw:style-name="gr14" draw:text-style-name="P9" draw:layer="layout" svg:x1="21.166cm" svg:y1="6.169cm" svg:x2="22.225cm" svg:y2="5.11cm">
          <text:p/>
        </draw:line>
        <draw:line draw:name="Straight Connector 309" draw:style-name="gr14" draw:text-style-name="P9" draw:layer="layout" svg:x1="22.436cm" svg:y1="6.169cm" svg:x2="23.495cm" svg:y2="5.11cm">
          <text:p/>
        </draw:line>
        <draw:line draw:name="Straight Connector 310" draw:style-name="gr14" draw:text-style-name="P9" draw:layer="layout" svg:x1="22.86cm" svg:y1="6.169cm" svg:x2="23.918cm" svg:y2="5.11cm">
          <text:p/>
        </draw:line>
        <draw:line draw:name="Straight Connector 311" draw:style-name="gr14" draw:text-style-name="P9" draw:layer="layout" svg:x1="17.356cm" svg:y1="5.322cm" svg:x2="17.568cm" svg:y2="5.11cm">
          <text:p/>
        </draw:line>
        <draw:line draw:name="Straight Connector 312" draw:style-name="gr14" draw:text-style-name="P9" draw:layer="layout" svg:x1="23.706cm" svg:y1="6.169cm" svg:x2="23.918cm" svg:y2="5.957cm">
          <text:p/>
        </draw:line>
        <draw:g draw:name="Group 313">
          <draw:custom-shape draw:name="Rectangle 314" draw:style-name="gr13" draw:text-style-name="P8" draw:layer="layout" svg:width="6.561cm" svg:height="1.057cm" draw:transform="rotate (-1.5707963267949) translate (21.167cm 2.57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15" draw:style-name="gr14" draw:text-style-name="P9" draw:layer="layout" svg:x1="20.531cm" svg:y1="2.57cm" svg:x2="21.166cm" svg:y2="3.205cm">
            <text:p/>
          </draw:line>
          <draw:line draw:name="Straight Connector 316" draw:style-name="gr14" draw:text-style-name="P9" draw:layer="layout" svg:x1="20.108cm" svg:y1="2.57cm" svg:x2="21.166cm" svg:y2="3.629cm">
            <text:p/>
          </draw:line>
          <draw:line draw:name="Straight Connector 317" draw:style-name="gr14" draw:text-style-name="P9" draw:layer="layout" svg:x1="20.108cm" svg:y1="8.497cm" svg:x2="20.743cm" svg:y2="9.132cm">
            <text:p/>
          </draw:line>
          <draw:line draw:name="Straight Connector 318" draw:style-name="gr14" draw:text-style-name="P9" draw:layer="layout" svg:x1="20.108cm" svg:y1="3.417cm" svg:x2="21.166cm" svg:y2="4.475cm">
            <text:p/>
          </draw:line>
          <draw:line draw:name="Straight Connector 319" draw:style-name="gr14" draw:text-style-name="P9" draw:layer="layout" svg:x1="20.108cm" svg:y1="2.994cm" svg:x2="21.166cm" svg:y2="4.052cm">
            <text:p/>
          </draw:line>
          <draw:line draw:name="Straight Connector 320" draw:style-name="gr14" draw:text-style-name="P9" draw:layer="layout" svg:x1="20.108cm" svg:y1="3.84cm" svg:x2="21.166cm" svg:y2="4.899cm">
            <text:p/>
          </draw:line>
          <draw:line draw:name="Straight Connector 321" draw:style-name="gr14" draw:text-style-name="P9" draw:layer="layout" svg:x1="20.108cm" svg:y1="4.264cm" svg:x2="21.166cm" svg:y2="5.322cm">
            <text:p/>
          </draw:line>
          <draw:line draw:name="Straight Connector 322" draw:style-name="gr14" draw:text-style-name="P9" draw:layer="layout" svg:x1="20.108cm" svg:y1="4.687cm" svg:x2="21.166cm" svg:y2="5.745cm">
            <text:p/>
          </draw:line>
          <draw:line draw:name="Straight Connector 323" draw:style-name="gr14" draw:text-style-name="P9" draw:layer="layout" svg:x1="20.108cm" svg:y1="5.11cm" svg:x2="21.166cm" svg:y2="6.169cm">
            <text:p/>
          </draw:line>
          <draw:line draw:name="Straight Connector 324" draw:style-name="gr14" draw:text-style-name="P9" draw:layer="layout" svg:x1="20.108cm" svg:y1="5.534cm" svg:x2="21.166cm" svg:y2="6.592cm">
            <text:p/>
          </draw:line>
          <draw:line draw:name="Straight Connector 325" draw:style-name="gr14" draw:text-style-name="P9" draw:layer="layout" svg:x1="20.108cm" svg:y1="6.804cm" svg:x2="21.166cm" svg:y2="7.862cm">
            <text:p/>
          </draw:line>
          <draw:line draw:name="Straight Connector 326" draw:style-name="gr14" draw:text-style-name="P9" draw:layer="layout" svg:x1="20.108cm" svg:y1="7.227cm" svg:x2="21.166cm" svg:y2="8.285cm">
            <text:p/>
          </draw:line>
          <draw:line draw:name="Straight Connector 327" draw:style-name="gr14" draw:text-style-name="P9" draw:layer="layout" svg:x1="20.108cm" svg:y1="5.957cm" svg:x2="21.166cm" svg:y2="7.015cm">
            <text:p/>
          </draw:line>
          <draw:line draw:name="Straight Connector 328" draw:style-name="gr14" draw:text-style-name="P9" draw:layer="layout" svg:x1="20.108cm" svg:y1="6.38cm" svg:x2="21.166cm" svg:y2="7.439cm">
            <text:p/>
          </draw:line>
          <draw:line draw:name="Straight Connector 329" draw:style-name="gr14" draw:text-style-name="P9" draw:layer="layout" svg:x1="20.108cm" svg:y1="7.65cm" svg:x2="21.166cm" svg:y2="8.709cm">
            <text:p/>
          </draw:line>
          <draw:line draw:name="Straight Connector 330" draw:style-name="gr14" draw:text-style-name="P9" draw:layer="layout" svg:x1="20.108cm" svg:y1="8.074cm" svg:x2="21.166cm" svg:y2="9.132cm">
            <text:p/>
          </draw:line>
          <draw:line draw:name="Straight Connector 331" draw:style-name="gr14" draw:text-style-name="P9" draw:layer="layout" svg:x1="20.955cm" svg:y1="2.57cm" svg:x2="21.166cm" svg:y2="2.782cm">
            <text:p/>
          </draw:line>
        </draw:g>
        <draw:custom-shape draw:name="Rectangle 332" draw:style-name="gr15" draw:text-style-name="P8" draw:layer="layout" svg:width="3.174cm" svg:height="3.174cm" svg:x="19.05cm" svg:y="3.84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3" draw:style-name="gr26" draw:text-style-name="P11" draw:layer="layout" svg:width="4.285cm" svg:height="1.013cm" svg:x="9.315cm" svg:y="4.052cm">
          <text:p text:style-name="P10"><text:span text:style-name="T5">2</text:span><text:span text:style-name="T6"></text:span><text:span text:style-name="T5"> X 2</text:span><text:span text:style-name="T6">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4" draw:style-name="gr27" draw:text-style-name="P11" draw:layer="layout" svg:width="3.598cm" svg:height="1.013cm" svg:x="21.502cm" svg:y="2.783cm">
          <text:p text:style-name="P10"><text:span text:style-name="T5">6</text:span><text:span text:style-name="T6"></text:span><text:span text:style-name="T5"> X 6</text:span><text:span text:style-name="T6"></text:span><text:span text:style-name="T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5" draw:style-name="gr9" draw:text-style-name="P8" draw:layer="layout" svg:width="7.619cm" svg:height="1.013cm" svg:x="1.482cm" svg:y="9.556cm">
          <text:p text:style-name="P10"><text:span text:style-name="T5">nMOS enhan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6" draw:style-name="gr9" draw:text-style-name="P8" draw:layer="layout" svg:width="6.984cm" svg:height="1.013cm" svg:x="9.525cm" svg:y="9.556cm">
          <text:p text:style-name="P10"><text:span text:style-name="T5">pMOS enhan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7" draw:style-name="gr9" draw:text-style-name="P8" draw:layer="layout" svg:width="6.137cm" svg:height="1.013cm" svg:x="17.992cm" svg:y="9.556cm">
          <text:p text:style-name="P10"><text:span text:style-name="T5">nMOS deple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8" draw:style-name="gr9" draw:text-style-name="P8" draw:layer="layout" svg:width="1.269cm" svg:height="1.773cm" svg:x="20.108cm" svg:y="1.513cm">
          <text:p text:style-name="P10"><text:span text:style-name="T5">2</text:span><text:span text:style-name="T6"></text:span><text:span text:style-name="T5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9" draw:style-name="gr9" draw:text-style-name="P8" draw:layer="layout" svg:width="1.269cm" svg:height="1.773cm" svg:x="23.707cm" svg:y="5.111cm">
          <text:p text:style-name="P10"><text:span text:style-name="T5">2</text:span><text:span text:style-name="T6"></text:span><text:span text:style-name="T5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9" draw:text-style-name="P8" draw:layer="layout" svg:width="8.466cm" svg:height="1.267cm" svg:x="8.467cm" svg:y="0.212cm">
          <text:p text:style-name="P10"><text:span text:style-name="T7">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TextBox 1" draw:style-name="gr19" draw:text-style-name="P8" draw:layer="layout" svg:width="5.714cm" svg:height="2.281cm" svg:x="9.948cm" svg:y="0.847cm">
          <text:p text:style-name="P10"><text:span text:style-name="T7">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9" draw:text-style-name="P8" draw:layer="layout" svg:width="20.742cm" svg:height="12.441cm" svg:x="1.905cm" svg:y="3.175cm">
          <text:p text:style-name="P10"><text:span text:style-name="T5">Size Rules</text:span></text:p>
          <text:p text:style-name="P10"><text:span text:style-name="T5"><text:tab/></text:span><text:span text:style-name="T5">The minimum feature size of a device or interconnect is determined by the line patterning capability of lithographic equipment</text:span></text:p>
          <text:p text:style-name="P10"><text:span text:style-name="T5"/></text:p>
          <text:p text:style-name="P10"><text:span text:style-name="T5"><text:tab/></text:span><text:span text:style-name="T5">Design rule must specify the minimum feature sizes on different layers to ensure a valid design of a circuit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>Separation Rules</text:span></text:p>
          <text:p text:style-name="P10"><text:span text:style-name="T5"><text:tab/></text:span><text:span text:style-name="T5">Different features on the same layer or in different layers must have some separations from each other</text:span></text:p>
          <text:p text:style-name="P10"><text:span text:style-name="T5"/></text:p>
          <text:p text:style-name="P10"><text:span text:style-name="T5"><text:tab/></text:span><text:span text:style-name="T5">Most IC processes have a spacing rule for each layer and several rules for interlayer spacing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TextBox 1" draw:style-name="gr19" draw:text-style-name="P8" draw:layer="layout" svg:width="5.714cm" svg:height="2.281cm" svg:x="9.948cm" svg:y="0.847cm">
          <text:p text:style-name="P10"><text:span text:style-name="T7">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9" draw:text-style-name="P8" draw:layer="layout" svg:width="24.976cm" svg:height="6.091cm" svg:x="0.423cm" svg:y="1.905cm">
          <text:p text:style-name="P10"><text:span text:style-name="T5">Overlap rules</text:span></text:p>
          <text:p text:style-name="P10"><text:span text:style-name="T5"><text:tab/></text:span><text:span text:style-name="T5">Design rules must protect against fatal errors </text:span></text:p>
          <text:p text:style-name="P10"><text:span text:style-name="T5"/></text:p>
          <text:p text:style-name="P10"><text:span text:style-name="T5"><text:tab/></text:span><text:span text:style-name="T5">Example of Fatal errors </text:span></text:p>
          <text:p text:style-name="P10"><text:span text:style-name="T5"><text:tab/></text:span><text:span text:style-name="T5"> <text:s text:c="6"/></text:span><text:span text:style-name="T12">- A short circuited channel caused by mismigration of poly or diffusion</text:span></text:p>
          <text:p text:style-name="P10"><text:span text:style-name="T12"><text:tab/></text:span><text:span text:style-name="T12"> <text:s text:c="7"/></text:span><text:span text:style-name="T12">- The formation of an enhancement mode FET in parallel with depletion device</text:span></text:p>
          <text:p text:style-name="P10"><text:span text:style-name="T12"><text:tab/></text:span><text:span text:style-name="T12"> <text:s text:c="7"/></text:span><text:span text:style-name="T12">- Misregistration of ion-implant area and source/drain diffusion</text:span></text:p>
          <text:p text:style-name="P10"><text:span text:style-name="T5"><text:tab/>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2">
          <draw:custom-shape draw:name="Rectangle 4" draw:style-name="gr13" draw:text-style-name="P8" draw:layer="layout" svg:width="5.714cm" svg:height="2.184cm" svg:x="15.875cm" svg:y="11.007cm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" draw:style-name="gr14" draw:text-style-name="P9" draw:layer="layout" svg:x1="21.514cm" svg:y1="12.317cm" svg:x2="21.024cm" svg:y2="11.006cm">
            <text:p/>
          </draw:line>
          <draw:line draw:name="Straight Connector 7" draw:style-name="gr14" draw:text-style-name="P9" draw:layer="layout" svg:x1="21.59cm" svg:y1="13.191cm" svg:x2="20.773cm" svg:y2="11.006cm">
            <text:p/>
          </draw:line>
          <draw:line draw:name="Straight Connector 8" draw:style-name="gr14" draw:text-style-name="P9" draw:layer="layout" svg:x1="16.364cm" svg:y1="13.191cm" svg:x2="15.874cm" svg:y2="11.88cm">
            <text:p/>
          </draw:line>
          <draw:line draw:name="Straight Connector 9" draw:style-name="gr14" draw:text-style-name="P9" draw:layer="layout" svg:x1="20.936cm" svg:y1="13.191cm" svg:x2="20.12cm" svg:y2="11.006cm">
            <text:p/>
          </draw:line>
          <draw:line draw:name="Straight Connector 10" draw:style-name="gr14" draw:text-style-name="P9" draw:layer="layout" svg:x1="21.263cm" svg:y1="13.191cm" svg:x2="20.446cm" svg:y2="11.006cm">
            <text:p/>
          </draw:line>
          <draw:line draw:name="Straight Connector 11" draw:style-name="gr14" draw:text-style-name="P9" draw:layer="layout" svg:x1="20.61cm" svg:y1="13.191cm" svg:x2="19.793cm" svg:y2="11.006cm">
            <text:p/>
          </draw:line>
          <draw:line draw:name="Straight Connector 12" draw:style-name="gr14" draw:text-style-name="P9" draw:layer="layout" svg:x1="20.283cm" svg:y1="13.191cm" svg:x2="19.467cm" svg:y2="11.006cm">
            <text:p/>
          </draw:line>
          <draw:line draw:name="Straight Connector 13" draw:style-name="gr14" draw:text-style-name="P9" draw:layer="layout" svg:x1="19.957cm" svg:y1="13.191cm" svg:x2="19.14cm" svg:y2="11.006cm">
            <text:p/>
          </draw:line>
          <draw:line draw:name="Straight Connector 14" draw:style-name="gr14" draw:text-style-name="P9" draw:layer="layout" svg:x1="19.63cm" svg:y1="13.191cm" svg:x2="18.814cm" svg:y2="11.006cm">
            <text:p/>
          </draw:line>
          <draw:line draw:name="Straight Connector 15" draw:style-name="gr14" draw:text-style-name="P9" draw:layer="layout" svg:x1="19.303cm" svg:y1="13.191cm" svg:x2="18.487cm" svg:y2="11.006cm">
            <text:p/>
          </draw:line>
          <draw:line draw:name="Straight Connector 18" draw:style-name="gr14" draw:text-style-name="P9" draw:layer="layout" svg:x1="18.977cm" svg:y1="13.191cm" svg:x2="18.16cm" svg:y2="11.006cm">
            <text:p/>
          </draw:line>
          <draw:line draw:name="Straight Connector 19" draw:style-name="gr14" draw:text-style-name="P9" draw:layer="layout" svg:x1="18.65cm" svg:y1="13.191cm" svg:x2="17.834cm" svg:y2="11.006cm">
            <text:p/>
          </draw:line>
          <draw:line draw:name="Straight Connector 22" draw:style-name="gr14" draw:text-style-name="P9" draw:layer="layout" svg:x1="21.514cm" svg:y1="11.443cm" svg:x2="21.35cm" svg:y2="11.006cm">
            <text:p/>
          </draw:line>
          <draw:line draw:name="Straight Connector 23" draw:style-name="gr14" draw:text-style-name="P9" draw:layer="layout" svg:x1="16.038cm" svg:y1="13.191cm" svg:x2="15.874cm" svg:y2="12.754cm">
            <text:p/>
          </draw:line>
          <draw:line draw:name="Straight Connector 36" draw:style-name="gr14" draw:text-style-name="P9" draw:layer="layout" svg:x1="18.324cm" svg:y1="13.191cm" svg:x2="17.507cm" svg:y2="11.006cm">
            <text:p/>
          </draw:line>
          <draw:line draw:name="Straight Connector 37" draw:style-name="gr14" draw:text-style-name="P9" draw:layer="layout" svg:x1="17.997cm" svg:y1="13.191cm" svg:x2="17.181cm" svg:y2="11.006cm">
            <text:p/>
          </draw:line>
          <draw:line draw:name="Straight Connector 38" draw:style-name="gr14" draw:text-style-name="P9" draw:layer="layout" svg:x1="17.344cm" svg:y1="13.191cm" svg:x2="16.528cm" svg:y2="11.006cm">
            <text:p/>
          </draw:line>
          <draw:line draw:name="Straight Connector 39" draw:style-name="gr14" draw:text-style-name="P9" draw:layer="layout" svg:x1="17.671cm" svg:y1="13.191cm" svg:x2="16.854cm" svg:y2="11.006cm">
            <text:p/>
          </draw:line>
          <draw:line draw:name="Straight Connector 40" draw:style-name="gr14" draw:text-style-name="P9" draw:layer="layout" svg:x1="17.017cm" svg:y1="13.191cm" svg:x2="16.201cm" svg:y2="11.006cm">
            <text:p/>
          </draw:line>
          <draw:line draw:name="Straight Connector 41" draw:style-name="gr14" draw:text-style-name="P9" draw:layer="layout" svg:x1="16.691cm" svg:y1="13.191cm" svg:x2="15.874cm" svg:y2="11.006cm">
            <text:p/>
          </draw:line>
        </draw:g>
        <draw:custom-shape draw:name="Rectangle 64" draw:style-name="gr13" draw:text-style-name="P8" draw:layer="layout" svg:width="3.809cm" svg:height="2.751cm" draw:transform="rotate (1.5707963267949) translate (17.143cm 11.43cm)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14" draw:text-style-name="P9" draw:layer="layout" svg:x1="18.245cm" svg:y1="11.43cm" svg:x2="19.896cm" svg:y2="10.938cm">
          <text:p/>
        </draw:line>
        <draw:line draw:name="Straight Connector 66" draw:style-name="gr14" draw:text-style-name="P9" draw:layer="layout" svg:x1="17.144cm" svg:y1="11.43cm" svg:x2="19.896cm" svg:y2="10.61cm">
          <text:p/>
        </draw:line>
        <draw:line draw:name="Straight Connector 67" draw:style-name="gr14" draw:text-style-name="P9" draw:layer="layout" svg:x1="17.144cm" svg:y1="8.097cm" svg:x2="18.795cm" svg:y2="7.606cm">
          <text:p/>
        </draw:line>
        <draw:line draw:name="Straight Connector 68" draw:style-name="gr14" draw:text-style-name="P9" draw:layer="layout" svg:x1="17.144cm" svg:y1="10.774cm" svg:x2="19.896cm" svg:y2="9.955cm">
          <text:p/>
        </draw:line>
        <draw:line draw:name="Straight Connector 69" draw:style-name="gr14" draw:text-style-name="P9" draw:layer="layout" svg:x1="17.144cm" svg:y1="11.102cm" svg:x2="19.896cm" svg:y2="10.282cm">
          <text:p/>
        </draw:line>
        <draw:line draw:name="Straight Connector 70" draw:style-name="gr14" draw:text-style-name="P9" draw:layer="layout" svg:x1="17.144cm" svg:y1="10.446cm" svg:x2="19.896cm" svg:y2="9.627cm">
          <text:p/>
        </draw:line>
        <draw:line draw:name="Straight Connector 71" draw:style-name="gr14" draw:text-style-name="P9" draw:layer="layout" svg:x1="17.144cm" svg:y1="10.119cm" svg:x2="19.896cm" svg:y2="9.299cm">
          <text:p/>
        </draw:line>
        <draw:line draw:name="Straight Connector 75" draw:style-name="gr14" draw:text-style-name="P9" draw:layer="layout" svg:x1="17.144cm" svg:y1="9.408cm" svg:x2="19.896cm" svg:y2="8.589cm">
          <text:p/>
        </draw:line>
        <draw:line draw:name="Straight Connector 76" draw:style-name="gr14" draw:text-style-name="P9" draw:layer="layout" svg:x1="17.144cm" svg:y1="9.081cm" svg:x2="19.896cm" svg:y2="8.261cm">
          <text:p/>
        </draw:line>
        <draw:line draw:name="Straight Connector 78" draw:style-name="gr14" draw:text-style-name="P9" draw:layer="layout" svg:x1="17.144cm" svg:y1="9.736cm" svg:x2="19.896cm" svg:y2="8.917cm">
          <text:p/>
        </draw:line>
        <draw:line draw:name="Straight Connector 79" draw:style-name="gr14" draw:text-style-name="P9" draw:layer="layout" svg:x1="17.144cm" svg:y1="8.753cm" svg:x2="19.896cm" svg:y2="7.934cm">
          <text:p/>
        </draw:line>
        <draw:line draw:name="Straight Connector 80" draw:style-name="gr14" draw:text-style-name="P9" draw:layer="layout" svg:x1="17.144cm" svg:y1="8.425cm" svg:x2="19.896cm" svg:y2="7.606cm">
          <text:p/>
        </draw:line>
        <draw:line draw:name="Straight Connector 81" draw:style-name="gr14" draw:text-style-name="P9" draw:layer="layout" svg:x1="19.346cm" svg:y1="11.43cm" svg:x2="19.896cm" svg:y2="11.266cm">
          <text:p/>
        </draw:line>
        <draw:line draw:name="Straight Connector 82" draw:style-name="gr14" draw:text-style-name="P9" draw:layer="layout" svg:x1="17.144cm" svg:y1="7.77cm" svg:x2="17.695cm" svg:y2="7.606cm">
          <text:p/>
        </draw:line>
        <draw:line draw:name="Straight Connector 85" draw:style-name="gr14" draw:text-style-name="P9" draw:layer="layout" svg:x1="7.025cm" svg:y1="14.812cm" svg:x2="8.676cm" svg:y2="14.32cm">
          <text:p/>
        </draw:line>
        <draw:line draw:name="Straight Connector 86" draw:style-name="gr14" draw:text-style-name="P9" draw:layer="layout" svg:x1="5.924cm" svg:y1="14.812cm" svg:x2="8.676cm" svg:y2="13.992cm">
          <text:p/>
        </draw:line>
        <draw:line draw:name="Straight Connector 87" draw:style-name="gr14" draw:text-style-name="P9" draw:layer="layout" svg:x1="5.924cm" svg:y1="10.223cm" svg:x2="7.575cm" svg:y2="9.732cm">
          <text:p/>
        </draw:line>
        <draw:line draw:name="Straight Connector 88" draw:style-name="gr14" draw:text-style-name="P9" draw:layer="layout" svg:x1="5.924cm" svg:y1="14.156cm" svg:x2="8.676cm" svg:y2="13.337cm">
          <text:p/>
        </draw:line>
        <draw:line draw:name="Straight Connector 89" draw:style-name="gr14" draw:text-style-name="P9" draw:layer="layout" svg:x1="5.924cm" svg:y1="14.484cm" svg:x2="8.676cm" svg:y2="13.665cm">
          <text:p/>
        </draw:line>
        <draw:line draw:name="Straight Connector 95" draw:style-name="gr14" draw:text-style-name="P9" draw:layer="layout" svg:x1="5.924cm" svg:y1="11.534cm" svg:x2="8.676cm" svg:y2="10.715cm">
          <text:p/>
        </draw:line>
        <draw:line draw:name="Straight Connector 96" draw:style-name="gr14" draw:text-style-name="P9" draw:layer="layout" svg:x1="5.924cm" svg:y1="11.207cm" svg:x2="8.676cm" svg:y2="10.387cm">
          <text:p/>
        </draw:line>
        <draw:line draw:name="Straight Connector 92" draw:style-name="gr14" draw:text-style-name="P9" draw:layer="layout" svg:x1="6.561cm" svg:y1="12.672cm" svg:x2="8.678cm" svg:y2="12.065cm">
          <text:p/>
        </draw:line>
        <draw:line draw:name="Straight Connector 93" draw:style-name="gr14" draw:text-style-name="P9" draw:layer="layout" svg:x1="6.561cm" svg:y1="12.276cm" svg:x2="8.678cm" svg:y2="11.739cm">
          <text:p/>
        </draw:line>
        <draw:line draw:name="Straight Connector 94" draw:style-name="gr14" draw:text-style-name="P9" draw:layer="layout" svg:x1="6.561cm" svg:y1="12.065cm" svg:x2="8.678cm" svg:y2="11.43cm">
          <text:p/>
        </draw:line>
        <draw:line draw:name="Straight Connector 97" draw:style-name="gr14" draw:text-style-name="P9" draw:layer="layout" svg:x1="6.561cm" svg:y1="11.826cm" svg:x2="8.678cm" svg:y2="11.218cm">
          <text:p/>
        </draw:line>
        <draw:line draw:name="Straight Connector 98" draw:style-name="gr14" draw:text-style-name="P9" draw:layer="layout" svg:x1="6.561cm" svg:y1="11.641cm" svg:x2="8.678cm" svg:y2="11.006cm">
          <text:p/>
        </draw:line>
        <draw:line draw:name="Straight Connector 99" draw:style-name="gr14" draw:text-style-name="P9" draw:layer="layout" svg:x1="5.924cm" svg:y1="10.879cm" svg:x2="8.676cm" svg:y2="10.059cm">
          <text:p/>
        </draw:line>
        <draw:line draw:name="Straight Connector 100" draw:style-name="gr14" draw:text-style-name="P9" draw:layer="layout" svg:x1="5.924cm" svg:y1="10.551cm" svg:x2="8.676cm" svg:y2="9.732cm">
          <text:p/>
        </draw:line>
        <draw:line draw:name="Straight Connector 101" draw:style-name="gr14" draw:text-style-name="P9" draw:layer="layout" svg:x1="8.125cm" svg:y1="14.812cm" svg:x2="8.676cm" svg:y2="14.648cm">
          <text:p/>
        </draw:line>
        <draw:line draw:name="Straight Connector 102" draw:style-name="gr14" draw:text-style-name="P9" draw:layer="layout" svg:x1="5.924cm" svg:y1="9.896cm" svg:x2="6.474cm" svg:y2="9.732cm">
          <text:p/>
        </draw:line>
        <draw:g draw:name="Group 104">
          <draw:custom-shape draw:name="Rectangle 105" draw:style-name="gr13" draw:text-style-name="P8" draw:layer="layout" svg:width="5.714cm" svg:height="2.184cm" svg:x="1.691cm" svg:y="11.007cm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6" draw:style-name="gr14" draw:text-style-name="P9" draw:layer="layout" svg:x1="7.406cm" svg:y1="12.317cm" svg:x2="6.916cm" svg:y2="11.006cm">
            <text:p/>
          </draw:line>
          <draw:line draw:name="Straight Connector 107" draw:style-name="gr14" draw:text-style-name="P9" draw:layer="layout" svg:x1="7.406cm" svg:y1="13.191cm" svg:x2="6.589cm" svg:y2="11.006cm">
            <text:p/>
          </draw:line>
          <draw:line draw:name="Straight Connector 108" draw:style-name="gr14" draw:text-style-name="P9" draw:layer="layout" svg:x1="2.18cm" svg:y1="13.191cm" svg:x2="1.691cm" svg:y2="11.88cm">
            <text:p/>
          </draw:line>
          <draw:line draw:name="Straight Connector 109" draw:style-name="gr14" draw:text-style-name="P9" draw:layer="layout" svg:x1="6.752cm" svg:y1="13.191cm" svg:x2="5.936cm" svg:y2="11.006cm">
            <text:p/>
          </draw:line>
          <draw:line draw:name="Straight Connector 110" draw:style-name="gr14" draw:text-style-name="P9" draw:layer="layout" svg:x1="7.079cm" svg:y1="13.191cm" svg:x2="6.263cm" svg:y2="11.006cm">
            <text:p/>
          </draw:line>
          <draw:line draw:name="Straight Connector 111" draw:style-name="gr14" draw:text-style-name="P9" draw:layer="layout" svg:x1="6.426cm" svg:y1="13.191cm" svg:x2="5.609cm" svg:y2="11.006cm">
            <text:p/>
          </draw:line>
          <draw:line draw:name="Straight Connector 112" draw:style-name="gr14" draw:text-style-name="P9" draw:layer="layout" svg:x1="6.099cm" svg:y1="13.191cm" svg:x2="5.283cm" svg:y2="11.006cm">
            <text:p/>
          </draw:line>
          <draw:line draw:name="Straight Connector 113" draw:style-name="gr14" draw:text-style-name="P9" draw:layer="layout" svg:x1="5.773cm" svg:y1="13.191cm" svg:x2="4.956cm" svg:y2="11.006cm">
            <text:p/>
          </draw:line>
          <draw:line draw:name="Straight Connector 114" draw:style-name="gr14" draw:text-style-name="P9" draw:layer="layout" svg:x1="5.446cm" svg:y1="13.191cm" svg:x2="4.63cm" svg:y2="11.006cm">
            <text:p/>
          </draw:line>
          <draw:line draw:name="Straight Connector 115" draw:style-name="gr14" draw:text-style-name="P9" draw:layer="layout" svg:x1="5.12cm" svg:y1="13.191cm" svg:x2="4.303cm" svg:y2="11.006cm">
            <text:p/>
          </draw:line>
          <draw:line draw:name="Straight Connector 116" draw:style-name="gr14" draw:text-style-name="P9" draw:layer="layout" svg:x1="4.793cm" svg:y1="13.191cm" svg:x2="3.977cm" svg:y2="11.006cm">
            <text:p/>
          </draw:line>
          <draw:line draw:name="Straight Connector 117" draw:style-name="gr14" draw:text-style-name="P9" draw:layer="layout" svg:x1="4.466cm" svg:y1="13.191cm" svg:x2="3.65cm" svg:y2="11.006cm">
            <text:p/>
          </draw:line>
          <draw:line draw:name="Straight Connector 118" draw:style-name="gr14" draw:text-style-name="P9" draw:layer="layout" svg:x1="7.406cm" svg:y1="11.443cm" svg:x2="7.242cm" svg:y2="11.006cm">
            <text:p/>
          </draw:line>
          <draw:line draw:name="Straight Connector 119" draw:style-name="gr14" draw:text-style-name="P9" draw:layer="layout" svg:x1="1.854cm" svg:y1="13.191cm" svg:x2="1.691cm" svg:y2="12.754cm">
            <text:p/>
          </draw:line>
          <draw:line draw:name="Straight Connector 120" draw:style-name="gr14" draw:text-style-name="P9" draw:layer="layout" svg:x1="4.14cm" svg:y1="13.191cm" svg:x2="3.323cm" svg:y2="11.006cm">
            <text:p/>
          </draw:line>
          <draw:line draw:name="Straight Connector 121" draw:style-name="gr14" draw:text-style-name="P9" draw:layer="layout" svg:x1="3.813cm" svg:y1="13.191cm" svg:x2="2.997cm" svg:y2="11.006cm">
            <text:p/>
          </draw:line>
          <draw:line draw:name="Straight Connector 122" draw:style-name="gr14" draw:text-style-name="P9" draw:layer="layout" svg:x1="3.16cm" svg:y1="13.191cm" svg:x2="2.344cm" svg:y2="11.006cm">
            <text:p/>
          </draw:line>
          <draw:line draw:name="Straight Connector 123" draw:style-name="gr14" draw:text-style-name="P9" draw:layer="layout" svg:x1="3.487cm" svg:y1="13.191cm" svg:x2="2.67cm" svg:y2="11.006cm">
            <text:p/>
          </draw:line>
          <draw:line draw:name="Straight Connector 124" draw:style-name="gr14" draw:text-style-name="P9" draw:layer="layout" svg:x1="2.834cm" svg:y1="13.191cm" svg:x2="2.017cm" svg:y2="11.006cm">
            <text:p/>
          </draw:line>
          <draw:line draw:name="Straight Connector 125" draw:style-name="gr14" draw:text-style-name="P9" draw:layer="layout" svg:x1="2.507cm" svg:y1="13.191cm" svg:x2="1.691cm" svg:y2="11.006cm">
            <text:p/>
          </draw:line>
        </draw:g>
        <draw:line draw:name="Straight Connector 132" draw:style-name="gr14" draw:text-style-name="P9" draw:layer="layout" svg:x1="5.924cm" svg:y1="9.732cm" svg:x2="8.676cm" svg:y2="9.736cm">
          <text:p/>
        </draw:line>
        <draw:line draw:name="Straight Connector 133" draw:style-name="gr14" draw:text-style-name="P9" draw:layer="layout" svg:x1="8.676cm" svg:y1="14.812cm" svg:x2="8.678cm" svg:y2="9.734cm">
          <text:p/>
        </draw:line>
        <draw:line draw:name="Straight Connector 136" draw:style-name="gr14" draw:text-style-name="P9" draw:layer="layout" svg:x1="5.924cm" svg:y1="14.812cm" svg:x2="8.676cm" svg:y2="14.816cm">
          <text:p/>
        </draw:line>
        <draw:line draw:name="Straight Connector 138" draw:style-name="gr14" draw:text-style-name="P9" draw:layer="layout" svg:x1="5.922cm" svg:y1="11.535cm" svg:x2="5.926cm" svg:y2="9.734cm">
          <text:p/>
        </draw:line>
        <draw:line draw:name="Straight Connector 140" draw:style-name="gr14" draw:text-style-name="P9" draw:layer="layout" svg:x1="5.922cm" svg:y1="14.814cm" svg:x2="5.926cm" svg:y2="12.7cm">
          <text:p/>
        </draw:line>
        <draw:line draw:name="Straight Connector 142" draw:style-name="gr14" draw:text-style-name="P9" draw:layer="layout" svg:x1="6.559cm" svg:y1="12.702cm" svg:x2="6.563cm" svg:y2="11.641cm">
          <text:p/>
        </draw:line>
        <draw:line draw:name="Straight Connector 144" draw:style-name="gr14" draw:text-style-name="P9" draw:layer="layout" svg:x1="5.924cm" svg:y1="11.637cm" svg:x2="6.559cm" svg:y2="11.641cm">
          <text:p/>
        </draw:line>
        <draw:line draw:name="Straight Connector 146" draw:style-name="gr14" draw:text-style-name="P9" draw:layer="layout" svg:x1="5.924cm" svg:y1="12.695cm" svg:x2="6.559cm" svg:y2="12.7cm">
          <text:p/>
        </draw:line>
        <draw:custom-shape draw:name="Rectangle 147" draw:style-name="gr13" draw:text-style-name="P8" draw:layer="layout" svg:width="3.809cm" svg:height="2.751cm" draw:transform="rotate (1.5707963267949) translate (17.143cm 16.51cm)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8" draw:style-name="gr14" draw:text-style-name="P9" draw:layer="layout" svg:x1="18.263cm" svg:y1="16.404cm" svg:x2="19.914cm" svg:y2="15.912cm">
          <text:p/>
        </draw:line>
        <draw:line draw:name="Straight Connector 149" draw:style-name="gr14" draw:text-style-name="P9" draw:layer="layout" svg:x1="17.144cm" svg:y1="16.434cm" svg:x2="19.896cm" svg:y2="15.614cm">
          <text:p/>
        </draw:line>
        <draw:line draw:name="Straight Connector 150" draw:style-name="gr14" draw:text-style-name="P9" draw:layer="layout" svg:x1="17.144cm" svg:y1="13.177cm" svg:x2="18.795cm" svg:y2="12.686cm">
          <text:p/>
        </draw:line>
        <draw:line draw:name="Straight Connector 151" draw:style-name="gr14" draw:text-style-name="P9" draw:layer="layout" svg:x1="17.144cm" svg:y1="15.854cm" svg:x2="19.896cm" svg:y2="15.035cm">
          <text:p/>
        </draw:line>
        <draw:line draw:name="Straight Connector 152" draw:style-name="gr14" draw:text-style-name="P9" draw:layer="layout" svg:x1="17.144cm" svg:y1="16.182cm" svg:x2="19.896cm" svg:y2="15.362cm">
          <text:p/>
        </draw:line>
        <draw:line draw:name="Straight Connector 153" draw:style-name="gr14" draw:text-style-name="P9" draw:layer="layout" svg:x1="17.144cm" svg:y1="15.526cm" svg:x2="19.896cm" svg:y2="14.707cm">
          <text:p/>
        </draw:line>
        <draw:line draw:name="Straight Connector 154" draw:style-name="gr14" draw:text-style-name="P9" draw:layer="layout" svg:x1="17.144cm" svg:y1="15.199cm" svg:x2="19.896cm" svg:y2="14.379cm">
          <text:p/>
        </draw:line>
        <draw:line draw:name="Straight Connector 155" draw:style-name="gr14" draw:text-style-name="P9" draw:layer="layout" svg:x1="17.144cm" svg:y1="14.488cm" svg:x2="19.896cm" svg:y2="13.669cm">
          <text:p/>
        </draw:line>
        <draw:line draw:name="Straight Connector 156" draw:style-name="gr14" draw:text-style-name="P9" draw:layer="layout" svg:x1="17.144cm" svg:y1="14.161cm" svg:x2="19.896cm" svg:y2="13.341cm">
          <text:p/>
        </draw:line>
        <draw:line draw:name="Straight Connector 157" draw:style-name="gr14" draw:text-style-name="P9" draw:layer="layout" svg:x1="17.144cm" svg:y1="14.816cm" svg:x2="19.896cm" svg:y2="13.997cm">
          <text:p/>
        </draw:line>
        <draw:line draw:name="Straight Connector 158" draw:style-name="gr14" draw:text-style-name="P9" draw:layer="layout" svg:x1="17.144cm" svg:y1="13.833cm" svg:x2="19.896cm" svg:y2="13.014cm">
          <text:p/>
        </draw:line>
        <draw:line draw:name="Straight Connector 159" draw:style-name="gr14" draw:text-style-name="P9" draw:layer="layout" svg:x1="17.144cm" svg:y1="13.505cm" svg:x2="19.896cm" svg:y2="12.686cm">
          <text:p/>
        </draw:line>
        <draw:line draw:name="Straight Connector 160" draw:style-name="gr14" draw:text-style-name="P9" draw:layer="layout" svg:x1="19.346cm" svg:y1="16.434cm" svg:x2="19.896cm" svg:y2="16.27cm">
          <text:p/>
        </draw:line>
        <draw:line draw:name="Straight Connector 161" draw:style-name="gr14" draw:text-style-name="P9" draw:layer="layout" svg:x1="17.144cm" svg:y1="12.85cm" svg:x2="17.695cm" svg:y2="12.686cm">
          <text:p/>
        </draw:line>
        <draw:line draw:name="Straight Connector 162" draw:style-name="gr14" draw:text-style-name="P9" draw:layer="layout" svg:x1="5.926cm" svg:y1="13.847cm" svg:x2="8.678cm" svg:y2="13.027cm">
          <text:p/>
        </draw:line>
        <draw:line draw:name="Straight Connector 163" draw:style-name="gr14" draw:text-style-name="P9" draw:layer="layout" svg:x1="5.926cm" svg:y1="13.519cm" svg:x2="8.678cm" svg:y2="12.7cm">
          <text:p/>
        </draw:line>
        <draw:line draw:name="Straight Connector 164" draw:style-name="gr14" draw:text-style-name="P9" draw:layer="layout" svg:x1="5.926cm" svg:y1="13.123cm" svg:x2="8.678cm" svg:y2="12.303cm">
          <text:p/>
        </draw:line>
        <draw:custom-shape draw:name="TextBox 177" draw:style-name="gr19" draw:text-style-name="P8" draw:layer="layout" svg:width="6.349cm" svg:height="1.013cm" svg:x="2.54cm" svg:y="16.298cm">
          <text:p text:style-name="P10"><text:span text:style-name="T5">Incorrectly form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19" draw:text-style-name="P8" draw:layer="layout" svg:width="6.349cm" svg:height="1.013cm" svg:x="16.722cm" svg:y="16.51cm">
          <text:p text:style-name="P10"><text:span text:style-name="T5">Correctly form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g draw:name="Group 63">
          <draw:custom-shape draw:name="Rectangle 1" draw:style-name="gr13" draw:text-style-name="P8" draw:layer="layout" svg:width="2.116cm" svg:height="2.312cm" draw:transform="rotate (1.5707963267949) translate (3.598cm 7.197cm)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" draw:style-name="gr14" draw:text-style-name="P9" draw:layer="layout" svg:x1="4.755cm" svg:y1="7.162cm" svg:x2="5.926cm" svg:y2="6.811cm">
            <text:p/>
          </draw:line>
          <draw:line draw:name="Straight Connector 3" draw:style-name="gr14" draw:text-style-name="P9" draw:layer="layout" svg:x1="3.954cm" svg:y1="7.196cm" svg:x2="5.911cm" svg:y2="6.575cm">
            <text:p/>
          </draw:line>
          <draw:line draw:name="Straight Connector 4" draw:style-name="gr14" draw:text-style-name="P9" draw:layer="layout" svg:x1="3.598cm" svg:y1="5.526cm" svg:x2="4.986cm" svg:y2="5.08cm">
            <text:p/>
          </draw:line>
          <draw:line draw:name="Straight Connector 6" draw:style-name="gr14" draw:text-style-name="P9" draw:layer="layout" svg:x1="3.598cm" svg:y1="7.056cm" svg:x2="5.911cm" svg:y2="6.311cm">
            <text:p/>
          </draw:line>
          <draw:line draw:name="Straight Connector 9" draw:style-name="gr14" draw:text-style-name="P9" draw:layer="layout" svg:x1="3.598cm" svg:y1="6.777cm" svg:x2="5.911cm" svg:y2="6.032cm">
            <text:p/>
          </draw:line>
          <draw:line draw:name="Straight Connector 10" draw:style-name="gr14" draw:text-style-name="P9" draw:layer="layout" svg:x1="3.598cm" svg:y1="6.479cm" svg:x2="5.911cm" svg:y2="5.734cm">
            <text:p/>
          </draw:line>
          <draw:line draw:name="Straight Connector 12" draw:style-name="gr14" draw:text-style-name="P9" draw:layer="layout" svg:x1="3.598cm" svg:y1="6.131cm" svg:x2="5.911cm" svg:y2="5.386cm">
            <text:p/>
          </draw:line>
          <draw:line draw:name="Straight Connector 13" draw:style-name="gr14" draw:text-style-name="P9" draw:layer="layout" svg:x1="3.598cm" svg:y1="5.824cm" svg:x2="5.911cm" svg:y2="5.08cm">
            <text:p/>
          </draw:line>
          <draw:line draw:name="Straight Connector 14" draw:style-name="gr14" draw:text-style-name="P9" draw:layer="layout" svg:x1="5.377cm" svg:y1="7.153cm" svg:x2="5.84cm" svg:y2="7.004cm">
            <text:p/>
          </draw:line>
          <draw:line draw:name="Straight Connector 15" draw:style-name="gr14" draw:text-style-name="P9" draw:layer="layout" svg:x1="3.598cm" svg:y1="5.228cm" svg:x2="4.061cm" svg:y2="5.08cm">
            <text:p/>
          </draw:line>
        </draw:g>
        <draw:custom-shape draw:name="Rectangle 45" draw:style-name="gr13" draw:text-style-name="P8" draw:layer="layout" svg:width="4.867cm" svg:height="1.057cm" svg:x="1.691cm" svg:y="14.605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6" draw:style-name="gr14" draw:text-style-name="P9" draw:layer="layout" svg:x1="6.561cm" svg:y1="15.24cm" svg:x2="5.926cm" svg:y2="14.605cm">
          <text:p/>
        </draw:line>
        <draw:line draw:name="Straight Connector 47" draw:style-name="gr14" draw:text-style-name="P9" draw:layer="layout" svg:x1="6.561cm" svg:y1="15.663cm" svg:x2="5.503cm" svg:y2="14.605cm">
          <text:p/>
        </draw:line>
        <draw:line draw:name="Straight Connector 48" draw:style-name="gr14" draw:text-style-name="P9" draw:layer="layout" svg:x1="2.35cm" svg:y1="15.625cm" svg:x2="1.715cm" svg:y2="14.99cm">
          <text:p/>
        </draw:line>
        <draw:line draw:name="Straight Connector 49" draw:style-name="gr14" draw:text-style-name="P9" draw:layer="layout" svg:x1="5.715cm" svg:y1="15.663cm" svg:x2="4.656cm" svg:y2="14.605cm">
          <text:p/>
        </draw:line>
        <draw:line draw:name="Straight Connector 50" draw:style-name="gr14" draw:text-style-name="P9" draw:layer="layout" svg:x1="6.138cm" svg:y1="15.663cm" svg:x2="5.08cm" svg:y2="14.605cm">
          <text:p/>
        </draw:line>
        <draw:line draw:name="Straight Connector 51" draw:style-name="gr14" draw:text-style-name="P9" draw:layer="layout" svg:x1="5.291cm" svg:y1="15.663cm" svg:x2="4.233cm" svg:y2="14.605cm">
          <text:p/>
        </draw:line>
        <draw:line draw:name="Straight Connector 52" draw:style-name="gr14" draw:text-style-name="P9" draw:layer="layout" svg:x1="4.868cm" svg:y1="15.663cm" svg:x2="3.81cm" svg:y2="14.605cm">
          <text:p/>
        </draw:line>
        <draw:line draw:name="Straight Connector 53" draw:style-name="gr14" draw:text-style-name="P9" draw:layer="layout" svg:x1="4.445cm" svg:y1="15.663cm" svg:x2="3.386cm" svg:y2="14.605cm">
          <text:p/>
        </draw:line>
        <draw:line draw:name="Straight Connector 54" draw:style-name="gr14" draw:text-style-name="P9" draw:layer="layout" svg:x1="4.021cm" svg:y1="15.663cm" svg:x2="2.963cm" svg:y2="14.605cm">
          <text:p/>
        </draw:line>
        <draw:line draw:name="Straight Connector 55" draw:style-name="gr14" draw:text-style-name="P9" draw:layer="layout" svg:x1="3.598cm" svg:y1="15.663cm" svg:x2="2.54cm" svg:y2="14.605cm">
          <text:p/>
        </draw:line>
        <draw:line draw:name="Straight Connector 56" draw:style-name="gr14" draw:text-style-name="P9" draw:layer="layout" svg:x1="6.561cm" svg:y1="14.816cm" svg:x2="6.35cm" svg:y2="14.605cm">
          <text:p/>
        </draw:line>
        <draw:line draw:name="Straight Connector 57" draw:style-name="gr14" draw:text-style-name="P9" draw:layer="layout" svg:x1="1.927cm" svg:y1="15.625cm" svg:x2="1.715cm" svg:y2="15.413cm">
          <text:p/>
        </draw:line>
        <draw:custom-shape draw:name="Rectangle 64" draw:style-name="gr28" draw:text-style-name="P13" draw:layer="layout" svg:width="1.057cm" svg:height="1.057cm" svg:x="4.233cm" svg:y="5.50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1">
          <draw:custom-shape draw:name="Rectangle 66" draw:style-name="gr13" draw:text-style-name="P8" draw:layer="layout" svg:width="4.253cm" svg:height="3.549cm" draw:transform="rotate (1.55334303427495) translate (2.934cm 12.1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7" draw:style-name="gr14" draw:text-style-name="P9" draw:layer="layout" svg:x1="5.102cm" svg:y1="12.114cm" svg:x2="3.029cm" svg:y2="11.227cm">
            <text:p/>
          </draw:line>
          <draw:line draw:name="Straight Connector 68" draw:style-name="gr14" draw:text-style-name="P9" draw:layer="layout" svg:x1="5.937cm" svg:y1="12.162cm" svg:x2="2.956cm" svg:y2="10.861cm">
            <text:p/>
          </draw:line>
          <draw:line draw:name="Straight Connector 69" draw:style-name="gr14" draw:text-style-name="P9" draw:layer="layout" svg:x1="6.466cm" svg:y1="8.815cm" svg:x2="4.352cm" svg:y2="7.88cm">
            <text:p/>
          </draw:line>
          <draw:line draw:name="Straight Connector 70" draw:style-name="gr14" draw:text-style-name="P9" draw:layer="layout" svg:x1="6.488cm" svg:y1="11.89cm" svg:x2="2.965cm" svg:y2="10.331cm">
            <text:p/>
          </draw:line>
          <draw:line draw:name="Straight Connector 71" draw:style-name="gr14" draw:text-style-name="P9" draw:layer="layout" svg:x1="6.498cm" svg:y1="11.291cm" svg:x2="2.975cm" svg:y2="9.732cm">
            <text:p/>
          </draw:line>
          <draw:line draw:name="Straight Connector 72" draw:style-name="gr14" draw:text-style-name="P9" draw:layer="layout" svg:x1="6.51cm" svg:y1="10.614cm" svg:x2="2.987cm" svg:y2="9.055cm">
            <text:p/>
          </draw:line>
          <draw:line draw:name="Straight Connector 73" draw:style-name="gr14" draw:text-style-name="P9" draw:layer="layout" svg:x1="6.521cm" svg:y1="9.992cm" svg:x2="2.998cm" svg:y2="8.434cm">
            <text:p/>
          </draw:line>
          <draw:line draw:name="Straight Connector 74" draw:style-name="gr14" draw:text-style-name="P9" draw:layer="layout" svg:x1="6.531cm" svg:y1="9.415cm" svg:x2="3.008cm" svg:y2="7.856cm">
            <text:p/>
          </draw:line>
          <draw:line draw:name="Straight Connector 76" draw:style-name="gr14" draw:text-style-name="P9" draw:layer="layout" svg:x1="6.552cm" svg:y1="8.217cm" svg:x2="5.847cm" svg:y2="7.906cm">
            <text:p/>
          </draw:line>
          <draw:line draw:name="Straight Connector 90" draw:style-name="gr14" draw:text-style-name="P9" draw:layer="layout" svg:x1="6.577cm" svg:y1="9.112cm" svg:x2="3.595cm" svg:y2="7.811cm">
            <text:p/>
          </draw:line>
          <draw:line draw:name="Straight Connector 92" draw:style-name="gr14" draw:text-style-name="P9" draw:layer="layout" svg:x1="6.435cm" svg:y1="12.11cm" svg:x2="2.912cm" svg:y2="10.551cm">
            <text:p/>
          </draw:line>
          <draw:line draw:name="Straight Connector 93" draw:style-name="gr14" draw:text-style-name="P9" draw:layer="layout" svg:x1="6.445cm" svg:y1="11.55cm" svg:x2="2.922cm" svg:y2="9.992cm">
            <text:p/>
          </draw:line>
          <draw:line draw:name="Straight Connector 94" draw:style-name="gr14" draw:text-style-name="P9" draw:layer="layout" svg:x1="6.456cm" svg:y1="10.916cm" svg:x2="2.933cm" svg:y2="9.357cm">
            <text:p/>
          </draw:line>
          <draw:line draw:name="Straight Connector 95" draw:style-name="gr14" draw:text-style-name="P9" draw:layer="layout" svg:x1="6.467cm" svg:y1="10.281cm" svg:x2="2.944cm" svg:y2="8.722cm">
            <text:p/>
          </draw:line>
          <draw:line draw:name="Straight Connector 96" draw:style-name="gr14" draw:text-style-name="P9" draw:layer="layout" svg:x1="6.478cm" svg:y1="9.646cm" svg:x2="2.955cm" svg:y2="8.087cm">
            <text:p/>
          </draw:line>
          <draw:line draw:name="Straight Connector 97" draw:style-name="gr14" draw:text-style-name="P9" draw:layer="layout" svg:x1="6.546cm" svg:y1="8.573cm" svg:x2="5.076cm" svg:y2="7.912cm">
            <text:p/>
          </draw:line>
          <draw:line draw:name="Straight Connector 98" draw:style-name="gr14" draw:text-style-name="P9" draw:layer="layout" svg:x1="4.367cm" svg:y1="12.134cm" svg:x2="2.896cm" svg:y2="11.473cm">
            <text:p/>
          </draw:line>
          <draw:line draw:name="Straight Connector 105" draw:style-name="gr14" draw:text-style-name="P9" draw:layer="layout" svg:x1="3.595cm" svg:y1="12.121cm" svg:x2="2.89cm" svg:y2="11.809cm">
            <text:p/>
          </draw:line>
        </draw:g>
        <draw:custom-shape draw:name="Rectangle 121" draw:style-name="gr13" draw:text-style-name="P8" draw:layer="layout" svg:width="10.371cm" svg:height="1.057cm" draw:transform="rotate (1.5707963267949) translate (4.209cm 17.568cm)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2" draw:style-name="gr14" draw:text-style-name="P9" draw:layer="layout" svg:x1="4.634cm" svg:y1="17.568cm" svg:x2="5.269cm" svg:y2="16.933cm">
          <text:p/>
        </draw:line>
        <draw:line draw:name="Straight Connector 123" draw:style-name="gr14" draw:text-style-name="P9" draw:layer="layout" svg:x1="4.157cm" svg:y1="16.298cm" svg:x2="5.215cm" svg:y2="15.24cm">
          <text:p/>
        </draw:line>
        <draw:line draw:name="Straight Connector 124" draw:style-name="gr14" draw:text-style-name="P9" draw:layer="layout" svg:x1="4.211cm" svg:y1="7.831cm" svg:x2="4.846cm" svg:y2="7.196cm">
          <text:p/>
        </draw:line>
        <draw:line draw:name="Straight Connector 125" draw:style-name="gr14" draw:text-style-name="P9" draw:layer="layout" svg:x1="4.211cm" svg:y1="10.371cm" svg:x2="5.269cm" svg:y2="9.313cm">
          <text:p/>
        </draw:line>
        <draw:line draw:name="Straight Connector 126" draw:style-name="gr14" draw:text-style-name="P9" draw:layer="layout" svg:x1="4.173cm" svg:y1="10.795cm" svg:x2="5.231cm" svg:y2="9.736cm">
          <text:p/>
        </draw:line>
        <draw:line draw:name="Straight Connector 127" draw:style-name="gr14" draw:text-style-name="P9" draw:layer="layout" svg:x1="4.211cm" svg:y1="9.948cm" svg:x2="5.269cm" svg:y2="8.89cm">
          <text:p/>
        </draw:line>
        <draw:line draw:name="Straight Connector 128" draw:style-name="gr14" draw:text-style-name="P9" draw:layer="layout" svg:x1="4.211cm" svg:y1="9.525cm" svg:x2="5.269cm" svg:y2="8.466cm">
          <text:p/>
        </draw:line>
        <draw:line draw:name="Straight Connector 129" draw:style-name="gr14" draw:text-style-name="P9" draw:layer="layout" svg:x1="4.211cm" svg:y1="9.101cm" svg:x2="5.269cm" svg:y2="8.043cm">
          <text:p/>
        </draw:line>
        <draw:line draw:name="Straight Connector 130" draw:style-name="gr14" draw:text-style-name="P9" draw:layer="layout" svg:x1="4.211cm" svg:y1="8.678cm" svg:x2="5.269cm" svg:y2="7.62cm">
          <text:p/>
        </draw:line>
        <draw:line draw:name="Straight Connector 131" draw:style-name="gr14" draw:text-style-name="P9" draw:layer="layout" svg:x1="4.211cm" svg:y1="8.255cm" svg:x2="5.269cm" svg:y2="7.196cm">
          <text:p/>
        </draw:line>
        <draw:line draw:name="Straight Connector 132" draw:style-name="gr14" draw:text-style-name="P9" draw:layer="layout" svg:x1="5.057cm" svg:y1="17.568cm" svg:x2="5.269cm" svg:y2="17.356cm">
          <text:p/>
        </draw:line>
        <draw:line draw:name="Straight Connector 133" draw:style-name="gr14" draw:text-style-name="P9" draw:layer="layout" svg:x1="4.211cm" svg:y1="7.408cm" svg:x2="4.422cm" svg:y2="7.196cm">
          <text:p/>
        </draw:line>
        <draw:line draw:name="Straight Connector 136" draw:style-name="gr14" draw:text-style-name="P9" draw:layer="layout" svg:x1="4.233cm" svg:y1="12.374cm" svg:x2="5.291cm" svg:y2="11.316cm">
          <text:p/>
        </draw:line>
        <draw:line draw:name="Straight Connector 137" draw:style-name="gr14" draw:text-style-name="P9" draw:layer="layout" svg:x1="4.233cm" svg:y1="12.797cm" svg:x2="5.291cm" svg:y2="11.739cm">
          <text:p/>
        </draw:line>
        <draw:line draw:name="Straight Connector 138" draw:style-name="gr14" draw:text-style-name="P9" draw:layer="layout" svg:x1="4.233cm" svg:y1="11.951cm" svg:x2="5.291cm" svg:y2="10.892cm">
          <text:p/>
        </draw:line>
        <draw:line draw:name="Straight Connector 139" draw:style-name="gr14" draw:text-style-name="P9" draw:layer="layout" svg:x1="4.233cm" svg:y1="11.527cm" svg:x2="5.291cm" svg:y2="10.469cm">
          <text:p/>
        </draw:line>
        <draw:line draw:name="Straight Connector 140" draw:style-name="gr14" draw:text-style-name="P9" draw:layer="layout" svg:x1="4.233cm" svg:y1="11.104cm" svg:x2="5.291cm" svg:y2="10.046cm">
          <text:p/>
        </draw:line>
        <draw:line draw:name="Straight Connector 141" draw:style-name="gr14" draw:text-style-name="P9" draw:layer="layout" svg:x1="4.195cm" svg:y1="14.377cm" svg:x2="5.253cm" svg:y2="13.319cm">
          <text:p/>
        </draw:line>
        <draw:line draw:name="Straight Connector 142" draw:style-name="gr14" draw:text-style-name="P9" draw:layer="layout" svg:x1="4.195cm" svg:y1="14.8cm" svg:x2="5.253cm" svg:y2="13.742cm">
          <text:p/>
        </draw:line>
        <draw:line draw:name="Straight Connector 143" draw:style-name="gr14" draw:text-style-name="P9" draw:layer="layout" svg:x1="4.195cm" svg:y1="13.954cm" svg:x2="5.253cm" svg:y2="12.895cm">
          <text:p/>
        </draw:line>
        <draw:line draw:name="Straight Connector 144" draw:style-name="gr14" draw:text-style-name="P9" draw:layer="layout" svg:x1="4.195cm" svg:y1="13.53cm" svg:x2="5.253cm" svg:y2="12.472cm">
          <text:p/>
        </draw:line>
        <draw:line draw:name="Straight Connector 145" draw:style-name="gr14" draw:text-style-name="P9" draw:layer="layout" svg:x1="4.195cm" svg:y1="13.107cm" svg:x2="5.253cm" svg:y2="12.049cm">
          <text:p/>
        </draw:line>
        <draw:line draw:name="Straight Connector 146" draw:style-name="gr14" draw:text-style-name="P9" draw:layer="layout" svg:x1="4.255cm" svg:y1="15.875cm" svg:x2="5.313cm" svg:y2="14.816cm">
          <text:p/>
        </draw:line>
        <draw:line draw:name="Straight Connector 148" draw:style-name="gr14" draw:text-style-name="P9" draw:layer="layout" svg:x1="4.195cm" svg:y1="15.565cm" svg:x2="5.253cm" svg:y2="14.507cm">
          <text:p/>
        </draw:line>
        <draw:line draw:name="Straight Connector 149" draw:style-name="gr14" draw:text-style-name="P9" draw:layer="layout" svg:x1="4.233cm" svg:y1="15.104cm" svg:x2="5.291cm" svg:y2="14.045cm">
          <text:p/>
        </draw:line>
        <draw:custom-shape draw:name="Rectangle 152" draw:style-name="gr29" draw:text-style-name="P8" draw:layer="layout" svg:width="3.597cm" svg:height="6.772cm" svg:x="2.963cm" svg:y="6.56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5" draw:style-name="gr14" draw:text-style-name="P9" draw:layer="layout" svg:x1="4.179cm" svg:y1="17.568cm" svg:x2="5.237cm" svg:y2="16.51cm">
          <text:p/>
        </draw:line>
        <draw:line draw:name="Straight Connector 156" draw:style-name="gr14" draw:text-style-name="P9" draw:layer="layout" svg:x1="4.179cm" svg:y1="17.145cm" svg:x2="5.237cm" svg:y2="16.086cm">
          <text:p/>
        </draw:line>
        <draw:line draw:name="Straight Connector 157" draw:style-name="gr14" draw:text-style-name="P9" draw:layer="layout" svg:x1="4.179cm" svg:y1="16.721cm" svg:x2="5.237cm" svg:y2="15.663cm">
          <text:p/>
        </draw:line>
        <draw:line draw:name="Straight Connector 158" draw:style-name="gr14" draw:text-style-name="P9" draw:layer="layout" svg:x1="3.175cm" svg:y1="15.663cm" svg:x2="2.116cm" svg:y2="14.605cm">
          <text:p/>
        </draw:line>
        <draw:line draw:name="Straight Connector 159" draw:style-name="gr14" draw:text-style-name="P9" draw:layer="layout" svg:x1="2.751cm" svg:y1="15.663cm" svg:x2="1.693cm" svg:y2="14.605cm">
          <text:p/>
        </draw:line>
        <draw:g draw:name="Group 169" xml:id="id3" draw:id="id3">
          <draw:custom-shape draw:name="TextBox 29" draw:style-name="gr19" draw:text-style-name="P8" draw:layer="layout" svg:width="1.269cm" svg:height="1.013cm" svg:x="1.058cm" svg:y="6.673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0" draw:style-name="gr30" draw:text-style-name="P9" draw:layer="layout" svg:width="1.269cm" svg:height="0.003cm" draw:transform="rotate (-1.5707963267949) translate (2.119cm 6.46cm)">
            <text:p/>
            <draw:enhanced-geometry draw:mirror-horizontal="true" draw:mirror-vertical="true" svg:viewBox="0 0 21600 21600" draw:type="mso-spt32" draw:enhanced-path="M 0 0 L 21600 21600 N"/>
          </draw:custom-shape>
          <draw:line draw:name="Straight Connector 161" draw:style-name="gr31" draw:text-style-name="P9" draw:layer="layout" svg:x1="1.058cm" svg:y1="6.457cm" svg:x2="4.445cm" svg:y2="6.461cm">
            <text:p/>
          </draw:line>
          <draw:line draw:name="Straight Connector 162" draw:style-name="gr31" draw:text-style-name="P9" draw:layer="layout" svg:x1="1.058cm" svg:y1="7.727cm" svg:x2="4.445cm" svg:y2="7.731cm">
            <text:p/>
          </draw:line>
          <draw:custom-shape draw:name="TextBox 168" draw:style-name="gr32" draw:text-style-name="P14" draw:layer="layout" svg:width="4.656cm" svg:height="3.297cm" svg:x="0cm" svg:y="2.017cm">
            <text:p text:style-name="P10"><text:span text:style-name="T5">Separation from contact cut to transis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0" draw:style-name="gr33" draw:text-style-name="P9" draw:layer="layout" svg:width="1.692cm" svg:height="0.003cm" draw:transform="rotate (-1.5707963267949) translate (2.542cm 4.7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174" xml:id="id4" draw:id="id4">
          <draw:custom-shape draw:name="TextBox 171" draw:style-name="gr32" draw:text-style-name="P14" draw:layer="layout" svg:width="4.656cm" svg:height="7.869cm" svg:x="7.62cm" svg:y="1.693cm">
            <text:p text:style-name="P10"><text:span text:style-name="T5">Implant for an nMOS depletion mode transistor to extend 2</text:span><text:span text:style-name="T8"></text:span><text:span text:style-name="T5"> minimum beyond channel in all direc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72" draw:style-name="gr31" draw:text-style-name="P9" draw:layer="layout" svg:x1="5.291cm" svg:y1="3.598cm" svg:x2="5.287cm" svg:y2="7.831cm">
            <text:p/>
          </draw:line>
          <draw:line draw:name="Straight Connector 173" draw:style-name="gr31" draw:text-style-name="P9" draw:layer="layout" svg:x1="6.566cm" svg:y1="3.598cm" svg:x2="6.561cm" svg:y2="6.985cm">
            <text:p/>
          </draw:line>
          <draw:custom-shape draw:name="Straight Arrow Connector 175" draw:style-name="gr30" draw:text-style-name="P9" draw:layer="layout" svg:width="1.269cm" svg:height="0.003cm" svg:x="5.29cm" svg:y="4.43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TextBox 176" draw:style-name="gr19" draw:text-style-name="P8" draw:layer="layout" svg:width="1.269cm" svg:height="1.013cm" svg:x="5.503cm" svg:y="3.387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8" draw:style-name="gr33" draw:text-style-name="P9" draw:layer="layout" svg:width="0.846cm" svg:height="0.003cm" draw:transform="rotate (-3.14159265358979) translate (7.408cm 7.20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177" xml:id="id5" draw:id="id5">
          <draw:custom-shape draw:name="TextBox 163" draw:style-name="gr19" draw:text-style-name="P8" draw:layer="layout" svg:width="1.269cm" svg:height="1.013cm" svg:x="6.985cm" svg:y="13.547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64" draw:style-name="gr30" draw:text-style-name="P9" draw:layer="layout" svg:width="1.269cm" svg:height="0.003cm" draw:transform="rotate (-1.5707963267949) translate (6.987cm 13.333cm)">
            <text:p/>
            <draw:enhanced-geometry draw:mirror-horizontal="true" draw:mirror-vertical="true" svg:viewBox="0 0 21600 21600" draw:type="mso-spt32" draw:enhanced-path="M 0 0 L 21600 21600 N"/>
          </draw:custom-shape>
          <draw:line draw:name="Straight Connector 166" draw:style-name="gr31" draw:text-style-name="P9" draw:layer="layout" svg:x1="4.868cm" svg:y1="13.33cm" svg:x2="8.255cm" svg:y2="13.335cm">
            <text:p/>
          </draw:line>
          <draw:line draw:name="Straight Connector 167" draw:style-name="gr31" draw:text-style-name="P9" draw:layer="layout" svg:x1="4.868cm" svg:y1="14.6cm" svg:x2="8.255cm" svg:y2="14.605cm">
            <text:p/>
          </draw:line>
          <draw:custom-shape draw:name="TextBox 179" draw:style-name="gr32" draw:text-style-name="P14" draw:layer="layout" svg:width="3.809cm" svg:height="4.061cm" svg:x="8.467cm" svg:y="11.853cm">
            <text:p text:style-name="P10"><text:span text:style-name="T5">Separation from implant to another transistor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81" draw:style-name="gr14" draw:text-style-name="P9" draw:layer="layout" svg:x1="20.743cm" svg:y1="13.33cm" svg:x2="22.225cm" svg:y2="12.695cm">
          <text:p/>
        </draw:line>
        <draw:custom-shape draw:name="Straight Arrow Connector 188" draw:style-name="gr34" draw:text-style-name="P9" draw:layer="layout" svg:width="1.269cm" svg:height="0.003cm" svg:x="21.165cm" svg:y="8.037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192" draw:style-name="gr14" draw:text-style-name="P9" draw:layer="layout" svg:x1="18.548cm" svg:y1="13.332cm" svg:x2="18.553cm" svg:y2="5.289cm">
          <text:p/>
        </draw:line>
        <draw:line draw:name="Straight Connector 193" draw:style-name="gr14" draw:text-style-name="P9" draw:layer="layout" svg:x1="22.317cm" svg:y1="13.332cm" svg:x2="22.441cm" svg:y2="8.037cm">
          <text:p/>
        </draw:line>
        <draw:line draw:name="Straight Connector 187" draw:style-name="gr14" draw:text-style-name="P9" draw:layer="layout" svg:x1="18.55cm" svg:y1="13.33cm" svg:x2="22.36cm" svg:y2="13.335cm">
          <text:p/>
        </draw:line>
        <draw:line draw:name="Straight Connector 194" draw:style-name="gr14" draw:text-style-name="P9" draw:layer="layout" svg:x1="22.36cm" svg:y1="11.425cm" svg:x2="18.55cm" svg:y2="13.33cm">
          <text:p/>
        </draw:line>
        <draw:line draw:name="Straight Connector 199" draw:style-name="gr14" draw:text-style-name="P9" draw:layer="layout" svg:x1="22.36cm" svg:y1="11.002cm" svg:x2="18.55cm" svg:y2="12.907cm">
          <text:p/>
        </draw:line>
        <draw:line draw:name="Straight Connector 200" draw:style-name="gr14" draw:text-style-name="P9" draw:layer="layout" svg:x1="22.36cm" svg:y1="10.578cm" svg:x2="18.55cm" svg:y2="12.483cm">
          <text:p/>
        </draw:line>
        <draw:line draw:name="Straight Connector 201" draw:style-name="gr14" draw:text-style-name="P9" draw:layer="layout" svg:x1="22.36cm" svg:y1="10.155cm" svg:x2="18.55cm" svg:y2="12.06cm">
          <text:p/>
        </draw:line>
        <draw:line draw:name="Straight Connector 202" draw:style-name="gr14" draw:text-style-name="P9" draw:layer="layout" svg:x1="22.36cm" svg:y1="9.732cm" svg:x2="18.55cm" svg:y2="11.637cm">
          <text:p/>
        </draw:line>
        <draw:line draw:name="Straight Connector 203" draw:style-name="gr14" draw:text-style-name="P9" draw:layer="layout" svg:x1="22.496cm" svg:y1="9.308cm" svg:x2="18.415cm" svg:y2="11.213cm">
          <text:p/>
        </draw:line>
        <draw:line draw:name="Straight Connector 204" draw:style-name="gr14" draw:text-style-name="P9" draw:layer="layout" svg:x1="22.36cm" svg:y1="8.885cm" svg:x2="18.55cm" svg:y2="10.79cm">
          <text:p/>
        </draw:line>
        <draw:line draw:name="Straight Connector 205" draw:style-name="gr14" draw:text-style-name="P9" draw:layer="layout" svg:x1="22.36cm" svg:y1="8.462cm" svg:x2="18.55cm" svg:y2="10.367cm">
          <text:p/>
        </draw:line>
        <draw:line draw:name="Straight Connector 207" draw:style-name="gr14" draw:text-style-name="P9" draw:layer="layout" svg:x1="22.36cm" svg:y1="8.038cm" svg:x2="18.55cm" svg:y2="9.943cm">
          <text:p/>
        </draw:line>
        <draw:line draw:name="Straight Connector 208" draw:style-name="gr14" draw:text-style-name="P9" draw:layer="layout" svg:x1="21.59cm" svg:y1="8.038cm" svg:x2="18.55cm" svg:y2="9.52cm">
          <text:p/>
        </draw:line>
        <draw:line draw:name="Straight Connector 212" draw:style-name="gr14" draw:text-style-name="P9" draw:layer="layout" svg:x1="22.36cm" svg:y1="11.848cm" svg:x2="19.185cm" svg:y2="13.33cm">
          <text:p/>
        </draw:line>
        <draw:line draw:name="Straight Connector 214" draw:style-name="gr14" draw:text-style-name="P9" draw:layer="layout" svg:x1="22.36cm" svg:y1="12.272cm" svg:x2="20.032cm" svg:y2="13.33cm">
          <text:p/>
        </draw:line>
        <draw:custom-shape draw:name="Rectangle 219" draw:style-name="gr13" draw:text-style-name="P8" draw:layer="layout" svg:width="8.677cm" svg:height="1.057cm" svg:x="14.913cm" svg:y="9.347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0" draw:style-name="gr14" draw:text-style-name="P9" draw:layer="layout" svg:x1="23.517cm" svg:y1="9.943cm" svg:x2="22.882cm" svg:y2="9.308cm">
          <text:p/>
        </draw:line>
        <draw:line draw:name="Straight Connector 221" draw:style-name="gr14" draw:text-style-name="P9" draw:layer="layout" svg:x1="19.707cm" svg:y1="10.367cm" svg:x2="18.648cm" svg:y2="9.308cm">
          <text:p/>
        </draw:line>
        <draw:line draw:name="Straight Connector 222" draw:style-name="gr14" draw:text-style-name="P9" draw:layer="layout" svg:x1="15.571cm" svg:y1="10.329cm" svg:x2="14.936cm" svg:y2="9.694cm">
          <text:p/>
        </draw:line>
        <draw:line draw:name="Straight Connector 223" draw:style-name="gr14" draw:text-style-name="P9" draw:layer="layout" svg:x1="18.86cm" svg:y1="10.367cm" svg:x2="17.802cm" svg:y2="9.308cm">
          <text:p/>
        </draw:line>
        <draw:line draw:name="Straight Connector 224" draw:style-name="gr14" draw:text-style-name="P9" draw:layer="layout" svg:x1="19.283cm" svg:y1="10.367cm" svg:x2="18.225cm" svg:y2="9.308cm">
          <text:p/>
        </draw:line>
        <draw:line draw:name="Straight Connector 225" draw:style-name="gr14" draw:text-style-name="P9" draw:layer="layout" svg:x1="18.437cm" svg:y1="10.367cm" svg:x2="17.378cm" svg:y2="9.308cm">
          <text:p/>
        </draw:line>
        <draw:line draw:name="Straight Connector 226" draw:style-name="gr14" draw:text-style-name="P9" draw:layer="layout" svg:x1="18.013cm" svg:y1="10.367cm" svg:x2="16.955cm" svg:y2="9.308cm">
          <text:p/>
        </draw:line>
        <draw:line draw:name="Straight Connector 227" draw:style-name="gr14" draw:text-style-name="P9" draw:layer="layout" svg:x1="17.59cm" svg:y1="10.367cm" svg:x2="16.532cm" svg:y2="9.308cm">
          <text:p/>
        </draw:line>
        <draw:line draw:name="Straight Connector 228" draw:style-name="gr14" draw:text-style-name="P9" draw:layer="layout" svg:x1="17.167cm" svg:y1="10.367cm" svg:x2="16.108cm" svg:y2="9.308cm">
          <text:p/>
        </draw:line>
        <draw:line draw:name="Straight Connector 229" draw:style-name="gr14" draw:text-style-name="P9" draw:layer="layout" svg:x1="16.743cm" svg:y1="10.367cm" svg:x2="15.685cm" svg:y2="9.308cm">
          <text:p/>
        </draw:line>
        <draw:line draw:name="Straight Connector 230" draw:style-name="gr14" draw:text-style-name="P9" draw:layer="layout" svg:x1="23.517cm" svg:y1="9.52cm" svg:x2="23.305cm" svg:y2="9.308cm">
          <text:p/>
        </draw:line>
        <draw:line draw:name="Straight Connector 231" draw:style-name="gr14" draw:text-style-name="P9" draw:layer="layout" svg:x1="15.148cm" svg:y1="10.329cm" svg:x2="14.936cm" svg:y2="10.117cm">
          <text:p/>
        </draw:line>
        <draw:line draw:name="Straight Connector 234" draw:style-name="gr14" draw:text-style-name="P9" draw:layer="layout" svg:x1="16.32cm" svg:y1="10.367cm" svg:x2="15.262cm" svg:y2="9.308cm">
          <text:p/>
        </draw:line>
        <draw:line draw:name="Straight Connector 235" draw:style-name="gr14" draw:text-style-name="P9" draw:layer="layout" svg:x1="15.972cm" svg:y1="10.367cm" svg:x2="14.914cm" svg:y2="9.308cm">
          <text:p/>
        </draw:line>
        <draw:line draw:name="Straight Connector 236" draw:style-name="gr14" draw:text-style-name="P9" draw:layer="layout" svg:x1="23.517cm" svg:y1="10.367cm" svg:x2="22.458cm" svg:y2="9.308cm">
          <text:p/>
        </draw:line>
        <draw:line draw:name="Straight Connector 237" draw:style-name="gr14" draw:text-style-name="P9" draw:layer="layout" svg:x1="22.67cm" svg:y1="10.367cm" svg:x2="21.612cm" svg:y2="9.308cm">
          <text:p/>
        </draw:line>
        <draw:line draw:name="Straight Connector 238" draw:style-name="gr14" draw:text-style-name="P9" draw:layer="layout" svg:x1="23.093cm" svg:y1="10.367cm" svg:x2="22.035cm" svg:y2="9.308cm">
          <text:p/>
        </draw:line>
        <draw:line draw:name="Straight Connector 239" draw:style-name="gr14" draw:text-style-name="P9" draw:layer="layout" svg:x1="22.247cm" svg:y1="10.367cm" svg:x2="21.188cm" svg:y2="9.308cm">
          <text:p/>
        </draw:line>
        <draw:line draw:name="Straight Connector 240" draw:style-name="gr14" draw:text-style-name="P9" draw:layer="layout" svg:x1="21.823cm" svg:y1="10.367cm" svg:x2="20.765cm" svg:y2="9.308cm">
          <text:p/>
        </draw:line>
        <draw:line draw:name="Straight Connector 241" draw:style-name="gr14" draw:text-style-name="P9" draw:layer="layout" svg:x1="21.4cm" svg:y1="10.367cm" svg:x2="20.342cm" svg:y2="9.308cm">
          <text:p/>
        </draw:line>
        <draw:line draw:name="Straight Connector 242" draw:style-name="gr14" draw:text-style-name="P9" draw:layer="layout" svg:x1="20.977cm" svg:y1="10.367cm" svg:x2="19.918cm" svg:y2="9.308cm">
          <text:p/>
        </draw:line>
        <draw:line draw:name="Straight Connector 243" draw:style-name="gr14" draw:text-style-name="P9" draw:layer="layout" svg:x1="20.553cm" svg:y1="10.367cm" svg:x2="19.495cm" svg:y2="9.308cm">
          <text:p/>
        </draw:line>
        <draw:line draw:name="Straight Connector 244" draw:style-name="gr14" draw:text-style-name="P9" draw:layer="layout" svg:x1="20.13cm" svg:y1="10.367cm" svg:x2="19.072cm" svg:y2="9.308cm">
          <text:p/>
        </draw:line>
        <draw:line draw:name="Straight Connector 247" draw:style-name="gr14" draw:text-style-name="P9" draw:layer="layout" svg:x1="21.166cm" svg:y1="5.287cm" svg:x2="18.52cm" svg:y2="5.287cm">
          <text:p/>
        </draw:line>
        <draw:line draw:name="Straight Connector 251" draw:style-name="gr14" draw:text-style-name="P9" draw:layer="layout" svg:x1="21.166cm" svg:y1="7.827cm" svg:x2="18.55cm" svg:y2="9.097cm">
          <text:p/>
        </draw:line>
        <draw:line draw:name="Straight Connector 252" draw:style-name="gr14" draw:text-style-name="P9" draw:layer="layout" svg:x1="21.166cm" svg:y1="7.403cm" svg:x2="18.55cm" svg:y2="8.673cm">
          <text:p/>
        </draw:line>
        <draw:line draw:name="Straight Connector 254" draw:style-name="gr14" draw:text-style-name="P9" draw:layer="layout" svg:x1="21.166cm" svg:y1="6.98cm" svg:x2="18.55cm" svg:y2="8.25cm">
          <text:p/>
        </draw:line>
        <draw:line draw:name="Straight Connector 255" draw:style-name="gr14" draw:text-style-name="P9" draw:layer="layout" svg:x1="21.166cm" svg:y1="6.557cm" svg:x2="18.55cm" svg:y2="7.827cm">
          <text:p/>
        </draw:line>
        <draw:line draw:name="Straight Connector 256" draw:style-name="gr14" draw:text-style-name="P9" draw:layer="layout" svg:x1="21.166cm" svg:y1="6.133cm" svg:x2="18.55cm" svg:y2="7.403cm">
          <text:p/>
        </draw:line>
        <draw:line draw:name="Straight Connector 257" draw:style-name="gr14" draw:text-style-name="P9" draw:layer="layout" svg:x1="21.166cm" svg:y1="5.71cm" svg:x2="18.55cm" svg:y2="6.98cm">
          <text:p/>
        </draw:line>
        <draw:line draw:name="Straight Connector 258" draw:style-name="gr14" draw:text-style-name="P9" draw:layer="layout" svg:x1="21.242cm" svg:y1="5.287cm" svg:x2="18.626cm" svg:y2="6.557cm">
          <text:p/>
        </draw:line>
        <draw:line draw:name="Straight Connector 259" draw:style-name="gr14" draw:text-style-name="P9" draw:layer="layout" svg:x1="20.531cm" svg:y1="5.287cm" svg:x2="18.415cm" svg:y2="6.345cm">
          <text:p/>
        </draw:line>
        <draw:line draw:name="Straight Connector 262" draw:style-name="gr14" draw:text-style-name="P9" draw:layer="layout" svg:x1="19.896cm" svg:y1="5.287cm" svg:x2="18.55cm" svg:y2="5.922cm">
          <text:p/>
        </draw:line>
        <draw:line draw:name="Straight Connector 264" draw:style-name="gr14" draw:text-style-name="P9" draw:layer="layout" svg:x1="19.261cm" svg:y1="5.287cm" svg:x2="18.626cm" svg:y2="5.498cm">
          <text:p/>
        </draw:line>
        <draw:line draw:name="Straight Connector 273" draw:style-name="gr14" draw:text-style-name="P9" draw:layer="layout" svg:x1="21.166cm" svg:y1="8.038cm" svg:x2="21.166cm" svg:y2="5.393cm">
          <text:p/>
        </draw:line>
        <draw:custom-shape draw:name="TextBox 160" draw:style-name="gr19" draw:text-style-name="P8" draw:layer="layout" svg:width="10.159cm" svg:height="1.267cm" svg:x="8.678cm" svg:y="0cm">
          <text:p text:style-name="P10"><text:span text:style-name="T7">DESIGN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6" xml:id="id6" draw:id="id6">
          <draw:custom-shape draw:name="Straight Arrow Connector 189" draw:style-name="gr30" draw:text-style-name="P9" draw:layer="layout" svg:width="1.269cm" svg:height="0.003cm" draw:transform="rotate (-1.5707963267949) translate (22.858cm 8.037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TextBox 274" draw:style-name="gr19" draw:text-style-name="P8" draw:layer="layout" svg:width="1.269cm" svg:height="1.013cm" svg:x="23.283cm" svg:y="8.255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7" draw:style-name="gr32" draw:text-style-name="P14" draw:layer="layout" svg:width="8.042cm" svg:height="2.537cm" svg:x="16.722cm" svg:y="2.328cm">
            <text:p text:style-name="P10"><text:span text:style-name="T5">Diffusion is not to decrease in width &lt; 2</text:span><text:span text:style-name="T8"></text:span><text:span text:style-name="T5"> from polysilic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82" draw:style-name="gr31" draw:text-style-name="P9" draw:layer="layout" svg:x1="21.166cm" svg:y1="8.038cm" svg:x2="24.553cm" svg:y2="8.043cm">
            <text:p/>
          </draw:line>
        </draw:g>
        <draw:line draw:name="Straight Connector 180" draw:style-name="gr14" draw:text-style-name="P9" draw:layer="layout" svg:x1="21.302cm" svg:y1="13.33cm" svg:x2="22.225cm" svg:y2="12.907cm">
          <text:p/>
        </draw:line>
        <draw:g draw:name="Group 206" xml:id="id7" draw:id="id7">
          <draw:custom-shape draw:name="Straight Arrow Connector 190" draw:style-name="gr30" draw:text-style-name="P9" draw:layer="layout" svg:width="1.269cm" svg:height="0.003cm" svg:x="22.359cm" svg:y="10.57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TextBox 275" draw:style-name="gr19" draw:text-style-name="P8" draw:layer="layout" svg:width="1.269cm" svg:height="1.013cm" svg:x="22.648cm" svg:y="10.795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8" draw:style-name="gr32" draw:text-style-name="P14" draw:layer="layout" svg:width="6.349cm" svg:height="4.059cm" svg:x="16.298cm" svg:y="14.182cm">
            <text:p text:style-name="P10"><text:span text:style-name="T5">Polysilicon to extend minimum 2</text:span><text:span text:style-name="T8"></text:span><text:span text:style-name="T5"> beyond diffusion biundari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84" draw:style-name="gr31" draw:text-style-name="P9" draw:layer="layout" svg:x1="23.495cm" svg:y1="9.95cm" svg:x2="23.49cm" svg:y2="11.823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custom-shape draw:name="TextBox 3" draw:style-name="gr19" draw:text-style-name="P8" draw:layer="layout" svg:width="19.261cm" svg:height="3.043cm" svg:x="1.27cm" svg:y="0cm">
          <text:p text:style-name="P10"><text:span text:style-name="T4">Overlap rules for contact cuts: nMOS and CMOS</text:span></text:p>
          <text:p text:style-name="P10"><text:span text:style-name="T5"><text:tab/></text:span><text:span text:style-name="T5"><text:tab/>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5" draw:text-style-name="P8" draw:layer="layout" svg:width="2.116cm" svg:height="1.692cm" svg:x="4.657cm" svg:y="5.29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14" draw:text-style-name="P9" draw:layer="layout" svg:x1="4.859cm" svg:y1="5.295cm" svg:x2="4.855cm" svg:y2="6.985cm">
          <text:p/>
        </draw:line>
        <draw:line draw:name="Straight Connector 128" draw:style-name="gr14" draw:text-style-name="P9" draw:layer="layout" svg:x1="5.075cm" svg:y1="5.291cm" svg:x2="5.071cm" svg:y2="6.981cm">
          <text:p/>
        </draw:line>
        <draw:line draw:name="Straight Connector 129" draw:style-name="gr14" draw:text-style-name="P9" draw:layer="layout" svg:x1="5.282cm" svg:y1="5.295cm" svg:x2="5.278cm" svg:y2="6.985cm">
          <text:p/>
        </draw:line>
        <draw:line draw:name="Straight Connector 130" draw:style-name="gr14" draw:text-style-name="P9" draw:layer="layout" svg:x1="5.498cm" svg:y1="5.291cm" svg:x2="5.494cm" svg:y2="6.981cm">
          <text:p/>
        </draw:line>
        <draw:line draw:name="Straight Connector 131" draw:style-name="gr14" draw:text-style-name="P9" draw:layer="layout" svg:x1="5.701cm" svg:y1="5.295cm" svg:x2="5.697cm" svg:y2="6.985cm">
          <text:p/>
        </draw:line>
        <draw:line draw:name="Straight Connector 134" draw:style-name="gr14" draw:text-style-name="P9" draw:layer="layout" svg:x1="5.917cm" svg:y1="5.291cm" svg:x2="5.913cm" svg:y2="6.981cm">
          <text:p/>
        </draw:line>
        <draw:line draw:name="Straight Connector 135" draw:style-name="gr14" draw:text-style-name="P9" draw:layer="layout" svg:x1="6.125cm" svg:y1="5.295cm" svg:x2="6.12cm" svg:y2="6.985cm">
          <text:p/>
        </draw:line>
        <draw:line draw:name="Straight Connector 137" draw:style-name="gr14" draw:text-style-name="P9" draw:layer="layout" svg:x1="6.341cm" svg:y1="5.291cm" svg:x2="6.336cm" svg:y2="6.981cm">
          <text:p/>
        </draw:line>
        <draw:line draw:name="Straight Connector 139" draw:style-name="gr14" draw:text-style-name="P9" draw:layer="layout" svg:x1="6.557cm" svg:y1="5.295cm" svg:x2="6.552cm" svg:y2="6.985cm">
          <text:p/>
        </draw:line>
        <draw:custom-shape draw:name="Rectangle 185" draw:style-name="gr13" draw:text-style-name="P8" draw:layer="layout" svg:width="4.021cm" svg:height="1.057cm" svg:x="8.89cm" svg:y="5.60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6" draw:style-name="gr14" draw:text-style-name="P9" draw:layer="layout" svg:x1="8.89cm" svg:y1="6.236cm" svg:x2="9.525cm" svg:y2="5.601cm">
          <text:p/>
        </draw:line>
        <draw:line draw:name="Straight Connector 187" draw:style-name="gr14" draw:text-style-name="P9" draw:layer="layout" svg:x1="8.89cm" svg:y1="6.659cm" svg:x2="9.948cm" svg:y2="5.601cm">
          <text:p/>
        </draw:line>
        <draw:line draw:name="Straight Connector 188" draw:style-name="gr14" draw:text-style-name="P9" draw:layer="layout" svg:x1="12.276cm" svg:y1="6.659cm" svg:x2="12.911cm" svg:y2="6.024cm">
          <text:p/>
        </draw:line>
        <draw:line draw:name="Straight Connector 189" draw:style-name="gr14" draw:text-style-name="P9" draw:layer="layout" svg:x1="9.736cm" svg:y1="6.659cm" svg:x2="10.795cm" svg:y2="5.601cm">
          <text:p/>
        </draw:line>
        <draw:line draw:name="Straight Connector 190" draw:style-name="gr14" draw:text-style-name="P9" draw:layer="layout" svg:x1="9.313cm" svg:y1="6.659cm" svg:x2="10.371cm" svg:y2="5.601cm">
          <text:p/>
        </draw:line>
        <draw:line draw:name="Straight Connector 191" draw:style-name="gr14" draw:text-style-name="P9" draw:layer="layout" svg:x1="10.16cm" svg:y1="6.659cm" svg:x2="11.218cm" svg:y2="5.601cm">
          <text:p/>
        </draw:line>
        <draw:line draw:name="Straight Connector 196" draw:style-name="gr14" draw:text-style-name="P9" draw:layer="layout" svg:x1="10.583cm" svg:y1="6.659cm" svg:x2="11.641cm" svg:y2="5.601cm">
          <text:p/>
        </draw:line>
        <draw:line draw:name="Straight Connector 197" draw:style-name="gr14" draw:text-style-name="P9" draw:layer="layout" svg:x1="11.006cm" svg:y1="6.659cm" svg:x2="12.065cm" svg:y2="5.601cm">
          <text:p/>
        </draw:line>
        <draw:line draw:name="Straight Connector 200" draw:style-name="gr14" draw:text-style-name="P9" draw:layer="layout" svg:x1="11.43cm" svg:y1="6.659cm" svg:x2="12.488cm" svg:y2="5.601cm">
          <text:p/>
        </draw:line>
        <draw:line draw:name="Straight Connector 201" draw:style-name="gr14" draw:text-style-name="P9" draw:layer="layout" svg:x1="11.853cm" svg:y1="6.659cm" svg:x2="12.911cm" svg:y2="5.601cm">
          <text:p/>
        </draw:line>
        <draw:line draw:name="Straight Connector 202" draw:style-name="gr14" draw:text-style-name="P9" draw:layer="layout" svg:x1="8.89cm" svg:y1="5.812cm" svg:x2="9.101cm" svg:y2="5.601cm">
          <text:p/>
        </draw:line>
        <draw:line draw:name="Straight Connector 203" draw:style-name="gr14" draw:text-style-name="P9" draw:layer="layout" svg:x1="12.7cm" svg:y1="6.659cm" svg:x2="12.911cm" svg:y2="6.447cm">
          <text:p/>
        </draw:line>
        <draw:g draw:name="Group 282">
          <draw:custom-shape draw:name="Rectangle 214" draw:style-name="gr15" draw:text-style-name="P8" draw:layer="layout" svg:width="2.116cm" svg:height="2.116cm" svg:x="6.773cm" svg:y="5.06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29" draw:style-name="gr14" draw:text-style-name="P9" draw:layer="layout" svg:x1="6.989cm" svg:y1="5.064cm" svg:x2="6.985cm" svg:y2="7.177cm">
            <text:p/>
          </draw:line>
          <draw:line draw:name="Straight Connector 230" draw:style-name="gr14" draw:text-style-name="P9" draw:layer="layout" svg:x1="7.196cm" svg:y1="5.069cm" svg:x2="7.192cm" svg:y2="7.181cm">
            <text:p/>
          </draw:line>
          <draw:line draw:name="Straight Connector 231" draw:style-name="gr14" draw:text-style-name="P9" draw:layer="layout" svg:x1="7.412cm" svg:y1="5.064cm" svg:x2="7.408cm" svg:y2="7.177cm">
            <text:p/>
          </draw:line>
          <draw:line draw:name="Straight Connector 232" draw:style-name="gr14" draw:text-style-name="P9" draw:layer="layout" svg:x1="7.628cm" svg:y1="5.069cm" svg:x2="7.624cm" svg:y2="7.181cm">
            <text:p/>
          </draw:line>
          <draw:line draw:name="Straight Connector 233" draw:style-name="gr14" draw:text-style-name="P9" draw:layer="layout" svg:x1="7.844cm" svg:y1="5.064cm" svg:x2="7.84cm" svg:y2="7.177cm">
            <text:p/>
          </draw:line>
          <draw:line draw:name="Straight Connector 234" draw:style-name="gr14" draw:text-style-name="P9" draw:layer="layout" svg:x1="8.052cm" svg:y1="5.069cm" svg:x2="8.047cm" svg:y2="7.181cm">
            <text:p/>
          </draw:line>
          <draw:line draw:name="Straight Connector 235" draw:style-name="gr14" draw:text-style-name="P9" draw:layer="layout" svg:x1="8.268cm" svg:y1="5.064cm" svg:x2="8.263cm" svg:y2="7.177cm">
            <text:p/>
          </draw:line>
          <draw:line draw:name="Straight Connector 236" draw:style-name="gr14" draw:text-style-name="P9" draw:layer="layout" svg:x1="8.471cm" svg:y1="5.069cm" svg:x2="8.466cm" svg:y2="7.181cm">
            <text:p/>
          </draw:line>
          <draw:line draw:name="Straight Connector 237" draw:style-name="gr14" draw:text-style-name="P9" draw:layer="layout" svg:x1="8.687cm" svg:y1="5.064cm" svg:x2="8.682cm" svg:y2="7.177cm">
            <text:p/>
          </draw:line>
          <draw:line draw:name="Straight Connector 243" draw:style-name="gr14" draw:text-style-name="P9" draw:layer="layout" svg:x1="6.95cm" svg:y1="5.047cm" svg:x2="6.773cm" svg:y2="5.276cm">
            <text:p/>
          </draw:line>
          <draw:line draw:name="Straight Connector 244" draw:style-name="gr14" draw:text-style-name="P9" draw:layer="layout" svg:x1="7.191cm" svg:y1="5.052cm" svg:x2="6.773cm" svg:y2="5.699cm">
            <text:p/>
          </draw:line>
          <draw:line draw:name="Straight Connector 245" draw:style-name="gr14" draw:text-style-name="P9" draw:layer="layout" svg:x1="7.443cm" svg:y1="5.047cm" svg:x2="6.773cm" svg:y2="6.123cm">
            <text:p/>
          </draw:line>
          <draw:line draw:name="Straight Connector 246" draw:style-name="gr14" draw:text-style-name="P9" draw:layer="layout" svg:x1="7.694cm" svg:y1="5.052cm" svg:x2="6.773cm" svg:y2="6.546cm">
            <text:p/>
          </draw:line>
          <draw:line draw:name="Straight Connector 247" draw:style-name="gr14" draw:text-style-name="P9" draw:layer="layout" svg:x1="8.043cm" svg:y1="5.047cm" svg:x2="6.87cm" svg:y2="6.969cm">
            <text:p/>
          </draw:line>
          <draw:line draw:name="Straight Connector 249" draw:style-name="gr14" draw:text-style-name="P9" draw:layer="layout" svg:x1="8.438cm" svg:y1="5.047cm" svg:x2="7.091cm" svg:y2="7.193cm">
            <text:p/>
          </draw:line>
          <draw:line draw:name="Straight Connector 250" draw:style-name="gr14" draw:text-style-name="P9" draw:layer="layout" svg:x1="8.755cm" svg:y1="5.067cm" svg:x2="7.408cm" svg:y2="7.214cm">
            <text:p/>
          </draw:line>
          <draw:line draw:name="Straight Connector 264" draw:style-name="gr14" draw:text-style-name="P9" draw:layer="layout" svg:x1="8.466cm" svg:y1="7.193cm" svg:x2="8.885cm" svg:y2="6.758cm">
            <text:p/>
          </draw:line>
          <draw:line draw:name="Straight Connector 265" draw:style-name="gr14" draw:text-style-name="P9" draw:layer="layout" svg:x1="8.255cm" svg:y1="7.181cm" svg:x2="8.89cm" svg:y2="6.123cm">
            <text:p/>
          </draw:line>
          <draw:line draw:name="Straight Connector 267" draw:style-name="gr14" draw:text-style-name="P9" draw:layer="layout" svg:x1="7.831cm" svg:y1="7.181cm" svg:x2="8.889cm" svg:y2="5.47cm">
            <text:p/>
          </draw:line>
        </draw:g>
        <draw:custom-shape draw:name="Rectangle 284" draw:style-name="gr28" draw:text-style-name="P13" draw:layer="layout" svg:width="1.057cm" svg:height="1.057cm" svg:x="7.408cm" svg:y="5.61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5" draw:style-name="gr19" draw:text-style-name="P8" draw:layer="layout" svg:width="1.269cm" svg:height="1.013cm" svg:x="3.175cm" svg:y="5.536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6" draw:style-name="gr19" draw:text-style-name="P8" draw:layer="layout" svg:width="1.269cm" svg:height="1.013cm" svg:x="12.912cm" svg:y="5.74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7" draw:style-name="gr19" draw:text-style-name="P8" draw:layer="layout" svg:width="1.269cm" svg:height="1.013cm" svg:x="7.197cm" svg:y="2.328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9" draw:style-name="gr30" draw:text-style-name="P9" draw:layer="layout" svg:width="2.116cm" svg:height="0.003cm" svg:x="6.773cm" svg:y="3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0" draw:style-name="gr30" draw:text-style-name="P9" draw:layer="layout" svg:width="1.692cm" svg:height="0.003cm" draw:transform="rotate (-1.5707963267949) translate (4.231cm 5.294cm)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292" draw:style-name="gr35" draw:text-style-name="P9" draw:layer="layout" svg:x1="6.773cm" svg:y1="3.175cm" svg:x2="6.768cm" svg:y2="7.833cm">
          <text:p/>
        </draw:line>
        <draw:line draw:name="Straight Connector 294" draw:style-name="gr35" draw:text-style-name="P9" draw:layer="layout" svg:x1="8.894cm" svg:y1="3.175cm" svg:x2="8.89cm" svg:y2="7.833cm">
          <text:p/>
        </draw:line>
        <draw:line draw:name="Straight Connector 297" draw:style-name="gr35" draw:text-style-name="P9" draw:layer="layout" svg:x1="7.412cm" svg:y1="4.021cm" svg:x2="7.408cm" svg:y2="7.831cm">
          <text:p/>
        </draw:line>
        <draw:custom-shape draw:name="TextBox 299" draw:style-name="gr19" draw:text-style-name="P8" draw:layer="layout" svg:width="1.269cm" svg:height="1.013cm" svg:x="7.408cm" svg:y="3.38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4" draw:style-name="gr35" draw:text-style-name="P9" draw:layer="layout" svg:x1="8.466cm" svg:y1="4.021cm" svg:x2="8.462cm" svg:y2="7.831cm">
          <text:p/>
        </draw:line>
        <draw:custom-shape draw:name="Straight Arrow Connector 305" draw:style-name="gr30" draw:text-style-name="P9" draw:layer="layout" svg:width="1.057cm" svg:height="0.003cm" svg:x="7.408cm" svg:y="4.4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8" draw:style-name="gr30" draw:text-style-name="P9" draw:layer="layout" svg:width="1.269cm" svg:height="0.003cm" draw:transform="rotate (-1.5707963267949) translate (13.121cm 5.501cm)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357" draw:style-name="gr35" draw:text-style-name="P9" draw:layer="layout" svg:x1="9.525cm" svg:y1="5.079cm" svg:x2="2.328cm" svg:y2="5.079cm">
          <text:p/>
        </draw:line>
        <draw:line draw:name="Straight Connector 358" draw:style-name="gr35" draw:text-style-name="P9" draw:layer="layout" svg:x1="6.138cm" svg:y1="5.296cm" svg:x2="3.386cm" svg:y2="5.291cm">
          <text:p/>
        </draw:line>
        <draw:line draw:name="Straight Connector 360" draw:style-name="gr35" draw:text-style-name="P9" draw:layer="layout" svg:x1="9.525cm" svg:y1="7.196cm" svg:x2="2.328cm" svg:y2="7.196cm">
          <text:p/>
        </draw:line>
        <draw:custom-shape draw:name="TextBox 361" draw:style-name="gr19" draw:text-style-name="P8" draw:layer="layout" svg:width="1.269cm" svg:height="1.013cm" svg:x="1.482cm" svg:y="5.536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2" draw:style-name="gr30" draw:text-style-name="P9" draw:layer="layout" svg:width="2.116cm" svg:height="0.003cm" draw:transform="rotate (-1.5707963267949) translate (2.966cm 5.08cm)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365" draw:style-name="gr35" draw:text-style-name="P9" draw:layer="layout" svg:x1="6.138cm" svg:y1="6.984cm" svg:x2="3.386cm" svg:y2="6.98cm">
          <text:p/>
        </draw:line>
        <draw:custom-shape draw:name="TextBox 378" draw:style-name="gr19" draw:text-style-name="P8" draw:layer="layout" svg:width="5.926cm" svg:height="1.773cm" svg:x="16.087cm" svg:y="2.752cm">
          <text:p text:style-name="P10"><text:span text:style-name="T5">Metal to Polysilic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9" draw:style-name="gr36" draw:text-style-name="P8" draw:layer="layout" svg:width="2.116cm" svg:height="1.692cm" draw:transform="rotate (1.5707963267949) translate (6.994cm 14.60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6">
          <draw:line draw:name="Straight Connector 310" draw:style-name="gr14" draw:text-style-name="P9" draw:layer="layout" svg:x1="6.989cm" svg:y1="12.492cm" svg:x2="6.985cm" svg:y2="14.605cm">
            <text:p/>
          </draw:line>
          <draw:line draw:name="Straight Connector 311" draw:style-name="gr14" draw:text-style-name="P9" draw:layer="layout" svg:x1="7.205cm" svg:y1="12.488cm" svg:x2="7.201cm" svg:y2="14.6cm">
            <text:p/>
          </draw:line>
          <draw:line draw:name="Straight Connector 312" draw:style-name="gr14" draw:text-style-name="P9" draw:layer="layout" svg:x1="7.412cm" svg:y1="12.492cm" svg:x2="7.408cm" svg:y2="14.605cm">
            <text:p/>
          </draw:line>
          <draw:line draw:name="Straight Connector 313" draw:style-name="gr14" draw:text-style-name="P9" draw:layer="layout" svg:x1="7.628cm" svg:y1="12.488cm" svg:x2="7.624cm" svg:y2="14.6cm">
            <text:p/>
          </draw:line>
          <draw:line draw:name="Straight Connector 314" draw:style-name="gr14" draw:text-style-name="P9" draw:layer="layout" svg:x1="7.831cm" svg:y1="12.492cm" svg:x2="7.827cm" svg:y2="14.605cm">
            <text:p/>
          </draw:line>
          <draw:line draw:name="Straight Connector 315" draw:style-name="gr14" draw:text-style-name="P9" draw:layer="layout" svg:x1="8.047cm" svg:y1="12.488cm" svg:x2="8.043cm" svg:y2="14.6cm">
            <text:p/>
          </draw:line>
          <draw:line draw:name="Straight Connector 316" draw:style-name="gr14" draw:text-style-name="P9" draw:layer="layout" svg:x1="8.255cm" svg:y1="12.492cm" svg:x2="8.25cm" svg:y2="14.605cm">
            <text:p/>
          </draw:line>
          <draw:line draw:name="Straight Connector 317" draw:style-name="gr14" draw:text-style-name="P9" draw:layer="layout" svg:x1="8.471cm" svg:y1="12.488cm" svg:x2="8.466cm" svg:y2="14.6cm">
            <text:p/>
          </draw:line>
          <draw:line draw:name="Straight Connector 318" draw:style-name="gr14" draw:text-style-name="P9" draw:layer="layout" svg:x1="8.687cm" svg:y1="12.492cm" svg:x2="8.682cm" svg:y2="14.605cm">
            <text:p/>
          </draw:line>
        </draw:g>
        <draw:g draw:name="Group 377">
          <draw:custom-shape draw:name="Rectangle 319" draw:style-name="gr37" draw:text-style-name="P8" draw:layer="layout" svg:width="4.021cm" svg:height="1.057cm" svg:x="9.102cm" svg:y="15.661cm">
            <text:p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0" draw:style-name="gr14" draw:text-style-name="P9" draw:layer="layout" svg:x1="9.101cm" svg:y1="16.086cm" svg:x2="9.736cm" svg:y2="16.721cm">
            <text:p/>
          </draw:line>
          <draw:line draw:name="Straight Connector 321" draw:style-name="gr14" draw:text-style-name="P9" draw:layer="layout" svg:x1="9.101cm" svg:y1="15.663cm" svg:x2="10.16cm" svg:y2="16.721cm">
            <text:p/>
          </draw:line>
          <draw:line draw:name="Straight Connector 322" draw:style-name="gr14" draw:text-style-name="P9" draw:layer="layout" svg:x1="12.488cm" svg:y1="15.663cm" svg:x2="13.123cm" svg:y2="16.298cm">
            <text:p/>
          </draw:line>
          <draw:line draw:name="Straight Connector 323" draw:style-name="gr14" draw:text-style-name="P9" draw:layer="layout" svg:x1="9.948cm" svg:y1="15.663cm" svg:x2="11.006cm" svg:y2="16.721cm">
            <text:p/>
          </draw:line>
          <draw:line draw:name="Straight Connector 324" draw:style-name="gr14" draw:text-style-name="P9" draw:layer="layout" svg:x1="9.525cm" svg:y1="15.663cm" svg:x2="10.583cm" svg:y2="16.721cm">
            <text:p/>
          </draw:line>
          <draw:line draw:name="Straight Connector 325" draw:style-name="gr14" draw:text-style-name="P9" draw:layer="layout" svg:x1="10.371cm" svg:y1="15.663cm" svg:x2="11.43cm" svg:y2="16.721cm">
            <text:p/>
          </draw:line>
          <draw:line draw:name="Straight Connector 326" draw:style-name="gr14" draw:text-style-name="P9" draw:layer="layout" svg:x1="10.795cm" svg:y1="15.663cm" svg:x2="11.853cm" svg:y2="16.721cm">
            <text:p/>
          </draw:line>
          <draw:line draw:name="Straight Connector 327" draw:style-name="gr14" draw:text-style-name="P9" draw:layer="layout" svg:x1="11.218cm" svg:y1="15.663cm" svg:x2="12.276cm" svg:y2="16.721cm">
            <text:p/>
          </draw:line>
          <draw:line draw:name="Straight Connector 328" draw:style-name="gr14" draw:text-style-name="P9" draw:layer="layout" svg:x1="11.641cm" svg:y1="15.663cm" svg:x2="12.7cm" svg:y2="16.721cm">
            <text:p/>
          </draw:line>
          <draw:line draw:name="Straight Connector 329" draw:style-name="gr14" draw:text-style-name="P9" draw:layer="layout" svg:x1="12.065cm" svg:y1="15.663cm" svg:x2="13.123cm" svg:y2="16.721cm">
            <text:p/>
          </draw:line>
          <draw:line draw:name="Straight Connector 330" draw:style-name="gr14" draw:text-style-name="P9" draw:layer="layout" svg:x1="9.101cm" svg:y1="16.51cm" svg:x2="9.313cm" svg:y2="16.721cm">
            <text:p/>
          </draw:line>
          <draw:line draw:name="Straight Connector 331" draw:style-name="gr14" draw:text-style-name="P9" draw:layer="layout" svg:x1="12.911cm" svg:y1="15.663cm" svg:x2="13.123cm" svg:y2="15.875cm">
            <text:p/>
          </draw:line>
        </draw:g>
        <draw:g>
          <draw:custom-shape draw:name="Rectangle 334" draw:style-name="gr38" draw:text-style-name="P8" draw:layer="layout" svg:width="2.116cm" svg:height="2.116cm" draw:transform="rotate (1.55718275862934) translate (6.94cm 16.72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35" draw:style-name="gr14" draw:text-style-name="P9" draw:layer="layout" svg:x1="6.942cm" svg:y1="16.505cm" svg:x2="9.055cm" svg:y2="16.539cm">
            <text:p/>
          </draw:line>
          <draw:line draw:name="Straight Connector 336" draw:style-name="gr14" draw:text-style-name="P9" draw:layer="layout" svg:x1="6.949cm" svg:y1="16.298cm" svg:x2="9.061cm" svg:y2="16.332cm">
            <text:p/>
          </draw:line>
          <draw:line draw:name="Straight Connector 337" draw:style-name="gr14" draw:text-style-name="P9" draw:layer="layout" svg:x1="6.947cm" svg:y1="16.082cm" svg:x2="9.06cm" svg:y2="16.115cm">
            <text:p/>
          </draw:line>
          <draw:line draw:name="Straight Connector 338" draw:style-name="gr14" draw:text-style-name="P9" draw:layer="layout" svg:x1="6.955cm" svg:y1="15.867cm" svg:x2="9.067cm" svg:y2="15.9cm">
            <text:p/>
          </draw:line>
          <draw:line draw:name="Straight Connector 339" draw:style-name="gr14" draw:text-style-name="P9" draw:layer="layout" svg:x1="6.953cm" svg:y1="15.65cm" svg:x2="9.066cm" svg:y2="15.683cm">
            <text:p/>
          </draw:line>
          <draw:line draw:name="Straight Connector 340" draw:style-name="gr14" draw:text-style-name="P9" draw:layer="layout" svg:x1="6.961cm" svg:y1="15.444cm" svg:x2="9.073cm" svg:y2="15.477cm">
            <text:p/>
          </draw:line>
          <draw:line draw:name="Straight Connector 341" draw:style-name="gr14" draw:text-style-name="P9" draw:layer="layout" svg:x1="6.959cm" svg:y1="15.228cm" svg:x2="9.072cm" svg:y2="15.261cm">
            <text:p/>
          </draw:line>
          <draw:line draw:name="Straight Connector 342" draw:style-name="gr14" draw:text-style-name="P9" draw:layer="layout" svg:x1="6.967cm" svg:y1="15.025cm" svg:x2="9.079cm" svg:y2="15.058cm">
            <text:p/>
          </draw:line>
          <draw:line draw:name="Straight Connector 343" draw:style-name="gr14" draw:text-style-name="P9" draw:layer="layout" svg:x1="6.965cm" svg:y1="14.809cm" svg:x2="9.078cm" svg:y2="14.842cm">
            <text:p/>
          </draw:line>
          <draw:line draw:name="Straight Connector 344" draw:style-name="gr14" draw:text-style-name="P9" draw:layer="layout" svg:x1="6.924cm" svg:y1="16.544cm" svg:x2="7.151cm" svg:y2="16.724cm">
            <text:p/>
          </draw:line>
          <draw:line draw:name="Straight Connector 345" draw:style-name="gr14" draw:text-style-name="P9" draw:layer="layout" svg:x1="6.96cm" svg:y1="16.307cm" svg:x2="7.601cm" svg:y2="16.734cm">
            <text:p/>
          </draw:line>
          <draw:line draw:name="Straight Connector 346" draw:style-name="gr14" draw:text-style-name="P9" draw:layer="layout" svg:x1="6.931cm" svg:y1="16.052cm" svg:x2="7.998cm" svg:y2="16.736cm">
            <text:p/>
          </draw:line>
          <draw:line draw:name="Straight Connector 347" draw:style-name="gr14" draw:text-style-name="P9" draw:layer="layout" svg:x1="6.939cm" svg:y1="15.8cm" svg:x2="8.42cm" svg:y2="16.741cm">
            <text:p/>
          </draw:line>
          <draw:line draw:name="Straight Connector 348" draw:style-name="gr14" draw:text-style-name="P9" draw:layer="layout" svg:x1="6.939cm" svg:y1="15.452cm" svg:x2="8.845cm" svg:y2="16.65cm">
            <text:p/>
          </draw:line>
          <draw:line draw:name="Straight Connector 349" draw:style-name="gr14" draw:text-style-name="P9" draw:layer="layout" svg:x1="6.944cm" svg:y1="15.056cm" svg:x2="9.071cm" svg:y2="16.433cm">
            <text:p/>
          </draw:line>
          <draw:line draw:name="Straight Connector 350" draw:style-name="gr14" draw:text-style-name="P9" draw:layer="layout" svg:x1="6.969cm" svg:y1="14.74cm" svg:x2="9.097cm" svg:y2="16.116cm">
            <text:p/>
          </draw:line>
          <draw:line draw:name="Straight Connector 351" draw:style-name="gr14" draw:text-style-name="P9" draw:layer="layout" svg:x1="9.09cm" svg:y1="15.058cm" svg:x2="8.661cm" svg:y2="14.634cm">
            <text:p/>
          </draw:line>
          <draw:line draw:name="Straight Connector 352" draw:style-name="gr14" draw:text-style-name="P9" draw:layer="layout" svg:x1="9.075cm" svg:y1="15.269cm" svg:x2="8.026cm" svg:y2="14.62cm">
            <text:p/>
          </draw:line>
          <draw:line draw:name="Straight Connector 353" draw:style-name="gr14" draw:text-style-name="P9" draw:layer="layout" svg:x1="9.069cm" svg:y1="15.692cm" svg:x2="7.373cm" svg:y2="14.611cm">
            <text:p/>
          </draw:line>
        </draw:g>
        <draw:custom-shape draw:name="Rectangle 354" draw:style-name="gr39" draw:text-style-name="P13" draw:layer="layout" svg:width="1.057cm" svg:height="1.057cm" svg:x="7.543cm" svg:y="15.2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6" draw:style-name="gr40" draw:text-style-name="P11" draw:layer="layout" svg:width="1.269cm" svg:height="1.013cm" svg:x="7.404cm" svg:y="9.313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7" draw:style-name="gr41" draw:text-style-name="P9" draw:layer="layout" svg:width="2.116cm" svg:height="0.003cm" svg:x="6.981cm" svg:y="10.128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8" draw:style-name="gr35" draw:text-style-name="P9" draw:layer="layout" svg:x1="6.98cm" svg:y1="10.16cm" svg:x2="6.976cm" svg:y2="14.818cm">
          <text:p/>
        </draw:line>
        <draw:line draw:name="Straight Connector 369" draw:style-name="gr35" draw:text-style-name="P9" draw:layer="layout" svg:x1="9.101cm" svg:y1="9.946cm" svg:x2="9.097cm" svg:y2="14.605cm">
          <text:p/>
        </draw:line>
        <draw:line draw:name="Straight Connector 370" draw:style-name="gr35" draw:text-style-name="P9" draw:layer="layout" svg:x1="7.62cm" svg:y1="11.641cm" svg:x2="7.615cm" svg:y2="15.451cm">
          <text:p/>
        </draw:line>
        <draw:custom-shape draw:name="TextBox 371" draw:style-name="gr42" draw:text-style-name="P11" draw:layer="layout" svg:width="1.269cm" svg:height="1.013cm" svg:x="7.616cm" svg:y="11.00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2" draw:style-name="gr35" draw:text-style-name="P9" draw:layer="layout" svg:x1="8.673cm" svg:y1="10.583cm" svg:x2="8.669cm" svg:y2="14.393cm">
          <text:p/>
        </draw:line>
        <draw:custom-shape draw:name="Straight Arrow Connector 373" draw:style-name="gr43" draw:text-style-name="P9" draw:layer="layout" svg:width="1.057cm" svg:height="0.003cm" svg:x="7.616cm" svg:y="12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74" draw:style-name="gr44" draw:text-style-name="P11" draw:layer="layout" svg:width="1.269cm" svg:height="1.013cm" svg:x="7.62cm" svg:y="10.16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5" draw:style-name="gr45" draw:text-style-name="P9" draw:layer="layout" svg:width="1.692cm" svg:height="0.003cm" svg:x="6.985cm" svg:y="11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79" draw:style-name="gr46" draw:text-style-name="P11" draw:layer="layout" svg:width="5.926cm" svg:height="1.773cm" svg:x="16.51cm" svg:y="14.817cm">
          <text:p text:style-name="P10"><text:span text:style-name="T5">M</text:span><text:span text:style-name="T5">e</text:span><text:span text:style-name="T5">t</text:span><text:span text:style-name="T5">a</text:span><text:span text:style-name="T5">l</text:span><text:span text:style-name="T5"> </text:span><text:span text:style-name="T5">t</text:span><text:span text:style-name="T5">o</text:span><text:span text:style-name="T5"> </text:span><text:span text:style-name="T5">D</text:span><text:span text:style-name="T5">i</text:span><text:span text:style-name="T5">f</text:span><text:span text:style-name="T5">f</text:span><text:span text:style-name="T5">u</text:span><text:span text:style-name="T5">s</text:span><text:span text:style-name="T5">i</text:span><text:span text:style-name="T5">o</text:span><text:span text:style-name="T5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0" draw:style-name="gr47" draw:text-style-name="P11" draw:layer="layout" svg:width="1.269cm" svg:height="1.013cm" svg:x="13.335cm" svg:y="15.696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1" draw:style-name="gr48" draw:text-style-name="P9" draw:layer="layout" svg:width="1.271cm" svg:height="0.001cm" draw:transform="rotate (-1.5707963267949) translate (13.335cm 15.563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custom-shape draw:name="TextBox 3" draw:style-name="gr19" draw:text-style-name="P8" draw:layer="layout" svg:width="21.801cm" svg:height="2.029cm" svg:x="-1.801cm" svg:y="0cm">
          <text:p text:style-name="P10"><text:span text:style-name="T4">Overlap rules for contact cuts : nMOS and CMOS</text:span></text:p>
          <text:p text:style-name="P10"><text:span text:style-name="T5"><text:tab/></text:span><text:span text:style-name="T5"><text:tab/>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5" draw:text-style-name="P8" draw:layer="layout" svg:width="2.116cm" svg:height="1.692cm" svg:x="5.927cm" svg:y="5.0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14" draw:text-style-name="P9" draw:layer="layout" svg:x1="6.129cm" svg:y1="5.083cm" svg:x2="6.125cm" svg:y2="6.773cm">
          <text:p/>
        </draw:line>
        <draw:line draw:name="Straight Connector 128" draw:style-name="gr14" draw:text-style-name="P9" draw:layer="layout" svg:x1="6.345cm" svg:y1="5.08cm" svg:x2="6.341cm" svg:y2="6.769cm">
          <text:p/>
        </draw:line>
        <draw:line draw:name="Straight Connector 129" draw:style-name="gr14" draw:text-style-name="P9" draw:layer="layout" svg:x1="6.552cm" svg:y1="5.083cm" svg:x2="6.548cm" svg:y2="6.773cm">
          <text:p/>
        </draw:line>
        <draw:line draw:name="Straight Connector 130" draw:style-name="gr14" draw:text-style-name="P9" draw:layer="layout" svg:x1="6.768cm" svg:y1="5.08cm" svg:x2="6.764cm" svg:y2="6.769cm">
          <text:p/>
        </draw:line>
        <draw:line draw:name="Straight Connector 131" draw:style-name="gr14" draw:text-style-name="P9" draw:layer="layout" svg:x1="6.971cm" svg:y1="5.083cm" svg:x2="6.967cm" svg:y2="6.773cm">
          <text:p/>
        </draw:line>
        <draw:line draw:name="Straight Connector 134" draw:style-name="gr14" draw:text-style-name="P9" draw:layer="layout" svg:x1="7.187cm" svg:y1="5.08cm" svg:x2="7.183cm" svg:y2="6.769cm">
          <text:p/>
        </draw:line>
        <draw:line draw:name="Straight Connector 135" draw:style-name="gr14" draw:text-style-name="P9" draw:layer="layout" svg:x1="7.395cm" svg:y1="5.083cm" svg:x2="7.39cm" svg:y2="6.773cm">
          <text:p/>
        </draw:line>
        <draw:line draw:name="Straight Connector 137" draw:style-name="gr14" draw:text-style-name="P9" draw:layer="layout" svg:x1="7.611cm" svg:y1="5.08cm" svg:x2="7.606cm" svg:y2="6.769cm">
          <text:p/>
        </draw:line>
        <draw:line draw:name="Straight Connector 139" draw:style-name="gr14" draw:text-style-name="P9" draw:layer="layout" svg:x1="7.827cm" svg:y1="5.083cm" svg:x2="7.822cm" svg:y2="6.773cm">
          <text:p/>
        </draw:line>
        <draw:custom-shape draw:name="Rectangle 214" draw:style-name="gr15" draw:text-style-name="P8" draw:layer="layout" svg:width="2.116cm" svg:height="2.116cm" svg:x="3.81cm" svg:y="4.64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9" draw:style-name="gr14" draw:text-style-name="P9" draw:layer="layout" svg:x1="4.026cm" svg:y1="4.641cm" svg:x2="4.021cm" svg:y2="6.753cm">
          <text:p/>
        </draw:line>
        <draw:line draw:name="Straight Connector 230" draw:style-name="gr14" draw:text-style-name="P9" draw:layer="layout" svg:x1="4.233cm" svg:y1="4.645cm" svg:x2="4.228cm" svg:y2="6.758cm">
          <text:p/>
        </draw:line>
        <draw:line draw:name="Straight Connector 231" draw:style-name="gr14" draw:text-style-name="P9" draw:layer="layout" svg:x1="4.449cm" svg:y1="4.641cm" svg:x2="4.445cm" svg:y2="6.753cm">
          <text:p/>
        </draw:line>
        <draw:line draw:name="Straight Connector 232" draw:style-name="gr14" draw:text-style-name="P9" draw:layer="layout" svg:x1="4.665cm" svg:y1="4.645cm" svg:x2="4.661cm" svg:y2="6.758cm">
          <text:p/>
        </draw:line>
        <draw:line draw:name="Straight Connector 233" draw:style-name="gr14" draw:text-style-name="P9" draw:layer="layout" svg:x1="4.881cm" svg:y1="4.641cm" svg:x2="4.877cm" svg:y2="6.753cm">
          <text:p/>
        </draw:line>
        <draw:line draw:name="Straight Connector 234" draw:style-name="gr14" draw:text-style-name="P9" draw:layer="layout" svg:x1="5.088cm" svg:y1="4.645cm" svg:x2="5.084cm" svg:y2="6.758cm">
          <text:p/>
        </draw:line>
        <draw:line draw:name="Straight Connector 235" draw:style-name="gr14" draw:text-style-name="P9" draw:layer="layout" svg:x1="5.304cm" svg:y1="4.641cm" svg:x2="5.3cm" svg:y2="6.753cm">
          <text:p/>
        </draw:line>
        <draw:line draw:name="Straight Connector 236" draw:style-name="gr14" draw:text-style-name="P9" draw:layer="layout" svg:x1="5.507cm" svg:y1="4.645cm" svg:x2="5.503cm" svg:y2="6.758cm">
          <text:p/>
        </draw:line>
        <draw:line draw:name="Straight Connector 237" draw:style-name="gr14" draw:text-style-name="P9" draw:layer="layout" svg:x1="5.723cm" svg:y1="4.641cm" svg:x2="5.719cm" svg:y2="6.753cm">
          <text:p/>
        </draw:line>
        <draw:line draw:name="Straight Connector 244" draw:style-name="gr14" draw:text-style-name="P9" draw:layer="layout" svg:x1="4.228cm" svg:y1="4.629cm" svg:x2="3.81cm" svg:y2="5.276cm">
          <text:p/>
        </draw:line>
        <draw:line draw:name="Straight Connector 246" draw:style-name="gr14" draw:text-style-name="P9" draw:layer="layout" svg:x1="4.731cm" svg:y1="4.629cm" svg:x2="3.81cm" svg:y2="6.123cm">
          <text:p/>
        </draw:line>
        <draw:line draw:name="Straight Connector 249" draw:style-name="gr14" draw:text-style-name="P9" draw:layer="layout" svg:x1="5.475cm" svg:y1="4.623cm" svg:x2="4.127cm" svg:y2="6.77cm">
          <text:p/>
        </draw:line>
        <draw:line draw:name="Straight Connector 264" draw:style-name="gr14" draw:text-style-name="P9" draw:layer="layout" svg:x1="5.503cm" svg:y1="6.808cm" svg:x2="5.921cm" svg:y2="6.372cm">
          <text:p/>
        </draw:line>
        <draw:line draw:name="Straight Connector 267" draw:style-name="gr14" draw:text-style-name="P9" draw:layer="layout" svg:x1="4.868cm" svg:y1="6.758cm" svg:x2="5.926cm" svg:y2="5.047cm">
          <text:p/>
        </draw:line>
        <draw:custom-shape draw:name="Rectangle 284" draw:style-name="gr28" draw:text-style-name="P13" draw:layer="layout" svg:width="1.057cm" svg:height="1.057cm" svg:x="4.445cm" svg:y="5.0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5" draw:style-name="gr19" draw:text-style-name="P8" draw:layer="layout" svg:width="1.269cm" svg:height="1.013cm" svg:x="8.467cm" svg:y="5.322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6" draw:style-name="gr19" draw:text-style-name="P8" draw:layer="layout" svg:width="1.269cm" svg:height="1.013cm" svg:x="4.868cm" svg:y="10.37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7" draw:style-name="gr19" draw:text-style-name="P8" draw:layer="layout" svg:width="1.269cm" svg:height="1.013cm" svg:x="4.233cm" svg:y="1.693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9" draw:style-name="gr30" draw:text-style-name="P9" draw:layer="layout" svg:width="2.116cm" svg:height="0.003cm" svg:x="3.81cm" svg:y="2.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0" draw:style-name="gr30" draw:text-style-name="P9" draw:layer="layout" svg:width="1.692cm" svg:height="0.003cm" draw:transform="rotate (-1.5707963267949) translate (8.465cm 5.0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61" draw:style-name="gr19" draw:text-style-name="P8" draw:layer="layout" svg:width="1.269cm" svg:height="1.013cm" svg:x="1.905cm" svg:y="5.112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2" draw:style-name="gr30" draw:text-style-name="P9" draw:layer="layout" svg:width="2.116cm" svg:height="0.003cm" draw:transform="rotate (-1.5707963267949) translate (3.389cm 4.657cm)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368" draw:style-name="gr35" draw:text-style-name="P9" draw:layer="layout" svg:x1="4.447cm" svg:y1="3.388cm" svg:x2="4.442cm" svg:y2="5.719cm">
          <text:p/>
        </draw:line>
        <draw:custom-shape draw:name="Rectangle 132" draw:style-name="gr13" draw:text-style-name="P8" draw:layer="layout" svg:width="3.386cm" svg:height="1.057cm" draw:transform="rotate (-1.5707963267949) translate (5.925cm 6.811cm)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3" draw:style-name="gr14" draw:text-style-name="P9" draw:layer="layout" svg:x1="5.503cm" svg:y1="6.811cm" svg:x2="4.868cm" svg:y2="7.446cm">
          <text:p/>
        </draw:line>
        <draw:line draw:name="Straight Connector 136" draw:style-name="gr14" draw:text-style-name="P9" draw:layer="layout" svg:x1="5.926cm" svg:y1="9.774cm" svg:x2="5.503cm" svg:y2="10.197cm">
          <text:p/>
        </draw:line>
        <draw:line draw:name="Straight Connector 138" draw:style-name="gr14" draw:text-style-name="P9" draw:layer="layout" svg:x1="5.926cm" svg:y1="7.234cm" svg:x2="4.868cm" svg:y2="8.292cm">
          <text:p/>
        </draw:line>
        <draw:line draw:name="Straight Connector 143" draw:style-name="gr14" draw:text-style-name="P9" draw:layer="layout" svg:x1="5.926cm" svg:y1="8.292cm" svg:x2="4.868cm" svg:y2="9.351cm">
          <text:p/>
        </draw:line>
        <draw:line draw:name="Straight Connector 145" draw:style-name="gr14" draw:text-style-name="P9" draw:layer="layout" svg:x1="5.926cm" svg:y1="9.139cm" svg:x2="4.868cm" svg:y2="10.197cm">
          <text:p/>
        </draw:line>
        <draw:line draw:name="Straight Connector 148" draw:style-name="gr35" draw:text-style-name="P9" draw:layer="layout" svg:x1="5.507cm" svg:y1="3.386cm" svg:x2="5.503cm" svg:y2="5.717cm">
          <text:p/>
        </draw:line>
        <draw:custom-shape draw:name="TextBox 149" draw:style-name="gr19" draw:text-style-name="P8" draw:layer="layout" svg:width="1.269cm" svg:height="1.013cm" svg:x="4.436cm" svg:y="2.54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0" draw:style-name="gr30" draw:text-style-name="P9" draw:layer="layout" svg:width="1.057cm" svg:height="0.003cm" svg:x="4.436cm" svg:y="3.59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3" draw:style-name="gr35" draw:text-style-name="P9" draw:layer="layout" svg:x1="3.812cm" svg:y1="2.33cm" svg:x2="3.807cm" svg:y2="4.661cm">
          <text:p/>
        </draw:line>
        <draw:line draw:name="Straight Connector 154" draw:style-name="gr35" draw:text-style-name="P9" draw:layer="layout" svg:x1="5.926cm" svg:y1="2.328cm" svg:x2="5.922cm" svg:y2="4.658cm">
          <text:p/>
        </draw:line>
        <draw:custom-shape draw:name="Straight Arrow Connector 413" draw:style-name="gr30" draw:text-style-name="P9" draw:layer="layout" svg:width="1.057cm" svg:height="0.003cm" svg:x="4.86cm" svg:y="10.372cm">
          <text:p/>
          <draw:enhanced-geometry draw:mirror-horizontal="false" draw:mirror-vertical="false" svg:viewBox="0 0 21600 21600" draw:type="mso-spt32" draw:enhanced-path="M 0 0 L 21600 21600 N"/>
        </draw:custom-shape>
        <draw:g draw:name="Group 207">
          <draw:custom-shape draw:name="Rectangle 195" draw:style-name="gr49" draw:text-style-name="P8" draw:layer="layout" svg:width="3.386cm" svg:height="1.057cm" draw:transform="rotate (-1.5707963267949) translate (16.72cm 1.27cm)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8" draw:style-name="gr14" draw:text-style-name="P9" draw:layer="layout" svg:x1="16.298cm" svg:y1="1.27cm" svg:x2="15.663cm" svg:y2="1.905cm">
            <text:p/>
          </draw:line>
          <draw:line draw:name="Straight Connector 199" draw:style-name="gr14" draw:text-style-name="P9" draw:layer="layout" svg:x1="16.721cm" svg:y1="4.233cm" svg:x2="16.298cm" svg:y2="4.656cm">
            <text:p/>
          </draw:line>
          <draw:line draw:name="Straight Connector 204" draw:style-name="gr14" draw:text-style-name="P9" draw:layer="layout" svg:x1="16.721cm" svg:y1="1.693cm" svg:x2="15.663cm" svg:y2="2.751cm">
            <text:p/>
          </draw:line>
          <draw:line draw:name="Straight Connector 205" draw:style-name="gr14" draw:text-style-name="P9" draw:layer="layout" svg:x1="16.721cm" svg:y1="2.751cm" svg:x2="15.663cm" svg:y2="3.81cm">
            <text:p/>
          </draw:line>
          <draw:line draw:name="Straight Connector 206" draw:style-name="gr14" draw:text-style-name="P9" draw:layer="layout" svg:x1="16.721cm" svg:y1="3.598cm" svg:x2="15.663cm" svg:y2="4.656cm">
            <text:p/>
          </draw:line>
        </draw:g>
        <draw:custom-shape draw:name="Rectangle 222" draw:style-name="gr39" draw:text-style-name="P13" draw:layer="layout" svg:width="1.057cm" svg:height="1.057cm" svg:x="16.091cm" svg:y="5.3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50" draw:text-style-name="P8" draw:layer="layout" svg:width="8.889cm" svg:height="2.116cm" svg:x="15.663cm" svg:y="4.6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0" draw:style-name="gr14" draw:text-style-name="P9" draw:layer="layout" svg:x1="15.667cm" svg:y1="4.712cm" svg:x2="15.663cm" svg:y2="6.824cm">
          <text:p/>
        </draw:line>
        <draw:line draw:name="Straight Connector 241" draw:style-name="gr14" draw:text-style-name="P9" draw:layer="layout" svg:x1="15.892cm" svg:y1="4.717cm" svg:x2="15.888cm" svg:y2="6.829cm">
          <text:p/>
        </draw:line>
        <draw:line draw:name="Straight Connector 242" draw:style-name="gr14" draw:text-style-name="P9" draw:layer="layout" svg:x1="16.108cm" svg:y1="4.712cm" svg:x2="16.104cm" svg:y2="6.824cm">
          <text:p/>
        </draw:line>
        <draw:line draw:name="Straight Connector 248" draw:style-name="gr14" draw:text-style-name="P9" draw:layer="layout" svg:x1="16.324cm" svg:y1="4.717cm" svg:x2="16.32cm" svg:y2="6.829cm">
          <text:p/>
        </draw:line>
        <draw:line draw:name="Straight Connector 251" draw:style-name="gr14" draw:text-style-name="P9" draw:layer="layout" svg:x1="16.54cm" svg:y1="4.712cm" svg:x2="16.536cm" svg:y2="6.824cm">
          <text:p/>
        </draw:line>
        <draw:line draw:name="Straight Connector 252" draw:style-name="gr14" draw:text-style-name="P9" draw:layer="layout" svg:x1="16.748cm" svg:y1="4.717cm" svg:x2="16.743cm" svg:y2="6.829cm">
          <text:p/>
        </draw:line>
        <draw:line draw:name="Straight Connector 253" draw:style-name="gr14" draw:text-style-name="P9" draw:layer="layout" svg:x1="16.964cm" svg:y1="4.712cm" svg:x2="16.959cm" svg:y2="6.824cm">
          <text:p/>
        </draw:line>
        <draw:line draw:name="Straight Connector 254" draw:style-name="gr14" draw:text-style-name="P9" draw:layer="layout" svg:x1="17.167cm" svg:y1="4.717cm" svg:x2="17.162cm" svg:y2="6.829cm">
          <text:p/>
        </draw:line>
        <draw:line draw:name="Straight Connector 255" draw:style-name="gr14" draw:text-style-name="P9" draw:layer="layout" svg:x1="17.383cm" svg:y1="4.712cm" svg:x2="17.378cm" svg:y2="6.824cm">
          <text:p/>
        </draw:line>
        <draw:line draw:name="Straight Connector 256" draw:style-name="gr14" draw:text-style-name="P9" draw:layer="layout" svg:x1="16.114cm" svg:y1="4.7cm" svg:x2="15.695cm" svg:y2="5.347cm">
          <text:p/>
        </draw:line>
        <draw:line draw:name="Straight Connector 257" draw:style-name="gr14" draw:text-style-name="P9" draw:layer="layout" svg:x1="16.617cm" svg:y1="4.7cm" svg:x2="15.695cm" svg:y2="6.194cm">
          <text:p/>
        </draw:line>
        <draw:line draw:name="Straight Connector 258" draw:style-name="gr14" draw:text-style-name="P9" draw:layer="layout" svg:x1="17.361cm" svg:y1="4.695cm" svg:x2="16.013cm" svg:y2="6.841cm">
          <text:p/>
        </draw:line>
        <draw:line draw:name="Straight Connector 259" draw:style-name="gr14" draw:text-style-name="P9" draw:layer="layout" svg:x1="21.954cm" svg:y1="6.706cm" svg:x2="22.364cm" svg:y2="6cm">
          <text:p/>
        </draw:line>
        <draw:line draw:name="Straight Connector 271" draw:style-name="gr14" draw:text-style-name="P9" draw:layer="layout" svg:x1="17.577cm" svg:y1="4.692cm" svg:x2="17.572cm" svg:y2="6.804cm">
          <text:p/>
        </draw:line>
        <draw:line draw:name="Straight Connector 272" draw:style-name="gr14" draw:text-style-name="P9" draw:layer="layout" svg:x1="17.784cm" svg:y1="4.696cm" svg:x2="17.78cm" svg:y2="6.808cm">
          <text:p/>
        </draw:line>
        <draw:line draw:name="Straight Connector 274" draw:style-name="gr14" draw:text-style-name="P9" draw:layer="layout" svg:x1="18cm" svg:y1="4.696cm" svg:x2="17.996cm" svg:y2="6.808cm">
          <text:p/>
        </draw:line>
        <draw:line draw:name="Straight Connector 275" draw:style-name="gr14" draw:text-style-name="P9" draw:layer="layout" svg:x1="18.216cm" svg:y1="4.692cm" svg:x2="18.212cm" svg:y2="6.804cm">
          <text:p/>
        </draw:line>
        <draw:line draw:name="Straight Connector 276" draw:style-name="gr14" draw:text-style-name="P9" draw:layer="layout" svg:x1="18.423cm" svg:y1="4.696cm" svg:x2="18.419cm" svg:y2="6.808cm">
          <text:p/>
        </draw:line>
        <draw:line draw:name="Straight Connector 277" draw:style-name="gr14" draw:text-style-name="P9" draw:layer="layout" svg:x1="18.639cm" svg:y1="4.692cm" svg:x2="18.635cm" svg:y2="6.804cm">
          <text:p/>
        </draw:line>
        <draw:line draw:name="Straight Connector 278" draw:style-name="gr14" draw:text-style-name="P9" draw:layer="layout" svg:x1="18.842cm" svg:y1="4.696cm" svg:x2="18.838cm" svg:y2="6.808cm">
          <text:p/>
        </draw:line>
        <draw:line draw:name="Straight Connector 279" draw:style-name="gr14" draw:text-style-name="P9" draw:layer="layout" svg:x1="19.058cm" svg:y1="4.692cm" svg:x2="19.054cm" svg:y2="6.804cm">
          <text:p/>
        </draw:line>
        <draw:line draw:name="Straight Connector 280" draw:style-name="gr14" draw:text-style-name="P9" draw:layer="layout" svg:x1="19.266cm" svg:y1="4.692cm" svg:x2="19.261cm" svg:y2="6.804cm">
          <text:p/>
        </draw:line>
        <draw:line draw:name="Straight Connector 281" draw:style-name="gr14" draw:text-style-name="P9" draw:layer="layout" svg:x1="19.473cm" svg:y1="4.696cm" svg:x2="19.468cm" svg:y2="6.808cm">
          <text:p/>
        </draw:line>
        <draw:line draw:name="Straight Connector 282" draw:style-name="gr14" draw:text-style-name="P9" draw:layer="layout" svg:x1="19.689cm" svg:y1="4.692cm" svg:x2="19.685cm" svg:y2="6.804cm">
          <text:p/>
        </draw:line>
        <draw:line draw:name="Straight Connector 283" draw:style-name="gr14" draw:text-style-name="P9" draw:layer="layout" svg:x1="19.905cm" svg:y1="4.696cm" svg:x2="19.901cm" svg:y2="6.808cm">
          <text:p/>
        </draw:line>
        <draw:line draw:name="Straight Connector 288" draw:style-name="gr14" draw:text-style-name="P9" draw:layer="layout" svg:x1="20.121cm" svg:y1="4.692cm" svg:x2="20.117cm" svg:y2="6.804cm">
          <text:p/>
        </draw:line>
        <draw:line draw:name="Straight Connector 291" draw:style-name="gr14" draw:text-style-name="P9" draw:layer="layout" svg:x1="20.328cm" svg:y1="4.696cm" svg:x2="20.324cm" svg:y2="6.808cm">
          <text:p/>
        </draw:line>
        <draw:line draw:name="Straight Connector 295" draw:style-name="gr14" draw:text-style-name="P9" draw:layer="layout" svg:x1="20.504cm" svg:y1="4.633cm" svg:x2="20.5cm" svg:y2="6.745cm">
          <text:p/>
        </draw:line>
        <draw:line draw:name="Straight Connector 296" draw:style-name="gr14" draw:text-style-name="P9" draw:layer="layout" svg:x1="20.72cm" svg:y1="4.629cm" svg:x2="20.716cm" svg:y2="6.741cm">
          <text:p/>
        </draw:line>
        <draw:line draw:name="Straight Connector 298" draw:style-name="gr14" draw:text-style-name="P9" draw:layer="layout" svg:x1="20.928cm" svg:y1="4.629cm" svg:x2="20.923cm" svg:y2="6.741cm">
          <text:p/>
        </draw:line>
        <draw:line draw:name="Straight Connector 300" draw:style-name="gr14" draw:text-style-name="P9" draw:layer="layout" svg:x1="21.135cm" svg:y1="4.633cm" svg:x2="21.13cm" svg:y2="6.745cm">
          <text:p/>
        </draw:line>
        <draw:line draw:name="Straight Connector 301" draw:style-name="gr14" draw:text-style-name="P9" draw:layer="layout" svg:x1="21.351cm" svg:y1="4.629cm" svg:x2="21.347cm" svg:y2="6.741cm">
          <text:p/>
        </draw:line>
        <draw:line draw:name="Straight Connector 302" draw:style-name="gr14" draw:text-style-name="P9" draw:layer="layout" svg:x1="21.567cm" svg:y1="4.633cm" svg:x2="21.563cm" svg:y2="6.745cm">
          <text:p/>
        </draw:line>
        <draw:line draw:name="Straight Connector 303" draw:style-name="gr14" draw:text-style-name="P9" draw:layer="layout" svg:x1="21.783cm" svg:y1="4.629cm" svg:x2="21.779cm" svg:y2="6.741cm">
          <text:p/>
        </draw:line>
        <draw:line draw:name="Straight Connector 306" draw:style-name="gr14" draw:text-style-name="P9" draw:layer="layout" svg:x1="22.59cm" svg:y1="4.633cm" svg:x2="22.586cm" svg:y2="6.745cm">
          <text:p/>
        </draw:line>
        <draw:line draw:name="Straight Connector 307" draw:style-name="gr14" draw:text-style-name="P9" draw:layer="layout" svg:x1="22.106cm" svg:y1="4.629cm" svg:x2="22.102cm" svg:y2="6.741cm">
          <text:p/>
        </draw:line>
        <draw:line draw:name="Straight Connector 332" draw:style-name="gr14" draw:text-style-name="P9" draw:layer="layout" svg:x1="22.809cm" svg:y1="4.633cm" svg:x2="22.805cm" svg:y2="6.745cm">
          <text:p/>
        </draw:line>
        <draw:line draw:name="Straight Connector 356" draw:style-name="gr14" draw:text-style-name="P9" draw:layer="layout" svg:x1="17.996cm" svg:y1="4.695cm" svg:x2="16.648cm" svg:y2="6.841cm">
          <text:p/>
        </draw:line>
        <draw:line draw:name="Straight Connector 363" draw:style-name="gr14" draw:text-style-name="P9" draw:layer="layout" svg:x1="18.708cm" svg:y1="4.659cm" svg:x2="17.361cm" svg:y2="6.806cm">
          <text:p/>
        </draw:line>
        <draw:line draw:name="Straight Connector 364" draw:style-name="gr14" draw:text-style-name="P9" draw:layer="layout" svg:x1="19.343cm" svg:y1="4.695cm" svg:x2="17.996cm" svg:y2="6.841cm">
          <text:p/>
        </draw:line>
        <draw:line draw:name="Straight Connector 377" draw:style-name="gr14" draw:text-style-name="P9" draw:layer="layout" svg:x1="20.19cm" svg:y1="4.695cm" svg:x2="18.842cm" svg:y2="6.841cm">
          <text:p/>
        </draw:line>
        <draw:line draw:name="Straight Connector 383" draw:style-name="gr14" draw:text-style-name="P9" draw:layer="layout" svg:x1="20.825cm" svg:y1="4.659cm" svg:x2="19.477cm" svg:y2="6.806cm">
          <text:p/>
        </draw:line>
        <draw:line draw:name="Straight Connector 384" draw:style-name="gr14" draw:text-style-name="P9" draw:layer="layout" svg:x1="21.671cm" svg:y1="4.659cm" svg:x2="20.324cm" svg:y2="6.806cm">
          <text:p/>
        </draw:line>
        <draw:line draw:name="Straight Connector 385" draw:style-name="gr14" draw:text-style-name="P9" draw:layer="layout" svg:x1="22.063cm" svg:y1="4.632cm" svg:x2="20.716cm" svg:y2="6.778cm">
          <text:p/>
        </draw:line>
        <draw:custom-shape draw:name="Rectangle 387" draw:style-name="gr39" draw:text-style-name="P13" draw:layer="layout" svg:width="1.057cm" svg:height="1.057cm" svg:x="18.419cm" svg:y="5.3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39" draw:text-style-name="P13" draw:layer="layout" svg:width="1.057cm" svg:height="1.057cm" svg:x="20.912cm" svg:y="5.2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1" draw:style-name="gr14" draw:text-style-name="P9" draw:layer="layout" svg:x1="23.033cm" svg:y1="4.729cm" svg:x2="23.028cm" svg:y2="6.841cm">
          <text:p/>
        </draw:line>
        <draw:line draw:name="Straight Connector 392" draw:style-name="gr14" draw:text-style-name="P9" draw:layer="layout" svg:x1="23.292cm" svg:y1="4.696cm" svg:x2="23.287cm" svg:y2="6.808cm">
          <text:p/>
        </draw:line>
        <draw:line draw:name="Straight Connector 393" draw:style-name="gr14" draw:text-style-name="P9" draw:layer="layout" svg:x1="23.508cm" svg:y1="4.692cm" svg:x2="23.503cm" svg:y2="6.804cm">
          <text:p/>
        </draw:line>
        <draw:line draw:name="Straight Connector 394" draw:style-name="gr14" draw:text-style-name="P9" draw:layer="layout" svg:x1="23.711cm" svg:y1="4.696cm" svg:x2="23.706cm" svg:y2="6.808cm">
          <text:p/>
        </draw:line>
        <draw:line draw:name="Straight Connector 395" draw:style-name="gr14" draw:text-style-name="P9" draw:layer="layout" svg:x1="23.927cm" svg:y1="4.692cm" svg:x2="23.922cm" svg:y2="6.804cm">
          <text:p/>
        </draw:line>
        <draw:line draw:name="Straight Connector 396" draw:style-name="gr14" draw:text-style-name="P9" draw:layer="layout" svg:x1="24.13cm" svg:y1="4.696cm" svg:x2="24.125cm" svg:y2="6.808cm">
          <text:p/>
        </draw:line>
        <draw:line draw:name="Straight Connector 397" draw:style-name="gr14" draw:text-style-name="P9" draw:layer="layout" svg:x1="24.346cm" svg:y1="4.692cm" svg:x2="24.341cm" svg:y2="6.804cm">
          <text:p/>
        </draw:line>
        <draw:g draw:name="Group 399">
          <draw:custom-shape draw:name="Rectangle 400" draw:style-name="gr49" draw:text-style-name="P8" draw:layer="layout" svg:width="3.386cm" svg:height="1.057cm" draw:transform="rotate (-1.5707963267949) translate (19.471cm 1.27cm)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01" draw:style-name="gr14" draw:text-style-name="P9" draw:layer="layout" svg:x1="19.049cm" svg:y1="1.27cm" svg:x2="18.414cm" svg:y2="1.905cm">
            <text:p/>
          </draw:line>
          <draw:line draw:name="Straight Connector 402" draw:style-name="gr14" draw:text-style-name="P9" draw:layer="layout" svg:x1="19.473cm" svg:y1="4.233cm" svg:x2="19.05cm" svg:y2="4.656cm">
            <text:p/>
          </draw:line>
          <draw:line draw:name="Straight Connector 403" draw:style-name="gr14" draw:text-style-name="P9" draw:layer="layout" svg:x1="19.473cm" svg:y1="1.693cm" svg:x2="18.415cm" svg:y2="2.751cm">
            <text:p/>
          </draw:line>
          <draw:line draw:name="Straight Connector 404" draw:style-name="gr14" draw:text-style-name="P9" draw:layer="layout" svg:x1="19.473cm" svg:y1="2.751cm" svg:x2="18.415cm" svg:y2="3.81cm">
            <text:p/>
          </draw:line>
          <draw:line draw:name="Straight Connector 405" draw:style-name="gr14" draw:text-style-name="P9" draw:layer="layout" svg:x1="19.473cm" svg:y1="3.598cm" svg:x2="18.415cm" svg:y2="4.656cm">
            <text:p/>
          </draw:line>
        </draw:g>
        <draw:g draw:name="Group 406">
          <draw:custom-shape draw:name="Rectangle 407" draw:style-name="gr49" draw:text-style-name="P8" draw:layer="layout" svg:width="3.386cm" svg:height="1.057cm" draw:transform="rotate (-1.5707963267949) translate (22.435cm 6.773cm)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08" draw:style-name="gr14" draw:text-style-name="P9" draw:layer="layout" svg:x1="22.013cm" svg:y1="6.773cm" svg:x2="21.378cm" svg:y2="7.408cm">
            <text:p/>
          </draw:line>
          <draw:line draw:name="Straight Connector 409" draw:style-name="gr14" draw:text-style-name="P9" draw:layer="layout" svg:x1="22.436cm" svg:y1="9.736cm" svg:x2="22.013cm" svg:y2="10.16cm">
            <text:p/>
          </draw:line>
          <draw:line draw:name="Straight Connector 410" draw:style-name="gr14" draw:text-style-name="P9" draw:layer="layout" svg:x1="22.436cm" svg:y1="7.196cm" svg:x2="21.378cm" svg:y2="8.255cm">
            <text:p/>
          </draw:line>
          <draw:line draw:name="Straight Connector 411" draw:style-name="gr14" draw:text-style-name="P9" draw:layer="layout" svg:x1="22.436cm" svg:y1="8.254cm" svg:x2="21.378cm" svg:y2="9.313cm">
            <text:p/>
          </draw:line>
          <draw:line draw:name="Straight Connector 412" draw:style-name="gr14" draw:text-style-name="P9" draw:layer="layout" svg:x1="22.436cm" svg:y1="9.101cm" svg:x2="21.378cm" svg:y2="10.16cm">
            <text:p/>
          </draw:line>
        </draw:g>
        <draw:custom-shape draw:name="TextBox 414" draw:style-name="gr51" draw:text-style-name="P11" draw:layer="layout" svg:width="1.269cm" svg:height="1.013cm" svg:x="17.141cm" svg:y="7.6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6" draw:style-name="gr35" draw:text-style-name="P9" draw:layer="layout" svg:x1="17.149cm" svg:y1="6.138cm" svg:x2="17.144cm" svg:y2="8.889cm">
          <text:p/>
        </draw:line>
        <draw:line draw:name="Straight Connector 417" draw:style-name="gr35" draw:text-style-name="P9" draw:layer="layout" svg:x1="18.421cm" svg:y1="6.138cm" svg:x2="18.417cm" svg:y2="8.889cm">
          <text:p/>
        </draw:line>
        <draw:custom-shape draw:name="Straight Arrow Connector 420" draw:style-name="gr52" draw:text-style-name="P9" draw:layer="layout" svg:width="1.269cm" svg:height="0.003cm" svg:x="17.145cm" svg:y="7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22" draw:style-name="gr53" draw:text-style-name="P11" draw:layer="layout" svg:width="6.349cm" svg:height="1.773cm" svg:x="16.722cm" svg:y="11.43cm">
          <text:p text:style-name="P10"><text:span text:style-name="T5">Multiple Contact c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54" draw:text-style-name="P11" draw:layer="layout" svg:width="1.269cm" svg:height="1.013cm" svg:x="19.473cm" svg:y="7.6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1" draw:style-name="gr35" draw:text-style-name="P9" draw:layer="layout" svg:x1="19.482cm" svg:y1="6.138cm" svg:x2="19.477cm" svg:y2="8.889cm">
          <text:p/>
        </draw:line>
        <draw:line draw:name="Straight Connector 142" draw:style-name="gr35" draw:text-style-name="P9" draw:layer="layout" svg:x1="20.754cm" svg:y1="6.138cm" svg:x2="20.749cm" svg:y2="8.889cm">
          <text:p/>
        </draw:line>
        <draw:custom-shape draw:name="Straight Arrow Connector 144" draw:style-name="gr52" draw:text-style-name="P9" draw:layer="layout" svg:width="1.269cm" svg:height="0.003cm" svg:x="19.478cm" svg:y="7.61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85" draw:style-name="gr14" draw:text-style-name="P9" draw:layer="layout" svg:x1="22.364cm" svg:y1="4.632cm" svg:x2="21.017cm" svg:y2="6.778cm">
          <text:p/>
        </draw:line>
        <draw:line draw:name="Straight Connector 303" draw:style-name="gr14" draw:text-style-name="P9" draw:layer="layout" svg:x1="22.383cm" svg:y1="4.629cm" svg:x2="22.379cm" svg:y2="6.741cm">
          <text:p/>
        </draw:line>
        <draw:line draw:style-name="gr55" draw:text-style-name="P15" draw:layer="layout" svg:x1="21.351cm" svg:y1="6.741cm" svg:x2="22.364cm" svg:y2="5.2cm">
          <text:p/>
        </draw:line>
        <draw:line draw:style-name="gr55" draw:text-style-name="P15" draw:layer="layout" svg:x1="21.567cm" svg:y1="6.778cm" svg:x2="22.383cm" svg:y2="5.6cm">
          <text:p/>
        </draw:line>
        <draw:line draw:name="Straight Connector 384" draw:style-name="gr14" draw:text-style-name="P9" draw:layer="layout" svg:x1="21.272cm" svg:y1="4.66cm" svg:x2="19.925cm" svg:y2="6.807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TextBox 3" draw:style-name="gr56" draw:text-style-name="P11" draw:layer="layout" svg:width="25.8cm" svg:height="2.029cm" svg:x="0.2cm" svg:y="0cm">
          <text:p text:style-name="P10"><text:span text:style-name="T4">Overlap rules for contact cuts and via : nMOS and CMOS </text:span></text:p>
          <text:p text:style-name="P10"><text:span text:style-name="T5"><text:tab/></text:span><text:span text:style-name="T5"><text:tab/>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2">
          <draw:custom-shape draw:name="Rectangle 214" draw:style-name="gr15" draw:text-style-name="P8" draw:layer="layout" svg:width="6.561cm" svg:height="2.116cm" svg:x="2.752cm" svg:y="4.78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41">
            <draw:line draw:name="Straight Connector 229" draw:style-name="gr14" draw:text-style-name="P9" draw:layer="layout" svg:x1="9.313cm" svg:y1="5.002cm" svg:x2="2.765cm" svg:y2="4.998cm">
              <text:p/>
            </draw:line>
            <draw:line draw:name="Straight Connector 230" draw:style-name="gr14" draw:text-style-name="P9" draw:layer="layout" svg:x1="9.299cm" svg:y1="5.21cm" svg:x2="2.751cm" svg:y2="5.205cm">
              <text:p/>
            </draw:line>
            <draw:line draw:name="Straight Connector 231" draw:style-name="gr14" draw:text-style-name="P9" draw:layer="layout" svg:x1="9.313cm" svg:y1="5.426cm" svg:x2="2.765cm" svg:y2="5.421cm">
              <text:p/>
            </draw:line>
            <draw:line draw:name="Straight Connector 232" draw:style-name="gr14" draw:text-style-name="P9" draw:layer="layout" svg:x1="9.299cm" svg:y1="5.642cm" svg:x2="2.751cm" svg:y2="5.637cm">
              <text:p/>
            </draw:line>
            <draw:line draw:name="Straight Connector 233" draw:style-name="gr14" draw:text-style-name="P9" draw:layer="layout" svg:x1="9.313cm" svg:y1="5.858cm" svg:x2="2.765cm" svg:y2="5.853cm">
              <text:p/>
            </draw:line>
            <draw:line draw:name="Straight Connector 234" draw:style-name="gr14" draw:text-style-name="P9" draw:layer="layout" svg:x1="9.299cm" svg:y1="6.065cm" svg:x2="2.751cm" svg:y2="6.061cm">
              <text:p/>
            </draw:line>
            <draw:line draw:name="Straight Connector 235" draw:style-name="gr14" draw:text-style-name="P9" draw:layer="layout" svg:x1="9.313cm" svg:y1="6.281cm" svg:x2="2.765cm" svg:y2="6.277cm">
              <text:p/>
            </draw:line>
            <draw:line draw:name="Straight Connector 236" draw:style-name="gr14" draw:text-style-name="P9" draw:layer="layout" svg:x1="9.299cm" svg:y1="6.484cm" svg:x2="2.751cm" svg:y2="6.48cm">
              <text:p/>
            </draw:line>
            <draw:line draw:name="Straight Connector 237" draw:style-name="gr14" draw:text-style-name="P9" draw:layer="layout" svg:x1="9.313cm" svg:y1="6.7cm" svg:x2="2.765cm" svg:y2="6.696cm">
              <text:p/>
            </draw:line>
          </draw:g>
        </draw:g>
        <draw:custom-shape draw:name="Rectangle 284" draw:style-name="gr28" draw:text-style-name="P13" draw:layer="layout" svg:width="1.057cm" svg:height="1.057cm" svg:x="7.37cm" svg:y="5.346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4">
          <draw:custom-shape draw:name="Rectangle 126" draw:style-name="gr15" draw:text-style-name="P8" draw:layer="layout" svg:width="1.692cm" svg:height="4.021cm" svg:x="6.985cm" svg:y="4.78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7" draw:style-name="gr14" draw:text-style-name="P9" draw:layer="layout" svg:x1="7.187cm" svg:y1="4.795cm" svg:x2="7.183cm" svg:y2="8.808cm">
            <text:p/>
          </draw:line>
          <draw:line draw:name="Straight Connector 128" draw:style-name="gr14" draw:text-style-name="P9" draw:layer="layout" svg:x1="7.403cm" svg:y1="4.786cm" svg:x2="7.399cm" svg:y2="8.799cm">
            <text:p/>
          </draw:line>
          <draw:line draw:name="Straight Connector 129" draw:style-name="gr14" draw:text-style-name="P9" draw:layer="layout" svg:x1="7.611cm" svg:y1="4.795cm" svg:x2="7.606cm" svg:y2="8.808cm">
            <text:p/>
          </draw:line>
          <draw:line draw:name="Straight Connector 130" draw:style-name="gr14" draw:text-style-name="P9" draw:layer="layout" svg:x1="7.827cm" svg:y1="4.786cm" svg:x2="7.822cm" svg:y2="8.799cm">
            <text:p/>
          </draw:line>
          <draw:line draw:name="Straight Connector 131" draw:style-name="gr14" draw:text-style-name="P9" draw:layer="layout" svg:x1="8.03cm" svg:y1="4.795cm" svg:x2="8.025cm" svg:y2="8.808cm">
            <text:p/>
          </draw:line>
          <draw:line draw:name="Straight Connector 134" draw:style-name="gr14" draw:text-style-name="P9" draw:layer="layout" svg:x1="8.246cm" svg:y1="4.786cm" svg:x2="8.241cm" svg:y2="8.799cm">
            <text:p/>
          </draw:line>
          <draw:line draw:name="Straight Connector 135" draw:style-name="gr14" draw:text-style-name="P9" draw:layer="layout" svg:x1="8.453cm" svg:y1="4.795cm" svg:x2="8.449cm" svg:y2="8.808cm">
            <text:p/>
          </draw:line>
        </draw:g>
        <draw:custom-shape draw:name="Rectangle 146" draw:style-name="gr28" draw:text-style-name="P13" draw:layer="layout" svg:width="1.057cm" svg:height="1.057cm" svg:x="9.873cm" svg:y="4.82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15" draw:text-style-name="P8" draw:layer="layout" svg:width="2.116cm" svg:height="2.116cm" svg:x="9.313cm" svg:y="4.36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57" draw:text-style-name="P11" draw:layer="layout" svg:width="3.986cm" svg:height="1.013cm" svg:x="0.014cm" svg:y="5.002cm">
          <text:p text:style-name="P10"><text:span text:style-name="T5">Meta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58" draw:text-style-name="P11" draw:layer="layout" svg:width="4.438cm" svg:height="1.013cm" svg:x="6.562cm" svg:y="8.841cm">
          <text:p text:style-name="P10"><text:span text:style-name="T5">Meta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5" draw:style-name="gr35" draw:text-style-name="P9" draw:layer="layout" svg:x1="8.758cm" svg:y1="3.518cm" svg:x2="8.754cm" svg:y2="5.849cm">
          <text:p/>
        </draw:line>
        <draw:line draw:name="Straight Connector 156" draw:style-name="gr35" draw:text-style-name="P9" draw:layer="layout" svg:x1="9.825cm" svg:y1="3.516cm" svg:x2="9.821cm" svg:y2="5.847cm">
          <text:p/>
        </draw:line>
        <draw:custom-shape draw:name="TextBox 157" draw:style-name="gr19" draw:text-style-name="P8" draw:layer="layout" svg:width="1.269cm" svg:height="1.013cm" svg:x="8.678cm" svg:y="3.093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8" draw:style-name="gr30" draw:text-style-name="P9" draw:layer="layout" svg:width="1.269cm" svg:height="0.003cm" svg:x="8.678cm" svg:y="3.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0" draw:style-name="gr19" draw:text-style-name="P8" draw:layer="layout" svg:width="1.692cm" svg:height="1.013cm" svg:x="9.737cm" svg:y="6.48cm">
          <text:p text:style-name="P10"><text:span text:style-name="T5">C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" xml:id="id8" draw:id="id8">
          <draw:g draw:name="Group 33">
            <draw:custom-shape draw:name="Rectangle 34" draw:style-name="gr15" draw:text-style-name="P8" draw:layer="layout" svg:width="6.561cm" svg:height="2.116cm" svg:x="2.84cm" svg:y="12.064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41">
              <draw:line draw:name="Straight Connector 36" draw:style-name="gr14" draw:text-style-name="P9" draw:layer="layout" svg:x1="9.401cm" svg:y1="12.28cm" svg:x2="2.853cm" svg:y2="12.275cm">
                <text:p/>
              </draw:line>
              <draw:line draw:name="Straight Connector 37" draw:style-name="gr14" draw:text-style-name="P9" draw:layer="layout" svg:x1="9.387cm" svg:y1="12.487cm" svg:x2="2.839cm" svg:y2="12.482cm">
                <text:p/>
              </draw:line>
              <draw:line draw:name="Straight Connector 38" draw:style-name="gr14" draw:text-style-name="P9" draw:layer="layout" svg:x1="9.401cm" svg:y1="12.703cm" svg:x2="2.853cm" svg:y2="12.699cm">
                <text:p/>
              </draw:line>
              <draw:line draw:name="Straight Connector 39" draw:style-name="gr14" draw:text-style-name="P9" draw:layer="layout" svg:x1="9.387cm" svg:y1="12.919cm" svg:x2="2.839cm" svg:y2="12.915cm">
                <text:p/>
              </draw:line>
              <draw:line draw:name="Straight Connector 40" draw:style-name="gr14" draw:text-style-name="P9" draw:layer="layout" svg:x1="9.401cm" svg:y1="13.135cm" svg:x2="2.853cm" svg:y2="13.131cm">
                <text:p/>
              </draw:line>
              <draw:line draw:name="Straight Connector 41" draw:style-name="gr14" draw:text-style-name="P9" draw:layer="layout" svg:x1="9.387cm" svg:y1="13.342cm" svg:x2="2.839cm" svg:y2="13.338cm">
                <text:p/>
              </draw:line>
              <draw:line draw:name="Straight Connector 42" draw:style-name="gr14" draw:text-style-name="P9" draw:layer="layout" svg:x1="9.401cm" svg:y1="13.558cm" svg:x2="2.853cm" svg:y2="13.554cm">
                <text:p/>
              </draw:line>
              <draw:line draw:name="Straight Connector 43" draw:style-name="gr14" draw:text-style-name="P9" draw:layer="layout" svg:x1="9.387cm" svg:y1="13.761cm" svg:x2="2.839cm" svg:y2="13.757cm">
                <text:p/>
              </draw:line>
              <draw:line draw:name="Straight Connector 44" draw:style-name="gr14" draw:text-style-name="P9" draw:layer="layout" svg:x1="9.401cm" svg:y1="13.977cm" svg:x2="2.853cm" svg:y2="13.973cm">
                <text:p/>
              </draw:line>
            </draw:g>
          </draw:g>
          <draw:custom-shape draw:name="Rectangle 45" draw:style-name="gr28" draw:text-style-name="P13" draw:layer="layout" svg:width="1.057cm" svg:height="1.057cm" svg:x="7.92cm" svg:y="12.69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6">
            <draw:custom-shape draw:name="Rectangle 47" draw:style-name="gr15" draw:text-style-name="P8" draw:layer="layout" svg:width="2.327cm" svg:height="2.116cm" svg:x="7.073cm" svg:y="12.064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8" draw:style-name="gr14" draw:text-style-name="P9" draw:layer="layout" svg:x1="7.351cm" svg:y1="12.068cm" svg:x2="7.345cm" svg:y2="14.18cm">
              <text:p/>
            </draw:line>
            <draw:line draw:name="Straight Connector 49" draw:style-name="gr14" draw:text-style-name="P9" draw:layer="layout" svg:x1="7.649cm" svg:y1="12.064cm" svg:x2="7.642cm" svg:y2="14.176cm">
              <text:p/>
            </draw:line>
            <draw:line draw:name="Straight Connector 50" draw:style-name="gr14" draw:text-style-name="P9" draw:layer="layout" svg:x1="7.933cm" svg:y1="12.068cm" svg:x2="7.927cm" svg:y2="14.18cm">
              <text:p/>
            </draw:line>
            <draw:line draw:name="Straight Connector 51" draw:style-name="gr14" draw:text-style-name="P9" draw:layer="layout" svg:x1="8.231cm" svg:y1="12.064cm" svg:x2="8.225cm" svg:y2="14.176cm">
              <text:p/>
            </draw:line>
            <draw:line draw:name="Straight Connector 52" draw:style-name="gr14" draw:text-style-name="P9" draw:layer="layout" svg:x1="8.51cm" svg:y1="12.068cm" svg:x2="8.503cm" svg:y2="14.18cm">
              <text:p/>
            </draw:line>
            <draw:line draw:name="Straight Connector 53" draw:style-name="gr14" draw:text-style-name="P9" draw:layer="layout" svg:x1="8.807cm" svg:y1="12.064cm" svg:x2="8.801cm" svg:y2="14.176cm">
              <text:p/>
            </draw:line>
            <draw:line draw:name="Straight Connector 54" draw:style-name="gr14" draw:text-style-name="P9" draw:layer="layout" svg:x1="9.092cm" svg:y1="12.068cm" svg:x2="9.086cm" svg:y2="14.18cm">
              <text:p/>
            </draw:line>
          </draw:g>
          <draw:custom-shape draw:name="TextBox 57" draw:style-name="gr19" draw:text-style-name="P8" draw:layer="layout" svg:width="5.926cm" svg:height="1.773cm" svg:x="6.861cm" svg:y="15.027cm">
            <text:p text:style-name="P10"><text:span text:style-name="T5">Metal 2 to diffu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1" draw:style-name="gr14" draw:text-style-name="P9" draw:layer="layout" svg:x1="10.036cm" svg:y1="12.064cm" svg:x2="9.401cm" svg:y2="14.18cm">
            <text:p/>
          </draw:line>
          <draw:custom-shape draw:name="Rectangle 62" draw:style-name="gr15" draw:text-style-name="P8" draw:layer="layout" svg:width="4.867cm" svg:height="1.057cm" svg:x="11.73cm" svg:y="12.69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3">
            <draw:custom-shape draw:name="Rectangle 64" draw:style-name="gr15" draw:text-style-name="P8" draw:layer="layout" svg:width="2.327cm" svg:height="2.116cm" svg:x="9.401cm" svg:y="12.064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65" draw:style-name="gr14" draw:text-style-name="P9" draw:layer="layout" svg:x1="9.68cm" svg:y1="12.068cm" svg:x2="9.674cm" svg:y2="14.18cm">
              <text:p/>
            </draw:line>
            <draw:line draw:name="Straight Connector 66" draw:style-name="gr14" draw:text-style-name="P9" draw:layer="layout" svg:x1="9.977cm" svg:y1="12.064cm" svg:x2="9.971cm" svg:y2="14.176cm">
              <text:p/>
            </draw:line>
            <draw:line draw:name="Straight Connector 67" draw:style-name="gr14" draw:text-style-name="P9" draw:layer="layout" svg:x1="10.262cm" svg:y1="12.068cm" svg:x2="10.256cm" svg:y2="14.18cm">
              <text:p/>
            </draw:line>
            <draw:line draw:name="Straight Connector 68" draw:style-name="gr14" draw:text-style-name="P9" draw:layer="layout" svg:x1="10.559cm" svg:y1="12.064cm" svg:x2="10.553cm" svg:y2="14.176cm">
              <text:p/>
            </draw:line>
            <draw:line draw:name="Straight Connector 69" draw:style-name="gr14" draw:text-style-name="P9" draw:layer="layout" svg:x1="10.838cm" svg:y1="12.068cm" svg:x2="10.832cm" svg:y2="14.18cm">
              <text:p/>
            </draw:line>
            <draw:line draw:name="Straight Connector 70" draw:style-name="gr14" draw:text-style-name="P9" draw:layer="layout" svg:x1="11.135cm" svg:y1="12.064cm" svg:x2="11.129cm" svg:y2="14.176cm">
              <text:p/>
            </draw:line>
            <draw:line draw:name="Straight Connector 71" draw:style-name="gr14" draw:text-style-name="P9" draw:layer="layout" svg:x1="11.42cm" svg:y1="12.068cm" svg:x2="11.414cm" svg:y2="14.18cm">
              <text:p/>
            </draw:line>
          </draw:g>
          <draw:line draw:name="Straight Connector 74" draw:style-name="gr14" draw:text-style-name="P9" draw:layer="layout" svg:x1="10.459cm" svg:y1="12.064cm" svg:x2="9.824cm" svg:y2="14.18cm">
            <text:p/>
          </draw:line>
          <draw:line draw:name="Straight Connector 75" draw:style-name="gr14" draw:text-style-name="P9" draw:layer="layout" svg:x1="10.883cm" svg:y1="12.064cm" svg:x2="10.248cm" svg:y2="14.18cm">
            <text:p/>
          </draw:line>
          <draw:line draw:name="Straight Connector 76" draw:style-name="gr14" draw:text-style-name="P9" draw:layer="layout" svg:x1="11.306cm" svg:y1="12.064cm" svg:x2="10.671cm" svg:y2="14.18cm">
            <text:p/>
          </draw:line>
          <draw:line draw:name="Straight Connector 77" draw:style-name="gr14" draw:text-style-name="P9" draw:layer="layout" svg:x1="11.729cm" svg:y1="12.064cm" svg:x2="11.094cm" svg:y2="14.18cm">
            <text:p/>
          </draw:line>
          <draw:line draw:name="Straight Connector 78" draw:style-name="gr14" draw:text-style-name="P9" draw:layer="layout" svg:x1="11.729cm" svg:y1="13.122cm" svg:x2="11.518cm" svg:y2="14.18cm">
            <text:p/>
          </draw:line>
          <draw:line draw:name="Straight Connector 80" draw:style-name="gr14" draw:text-style-name="P9" draw:layer="layout" svg:x1="9.613cm" svg:y1="12.064cm" svg:x2="9.401cm" svg:y2="13.122cm">
            <text:p/>
          </draw:line>
          <draw:line draw:name="Straight Connector 81" draw:style-name="gr14" draw:text-style-name="P9" draw:layer="layout" svg:x1="12.153cm" svg:y1="12.699cm" svg:x2="11.729cm" svg:y2="13.757cm">
            <text:p/>
          </draw:line>
          <draw:line draw:name="Straight Connector 83" draw:style-name="gr14" draw:text-style-name="P9" draw:layer="layout" svg:x1="12.364cm" svg:y1="12.699cm" svg:x2="11.941cm" svg:y2="13.757cm">
            <text:p/>
          </draw:line>
          <draw:line draw:name="Straight Connector 84" draw:style-name="gr14" draw:text-style-name="P9" draw:layer="layout" svg:x1="12.576cm" svg:y1="12.699cm" svg:x2="12.153cm" svg:y2="13.757cm">
            <text:p/>
          </draw:line>
          <draw:line draw:name="Straight Connector 85" draw:style-name="gr14" draw:text-style-name="P9" draw:layer="layout" svg:x1="12.788cm" svg:y1="12.699cm" svg:x2="12.364cm" svg:y2="13.757cm">
            <text:p/>
          </draw:line>
          <draw:line draw:name="Straight Connector 86" draw:style-name="gr14" draw:text-style-name="P9" draw:layer="layout" svg:x1="12.999cm" svg:y1="12.699cm" svg:x2="12.576cm" svg:y2="13.757cm">
            <text:p/>
          </draw:line>
          <draw:line draw:name="Straight Connector 87" draw:style-name="gr14" draw:text-style-name="P9" draw:layer="layout" svg:x1="13.211cm" svg:y1="12.699cm" svg:x2="12.788cm" svg:y2="13.757cm">
            <text:p/>
          </draw:line>
          <draw:line draw:name="Straight Connector 88" draw:style-name="gr14" draw:text-style-name="P9" draw:layer="layout" svg:x1="13.423cm" svg:y1="12.699cm" svg:x2="12.999cm" svg:y2="13.757cm">
            <text:p/>
          </draw:line>
          <draw:line draw:name="Straight Connector 89" draw:style-name="gr14" draw:text-style-name="P9" draw:layer="layout" svg:x1="13.634cm" svg:y1="12.699cm" svg:x2="13.211cm" svg:y2="13.757cm">
            <text:p/>
          </draw:line>
          <draw:line draw:name="Straight Connector 90" draw:style-name="gr14" draw:text-style-name="P9" draw:layer="layout" svg:x1="13.846cm" svg:y1="12.699cm" svg:x2="13.423cm" svg:y2="13.757cm">
            <text:p/>
          </draw:line>
          <draw:line draw:name="Straight Connector 91" draw:style-name="gr14" draw:text-style-name="P9" draw:layer="layout" svg:x1="14.058cm" svg:y1="12.699cm" svg:x2="13.634cm" svg:y2="13.757cm">
            <text:p/>
          </draw:line>
          <draw:line draw:name="Straight Connector 92" draw:style-name="gr14" draw:text-style-name="P9" draw:layer="layout" svg:x1="14.269cm" svg:y1="12.699cm" svg:x2="13.846cm" svg:y2="13.757cm">
            <text:p/>
          </draw:line>
          <draw:line draw:name="Straight Connector 93" draw:style-name="gr14" draw:text-style-name="P9" draw:layer="layout" svg:x1="14.481cm" svg:y1="12.699cm" svg:x2="14.058cm" svg:y2="13.757cm">
            <text:p/>
          </draw:line>
          <draw:line draw:name="Straight Connector 94" draw:style-name="gr14" draw:text-style-name="P9" draw:layer="layout" svg:x1="14.693cm" svg:y1="12.699cm" svg:x2="14.269cm" svg:y2="13.757cm">
            <text:p/>
          </draw:line>
          <draw:line draw:name="Straight Connector 95" draw:style-name="gr14" draw:text-style-name="P9" draw:layer="layout" svg:x1="14.904cm" svg:y1="12.699cm" svg:x2="14.481cm" svg:y2="13.757cm">
            <text:p/>
          </draw:line>
          <draw:line draw:name="Straight Connector 96" draw:style-name="gr14" draw:text-style-name="P9" draw:layer="layout" svg:x1="15.116cm" svg:y1="12.699cm" svg:x2="14.693cm" svg:y2="13.757cm">
            <text:p/>
          </draw:line>
          <draw:line draw:name="Straight Connector 97" draw:style-name="gr14" draw:text-style-name="P9" draw:layer="layout" svg:x1="15.328cm" svg:y1="12.699cm" svg:x2="14.904cm" svg:y2="13.757cm">
            <text:p/>
          </draw:line>
          <draw:line draw:name="Straight Connector 98" draw:style-name="gr14" draw:text-style-name="P9" draw:layer="layout" svg:x1="15.539cm" svg:y1="12.699cm" svg:x2="15.116cm" svg:y2="13.757cm">
            <text:p/>
          </draw:line>
          <draw:line draw:name="Straight Connector 99" draw:style-name="gr14" draw:text-style-name="P9" draw:layer="layout" svg:x1="15.751cm" svg:y1="12.699cm" svg:x2="15.328cm" svg:y2="13.757cm">
            <text:p/>
          </draw:line>
          <draw:line draw:name="Straight Connector 100" draw:style-name="gr14" draw:text-style-name="P9" draw:layer="layout" svg:x1="15.963cm" svg:y1="12.699cm" svg:x2="15.539cm" svg:y2="13.757cm">
            <text:p/>
          </draw:line>
          <draw:line draw:name="Straight Connector 101" draw:style-name="gr14" draw:text-style-name="P9" draw:layer="layout" svg:x1="16.174cm" svg:y1="12.699cm" svg:x2="15.751cm" svg:y2="13.757cm">
            <text:p/>
          </draw:line>
          <draw:line draw:name="Straight Connector 102" draw:style-name="gr14" draw:text-style-name="P9" draw:layer="layout" svg:x1="16.386cm" svg:y1="12.699cm" svg:x2="15.963cm" svg:y2="13.757cm">
            <text:p/>
          </draw:line>
          <draw:line draw:name="Straight Connector 104" draw:style-name="gr14" draw:text-style-name="P9" draw:layer="layout" svg:x1="16.598cm" svg:y1="12.699cm" svg:x2="16.174cm" svg:y2="13.757cm">
            <text:p/>
          </draw:line>
          <draw:line draw:name="Straight Connector 109" draw:style-name="gr14" draw:text-style-name="P9" draw:layer="layout" svg:x1="16.6cm" svg:y1="13.331cm" svg:x2="16.386cm" svg:y2="13.757cm">
            <text:p/>
          </draw:line>
          <draw:line draw:name="Straight Connector 120" draw:style-name="gr14" draw:text-style-name="P9" draw:layer="layout" svg:x1="11.941cm" svg:y1="12.699cm" svg:x2="11.727cm" svg:y2="13.124cm">
            <text:p/>
          </draw:line>
          <draw:custom-shape draw:name="Rectangle 121" draw:style-name="gr28" draw:text-style-name="P13" draw:layer="layout" svg:width="1.057cm" svg:height="1.057cm" svg:x="10.036cm" svg:y="12.69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19" draw:text-style-name="P8" draw:layer="layout" svg:width="2.327cm" svg:height="1.013cm" svg:x="6.226cm" svg:y="11.006cm">
            <text:p text:style-name="P10"><text:span text:style-name="T5">v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3" draw:style-name="gr19" draw:text-style-name="P8" draw:layer="layout" svg:width="2.327cm" svg:height="1.013cm" svg:x="10.036cm" svg:y="11.006cm">
            <text:p text:style-name="P10"><text:span text:style-name="T5">c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5" draw:style-name="gr59" draw:text-style-name="P11" draw:layer="layout" svg:width="12.941cm" svg:height="2.537cm" svg:x="11.459cm" svg:y="4.015cm">
          <text:p text:style-name="P10"><text:span text:style-name="T5"><text:s text:c="10"/></text:span><text:span text:style-name="T5">Via: </text:span></text:p>
          <text:p text:style-name="P10"><text:span text:style-name="T5"><text:tab/></text:span><text:span text:style-name="T5">- Contact from metal2 to metal 1</text:span></text:p>
          <text:p text:style-name="P10"><text:span text:style-name="T5"><text:tab/></text:span><text:span text:style-name="T5">- Contact through other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19" draw:text-style-name="P8" draw:layer="layout" svg:width="2.327cm" svg:height="1.013cm" svg:x="6.562cm" svg:y="3.549cm">
          <text:p text:style-name="P10"><text:span text:style-name="T5">v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16" draw:layer="layout" svg:width="25.4cm" svg:height="1.673cm" svg:x="0cm" svg:y="1.3cm">
          <draw:text-box>
            <text:p>Cut means connection to source , drain and poly, while via is used to make connection between 2 metal layers</text:p>
          </draw:text-box>
        </draw:frame>
        <draw:custom-shape draw:name="TextBox 105" draw:style-name="gr61" draw:text-style-name="P11" xml:id="id9" draw:id="id9" draw:layer="layout" svg:width="12.941cm" svg:height="1.775cm" svg:x="12.064cm" svg:y="14.6cm">
          <text:p text:style-name="P10"><text:span text:style-name="T5"><text:s/></text:span><text:span text:style-name="T5">Via and cut used to connect metal2 to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TextBox 1" draw:style-name="gr62" draw:text-style-name="P11" draw:layer="layout" svg:width="11.78cm" svg:height="1.267cm" svg:x="7.62cm" svg:y="1.058cm">
          <text:p text:style-name="P10"><text:span text:style-name="T4">Design rules: N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7" draw:layer="layout" svg:width="19.261cm" svg:height="1.689cm" svg:x="4.868cm" svg:y="4.257cm">
          <text:p text:style-name="P10"><text:span text:style-name="T10">It is sometimes advantageous to connect <text:s/>polysilicon to diffusion</text:span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line draw:name="Straight Connector 4" draw:style-name="gr63" draw:text-style-name="P9" draw:layer="layout" svg:x1="2.958cm" svg:y1="7.622cm" svg:x2="2.954cm" svg:y2="8.892cm">
            <text:p/>
          </draw:line>
          <draw:line draw:name="Straight Connector 5" draw:style-name="gr63" draw:text-style-name="P9" draw:layer="layout" svg:x1="3.38cm" svg:y1="7.62cm" svg:x2="3.375cm" svg:y2="8.89cm">
            <text:p/>
          </draw:line>
          <draw:line draw:name="Straight Connector 6" draw:style-name="gr63" draw:text-style-name="P9" draw:layer="layout" svg:x1="3.377cm" svg:y1="7.62cm" svg:x2="4.012cm" svg:y2="7.624cm">
            <text:p/>
          </draw:line>
          <draw:line draw:name="Straight Connector 7" draw:style-name="gr63" draw:text-style-name="P9" draw:layer="layout" svg:x1="4.017cm" svg:y1="8.89cm" svg:x2="4.012cm" svg:y2="10.16cm">
            <text:p/>
          </draw:line>
          <draw:line draw:name="Straight Connector 8" draw:style-name="gr63" draw:text-style-name="P9" draw:layer="layout" svg:x1="3.377cm" svg:y1="8.885cm" svg:x2="4.012cm" svg:y2="8.89cm">
            <text:p/>
          </draw:line>
          <draw:line draw:name="Straight Connector 9" draw:style-name="gr63" draw:text-style-name="P9" draw:layer="layout" svg:x1="4.017cm" svg:y1="6.35cm" svg:x2="4.012cm" svg:y2="7.62cm">
            <text:p/>
          </draw:line>
          <draw:line draw:name="Straight Connector 10" draw:style-name="gr63" draw:text-style-name="P9" draw:layer="layout" svg:x1="1.684cm" svg:y1="8.255cm" svg:x2="2.954cm" svg:y2="8.259cm">
            <text:p/>
          </draw:line>
        </draw:g>
        <draw:line draw:name="Straight Connector 11" draw:style-name="gr63" draw:text-style-name="P9" draw:layer="layout" svg:x1="2.963cm" svg:y1="3.812cm" svg:x2="2.958cm" svg:y2="5.082cm">
          <text:p/>
        </draw:line>
        <draw:line draw:name="Straight Connector 12" draw:style-name="gr63" draw:text-style-name="P9" draw:layer="layout" svg:x1="3.382cm" svg:y1="3.81cm" svg:x2="4.017cm" svg:y2="3.814cm">
          <text:p/>
        </draw:line>
        <draw:line draw:name="Straight Connector 13" draw:style-name="gr63" draw:text-style-name="P9" draw:layer="layout" svg:x1="4.021cm" svg:y1="5.08cm" svg:x2="4.017cm" svg:y2="6.35cm">
          <text:p/>
        </draw:line>
        <draw:line draw:name="Straight Connector 14" draw:style-name="gr63" draw:text-style-name="P9" draw:layer="layout" svg:x1="3.382cm" svg:y1="5.075cm" svg:x2="4.017cm" svg:y2="5.08cm">
          <text:p/>
        </draw:line>
        <draw:line draw:name="Straight Connector 15" draw:style-name="gr63" draw:text-style-name="P9" draw:layer="layout" svg:x1="4.021cm" svg:y1="2.54cm" svg:x2="4.017cm" svg:y2="3.81cm">
          <text:p/>
        </draw:line>
        <draw:line draw:name="Straight Connector 16" draw:style-name="gr63" draw:text-style-name="P9" draw:layer="layout" svg:x1="2.54cm" svg:y1="4.445cm" svg:x2="2.958cm" svg:y2="4.449cm">
          <text:p/>
        </draw:line>
        <draw:line draw:name="Straight Connector 17" draw:style-name="gr63" draw:text-style-name="P9" draw:layer="layout" svg:x1="2.54cm" svg:y1="4.447cm" svg:x2="2.537cm" svg:y2="5.926cm">
          <text:p/>
        </draw:line>
        <draw:line draw:name="Straight Connector 18" draw:style-name="gr63" draw:text-style-name="P9" draw:layer="layout" svg:x1="2.537cm" svg:y1="5.926cm" svg:x2="5.503cm" svg:y2="5.931cm">
          <text:p/>
        </draw:line>
        <draw:line draw:name="Straight Connector 19" draw:style-name="gr63" draw:text-style-name="P9" draw:layer="layout" svg:x1="3.598cm" svg:y1="10.16cm" svg:x2="4.445cm" svg:y2="10.164cm">
          <text:p/>
        </draw:line>
        <draw:line draw:name="Straight Connector 20" draw:style-name="gr63" draw:text-style-name="P9" draw:layer="layout" svg:x1="3.81cm" svg:y1="10.371cm" svg:x2="4.233cm" svg:y2="10.376cm">
          <text:p/>
        </draw:line>
        <draw:line draw:name="Straight Connector 21" draw:style-name="gr63" draw:text-style-name="P9" draw:layer="layout" svg:x1="3.598cm" svg:y1="2.54cm" svg:x2="4.445cm" svg:y2="2.544cm">
          <text:p/>
        </draw:line>
        <draw:custom-shape draw:name="TextBox 22" draw:style-name="gr19" draw:text-style-name="P8" draw:layer="layout" svg:width="1.904cm" svg:height="1.115cm" svg:x="3.175cm" svg:y="1.482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4" draw:text-style-name="P18" draw:layer="layout" svg:width="0.126cm" svg:height="0.126cm" svg:x="3.942cm" svg:y="5.853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4" draw:style-name="gr19" draw:text-style-name="P8" draw:layer="layout" svg:width="2.751cm" svg:height="1.013cm" svg:x="0.635cm" svg:y="8.259cm">
          <text:p text:style-name="P10"><text:span text:style-name="T5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9" draw:text-style-name="P8" draw:layer="layout" svg:width="2.751cm" svg:height="1.013cm" svg:x="4.657cm" svg:y="6.143cm">
          <text:p text:style-name="P10"><text:span text:style-name="T5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4" draw:text-style-name="P18" draw:layer="layout" svg:width="0.211cm" svg:height="1.269cm" svg:x="3.387cm" svg:y="3.8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9" draw:text-style-name="P8" draw:layer="layout" svg:width="16.297cm" svg:height="3.299cm" svg:x="6.138cm" svg:y="12.488cm">
          <text:p xml:id="id10" text:id="id10" text:style-name="P10"><text:span text:style-name="T5">Two basic contacts are there for these contacts</text:span></text:p>
          <text:p xml:id="id11" text:id="id11" text:style-name="P10"><text:span text:style-name="T5"><text:tab/></text:span><text:span text:style-name="T5"><text:tab/></text:span><text:span text:style-name="T5">(1) Butting contact </text:span></text:p>
          <text:p xml:id="id12" text:id="id12" text:style-name="P10"><text:span text:style-name="T5"><text:tab/></text:span><text:span text:style-name="T5"><text:tab/></text:span><text:span text:style-name="T5">(2) Buried Contact</text:span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office:forms form:automatic-focus="false" form:apply-design-mode="false"/>
        <draw:g draw:name="Group 419" xml:id="id14" draw:id="id14">
          <draw:custom-shape draw:name="Rectangle 420" draw:style-name="gr65" draw:text-style-name="P8" draw:layer="layout" svg:width="3.174cm" svg:height="2.327cm" svg:x="2.752cm" svg:y="2.75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21" draw:style-name="gr14" draw:text-style-name="P9" draw:layer="layout" svg:x1="2.929cm" svg:y1="2.753cm" svg:x2="2.925cm" svg:y2="5.082cm">
            <text:p/>
          </draw:line>
          <draw:line draw:name="Straight Connector 422" draw:style-name="gr14" draw:text-style-name="P9" draw:layer="layout" svg:x1="3.179cm" svg:y1="2.751cm" svg:x2="3.175cm" svg:y2="5.08cm">
            <text:p/>
          </draw:line>
          <draw:line draw:name="Straight Connector 423" draw:style-name="gr14" draw:text-style-name="P9" draw:layer="layout" svg:x1="3.391cm" svg:y1="2.751cm" svg:x2="3.386cm" svg:y2="5.08cm">
            <text:p/>
          </draw:line>
          <draw:line draw:name="Straight Connector 424" draw:style-name="gr14" draw:text-style-name="P9" draw:layer="layout" svg:x1="3.598cm" svg:y1="2.751cm" svg:x2="3.593cm" svg:y2="5.08cm">
            <text:p/>
          </draw:line>
          <draw:line draw:name="Straight Connector 425" draw:style-name="gr14" draw:text-style-name="P9" draw:layer="layout" svg:x1="3.814cm" svg:y1="2.753cm" svg:x2="3.81cm" svg:y2="5.082cm">
            <text:p/>
          </draw:line>
          <draw:line draw:name="Straight Connector 426" draw:style-name="gr14" draw:text-style-name="P9" draw:layer="layout" svg:x1="4.026cm" svg:y1="2.751cm" svg:x2="4.021cm" svg:y2="5.08cm">
            <text:p/>
          </draw:line>
          <draw:line draw:name="Straight Connector 427" draw:style-name="gr14" draw:text-style-name="P9" draw:layer="layout" svg:x1="4.237cm" svg:y1="2.751cm" svg:x2="4.233cm" svg:y2="5.08cm">
            <text:p/>
          </draw:line>
          <draw:line draw:name="Straight Connector 428" draw:style-name="gr14" draw:text-style-name="P9" draw:layer="layout" svg:x1="4.445cm" svg:y1="2.751cm" svg:x2="4.44cm" svg:y2="5.08cm">
            <text:p/>
          </draw:line>
          <draw:line draw:name="Straight Connector 429" draw:style-name="gr14" draw:text-style-name="P9" draw:layer="layout" svg:x1="4.661cm" svg:y1="2.753cm" svg:x2="4.656cm" svg:y2="5.082cm">
            <text:p/>
          </draw:line>
          <draw:line draw:name="Straight Connector 430" draw:style-name="gr14" draw:text-style-name="P9" draw:layer="layout" svg:x1="4.872cm" svg:y1="2.751cm" svg:x2="4.868cm" svg:y2="5.08cm">
            <text:p/>
          </draw:line>
          <draw:line draw:name="Straight Connector 431" draw:style-name="gr14" draw:text-style-name="P9" draw:layer="layout" svg:x1="5.084cm" svg:y1="2.751cm" svg:x2="5.08cm" svg:y2="5.08cm">
            <text:p/>
          </draw:line>
          <draw:line draw:name="Straight Connector 432" draw:style-name="gr14" draw:text-style-name="P9" draw:layer="layout" svg:x1="5.291cm" svg:y1="2.751cm" svg:x2="5.287cm" svg:y2="5.08cm">
            <text:p/>
          </draw:line>
          <draw:line draw:name="Straight Connector 433" draw:style-name="gr14" draw:text-style-name="P9" draw:layer="layout" svg:x1="5.507cm" svg:y1="2.753cm" svg:x2="5.503cm" svg:y2="5.082cm">
            <text:p/>
          </draw:line>
          <draw:line draw:name="Straight Connector 434" draw:style-name="gr14" draw:text-style-name="P9" draw:layer="layout" svg:x1="5.719cm" svg:y1="2.751cm" svg:x2="5.715cm" svg:y2="5.08cm">
            <text:p/>
          </draw:line>
        </draw:g>
        <draw:g draw:name="Group 435">
          <draw:line draw:name="Straight Connector 436" draw:style-name="gr14" draw:text-style-name="P9" draw:layer="layout" svg:x1="21.014cm" svg:y1="4.195cm" svg:x2="21.775cm" svg:y2="3.56cm">
            <text:p/>
          </draw:line>
          <draw:line draw:name="Straight Connector 437" draw:style-name="gr14" draw:text-style-name="P9" draw:layer="layout" svg:x1="21.548cm" svg:y1="4.195cm" svg:x2="21.801cm" svg:y2="3.983cm">
            <text:p/>
          </draw:line>
          <draw:line draw:name="Straight Connector 438" draw:style-name="gr14" draw:text-style-name="P9" draw:layer="layout" svg:x1="20.027cm" svg:y1="4.233cm" svg:x2="21.294cm" svg:y2="3.175cm">
            <text:p/>
          </draw:line>
          <draw:line draw:name="Straight Connector 439" draw:style-name="gr14" draw:text-style-name="P9" draw:layer="layout" svg:x1="20.534cm" svg:y1="4.233cm" svg:x2="21.801cm" svg:y2="3.175cm">
            <text:p/>
          </draw:line>
          <draw:line draw:name="Straight Connector 440" draw:style-name="gr14" draw:text-style-name="P9" draw:layer="layout" svg:x1="17.396cm" svg:y1="2.54cm" svg:x2="17.402cm" svg:y2="4.868cm">
            <text:p/>
          </draw:line>
          <draw:line draw:name="Straight Connector 441" draw:style-name="gr14" draw:text-style-name="P9" draw:layer="layout" svg:x1="17.642cm" svg:y1="4.868cm" svg:x2="19.589cm" svg:y2="3.175cm">
            <text:p/>
          </draw:line>
          <draw:line draw:name="Straight Connector 442" draw:style-name="gr14" draw:text-style-name="P9" draw:layer="layout" svg:x1="17.356cm" svg:y1="4.656cm" svg:x2="19.384cm" svg:y2="2.963cm">
            <text:p/>
          </draw:line>
          <draw:line draw:name="Straight Connector 443" draw:style-name="gr14" draw:text-style-name="P9" draw:layer="layout" svg:x1="17.356cm" svg:y1="4.233cm" svg:x2="19.384cm" svg:y2="2.54cm">
            <text:p/>
          </draw:line>
          <draw:line draw:name="Straight Connector 444" draw:style-name="gr14" draw:text-style-name="P9" draw:layer="layout" svg:x1="17.356cm" svg:y1="3.809cm" svg:x2="18.832cm" svg:y2="2.54cm">
            <text:p/>
          </draw:line>
          <draw:line draw:name="Straight Connector 445" draw:style-name="gr14" draw:text-style-name="P9" draw:layer="layout" svg:x1="17.444cm" svg:y1="3.386cm" svg:x2="18.458cm" svg:y2="2.54cm">
            <text:p/>
          </draw:line>
          <draw:line draw:name="Straight Connector 446" draw:style-name="gr14" draw:text-style-name="P9" draw:layer="layout" svg:x1="17.356cm" svg:y1="2.963cm" svg:x2="17.928cm" svg:y2="2.54cm">
            <text:p/>
          </draw:line>
          <draw:line draw:name="Straight Connector 447" draw:style-name="gr14" draw:text-style-name="P9" draw:layer="layout" svg:x1="18.207cm" svg:y1="4.868cm" svg:x2="20.235cm" svg:y2="3.175cm">
            <text:p/>
          </draw:line>
          <draw:line draw:name="Straight Connector 448" draw:style-name="gr14" draw:text-style-name="P9" draw:layer="layout" svg:x1="18.714cm" svg:y1="4.868cm" svg:x2="20.742cm" svg:y2="3.175cm">
            <text:p/>
          </draw:line>
          <draw:line draw:name="Straight Connector 449" draw:style-name="gr14" draw:text-style-name="P9" draw:layer="layout" svg:x1="19.13cm" svg:y1="4.868cm" svg:x2="19.384cm" svg:y2="4.656cm">
            <text:p/>
          </draw:line>
          <draw:line draw:name="Straight Connector 450" draw:style-name="gr14" draw:text-style-name="P9" draw:layer="layout" svg:x1="17.402cm" svg:y1="2.544cm" svg:x2="19.429cm" svg:y2="2.54cm">
            <text:p/>
          </draw:line>
          <draw:line draw:name="Straight Connector 451" draw:style-name="gr14" draw:text-style-name="P9" draw:layer="layout" svg:x1="19.383cm" svg:y1="3.178cm" svg:x2="19.407cm" svg:y2="2.536cm">
            <text:p/>
          </draw:line>
          <draw:line draw:name="Straight Connector 452" draw:style-name="gr14" draw:text-style-name="P9" draw:layer="layout" svg:x1="17.492cm" svg:y1="4.868cm" svg:x2="19.52cm" svg:y2="4.863cm">
            <text:p/>
          </draw:line>
          <draw:line draw:name="Straight Connector 453" draw:style-name="gr14" draw:text-style-name="P9" draw:layer="layout" svg:x1="19.383cm" svg:y1="4.867cm" svg:x2="19.407cm" svg:y2="4.225cm">
            <text:p/>
          </draw:line>
          <draw:line draw:name="Straight Connector 454" draw:style-name="gr14" draw:text-style-name="P9" draw:layer="layout" svg:x1="21.801cm" svg:y1="4.233cm" svg:x2="19.52cm" svg:y2="4.237cm">
            <text:p/>
          </draw:line>
          <draw:line draw:name="Straight Connector 455" draw:style-name="gr14" draw:text-style-name="P9" draw:layer="layout" svg:x1="21.64cm" svg:y1="3.175cm" svg:x2="19.359cm" svg:y2="3.179cm">
            <text:p/>
          </draw:line>
          <draw:line draw:name="Straight Connector 456" draw:style-name="gr14" draw:text-style-name="P9" draw:layer="layout" svg:x1="21.796cm" svg:y1="3.175cm" svg:x2="21.801cm" svg:y2="4.233cm">
            <text:p/>
          </draw:line>
        </draw:g>
        <draw:g draw:name="Group 457">
          <draw:line draw:name="Straight Connector 458" draw:style-name="gr14" draw:text-style-name="P9" draw:layer="layout" svg:x1="9.465cm" svg:y1="4.195cm" svg:x2="8.704cm" svg:y2="3.56cm">
            <text:p/>
          </draw:line>
          <draw:line draw:name="Straight Connector 459" draw:style-name="gr14" draw:text-style-name="P9" draw:layer="layout" svg:x1="8.931cm" svg:y1="4.195cm" svg:x2="8.678cm" svg:y2="3.983cm">
            <text:p/>
          </draw:line>
          <draw:line draw:name="Straight Connector 460" draw:style-name="gr14" draw:text-style-name="P9" draw:layer="layout" svg:x1="10.452cm" svg:y1="4.233cm" svg:x2="9.185cm" svg:y2="3.175cm">
            <text:p/>
          </draw:line>
          <draw:line draw:name="Straight Connector 461" draw:style-name="gr14" draw:text-style-name="P9" draw:layer="layout" svg:x1="9.945cm" svg:y1="4.233cm" svg:x2="8.678cm" svg:y2="3.175cm">
            <text:p/>
          </draw:line>
          <draw:line draw:name="Straight Connector 462" draw:style-name="gr14" draw:text-style-name="P9" draw:layer="layout" svg:x1="13.083cm" svg:y1="2.54cm" svg:x2="13.077cm" svg:y2="4.868cm">
            <text:p/>
          </draw:line>
          <draw:line draw:name="Straight Connector 463" draw:style-name="gr14" draw:text-style-name="P9" draw:layer="layout" svg:x1="12.837cm" svg:y1="4.868cm" svg:x2="10.89cm" svg:y2="3.175cm">
            <text:p/>
          </draw:line>
          <draw:line draw:name="Straight Connector 464" draw:style-name="gr14" draw:text-style-name="P9" draw:layer="layout" svg:x1="13.123cm" svg:y1="4.656cm" svg:x2="11.095cm" svg:y2="2.963cm">
            <text:p/>
          </draw:line>
          <draw:line draw:name="Straight Connector 465" draw:style-name="gr14" draw:text-style-name="P9" draw:layer="layout" svg:x1="13.123cm" svg:y1="4.233cm" svg:x2="11.095cm" svg:y2="2.54cm">
            <text:p/>
          </draw:line>
          <draw:line draw:name="Straight Connector 466" draw:style-name="gr14" draw:text-style-name="P9" draw:layer="layout" svg:x1="13.123cm" svg:y1="3.81cm" svg:x2="11.647cm" svg:y2="2.54cm">
            <text:p/>
          </draw:line>
          <draw:line draw:name="Straight Connector 467" draw:style-name="gr14" draw:text-style-name="P9" draw:layer="layout" svg:x1="13.035cm" svg:y1="3.386cm" svg:x2="12.021cm" svg:y2="2.54cm">
            <text:p/>
          </draw:line>
          <draw:line draw:name="Straight Connector 468" draw:style-name="gr14" draw:text-style-name="P9" draw:layer="layout" svg:x1="13.123cm" svg:y1="2.963cm" svg:x2="12.551cm" svg:y2="2.54cm">
            <text:p/>
          </draw:line>
          <draw:line draw:name="Straight Connector 469" draw:style-name="gr14" draw:text-style-name="P9" draw:layer="layout" svg:x1="12.272cm" svg:y1="4.868cm" svg:x2="10.244cm" svg:y2="3.175cm">
            <text:p/>
          </draw:line>
          <draw:line draw:name="Straight Connector 470" draw:style-name="gr14" draw:text-style-name="P9" draw:layer="layout" svg:x1="11.765cm" svg:y1="4.868cm" svg:x2="9.737cm" svg:y2="3.175cm">
            <text:p/>
          </draw:line>
          <draw:line draw:name="Straight Connector 471" draw:style-name="gr14" draw:text-style-name="P9" draw:layer="layout" svg:x1="11.349cm" svg:y1="4.868cm" svg:x2="11.095cm" svg:y2="4.656cm">
            <text:p/>
          </draw:line>
          <draw:line draw:name="Straight Connector 472" draw:style-name="gr14" draw:text-style-name="P9" draw:layer="layout" svg:x1="13.077cm" svg:y1="2.544cm" svg:x2="11.05cm" svg:y2="2.54cm">
            <text:p/>
          </draw:line>
          <draw:line draw:name="Straight Connector 473" draw:style-name="gr14" draw:text-style-name="P9" draw:layer="layout" svg:x1="11.096cm" svg:y1="3.178cm" svg:x2="11.072cm" svg:y2="2.536cm">
            <text:p/>
          </draw:line>
          <draw:line draw:name="Straight Connector 474" draw:style-name="gr14" draw:text-style-name="P9" draw:layer="layout" svg:x1="12.987cm" svg:y1="4.868cm" svg:x2="10.959cm" svg:y2="4.863cm">
            <text:p/>
          </draw:line>
          <draw:line draw:name="Straight Connector 475" draw:style-name="gr14" draw:text-style-name="P9" draw:layer="layout" svg:x1="11.096cm" svg:y1="4.867cm" svg:x2="11.072cm" svg:y2="4.225cm">
            <text:p/>
          </draw:line>
          <draw:line draw:name="Straight Connector 476" draw:style-name="gr14" draw:text-style-name="P9" draw:layer="layout" svg:x1="8.678cm" svg:y1="4.233cm" svg:x2="10.959cm" svg:y2="4.237cm">
            <text:p/>
          </draw:line>
          <draw:line draw:name="Straight Connector 477" draw:style-name="gr14" draw:text-style-name="P9" draw:layer="layout" svg:x1="8.839cm" svg:y1="3.175cm" svg:x2="11.12cm" svg:y2="3.179cm">
            <text:p/>
          </draw:line>
          <draw:line draw:name="Straight Connector 478" draw:style-name="gr14" draw:text-style-name="P9" draw:layer="layout" svg:x1="8.683cm" svg:y1="3.175cm" svg:x2="8.678cm" svg:y2="4.233cm">
            <text:p/>
          </draw:line>
        </draw:g>
        <draw:custom-shape draw:name="Rectangle 585" draw:style-name="gr28" draw:text-style-name="P13" xml:id="id20" draw:id="id20" draw:layer="layout" svg:width="2.327cm" svg:height="1.057cm" svg:x="14.182cm" svg:y="3.17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3" xml:id="id13" draw:id="id13">
          <draw:g draw:name="Group 375">
            <draw:line draw:name="Straight Connector 376" draw:style-name="gr14" draw:text-style-name="P9" draw:layer="layout" svg:x1="13.931cm" svg:y1="7.793cm" svg:x2="14.692cm" svg:y2="7.158cm">
              <text:p/>
            </draw:line>
            <draw:line draw:name="Straight Connector 377" draw:style-name="gr14" draw:text-style-name="P9" draw:layer="layout" svg:x1="14.465cm" svg:y1="7.793cm" svg:x2="14.718cm" svg:y2="7.582cm">
              <text:p/>
            </draw:line>
            <draw:line draw:name="Straight Connector 378" draw:style-name="gr14" draw:text-style-name="P9" draw:layer="layout" svg:x1="12.944cm" svg:y1="7.831cm" svg:x2="14.211cm" svg:y2="6.773cm">
              <text:p/>
            </draw:line>
            <draw:line draw:name="Straight Connector 379" draw:style-name="gr14" draw:text-style-name="P9" draw:layer="layout" svg:x1="13.451cm" svg:y1="7.831cm" svg:x2="14.718cm" svg:y2="6.773cm">
              <text:p/>
            </draw:line>
            <draw:line draw:name="Straight Connector 380" draw:style-name="gr14" draw:text-style-name="P9" draw:layer="layout" svg:x1="10.313cm" svg:y1="6.138cm" svg:x2="10.319cm" svg:y2="8.466cm">
              <text:p/>
            </draw:line>
            <draw:line draw:name="Straight Connector 381" draw:style-name="gr14" draw:text-style-name="P9" draw:layer="layout" svg:x1="10.559cm" svg:y1="8.466cm" svg:x2="12.506cm" svg:y2="6.773cm">
              <text:p/>
            </draw:line>
            <draw:line draw:name="Straight Connector 382" draw:style-name="gr14" draw:text-style-name="P9" draw:layer="layout" svg:x1="10.273cm" svg:y1="8.254cm" svg:x2="12.301cm" svg:y2="6.561cm">
              <text:p/>
            </draw:line>
            <draw:line draw:name="Straight Connector 383" draw:style-name="gr14" draw:text-style-name="P9" draw:layer="layout" svg:x1="10.273cm" svg:y1="7.831cm" svg:x2="12.301cm" svg:y2="6.138cm">
              <text:p/>
            </draw:line>
            <draw:line draw:name="Straight Connector 384" draw:style-name="gr14" draw:text-style-name="P9" draw:layer="layout" svg:x1="10.273cm" svg:y1="7.408cm" svg:x2="11.749cm" svg:y2="6.138cm">
              <text:p/>
            </draw:line>
            <draw:line draw:name="Straight Connector 385" draw:style-name="gr14" draw:text-style-name="P9" draw:layer="layout" svg:x1="10.361cm" svg:y1="6.985cm" svg:x2="11.375cm" svg:y2="6.138cm">
              <text:p/>
            </draw:line>
            <draw:line draw:name="Straight Connector 386" draw:style-name="gr14" draw:text-style-name="P9" draw:layer="layout" svg:x1="10.273cm" svg:y1="6.561cm" svg:x2="10.845cm" svg:y2="6.138cm">
              <text:p/>
            </draw:line>
            <draw:line draw:name="Straight Connector 387" draw:style-name="gr14" draw:text-style-name="P9" draw:layer="layout" svg:x1="11.124cm" svg:y1="8.466cm" svg:x2="13.152cm" svg:y2="6.773cm">
              <text:p/>
            </draw:line>
            <draw:line draw:name="Straight Connector 388" draw:style-name="gr14" draw:text-style-name="P9" draw:layer="layout" svg:x1="11.631cm" svg:y1="8.466cm" svg:x2="13.659cm" svg:y2="6.773cm">
              <text:p/>
            </draw:line>
            <draw:line draw:name="Straight Connector 389" draw:style-name="gr14" draw:text-style-name="P9" draw:layer="layout" svg:x1="12.047cm" svg:y1="8.466cm" svg:x2="12.301cm" svg:y2="8.255cm">
              <text:p/>
            </draw:line>
            <draw:line draw:name="Straight Connector 390" draw:style-name="gr14" draw:text-style-name="P9" draw:layer="layout" svg:x1="10.319cm" svg:y1="6.142cm" svg:x2="12.346cm" svg:y2="6.138cm">
              <text:p/>
            </draw:line>
            <draw:line draw:name="Straight Connector 391" draw:style-name="gr14" draw:text-style-name="P9" draw:layer="layout" svg:x1="12.3cm" svg:y1="6.776cm" svg:x2="12.324cm" svg:y2="6.135cm">
              <text:p/>
            </draw:line>
            <draw:line draw:name="Straight Connector 392" draw:style-name="gr14" draw:text-style-name="P9" draw:layer="layout" svg:x1="10.409cm" svg:y1="8.466cm" svg:x2="12.437cm" svg:y2="8.462cm">
              <text:p/>
            </draw:line>
            <draw:line draw:name="Straight Connector 393" draw:style-name="gr14" draw:text-style-name="P9" draw:layer="layout" svg:x1="12.3cm" svg:y1="8.465cm" svg:x2="12.324cm" svg:y2="7.823cm">
              <text:p/>
            </draw:line>
            <draw:line draw:name="Straight Connector 394" draw:style-name="gr14" draw:text-style-name="P9" draw:layer="layout" svg:x1="14.718cm" svg:y1="7.831cm" svg:x2="12.437cm" svg:y2="7.836cm">
              <text:p/>
            </draw:line>
            <draw:line draw:name="Straight Connector 395" draw:style-name="gr14" draw:text-style-name="P9" draw:layer="layout" svg:x1="14.557cm" svg:y1="6.773cm" svg:x2="12.276cm" svg:y2="6.777cm">
              <text:p/>
            </draw:line>
            <draw:line draw:name="Straight Connector 396" draw:style-name="gr14" draw:text-style-name="P9" draw:layer="layout" svg:x1="14.713cm" svg:y1="6.773cm" svg:x2="14.718cm" svg:y2="7.831cm">
              <text:p/>
            </draw:line>
          </draw:g>
          <draw:g draw:name="Group 397">
            <draw:line draw:name="Straight Connector 398" draw:style-name="gr14" draw:text-style-name="P9" draw:layer="layout" svg:x1="7.56cm" svg:y1="7.793cm" svg:x2="6.799cm" svg:y2="7.158cm">
              <text:p/>
            </draw:line>
            <draw:line draw:name="Straight Connector 399" draw:style-name="gr14" draw:text-style-name="P9" draw:layer="layout" svg:x1="7.026cm" svg:y1="7.793cm" svg:x2="6.773cm" svg:y2="7.582cm">
              <text:p/>
            </draw:line>
            <draw:line draw:name="Straight Connector 400" draw:style-name="gr14" draw:text-style-name="P9" draw:layer="layout" svg:x1="8.547cm" svg:y1="7.831cm" svg:x2="7.28cm" svg:y2="6.773cm">
              <text:p/>
            </draw:line>
            <draw:line draw:name="Straight Connector 401" draw:style-name="gr14" draw:text-style-name="P9" draw:layer="layout" svg:x1="8.04cm" svg:y1="7.831cm" svg:x2="6.773cm" svg:y2="6.773cm">
              <text:p/>
            </draw:line>
            <draw:line draw:name="Straight Connector 402" draw:style-name="gr14" draw:text-style-name="P9" draw:layer="layout" svg:x1="11.178cm" svg:y1="6.138cm" svg:x2="11.172cm" svg:y2="8.466cm">
              <text:p/>
            </draw:line>
            <draw:line draw:name="Straight Connector 403" draw:style-name="gr14" draw:text-style-name="P9" draw:layer="layout" svg:x1="10.932cm" svg:y1="8.466cm" svg:x2="8.985cm" svg:y2="6.773cm">
              <text:p/>
            </draw:line>
            <draw:line draw:name="Straight Connector 404" draw:style-name="gr14" draw:text-style-name="P9" draw:layer="layout" svg:x1="11.218cm" svg:y1="8.255cm" svg:x2="9.19cm" svg:y2="6.561cm">
              <text:p/>
            </draw:line>
            <draw:line draw:name="Straight Connector 405" draw:style-name="gr14" draw:text-style-name="P9" draw:layer="layout" svg:x1="11.218cm" svg:y1="7.831cm" svg:x2="9.19cm" svg:y2="6.138cm">
              <text:p/>
            </draw:line>
            <draw:line draw:name="Straight Connector 406" draw:style-name="gr14" draw:text-style-name="P9" draw:layer="layout" svg:x1="11.218cm" svg:y1="7.408cm" svg:x2="9.742cm" svg:y2="6.138cm">
              <text:p/>
            </draw:line>
            <draw:line draw:name="Straight Connector 407" draw:style-name="gr14" draw:text-style-name="P9" draw:layer="layout" svg:x1="11.13cm" svg:y1="6.985cm" svg:x2="10.116cm" svg:y2="6.138cm">
              <text:p/>
            </draw:line>
            <draw:line draw:name="Straight Connector 408" draw:style-name="gr14" draw:text-style-name="P9" draw:layer="layout" svg:x1="11.218cm" svg:y1="6.561cm" svg:x2="10.646cm" svg:y2="6.138cm">
              <text:p/>
            </draw:line>
            <draw:line draw:name="Straight Connector 409" draw:style-name="gr14" draw:text-style-name="P9" draw:layer="layout" svg:x1="10.367cm" svg:y1="8.466cm" svg:x2="8.339cm" svg:y2="6.773cm">
              <text:p/>
            </draw:line>
            <draw:line draw:name="Straight Connector 410" draw:style-name="gr14" draw:text-style-name="P9" draw:layer="layout" svg:x1="9.86cm" svg:y1="8.466cm" svg:x2="7.832cm" svg:y2="6.773cm">
              <text:p/>
            </draw:line>
            <draw:line draw:name="Straight Connector 411" draw:style-name="gr14" draw:text-style-name="P9" draw:layer="layout" svg:x1="9.444cm" svg:y1="8.466cm" svg:x2="9.19cm" svg:y2="8.255cm">
              <text:p/>
            </draw:line>
            <draw:line draw:name="Straight Connector 412" draw:style-name="gr14" draw:text-style-name="P9" draw:layer="layout" svg:x1="11.172cm" svg:y1="6.142cm" svg:x2="9.145cm" svg:y2="6.138cm">
              <text:p/>
            </draw:line>
            <draw:line draw:name="Straight Connector 413" draw:style-name="gr14" draw:text-style-name="P9" draw:layer="layout" svg:x1="9.191cm" svg:y1="6.776cm" svg:x2="9.167cm" svg:y2="6.135cm">
              <text:p/>
            </draw:line>
            <draw:line draw:name="Straight Connector 414" draw:style-name="gr14" draw:text-style-name="P9" draw:layer="layout" svg:x1="11.082cm" svg:y1="8.466cm" svg:x2="9.054cm" svg:y2="8.462cm">
              <text:p/>
            </draw:line>
            <draw:line draw:name="Straight Connector 415" draw:style-name="gr14" draw:text-style-name="P9" draw:layer="layout" svg:x1="9.191cm" svg:y1="8.465cm" svg:x2="9.167cm" svg:y2="7.823cm">
              <text:p/>
            </draw:line>
            <draw:line draw:name="Straight Connector 416" draw:style-name="gr14" draw:text-style-name="P9" draw:layer="layout" svg:x1="6.773cm" svg:y1="7.831cm" svg:x2="9.054cm" svg:y2="7.836cm">
              <text:p/>
            </draw:line>
            <draw:line draw:name="Straight Connector 417" draw:style-name="gr14" draw:text-style-name="P9" draw:layer="layout" svg:x1="6.934cm" svg:y1="6.773cm" svg:x2="9.215cm" svg:y2="6.777cm">
              <text:p/>
            </draw:line>
            <draw:line draw:name="Straight Connector 418" draw:style-name="gr14" draw:text-style-name="P9" draw:layer="layout" svg:x1="6.778cm" svg:y1="6.773cm" svg:x2="6.773cm" svg:y2="7.831cm">
              <text:p/>
            </draw:line>
          </draw:g>
          <draw:custom-shape draw:name="Straight Arrow Connector 269" draw:style-name="gr33" draw:text-style-name="P9" draw:layer="layout" svg:width="0.846cm" svg:height="0.846cm" draw:transform="rotate (-1.5707963267949) translate (12.277cm 5.0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70" draw:style-name="gr33" draw:text-style-name="P9" draw:layer="layout" svg:width="5.502cm" svg:height="1.481cm" draw:transform="rotate (-3.14159265358979) translate (16.933cm 5.925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Straight Arrow Connector 275" draw:style-name="gr66" draw:text-style-name="P9" xml:id="id27" draw:id="id27" draw:layer="layout" svg:width="4.656cm" svg:height="0.85cm" svg:x="11.218cm" svg:y="12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6" draw:style-name="gr66" draw:text-style-name="P9" xml:id="id26" draw:id="id26" draw:layer="layout" svg:width="9.101cm" svg:height="0.528cm" draw:transform="rotate (-1.5707963267949) translate (15.875cm 4.2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8" draw:style-name="gr28" draw:text-style-name="P13" xml:id="id21" draw:id="id21" draw:layer="layout" svg:width="2.327cm" svg:height="1.057cm" svg:x="16.51cm" svg:y="14.60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4" xml:id="id22" draw:id="id22">
          <draw:custom-shape draw:name="Rectangle 525" draw:style-name="gr65" draw:text-style-name="P8" draw:layer="layout" svg:width="3.174cm" svg:height="2.327cm" svg:x="16.087cm" svg:y="13.96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26" draw:style-name="gr14" draw:text-style-name="P9" draw:layer="layout" svg:x1="16.264cm" svg:y1="13.97cm" svg:x2="16.26cm" svg:y2="16.298cm">
            <text:p/>
          </draw:line>
          <draw:line draw:name="Straight Connector 527" draw:style-name="gr14" draw:text-style-name="P9" draw:layer="layout" svg:x1="16.514cm" svg:y1="13.967cm" svg:x2="16.51cm" svg:y2="16.296cm">
            <text:p/>
          </draw:line>
          <draw:line draw:name="Straight Connector 528" draw:style-name="gr14" draw:text-style-name="P9" draw:layer="layout" svg:x1="16.726cm" svg:y1="13.967cm" svg:x2="16.721cm" svg:y2="16.296cm">
            <text:p/>
          </draw:line>
          <draw:line draw:name="Straight Connector 529" draw:style-name="gr14" draw:text-style-name="P9" draw:layer="layout" svg:x1="16.933cm" svg:y1="13.967cm" svg:x2="16.928cm" svg:y2="16.296cm">
            <text:p/>
          </draw:line>
          <draw:line draw:name="Straight Connector 530" draw:style-name="gr14" draw:text-style-name="P9" draw:layer="layout" svg:x1="17.149cm" svg:y1="13.97cm" svg:x2="17.145cm" svg:y2="16.298cm">
            <text:p/>
          </draw:line>
          <draw:line draw:name="Straight Connector 531" draw:style-name="gr14" draw:text-style-name="P9" draw:layer="layout" svg:x1="17.361cm" svg:y1="13.967cm" svg:x2="17.356cm" svg:y2="16.296cm">
            <text:p/>
          </draw:line>
          <draw:line draw:name="Straight Connector 532" draw:style-name="gr14" draw:text-style-name="P9" draw:layer="layout" svg:x1="17.572cm" svg:y1="13.967cm" svg:x2="17.568cm" svg:y2="16.296cm">
            <text:p/>
          </draw:line>
          <draw:line draw:name="Straight Connector 533" draw:style-name="gr14" draw:text-style-name="P9" draw:layer="layout" svg:x1="17.78cm" svg:y1="13.967cm" svg:x2="17.775cm" svg:y2="16.296cm">
            <text:p/>
          </draw:line>
          <draw:line draw:name="Straight Connector 534" draw:style-name="gr14" draw:text-style-name="P9" draw:layer="layout" svg:x1="17.996cm" svg:y1="13.97cm" svg:x2="17.991cm" svg:y2="16.298cm">
            <text:p/>
          </draw:line>
          <draw:line draw:name="Straight Connector 535" draw:style-name="gr14" draw:text-style-name="P9" draw:layer="layout" svg:x1="18.207cm" svg:y1="13.967cm" svg:x2="18.203cm" svg:y2="16.296cm">
            <text:p/>
          </draw:line>
          <draw:line draw:name="Straight Connector 536" draw:style-name="gr14" draw:text-style-name="P9" draw:layer="layout" svg:x1="18.419cm" svg:y1="13.967cm" svg:x2="18.415cm" svg:y2="16.296cm">
            <text:p/>
          </draw:line>
          <draw:line draw:name="Straight Connector 537" draw:style-name="gr14" draw:text-style-name="P9" draw:layer="layout" svg:x1="18.626cm" svg:y1="13.967cm" svg:x2="18.622cm" svg:y2="16.296cm">
            <text:p/>
          </draw:line>
          <draw:line draw:name="Straight Connector 538" draw:style-name="gr14" draw:text-style-name="P9" draw:layer="layout" svg:x1="18.842cm" svg:y1="13.97cm" svg:x2="18.838cm" svg:y2="16.298cm">
            <text:p/>
          </draw:line>
          <draw:line draw:name="Straight Connector 539" draw:style-name="gr14" draw:text-style-name="P9" draw:layer="layout" svg:x1="19.054cm" svg:y1="13.967cm" svg:x2="19.05cm" svg:y2="16.296cm">
            <text:p/>
          </draw:line>
        </draw:g>
        <draw:g draw:name="Group 540" xml:id="id23" draw:id="id23">
          <draw:line draw:name="Straight Connector 541" draw:style-name="gr14" draw:text-style-name="P9" draw:layer="layout" svg:x1="20.916cm" svg:y1="15.625cm" svg:x2="21.677cm" svg:y2="14.99cm">
            <text:p/>
          </draw:line>
          <draw:line draw:name="Straight Connector 542" draw:style-name="gr14" draw:text-style-name="P9" draw:layer="layout" svg:x1="21.45cm" svg:y1="15.625cm" svg:x2="21.703cm" svg:y2="15.413cm">
            <text:p/>
          </draw:line>
          <draw:line draw:name="Straight Connector 543" draw:style-name="gr14" draw:text-style-name="P9" draw:layer="layout" svg:x1="19.929cm" svg:y1="15.663cm" svg:x2="21.196cm" svg:y2="14.604cm">
            <text:p/>
          </draw:line>
          <draw:line draw:name="Straight Connector 544" draw:style-name="gr14" draw:text-style-name="P9" draw:layer="layout" svg:x1="20.436cm" svg:y1="15.663cm" svg:x2="21.703cm" svg:y2="14.604cm">
            <text:p/>
          </draw:line>
          <draw:line draw:name="Straight Connector 545" draw:style-name="gr14" draw:text-style-name="P9" draw:layer="layout" svg:x1="17.298cm" svg:y1="13.969cm" svg:x2="17.304cm" svg:y2="16.298cm">
            <text:p/>
          </draw:line>
          <draw:line draw:name="Straight Connector 546" draw:style-name="gr14" draw:text-style-name="P9" draw:layer="layout" svg:x1="17.544cm" svg:y1="16.298cm" svg:x2="19.491cm" svg:y2="14.604cm">
            <text:p/>
          </draw:line>
          <draw:line draw:name="Straight Connector 547" draw:style-name="gr14" draw:text-style-name="P9" draw:layer="layout" svg:x1="17.258cm" svg:y1="16.086cm" svg:x2="19.286cm" svg:y2="14.393cm">
            <text:p/>
          </draw:line>
          <draw:line draw:name="Straight Connector 548" draw:style-name="gr14" draw:text-style-name="P9" draw:layer="layout" svg:x1="17.258cm" svg:y1="15.663cm" svg:x2="19.286cm" svg:y2="13.969cm">
            <text:p/>
          </draw:line>
          <draw:line draw:name="Straight Connector 549" draw:style-name="gr14" draw:text-style-name="P9" draw:layer="layout" svg:x1="17.258cm" svg:y1="15.239cm" svg:x2="18.734cm" svg:y2="13.969cm">
            <text:p/>
          </draw:line>
          <draw:line draw:name="Straight Connector 550" draw:style-name="gr14" draw:text-style-name="P9" draw:layer="layout" svg:x1="17.346cm" svg:y1="14.816cm" svg:x2="18.36cm" svg:y2="13.969cm">
            <text:p/>
          </draw:line>
          <draw:line draw:name="Straight Connector 551" draw:style-name="gr14" draw:text-style-name="P9" draw:layer="layout" svg:x1="17.258cm" svg:y1="14.393cm" svg:x2="17.83cm" svg:y2="13.969cm">
            <text:p/>
          </draw:line>
          <draw:line draw:name="Straight Connector 552" draw:style-name="gr14" draw:text-style-name="P9" draw:layer="layout" svg:x1="18.109cm" svg:y1="16.298cm" svg:x2="20.137cm" svg:y2="14.604cm">
            <text:p/>
          </draw:line>
          <draw:line draw:name="Straight Connector 553" draw:style-name="gr14" draw:text-style-name="P9" draw:layer="layout" svg:x1="18.616cm" svg:y1="16.298cm" svg:x2="20.644cm" svg:y2="14.604cm">
            <text:p/>
          </draw:line>
          <draw:line draw:name="Straight Connector 554" draw:style-name="gr14" draw:text-style-name="P9" draw:layer="layout" svg:x1="19.032cm" svg:y1="16.298cm" svg:x2="19.286cm" svg:y2="16.086cm">
            <text:p/>
          </draw:line>
          <draw:line draw:name="Straight Connector 555" draw:style-name="gr14" draw:text-style-name="P9" draw:layer="layout" svg:x1="17.304cm" svg:y1="13.974cm" svg:x2="19.331cm" svg:y2="13.969cm">
            <text:p/>
          </draw:line>
          <draw:line draw:name="Straight Connector 556" draw:style-name="gr14" draw:text-style-name="P9" draw:layer="layout" svg:x1="19.285cm" svg:y1="14.608cm" svg:x2="19.309cm" svg:y2="13.966cm">
            <text:p/>
          </draw:line>
          <draw:line draw:name="Straight Connector 557" draw:style-name="gr14" draw:text-style-name="P9" draw:layer="layout" svg:x1="17.394cm" svg:y1="16.298cm" svg:x2="19.422cm" svg:y2="16.293cm">
            <text:p/>
          </draw:line>
          <draw:line draw:name="Straight Connector 558" draw:style-name="gr14" draw:text-style-name="P9" draw:layer="layout" svg:x1="19.285cm" svg:y1="16.297cm" svg:x2="19.309cm" svg:y2="15.655cm">
            <text:p/>
          </draw:line>
          <draw:line draw:name="Straight Connector 559" draw:style-name="gr14" draw:text-style-name="P9" draw:layer="layout" svg:x1="21.703cm" svg:y1="15.663cm" svg:x2="19.422cm" svg:y2="15.667cm">
            <text:p/>
          </draw:line>
          <draw:line draw:name="Straight Connector 560" draw:style-name="gr14" draw:text-style-name="P9" draw:layer="layout" svg:x1="21.542cm" svg:y1="14.604cm" svg:x2="19.261cm" svg:y2="14.609cm">
            <text:p/>
          </draw:line>
          <draw:line draw:name="Straight Connector 561" draw:style-name="gr14" draw:text-style-name="P9" draw:layer="layout" svg:x1="21.698cm" svg:y1="14.604cm" svg:x2="21.703cm" svg:y2="15.663cm">
            <text:p/>
          </draw:line>
        </draw:g>
        <draw:g draw:name="Group 562" xml:id="id24" draw:id="id24">
          <draw:line draw:name="Straight Connector 563" draw:style-name="gr14" draw:text-style-name="P9" draw:layer="layout" svg:x1="14.545cm" svg:y1="15.625cm" svg:x2="13.784cm" svg:y2="14.99cm">
            <text:p/>
          </draw:line>
          <draw:line draw:name="Straight Connector 564" draw:style-name="gr14" draw:text-style-name="P9" draw:layer="layout" svg:x1="14.011cm" svg:y1="15.625cm" svg:x2="13.758cm" svg:y2="15.413cm">
            <text:p/>
          </draw:line>
          <draw:line draw:name="Straight Connector 565" draw:style-name="gr14" draw:text-style-name="P9" draw:layer="layout" svg:x1="15.532cm" svg:y1="15.663cm" svg:x2="14.265cm" svg:y2="14.605cm">
            <text:p/>
          </draw:line>
          <draw:line draw:name="Straight Connector 566" draw:style-name="gr14" draw:text-style-name="P9" draw:layer="layout" svg:x1="15.025cm" svg:y1="15.663cm" svg:x2="13.758cm" svg:y2="14.605cm">
            <text:p/>
          </draw:line>
          <draw:line draw:name="Straight Connector 567" draw:style-name="gr14" draw:text-style-name="P9" draw:layer="layout" svg:x1="18.163cm" svg:y1="13.97cm" svg:x2="18.157cm" svg:y2="16.298cm">
            <text:p/>
          </draw:line>
          <draw:line draw:name="Straight Connector 568" draw:style-name="gr14" draw:text-style-name="P9" draw:layer="layout" svg:x1="17.917cm" svg:y1="16.298cm" svg:x2="15.97cm" svg:y2="14.604cm">
            <text:p/>
          </draw:line>
          <draw:line draw:name="Straight Connector 569" draw:style-name="gr14" draw:text-style-name="P9" draw:layer="layout" svg:x1="18.203cm" svg:y1="16.086cm" svg:x2="16.175cm" svg:y2="14.393cm">
            <text:p/>
          </draw:line>
          <draw:line draw:name="Straight Connector 570" draw:style-name="gr14" draw:text-style-name="P9" draw:layer="layout" svg:x1="18.203cm" svg:y1="15.663cm" svg:x2="16.175cm" svg:y2="13.969cm">
            <text:p/>
          </draw:line>
          <draw:line draw:name="Straight Connector 571" draw:style-name="gr14" draw:text-style-name="P9" draw:layer="layout" svg:x1="18.203cm" svg:y1="15.239cm" svg:x2="16.727cm" svg:y2="13.969cm">
            <text:p/>
          </draw:line>
          <draw:line draw:name="Straight Connector 572" draw:style-name="gr14" draw:text-style-name="P9" draw:layer="layout" svg:x1="18.115cm" svg:y1="14.816cm" svg:x2="17.101cm" svg:y2="13.969cm">
            <text:p/>
          </draw:line>
          <draw:line draw:name="Straight Connector 573" draw:style-name="gr14" draw:text-style-name="P9" draw:layer="layout" svg:x1="18.203cm" svg:y1="14.393cm" svg:x2="17.631cm" svg:y2="13.969cm">
            <text:p/>
          </draw:line>
          <draw:line draw:name="Straight Connector 574" draw:style-name="gr14" draw:text-style-name="P9" draw:layer="layout" svg:x1="17.352cm" svg:y1="16.298cm" svg:x2="15.324cm" svg:y2="14.604cm">
            <text:p/>
          </draw:line>
          <draw:line draw:name="Straight Connector 575" draw:style-name="gr14" draw:text-style-name="P9" draw:layer="layout" svg:x1="16.845cm" svg:y1="16.298cm" svg:x2="14.817cm" svg:y2="14.605cm">
            <text:p/>
          </draw:line>
          <draw:line draw:name="Straight Connector 576" draw:style-name="gr14" draw:text-style-name="P9" draw:layer="layout" svg:x1="16.429cm" svg:y1="16.298cm" svg:x2="16.175cm" svg:y2="16.086cm">
            <text:p/>
          </draw:line>
          <draw:line draw:name="Straight Connector 577" draw:style-name="gr14" draw:text-style-name="P9" draw:layer="layout" svg:x1="18.157cm" svg:y1="13.974cm" svg:x2="16.13cm" svg:y2="13.97cm">
            <text:p/>
          </draw:line>
          <draw:line draw:name="Straight Connector 578" draw:style-name="gr14" draw:text-style-name="P9" draw:layer="layout" svg:x1="16.176cm" svg:y1="14.608cm" svg:x2="16.152cm" svg:y2="13.966cm">
            <text:p/>
          </draw:line>
          <draw:line draw:name="Straight Connector 579" draw:style-name="gr14" draw:text-style-name="P9" draw:layer="layout" svg:x1="18.067cm" svg:y1="16.298cm" svg:x2="16.039cm" svg:y2="16.293cm">
            <text:p/>
          </draw:line>
          <draw:line draw:name="Straight Connector 580" draw:style-name="gr14" draw:text-style-name="P9" draw:layer="layout" svg:x1="16.176cm" svg:y1="16.297cm" svg:x2="16.152cm" svg:y2="15.655cm">
            <text:p/>
          </draw:line>
          <draw:line draw:name="Straight Connector 581" draw:style-name="gr14" draw:text-style-name="P9" draw:layer="layout" svg:x1="13.758cm" svg:y1="15.663cm" svg:x2="16.039cm" svg:y2="15.667cm">
            <text:p/>
          </draw:line>
          <draw:line draw:name="Straight Connector 582" draw:style-name="gr14" draw:text-style-name="P9" draw:layer="layout" svg:x1="13.919cm" svg:y1="14.605cm" svg:x2="16.2cm" svg:y2="14.609cm">
            <text:p/>
          </draw:line>
          <draw:line draw:name="Straight Connector 583" draw:style-name="gr14" draw:text-style-name="P9" draw:layer="layout" svg:x1="13.763cm" svg:y1="14.605cm" svg:x2="13.758cm" svg:y2="15.663cm">
            <text:p/>
          </draw:line>
        </draw:g>
        <draw:custom-shape draw:name="Straight Arrow Connector 282" draw:style-name="gr67" draw:text-style-name="P9" xml:id="id19" draw:id="id19" draw:layer="layout" svg:width="2.327cm" svg:height="2.116cm" draw:transform="rotate (-1.5707963267949) translate (10.795cm 8.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7" draw:style-name="gr67" draw:text-style-name="P9" xml:id="id18" draw:id="id18" draw:layer="layout" svg:width="6.349cm" svg:height="4.867cm" draw:transform="rotate (-1.5707963267949) translate (8.676cm 4.657cm)">
          <text:p/>
          <draw:enhanced-geometry draw:mirror-horizontal="true" draw:mirror-vertical="false" svg:viewBox="0 0 21600 21600" draw:type="mso-spt32" draw:enhanced-path="M 0 0 L 21600 21600 N"/>
        </draw:custom-shape>
        <draw:g draw:name="Group 318" xml:id="id25" draw:id="id25">
          <draw:custom-shape draw:name="TextBox 300" draw:style-name="gr19" draw:text-style-name="P8" draw:layer="layout" svg:width="1.269cm" svg:height="1.013cm" svg:x="22.225cm" svg:y="14.605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99" draw:style-name="gr30" draw:text-style-name="P9" draw:layer="layout" svg:width="2.327cm" svg:height="0.003cm" draw:transform="rotate (-1.5707963267949) translate (22.018cm 13.97cm)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301" draw:style-name="gr31" draw:text-style-name="P9" draw:layer="layout" svg:x1="23.706cm" svg:y1="13.974cm" svg:x2="18.203cm" svg:y2="13.97cm">
            <text:p/>
          </draw:line>
          <draw:line draw:name="Straight Connector 302" draw:style-name="gr31" draw:text-style-name="P9" draw:layer="layout" svg:x1="23.283cm" svg:y1="16.298cm" svg:x2="18.626cm" svg:y2="16.298cm">
            <text:p/>
          </draw:line>
          <draw:line draw:name="Straight Connector 307" draw:style-name="gr31" draw:text-style-name="P9" draw:layer="layout" svg:x1="16.086cm" svg:y1="17.356cm" svg:x2="16.086cm" svg:y2="14.393cm">
            <text:p/>
          </draw:line>
          <draw:line draw:name="Straight Connector 310" draw:style-name="gr31" draw:text-style-name="P9" draw:layer="layout" svg:x1="19.261cm" svg:y1="17.568cm" svg:x2="19.261cm" svg:y2="14.605cm">
            <text:p/>
          </draw:line>
          <draw:custom-shape draw:name="Straight Arrow Connector 311" draw:style-name="gr30" draw:text-style-name="P9" draw:layer="layout" svg:width="3.174cm" svg:height="0.003cm" draw:transform="rotate (-3.14159265358979) translate (19.262cm 17.1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15" draw:style-name="gr19" draw:text-style-name="P8" draw:layer="layout" svg:width="1.269cm" svg:height="1.013cm" svg:x="16.933cm" svg:y="17.177cm">
            <text:p text:style-name="P10"><text:span text:style-name="T5">6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22" draw:style-name="gr19" draw:text-style-name="P8" draw:layer="layout" svg:width="13.122cm" svg:height="1.267cm" svg:x="1.058cm" svg:y="0.423cm">
          <text:p text:style-name="P10"><text:span text:style-name="T4">Butting Contact: n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5" xml:id="id15" draw:id="id15">
          <draw:line draw:name="Straight Connector 334" draw:style-name="gr14" draw:text-style-name="P9" draw:layer="layout" svg:x1="9.91cm" svg:y1="13.297cm" svg:x2="10.67cm" svg:y2="12.662cm">
            <text:p/>
          </draw:line>
          <draw:line draw:name="Straight Connector 335" draw:style-name="gr14" draw:text-style-name="P9" draw:layer="layout" svg:x1="10.443cm" svg:y1="13.297cm" svg:x2="10.697cm" svg:y2="13.085cm">
            <text:p/>
          </draw:line>
          <draw:line draw:name="Straight Connector 336" draw:style-name="gr14" draw:text-style-name="P9" draw:layer="layout" svg:x1="8.922cm" svg:y1="13.335cm" svg:x2="10.19cm" svg:y2="12.276cm">
            <text:p/>
          </draw:line>
          <draw:line draw:name="Straight Connector 337" draw:style-name="gr14" draw:text-style-name="P9" draw:layer="layout" svg:x1="9.429cm" svg:y1="13.335cm" svg:x2="10.697cm" svg:y2="12.276cm">
            <text:p/>
          </draw:line>
          <draw:line draw:name="Straight Connector 338" draw:style-name="gr14" draw:text-style-name="P9" draw:layer="layout" svg:x1="6.292cm" svg:y1="11.641cm" svg:x2="6.297cm" svg:y2="13.97cm">
            <text:p/>
          </draw:line>
          <draw:line draw:name="Straight Connector 339" draw:style-name="gr14" draw:text-style-name="P9" draw:layer="layout" svg:x1="6.538cm" svg:y1="13.97cm" svg:x2="8.484cm" svg:y2="12.276cm">
            <text:p/>
          </draw:line>
          <draw:line draw:name="Straight Connector 340" draw:style-name="gr14" draw:text-style-name="P9" draw:layer="layout" svg:x1="6.252cm" svg:y1="13.758cm" svg:x2="8.279cm" svg:y2="12.064cm">
            <text:p/>
          </draw:line>
          <draw:line draw:name="Straight Connector 341" draw:style-name="gr14" draw:text-style-name="P9" draw:layer="layout" svg:x1="6.252cm" svg:y1="13.335cm" svg:x2="8.279cm" svg:y2="11.641cm">
            <text:p/>
          </draw:line>
          <draw:line draw:name="Straight Connector 342" draw:style-name="gr14" draw:text-style-name="P9" draw:layer="layout" svg:x1="6.252cm" svg:y1="12.911cm" svg:x2="7.727cm" svg:y2="11.641cm">
            <text:p/>
          </draw:line>
          <draw:line draw:name="Straight Connector 343" draw:style-name="gr14" draw:text-style-name="P9" draw:layer="layout" svg:x1="6.34cm" svg:y1="12.488cm" svg:x2="7.354cm" svg:y2="11.641cm">
            <text:p/>
          </draw:line>
          <draw:line draw:name="Straight Connector 344" draw:style-name="gr14" draw:text-style-name="P9" draw:layer="layout" svg:x1="6.252cm" svg:y1="12.064cm" svg:x2="6.824cm" svg:y2="11.641cm">
            <text:p/>
          </draw:line>
          <draw:line draw:name="Straight Connector 345" draw:style-name="gr14" draw:text-style-name="P9" draw:layer="layout" svg:x1="7.103cm" svg:y1="13.97cm" svg:x2="9.13cm" svg:y2="12.276cm">
            <text:p/>
          </draw:line>
          <draw:line draw:name="Straight Connector 346" draw:style-name="gr14" draw:text-style-name="P9" draw:layer="layout" svg:x1="7.61cm" svg:y1="13.97cm" svg:x2="9.637cm" svg:y2="12.276cm">
            <text:p/>
          </draw:line>
          <draw:line draw:name="Straight Connector 347" draw:style-name="gr14" draw:text-style-name="P9" draw:layer="layout" svg:x1="8.026cm" svg:y1="13.97cm" svg:x2="8.279cm" svg:y2="13.758cm">
            <text:p/>
          </draw:line>
          <draw:line draw:name="Straight Connector 348" draw:style-name="gr14" draw:text-style-name="P9" draw:layer="layout" svg:x1="6.297cm" svg:y1="11.646cm" svg:x2="8.325cm" svg:y2="11.641cm">
            <text:p/>
          </draw:line>
          <draw:line draw:name="Straight Connector 349" draw:style-name="gr14" draw:text-style-name="P9" draw:layer="layout" svg:x1="8.278cm" svg:y1="12.279cm" svg:x2="8.303cm" svg:y2="11.638cm">
            <text:p/>
          </draw:line>
          <draw:line draw:name="Straight Connector 350" draw:style-name="gr14" draw:text-style-name="P9" draw:layer="layout" svg:x1="6.388cm" svg:y1="13.97cm" svg:x2="8.415cm" svg:y2="13.965cm">
            <text:p/>
          </draw:line>
          <draw:line draw:name="Straight Connector 351" draw:style-name="gr14" draw:text-style-name="P9" draw:layer="layout" svg:x1="8.278cm" svg:y1="13.968cm" svg:x2="8.303cm" svg:y2="13.327cm">
            <text:p/>
          </draw:line>
          <draw:line draw:name="Straight Connector 352" draw:style-name="gr14" draw:text-style-name="P9" draw:layer="layout" svg:x1="10.697cm" svg:y1="13.335cm" svg:x2="8.415cm" svg:y2="13.339cm">
            <text:p/>
          </draw:line>
          <draw:line draw:name="Straight Connector 353" draw:style-name="gr14" draw:text-style-name="P9" draw:layer="layout" svg:x1="10.535cm" svg:y1="12.276cm" svg:x2="8.254cm" svg:y2="12.281cm">
            <text:p/>
          </draw:line>
          <draw:line draw:name="Straight Connector 354" draw:style-name="gr14" draw:text-style-name="P9" draw:layer="layout" svg:x1="10.691cm" svg:y1="12.276cm" svg:x2="10.697cm" svg:y2="13.335cm">
            <text:p/>
          </draw:line>
        </draw:g>
        <draw:g draw:name="Group 397" xml:id="id16" draw:id="id16">
          <draw:line draw:name="Straight Connector 304" draw:style-name="gr14" draw:text-style-name="P9" draw:layer="layout" svg:x1="3.538cm" svg:y1="13.297cm" svg:x2="2.778cm" svg:y2="12.662cm">
            <text:p/>
          </draw:line>
          <draw:line draw:name="Straight Connector 305" draw:style-name="gr14" draw:text-style-name="P9" draw:layer="layout" svg:x1="3.005cm" svg:y1="13.297cm" svg:x2="2.751cm" svg:y2="13.085cm">
            <text:p/>
          </draw:line>
          <draw:line draw:name="Straight Connector 306" draw:style-name="gr14" draw:text-style-name="P9" draw:layer="layout" svg:x1="4.525cm" svg:y1="13.335cm" svg:x2="3.258cm" svg:y2="12.276cm">
            <text:p/>
          </draw:line>
          <draw:line draw:name="Straight Connector 309" draw:style-name="gr14" draw:text-style-name="P9" draw:layer="layout" svg:x1="4.018cm" svg:y1="13.335cm" svg:x2="2.751cm" svg:y2="12.276cm">
            <text:p/>
          </draw:line>
          <draw:line draw:name="Straight Connector 312" draw:style-name="gr14" draw:text-style-name="P9" draw:layer="layout" svg:x1="7.156cm" svg:y1="11.641cm" svg:x2="7.151cm" svg:y2="13.97cm">
            <text:p/>
          </draw:line>
          <draw:line draw:name="Straight Connector 313" draw:style-name="gr14" draw:text-style-name="P9" draw:layer="layout" svg:x1="6.91cm" svg:y1="13.97cm" svg:x2="4.964cm" svg:y2="12.276cm">
            <text:p/>
          </draw:line>
          <draw:line draw:name="Straight Connector 314" draw:style-name="gr14" draw:text-style-name="P9" draw:layer="layout" svg:x1="7.196cm" svg:y1="13.758cm" svg:x2="5.168cm" svg:y2="12.065cm">
            <text:p/>
          </draw:line>
          <draw:line draw:name="Straight Connector 316" draw:style-name="gr14" draw:text-style-name="P9" draw:layer="layout" svg:x1="7.196cm" svg:y1="13.335cm" svg:x2="5.168cm" svg:y2="11.641cm">
            <text:p/>
          </draw:line>
          <draw:line draw:name="Straight Connector 317" draw:style-name="gr14" draw:text-style-name="P9" draw:layer="layout" svg:x1="7.196cm" svg:y1="12.911cm" svg:x2="5.721cm" svg:y2="11.641cm">
            <text:p/>
          </draw:line>
          <draw:line draw:name="Straight Connector 321" draw:style-name="gr14" draw:text-style-name="P9" draw:layer="layout" svg:x1="7.108cm" svg:y1="12.488cm" svg:x2="6.094cm" svg:y2="11.641cm">
            <text:p/>
          </draw:line>
          <draw:line draw:name="Straight Connector 323" draw:style-name="gr14" draw:text-style-name="P9" draw:layer="layout" svg:x1="7.196cm" svg:y1="12.065cm" svg:x2="6.624cm" svg:y2="11.641cm">
            <text:p/>
          </draw:line>
          <draw:line draw:name="Straight Connector 324" draw:style-name="gr14" draw:text-style-name="P9" draw:layer="layout" svg:x1="6.345cm" svg:y1="13.97cm" svg:x2="4.317cm" svg:y2="12.276cm">
            <text:p/>
          </draw:line>
          <draw:line draw:name="Straight Connector 325" draw:style-name="gr14" draw:text-style-name="P9" draw:layer="layout" svg:x1="5.838cm" svg:y1="13.97cm" svg:x2="3.81cm" svg:y2="12.276cm">
            <text:p/>
          </draw:line>
          <draw:line draw:name="Straight Connector 326" draw:style-name="gr14" draw:text-style-name="P9" draw:layer="layout" svg:x1="5.422cm" svg:y1="13.97cm" svg:x2="5.168cm" svg:y2="13.758cm">
            <text:p/>
          </draw:line>
          <draw:line draw:name="Straight Connector 327" draw:style-name="gr14" draw:text-style-name="P9" draw:layer="layout" svg:x1="7.151cm" svg:y1="11.646cm" svg:x2="5.123cm" svg:y2="11.641cm">
            <text:p/>
          </draw:line>
          <draw:line draw:name="Straight Connector 328" draw:style-name="gr14" draw:text-style-name="P9" draw:layer="layout" svg:x1="5.169cm" svg:y1="12.279cm" svg:x2="5.145cm" svg:y2="11.638cm">
            <text:p/>
          </draw:line>
          <draw:line draw:name="Straight Connector 329" draw:style-name="gr14" draw:text-style-name="P9" draw:layer="layout" svg:x1="7.06cm" svg:y1="13.97cm" svg:x2="5.032cm" svg:y2="13.965cm">
            <text:p/>
          </draw:line>
          <draw:line draw:name="Straight Connector 330" draw:style-name="gr14" draw:text-style-name="P9" draw:layer="layout" svg:x1="5.169cm" svg:y1="13.968cm" svg:x2="5.145cm" svg:y2="13.327cm">
            <text:p/>
          </draw:line>
          <draw:line draw:name="Straight Connector 331" draw:style-name="gr14" draw:text-style-name="P9" draw:layer="layout" svg:x1="2.751cm" svg:y1="13.335cm" svg:x2="5.032cm" svg:y2="13.339cm">
            <text:p/>
          </draw:line>
          <draw:line draw:name="Straight Connector 332" draw:style-name="gr14" draw:text-style-name="P9" draw:layer="layout" svg:x1="2.912cm" svg:y1="12.276cm" svg:x2="5.194cm" svg:y2="12.281cm">
            <text:p/>
          </draw:line>
          <draw:line draw:name="Straight Connector 333" draw:style-name="gr14" draw:text-style-name="P9" draw:layer="layout" svg:x1="2.756cm" svg:y1="12.276cm" svg:x2="2.751cm" svg:y2="13.335cm">
            <text:p/>
          </draw:line>
        </draw:g>
        <draw:g draw:name="Group 355" xml:id="id17" draw:id="id17">
          <draw:custom-shape draw:name="Rectangle 356" draw:style-name="gr65" draw:text-style-name="P8" draw:layer="layout" svg:width="3.174cm" svg:height="2.327cm" svg:x="5.08cm" svg:y="11.63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57" draw:style-name="gr14" draw:text-style-name="P9" draw:layer="layout" svg:x1="5.258cm" svg:y1="11.641cm" svg:x2="5.253cm" svg:y2="13.97cm">
            <text:p/>
          </draw:line>
          <draw:line draw:name="Straight Connector 358" draw:style-name="gr14" draw:text-style-name="P9" draw:layer="layout" svg:x1="5.507cm" svg:y1="11.639cm" svg:x2="5.503cm" svg:y2="13.967cm">
            <text:p/>
          </draw:line>
          <draw:line draw:name="Straight Connector 359" draw:style-name="gr14" draw:text-style-name="P9" draw:layer="layout" svg:x1="5.719cm" svg:y1="11.639cm" svg:x2="5.715cm" svg:y2="13.967cm">
            <text:p/>
          </draw:line>
          <draw:line draw:name="Straight Connector 360" draw:style-name="gr14" draw:text-style-name="P9" draw:layer="layout" svg:x1="5.926cm" svg:y1="11.639cm" svg:x2="5.922cm" svg:y2="13.967cm">
            <text:p/>
          </draw:line>
          <draw:line draw:name="Straight Connector 361" draw:style-name="gr14" draw:text-style-name="P9" draw:layer="layout" svg:x1="6.142cm" svg:y1="11.641cm" svg:x2="6.138cm" svg:y2="13.97cm">
            <text:p/>
          </draw:line>
          <draw:line draw:name="Straight Connector 362" draw:style-name="gr14" draw:text-style-name="P9" draw:layer="layout" svg:x1="6.354cm" svg:y1="11.639cm" svg:x2="6.35cm" svg:y2="13.967cm">
            <text:p/>
          </draw:line>
          <draw:line draw:name="Straight Connector 363" draw:style-name="gr14" draw:text-style-name="P9" draw:layer="layout" svg:x1="6.566cm" svg:y1="11.639cm" svg:x2="6.561cm" svg:y2="13.967cm">
            <text:p/>
          </draw:line>
          <draw:line draw:name="Straight Connector 364" draw:style-name="gr14" draw:text-style-name="P9" draw:layer="layout" svg:x1="6.773cm" svg:y1="11.639cm" svg:x2="6.768cm" svg:y2="13.967cm">
            <text:p/>
          </draw:line>
          <draw:line draw:name="Straight Connector 365" draw:style-name="gr14" draw:text-style-name="P9" draw:layer="layout" svg:x1="6.989cm" svg:y1="11.641cm" svg:x2="6.985cm" svg:y2="13.97cm">
            <text:p/>
          </draw:line>
          <draw:line draw:name="Straight Connector 366" draw:style-name="gr14" draw:text-style-name="P9" draw:layer="layout" svg:x1="7.201cm" svg:y1="11.639cm" svg:x2="7.196cm" svg:y2="13.967cm">
            <text:p/>
          </draw:line>
          <draw:line draw:name="Straight Connector 367" draw:style-name="gr14" draw:text-style-name="P9" draw:layer="layout" svg:x1="7.412cm" svg:y1="11.639cm" svg:x2="7.408cm" svg:y2="13.967cm">
            <text:p/>
          </draw:line>
          <draw:line draw:name="Straight Connector 368" draw:style-name="gr14" draw:text-style-name="P9" draw:layer="layout" svg:x1="7.62cm" svg:y1="11.639cm" svg:x2="7.615cm" svg:y2="13.967cm">
            <text:p/>
          </draw:line>
          <draw:line draw:name="Straight Connector 369" draw:style-name="gr14" draw:text-style-name="P9" draw:layer="layout" svg:x1="7.836cm" svg:y1="11.641cm" svg:x2="7.831cm" svg:y2="13.97cm">
            <text:p/>
          </draw:line>
          <draw:line draw:name="Straight Connector 370" draw:style-name="gr14" draw:text-style-name="P9" draw:layer="layout" svg:x1="8.047cm" svg:y1="11.639cm" svg:x2="8.043cm" svg:y2="13.967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custom-shape draw:name="Straight Arrow Connector 601" draw:style-name="gr30" draw:text-style-name="P9" draw:layer="layout" svg:width="2.962cm" svg:height="0.003cm" draw:transform="rotate (-1.5707963267949) translate (21.383cm 6.35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02" draw:style-name="gr31" draw:text-style-name="P9" draw:layer="layout" svg:x1="22.225cm" svg:y1="6.354cm" svg:x2="20.32cm" svg:y2="6.35cm">
          <text:p/>
        </draw:line>
        <draw:line draw:name="Straight Connector 603" draw:style-name="gr31" draw:text-style-name="P9" draw:layer="layout" svg:x1="17.57cm" svg:y1="12.276cm" svg:x2="17.568cm" svg:y2="17.356cm">
          <text:p/>
        </draw:line>
        <draw:custom-shape draw:name="TextBox 605" draw:style-name="gr19" draw:text-style-name="P8" draw:layer="layout" svg:width="1.269cm" svg:height="1.013cm" svg:x="13.335cm" svg:y="9.948cm">
          <text:p text:style-name="P10"><text:span text:style-name="T5">6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8" draw:style-name="gr19" draw:text-style-name="P8" draw:layer="layout" svg:width="1.481cm" svg:height="1.013cm" svg:x="18.201cm" svg:y="16.722cm">
          <text:p text:style-name="P10"><text:span text:style-name="T5">4</text:span><text:span text:style-name="T8">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39" draw:style-name="gr31" draw:text-style-name="P9" draw:layer="layout" svg:x1="22.225cm" svg:y1="9.317cm" svg:x2="19.896cm" svg:y2="9.313cm">
          <text:p/>
        </draw:line>
        <draw:custom-shape draw:name="TextBox 298" draw:style-name="gr19" draw:text-style-name="P8" draw:layer="layout" svg:width="2.751cm" svg:height="3.297cm" svg:x="21.59cm" svg:y="6.671cm">
          <text:p text:style-name="P10"><text:span text:style-name="T5">Channel Length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9" draw:style-name="gr32" draw:text-style-name="P14" draw:layer="layout" svg:width="7.619cm" svg:height="1.773cm" svg:x="0.635cm" svg:y="7.408cm">
          <text:p text:style-name="P10"><text:span text:style-name="T5">Pull up transistor in n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2" draw:style-name="gr19" draw:text-style-name="P8" draw:layer="layout" svg:width="13.122cm" svg:height="1.267cm" svg:x="1.058cm" svg:y="0.423cm">
          <text:p text:style-name="P10"><text:span text:style-name="T4">Butting Contact: n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5" draw:style-name="gr30" draw:text-style-name="P9" draw:layer="layout" svg:width="3.809cm" svg:height="0.003cm" draw:transform="rotate (-1.5707963267949) translate (15.031cm 8.679cm)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314" draw:style-name="gr68" draw:text-style-name="P9" draw:layer="layout" svg:x1="17.568cm" svg:y1="16.721cm" svg:x2="20.112cm" svg:y2="16.726cm">
          <text:p/>
        </draw:line>
        <draw:custom-shape draw:name="TextBox 76" draw:style-name="gr19" draw:text-style-name="P8" draw:layer="layout" svg:width="8.889cm" svg:height="2.535cm" svg:x="9.102cm" svg:y="3.598cm">
          <text:p text:style-name="P10"><text:span text:style-name="T5">Implant to extend 2</text:span><text:span text:style-name="T8"></text:span><text:span text:style-name="T5"> in all directions beyond 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7" draw:style-name="gr31" draw:text-style-name="P9" draw:layer="layout" svg:x1="20.743cm" svg:y1="2.751cm" svg:x2="20.741cm" svg:y2="5.715cm">
          <text:p/>
        </draw:line>
        <draw:custom-shape draw:name="TextBox 79" draw:style-name="gr19" draw:text-style-name="P8" draw:layer="layout" svg:width="1.269cm" svg:height="1.013cm" svg:x="19.473cm" svg:y="2.149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0" draw:style-name="gr31" draw:text-style-name="P9" draw:layer="layout" svg:x1="19.473cm" svg:y1="2.751cm" svg:x2="19.471cm" svg:y2="4.656cm">
          <text:p/>
        </draw:line>
        <draw:line draw:name="Straight Connector 81" draw:style-name="gr68" draw:text-style-name="P9" draw:layer="layout" svg:x1="18.203cm" svg:y1="3.175cm" svg:x2="16.933cm" svg:y2="3.179cm">
          <text:p/>
        </draw:line>
        <draw:line draw:name="Straight Connector 82" draw:style-name="gr31" draw:text-style-name="P9" draw:layer="layout" svg:x1="18.205cm" svg:y1="2.751cm" svg:x2="18.203cm" svg:y2="4.656cm">
          <text:p/>
        </draw:line>
        <draw:custom-shape draw:name="TextBox 83" draw:style-name="gr19" draw:text-style-name="P8" draw:layer="layout" svg:width="1.269cm" svg:height="1.013cm" svg:x="16.933cm" svg:y="2.149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4" draw:style-name="gr31" draw:text-style-name="P9" draw:layer="layout" svg:x1="16.933cm" svg:y1="2.963cm" svg:x2="16.933cm" svg:y2="5.291cm">
          <text:p/>
        </draw:line>
        <draw:line draw:name="Straight Connector 85" draw:style-name="gr68" draw:text-style-name="P9" draw:layer="layout" svg:x1="19.473cm" svg:y1="3.175cm" svg:x2="18.203cm" svg:y2="3.179cm">
          <text:p/>
        </draw:line>
        <draw:line draw:name="Straight Connector 90" draw:style-name="gr68" draw:text-style-name="P9" draw:layer="layout" svg:x1="21.166cm" svg:y1="5.08cm" svg:x2="21.162cm" svg:y2="6.35cm">
          <text:p/>
        </draw:line>
        <draw:line draw:name="Straight Connector 102" draw:style-name="gr31" draw:text-style-name="P9" draw:layer="layout" svg:x1="21.59cm" svg:y1="8.682cm" svg:x2="14.605cm" svg:y2="8.678cm">
          <text:p/>
        </draw:line>
        <draw:line draw:name="Straight Connector 103" draw:style-name="gr31" draw:text-style-name="P9" draw:layer="layout" svg:x1="17.356cm" svg:y1="12.492cm" svg:x2="14.605cm" svg:y2="12.488cm">
          <text:p/>
        </draw:line>
        <draw:custom-shape draw:name="Rectangle 297" draw:style-name="gr29" draw:text-style-name="P8" draw:layer="layout" svg:width="3.809cm" svg:height="6.772cm" svg:x="16.933cm" svg:y="5.0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69" draw:text-style-name="P13" draw:layer="layout" svg:width="1.269cm" svg:height="2.539cm" svg:x="18.203cm" svg:y="9.31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5">
          <draw:line draw:name="Straight Connector 96" draw:style-name="gr14" draw:text-style-name="P9" draw:layer="layout" svg:x1="19.125cm" svg:y1="12.473cm" svg:x2="17.602cm" svg:y2="11.813cm">
            <text:p/>
          </draw:line>
          <draw:custom-shape draw:name="Rectangle 607" draw:style-name="gr13" draw:text-style-name="P8" draw:layer="layout" svg:width="4.253cm" svg:height="3.675cm" draw:transform="skewX (0.0010471975511966) rotate (1.55264490257416) translate (16.96cm 10.52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10" draw:style-name="gr14" draw:text-style-name="P9" draw:layer="layout" svg:x1="20.616cm" svg:y1="7.226cm" svg:x2="18.428cm" svg:y2="6.291cm">
            <text:p/>
          </draw:line>
          <draw:line draw:name="Straight Connector 611" draw:style-name="gr14" draw:text-style-name="P9" draw:layer="layout" svg:x1="20.639cm" svg:y1="10.301cm" svg:x2="16.991cm" svg:y2="8.742cm">
            <text:p/>
          </draw:line>
          <draw:line draw:name="Straight Connector 612" draw:style-name="gr14" draw:text-style-name="P9" draw:layer="layout" svg:x1="20.65cm" svg:y1="9.702cm" svg:x2="17.002cm" svg:y2="8.143cm">
            <text:p/>
          </draw:line>
          <draw:line draw:name="Straight Connector 613" draw:style-name="gr14" draw:text-style-name="P9" draw:layer="layout" svg:x1="20.662cm" svg:y1="9.025cm" svg:x2="17.014cm" svg:y2="7.466cm">
            <text:p/>
          </draw:line>
          <draw:line draw:name="Straight Connector 614" draw:style-name="gr14" draw:text-style-name="P9" draw:layer="layout" svg:x1="20.674cm" svg:y1="8.403cm" svg:x2="17.026cm" svg:y2="6.845cm">
            <text:p/>
          </draw:line>
          <draw:line draw:name="Straight Connector 615" draw:style-name="gr14" draw:text-style-name="P9" draw:layer="layout" svg:x1="20.684cm" svg:y1="7.826cm" svg:x2="17.036cm" svg:y2="6.267cm">
            <text:p/>
          </draw:line>
          <draw:line draw:name="Straight Connector 616" draw:style-name="gr14" draw:text-style-name="P9" draw:layer="layout" svg:x1="20.706cm" svg:y1="6.629cm" svg:x2="19.976cm" svg:y2="6.317cm">
            <text:p/>
          </draw:line>
          <draw:line draw:name="Straight Connector 617" draw:style-name="gr14" draw:text-style-name="P9" draw:layer="layout" svg:x1="20.731cm" svg:y1="7.523cm" svg:x2="17.644cm" svg:y2="6.222cm">
            <text:p/>
          </draw:line>
          <draw:line draw:name="Straight Connector 618" draw:style-name="gr14" draw:text-style-name="P9" draw:layer="layout" svg:x1="20.585cm" svg:y1="10.583cm" svg:x2="16.937cm" svg:y2="9.024cm">
            <text:p/>
          </draw:line>
          <draw:line draw:name="Straight Connector 619" draw:style-name="gr14" draw:text-style-name="P9" draw:layer="layout" svg:x1="20.595cm" svg:y1="9.962cm" svg:x2="16.947cm" svg:y2="8.403cm">
            <text:p/>
          </draw:line>
          <draw:line draw:name="Straight Connector 620" draw:style-name="gr14" draw:text-style-name="P9" draw:layer="layout" svg:x1="20.607cm" svg:y1="9.327cm" svg:x2="16.958cm" svg:y2="7.768cm">
            <text:p/>
          </draw:line>
          <draw:line draw:name="Straight Connector 621" draw:style-name="gr14" draw:text-style-name="P9" draw:layer="layout" svg:x1="20.618cm" svg:y1="8.692cm" svg:x2="16.97cm" svg:y2="7.133cm">
            <text:p/>
          </draw:line>
          <draw:line draw:name="Straight Connector 622" draw:style-name="gr14" draw:text-style-name="P9" draw:layer="layout" svg:x1="20.63cm" svg:y1="8.057cm" svg:x2="16.981cm" svg:y2="6.498cm">
            <text:p/>
          </draw:line>
          <draw:line draw:name="Straight Connector 623" draw:style-name="gr14" draw:text-style-name="P9" draw:layer="layout" svg:x1="20.699cm" svg:y1="6.984cm" svg:x2="19.177cm" svg:y2="6.324cm">
            <text:p/>
          </draw:line>
          <draw:line draw:name="Straight Connector 137" draw:style-name="gr14" draw:text-style-name="P9" draw:layer="layout" svg:x1="20.002cm" svg:y1="10.794cm" svg:x2="16.933cm" svg:y2="9.524cm">
            <text:p/>
          </draw:line>
          <draw:line draw:name="Straight Connector 149" draw:style-name="gr14" draw:text-style-name="P9" draw:layer="layout" svg:x1="20.002cm" svg:y1="11.127cm" svg:x2="16.933cm" svg:y2="9.857cm">
            <text:p/>
          </draw:line>
          <draw:line draw:name="Straight Connector 150" draw:style-name="gr14" draw:text-style-name="P9" draw:layer="layout" svg:x1="20.002cm" svg:y1="11.47cm" svg:x2="16.933cm" svg:y2="10.2cm">
            <text:p/>
          </draw:line>
          <draw:line draw:name="Straight Connector 153" draw:style-name="gr14" draw:text-style-name="P9" draw:layer="layout" svg:x1="20.002cm" svg:y1="12.105cm" svg:x2="17.591cm" svg:y2="11.046cm">
            <text:p/>
          </draw:line>
          <draw:line draw:name="Straight Connector 154" draw:style-name="gr14" draw:text-style-name="P9" draw:layer="layout" svg:x1="20.002cm" svg:y1="12.488cm" svg:x2="17.591cm" svg:y2="11.43cm">
            <text:p/>
          </draw:line>
          <draw:line draw:name="Straight Connector 158" draw:style-name="gr14" draw:text-style-name="P9" draw:layer="layout" svg:x1="20.002cm" svg:y1="10.543cm" svg:x2="16.933cm" svg:y2="9.273cm">
            <text:p/>
          </draw:line>
          <draw:line draw:name="Straight Connector 159" draw:style-name="gr14" draw:text-style-name="P9" draw:layer="layout" svg:x1="20.002cm" svg:y1="11.772cm" svg:x2="17.591cm" svg:y2="10.714cm">
            <text:p/>
          </draw:line>
          <draw:line draw:name="Straight Connector 161" draw:style-name="gr14" draw:text-style-name="P9" draw:layer="layout" svg:x1="18.346cm" svg:y1="12.488cm" svg:x2="17.591cm" svg:y2="12.236cm">
            <text:p/>
          </draw:line>
        </draw:g>
        <draw:g draw:name="Group 272">
          <draw:line draw:name="Straight Connector 587" draw:style-name="gr14" draw:text-style-name="P9" draw:layer="layout" svg:x1="19.007cm" svg:y1="14.806cm" svg:x2="19.483cm" svg:y2="14.357cm">
            <text:p/>
          </draw:line>
          <draw:line draw:name="Straight Connector 589" draw:style-name="gr14" draw:text-style-name="P9" draw:layer="layout" svg:x1="18.262cm" svg:y1="8.421cm" svg:x2="19.408cm" svg:y2="7.32cm">
            <text:p/>
          </draw:line>
          <draw:line draw:name="Straight Connector 591" draw:style-name="gr14" draw:text-style-name="P9" draw:layer="layout" svg:x1="18.262cm" svg:y1="7.981cm" svg:x2="19.408cm" svg:y2="6.88cm">
            <text:p/>
          </draw:line>
          <draw:line draw:name="Straight Connector 592" draw:style-name="gr14" draw:text-style-name="P9" draw:layer="layout" svg:x1="18.262cm" svg:y1="7.541cm" svg:x2="19.408cm" svg:y2="6.44cm">
            <text:p/>
          </draw:line>
          <draw:line draw:name="Straight Connector 593" draw:style-name="gr14" draw:text-style-name="P9" draw:layer="layout" svg:x1="18.262cm" svg:y1="7.1cm" svg:x2="19.408cm" svg:y2="5.999cm">
            <text:p/>
          </draw:line>
          <draw:line draw:name="Straight Connector 594" draw:style-name="gr14" draw:text-style-name="P9" draw:layer="layout" svg:x1="18.262cm" svg:y1="6.66cm" svg:x2="19.408cm" svg:y2="5.559cm">
            <text:p/>
          </draw:line>
          <draw:line draw:name="Straight Connector 595" draw:style-name="gr14" draw:text-style-name="P9" draw:layer="layout" svg:x1="18.262cm" svg:y1="6.219cm" svg:x2="19.408cm" svg:y2="5.118cm">
            <text:p/>
          </draw:line>
          <draw:line draw:name="Straight Connector 597" draw:style-name="gr14" draw:text-style-name="P9" draw:layer="layout" svg:x1="18.262cm" svg:y1="5.779cm" svg:x2="19.408cm" svg:y2="4.678cm">
            <text:p/>
          </draw:line>
          <draw:line draw:name="Straight Connector 598" draw:style-name="gr14" draw:text-style-name="P9" draw:layer="layout" svg:x1="18.262cm" svg:y1="5.338cm" svg:x2="19.408cm" svg:y2="4.237cm">
            <text:p/>
          </draw:line>
          <draw:line draw:name="Straight Connector 630" draw:style-name="gr14" draw:text-style-name="P9" draw:layer="layout" svg:x1="17.574cm" svg:y1="9.302cm" svg:x2="19.408cm" svg:y2="7.761cm">
            <text:p/>
          </draw:line>
          <draw:line draw:name="Straight Connector 640" draw:style-name="gr14" draw:text-style-name="P9" draw:layer="layout" svg:x1="18.949cm" svg:y1="4.237cm" svg:x2="18.262cm" svg:y2="4.898cm">
            <text:p/>
          </draw:line>
          <draw:line draw:name="Straight Connector 641" draw:style-name="gr14" draw:text-style-name="P9" draw:layer="layout" svg:x1="18.491cm" svg:y1="4.237cm" svg:x2="18.262cm" svg:y2="4.458cm">
            <text:p/>
          </draw:line>
          <draw:line draw:name="Straight Connector 291" draw:style-name="gr14" draw:text-style-name="P9" draw:layer="layout" svg:x1="18.262cm" svg:y1="14.147cm" svg:x2="19.408cm" svg:y2="13.046cm">
            <text:p/>
          </draw:line>
          <draw:line draw:name="Straight Connector 292" draw:style-name="gr14" draw:text-style-name="P9" draw:layer="layout" svg:x1="18.262cm" svg:y1="13.706cm" svg:x2="19.408cm" svg:y2="12.605cm">
            <text:p/>
          </draw:line>
          <draw:line draw:name="Straight Connector 293" draw:style-name="gr14" draw:text-style-name="P9" draw:layer="layout" svg:x1="18.424cm" svg:y1="14.78cm" svg:x2="19.408cm" svg:y2="13.927cm">
            <text:p/>
          </draw:line>
          <draw:line draw:name="Straight Connector 294" draw:style-name="gr14" draw:text-style-name="P9" draw:layer="layout" svg:x1="18.262cm" svg:y1="14.587cm" svg:x2="19.408cm" svg:y2="13.486cm">
            <text:p/>
          </draw:line>
          <draw:line draw:name="Straight Connector 106" draw:style-name="gr14" draw:text-style-name="P9" draw:layer="layout" svg:x1="20.096cm" svg:y1="11.424cm" svg:x2="23.076cm" svg:y2="11.428cm">
            <text:p/>
          </draw:line>
          <draw:line draw:name="Straight Connector 189" draw:style-name="gr14" draw:text-style-name="P9" draw:layer="layout" svg:x1="17.574cm" svg:y1="9.743cm" svg:x2="19.408cm" svg:y2="8.201cm">
            <text:p/>
          </draw:line>
          <draw:line draw:name="Straight Connector 190" draw:style-name="gr14" draw:text-style-name="P9" draw:layer="layout" svg:x1="17.574cm" svg:y1="10.183cm" svg:x2="19.408cm" svg:y2="8.642cm">
            <text:p/>
          </draw:line>
          <draw:line draw:name="Straight Connector 191" draw:style-name="gr14" draw:text-style-name="P9" draw:layer="layout" svg:x1="17.568cm" svg:y1="10.623cm" svg:x2="19.866cm" svg:y2="8.642cm">
            <text:p/>
          </draw:line>
          <draw:line draw:name="Straight Connector 194" draw:style-name="gr14" draw:text-style-name="P9" draw:layer="layout" svg:x1="17.568cm" svg:y1="11.022cm" svg:x2="20.096cm" svg:y2="8.82cm">
            <text:p/>
          </draw:line>
          <draw:line draw:name="Straight Connector 196" draw:style-name="gr14" draw:text-style-name="P9" draw:layer="layout" svg:x1="17.574cm" svg:y1="11.462cm" svg:x2="20.102cm" svg:y2="9.26cm">
            <text:p/>
          </draw:line>
          <draw:line draw:name="Straight Connector 197" draw:style-name="gr14" draw:text-style-name="P9" draw:layer="layout" svg:x1="17.574cm" svg:y1="11.903cm" svg:x2="20.102cm" svg:y2="9.701cm">
            <text:p/>
          </draw:line>
          <draw:line draw:name="Straight Connector 198" draw:style-name="gr14" draw:text-style-name="P9" draw:layer="layout" svg:x1="17.574cm" svg:y1="12.385cm" svg:x2="20.102cm" svg:y2="10.183cm">
            <text:p/>
          </draw:line>
          <draw:line draw:name="Straight Connector 199" draw:style-name="gr14" draw:text-style-name="P9" draw:layer="layout" svg:x1="18.262cm" svg:y1="13.308cm" svg:x2="20.325cm" svg:y2="11.504cm">
            <text:p/>
          </draw:line>
          <draw:line draw:name="Straight Connector 201" draw:style-name="gr14" draw:text-style-name="P9" draw:layer="layout" svg:x1="18.262cm" svg:y1="12.909cm" svg:x2="20.096cm" svg:y2="11.368cm">
            <text:p/>
          </draw:line>
          <draw:line draw:name="Straight Connector 202" draw:style-name="gr14" draw:text-style-name="P9" draw:layer="layout" svg:x1="17.803cm" svg:y1="12.563cm" svg:x2="20.09cm" svg:y2="10.582cm">
            <text:p/>
          </draw:line>
          <draw:line draw:name="Straight Connector 204" draw:style-name="gr14" draw:text-style-name="P9" draw:layer="layout" svg:x1="18.262cm" svg:y1="12.521cm" svg:x2="20.096cm" svg:y2="11.022cm">
            <text:p/>
          </draw:line>
          <draw:line draw:name="Straight Connector 207" draw:style-name="gr14" draw:text-style-name="P9" draw:layer="layout" svg:x1="19.55cm" svg:y1="12.525cm" svg:x2="20.696cm" svg:y2="11.424cm">
            <text:p/>
          </draw:line>
          <draw:line draw:name="Straight Connector 209" draw:style-name="gr14" draw:text-style-name="P9" draw:layer="layout" svg:x1="17.574cm" svg:y1="8.862cm" svg:x2="17.934cm" svg:y2="8.684cm">
            <text:p/>
          </draw:line>
          <draw:line draw:name="Straight Connector 224" draw:style-name="gr14" draw:text-style-name="P9" draw:layer="layout" svg:x1="22.388cm" svg:y1="12.525cm" svg:x2="23.076cm" svg:y2="11.864cm">
            <text:p/>
          </draw:line>
          <draw:line draw:name="Straight Connector 225" draw:style-name="gr14" draw:text-style-name="P9" draw:layer="layout" svg:x1="22.803cm" svg:y1="12.483cm" svg:x2="23.033cm" svg:y2="12.263cm">
            <text:p/>
          </draw:line>
          <draw:line draw:name="Straight Connector 230" draw:style-name="gr14" draw:text-style-name="P9" draw:layer="layout" svg:x1="23.076cm" svg:y1="11.424cm" svg:x2="21.93cm" svg:y2="12.525cm">
            <text:p/>
          </draw:line>
          <draw:line draw:name="Straight Connector 231" draw:style-name="gr14" draw:text-style-name="P9" draw:layer="layout" svg:x1="22.618cm" svg:y1="11.424cm" svg:x2="21.471cm" svg:y2="12.525cm">
            <text:p/>
          </draw:line>
          <draw:line draw:name="Straight Connector 232" draw:style-name="gr14" draw:text-style-name="P9" draw:layer="layout" svg:x1="22.159cm" svg:y1="11.424cm" svg:x2="21.013cm" svg:y2="12.525cm">
            <text:p/>
          </draw:line>
          <draw:line draw:name="Straight Connector 233" draw:style-name="gr14" draw:text-style-name="P9" draw:layer="layout" svg:x1="21.701cm" svg:y1="11.424cm" svg:x2="20.554cm" svg:y2="12.525cm">
            <text:p/>
          </draw:line>
          <draw:line draw:name="Straight Connector 234" draw:style-name="gr14" draw:text-style-name="P9" draw:layer="layout" svg:x1="21.242cm" svg:y1="11.424cm" svg:x2="20.096cm" svg:y2="12.525cm">
            <text:p/>
          </draw:line>
          <draw:line draw:name="Straight Connector 239" draw:style-name="gr14" draw:text-style-name="P9" draw:layer="layout" svg:x1="17.578cm" svg:y1="12.452cm" svg:x2="23.076cm" svg:y2="12.489cm">
            <text:p/>
          </draw:line>
          <draw:line draw:name="Straight Connector 240" draw:style-name="gr14" draw:text-style-name="P9" draw:layer="layout" svg:x1="23.081cm" svg:y1="11.424cm" svg:x2="23.076cm" svg:y2="12.525cm">
            <text:p/>
          </draw:line>
          <draw:line draw:name="Straight Connector 242" draw:style-name="gr14" draw:text-style-name="P9" draw:layer="layout" svg:x1="18.266cm" svg:y1="4.237cm" svg:x2="18.262cm" svg:y2="8.642cm">
            <text:p/>
          </draw:line>
          <draw:line draw:name="Straight Connector 244" draw:style-name="gr14" draw:text-style-name="P9" draw:layer="layout" svg:x1="19.408cm" svg:y1="4.237cm" svg:x2="19.403cm" svg:y2="8.642cm">
            <text:p/>
          </draw:line>
          <draw:line draw:name="Straight Connector 245" draw:style-name="gr14" draw:text-style-name="P9" draw:layer="layout" svg:x1="19.408cm" svg:y1="4.237cm" svg:x2="18.262cm" svg:y2="4.233cm">
            <text:p/>
          </draw:line>
          <draw:line draw:name="Straight Connector 246" draw:style-name="gr14" draw:text-style-name="P9" draw:layer="layout" svg:x1="19.413cm" svg:y1="12.452cm" svg:x2="19.408cm" svg:y2="14.874cm">
            <text:p/>
          </draw:line>
          <draw:line draw:name="Straight Connector 248" draw:style-name="gr14" draw:text-style-name="P9" draw:layer="layout" svg:x1="18.262cm" svg:y1="12.452cm" svg:x2="18.257cm" svg:y2="14.874cm">
            <text:p/>
          </draw:line>
          <draw:line draw:name="Straight Connector 249" draw:style-name="gr14" draw:text-style-name="P9" draw:layer="layout" svg:x1="19.408cm" svg:y1="14.865cm" svg:x2="18.262cm" svg:y2="14.861cm">
            <text:p/>
          </draw:line>
          <draw:line draw:name="Straight Connector 250" draw:style-name="gr14" draw:text-style-name="P9" draw:layer="layout" svg:x1="20.098cm" svg:y1="8.644cm" svg:x2="20.118cm" svg:y2="12.452cm">
            <text:p/>
          </draw:line>
          <draw:line draw:name="Straight Connector 254" draw:style-name="gr14" draw:text-style-name="P9" draw:layer="layout" svg:x1="17.578cm" svg:y1="8.642cm" svg:x2="17.578cm" svg:y2="12.452cm">
            <text:p/>
          </draw:line>
          <draw:line draw:name="Straight Connector 256" draw:style-name="gr14" draw:text-style-name="P9" draw:layer="layout" svg:x1="20.096cm" svg:y1="8.642cm" svg:x2="19.408cm" svg:y2="8.637cm">
            <text:p/>
          </draw:line>
          <draw:line draw:name="Straight Connector 258" draw:style-name="gr14" draw:text-style-name="P9" draw:layer="layout" svg:x1="18.262cm" svg:y1="8.642cm" svg:x2="17.574cm" svg:y2="8.637cm">
            <text:p/>
          </draw:line>
        </draw:g>
        <draw:line draw:name="Straight Connector 263" draw:style-name="gr68" draw:text-style-name="P9" draw:layer="layout" svg:x1="29.426cm" svg:y1="13.335cm" svg:x2="29.421cm" svg:y2="14.605cm">
          <text:p/>
        </draw:line>
        <draw:line draw:name="Straight Connector 264" draw:style-name="gr68" draw:text-style-name="P9" draw:layer="layout" svg:x1="20.108cm" svg:y1="15.451cm" svg:x2="19.473cm" svg:y2="15.447cm">
          <text:p/>
        </draw:line>
        <draw:line draw:name="Straight Connector 274" draw:style-name="gr31" draw:text-style-name="P9" draw:layer="layout" svg:x1="20.11cm" svg:y1="12.065cm" svg:x2="20.108cm" svg:y2="17.356cm">
          <text:p/>
        </draw:line>
        <draw:line draw:name="Straight Connector 281" draw:style-name="gr68" draw:text-style-name="P9" draw:layer="layout" svg:x1="18.203cm" svg:y1="15.456cm" svg:x2="17.568cm" svg:y2="15.451cm">
          <text:p/>
        </draw:line>
        <draw:line draw:name="Straight Connector 284" draw:style-name="gr31" draw:text-style-name="P9" draw:layer="layout" svg:x1="19.475cm" svg:y1="14.607cm" svg:x2="19.471cm" svg:y2="16.3cm">
          <text:p/>
        </draw:line>
        <draw:line draw:name="Straight Connector 287" draw:style-name="gr31" draw:text-style-name="P9" draw:layer="layout" svg:x1="18.203cm" svg:y1="14.393cm" svg:x2="18.198cm" svg:y2="16.086cm">
          <text:p/>
        </draw:line>
        <draw:custom-shape draw:name="TextBox 288" draw:style-name="gr19" draw:text-style-name="P8" draw:layer="layout" svg:width="1.057cm" svg:height="1.013cm" svg:x="19.26cm" svg:y="15.24cm">
          <text:p text:style-name="P10"><text:span text:style-name="T8">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9" draw:style-name="gr19" draw:text-style-name="P8" draw:layer="layout" svg:width="1.057cm" svg:height="1.013cm" svg:x="17.355cm" svg:y="15.24cm">
          <text:p text:style-name="P10"><text:span text:style-name="T8">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0" draw:style-name="gr19" draw:text-style-name="P8" draw:layer="layout" svg:width="1.269cm" svg:height="1.013cm" svg:x="18.415cm" svg:y="2.11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0" draw:style-name="gr68" draw:text-style-name="P9" draw:layer="layout" svg:x1="20.743cm" svg:y1="3.175cm" svg:x2="19.473cm" svg:y2="3.179cm">
          <text:p/>
        </draw:line>
        <draw:custom-shape draw:name="TextBox 307" draw:style-name="gr19" draw:text-style-name="P8" draw:layer="layout" svg:width="1.269cm" svg:height="1.013cm" svg:x="21.59cm" svg:y="5.11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0" draw:style-name="gr31" draw:text-style-name="P9" draw:layer="layout" svg:x1="18.415cm" svg:y1="9.313cm" svg:x2="15.663cm" svg:y2="9.308cm">
          <text:p/>
        </draw:line>
        <draw:custom-shape draw:name="TextBox 317" draw:style-name="gr19" draw:text-style-name="P8" draw:layer="layout" svg:width="1.057cm" svg:height="1.013cm" svg:x="15.238cm" svg:y="8.499cm">
          <text:p text:style-name="P10"><text:span text:style-name="T8">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8" draw:style-name="gr68" draw:text-style-name="P9" draw:layer="layout" svg:x1="16.293cm" svg:y1="9.313cm" svg:x2="16.298cm" svg:y2="8.678cm">
          <text:p/>
        </draw:line>
        <draw:line draw:name="Straight Connector 320" draw:style-name="gr31" draw:text-style-name="P9" draw:layer="layout" svg:x1="18.203cm" svg:y1="11.901cm" svg:x2="15.451cm" svg:y2="11.897cm">
          <text:p/>
        </draw:line>
        <draw:custom-shape draw:name="TextBox 321" draw:style-name="gr19" draw:text-style-name="P8" draw:layer="layout" svg:width="1.057cm" svg:height="1.013cm" svg:x="15.238cm" svg:y="11.674cm">
          <text:p text:style-name="P10"><text:span text:style-name="T8">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3" draw:style-name="gr68" draw:text-style-name="P9" draw:layer="layout" svg:x1="16.293cm" svg:y1="12.488cm" svg:x2="16.298cm" svg:y2="11.853cm">
          <text:p/>
        </draw:line>
        <draw:g draw:name="Group 334">
          <draw:line draw:name="Straight Connector 324" draw:style-name="gr14" draw:text-style-name="P9" draw:layer="layout" svg:x1="17.568cm" svg:y1="12.488cm" svg:x2="17.568cm" svg:y2="8.678cm">
            <text:p/>
          </draw:line>
          <draw:line draw:name="Straight Connector 327" draw:style-name="gr14" draw:text-style-name="P9" draw:layer="layout" svg:x1="17.991cm" svg:y1="12.488cm" svg:x2="17.991cm" svg:y2="8.678cm">
            <text:p/>
          </draw:line>
          <draw:line draw:name="Straight Connector 328" draw:style-name="gr14" draw:text-style-name="P9" draw:layer="layout" svg:x1="18.414cm" svg:y1="12.488cm" svg:x2="18.415cm" svg:y2="8.678cm">
            <text:p/>
          </draw:line>
          <draw:line draw:name="Straight Connector 329" draw:style-name="gr14" draw:text-style-name="P9" draw:layer="layout" svg:x1="18.838cm" svg:y1="12.488cm" svg:x2="18.838cm" svg:y2="8.678cm">
            <text:p/>
          </draw:line>
          <draw:line draw:name="Straight Connector 330" draw:style-name="gr14" draw:text-style-name="P9" draw:layer="layout" svg:x1="19.261cm" svg:y1="12.488cm" svg:x2="19.261cm" svg:y2="8.678cm">
            <text:p/>
          </draw:line>
          <draw:line draw:name="Straight Connector 331" draw:style-name="gr14" draw:text-style-name="P9" draw:layer="layout" svg:x1="20.108cm" svg:y1="12.488cm" svg:x2="20.108cm" svg:y2="8.678cm">
            <text:p/>
          </draw:line>
          <draw:line draw:name="Straight Connector 332" draw:style-name="gr14" draw:text-style-name="P9" draw:layer="layout" svg:x1="19.684cm" svg:y1="12.488cm" svg:x2="19.685cm" svg:y2="8.678cm">
            <text:p/>
          </draw:line>
        </draw:g>
        <draw:line draw:name="Straight Connector 126" draw:style-name="gr63" draw:text-style-name="P9" draw:layer="layout" svg:x1="2.328cm" svg:y1="4.222cm" svg:x2="2.323cm" svg:y2="5.492cm">
          <text:p/>
        </draw:line>
        <draw:line draw:name="Straight Connector 127" draw:style-name="gr63" draw:text-style-name="P9" draw:layer="layout" svg:x1="2.747cm" svg:y1="4.22cm" svg:x2="3.382cm" svg:y2="4.224cm">
          <text:p/>
        </draw:line>
        <draw:line draw:name="Straight Connector 128" draw:style-name="gr63" draw:text-style-name="P9" draw:layer="layout" svg:x1="3.386cm" svg:y1="5.49cm" svg:x2="3.382cm" svg:y2="6.76cm">
          <text:p/>
        </draw:line>
        <draw:line draw:name="Straight Connector 129" draw:style-name="gr63" draw:text-style-name="P9" draw:layer="layout" svg:x1="2.747cm" svg:y1="5.485cm" svg:x2="3.382cm" svg:y2="5.49cm">
          <text:p/>
        </draw:line>
        <draw:line draw:name="Straight Connector 130" draw:style-name="gr63" draw:text-style-name="P9" draw:layer="layout" svg:x1="3.386cm" svg:y1="2.95cm" svg:x2="3.382cm" svg:y2="4.22cm">
          <text:p/>
        </draw:line>
        <draw:line draw:name="Straight Connector 131" draw:style-name="gr63" draw:text-style-name="P9" draw:layer="layout" svg:x1="1.905cm" svg:y1="4.855cm" svg:x2="2.323cm" svg:y2="4.859cm">
          <text:p/>
        </draw:line>
        <draw:line draw:name="Straight Connector 132" draw:style-name="gr63" draw:text-style-name="P9" draw:layer="layout" svg:x1="1.905cm" svg:y1="4.857cm" svg:x2="1.902cm" svg:y2="6.336cm">
          <text:p/>
        </draw:line>
        <draw:line draw:name="Straight Connector 133" draw:style-name="gr63" draw:text-style-name="P9" draw:layer="layout" svg:x1="1.902cm" svg:y1="6.336cm" svg:x2="4.868cm" svg:y2="6.341cm">
          <text:p/>
        </draw:line>
        <draw:line draw:name="Straight Connector 134" draw:style-name="gr63" draw:text-style-name="P9" draw:layer="layout" svg:x1="2.963cm" svg:y1="2.95cm" svg:x2="3.81cm" svg:y2="2.954cm">
          <text:p/>
        </draw:line>
        <draw:custom-shape draw:name="Oval 135" draw:style-name="gr64" draw:text-style-name="P18" draw:layer="layout" svg:width="0.126cm" svg:height="0.126cm" svg:x="3.307cm" svg:y="6.263cm">
          <text:p text:style-name="P20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36" draw:style-name="gr64" draw:text-style-name="P18" draw:layer="layout" svg:width="0.211cm" svg:height="1.269cm" svg:x="2.752cm" svg:y="4.22cm">
          <text:p text:style-name="P2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70" draw:text-style-name="P9" draw:layer="layout" svg:width="11.217cm" svg:height="7.632cm" svg:x="0.212cm" svg:y="9.723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 xml:id="id28" draw:id="id28">
        <draw:custom-shape draw:name="Rectangle 1" draw:style-name="gr13" draw:text-style-name="P8" draw:layer="layout" svg:width="15.662cm" svg:height="1.904cm" svg:x="5.541cm" svg:y="15.87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4" draw:style-name="gr31" draw:text-style-name="P9" draw:layer="layout" svg:x1="9.522cm" svg:y1="15.663cm" svg:x2="9.524cm" svg:y2="6.985cm">
          <text:p/>
        </draw:line>
        <draw:custom-shape draw:name="TextBox 223" draw:style-name="gr19" draw:text-style-name="P8" draw:layer="layout" svg:width="5.926cm" svg:height="1.013cm" svg:x="7.408cm" svg:y="16.722cm">
          <text:p text:style-name="P10"><text:span text:style-name="T5">p type subs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5" draw:style-name="gr31" draw:text-style-name="P9" draw:layer="layout" svg:x1="5.498cm" svg:y1="15.24cm" svg:x2="5.503cm" svg:y2="6.985cm">
          <text:p/>
        </draw:line>
        <draw:line draw:name="Straight Connector 182" draw:style-name="gr31" draw:text-style-name="P9" draw:layer="layout" svg:x1="12.697cm" svg:y1="15.242cm" svg:x2="12.7cm" svg:y2="8.043cm">
          <text:p/>
        </draw:line>
        <draw:line draw:name="Straight Connector 410" draw:style-name="gr31" draw:text-style-name="P9" draw:layer="layout" svg:x1="21.204cm" svg:y1="16.298cm" svg:x2="21.166cm" svg:y2="6.985cm">
          <text:p/>
        </draw:line>
        <draw:custom-shape draw:name="TextBox 471" draw:style-name="gr19" draw:text-style-name="P8" draw:layer="layout" svg:width="2.327cm" svg:height="1.115cm" svg:x="22.013cm" svg:y="15.061cm">
          <text:p text:style-name="P10"><text:span text:style-name="T5">SiO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6">
          <draw:custom-shape draw:name="Rectangle 5" draw:style-name="gr71" draw:text-style-name="P19" draw:layer="layout" svg:width="5.464cm" svg:height="0.211cm" svg:x="5.541cm" svg:y="15.02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6" draw:style-name="gr71" draw:text-style-name="P19" draw:layer="layout" svg:width="1.692cm" svg:height="0.211cm" svg:x="11.007cm" svg:y="15.66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7" draw:style-name="gr71" draw:text-style-name="P19" draw:layer="layout" svg:width="0.846cm" svg:height="0.211cm" draw:transform="rotate (-1.5707963267949) translate (11.218cm 15.028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18" draw:style-name="gr72" draw:text-style-name="P9" draw:layer="layout" svg:x1="5.529cm" svg:y1="15.023cm" svg:x2="11.244cm" svg:y2="15.028cm">
            <text:p/>
          </draw:line>
          <draw:line draw:name="Straight Connector 333" draw:style-name="gr72" draw:text-style-name="P9" draw:layer="layout" svg:x1="11.218cm" svg:y1="15.658cm" svg:x2="12.7cm" svg:y2="15.663cm">
            <text:p/>
          </draw:line>
          <draw:line draw:name="Straight Connector 344" draw:style-name="gr72" draw:text-style-name="P9" draw:layer="layout" svg:x1="11.222cm" svg:y1="15.041cm" svg:x2="11.218cm" svg:y2="15.676cm">
            <text:p/>
          </draw:line>
          <draw:line draw:name="Straight Connector 360" draw:style-name="gr72" draw:text-style-name="P9" draw:layer="layout" svg:x1="5.534cm" svg:y1="15.028cm" svg:x2="5.529cm" svg:y2="15.24cm">
            <text:p/>
          </draw:line>
          <draw:line draw:name="Straight Connector 364" draw:style-name="gr72" draw:text-style-name="P9" draw:layer="layout" svg:x1="12.7cm" svg:y1="15.663cm" svg:x2="12.695cm" svg:y2="15.875cm">
            <text:p/>
          </draw:line>
        </draw:g>
        <draw:g draw:name="Group 305">
          <draw:custom-shape draw:name="Rectangle 313" draw:style-name="gr73" draw:text-style-name="P19" draw:layer="layout" svg:width="5.502cm" svg:height="0.634cm" svg:x="15.663cm" svg:y="15.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73" draw:text-style-name="P19" draw:layer="layout" svg:width="5.464cm" svg:height="0.634cm" svg:x="5.541cm" svg:y="15.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0">
          <draw:line draw:name="Straight Connector 113" draw:style-name="gr72" draw:text-style-name="P9" draw:layer="layout" svg:x1="12.704cm" svg:y1="15.028cm" svg:x2="12.699cm" svg:y2="15.663cm">
            <text:p/>
          </draw:line>
          <draw:line draw:name="Straight Connector 198" draw:style-name="gr72" draw:text-style-name="P9" draw:layer="layout" svg:x1="11.469cm" svg:y1="14.433cm" svg:x2="12.7cm" svg:y2="15.068cm">
            <text:p/>
          </draw:line>
          <draw:line draw:name="Straight Connector 203" draw:style-name="gr72" draw:text-style-name="P9" draw:layer="layout" svg:x1="11.469cm" svg:y1="14.41cm" svg:x2="5.543cm" svg:y2="14.406cm">
            <text:p/>
          </draw:line>
          <draw:line draw:name="Straight Connector 621" draw:style-name="gr72" draw:text-style-name="P9" draw:layer="layout" svg:x1="7.448cm" svg:y1="14.393cm" svg:x2="7.871cm" svg:y2="15.028cm">
            <text:p/>
          </draw:line>
          <draw:line draw:name="Straight Connector 622" draw:style-name="gr72" draw:text-style-name="P9" draw:layer="layout" svg:x1="7.198cm" svg:y1="14.393cm" svg:x2="7.621cm" svg:y2="15.028cm">
            <text:p/>
          </draw:line>
          <draw:line draw:name="Straight Connector 623" draw:style-name="gr72" draw:text-style-name="P9" draw:layer="layout" svg:x1="6.986cm" svg:y1="14.393cm" svg:x2="7.41cm" svg:y2="15.028cm">
            <text:p/>
          </draw:line>
          <draw:line draw:name="Straight Connector 624" draw:style-name="gr72" draw:text-style-name="P9" draw:layer="layout" svg:x1="6.775cm" svg:y1="14.393cm" svg:x2="7.198cm" svg:y2="15.028cm">
            <text:p/>
          </draw:line>
          <draw:line draw:name="Straight Connector 625" draw:style-name="gr72" draw:text-style-name="P9" draw:layer="layout" svg:x1="6.563cm" svg:y1="14.393cm" svg:x2="6.986cm" svg:y2="15.028cm">
            <text:p/>
          </draw:line>
          <draw:line draw:name="Straight Connector 626" draw:style-name="gr72" draw:text-style-name="P9" draw:layer="layout" svg:x1="6.351cm" svg:y1="14.393cm" svg:x2="6.775cm" svg:y2="15.028cm">
            <text:p/>
          </draw:line>
          <draw:line draw:name="Straight Connector 627" draw:style-name="gr72" draw:text-style-name="P9" draw:layer="layout" svg:x1="5.543cm" svg:y1="14.393cm" svg:x2="5.966cm" svg:y2="15.028cm">
            <text:p/>
          </draw:line>
          <draw:line draw:name="Straight Connector 629" draw:style-name="gr72" draw:text-style-name="P9" draw:layer="layout" svg:x1="5.543cm" svg:y1="14.71cm" svg:x2="5.754cm" svg:y2="15.028cm">
            <text:p/>
          </draw:line>
          <draw:line draw:name="Straight Connector 630" draw:style-name="gr72" draw:text-style-name="P9" draw:layer="layout" svg:x1="6.178cm" svg:y1="14.393cm" svg:x2="6.601cm" svg:y2="15.028cm">
            <text:p/>
          </draw:line>
          <draw:line draw:name="Straight Connector 631" draw:style-name="gr72" draw:text-style-name="P9" draw:layer="layout" svg:x1="5.754cm" svg:y1="14.393cm" svg:x2="6.178cm" svg:y2="15.028cm">
            <text:p/>
          </draw:line>
          <draw:line draw:name="Straight Connector 633" draw:style-name="gr72" draw:text-style-name="P9" draw:layer="layout" svg:x1="5.966cm" svg:y1="14.393cm" svg:x2="6.389cm" svg:y2="15.028cm">
            <text:p/>
          </draw:line>
          <draw:line draw:name="Straight Connector 634" draw:style-name="gr72" draw:text-style-name="P9" draw:layer="layout" svg:x1="8.929cm" svg:y1="14.393cm" svg:x2="9.353cm" svg:y2="15.028cm">
            <text:p/>
          </draw:line>
          <draw:line draw:name="Straight Connector 635" draw:style-name="gr72" draw:text-style-name="P9" draw:layer="layout" svg:x1="8.68cm" svg:y1="14.393cm" svg:x2="9.103cm" svg:y2="15.028cm">
            <text:p/>
          </draw:line>
          <draw:line draw:name="Straight Connector 636" draw:style-name="gr72" draw:text-style-name="P9" draw:layer="layout" svg:x1="8.468cm" svg:y1="14.393cm" svg:x2="8.891cm" svg:y2="15.028cm">
            <text:p/>
          </draw:line>
          <draw:line draw:name="Straight Connector 637" draw:style-name="gr72" draw:text-style-name="P9" draw:layer="layout" svg:x1="8.256cm" svg:y1="14.393cm" svg:x2="8.68cm" svg:y2="15.028cm">
            <text:p/>
          </draw:line>
          <draw:line draw:name="Straight Connector 638" draw:style-name="gr72" draw:text-style-name="P9" draw:layer="layout" svg:x1="8.045cm" svg:y1="14.393cm" svg:x2="8.468cm" svg:y2="15.028cm">
            <text:p/>
          </draw:line>
          <draw:line draw:name="Straight Connector 639" draw:style-name="gr72" draw:text-style-name="P9" draw:layer="layout" svg:x1="7.833cm" svg:y1="14.393cm" svg:x2="8.256cm" svg:y2="15.028cm">
            <text:p/>
          </draw:line>
          <draw:line draw:name="Straight Connector 640" draw:style-name="gr72" draw:text-style-name="P9" draw:layer="layout" svg:x1="7.659cm" svg:y1="14.393cm" svg:x2="8.083cm" svg:y2="15.028cm">
            <text:p/>
          </draw:line>
          <draw:line draw:name="Straight Connector 641" draw:style-name="gr72" draw:text-style-name="P9" draw:layer="layout" svg:x1="10.411cm" svg:y1="14.393cm" svg:x2="10.834cm" svg:y2="15.028cm">
            <text:p/>
          </draw:line>
          <draw:line draw:name="Straight Connector 642" draw:style-name="gr72" draw:text-style-name="P9" draw:layer="layout" svg:x1="10.161cm" svg:y1="14.393cm" svg:x2="10.585cm" svg:y2="15.028cm">
            <text:p/>
          </draw:line>
          <draw:line draw:name="Straight Connector 643" draw:style-name="gr72" draw:text-style-name="P9" draw:layer="layout" svg:x1="9.95cm" svg:y1="14.393cm" svg:x2="10.373cm" svg:y2="15.028cm">
            <text:p/>
          </draw:line>
          <draw:line draw:name="Straight Connector 644" draw:style-name="gr72" draw:text-style-name="P9" draw:layer="layout" svg:x1="9.738cm" svg:y1="14.393cm" svg:x2="10.161cm" svg:y2="15.028cm">
            <text:p/>
          </draw:line>
          <draw:line draw:name="Straight Connector 645" draw:style-name="gr72" draw:text-style-name="P9" draw:layer="layout" svg:x1="9.526cm" svg:y1="14.393cm" svg:x2="9.95cm" svg:y2="15.028cm">
            <text:p/>
          </draw:line>
          <draw:line draw:name="Straight Connector 646" draw:style-name="gr72" draw:text-style-name="P9" draw:layer="layout" svg:x1="9.315cm" svg:y1="14.393cm" svg:x2="9.738cm" svg:y2="15.028cm">
            <text:p/>
          </draw:line>
          <draw:line draw:name="Straight Connector 647" draw:style-name="gr72" draw:text-style-name="P9" draw:layer="layout" svg:x1="9.141cm" svg:y1="14.393cm" svg:x2="9.564cm" svg:y2="15.028cm">
            <text:p/>
          </draw:line>
          <draw:line draw:name="Straight Connector 652" draw:style-name="gr72" draw:text-style-name="P9" draw:layer="layout" svg:x1="11.008cm" svg:y1="14.393cm" svg:x2="11.853cm" svg:y2="15.663cm">
            <text:p/>
          </draw:line>
          <draw:line draw:name="Straight Connector 654" draw:style-name="gr72" draw:text-style-name="P9" draw:layer="layout" svg:x1="10.623cm" svg:y1="14.393cm" svg:x2="11.046cm" svg:y2="15.028cm">
            <text:p/>
          </draw:line>
          <draw:line draw:name="Straight Connector 682" draw:style-name="gr72" draw:text-style-name="P9" draw:layer="layout" svg:x1="5.547cm" svg:y1="14.393cm" svg:x2="5.543cm" svg:y2="15.028cm">
            <text:p/>
          </draw:line>
          <draw:line draw:name="Straight Connector 369" draw:style-name="gr72" draw:text-style-name="P9" draw:layer="layout" svg:x1="10.795cm" svg:y1="14.393cm" svg:x2="11.639cm" svg:y2="15.663cm">
            <text:p/>
          </draw:line>
          <draw:line draw:name="Straight Connector 370" draw:style-name="gr72" draw:text-style-name="P9" draw:layer="layout" svg:x1="11.218cm" svg:y1="14.393cm" svg:x2="12.063cm" svg:y2="15.663cm">
            <text:p/>
          </draw:line>
          <draw:line draw:name="Straight Connector 371" draw:style-name="gr72" draw:text-style-name="P9" draw:layer="layout" svg:x1="11.431cm" svg:y1="14.393cm" svg:x2="12.276cm" svg:y2="15.663cm">
            <text:p/>
          </draw:line>
          <draw:line draw:name="Straight Connector 377" draw:style-name="gr72" draw:text-style-name="P9" draw:layer="layout" svg:x1="12.514cm" svg:y1="15.012cm" svg:x2="12.673cm" svg:y2="15.266cm">
            <text:p/>
          </draw:line>
          <draw:line draw:name="Straight Connector 378" draw:style-name="gr72" draw:text-style-name="P9" draw:layer="layout" svg:x1="11.79cm" svg:y1="14.628cm" svg:x2="12.498cm" svg:y2="15.639cm">
            <text:p/>
          </draw:line>
          <draw:line draw:name="Straight Connector 386" draw:style-name="gr72" draw:text-style-name="P9" draw:layer="layout" svg:x1="12.214cm" svg:y1="14.816cm" svg:x2="12.699cm" svg:y2="15.619cm">
            <text:p/>
          </draw:line>
          <draw:line draw:name="Straight Connector 399" draw:style-name="gr72" draw:text-style-name="P9" draw:layer="layout" svg:x1="11.25cm" svg:y1="15.383cm" svg:x2="11.408cm" svg:y2="15.636cm">
            <text:p/>
          </draw:line>
        </draw:g>
        <draw:custom-shape draw:name="Rectangle 401" draw:style-name="gr73" draw:text-style-name="P19" draw:layer="layout" svg:width="4.021cm" svg:height="0.634cm" svg:x="5.503cm" svg:y="13.75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26" draw:style-name="gr31" draw:text-style-name="P9" draw:layer="layout" svg:x1="15.661cm" svg:y1="15.24cm" svg:x2="15.663cm" svg:y2="6.985cm">
          <text:p/>
        </draw:line>
        <draw:g draw:name="Group 547">
          <draw:line draw:name="Straight Connector 431" draw:style-name="gr72" draw:text-style-name="P9" draw:layer="layout" svg:x1="19.408cm" svg:y1="5.931cm" svg:x2="18.969cm" svg:y2="7.624cm">
            <text:p/>
          </draw:line>
          <draw:line draw:name="Straight Connector 432" draw:style-name="gr72" draw:text-style-name="P9" draw:layer="layout" svg:x1="21.166cm" svg:y1="5.931cm" svg:x2="20.727cm" svg:y2="7.624cm">
            <text:p/>
          </draw:line>
          <draw:line draw:name="Straight Connector 433" draw:style-name="gr72" draw:text-style-name="P9" draw:layer="layout" svg:x1="11.279cm" svg:y1="5.084cm" svg:x2="11.059cm" svg:y2="5.719cm">
            <text:p/>
          </draw:line>
          <draw:line draw:name="Straight Connector 434" draw:style-name="gr72" draw:text-style-name="P9" draw:layer="layout" svg:x1="21.166cm" svg:y1="6.777cm" svg:x2="20.946cm" svg:y2="7.624cm">
            <text:p/>
          </draw:line>
          <draw:line draw:name="Straight Connector 435" draw:style-name="gr72" draw:text-style-name="P9" draw:layer="layout" svg:x1="19.628cm" svg:y1="5.931cm" svg:x2="19.189cm" svg:y2="7.624cm">
            <text:p/>
          </draw:line>
          <draw:line draw:name="Straight Connector 436" draw:style-name="gr72" draw:text-style-name="P9" draw:layer="layout" svg:x1="19.848cm" svg:y1="5.931cm" svg:x2="19.408cm" svg:y2="7.624cm">
            <text:p/>
          </draw:line>
          <draw:line draw:name="Straight Connector 437" draw:style-name="gr72" draw:text-style-name="P9" draw:layer="layout" svg:x1="20.068cm" svg:y1="5.931cm" svg:x2="19.628cm" svg:y2="7.624cm">
            <text:p/>
          </draw:line>
          <draw:line draw:name="Straight Connector 438" draw:style-name="gr72" draw:text-style-name="P9" draw:layer="layout" svg:x1="20.287cm" svg:y1="5.931cm" svg:x2="19.848cm" svg:y2="7.624cm">
            <text:p/>
          </draw:line>
          <draw:line draw:name="Straight Connector 439" draw:style-name="gr72" draw:text-style-name="P9" draw:layer="layout" svg:x1="20.507cm" svg:y1="5.931cm" svg:x2="20.068cm" svg:y2="7.624cm">
            <text:p/>
          </draw:line>
          <draw:line draw:name="Straight Connector 440" draw:style-name="gr72" draw:text-style-name="P9" draw:layer="layout" svg:x1="20.727cm" svg:y1="5.931cm" svg:x2="20.287cm" svg:y2="7.624cm">
            <text:p/>
          </draw:line>
          <draw:line draw:name="Straight Connector 441" draw:style-name="gr72" draw:text-style-name="P9" draw:layer="layout" svg:x1="20.946cm" svg:y1="5.931cm" svg:x2="20.507cm" svg:y2="7.624cm">
            <text:p/>
          </draw:line>
          <draw:line draw:name="Straight Connector 442" draw:style-name="gr72" draw:text-style-name="P9" draw:layer="layout" svg:x1="19.189cm" svg:y1="5.931cm" svg:x2="18.749cm" svg:y2="7.624cm">
            <text:p/>
          </draw:line>
          <draw:line draw:name="Straight Connector 443" draw:style-name="gr72" draw:text-style-name="P9" draw:layer="layout" svg:x1="18.749cm" svg:y1="5.931cm" svg:x2="18.31cm" svg:y2="7.624cm">
            <text:p/>
          </draw:line>
          <draw:line draw:name="Straight Connector 446" draw:style-name="gr72" draw:text-style-name="P9" draw:layer="layout" svg:x1="18.969cm" svg:y1="5.931cm" svg:x2="18.53cm" svg:y2="7.624cm">
            <text:p/>
          </draw:line>
          <draw:line draw:name="Straight Connector 447" draw:style-name="gr14" draw:text-style-name="P9" draw:layer="layout" svg:x1="11.059cm" svg:y1="8.471cm" svg:x2="11.062cm" svg:y2="5.09cm">
            <text:p/>
          </draw:line>
          <draw:line draw:name="Straight Connector 449" draw:style-name="gr72" draw:text-style-name="P9" draw:layer="layout" svg:x1="14.135cm" svg:y1="5.084cm" svg:x2="13.256cm" svg:y2="8.471cm">
            <text:p/>
          </draw:line>
          <draw:line draw:name="Straight Connector 450" draw:style-name="gr72" draw:text-style-name="P9" draw:layer="layout" svg:x1="16.964cm" svg:y1="5.296cm" svg:x2="16.085cm" svg:y2="8.471cm">
            <text:p/>
          </draw:line>
          <draw:line draw:name="Straight Connector 454" draw:style-name="gr72" draw:text-style-name="P9" draw:layer="layout" svg:x1="17.211cm" svg:y1="5.931cm" svg:x2="16.552cm" svg:y2="8.471cm">
            <text:p/>
          </draw:line>
          <draw:line draw:name="Straight Connector 457" draw:style-name="gr72" draw:text-style-name="P9" draw:layer="layout" svg:x1="17.431cm" svg:y1="5.931cm" svg:x2="16.772cm" svg:y2="8.471cm">
            <text:p/>
          </draw:line>
          <draw:line draw:name="Straight Connector 458" draw:style-name="gr72" draw:text-style-name="P9" draw:layer="layout" svg:x1="16.992cm" svg:y1="5.931cm" svg:x2="16.332cm" svg:y2="8.471cm">
            <text:p/>
          </draw:line>
          <draw:line draw:name="Straight Connector 460" draw:style-name="gr72" draw:text-style-name="P9" draw:layer="layout" svg:x1="13.915cm" svg:y1="5.084cm" svg:x2="13.037cm" svg:y2="8.471cm">
            <text:p/>
          </draw:line>
          <draw:line draw:name="Straight Connector 467" draw:style-name="gr72" draw:text-style-name="P9" draw:layer="layout" svg:x1="13.696cm" svg:y1="5.084cm" svg:x2="12.817cm" svg:y2="8.471cm">
            <text:p/>
          </draw:line>
          <draw:line draw:name="Straight Connector 468" draw:style-name="gr72" draw:text-style-name="P9" draw:layer="layout" svg:x1="13.476cm" svg:y1="5.084cm" svg:x2="12.597cm" svg:y2="8.471cm">
            <text:p/>
          </draw:line>
          <draw:line draw:name="Straight Connector 470" draw:style-name="gr72" draw:text-style-name="P9" draw:layer="layout" svg:x1="13.256cm" svg:y1="5.084cm" svg:x2="12.377cm" svg:y2="8.471cm">
            <text:p/>
          </draw:line>
          <draw:line draw:name="Straight Connector 474" draw:style-name="gr72" draw:text-style-name="P9" draw:layer="layout" svg:x1="13.037cm" svg:y1="5.084cm" svg:x2="12.158cm" svg:y2="8.471cm">
            <text:p/>
          </draw:line>
          <draw:line draw:name="Straight Connector 476" draw:style-name="gr72" draw:text-style-name="P9" draw:layer="layout" svg:x1="12.817cm" svg:y1="5.084cm" svg:x2="11.938cm" svg:y2="8.471cm">
            <text:p/>
          </draw:line>
          <draw:line draw:name="Straight Connector 478" draw:style-name="gr72" draw:text-style-name="P9" draw:layer="layout" svg:x1="12.597cm" svg:y1="5.084cm" svg:x2="11.718cm" svg:y2="8.471cm">
            <text:p/>
          </draw:line>
          <draw:line draw:name="Straight Connector 480" draw:style-name="gr72" draw:text-style-name="P9" draw:layer="layout" svg:x1="12.377cm" svg:y1="5.084cm" svg:x2="11.499cm" svg:y2="8.471cm">
            <text:p/>
          </draw:line>
          <draw:line draw:name="Straight Connector 501" draw:style-name="gr72" draw:text-style-name="P9" draw:layer="layout" svg:x1="12.158cm" svg:y1="5.084cm" svg:x2="11.279cm" svg:y2="8.471cm">
            <text:p/>
          </draw:line>
          <draw:line draw:name="Straight Connector 504" draw:style-name="gr72" draw:text-style-name="P9" draw:layer="layout" svg:x1="21.166cm" svg:y1="5.931cm" svg:x2="16.991cm" svg:y2="5.931cm">
            <text:p/>
          </draw:line>
          <draw:line draw:name="Straight Connector 505" draw:style-name="gr72" draw:text-style-name="P9" draw:layer="layout" svg:x1="11.938cm" svg:y1="5.084cm" svg:x2="11.059cm" svg:y2="8.259cm">
            <text:p/>
          </draw:line>
          <draw:line draw:name="Straight Connector 506" draw:style-name="gr72" draw:text-style-name="P9" draw:layer="layout" svg:x1="11.718cm" svg:y1="5.084cm" svg:x2="11.059cm" svg:y2="7.624cm">
            <text:p/>
          </draw:line>
          <draw:line draw:name="Straight Connector 507" draw:style-name="gr72" draw:text-style-name="P9" draw:layer="layout" svg:x1="11.499cm" svg:y1="5.084cm" svg:x2="11.059cm" svg:y2="6.777cm">
            <text:p/>
          </draw:line>
          <draw:line draw:name="Straight Connector 508" draw:style-name="gr72" draw:text-style-name="P9" draw:layer="layout" svg:x1="21.166cm" svg:y1="7.624cm" svg:x2="16.991cm" svg:y2="7.628cm">
            <text:p/>
          </draw:line>
          <draw:line draw:name="Straight Connector 510" draw:style-name="gr14" draw:text-style-name="P9" draw:layer="layout" svg:x1="21.16cm" svg:y1="5.931cm" svg:x2="21.166cm" svg:y2="7.624cm">
            <text:p/>
          </draw:line>
          <draw:line draw:name="Straight Connector 511" draw:style-name="gr72" draw:text-style-name="P9" draw:layer="layout" svg:x1="18.31cm" svg:y1="5.931cm" svg:x2="17.87cm" svg:y2="7.624cm">
            <text:p/>
          </draw:line>
          <draw:line draw:name="Straight Connector 512" draw:style-name="gr72" draw:text-style-name="P9" draw:layer="layout" svg:x1="18.53cm" svg:y1="5.931cm" svg:x2="18.09cm" svg:y2="7.624cm">
            <text:p/>
          </draw:line>
          <draw:line draw:name="Straight Connector 514" draw:style-name="gr72" draw:text-style-name="P9" draw:layer="layout" svg:x1="18.09cm" svg:y1="5.931cm" svg:x2="17.651cm" svg:y2="7.624cm">
            <text:p/>
          </draw:line>
          <draw:line draw:name="Straight Connector 515" draw:style-name="gr72" draw:text-style-name="P9" draw:layer="layout" svg:x1="17.651cm" svg:y1="5.931cm" svg:x2="17.211cm" svg:y2="7.624cm">
            <text:p/>
          </draw:line>
          <draw:line draw:name="Straight Connector 516" draw:style-name="gr72" draw:text-style-name="P9" draw:layer="layout" svg:x1="17.87cm" svg:y1="5.931cm" svg:x2="17.431cm" svg:y2="7.624cm">
            <text:p/>
          </draw:line>
          <draw:line draw:name="Straight Connector 517" draw:style-name="gr14" draw:text-style-name="P9" draw:layer="layout" svg:x1="16.989cm" svg:y1="5.086cm" svg:x2="16.994cm" svg:y2="5.933cm">
            <text:p/>
          </draw:line>
          <draw:line draw:name="Straight Connector 518" draw:style-name="gr14" draw:text-style-name="P9" draw:layer="layout" svg:x1="16.987cm" svg:y1="7.624cm" svg:x2="16.991cm" svg:y2="8.471cm">
            <text:p/>
          </draw:line>
          <draw:line draw:name="Straight Connector 519" draw:style-name="gr14" draw:text-style-name="P9" draw:layer="layout" svg:x1="16.992cm" svg:y1="5.08cm" svg:x2="11.059cm" svg:y2="5.084cm">
            <text:p/>
          </draw:line>
          <draw:line draw:name="Straight Connector 520" draw:style-name="gr14" draw:text-style-name="P9" draw:layer="layout" svg:x1="16.992cm" svg:y1="8.466cm" svg:x2="11.061cm" svg:y2="8.471cm">
            <text:p/>
          </draw:line>
          <draw:line draw:name="Straight Connector 521" draw:style-name="gr72" draw:text-style-name="P9" draw:layer="layout" svg:x1="16.113cm" svg:y1="5.079cm" svg:x2="15.234cm" svg:y2="8.466cm">
            <text:p/>
          </draw:line>
          <draw:line draw:name="Straight Connector 522" draw:style-name="gr72" draw:text-style-name="P9" draw:layer="layout" svg:x1="15.893cm" svg:y1="5.079cm" svg:x2="15.014cm" svg:y2="8.466cm">
            <text:p/>
          </draw:line>
          <draw:line draw:name="Straight Connector 523" draw:style-name="gr72" draw:text-style-name="P9" draw:layer="layout" svg:x1="15.673cm" svg:y1="5.079cm" svg:x2="14.794cm" svg:y2="8.466cm">
            <text:p/>
          </draw:line>
          <draw:line draw:name="Straight Connector 526" draw:style-name="gr72" draw:text-style-name="P9" draw:layer="layout" svg:x1="15.453cm" svg:y1="5.079cm" svg:x2="14.575cm" svg:y2="8.466cm">
            <text:p/>
          </draw:line>
          <draw:line draw:name="Straight Connector 532" draw:style-name="gr72" draw:text-style-name="P9" draw:layer="layout" svg:x1="15.234cm" svg:y1="5.079cm" svg:x2="14.355cm" svg:y2="8.466cm">
            <text:p/>
          </draw:line>
          <draw:line draw:name="Straight Connector 533" draw:style-name="gr72" draw:text-style-name="P9" draw:layer="layout" svg:x1="15.014cm" svg:y1="5.08cm" svg:x2="14.135cm" svg:y2="8.466cm">
            <text:p/>
          </draw:line>
          <draw:line draw:name="Straight Connector 534" draw:style-name="gr72" draw:text-style-name="P9" draw:layer="layout" svg:x1="14.794cm" svg:y1="5.08cm" svg:x2="13.915cm" svg:y2="8.466cm">
            <text:p/>
          </draw:line>
          <draw:line draw:name="Straight Connector 535" draw:style-name="gr72" draw:text-style-name="P9" draw:layer="layout" svg:x1="14.575cm" svg:y1="5.08cm" svg:x2="13.696cm" svg:y2="8.466cm">
            <text:p/>
          </draw:line>
          <draw:line draw:name="Straight Connector 536" draw:style-name="gr72" draw:text-style-name="P9" draw:layer="layout" svg:x1="14.355cm" svg:y1="5.08cm" svg:x2="13.476cm" svg:y2="8.466cm">
            <text:p/>
          </draw:line>
          <draw:line draw:name="Straight Connector 537" draw:style-name="gr72" draw:text-style-name="P9" draw:layer="layout" svg:x1="16.332cm" svg:y1="5.08cm" svg:x2="15.453cm" svg:y2="8.466cm">
            <text:p/>
          </draw:line>
          <draw:line draw:name="Straight Connector 538" draw:style-name="gr72" draw:text-style-name="P9" draw:layer="layout" svg:x1="16.772cm" svg:y1="5.08cm" svg:x2="15.893cm" svg:y2="8.466cm">
            <text:p/>
          </draw:line>
          <draw:line draw:name="Straight Connector 539" draw:style-name="gr72" draw:text-style-name="P9" draw:layer="layout" svg:x1="16.552cm" svg:y1="5.08cm" svg:x2="15.673cm" svg:y2="8.466cm">
            <text:p/>
          </draw:line>
        </draw:g>
        <draw:g draw:name="Group 898">
          <draw:line draw:name="Straight Connector 739" draw:style-name="gr72" draw:text-style-name="P9" draw:layer="layout" svg:x1="11.672cm" svg:y1="13.731cm" svg:x2="11.641cm" svg:y2="14.578cm">
            <text:p/>
          </draw:line>
          <draw:line draw:name="Straight Connector 740" draw:style-name="gr72" draw:text-style-name="P9" draw:layer="layout" svg:x1="11.853cm" svg:y1="13.731cm" svg:x2="11.848cm" svg:y2="14.578cm">
            <text:p/>
          </draw:line>
          <draw:line draw:name="Straight Connector 763" draw:style-name="gr72" draw:text-style-name="P9" draw:layer="layout" svg:x1="14.186cm" svg:y1="15.213cm" svg:x2="14.181cm" svg:y2="15.848cm">
            <text:p/>
          </draw:line>
          <draw:line draw:name="Straight Connector 766" draw:style-name="gr72" draw:text-style-name="P9" draw:layer="layout" svg:x1="12.702cm" svg:y1="14.316cm" svg:x2="12.697cm" svg:y2="15.215cm">
            <text:p/>
          </draw:line>
          <draw:line draw:name="Straight Connector 767" draw:style-name="gr72" draw:text-style-name="P9" draw:layer="layout" svg:x1="14.609cm" svg:y1="15.001cm" svg:x2="14.605cm" svg:y2="15.848cm">
            <text:p/>
          </draw:line>
          <draw:line draw:name="Straight Connector 771" draw:style-name="gr72" draw:text-style-name="P9" draw:layer="layout" svg:x1="13.97cm" svg:y1="15.001cm" svg:x2="13.967cm" svg:y2="15.85cm">
            <text:p/>
          </draw:line>
          <draw:line draw:name="Straight Connector 773" draw:style-name="gr72" draw:text-style-name="P9" draw:layer="layout" svg:x1="14.393cm" svg:y1="15.16cm" svg:x2="14.391cm" svg:y2="15.797cm">
            <text:p/>
          </draw:line>
          <draw:line draw:name="Straight Connector 776" draw:style-name="gr72" draw:text-style-name="P9" draw:layer="layout" svg:x1="16.514cm" svg:y1="14.578cm" svg:x2="16.51cm" svg:y2="15.213cm">
            <text:p/>
          </draw:line>
          <draw:line draw:name="Straight Connector 779" draw:style-name="gr72" draw:text-style-name="P9" draw:layer="layout" svg:x1="15.667cm" svg:y1="14.578cm" svg:x2="15.663cm" svg:y2="15.213cm">
            <text:p/>
          </draw:line>
          <draw:line draw:name="Straight Connector 781" draw:style-name="gr72" draw:text-style-name="P9" draw:layer="layout" svg:x1="15.883cm" svg:y1="14.578cm" svg:x2="15.879cm" svg:y2="15.213cm">
            <text:p/>
          </draw:line>
          <draw:line draw:name="Straight Connector 782" draw:style-name="gr72" draw:text-style-name="P9" draw:layer="layout" svg:x1="16.095cm" svg:y1="14.578cm" svg:x2="16.091cm" svg:y2="15.213cm">
            <text:p/>
          </draw:line>
          <draw:line draw:name="Straight Connector 784" draw:style-name="gr72" draw:text-style-name="P9" draw:layer="layout" svg:x1="15.451cm" svg:y1="14.578cm" svg:x2="15.456cm" svg:y2="15.848cm">
            <text:p/>
          </draw:line>
          <draw:line draw:name="Straight Connector 785" draw:style-name="gr72" draw:text-style-name="P9" draw:layer="layout" svg:x1="14.818cm" svg:y1="15.004cm" svg:x2="14.814cm" svg:y2="15.85cm">
            <text:p/>
          </draw:line>
          <draw:line draw:name="Straight Connector 786" draw:style-name="gr72" draw:text-style-name="P9" draw:layer="layout" svg:x1="15.24cm" svg:y1="14.79cm" svg:x2="15.273cm" svg:y2="15.848cm">
            <text:p/>
          </draw:line>
          <draw:line draw:name="Straight Connector 787" draw:style-name="gr72" draw:text-style-name="P9" draw:layer="layout" svg:x1="15.032cm" svg:y1="14.79cm" svg:x2="15.028cm" svg:y2="15.848cm">
            <text:p/>
          </draw:line>
          <draw:line draw:name="Straight Connector 790" draw:style-name="gr72" draw:text-style-name="P9" draw:layer="layout" svg:x1="10.202cm" svg:y1="13.101cm" svg:x2="10.197cm" svg:y2="13.736cm">
            <text:p/>
          </draw:line>
          <draw:line draw:name="Straight Connector 792" draw:style-name="gr72" draw:text-style-name="P9" draw:layer="layout" svg:x1="11.853cm" svg:y1="13.736cm" svg:x2="10.795cm" svg:y2="13.731cm">
            <text:p/>
          </draw:line>
          <draw:line draw:name="Straight Connector 793" draw:style-name="gr72" draw:text-style-name="P9" draw:layer="layout" svg:x1="10.832cm" svg:y1="13.731cm" svg:x2="10.828cm" svg:y2="14.366cm">
            <text:p/>
          </draw:line>
          <draw:line draw:name="Straight Connector 794" draw:style-name="gr72" draw:text-style-name="P9" draw:layer="layout" svg:x1="11.218cm" svg:y1="13.731cm" svg:x2="11.213cm" svg:y2="14.366cm">
            <text:p/>
          </draw:line>
          <draw:line draw:name="Straight Connector 795" draw:style-name="gr72" draw:text-style-name="P9" draw:layer="layout" svg:x1="11.011cm" svg:y1="13.731cm" svg:x2="11.006cm" svg:y2="14.366cm">
            <text:p/>
          </draw:line>
          <draw:line draw:name="Straight Connector 796" draw:style-name="gr72" draw:text-style-name="P9" draw:layer="layout" svg:x1="11.467cm" svg:y1="13.731cm" svg:x2="11.463cm" svg:y2="14.366cm">
            <text:p/>
          </draw:line>
          <draw:line draw:name="Straight Connector 798" draw:style-name="gr72" draw:text-style-name="P9" draw:layer="layout" svg:x1="8.508cm" svg:y1="13.103cm" svg:x2="8.504cm" svg:y2="13.738cm">
            <text:p/>
          </draw:line>
          <draw:line draw:name="Straight Connector 799" draw:style-name="gr72" draw:text-style-name="P9" draw:layer="layout" svg:x1="8.722cm" svg:y1="13.101cm" svg:x2="8.718cm" svg:y2="13.736cm">
            <text:p/>
          </draw:line>
          <draw:line draw:name="Straight Connector 800" draw:style-name="gr72" draw:text-style-name="P9" draw:layer="layout" svg:x1="8.934cm" svg:y1="13.101cm" svg:x2="8.93cm" svg:y2="13.736cm">
            <text:p/>
          </draw:line>
          <draw:line draw:name="Straight Connector 801" draw:style-name="gr72" draw:text-style-name="P9" draw:layer="layout" svg:x1="9.141cm" svg:y1="13.101cm" svg:x2="9.137cm" svg:y2="13.736cm">
            <text:p/>
          </draw:line>
          <draw:line draw:name="Straight Connector 802" draw:style-name="gr72" draw:text-style-name="P9" draw:layer="layout" svg:x1="9.353cm" svg:y1="13.101cm" svg:x2="9.349cm" svg:y2="13.736cm">
            <text:p/>
          </draw:line>
          <draw:line draw:name="Straight Connector 803" draw:style-name="gr72" draw:text-style-name="P9" draw:layer="layout" svg:x1="9.538cm" svg:y1="13.101cm" svg:x2="9.534cm" svg:y2="13.736cm">
            <text:p/>
          </draw:line>
          <draw:line draw:name="Straight Connector 804" draw:style-name="gr72" draw:text-style-name="P9" draw:layer="layout" svg:x1="9.776cm" svg:y1="13.101cm" svg:x2="9.736cm" svg:y2="14.366cm">
            <text:p/>
          </draw:line>
          <draw:line draw:name="Straight Connector 806" draw:style-name="gr72" draw:text-style-name="P9" draw:layer="layout" svg:x1="8.079cm" svg:y1="13.103cm" svg:x2="8.074cm" svg:y2="13.738cm">
            <text:p/>
          </draw:line>
          <draw:line draw:name="Straight Connector 807" draw:style-name="gr72" draw:text-style-name="P9" draw:layer="layout" svg:x1="8.292cm" svg:y1="13.101cm" svg:x2="8.288cm" svg:y2="13.736cm">
            <text:p/>
          </draw:line>
          <draw:line draw:name="Straight Connector 808" draw:style-name="gr72" draw:text-style-name="P9" draw:layer="layout" svg:x1="8.079cm" svg:y1="13.101cm" svg:x2="8.074cm" svg:y2="13.736cm">
            <text:p/>
          </draw:line>
          <draw:line draw:name="Straight Connector 810" draw:style-name="gr72" draw:text-style-name="P9" draw:layer="layout" svg:x1="15.663cm" svg:y1="14.578cm" svg:x2="14.181cm" svg:y2="15.213cm">
            <text:p/>
          </draw:line>
          <draw:line draw:name="Straight Connector 813" draw:style-name="gr72" draw:text-style-name="P9" draw:layer="layout" svg:x1="10.371cm" svg:y1="13.096cm" svg:x2="7.831cm" svg:y2="13.103cm">
            <text:p/>
          </draw:line>
          <draw:line draw:name="Straight Connector 814" draw:style-name="gr72" draw:text-style-name="P9" draw:layer="layout" svg:x1="16.273cm" svg:y1="14.578cm" svg:x2="16.269cm" svg:y2="15.213cm">
            <text:p/>
          </draw:line>
          <draw:line draw:name="Straight Connector 815" draw:style-name="gr72" draw:text-style-name="P9" draw:layer="layout" svg:x1="7.836cm" svg:y1="13.096cm" svg:x2="7.831cm" svg:y2="13.731cm">
            <text:p/>
          </draw:line>
          <draw:line draw:name="Straight Connector 817" draw:style-name="gr72" draw:text-style-name="P9" draw:layer="layout" svg:x1="9.988cm" svg:y1="13.096cm" svg:x2="9.948cm" svg:y2="14.362cm">
            <text:p/>
          </draw:line>
          <draw:line draw:name="Straight Connector 818" draw:style-name="gr72" draw:text-style-name="P9" draw:layer="layout" svg:x1="10.2cm" svg:y1="13.096cm" svg:x2="10.16cm" svg:y2="14.362cm">
            <text:p/>
          </draw:line>
          <draw:line draw:name="Straight Connector 821" draw:style-name="gr72" draw:text-style-name="P9" draw:layer="layout" svg:x1="10.398cm" svg:y1="13.096cm" svg:x2="10.358cm" svg:y2="14.362cm">
            <text:p/>
          </draw:line>
          <draw:line draw:name="Straight Connector 822" draw:style-name="gr72" draw:text-style-name="P9" draw:layer="layout" svg:x1="10.371cm" svg:y1="13.096cm" svg:x2="10.795cm" svg:y2="13.731cm">
            <text:p/>
          </draw:line>
          <draw:line draw:name="Straight Connector 824" draw:style-name="gr72" draw:text-style-name="P9" draw:layer="layout" svg:x1="10.623cm" svg:y1="13.52cm" svg:x2="10.583cm" svg:y2="14.366cm">
            <text:p/>
          </draw:line>
          <draw:line draw:name="Straight Connector 831" draw:style-name="gr72" draw:text-style-name="P9" draw:layer="layout" svg:x1="11.853cm" svg:y1="13.731cm" svg:x2="14.181cm" svg:y2="15.213cm">
            <text:p/>
          </draw:line>
          <draw:line draw:name="Straight Connector 839" draw:style-name="gr72" draw:text-style-name="P9" draw:layer="layout" svg:x1="12.911cm" svg:y1="14.366cm" svg:x2="12.907cm" svg:y2="15.822cm">
            <text:p/>
          </draw:line>
          <draw:line draw:name="Straight Connector 841" draw:style-name="gr72" draw:text-style-name="P9" draw:layer="layout" svg:x1="13.127cm" svg:y1="14.578cm" svg:x2="13.123cm" svg:y2="15.848cm">
            <text:p/>
          </draw:line>
          <draw:line draw:name="Straight Connector 842" draw:style-name="gr72" draw:text-style-name="P9" draw:layer="layout" svg:x1="13.339cm" svg:y1="14.631cm" svg:x2="13.335cm" svg:y2="15.901cm">
            <text:p/>
          </draw:line>
          <draw:line draw:name="Straight Connector 843" draw:style-name="gr72" draw:text-style-name="P9" draw:layer="layout" svg:x1="13.551cm" svg:y1="14.79cm" svg:x2="13.546cm" svg:y2="15.848cm">
            <text:p/>
          </draw:line>
          <draw:line draw:name="Straight Connector 844" draw:style-name="gr72" draw:text-style-name="P9" draw:layer="layout" svg:x1="13.762cm" svg:y1="14.843cm" svg:x2="13.758cm" svg:y2="15.901cm">
            <text:p/>
          </draw:line>
          <draw:line draw:name="Straight Connector 845" draw:style-name="gr72" draw:text-style-name="P9" draw:layer="layout" svg:x1="12.067cm" svg:y1="13.866cm" svg:x2="12.065cm" svg:y2="14.79cm">
            <text:p/>
          </draw:line>
          <draw:line draw:name="Straight Connector 848" draw:style-name="gr72" draw:text-style-name="P9" draw:layer="layout" svg:x1="16.937cm" svg:y1="14.578cm" svg:x2="16.933cm" svg:y2="15.213cm">
            <text:p/>
          </draw:line>
          <draw:line draw:name="Straight Connector 849" draw:style-name="gr72" draw:text-style-name="P9" draw:layer="layout" svg:x1="16.726cm" svg:y1="14.578cm" svg:x2="16.721cm" svg:y2="15.213cm">
            <text:p/>
          </draw:line>
          <draw:line draw:name="Straight Connector 863" draw:style-name="gr72" draw:text-style-name="P9" draw:layer="layout" svg:x1="12.281cm" svg:y1="13.943cm" svg:x2="12.276cm" svg:y2="14.79cm">
            <text:p/>
          </draw:line>
          <draw:line draw:name="Straight Connector 864" draw:style-name="gr72" draw:text-style-name="P9" draw:layer="layout" svg:x1="12.492cm" svg:y1="14.128cm" svg:x2="12.488cm" svg:y2="14.975cm">
            <text:p/>
          </draw:line>
          <draw:line draw:name="Straight Connector 896" draw:style-name="gr72" draw:text-style-name="P9" draw:layer="layout" svg:x1="16.933cm" svg:y1="14.578cm" svg:x2="15.663cm" svg:y2="14.585cm">
            <text:p/>
          </draw:line>
        </draw:g>
        <draw:g draw:name="Group 906">
          <draw:line draw:name="Straight Connector 656" draw:style-name="gr72" draw:text-style-name="P9" draw:layer="layout" svg:x1="5.503cm" svg:y1="5.926cm" svg:x2="5.926cm" svg:y2="7.619cm">
            <text:p/>
          </draw:line>
          <draw:line draw:name="Straight Connector 657" draw:style-name="gr72" draw:text-style-name="P9" draw:layer="layout" svg:x1="12.488cm" svg:y1="5.079cm" svg:x2="12.699cm" svg:y2="5.714cm">
            <text:p/>
          </draw:line>
          <draw:line draw:name="Straight Connector 658" draw:style-name="gr72" draw:text-style-name="P9" draw:layer="layout" svg:x1="5.503cm" svg:y1="6.773cm" svg:x2="5.715cm" svg:y2="7.619cm">
            <text:p/>
          </draw:line>
          <draw:line draw:name="Straight Connector 664" draw:style-name="gr72" draw:text-style-name="P9" draw:layer="layout" svg:x1="5.926cm" svg:y1="5.926cm" svg:x2="6.35cm" svg:y2="7.619cm">
            <text:p/>
          </draw:line>
          <draw:line draw:name="Straight Connector 665" draw:style-name="gr72" draw:text-style-name="P9" draw:layer="layout" svg:x1="5.715cm" svg:y1="5.926cm" svg:x2="6.138cm" svg:y2="7.619cm">
            <text:p/>
          </draw:line>
          <draw:line draw:name="Straight Connector 673" draw:style-name="gr14" draw:text-style-name="P9" draw:layer="layout" svg:x1="12.699cm" svg:y1="8.466cm" svg:x2="12.696cm" svg:y2="5.086cm">
            <text:p/>
          </draw:line>
          <draw:line draw:name="Straight Connector 674" draw:style-name="gr72" draw:text-style-name="P9" draw:layer="layout" svg:x1="9.736cm" svg:y1="5.079cm" svg:x2="10.583cm" svg:y2="8.466cm">
            <text:p/>
          </draw:line>
          <draw:line draw:name="Straight Connector 675" draw:style-name="gr72" draw:text-style-name="P9" draw:layer="layout" svg:x1="7.858cm" svg:y1="5.291cm" svg:x2="8.704cm" svg:y2="8.466cm">
            <text:p/>
          </draw:line>
          <draw:line draw:name="Straight Connector 676" draw:style-name="gr72" draw:text-style-name="P9" draw:layer="layout" svg:x1="7.62cm" svg:y1="5.926cm" svg:x2="8.255cm" svg:y2="8.466cm">
            <text:p/>
          </draw:line>
          <draw:line draw:name="Straight Connector 677" draw:style-name="gr72" draw:text-style-name="P9" draw:layer="layout" svg:x1="7.408cm" svg:y1="5.926cm" svg:x2="8.043cm" svg:y2="8.466cm">
            <text:p/>
          </draw:line>
          <draw:line draw:name="Straight Connector 678" draw:style-name="gr72" draw:text-style-name="P9" draw:layer="layout" svg:x1="7.831cm" svg:y1="5.926cm" svg:x2="8.466cm" svg:y2="8.466cm">
            <text:p/>
          </draw:line>
          <draw:line draw:name="Straight Connector 679" draw:style-name="gr72" draw:text-style-name="P9" draw:layer="layout" svg:x1="9.948cm" svg:y1="5.079cm" svg:x2="10.794cm" svg:y2="8.466cm">
            <text:p/>
          </draw:line>
          <draw:line draw:name="Straight Connector 680" draw:style-name="gr72" draw:text-style-name="P9" draw:layer="layout" svg:x1="10.159cm" svg:y1="5.079cm" svg:x2="11.006cm" svg:y2="8.466cm">
            <text:p/>
          </draw:line>
          <draw:line draw:name="Straight Connector 681" draw:style-name="gr72" draw:text-style-name="P9" draw:layer="layout" svg:x1="10.371cm" svg:y1="5.079cm" svg:x2="11.218cm" svg:y2="8.466cm">
            <text:p/>
          </draw:line>
          <draw:line draw:name="Straight Connector 683" draw:style-name="gr72" draw:text-style-name="P9" draw:layer="layout" svg:x1="10.583cm" svg:y1="5.079cm" svg:x2="11.429cm" svg:y2="8.466cm">
            <text:p/>
          </draw:line>
          <draw:line draw:name="Straight Connector 684" draw:style-name="gr72" draw:text-style-name="P9" draw:layer="layout" svg:x1="10.794cm" svg:y1="5.079cm" svg:x2="11.641cm" svg:y2="8.466cm">
            <text:p/>
          </draw:line>
          <draw:line draw:name="Straight Connector 685" draw:style-name="gr72" draw:text-style-name="P9" draw:layer="layout" svg:x1="11.006cm" svg:y1="5.08cm" svg:x2="11.853cm" svg:y2="8.466cm">
            <text:p/>
          </draw:line>
          <draw:line draw:name="Straight Connector 686" draw:style-name="gr72" draw:text-style-name="P9" draw:layer="layout" svg:x1="11.218cm" svg:y1="5.08cm" svg:x2="12.064cm" svg:y2="8.466cm">
            <text:p/>
          </draw:line>
          <draw:line draw:name="Straight Connector 688" draw:style-name="gr72" draw:text-style-name="P9" draw:layer="layout" svg:x1="11.429cm" svg:y1="5.08cm" svg:x2="12.276cm" svg:y2="8.466cm">
            <text:p/>
          </draw:line>
          <draw:line draw:name="Straight Connector 689" draw:style-name="gr72" draw:text-style-name="P9" draw:layer="layout" svg:x1="11.641cm" svg:y1="5.08cm" svg:x2="12.488cm" svg:y2="8.466cm">
            <text:p/>
          </draw:line>
          <draw:line draw:name="Straight Connector 690" draw:style-name="gr72" draw:text-style-name="P9" draw:layer="layout" svg:x1="5.503cm" svg:y1="5.926cm" svg:x2="7.831cm" svg:y2="5.926cm">
            <text:p/>
          </draw:line>
          <draw:line draw:name="Straight Connector 691" draw:style-name="gr72" draw:text-style-name="P9" draw:layer="layout" svg:x1="11.853cm" svg:y1="5.079cm" svg:x2="12.699cm" svg:y2="8.254cm">
            <text:p/>
          </draw:line>
          <draw:line draw:name="Straight Connector 692" draw:style-name="gr72" draw:text-style-name="P9" draw:layer="layout" svg:x1="12.064cm" svg:y1="5.079cm" svg:x2="12.699cm" svg:y2="7.619cm">
            <text:p/>
          </draw:line>
          <draw:line draw:name="Straight Connector 693" draw:style-name="gr72" draw:text-style-name="P9" draw:layer="layout" svg:x1="12.276cm" svg:y1="5.079cm" svg:x2="12.699cm" svg:y2="6.773cm">
            <text:p/>
          </draw:line>
          <draw:line draw:name="Straight Connector 694" draw:style-name="gr72" draw:text-style-name="P9" draw:layer="layout" svg:x1="5.503cm" svg:y1="7.619cm" svg:x2="7.831cm" svg:y2="7.62cm">
            <text:p/>
          </draw:line>
          <draw:line draw:name="Straight Connector 695" draw:style-name="gr14" draw:text-style-name="P9" draw:layer="layout" svg:x1="5.509cm" svg:y1="5.926cm" svg:x2="5.503cm" svg:y2="7.619cm">
            <text:p/>
          </draw:line>
          <draw:line draw:name="Straight Connector 696" draw:style-name="gr72" draw:text-style-name="P9" draw:layer="layout" svg:x1="6.561cm" svg:y1="5.926cm" svg:x2="6.985cm" svg:y2="7.619cm">
            <text:p/>
          </draw:line>
          <draw:line draw:name="Straight Connector 697" draw:style-name="gr72" draw:text-style-name="P9" draw:layer="layout" svg:x1="6.35cm" svg:y1="5.926cm" svg:x2="6.773cm" svg:y2="7.619cm">
            <text:p/>
          </draw:line>
          <draw:line draw:name="Straight Connector 698" draw:style-name="gr72" draw:text-style-name="P9" draw:layer="layout" svg:x1="6.773cm" svg:y1="5.926cm" svg:x2="7.196cm" svg:y2="7.619cm">
            <text:p/>
          </draw:line>
          <draw:line draw:name="Straight Connector 699" draw:style-name="gr72" draw:text-style-name="P9" draw:layer="layout" svg:x1="7.196cm" svg:y1="5.926cm" svg:x2="7.62cm" svg:y2="7.619cm">
            <text:p/>
          </draw:line>
          <draw:line draw:name="Straight Connector 700" draw:style-name="gr72" draw:text-style-name="P9" draw:layer="layout" svg:x1="6.985cm" svg:y1="5.926cm" svg:x2="7.408cm" svg:y2="7.619cm">
            <text:p/>
          </draw:line>
          <draw:line draw:name="Straight Connector 701" draw:style-name="gr14" draw:text-style-name="P9" draw:layer="layout" svg:x1="7.833cm" svg:y1="5.082cm" svg:x2="7.829cm" svg:y2="5.928cm">
            <text:p/>
          </draw:line>
          <draw:line draw:name="Straight Connector 702" draw:style-name="gr14" draw:text-style-name="P9" draw:layer="layout" svg:x1="7.836cm" svg:y1="7.619cm" svg:x2="7.831cm" svg:y2="8.466cm">
            <text:p/>
          </draw:line>
          <draw:line draw:name="Straight Connector 703" draw:style-name="gr14" draw:text-style-name="P9" draw:layer="layout" svg:x1="7.831cm" svg:y1="5.075cm" svg:x2="12.7cm" svg:y2="5.08cm">
            <text:p/>
          </draw:line>
          <draw:line draw:name="Straight Connector 704" draw:style-name="gr14" draw:text-style-name="P9" draw:layer="layout" svg:x1="7.831cm" svg:y1="8.462cm" svg:x2="12.7cm" svg:y2="8.466cm">
            <text:p/>
          </draw:line>
          <draw:line draw:name="Straight Connector 717" draw:style-name="gr72" draw:text-style-name="P9" draw:layer="layout" svg:x1="8.89cm" svg:y1="5.075cm" svg:x2="9.736cm" svg:y2="8.462cm">
            <text:p/>
          </draw:line>
          <draw:line draw:name="Straight Connector 726" draw:style-name="gr72" draw:text-style-name="P9" draw:layer="layout" svg:x1="9.101cm" svg:y1="5.075cm" svg:x2="9.948cm" svg:y2="8.462cm">
            <text:p/>
          </draw:line>
          <draw:line draw:name="Straight Connector 727" draw:style-name="gr72" draw:text-style-name="P9" draw:layer="layout" svg:x1="9.313cm" svg:y1="5.075cm" svg:x2="10.16cm" svg:y2="8.462cm">
            <text:p/>
          </draw:line>
          <draw:line draw:name="Straight Connector 734" draw:style-name="gr72" draw:text-style-name="P9" draw:layer="layout" svg:x1="9.525cm" svg:y1="5.075cm" svg:x2="10.371cm" svg:y2="8.462cm">
            <text:p/>
          </draw:line>
          <draw:line draw:name="Straight Connector 735" draw:style-name="gr72" draw:text-style-name="P9" draw:layer="layout" svg:x1="8.466cm" svg:y1="5.075cm" svg:x2="9.313cm" svg:y2="8.462cm">
            <text:p/>
          </draw:line>
          <draw:line draw:name="Straight Connector 736" draw:style-name="gr72" draw:text-style-name="P9" draw:layer="layout" svg:x1="8.043cm" svg:y1="5.075cm" svg:x2="8.89cm" svg:y2="8.462cm">
            <text:p/>
          </draw:line>
          <draw:line draw:name="Straight Connector 737" draw:style-name="gr72" draw:text-style-name="P9" draw:layer="layout" svg:x1="8.255cm" svg:y1="5.075cm" svg:x2="9.101cm" svg:y2="8.462cm">
            <text:p/>
          </draw:line>
          <draw:line draw:name="Straight Connector 900" draw:style-name="gr72" draw:text-style-name="P9" draw:layer="layout" svg:x1="6.138cm" svg:y1="5.926cm" svg:x2="6.561cm" svg:y2="7.62cm">
            <text:p/>
          </draw:line>
          <draw:line draw:name="Straight Connector 903" draw:style-name="gr72" draw:text-style-name="P9" draw:layer="layout" svg:x1="8.678cm" svg:y1="5.08cm" svg:x2="9.525cm" svg:y2="8.466cm">
            <text:p/>
          </draw:line>
        </draw:g>
        <draw:g draw:name="Group 322">
          <draw:line draw:name="Straight Connector 899" draw:style-name="gr31" draw:text-style-name="P9" draw:layer="layout" svg:x1="7.829cm" svg:y1="15.24cm" svg:x2="7.831cm" svg:y2="6.985cm">
            <text:p/>
          </draw:line>
          <draw:line draw:name="Straight Connector 909" draw:style-name="gr31" draw:text-style-name="P9" draw:layer="layout" svg:x1="16.931cm" svg:y1="15.24cm" svg:x2="16.933cm" svg:y2="7.62cm">
            <text:p/>
          </draw:line>
        </draw:g>
        <draw:g draw:name="Group 947">
          <draw:line draw:name="Straight Connector 927" draw:style-name="gr72" draw:text-style-name="P9" draw:layer="layout" svg:x1="8.462cm" svg:y1="5.08cm" svg:x2="8.457cm" svg:y2="8.466cm">
            <text:p/>
          </draw:line>
          <draw:line draw:name="Straight Connector 928" draw:style-name="gr72" draw:text-style-name="P9" draw:layer="layout" svg:x1="9.101cm" svg:y1="5.077cm" svg:x2="9.097cm" svg:y2="8.464cm">
            <text:p/>
          </draw:line>
          <draw:line draw:name="Straight Connector 929" draw:style-name="gr72" draw:text-style-name="P9" draw:layer="layout" svg:x1="9.732cm" svg:y1="5.077cm" svg:x2="9.727cm" svg:y2="8.464cm">
            <text:p/>
          </draw:line>
          <draw:line draw:name="Straight Connector 930" draw:style-name="gr72" draw:text-style-name="P9" draw:layer="layout" svg:x1="10.371cm" svg:y1="5.08cm" svg:x2="10.367cm" svg:y2="8.466cm">
            <text:p/>
          </draw:line>
          <draw:line draw:name="Straight Connector 931" draw:style-name="gr72" draw:text-style-name="P9" draw:layer="layout" svg:x1="11.002cm" svg:y1="5.08cm" svg:x2="10.997cm" svg:y2="8.466cm">
            <text:p/>
          </draw:line>
          <draw:line draw:name="Straight Connector 932" draw:style-name="gr72" draw:text-style-name="P9" draw:layer="layout" svg:x1="11.641cm" svg:y1="5.077cm" svg:x2="11.637cm" svg:y2="8.464cm">
            <text:p/>
          </draw:line>
          <draw:line draw:name="Straight Connector 933" draw:style-name="gr72" draw:text-style-name="P9" draw:layer="layout" svg:x1="12.272cm" svg:y1="5.077cm" svg:x2="12.267cm" svg:y2="8.464cm">
            <text:p/>
          </draw:line>
          <draw:line draw:name="Straight Connector 934" draw:style-name="gr72" draw:text-style-name="P9" draw:layer="layout" svg:x1="13.326cm" svg:y1="5.08cm" svg:x2="13.321cm" svg:y2="8.466cm">
            <text:p/>
          </draw:line>
          <draw:line draw:name="Straight Connector 935" draw:style-name="gr72" draw:text-style-name="P9" draw:layer="layout" svg:x1="13.753cm" svg:y1="5.08cm" svg:x2="13.749cm" svg:y2="8.466cm">
            <text:p/>
          </draw:line>
          <draw:line draw:name="Straight Connector 936" draw:style-name="gr72" draw:text-style-name="P9" draw:layer="layout" svg:x1="14.393cm" svg:y1="5.077cm" svg:x2="14.388cm" svg:y2="8.464cm">
            <text:p/>
          </draw:line>
          <draw:line draw:name="Straight Connector 937" draw:style-name="gr72" draw:text-style-name="P9" draw:layer="layout" svg:x1="15.023cm" svg:y1="5.077cm" svg:x2="15.019cm" svg:y2="8.464cm">
            <text:p/>
          </draw:line>
          <draw:line draw:name="Straight Connector 938" draw:style-name="gr72" draw:text-style-name="P9" draw:layer="layout" svg:x1="15.663cm" svg:y1="5.08cm" svg:x2="15.658cm" svg:y2="8.466cm">
            <text:p/>
          </draw:line>
          <draw:line draw:name="Straight Connector 943" draw:style-name="gr72" draw:text-style-name="P9" draw:layer="layout" svg:x1="16.293cm" svg:y1="5.08cm" svg:x2="16.289cm" svg:y2="8.466cm">
            <text:p/>
          </draw:line>
        </draw:g>
        <draw:custom-shape draw:name="Rectangle 948" draw:style-name="gr28" draw:text-style-name="P13" draw:layer="layout" svg:width="6.137cm" svg:height="1.692cm" svg:x="9.525cm" svg:y="5.92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5">
          <draw:custom-shape draw:name="Straight Arrow Connector 473" draw:style-name="gr33" draw:text-style-name="P9" draw:layer="layout" svg:width="1.057cm" svg:height="0.003cm" draw:transform="rotate (-3.14159265358979) translate (22.225cm 1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235" draw:style-name="gr13" draw:text-style-name="P8" draw:layer="layout" svg:width="8.432cm" svg:height="0.846cm" svg:x="12.7cm" svg:y="15.87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37" draw:style-name="gr72" draw:text-style-name="P9" draw:layer="layout" svg:x1="17.248cm" svg:y1="15.874cm" svg:x2="16.817cm" svg:y2="16.721cm">
            <text:p/>
          </draw:line>
          <draw:line draw:name="Straight Connector 238" draw:style-name="gr72" draw:text-style-name="P9" draw:layer="layout" svg:x1="17.463cm" svg:y1="15.874cm" svg:x2="17.032cm" svg:y2="16.721cm">
            <text:p/>
          </draw:line>
          <draw:line draw:name="Straight Connector 239" draw:style-name="gr72" draw:text-style-name="P9" draw:layer="layout" svg:x1="17.678cm" svg:y1="15.874cm" svg:x2="17.248cm" svg:y2="16.721cm">
            <text:p/>
          </draw:line>
          <draw:line draw:name="Straight Connector 240" draw:style-name="gr72" draw:text-style-name="P9" draw:layer="layout" svg:x1="17.893cm" svg:y1="15.874cm" svg:x2="17.463cm" svg:y2="16.721cm">
            <text:p/>
          </draw:line>
          <draw:line draw:name="Straight Connector 248" draw:style-name="gr72" draw:text-style-name="P9" draw:layer="layout" svg:x1="18.119cm" svg:y1="15.874cm" svg:x2="17.689cm" svg:y2="16.721cm">
            <text:p/>
          </draw:line>
          <draw:line draw:name="Straight Connector 278" draw:style-name="gr72" draw:text-style-name="P9" draw:layer="layout" svg:x1="18.335cm" svg:y1="15.874cm" svg:x2="17.904cm" svg:y2="16.721cm">
            <text:p/>
          </draw:line>
          <draw:line draw:name="Straight Connector 279" draw:style-name="gr72" draw:text-style-name="P9" draw:layer="layout" svg:x1="18.55cm" svg:y1="15.874cm" svg:x2="18.119cm" svg:y2="16.721cm">
            <text:p/>
          </draw:line>
          <draw:line draw:name="Straight Connector 280" draw:style-name="gr72" draw:text-style-name="P9" draw:layer="layout" svg:x1="18.765cm" svg:y1="15.874cm" svg:x2="18.335cm" svg:y2="16.721cm">
            <text:p/>
          </draw:line>
          <draw:line draw:name="Straight Connector 282" draw:style-name="gr72" draw:text-style-name="P9" draw:layer="layout" svg:x1="18.98cm" svg:y1="15.874cm" svg:x2="18.55cm" svg:y2="16.721cm">
            <text:p/>
          </draw:line>
          <draw:line draw:name="Straight Connector 283" draw:style-name="gr72" draw:text-style-name="P9" draw:layer="layout" svg:x1="19.196cm" svg:y1="15.874cm" svg:x2="18.765cm" svg:y2="16.721cm">
            <text:p/>
          </draw:line>
          <draw:line draw:name="Straight Connector 284" draw:style-name="gr72" draw:text-style-name="P9" draw:layer="layout" svg:x1="19.411cm" svg:y1="15.874cm" svg:x2="18.98cm" svg:y2="16.721cm">
            <text:p/>
          </draw:line>
          <draw:line draw:name="Straight Connector 285" draw:style-name="gr72" draw:text-style-name="P9" draw:layer="layout" svg:x1="21.133cm" svg:y1="15.874cm" svg:x2="20.702cm" svg:y2="16.721cm">
            <text:p/>
          </draw:line>
          <draw:line draw:name="Straight Connector 286" draw:style-name="gr72" draw:text-style-name="P9" draw:layer="layout" svg:x1="12.915cm" svg:y1="15.875cm" svg:x2="12.7cm" svg:y2="16.298cm">
            <text:p/>
          </draw:line>
          <draw:line draw:name="Straight Connector 287" draw:style-name="gr72" draw:text-style-name="P9" draw:layer="layout" svg:x1="21.133cm" svg:y1="16.298cm" svg:x2="20.918cm" svg:y2="16.721cm">
            <text:p/>
          </draw:line>
          <draw:line draw:name="Straight Connector 288" draw:style-name="gr72" draw:text-style-name="P9" draw:layer="layout" svg:x1="19.626cm" svg:y1="15.874cm" svg:x2="19.196cm" svg:y2="16.721cm">
            <text:p/>
          </draw:line>
          <draw:line draw:name="Straight Connector 289" draw:style-name="gr72" draw:text-style-name="P9" draw:layer="layout" svg:x1="19.841cm" svg:y1="15.874cm" svg:x2="19.411cm" svg:y2="16.721cm">
            <text:p/>
          </draw:line>
          <draw:line draw:name="Straight Connector 290" draw:style-name="gr72" draw:text-style-name="P9" draw:layer="layout" svg:x1="20.057cm" svg:y1="15.874cm" svg:x2="19.626cm" svg:y2="16.721cm">
            <text:p/>
          </draw:line>
          <draw:line draw:name="Straight Connector 292" draw:style-name="gr72" draw:text-style-name="P9" draw:layer="layout" svg:x1="20.272cm" svg:y1="15.874cm" svg:x2="19.841cm" svg:y2="16.721cm">
            <text:p/>
          </draw:line>
          <draw:line draw:name="Straight Connector 293" draw:style-name="gr72" draw:text-style-name="P9" draw:layer="layout" svg:x1="20.487cm" svg:y1="15.874cm" svg:x2="20.057cm" svg:y2="16.721cm">
            <text:p/>
          </draw:line>
          <draw:line draw:name="Straight Connector 294" draw:style-name="gr72" draw:text-style-name="P9" draw:layer="layout" svg:x1="20.702cm" svg:y1="15.874cm" svg:x2="20.272cm" svg:y2="16.721cm">
            <text:p/>
          </draw:line>
          <draw:line draw:name="Straight Connector 295" draw:style-name="gr72" draw:text-style-name="P9" draw:layer="layout" svg:x1="20.918cm" svg:y1="15.874cm" svg:x2="20.487cm" svg:y2="16.721cm">
            <text:p/>
          </draw:line>
          <draw:custom-shape draw:name="TextBox 232" draw:style-name="gr19" draw:text-style-name="P8" draw:layer="layout" svg:width="3.443cm" svg:height="1.773cm" svg:x="21.956cm" svg:y="15.907cm">
            <text:p text:style-name="P10"><text:span text:style-name="T5">n diffu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33" draw:style-name="gr33" draw:text-style-name="P9" draw:layer="layout" svg:width="0.821cm" svg:height="0.003cm" draw:transform="rotate (-3.14159265358979) translate (21.956cm 16.547cm)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96" draw:style-name="gr72" draw:text-style-name="P9" draw:layer="layout" svg:x1="15.049cm" svg:y1="15.874cm" svg:x2="14.619cm" svg:y2="16.721cm">
            <text:p/>
          </draw:line>
          <draw:line draw:name="Straight Connector 297" draw:style-name="gr72" draw:text-style-name="P9" draw:layer="layout" svg:x1="15.265cm" svg:y1="15.874cm" svg:x2="14.834cm" svg:y2="16.721cm">
            <text:p/>
          </draw:line>
          <draw:line draw:name="Straight Connector 298" draw:style-name="gr72" draw:text-style-name="P9" draw:layer="layout" svg:x1="15.48cm" svg:y1="15.874cm" svg:x2="15.049cm" svg:y2="16.721cm">
            <text:p/>
          </draw:line>
          <draw:line draw:name="Straight Connector 299" draw:style-name="gr72" draw:text-style-name="P9" draw:layer="layout" svg:x1="15.695cm" svg:y1="15.874cm" svg:x2="15.265cm" svg:y2="16.721cm">
            <text:p/>
          </draw:line>
          <draw:line draw:name="Straight Connector 300" draw:style-name="gr72" draw:text-style-name="P9" draw:layer="layout" svg:x1="15.91cm" svg:y1="15.874cm" svg:x2="15.48cm" svg:y2="16.721cm">
            <text:p/>
          </draw:line>
          <draw:line draw:name="Straight Connector 303" draw:style-name="gr72" draw:text-style-name="P9" draw:layer="layout" svg:x1="16.126cm" svg:y1="15.874cm" svg:x2="15.695cm" svg:y2="16.721cm">
            <text:p/>
          </draw:line>
          <draw:line draw:name="Straight Connector 307" draw:style-name="gr72" draw:text-style-name="P9" draw:layer="layout" svg:x1="16.341cm" svg:y1="15.874cm" svg:x2="15.91cm" svg:y2="16.721cm">
            <text:p/>
          </draw:line>
          <draw:line draw:name="Straight Connector 308" draw:style-name="gr72" draw:text-style-name="P9" draw:layer="layout" svg:x1="16.556cm" svg:y1="15.874cm" svg:x2="16.126cm" svg:y2="16.721cm">
            <text:p/>
          </draw:line>
          <draw:line draw:name="Straight Connector 309" draw:style-name="gr72" draw:text-style-name="P9" draw:layer="layout" svg:x1="16.771cm" svg:y1="15.874cm" svg:x2="16.341cm" svg:y2="16.721cm">
            <text:p/>
          </draw:line>
          <draw:line draw:name="Straight Connector 310" draw:style-name="gr72" draw:text-style-name="P9" draw:layer="layout" svg:x1="16.987cm" svg:y1="15.874cm" svg:x2="16.556cm" svg:y2="16.721cm">
            <text:p/>
          </draw:line>
          <draw:line draw:name="Straight Connector 402" draw:style-name="gr72" draw:text-style-name="P9" draw:layer="layout" svg:x1="13.97cm" svg:y1="15.875cm" svg:x2="13.539cm" svg:y2="16.721cm">
            <text:p/>
          </draw:line>
          <draw:line draw:name="Straight Connector 403" draw:style-name="gr72" draw:text-style-name="P9" draw:layer="layout" svg:x1="14.185cm" svg:y1="15.875cm" svg:x2="13.754cm" svg:y2="16.721cm">
            <text:p/>
          </draw:line>
          <draw:line draw:name="Straight Connector 404" draw:style-name="gr72" draw:text-style-name="P9" draw:layer="layout" svg:x1="14.4cm" svg:y1="15.875cm" svg:x2="13.97cm" svg:y2="16.721cm">
            <text:p/>
          </draw:line>
          <draw:line draw:name="Straight Connector 405" draw:style-name="gr72" draw:text-style-name="P9" draw:layer="layout" svg:x1="14.615cm" svg:y1="15.875cm" svg:x2="14.185cm" svg:y2="16.721cm">
            <text:p/>
          </draw:line>
          <draw:line draw:name="Straight Connector 406" draw:style-name="gr72" draw:text-style-name="P9" draw:layer="layout" svg:x1="14.831cm" svg:y1="15.875cm" svg:x2="14.4cm" svg:y2="16.721cm">
            <text:p/>
          </draw:line>
          <draw:line draw:name="Straight Connector 407" draw:style-name="gr72" draw:text-style-name="P9" draw:layer="layout" svg:x1="13.342cm" svg:y1="15.875cm" svg:x2="12.911cm" svg:y2="16.721cm">
            <text:p/>
          </draw:line>
          <draw:line draw:name="Straight Connector 408" draw:style-name="gr72" draw:text-style-name="P9" draw:layer="layout" svg:x1="13.557cm" svg:y1="15.875cm" svg:x2="13.126cm" svg:y2="16.721cm">
            <text:p/>
          </draw:line>
          <draw:line draw:name="Straight Connector 409" draw:style-name="gr72" draw:text-style-name="P9" draw:layer="layout" svg:x1="13.772cm" svg:y1="15.875cm" svg:x2="13.342cm" svg:y2="16.721cm">
            <text:p/>
          </draw:line>
          <draw:line draw:name="Straight Connector 314" draw:style-name="gr72" draw:text-style-name="P9" draw:layer="layout" svg:x1="13.13cm" svg:y1="15.875cm" svg:x2="12.7cm" svg:y2="16.721cm">
            <text:p/>
          </draw:line>
        </draw:g>
        <draw:line draw:name="Straight Connector 319" draw:style-name="gr31" draw:text-style-name="P9" draw:layer="layout" svg:x1="11.006cm" svg:y1="15.453cm" svg:x2="11.008cm" svg:y2="8.255cm">
          <text:p/>
        </draw:line>
        <draw:custom-shape draw:name="TextBox 281" draw:style-name="gr19" draw:text-style-name="P8" draw:layer="layout" svg:width="9.101cm" svg:height="1.267cm" svg:x="1.27cm" svg:y="1.27cm">
          <text:p text:style-name="P10"><text:span text:style-name="T4">Butting Cont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8.begin">
            <anim:transitionFilter smil:dur="3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g draw:name="Group 19">
          <draw:custom-shape draw:name="Rectangle 1" draw:style-name="gr13" draw:text-style-name="P8" draw:layer="layout" svg:width="4.867cm" svg:height="1.057cm" svg:x="1.691cm" svg:y="3.989cm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" draw:style-name="gr14" draw:text-style-name="P9" draw:layer="layout" svg:x1="6.561cm" svg:y1="4.624cm" svg:x2="5.926cm" svg:y2="3.989cm">
            <text:p/>
          </draw:line>
          <draw:line draw:name="Straight Connector 3" draw:style-name="gr14" draw:text-style-name="P9" draw:layer="layout" svg:x1="6.561cm" svg:y1="5.047cm" svg:x2="5.503cm" svg:y2="3.989cm">
            <text:p/>
          </draw:line>
          <draw:line draw:name="Straight Connector 4" draw:style-name="gr14" draw:text-style-name="P9" draw:layer="layout" svg:x1="2.35cm" svg:y1="5.009cm" svg:x2="1.715cm" svg:y2="4.374cm">
            <text:p/>
          </draw:line>
          <draw:line draw:name="Straight Connector 5" draw:style-name="gr14" draw:text-style-name="P9" draw:layer="layout" svg:x1="5.715cm" svg:y1="5.047cm" svg:x2="4.656cm" svg:y2="3.989cm">
            <text:p/>
          </draw:line>
          <draw:line draw:name="Straight Connector 6" draw:style-name="gr14" draw:text-style-name="P9" draw:layer="layout" svg:x1="6.138cm" svg:y1="5.047cm" svg:x2="5.08cm" svg:y2="3.989cm">
            <text:p/>
          </draw:line>
          <draw:line draw:name="Straight Connector 7" draw:style-name="gr14" draw:text-style-name="P9" draw:layer="layout" svg:x1="5.291cm" svg:y1="5.047cm" svg:x2="4.233cm" svg:y2="3.989cm">
            <text:p/>
          </draw:line>
          <draw:line draw:name="Straight Connector 8" draw:style-name="gr14" draw:text-style-name="P9" draw:layer="layout" svg:x1="4.868cm" svg:y1="5.047cm" svg:x2="3.81cm" svg:y2="3.989cm">
            <text:p/>
          </draw:line>
          <draw:line draw:name="Straight Connector 9" draw:style-name="gr14" draw:text-style-name="P9" draw:layer="layout" svg:x1="4.445cm" svg:y1="5.047cm" svg:x2="3.386cm" svg:y2="3.989cm">
            <text:p/>
          </draw:line>
          <draw:line draw:name="Straight Connector 10" draw:style-name="gr14" draw:text-style-name="P9" draw:layer="layout" svg:x1="4.021cm" svg:y1="5.047cm" svg:x2="2.963cm" svg:y2="3.989cm">
            <text:p/>
          </draw:line>
          <draw:line draw:name="Straight Connector 11" draw:style-name="gr14" draw:text-style-name="P9" draw:layer="layout" svg:x1="3.598cm" svg:y1="5.047cm" svg:x2="2.54cm" svg:y2="3.989cm">
            <text:p/>
          </draw:line>
          <draw:line draw:name="Straight Connector 12" draw:style-name="gr14" draw:text-style-name="P9" draw:layer="layout" svg:x1="6.561cm" svg:y1="4.2cm" svg:x2="6.35cm" svg:y2="3.989cm">
            <text:p/>
          </draw:line>
          <draw:line draw:name="Straight Connector 13" draw:style-name="gr14" draw:text-style-name="P9" draw:layer="layout" svg:x1="1.927cm" svg:y1="5.009cm" svg:x2="1.715cm" svg:y2="4.798cm">
            <text:p/>
          </draw:line>
          <draw:line draw:name="Straight Connector 17" draw:style-name="gr14" draw:text-style-name="P9" draw:layer="layout" svg:x1="3.175cm" svg:y1="5.047cm" svg:x2="2.116cm" svg:y2="3.989cm">
            <text:p/>
          </draw:line>
          <draw:line draw:name="Straight Connector 18" draw:style-name="gr14" draw:text-style-name="P9" draw:layer="layout" svg:x1="2.751cm" svg:y1="5.047cm" svg:x2="1.693cm" svg:y2="3.989cm">
            <text:p/>
          </draw:line>
        </draw:g>
        <draw:g draw:name="Group 20">
          <draw:custom-shape draw:name="Rectangle 21" draw:style-name="gr13" draw:text-style-name="P8" draw:layer="layout" svg:width="4.867cm" svg:height="1.057cm" draw:transform="rotate (1.5707963267949) translate (4.866cm 8.223cm)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2" draw:style-name="gr14" draw:text-style-name="P9" draw:layer="layout" svg:x1="5.291cm" svg:y1="8.222cm" svg:x2="5.926cm" svg:y2="7.587cm">
            <text:p/>
          </draw:line>
          <draw:line draw:name="Straight Connector 23" draw:style-name="gr14" draw:text-style-name="P9" draw:layer="layout" svg:x1="4.868cm" svg:y1="8.222cm" svg:x2="5.926cm" svg:y2="7.164cm">
            <text:p/>
          </draw:line>
          <draw:line draw:name="Straight Connector 24" draw:style-name="gr14" draw:text-style-name="P9" draw:layer="layout" svg:x1="4.906cm" svg:y1="4.011cm" svg:x2="5.541cm" svg:y2="3.376cm">
            <text:p/>
          </draw:line>
          <draw:line draw:name="Straight Connector 25" draw:style-name="gr14" draw:text-style-name="P9" draw:layer="layout" svg:x1="4.868cm" svg:y1="7.375cm" svg:x2="5.926cm" svg:y2="6.317cm">
            <text:p/>
          </draw:line>
          <draw:line draw:name="Straight Connector 26" draw:style-name="gr14" draw:text-style-name="P9" draw:layer="layout" svg:x1="4.868cm" svg:y1="7.799cm" svg:x2="5.926cm" svg:y2="6.74cm">
            <text:p/>
          </draw:line>
          <draw:line draw:name="Straight Connector 27" draw:style-name="gr14" draw:text-style-name="P9" draw:layer="layout" svg:x1="4.868cm" svg:y1="6.952cm" svg:x2="5.926cm" svg:y2="5.894cm">
            <text:p/>
          </draw:line>
          <draw:line draw:name="Straight Connector 28" draw:style-name="gr14" draw:text-style-name="P9" draw:layer="layout" svg:x1="4.868cm" svg:y1="6.529cm" svg:x2="5.926cm" svg:y2="5.47cm">
            <text:p/>
          </draw:line>
          <draw:line draw:name="Straight Connector 29" draw:style-name="gr14" draw:text-style-name="P9" draw:layer="layout" svg:x1="4.868cm" svg:y1="6.105cm" svg:x2="5.926cm" svg:y2="5.047cm">
            <text:p/>
          </draw:line>
          <draw:line draw:name="Straight Connector 30" draw:style-name="gr14" draw:text-style-name="P9" draw:layer="layout" svg:x1="4.868cm" svg:y1="5.682cm" svg:x2="5.926cm" svg:y2="4.624cm">
            <text:p/>
          </draw:line>
          <draw:line draw:name="Straight Connector 31" draw:style-name="gr14" draw:text-style-name="P9" draw:layer="layout" svg:x1="4.868cm" svg:y1="5.259cm" svg:x2="5.926cm" svg:y2="4.2cm">
            <text:p/>
          </draw:line>
          <draw:line draw:name="Straight Connector 32" draw:style-name="gr14" draw:text-style-name="P9" draw:layer="layout" svg:x1="5.715cm" svg:y1="8.222cm" svg:x2="5.926cm" svg:y2="8.01cm">
            <text:p/>
          </draw:line>
          <draw:line draw:name="Straight Connector 33" draw:style-name="gr14" draw:text-style-name="P9" draw:layer="layout" svg:x1="4.906cm" svg:y1="3.588cm" svg:x2="5.117cm" svg:y2="3.376cm">
            <text:p/>
          </draw:line>
          <draw:line draw:name="Straight Connector 34" draw:style-name="gr14" draw:text-style-name="P9" draw:layer="layout" svg:x1="4.868cm" svg:y1="4.835cm" svg:x2="5.926cm" svg:y2="3.777cm">
            <text:p/>
          </draw:line>
          <draw:line draw:name="Straight Connector 35" draw:style-name="gr14" draw:text-style-name="P9" draw:layer="layout" svg:x1="4.868cm" svg:y1="4.412cm" svg:x2="5.926cm" svg:y2="3.354cm">
            <text:p/>
          </draw:line>
        </draw:g>
        <draw:custom-shape draw:name="Rectangle 40" draw:style-name="gr74" draw:text-style-name="P8" draw:layer="layout" svg:width="2.327cm" svg:height="2.962cm" svg:x="4.233cm" svg:y="3.35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9" draw:text-style-name="P8" draw:layer="layout" svg:width="1.269cm" svg:height="1.013cm" svg:x="10.795cm" svg:y="1.2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2" draw:style-name="gr30" draw:text-style-name="P9" draw:layer="layout" svg:width="1.269cm" svg:height="0.003cm" svg:x="10.795cm" svg:y="2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3" draw:style-name="gr19" draw:text-style-name="P8" draw:layer="layout" svg:width="1.269cm" svg:height="1.013cm" svg:x="6.985cm" svg:y="5.048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30" draw:text-style-name="P9" draw:layer="layout" svg:width="1.269cm" svg:height="0.003cm" draw:transform="rotate (-1.5707963267949) translate (6.985cm 5.0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5" draw:style-name="gr19" draw:text-style-name="P8" draw:layer="layout" svg:width="1.269cm" svg:height="1.013cm" svg:x="0.212cm" svg:y="4.02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30" draw:text-style-name="P9" draw:layer="layout" svg:width="1.269cm" svg:height="0.003cm" draw:transform="rotate (-1.5707963267949) translate (1.482cm 3.8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30" draw:text-style-name="P9" draw:layer="layout" svg:width="0.634cm" svg:height="0.003cm" draw:transform="rotate (-3.14159265358979) translate (6.562cm 9.9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3" draw:style-name="gr19" draw:text-style-name="P8" draw:layer="layout" svg:width="1.269cm" svg:height="1.013cm" svg:x="5.715cm" svg:y="10.16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7" draw:style-name="gr31" draw:text-style-name="P9" draw:layer="layout" svg:x1="6.563cm" svg:y1="5.926cm" svg:x2="6.561cm" svg:y2="9.734cm">
          <text:p/>
        </draw:line>
        <draw:line draw:name="Straight Connector 63" draw:style-name="gr31" draw:text-style-name="P9" draw:layer="layout" svg:x1="5.928cm" svg:y1="5.926cm" svg:x2="5.926cm" svg:y2="9.734cm">
          <text:p/>
        </draw:line>
        <draw:line draw:name="Straight Connector 64" draw:style-name="gr31" draw:text-style-name="P9" draw:layer="layout" svg:x1="4.87cm" svg:y1="5.926cm" svg:x2="4.868cm" svg:y2="9.734cm">
          <text:p/>
        </draw:line>
        <draw:line draw:name="Straight Connector 65" draw:style-name="gr31" draw:text-style-name="P9" draw:layer="layout" svg:x1="4.235cm" svg:y1="5.926cm" svg:x2="4.233cm" svg:y2="9.734cm">
          <text:p/>
        </draw:line>
        <draw:custom-shape draw:name="Straight Arrow Connector 66" draw:style-name="gr30" draw:text-style-name="P9" draw:layer="layout" svg:width="0.634cm" svg:height="0.003cm" draw:transform="rotate (-3.14159265358979) translate (4.868cm 9.9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7" draw:style-name="gr19" draw:text-style-name="P8" draw:layer="layout" svg:width="1.269cm" svg:height="1.013cm" svg:x="4.022cm" svg:y="10.192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4">
          <draw:custom-shape draw:name="Rectangle 85" draw:style-name="gr13" draw:text-style-name="P8" draw:layer="layout" svg:width="4.867cm" svg:height="1.057cm" draw:transform="rotate (-1.5707963267949) translate (13.121cm 3.385cm)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6" draw:style-name="gr14" draw:text-style-name="P9" draw:layer="layout" svg:x1="12.7cm" svg:y1="8.255cm" svg:x2="12.065cm" svg:y2="7.62cm">
            <text:p/>
          </draw:line>
          <draw:line draw:name="Straight Connector 87" draw:style-name="gr14" draw:text-style-name="P9" draw:layer="layout" svg:x1="13.123cm" svg:y1="8.255cm" svg:x2="12.065cm" svg:y2="7.196cm">
            <text:p/>
          </draw:line>
          <draw:line draw:name="Straight Connector 88" draw:style-name="gr14" draw:text-style-name="P9" draw:layer="layout" svg:x1="13.085cm" svg:y1="4.043cm" svg:x2="12.45cm" svg:y2="3.408cm">
            <text:p/>
          </draw:line>
          <draw:line draw:name="Straight Connector 89" draw:style-name="gr14" draw:text-style-name="P9" draw:layer="layout" svg:x1="13.123cm" svg:y1="7.408cm" svg:x2="12.065cm" svg:y2="6.35cm">
            <text:p/>
          </draw:line>
          <draw:line draw:name="Straight Connector 90" draw:style-name="gr14" draw:text-style-name="P9" draw:layer="layout" svg:x1="13.123cm" svg:y1="7.831cm" svg:x2="12.065cm" svg:y2="6.773cm">
            <text:p/>
          </draw:line>
          <draw:line draw:name="Straight Connector 91" draw:style-name="gr14" draw:text-style-name="P9" draw:layer="layout" svg:x1="13.123cm" svg:y1="6.985cm" svg:x2="12.065cm" svg:y2="5.926cm">
            <text:p/>
          </draw:line>
          <draw:line draw:name="Straight Connector 92" draw:style-name="gr14" draw:text-style-name="P9" draw:layer="layout" svg:x1="13.123cm" svg:y1="6.561cm" svg:x2="12.065cm" svg:y2="5.503cm">
            <text:p/>
          </draw:line>
          <draw:line draw:name="Straight Connector 93" draw:style-name="gr14" draw:text-style-name="P9" draw:layer="layout" svg:x1="13.123cm" svg:y1="6.138cm" svg:x2="12.065cm" svg:y2="5.08cm">
            <text:p/>
          </draw:line>
          <draw:line draw:name="Straight Connector 94" draw:style-name="gr14" draw:text-style-name="P9" draw:layer="layout" svg:x1="13.123cm" svg:y1="5.715cm" svg:x2="12.065cm" svg:y2="4.656cm">
            <text:p/>
          </draw:line>
          <draw:line draw:name="Straight Connector 95" draw:style-name="gr14" draw:text-style-name="P9" draw:layer="layout" svg:x1="13.123cm" svg:y1="5.291cm" svg:x2="12.065cm" svg:y2="4.233cm">
            <text:p/>
          </draw:line>
          <draw:line draw:name="Straight Connector 96" draw:style-name="gr14" draw:text-style-name="P9" draw:layer="layout" svg:x1="12.276cm" svg:y1="8.255cm" svg:x2="12.065cm" svg:y2="8.043cm">
            <text:p/>
          </draw:line>
          <draw:line draw:name="Straight Connector 97" draw:style-name="gr14" draw:text-style-name="P9" draw:layer="layout" svg:x1="13.085cm" svg:y1="3.62cm" svg:x2="12.873cm" svg:y2="3.408cm">
            <text:p/>
          </draw:line>
          <draw:line draw:name="Straight Connector 98" draw:style-name="gr14" draw:text-style-name="P9" draw:layer="layout" svg:x1="13.123cm" svg:y1="4.868cm" svg:x2="12.065cm" svg:y2="3.81cm">
            <text:p/>
          </draw:line>
          <draw:line draw:name="Straight Connector 99" draw:style-name="gr14" draw:text-style-name="P9" draw:layer="layout" svg:x1="13.123cm" svg:y1="4.445cm" svg:x2="12.065cm" svg:y2="3.386cm">
            <text:p/>
          </draw:line>
        </draw:g>
        <draw:custom-shape draw:name="Rectangle 100" draw:style-name="gr29" draw:text-style-name="P8" draw:layer="layout" svg:width="2.327cm" svg:height="3.492cm" draw:transform="rotate (-1.5707963267949) translate (14.363cm 3.387cm)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19" draw:text-style-name="P8" draw:layer="layout" svg:width="1.269cm" svg:height="1.013cm" svg:x="13.123cm" svg:y="1.2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30" draw:text-style-name="P9" draw:layer="layout" svg:width="1.269cm" svg:height="0.003cm" svg:x="13.123cm" svg:y="2.117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03" draw:style-name="gr31" draw:text-style-name="P9" draw:layer="layout" svg:x1="12.065cm" svg:y1="1.905cm" svg:x2="12.062cm" svg:y2="3.807cm">
          <text:p/>
        </draw:line>
        <draw:line draw:name="Straight Connector 108" draw:style-name="gr31" draw:text-style-name="P9" draw:layer="layout" svg:x1="10.797cm" svg:y1="1.905cm" svg:x2="10.795cm" svg:y2="3.807cm">
          <text:p/>
        </draw:line>
        <draw:line draw:name="Straight Connector 109" draw:style-name="gr31" draw:text-style-name="P9" draw:layer="layout" svg:x1="14.393cm" svg:y1="1.905cm" svg:x2="14.391cm" svg:y2="3.807cm">
          <text:p/>
        </draw:line>
        <draw:line draw:name="Straight Connector 110" draw:style-name="gr31" draw:text-style-name="P9" draw:layer="layout" svg:x1="13.125cm" svg:y1="1.905cm" svg:x2="13.123cm" svg:y2="3.807cm">
          <text:p/>
        </draw:line>
        <draw:line draw:name="Straight Connector 112" draw:style-name="gr31" draw:text-style-name="P9" draw:layer="layout" svg:x1="14.183cm" svg:y1="3.384cm" svg:x2="16.086cm" svg:y2="3.386cm">
          <text:p/>
        </draw:line>
        <draw:line draw:name="Straight Connector 113" draw:style-name="gr31" draw:text-style-name="P9" draw:layer="layout" svg:x1="14.181cm" svg:y1="4.019cm" svg:x2="16.084cm" svg:y2="4.021cm">
          <text:p/>
        </draw:line>
        <draw:custom-shape draw:name="Straight Arrow Connector 114" draw:style-name="gr30" draw:text-style-name="P9" draw:layer="layout" svg:width="0.634cm" svg:height="0.003cm" draw:transform="rotate (1.5707963267949) translate (15.875cm 4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5" draw:style-name="gr19" draw:text-style-name="P8" draw:layer="layout" svg:width="1.269cm" svg:height="1.013cm" svg:x="15.875cm" svg:y="3.179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6" draw:style-name="gr31" draw:text-style-name="P9" draw:layer="layout" svg:x1="13.972cm" svg:y1="5.029cm" svg:x2="15.875cm" svg:y2="5.032cm">
          <text:p/>
        </draw:line>
        <draw:line draw:name="Straight Connector 117" draw:style-name="gr31" draw:text-style-name="P9" draw:layer="layout" svg:x1="13.97cm" svg:y1="5.664cm" svg:x2="15.872cm" svg:y2="5.667cm">
          <text:p/>
        </draw:line>
        <draw:custom-shape draw:name="Straight Arrow Connector 118" draw:style-name="gr30" draw:text-style-name="P9" draw:layer="layout" svg:width="0.634cm" svg:height="0.003cm" draw:transform="rotate (1.5707963267949) translate (15.663cm 5.6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9" draw:style-name="gr19" draw:text-style-name="P8" draw:layer="layout" svg:width="1.269cm" svg:height="1.013cm" svg:x="15.663cm" svg:y="4.825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1">
          <draw:custom-shape draw:name="Rectangle 121" draw:style-name="gr13" draw:text-style-name="P8" draw:layer="layout" svg:width="6.984cm" svg:height="1.057cm" svg:x="8.678cm" svg:y="4.02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2" draw:style-name="gr14" draw:text-style-name="P9" draw:layer="layout" svg:x1="8.678cm" svg:y1="4.656cm" svg:x2="9.313cm" svg:y2="4.021cm">
            <text:p/>
          </draw:line>
          <draw:line draw:name="Straight Connector 123" draw:style-name="gr14" draw:text-style-name="P9" draw:layer="layout" svg:x1="8.678cm" svg:y1="5.08cm" svg:x2="9.736cm" svg:y2="4.021cm">
            <text:p/>
          </draw:line>
          <draw:line draw:name="Straight Connector 124" draw:style-name="gr14" draw:text-style-name="P9" draw:layer="layout" svg:x1="15.006cm" svg:y1="5.042cm" svg:x2="15.641cm" svg:y2="4.407cm">
            <text:p/>
          </draw:line>
          <draw:line draw:name="Straight Connector 125" draw:style-name="gr14" draw:text-style-name="P9" draw:layer="layout" svg:x1="11.641cm" svg:y1="5.08cm" svg:x2="12.7cm" svg:y2="4.021cm">
            <text:p/>
          </draw:line>
          <draw:line draw:name="Straight Connector 126" draw:style-name="gr14" draw:text-style-name="P9" draw:layer="layout" svg:x1="11.218cm" svg:y1="5.08cm" svg:x2="12.276cm" svg:y2="4.021cm">
            <text:p/>
          </draw:line>
          <draw:line draw:name="Straight Connector 127" draw:style-name="gr14" draw:text-style-name="P9" draw:layer="layout" svg:x1="12.065cm" svg:y1="5.08cm" svg:x2="13.123cm" svg:y2="4.021cm">
            <text:p/>
          </draw:line>
          <draw:line draw:name="Straight Connector 128" draw:style-name="gr14" draw:text-style-name="P9" draw:layer="layout" svg:x1="12.488cm" svg:y1="5.08cm" svg:x2="13.546cm" svg:y2="4.021cm">
            <text:p/>
          </draw:line>
          <draw:line draw:name="Straight Connector 129" draw:style-name="gr14" draw:text-style-name="P9" draw:layer="layout" svg:x1="12.911cm" svg:y1="5.08cm" svg:x2="13.97cm" svg:y2="4.021cm">
            <text:p/>
          </draw:line>
          <draw:line draw:name="Straight Connector 130" draw:style-name="gr14" draw:text-style-name="P9" draw:layer="layout" svg:x1="13.335cm" svg:y1="5.08cm" svg:x2="14.393cm" svg:y2="4.021cm">
            <text:p/>
          </draw:line>
          <draw:line draw:name="Straight Connector 131" draw:style-name="gr14" draw:text-style-name="P9" draw:layer="layout" svg:x1="13.758cm" svg:y1="5.08cm" svg:x2="14.816cm" svg:y2="4.021cm">
            <text:p/>
          </draw:line>
          <draw:line draw:name="Straight Connector 132" draw:style-name="gr14" draw:text-style-name="P9" draw:layer="layout" svg:x1="8.678cm" svg:y1="4.233cm" svg:x2="8.89cm" svg:y2="4.021cm">
            <text:p/>
          </draw:line>
          <draw:line draw:name="Straight Connector 133" draw:style-name="gr14" draw:text-style-name="P9" draw:layer="layout" svg:x1="15.429cm" svg:y1="5.042cm" svg:x2="15.641cm" svg:y2="4.83cm">
            <text:p/>
          </draw:line>
          <draw:line draw:name="Straight Connector 134" draw:style-name="gr14" draw:text-style-name="P9" draw:layer="layout" svg:x1="14.181cm" svg:y1="5.08cm" svg:x2="15.24cm" svg:y2="4.021cm">
            <text:p/>
          </draw:line>
          <draw:line draw:name="Straight Connector 135" draw:style-name="gr14" draw:text-style-name="P9" draw:layer="layout" svg:x1="14.605cm" svg:y1="5.08cm" svg:x2="15.663cm" svg:y2="4.021cm">
            <text:p/>
          </draw:line>
          <draw:line draw:name="Straight Connector 136" draw:style-name="gr14" draw:text-style-name="P9" draw:layer="layout" svg:x1="9.525cm" svg:y1="5.08cm" svg:x2="10.583cm" svg:y2="4.021cm">
            <text:p/>
          </draw:line>
          <draw:line draw:name="Straight Connector 137" draw:style-name="gr14" draw:text-style-name="P9" draw:layer="layout" svg:x1="9.101cm" svg:y1="5.08cm" svg:x2="10.16cm" svg:y2="4.021cm">
            <text:p/>
          </draw:line>
          <draw:line draw:name="Straight Connector 138" draw:style-name="gr14" draw:text-style-name="P9" draw:layer="layout" svg:x1="9.948cm" svg:y1="5.08cm" svg:x2="11.006cm" svg:y2="4.021cm">
            <text:p/>
          </draw:line>
          <draw:line draw:name="Straight Connector 139" draw:style-name="gr14" draw:text-style-name="P9" draw:layer="layout" svg:x1="10.371cm" svg:y1="5.08cm" svg:x2="11.43cm" svg:y2="4.021cm">
            <text:p/>
          </draw:line>
          <draw:line draw:name="Straight Connector 140" draw:style-name="gr14" draw:text-style-name="P9" draw:layer="layout" svg:x1="10.795cm" svg:y1="5.08cm" svg:x2="11.853cm" svg:y2="4.021cm">
            <text:p/>
          </draw:line>
        </draw:g>
        <draw:custom-shape draw:name="Rectangle 143" draw:style-name="gr13" draw:text-style-name="P8" draw:layer="layout" svg:width="3.597cm" svg:height="1.057cm" svg:x="3.808cm" svg:y="13.547cm">
          <text:p text:style-name="P20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4" draw:style-name="gr14" draw:text-style-name="P9" draw:layer="layout" svg:x1="7.408cm" svg:y1="14.181cm" svg:x2="6.773cm" svg:y2="13.546cm">
          <text:p/>
        </draw:line>
        <draw:line draw:name="Straight Connector 145" draw:style-name="gr14" draw:text-style-name="P9" draw:layer="layout" svg:x1="7.408cm" svg:y1="14.605cm" svg:x2="6.35cm" svg:y2="13.546cm">
          <text:p/>
        </draw:line>
        <draw:line draw:name="Straight Connector 146" draw:style-name="gr14" draw:text-style-name="P9" draw:layer="layout" svg:x1="4.467cm" svg:y1="14.567cm" svg:x2="3.832cm" svg:y2="13.932cm">
          <text:p/>
        </draw:line>
        <draw:line draw:name="Straight Connector 148" draw:style-name="gr14" draw:text-style-name="P9" draw:layer="layout" svg:x1="6.985cm" svg:y1="14.605cm" svg:x2="5.926cm" svg:y2="13.546cm">
          <text:p/>
        </draw:line>
        <draw:line draw:name="Straight Connector 154" draw:style-name="gr14" draw:text-style-name="P9" draw:layer="layout" svg:x1="7.408cm" svg:y1="13.758cm" svg:x2="7.196cm" svg:y2="13.546cm">
          <text:p/>
        </draw:line>
        <draw:line draw:name="Straight Connector 155" draw:style-name="gr14" draw:text-style-name="P9" draw:layer="layout" svg:x1="4.021cm" svg:y1="14.567cm" svg:x2="3.81cm" svg:y2="14.355cm">
          <text:p/>
        </draw:line>
        <draw:line draw:name="Straight Connector 156" draw:style-name="gr14" draw:text-style-name="P9" draw:layer="layout" svg:x1="5.291cm" svg:y1="14.605cm" svg:x2="4.233cm" svg:y2="13.546cm">
          <text:p/>
        </draw:line>
        <draw:line draw:name="Straight Connector 157" draw:style-name="gr14" draw:text-style-name="P9" draw:layer="layout" svg:x1="4.868cm" svg:y1="14.605cm" svg:x2="3.81cm" svg:y2="13.546cm">
          <text:p/>
        </draw:line>
        <draw:g draw:name="Group 172">
          <draw:custom-shape draw:name="Rectangle 160" draw:style-name="gr13" draw:text-style-name="P8" draw:layer="layout" svg:width="3.597cm" svg:height="1.057cm" svg:x="6.35cm" svg:y="13.54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1" draw:style-name="gr14" draw:text-style-name="P9" draw:layer="layout" svg:x1="6.35cm" svg:y1="14.181cm" svg:x2="6.985cm" svg:y2="13.546cm">
            <text:p/>
          </draw:line>
          <draw:line draw:name="Straight Connector 162" draw:style-name="gr14" draw:text-style-name="P9" draw:layer="layout" svg:x1="6.35cm" svg:y1="14.605cm" svg:x2="7.408cm" svg:y2="13.546cm">
            <text:p/>
          </draw:line>
          <draw:line draw:name="Straight Connector 163" draw:style-name="gr14" draw:text-style-name="P9" draw:layer="layout" svg:x1="9.291cm" svg:y1="14.567cm" svg:x2="9.926cm" svg:y2="13.932cm">
            <text:p/>
          </draw:line>
          <draw:line draw:name="Straight Connector 164" draw:style-name="gr14" draw:text-style-name="P9" draw:layer="layout" svg:x1="7.196cm" svg:y1="14.605cm" svg:x2="8.255cm" svg:y2="13.546cm">
            <text:p/>
          </draw:line>
          <draw:line draw:name="Straight Connector 165" draw:style-name="gr14" draw:text-style-name="P9" draw:layer="layout" svg:x1="6.773cm" svg:y1="14.605cm" svg:x2="7.831cm" svg:y2="13.546cm">
            <text:p/>
          </draw:line>
          <draw:line draw:name="Straight Connector 166" draw:style-name="gr14" draw:text-style-name="P9" draw:layer="layout" svg:x1="7.62cm" svg:y1="14.605cm" svg:x2="8.678cm" svg:y2="13.546cm">
            <text:p/>
          </draw:line>
          <draw:line draw:name="Straight Connector 167" draw:style-name="gr14" draw:text-style-name="P9" draw:layer="layout" svg:x1="8.043cm" svg:y1="14.605cm" svg:x2="9.101cm" svg:y2="13.546cm">
            <text:p/>
          </draw:line>
          <draw:line draw:name="Straight Connector 168" draw:style-name="gr14" draw:text-style-name="P9" draw:layer="layout" svg:x1="6.35cm" svg:y1="13.758cm" svg:x2="6.561cm" svg:y2="13.546cm">
            <text:p/>
          </draw:line>
          <draw:line draw:name="Straight Connector 169" draw:style-name="gr14" draw:text-style-name="P9" draw:layer="layout" svg:x1="9.714cm" svg:y1="14.567cm" svg:x2="9.926cm" svg:y2="14.355cm">
            <text:p/>
          </draw:line>
          <draw:line draw:name="Straight Connector 170" draw:style-name="gr14" draw:text-style-name="P9" draw:layer="layout" svg:x1="8.466cm" svg:y1="14.605cm" svg:x2="9.525cm" svg:y2="13.546cm">
            <text:p/>
          </draw:line>
          <draw:line draw:name="Straight Connector 171" draw:style-name="gr14" draw:text-style-name="P9" draw:layer="layout" svg:x1="8.89cm" svg:y1="14.605cm" svg:x2="9.948cm" svg:y2="13.546cm">
            <text:p/>
          </draw:line>
        </draw:g>
        <draw:line draw:name="Straight Connector 176" draw:style-name="gr14" draw:text-style-name="P9" draw:layer="layout" svg:x1="7.488cm" svg:y1="12.911cm" svg:x2="7.484cm" svg:y2="15.24cm">
          <text:p/>
        </draw:line>
        <draw:g draw:name="Group 216">
          <draw:line draw:name="Straight Connector 158" draw:style-name="gr14" draw:text-style-name="P9" draw:layer="layout" svg:x1="7.158cm" svg:y1="15.239cm" svg:x2="5.571cm" svg:y2="13.546cm">
            <text:p/>
          </draw:line>
          <draw:line draw:name="Straight Connector 191" draw:style-name="gr14" draw:text-style-name="P9" draw:layer="layout" svg:x1="7.446cm" svg:y1="15.028cm" svg:x2="5.752cm" svg:y2="13.334cm">
            <text:p/>
          </draw:line>
          <draw:line draw:name="Straight Connector 193" draw:style-name="gr14" draw:text-style-name="P9" draw:layer="layout" svg:x1="7.446cm" svg:y1="14.604cm" svg:x2="5.752cm" svg:y2="12.911cm">
            <text:p/>
          </draw:line>
          <draw:line draw:name="Straight Connector 194" draw:style-name="gr14" draw:text-style-name="P9" draw:layer="layout" svg:x1="7.446cm" svg:y1="14.075cm" svg:x2="6.176cm" svg:y2="12.911cm">
            <text:p/>
          </draw:line>
          <draw:line draw:name="Straight Connector 196" draw:style-name="gr14" draw:text-style-name="P9" draw:layer="layout" svg:x1="7.448cm" svg:y1="13.758cm" svg:x2="6.601cm" svg:y2="12.911cm">
            <text:p/>
          </draw:line>
          <draw:line draw:name="Straight Connector 205" draw:style-name="gr14" draw:text-style-name="P9" draw:layer="layout" svg:x1="7.446cm" svg:y1="13.334cm" svg:x2="7.12cm" svg:y2="12.911cm">
            <text:p/>
          </draw:line>
          <draw:line draw:name="Straight Connector 208" draw:style-name="gr14" draw:text-style-name="P9" draw:layer="layout" svg:x1="6.811cm" svg:y1="15.239cm" svg:x2="5.117cm" svg:y2="13.546cm">
            <text:p/>
          </draw:line>
          <draw:line draw:name="Straight Connector 209" draw:style-name="gr14" draw:text-style-name="P9" draw:layer="layout" svg:x1="6.387cm" svg:y1="15.24cm" svg:x2="4.694cm" svg:y2="13.546cm">
            <text:p/>
          </draw:line>
        </draw:g>
        <draw:line draw:name="Straight Connector 217" draw:style-name="gr14" draw:text-style-name="P9" draw:layer="layout" svg:x1="5.926cm" svg:y1="15.24cm" svg:x2="5.715cm" svg:y2="15.028cm">
          <text:p/>
        </draw:line>
        <draw:custom-shape draw:name="Rectangle 218" draw:style-name="gr29" draw:text-style-name="P8" draw:layer="layout" svg:width="2.962cm" svg:height="2.327cm" svg:x="5.715cm" svg:y="12.91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19" draw:text-style-name="P8" draw:layer="layout" svg:width="1.269cm" svg:height="1.013cm" svg:x="1.905cm" svg:y="12.7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5" draw:style-name="gr30" draw:text-style-name="P9" draw:layer="layout" svg:width="0.634cm" svg:height="0.003cm" draw:transform="rotate (1.5707963267949) translate (3.171cm 13.5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6" draw:style-name="gr19" draw:text-style-name="P8" draw:layer="layout" svg:width="1.269cm" svg:height="1.013cm" svg:x="1.905cm" svg:y="14.393cm">
          <text:p text:style-name="P10"><text:span text:style-name="T5">1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7" draw:style-name="gr30" draw:text-style-name="P9" draw:layer="layout" svg:width="0.634cm" svg:height="0.003cm" draw:transform="rotate (1.5707963267949) translate (3.171cm 15.24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29" draw:style-name="gr31" draw:text-style-name="P9" draw:layer="layout" svg:x1="2.963cm" svg:y1="12.911cm" svg:x2="6.35cm" svg:y2="12.916cm">
          <text:p/>
        </draw:line>
        <draw:line draw:name="Straight Connector 231" draw:style-name="gr31" draw:text-style-name="P9" draw:layer="layout" svg:x1="2.963cm" svg:y1="15.24cm" svg:x2="6.35cm" svg:y2="15.244cm">
          <text:p/>
        </draw:line>
        <draw:line draw:name="Straight Connector 232" draw:style-name="gr31" draw:text-style-name="P9" draw:layer="layout" svg:x1="2.963cm" svg:y1="13.542cm" svg:x2="6.35cm" svg:y2="13.546cm">
          <text:p/>
        </draw:line>
        <draw:line draw:name="Straight Connector 233" draw:style-name="gr31" draw:text-style-name="P9" draw:layer="layout" svg:x1="2.963cm" svg:y1="14.6cm" svg:x2="6.35cm" svg:y2="14.605cm">
          <text:p/>
        </draw:line>
        <draw:line draw:name="Straight Connector 238" draw:style-name="gr31" draw:text-style-name="P9" draw:layer="layout" svg:x1="7.408cm" svg:y1="12.065cm" svg:x2="7.406cm" svg:y2="13.337cm">
          <text:p/>
        </draw:line>
        <draw:line draw:name="Straight Connector 240" draw:style-name="gr31" draw:text-style-name="P9" draw:layer="layout" svg:x1="8.678cm" svg:y1="12.065cm" svg:x2="8.676cm" svg:y2="13.337cm">
          <text:p/>
        </draw:line>
        <draw:custom-shape draw:name="TextBox 241" draw:style-name="gr19" draw:text-style-name="P8" draw:layer="layout" svg:width="1.269cm" svg:height="1.013cm" svg:x="7.408cm" svg:y="11.218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2" draw:style-name="gr30" draw:text-style-name="P9" draw:layer="layout" svg:width="1.269cm" svg:height="0.003cm" svg:x="7.408cm" svg:y="12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3" draw:style-name="gr13" draw:text-style-name="P8" draw:layer="layout" svg:width="3.597cm" svg:height="1.057cm" svg:x="14.817cm" svg:y="14.39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4" draw:style-name="gr14" draw:text-style-name="P9" draw:layer="layout" svg:x1="14.816cm" svg:y1="15.028cm" svg:x2="15.875cm" svg:y2="13.97cm">
          <text:p/>
        </draw:line>
        <draw:line draw:name="Straight Connector 255" draw:style-name="gr14" draw:text-style-name="P9" draw:layer="layout" svg:x1="14.816cm" svg:y1="15.451cm" svg:x2="15.875cm" svg:y2="14.393cm">
          <text:p/>
        </draw:line>
        <draw:line draw:name="Straight Connector 256" draw:style-name="gr14" draw:text-style-name="P9" draw:layer="layout" svg:x1="17.757cm" svg:y1="15.413cm" svg:x2="18.392cm" svg:y2="14.778cm">
          <text:p/>
        </draw:line>
        <draw:line draw:name="Straight Connector 257" draw:style-name="gr14" draw:text-style-name="P9" draw:layer="layout" svg:x1="15.663cm" svg:y1="15.451cm" svg:x2="16.721cm" svg:y2="14.393cm">
          <text:p/>
        </draw:line>
        <draw:line draw:name="Straight Connector 258" draw:style-name="gr14" draw:text-style-name="P9" draw:layer="layout" svg:x1="15.24cm" svg:y1="15.451cm" svg:x2="16.298cm" svg:y2="14.393cm">
          <text:p/>
        </draw:line>
        <draw:line draw:name="Straight Connector 259" draw:style-name="gr14" draw:text-style-name="P9" draw:layer="layout" svg:x1="16.086cm" svg:y1="15.451cm" svg:x2="17.145cm" svg:y2="14.393cm">
          <text:p/>
        </draw:line>
        <draw:line draw:name="Straight Connector 260" draw:style-name="gr14" draw:text-style-name="P9" draw:layer="layout" svg:x1="16.51cm" svg:y1="15.451cm" svg:x2="17.568cm" svg:y2="14.393cm">
          <text:p/>
        </draw:line>
        <draw:line draw:name="Straight Connector 261" draw:style-name="gr14" draw:text-style-name="P9" draw:layer="layout" svg:x1="14.816cm" svg:y1="14.605cm" svg:x2="15.875cm" svg:y2="13.546cm">
          <text:p/>
        </draw:line>
        <draw:line draw:name="Straight Connector 262" draw:style-name="gr14" draw:text-style-name="P9" draw:layer="layout" svg:x1="18.181cm" svg:y1="15.413cm" svg:x2="18.392cm" svg:y2="15.202cm">
          <text:p/>
        </draw:line>
        <draw:line draw:name="Straight Connector 263" draw:style-name="gr14" draw:text-style-name="P9" draw:layer="layout" svg:x1="16.933cm" svg:y1="15.451cm" svg:x2="17.991cm" svg:y2="14.393cm">
          <text:p/>
        </draw:line>
        <draw:line draw:name="Straight Connector 264" draw:style-name="gr14" draw:text-style-name="P9" draw:layer="layout" svg:x1="17.356cm" svg:y1="15.451cm" svg:x2="18.415cm" svg:y2="14.393cm">
          <text:p/>
        </draw:line>
        <draw:line draw:name="Straight Connector 269" draw:style-name="gr14" draw:text-style-name="P9" draw:layer="layout" svg:x1="16.509cm" svg:y1="14.393cm" svg:x2="14.816cm" svg:y2="12.7cm">
          <text:p/>
        </draw:line>
        <draw:line draw:name="Straight Connector 270" draw:style-name="gr14" draw:text-style-name="P9" draw:layer="layout" svg:x1="16.507cm" svg:y1="13.864cm" svg:x2="14.816cm" svg:y2="12.276cm">
          <text:p/>
        </draw:line>
        <draw:line draw:name="Straight Connector 271" draw:style-name="gr14" draw:text-style-name="P9" draw:layer="layout" svg:x1="16.509cm" svg:y1="13.546cm" svg:x2="14.816cm" svg:y2="11.853cm">
          <text:p/>
        </draw:line>
        <draw:line draw:name="Straight Connector 272" draw:style-name="gr14" draw:text-style-name="P9" draw:layer="layout" svg:x1="16.51cm" svg:y1="13.123cm" svg:x2="16.086cm" svg:y2="12.7cm">
          <text:p/>
        </draw:line>
        <draw:line draw:name="Straight Connector 274" draw:style-name="gr14" draw:text-style-name="P9" draw:layer="layout" svg:x1="16.086cm" svg:y1="14.393cm" svg:x2="14.393cm" svg:y2="12.7cm">
          <text:p/>
        </draw:line>
        <draw:custom-shape draw:name="Straight Arrow Connector 278" draw:style-name="gr30" draw:text-style-name="P9" draw:layer="layout" svg:width="1.481cm" svg:height="0.003cm" draw:transform="rotate (-1.5707963267949) translate (15.454cm 15.4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90" draw:style-name="gr13" draw:text-style-name="P8" draw:layer="layout" svg:width="3.386cm" svg:height="1.057cm" draw:transform="rotate (-1.5707963267949) translate (15.875cm 11.007cm)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2" draw:style-name="gr14" draw:text-style-name="P9" draw:layer="layout" svg:x1="14.816cm" svg:y1="11.43cm" svg:x2="15.875cm" svg:y2="12.488cm">
          <text:p/>
        </draw:line>
        <draw:line draw:name="Straight Connector 302" draw:style-name="gr14" draw:text-style-name="P9" draw:layer="layout" svg:x1="15.875cm" svg:y1="13.339cm" svg:x2="14.816cm" svg:y2="13.335cm">
          <text:p/>
        </draw:line>
        <draw:line draw:name="Straight Connector 304" draw:style-name="gr14" draw:text-style-name="P9" draw:layer="layout" svg:x1="16.51cm" svg:y1="14.393cm" svg:x2="14.181cm" svg:y2="14.388cm">
          <text:p/>
        </draw:line>
        <draw:line draw:name="Straight Connector 309" draw:style-name="gr14" draw:text-style-name="P9" draw:layer="layout" svg:x1="15.24cm" svg:y1="14.393cm" svg:x2="14.181cm" svg:y2="13.335cm">
          <text:p/>
        </draw:line>
        <draw:line draw:name="Straight Connector 312" draw:style-name="gr14" draw:text-style-name="P9" draw:layer="layout" svg:x1="14.816cm" svg:y1="14.393cm" svg:x2="14.181cm" svg:y2="13.758cm">
          <text:p/>
        </draw:line>
        <draw:line draw:name="Straight Connector 317" draw:style-name="gr14" draw:text-style-name="P9" draw:layer="layout" svg:x1="15.24cm" svg:y1="11.006cm" svg:x2="15.875cm" svg:y2="11.641cm">
          <text:p/>
        </draw:line>
        <draw:line draw:name="Straight Connector 318" draw:style-name="gr14" draw:text-style-name="P9" draw:layer="layout" svg:x1="14.816cm" svg:y1="11.006cm" svg:x2="15.875cm" svg:y2="12.065cm">
          <text:p/>
        </draw:line>
        <draw:line draw:name="Straight Connector 319" draw:style-name="gr14" draw:text-style-name="P9" draw:layer="layout" svg:x1="15.663cm" svg:y1="11.006cm" svg:x2="15.875cm" svg:y2="11.218cm">
          <text:p/>
        </draw:line>
        <draw:line draw:name="Straight Connector 328" draw:style-name="gr14" draw:text-style-name="P9" draw:layer="layout" svg:x1="15.663cm" svg:y1="14.393cm" svg:x2="14.181cm" svg:y2="12.911cm">
          <text:p/>
        </draw:line>
        <draw:line draw:name="Straight Connector 332" draw:style-name="gr14" draw:text-style-name="P9" draw:layer="layout" svg:x1="14.393cm" svg:y1="14.393cm" svg:x2="14.181cm" svg:y2="14.181cm">
          <text:p/>
        </draw:line>
        <draw:custom-shape draw:name="Rectangle 334" draw:style-name="gr29" draw:text-style-name="P8" draw:layer="layout" svg:width="2.327cm" svg:height="2.751cm" svg:x="14.182cm" svg:y="12.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37" draw:style-name="gr14" draw:text-style-name="P9" draw:layer="layout" svg:x1="14.816cm" svg:y1="14.181cm" svg:x2="15.663cm" svg:y2="13.335cm">
          <text:p/>
        </draw:line>
        <draw:line draw:name="Straight Connector 340" draw:style-name="gr14" draw:text-style-name="P9" draw:layer="layout" svg:x1="14.816cm" svg:y1="13.758cm" svg:x2="15.24cm" svg:y2="13.335cm">
          <text:p/>
        </draw:line>
        <draw:custom-shape draw:name="TextBox 342" draw:style-name="gr19" draw:text-style-name="P8" draw:layer="layout" svg:width="9.947cm" svg:height="2.281cm" svg:x="1.482cm" svg:y="0.635cm">
          <text:p text:style-name="P10"><text:span text:style-name="T7">Buried Contact: n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5" draw:style-name="gr75" draw:text-style-name="P8" draw:layer="layout" svg:width="6.561cm" svg:height="2.535cm" svg:x="13.97cm" svg:y="16.933cm">
          <text:p text:style-name="P10"><text:span text:style-name="T5">Unrelated polysilicon or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8" draw:style-name="gr76" draw:text-style-name="P9" draw:layer="layout" svg:width="1.057cm" svg:height="0.003cm" draw:transform="rotate (-3.14159265358979) translate (16.51cm 16.30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9" draw:style-name="gr19" draw:text-style-name="P8" draw:layer="layout" svg:width="6.984cm" svg:height="1.773cm" svg:x="16.51cm" svg:y="15.875cm">
          <text:p text:style-name="P10"><text:span text:style-name="T5">Follow separation r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19" draw:text-style-name="P8" draw:layer="layout" svg:width="7.407cm" svg:height="13.965cm" svg:x="16.933cm" svg:y="0.847cm">
          <text:p text:style-name="P10"><text:span text:style-name="T5">Layers are joined over a 2</text:span><text:span text:style-name="T8"></text:span><text:span text:style-name="T5"> X 2</text:span><text:span text:style-name="T8"></text:span><text:span text:style-name="T5"> area with the buried contact cut extending by 1</text:span><text:span text:style-name="T8"></text:span></text:p>
          <text:p text:style-name="P10"><text:span text:style-name="T5">to all directions around the contact area</text:span></text:p>
          <text:p text:style-name="P10"><text:span text:style-name="T5"/></text:p>
          <text:p text:style-name="P10"><text:span text:style-name="T5"/></text:p>
          <text:p text:style-name="P10"><text:span text:style-name="T5">(But the contact cut extension is 2</text:span><text:span text:style-name="T8"></text:span><text:span text:style-name="T5"> in diffusion paths leaving the contact area)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custom-shape draw:name="Rectangle 40" draw:style-name="gr29" draw:text-style-name="P8" draw:layer="layout" svg:width="2.539cm" svg:height="2.539cm" svg:x="14.605cm" svg:y="11.00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30" draw:text-style-name="P9" draw:layer="layout" svg:width="2.962cm" svg:height="0.003cm" draw:transform="rotate (-1.5707963267949) translate (18.419cm 8.0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3" draw:style-name="gr19" draw:text-style-name="P8" draw:layer="layout" svg:width="4.444cm" svg:height="1.775cm" svg:x="18.415cm" svg:y="8.89cm">
          <text:p text:style-name="P10"><text:span text:style-name="T5">Channel Length 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3" draw:style-name="gr31" draw:text-style-name="P9" draw:layer="layout" svg:x1="19.261cm" svg:y1="8.047cm" svg:x2="17.356cm" svg:y2="8.043cm">
          <text:p/>
        </draw:line>
        <draw:line draw:name="Straight Connector 64" draw:style-name="gr31" draw:text-style-name="P9" draw:layer="layout" svg:x1="14.605cm" svg:y1="13.335cm" svg:x2="14.602cm" svg:y2="17.142cm">
          <text:p/>
        </draw:line>
        <draw:line draw:name="Straight Connector 65" draw:style-name="gr31" draw:text-style-name="P9" draw:layer="layout" svg:x1="17.149cm" svg:y1="13.337cm" svg:x2="17.145cm" svg:y2="17.145cm">
          <text:p/>
        </draw:line>
        <draw:custom-shape draw:name="TextBox 241" draw:style-name="gr19" draw:text-style-name="P8" draw:layer="layout" svg:width="1.269cm" svg:height="1.013cm" svg:x="11.642cm" svg:y="11.642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2" draw:style-name="gr19" draw:text-style-name="P8" draw:layer="layout" svg:width="12.064cm" svg:height="2.281cm" svg:x="7.197cm" svg:y="0.847cm">
          <text:p text:style-name="P10"><text:span text:style-name="T7">Buried Contact (nMOS pull u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2">
          <draw:custom-shape draw:name="Rectangle 183" draw:style-name="gr13" draw:text-style-name="P8" draw:layer="layout" svg:width="4.253cm" svg:height="3.792cm" draw:transform="rotate (1.55334303427495) translate (13.907cm 12.214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84" draw:style-name="gr14" draw:text-style-name="P9" draw:layer="layout" svg:x1="16.223cm" svg:y1="12.221cm" svg:x2="14.007cm" svg:y2="11.332cm">
            <text:p/>
          </draw:line>
          <draw:line draw:name="Straight Connector 185" draw:style-name="gr14" draw:text-style-name="P9" draw:layer="layout" svg:x1="17.116cm" svg:y1="12.27cm" svg:x2="13.928cm" svg:y2="10.965cm">
            <text:p/>
          </draw:line>
          <draw:line draw:name="Straight Connector 186" draw:style-name="gr14" draw:text-style-name="P9" draw:layer="layout" svg:x1="17.677cm" svg:y1="8.923cm" svg:x2="15.417cm" svg:y2="7.986cm">
            <text:p/>
          </draw:line>
          <draw:line draw:name="Straight Connector 187" draw:style-name="gr14" draw:text-style-name="P9" draw:layer="layout" svg:x1="17.704cm" svg:y1="11.999cm" svg:x2="13.938cm" svg:y2="10.436cm">
            <text:p/>
          </draw:line>
          <draw:line draw:name="Straight Connector 188" draw:style-name="gr14" draw:text-style-name="P9" draw:layer="layout" svg:x1="17.715cm" svg:y1="11.399cm" svg:x2="13.948cm" svg:y2="9.837cm">
            <text:p/>
          </draw:line>
          <draw:line draw:name="Straight Connector 189" draw:style-name="gr14" draw:text-style-name="P9" draw:layer="layout" svg:x1="17.727cm" svg:y1="10.723cm" svg:x2="13.96cm" svg:y2="9.16cm">
            <text:p/>
          </draw:line>
          <draw:line draw:name="Straight Connector 190" draw:style-name="gr14" draw:text-style-name="P9" draw:layer="layout" svg:x1="17.738cm" svg:y1="10.101cm" svg:x2="13.971cm" svg:y2="8.538cm">
            <text:p/>
          </draw:line>
          <draw:line draw:name="Straight Connector 192" draw:style-name="gr14" draw:text-style-name="P9" draw:layer="layout" svg:x1="17.748cm" svg:y1="9.524cm" svg:x2="13.981cm" svg:y2="7.961cm">
            <text:p/>
          </draw:line>
          <draw:line draw:name="Straight Connector 195" draw:style-name="gr14" draw:text-style-name="P9" draw:layer="layout" svg:x1="17.768cm" svg:y1="8.326cm" svg:x2="17.015cm" svg:y2="8.014cm">
            <text:p/>
          </draw:line>
          <draw:line draw:name="Straight Connector 197" draw:style-name="gr14" draw:text-style-name="P9" draw:layer="layout" svg:x1="17.796cm" svg:y1="9.221cm" svg:x2="14.608cm" svg:y2="7.916cm">
            <text:p/>
          </draw:line>
          <draw:line draw:name="Straight Connector 198" draw:style-name="gr14" draw:text-style-name="P9" draw:layer="layout" svg:x1="17.649cm" svg:y1="12.218cm" svg:x2="13.882cm" svg:y2="10.655cm">
            <text:p/>
          </draw:line>
          <draw:line draw:name="Straight Connector 199" draw:style-name="gr14" draw:text-style-name="P9" draw:layer="layout" svg:x1="17.658cm" svg:y1="11.659cm" svg:x2="13.892cm" svg:y2="10.096cm">
            <text:p/>
          </draw:line>
          <draw:line draw:name="Straight Connector 200" draw:style-name="gr14" draw:text-style-name="P9" draw:layer="layout" svg:x1="17.669cm" svg:y1="11.024cm" svg:x2="13.903cm" svg:y2="9.461cm">
            <text:p/>
          </draw:line>
          <draw:line draw:name="Straight Connector 201" draw:style-name="gr14" draw:text-style-name="P9" draw:layer="layout" svg:x1="17.68cm" svg:y1="10.389cm" svg:x2="13.914cm" svg:y2="8.827cm">
            <text:p/>
          </draw:line>
          <draw:line draw:name="Straight Connector 202" draw:style-name="gr14" draw:text-style-name="P9" draw:layer="layout" svg:x1="17.692cm" svg:y1="9.754cm" svg:x2="13.925cm" svg:y2="8.192cm">
            <text:p/>
          </draw:line>
          <draw:line draw:name="Straight Connector 203" draw:style-name="gr14" draw:text-style-name="P9" draw:layer="layout" svg:x1="17.762cm" svg:y1="8.682cm" svg:x2="16.19cm" svg:y2="8.019cm">
            <text:p/>
          </draw:line>
          <draw:line draw:name="Straight Connector 204" draw:style-name="gr14" draw:text-style-name="P9" draw:layer="layout" svg:x1="15.438cm" svg:y1="12.24cm" svg:x2="13.866cm" svg:y2="11.578cm">
            <text:p/>
          </draw:line>
          <draw:line draw:name="Straight Connector 206" draw:style-name="gr14" draw:text-style-name="P9" draw:layer="layout" svg:x1="14.613cm" svg:y1="12.226cm" svg:x2="13.86cm" svg:y2="11.913cm">
            <text:p/>
          </draw:line>
        </draw:g>
        <draw:line draw:name="Straight Connector 220" draw:style-name="gr31" draw:text-style-name="P9" draw:layer="layout" svg:x1="14.393cm" svg:y1="11.008cm" svg:x2="12.276cm" svg:y2="11.006cm">
          <text:p/>
        </draw:line>
        <draw:line draw:name="Straight Connector 222" draw:style-name="gr31" draw:text-style-name="P9" draw:layer="layout" svg:x1="14.393cm" svg:y1="13.546cm" svg:x2="12.276cm" svg:y2="13.544cm">
          <text:p/>
        </draw:line>
        <draw:custom-shape draw:name="TextBox 230" draw:style-name="gr19" draw:text-style-name="P8" draw:layer="layout" svg:width="1.269cm" svg:height="1.013cm" svg:x="15.24cm" svg:y="16.722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5" draw:style-name="gr31" draw:text-style-name="P9" draw:layer="layout" svg:x1="19.261cm" svg:y1="11.006cm" svg:x2="16.933cm" svg:y2="11.002cm">
          <text:p/>
        </draw:line>
        <draw:custom-shape draw:name="Rectangle 59" draw:style-name="gr29" draw:text-style-name="P8" draw:layer="layout" svg:width="3.809cm" svg:height="5.502cm" svg:x="13.97cm" svg:y="6.77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68" draw:text-style-name="P9" draw:layer="layout" svg:x1="13.127cm" svg:y1="11.002cm" svg:x2="13.123cm" svg:y2="13.546cm">
          <text:p/>
        </draw:line>
        <draw:line draw:name="Straight Connector 68" draw:style-name="gr68" draw:text-style-name="P9" draw:layer="layout" svg:x1="14.6cm" svg:y1="16.928cm" svg:x2="17.145cm" svg:y2="16.933cm">
          <text:p/>
        </draw:line>
        <draw:g draw:name="Group 71">
          <draw:custom-shape draw:name="Rectangle 21" draw:style-name="gr13" draw:text-style-name="P8" draw:layer="layout" svg:width="9.524cm" svg:height="1.269cm" draw:transform="rotate (1.5707963267949) translate (15.238cm 15.24cm)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2" draw:style-name="gr14" draw:text-style-name="P9" draw:layer="layout" svg:x1="15.748cm" svg:y1="15.24cm" svg:x2="16.51cm" svg:y2="14.543cm">
            <text:p/>
          </draw:line>
          <draw:line draw:name="Straight Connector 23" draw:style-name="gr14" draw:text-style-name="P9" draw:layer="layout" svg:x1="15.24cm" svg:y1="15.24cm" svg:x2="16.51cm" svg:y2="14.078cm">
            <text:p/>
          </draw:line>
          <draw:line draw:name="Straight Connector 25" draw:style-name="gr14" draw:text-style-name="P9" draw:layer="layout" svg:x1="15.24cm" svg:y1="10.129cm" svg:x2="16.51cm" svg:y2="8.967cm">
            <text:p/>
          </draw:line>
          <draw:line draw:name="Straight Connector 26" draw:style-name="gr14" draw:text-style-name="P9" draw:layer="layout" svg:x1="15.24cm" svg:y1="14.775cm" svg:x2="16.51cm" svg:y2="13.613cm">
            <text:p/>
          </draw:line>
          <draw:line draw:name="Straight Connector 27" draw:style-name="gr14" draw:text-style-name="P9" draw:layer="layout" svg:x1="15.24cm" svg:y1="9.664cm" svg:x2="16.51cm" svg:y2="8.502cm">
            <text:p/>
          </draw:line>
          <draw:line draw:name="Straight Connector 28" draw:style-name="gr14" draw:text-style-name="P9" draw:layer="layout" svg:x1="15.24cm" svg:y1="9.199cm" svg:x2="16.51cm" svg:y2="8.038cm">
            <text:p/>
          </draw:line>
          <draw:line draw:name="Straight Connector 29" draw:style-name="gr14" draw:text-style-name="P9" draw:layer="layout" svg:x1="15.24cm" svg:y1="8.735cm" svg:x2="16.51cm" svg:y2="7.573cm">
            <text:p/>
          </draw:line>
          <draw:line draw:name="Straight Connector 30" draw:style-name="gr14" draw:text-style-name="P9" draw:layer="layout" svg:x1="15.24cm" svg:y1="8.27cm" svg:x2="16.51cm" svg:y2="7.108cm">
            <text:p/>
          </draw:line>
          <draw:line draw:name="Straight Connector 31" draw:style-name="gr14" draw:text-style-name="P9" draw:layer="layout" svg:x1="15.24cm" svg:y1="7.805cm" svg:x2="16.51cm" svg:y2="6.644cm">
            <text:p/>
          </draw:line>
          <draw:line draw:name="Straight Connector 32" draw:style-name="gr14" draw:text-style-name="P9" draw:layer="layout" svg:x1="16.256cm" svg:y1="15.24cm" svg:x2="16.51cm" svg:y2="15.007cm">
            <text:p/>
          </draw:line>
          <draw:line draw:name="Straight Connector 34" draw:style-name="gr14" draw:text-style-name="P9" draw:layer="layout" svg:x1="15.24cm" svg:y1="7.341cm" svg:x2="16.51cm" svg:y2="6.179cm">
            <text:p/>
          </draw:line>
          <draw:line draw:name="Straight Connector 35" draw:style-name="gr14" draw:text-style-name="P9" draw:layer="layout" svg:x1="15.24cm" svg:y1="6.876cm" svg:x2="16.51cm" svg:y2="5.715cm">
            <text:p/>
          </draw:line>
          <draw:line draw:name="Straight Connector 207" draw:style-name="gr14" draw:text-style-name="P9" draw:layer="layout" svg:x1="15.24cm" svg:y1="14.31cm" svg:x2="16.51cm" svg:y2="13.149cm">
            <text:p/>
          </draw:line>
          <draw:line draw:name="Straight Connector 210" draw:style-name="gr14" draw:text-style-name="P9" draw:layer="layout" svg:x1="15.24cm" svg:y1="11.987cm" svg:x2="16.51cm" svg:y2="10.825cm">
            <text:p/>
          </draw:line>
          <draw:line draw:name="Straight Connector 211" draw:style-name="gr14" draw:text-style-name="P9" draw:layer="layout" svg:x1="15.24cm" svg:y1="11.522cm" svg:x2="16.51cm" svg:y2="10.361cm">
            <text:p/>
          </draw:line>
          <draw:line draw:name="Straight Connector 212" draw:style-name="gr14" draw:text-style-name="P9" draw:layer="layout" svg:x1="15.24cm" svg:y1="11.058cm" svg:x2="16.51cm" svg:y2="9.896cm">
            <text:p/>
          </draw:line>
          <draw:line draw:name="Straight Connector 213" draw:style-name="gr14" draw:text-style-name="P9" draw:layer="layout" svg:x1="15.24cm" svg:y1="10.593cm" svg:x2="16.51cm" svg:y2="9.432cm">
            <text:p/>
          </draw:line>
          <draw:line draw:name="Straight Connector 214" draw:style-name="gr14" draw:text-style-name="P9" draw:layer="layout" svg:x1="15.24cm" svg:y1="13.846cm" svg:x2="16.51cm" svg:y2="12.684cm">
            <text:p/>
          </draw:line>
          <draw:line draw:name="Straight Connector 215" draw:style-name="gr14" draw:text-style-name="P9" draw:layer="layout" svg:x1="15.24cm" svg:y1="13.381cm" svg:x2="16.51cm" svg:y2="12.219cm">
            <text:p/>
          </draw:line>
          <draw:line draw:name="Straight Connector 216" draw:style-name="gr14" draw:text-style-name="P9" draw:layer="layout" svg:x1="15.24cm" svg:y1="12.916cm" svg:x2="16.51cm" svg:y2="11.755cm">
            <text:p/>
          </draw:line>
          <draw:line draw:name="Straight Connector 219" draw:style-name="gr14" draw:text-style-name="P9" draw:layer="layout" svg:x1="15.24cm" svg:y1="12.452cm" svg:x2="16.51cm" svg:y2="11.29cm">
            <text:p/>
          </draw:line>
          <draw:line draw:name="Straight Connector 243" draw:style-name="gr14" draw:text-style-name="P9" draw:layer="layout" svg:x1="16.002cm" svg:y1="5.715cm" svg:x2="15.24cm" svg:y2="6.411cm">
            <text:p/>
          </draw:line>
          <draw:line draw:name="Straight Connector 245" draw:style-name="gr14" draw:text-style-name="P9" draw:layer="layout" svg:x1="15.494cm" svg:y1="5.715cm" svg:x2="15.24cm" svg:y2="5.947cm">
            <text:p/>
          </draw:line>
        </draw:g>
        <draw:line draw:name="Straight Connector 72" draw:style-name="gr68" draw:text-style-name="P9" draw:layer="layout" svg:x1="17.78cm" svg:y1="5.084cm" svg:x2="16.51cm" svg:y2="5.08cm">
          <text:p/>
        </draw:line>
        <draw:line draw:name="Straight Connector 73" draw:style-name="gr68" draw:text-style-name="P9" draw:layer="layout" svg:x1="17.145cm" svg:y1="15.7cm" svg:x2="16.51cm" svg:y2="15.695cm">
          <text:p/>
        </draw:line>
        <draw:line draw:name="Straight Connector 74" draw:style-name="gr68" draw:text-style-name="P9" draw:layer="layout" svg:x1="18.415cm" svg:y1="6.733cm" svg:x2="18.41cm" svg:y2="8.003cm">
          <text:p/>
        </draw:line>
        <draw:custom-shape draw:name="TextBox 75" draw:style-name="gr19" draw:text-style-name="P8" draw:layer="layout" svg:width="1.269cm" svg:height="1.013cm" svg:x="16.298cm" svg:y="15.696cm">
          <text:p text:style-name="P10"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68" draw:text-style-name="P9" draw:layer="layout" svg:x1="15.24cm" svg:y1="15.7cm" svg:x2="14.605cm" svg:y2="15.695cm">
          <text:p/>
        </draw:line>
        <draw:custom-shape draw:name="TextBox 77" draw:style-name="gr19" draw:text-style-name="P8" draw:layer="layout" svg:width="1.269cm" svg:height="1.013cm" svg:x="14.393cm" svg:y="15.663cm">
          <text:p text:style-name="P10"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8" draw:style-name="gr31" draw:text-style-name="P9" draw:layer="layout" svg:x1="16.51cm" svg:y1="14.816cm" svg:x2="16.507cm" svg:y2="16.086cm">
          <text:p/>
        </draw:line>
        <draw:line draw:name="Straight Connector 81" draw:style-name="gr31" draw:text-style-name="P9" draw:layer="layout" svg:x1="15.242cm" svg:y1="14.605cm" svg:x2="15.24cm" svg:y2="15.875cm">
          <text:p/>
        </draw:line>
        <draw:line draw:name="Straight Connector 90" draw:style-name="gr63" draw:text-style-name="P9" draw:layer="layout" svg:x1="2.963cm" svg:y1="3.812cm" svg:x2="2.958cm" svg:y2="5.082cm">
          <text:p/>
        </draw:line>
        <draw:line draw:name="Straight Connector 91" draw:style-name="gr63" draw:text-style-name="P9" draw:layer="layout" svg:x1="3.382cm" svg:y1="3.81cm" svg:x2="4.017cm" svg:y2="3.814cm">
          <text:p/>
        </draw:line>
        <draw:line draw:name="Straight Connector 92" draw:style-name="gr63" draw:text-style-name="P9" draw:layer="layout" svg:x1="4.021cm" svg:y1="5.08cm" svg:x2="4.017cm" svg:y2="6.35cm">
          <text:p/>
        </draw:line>
        <draw:line draw:name="Straight Connector 93" draw:style-name="gr63" draw:text-style-name="P9" draw:layer="layout" svg:x1="3.382cm" svg:y1="5.075cm" svg:x2="4.017cm" svg:y2="5.08cm">
          <text:p/>
        </draw:line>
        <draw:line draw:name="Straight Connector 94" draw:style-name="gr63" draw:text-style-name="P9" draw:layer="layout" svg:x1="4.021cm" svg:y1="2.54cm" svg:x2="4.017cm" svg:y2="3.81cm">
          <text:p/>
        </draw:line>
        <draw:line draw:name="Straight Connector 95" draw:style-name="gr63" draw:text-style-name="P9" draw:layer="layout" svg:x1="2.54cm" svg:y1="4.445cm" svg:x2="2.958cm" svg:y2="4.449cm">
          <text:p/>
        </draw:line>
        <draw:line draw:name="Straight Connector 96" draw:style-name="gr63" draw:text-style-name="P9" draw:layer="layout" svg:x1="2.54cm" svg:y1="4.447cm" svg:x2="2.537cm" svg:y2="5.926cm">
          <text:p/>
        </draw:line>
        <draw:line draw:name="Straight Connector 97" draw:style-name="gr63" draw:text-style-name="P9" draw:layer="layout" svg:x1="2.537cm" svg:y1="5.926cm" svg:x2="5.503cm" svg:y2="5.931cm">
          <text:p/>
        </draw:line>
        <draw:line draw:name="Straight Connector 100" draw:style-name="gr63" draw:text-style-name="P9" draw:layer="layout" svg:x1="3.598cm" svg:y1="2.54cm" svg:x2="4.445cm" svg:y2="2.544cm">
          <text:p/>
        </draw:line>
        <draw:custom-shape draw:name="Oval 102" draw:style-name="gr64" draw:text-style-name="P18" draw:layer="layout" svg:width="0.126cm" svg:height="0.126cm" svg:x="3.942cm" svg:y="5.853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5" draw:style-name="gr64" draw:text-style-name="P18" draw:layer="layout" svg:width="0.211cm" svg:height="1.269cm" svg:x="3.387cm" svg:y="3.8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19" draw:text-style-name="P8" draw:layer="layout" svg:width="8.889cm" svg:height="2.535cm" svg:x="15.24cm" svg:y="2.54cm">
          <text:p text:style-name="P10"><text:span text:style-name="T5">Implant to extend 2</text:span><text:span text:style-name="T8"></text:span><text:span text:style-name="T5"> in all directions beyond 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9" draw:style-name="gr31" draw:text-style-name="P9" draw:layer="layout" svg:x1="17.782cm" svg:y1="4.87cm" svg:x2="17.777cm" svg:y2="6.775cm">
          <text:p/>
        </draw:line>
        <draw:line draw:name="Straight Connector 110" draw:style-name="gr31" draw:text-style-name="P9" draw:layer="layout" svg:x1="16.512cm" svg:y1="4.868cm" svg:x2="16.51cm" svg:y2="6.138cm">
          <text:p/>
        </draw:line>
        <draw:custom-shape draw:name="TextBox 112" draw:style-name="gr19" draw:text-style-name="P8" draw:layer="layout" svg:width="1.269cm" svg:height="1.013cm" svg:x="16.51cm" svg:y="4.233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3" draw:style-name="gr68" draw:text-style-name="P9" draw:layer="layout" svg:x1="15.24cm" svg:y1="5.084cm" svg:x2="13.97cm" svg:y2="5.08cm">
          <text:p/>
        </draw:line>
        <draw:line draw:name="Straight Connector 114" draw:style-name="gr31" draw:text-style-name="P9" draw:layer="layout" svg:x1="13.974cm" svg:y1="4.656cm" svg:x2="13.97cm" svg:y2="6.561cm">
          <text:p/>
        </draw:line>
        <draw:line draw:name="Straight Connector 115" draw:style-name="gr31" draw:text-style-name="P9" draw:layer="layout" svg:x1="15.242cm" svg:y1="4.656cm" svg:x2="15.24cm" svg:y2="5.926cm">
          <text:p/>
        </draw:line>
        <draw:custom-shape draw:name="TextBox 116" draw:style-name="gr19" draw:text-style-name="P8" draw:layer="layout" svg:width="1.269cm" svg:height="1.013cm" svg:x="13.97cm" svg:y="4.266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8" draw:style-name="gr33" draw:text-style-name="P9" draw:layer="layout" svg:width="1.692cm" svg:height="1.062cm" svg:x="12.277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1" draw:style-name="gr19" draw:text-style-name="P8" draw:layer="layout" svg:width="2.751cm" svg:height="1.773cm" svg:x="10.372cm" svg:y="4.868cm">
          <text:p text:style-name="P10"><text:span text:style-name="T5">Impl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2" draw:style-name="gr31" draw:text-style-name="P9" draw:layer="layout" svg:x1="19.473cm" svg:y1="6.777cm" svg:x2="17.568cm" svg:y2="6.773cm">
          <text:p/>
        </draw:line>
        <draw:custom-shape draw:name="Straight Arrow Connector 123" draw:style-name="gr33" draw:text-style-name="P9" draw:layer="layout" svg:width="1.904cm" svg:height="0.003cm" svg:x="17.145cm" svg:y="12.9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24" draw:style-name="gr19" draw:text-style-name="P8" draw:layer="layout" svg:width="4.867cm" svg:height="2.535cm" svg:x="19.05cm" svg:y="12.277cm">
          <text:p text:style-name="P20"><text:span text:style-name="T5">Buried Contact </text:span></text:p>
          <text:p text:style-name="P20"><text:span text:style-name="T5">(4</text:span><text:span text:style-name="T8"></text:span><text:span text:style-name="T5"> X 4</text:span><text:span text:style-name="T8">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19" draw:text-style-name="P8" draw:layer="layout" svg:width="1.269cm" svg:height="1.013cm" svg:x="18.627cm" svg:y="6.806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68" draw:text-style-name="P9" draw:layer="layout" svg:x1="18.415cm" svg:y1="11.006cm" svg:x2="18.41cm" svg:y2="12.276cm">
          <text:p/>
        </draw:line>
        <draw:custom-shape draw:name="TextBox 128" draw:style-name="gr19" draw:text-style-name="P8" draw:layer="layout" svg:width="1.269cm" svg:height="1.013cm" svg:x="18.627cm" svg:y="11.079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9" draw:style-name="gr31" draw:text-style-name="P9" draw:layer="layout" svg:x1="19.685cm" svg:y1="12.276cm" svg:x2="17.78cm" svg:y2="12.272cm">
          <text:p/>
        </draw:line>
        <draw:frame draw:name="Object 4" draw:style-name="gr70" draw:text-style-name="P9" draw:layer="layout" svg:width="11.217cm" svg:height="7.632cm" svg:x="0.847cm" svg:y="9.313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Blank" xml:id="id29" draw:id="id29">
        <draw:custom-shape draw:name="Rectangle 1" draw:style-name="gr13" draw:text-style-name="P8" draw:layer="layout" svg:width="15.662cm" svg:height="1.904cm" svg:x="5.541cm" svg:y="15.87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4" draw:style-name="gr31" draw:text-style-name="P9" draw:layer="layout" svg:x1="12.697cm" svg:y1="15.663cm" svg:x2="12.7cm" svg:y2="6.985cm">
          <text:p/>
        </draw:line>
        <draw:custom-shape draw:name="TextBox 223" draw:style-name="gr19" draw:text-style-name="P8" draw:layer="layout" svg:width="5.926cm" svg:height="1.013cm" svg:x="8.928cm" svg:y="16.722cm">
          <text:p text:style-name="P10"><text:span text:style-name="T5">p type subs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5" draw:style-name="gr31" draw:text-style-name="P9" draw:layer="layout" svg:x1="5.498cm" svg:y1="15.24cm" svg:x2="5.503cm" svg:y2="6.985cm">
          <text:p/>
        </draw:line>
        <draw:line draw:name="Straight Connector 182" draw:style-name="gr31" draw:text-style-name="P9" draw:layer="layout" svg:x1="15.237cm" svg:y1="15.24cm" svg:x2="15.24cm" svg:y2="6.985cm">
          <text:p/>
        </draw:line>
        <draw:custom-shape draw:name="Rectangle 5" draw:style-name="gr73" draw:text-style-name="P19" draw:layer="layout" svg:width="5.888cm" svg:height="0.211cm" svg:x="5.541cm" svg:y="15.02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0" draw:style-name="gr31" draw:text-style-name="P9" draw:layer="layout" svg:x1="21.204cm" svg:y1="16.298cm" svg:x2="21.166cm" svg:y2="6.985cm">
          <text:p/>
        </draw:line>
        <draw:g draw:name="Group 684">
          <draw:line draw:name="Straight Connector 249" draw:style-name="gr72" draw:text-style-name="P9" draw:layer="layout" svg:x1="15.701cm" svg:y1="15.875cm" svg:x2="15.277cm" svg:y2="16.721cm">
            <text:p/>
          </draw:line>
          <draw:line draw:name="Straight Connector 250" draw:style-name="gr72" draw:text-style-name="P9" draw:layer="layout" svg:x1="15.912cm" svg:y1="15.875cm" svg:x2="15.489cm" svg:y2="16.721cm">
            <text:p/>
          </draw:line>
          <draw:line draw:name="Straight Connector 251" draw:style-name="gr72" draw:text-style-name="P9" draw:layer="layout" svg:x1="16.124cm" svg:y1="15.875cm" svg:x2="15.701cm" svg:y2="16.721cm">
            <text:p/>
          </draw:line>
          <draw:line draw:name="Straight Connector 252" draw:style-name="gr72" draw:text-style-name="P9" draw:layer="layout" svg:x1="16.336cm" svg:y1="15.875cm" svg:x2="15.912cm" svg:y2="16.721cm">
            <text:p/>
          </draw:line>
          <draw:line draw:name="Straight Connector 253" draw:style-name="gr72" draw:text-style-name="P9" draw:layer="layout" svg:x1="16.547cm" svg:y1="15.875cm" svg:x2="16.124cm" svg:y2="16.721cm">
            <text:p/>
          </draw:line>
          <draw:line draw:name="Straight Connector 254" draw:style-name="gr72" draw:text-style-name="P9" draw:layer="layout" svg:x1="16.759cm" svg:y1="15.875cm" svg:x2="16.336cm" svg:y2="16.721cm">
            <text:p/>
          </draw:line>
          <draw:line draw:name="Straight Connector 255" draw:style-name="gr72" draw:text-style-name="P9" draw:layer="layout" svg:x1="16.971cm" svg:y1="15.875cm" svg:x2="16.547cm" svg:y2="16.721cm">
            <text:p/>
          </draw:line>
          <draw:line draw:name="Straight Connector 256" draw:style-name="gr72" draw:text-style-name="P9" draw:layer="layout" svg:x1="17.182cm" svg:y1="15.875cm" svg:x2="16.759cm" svg:y2="16.721cm">
            <text:p/>
          </draw:line>
          <draw:line draw:name="Straight Connector 257" draw:style-name="gr72" draw:text-style-name="P9" draw:layer="layout" svg:x1="17.394cm" svg:y1="15.875cm" svg:x2="16.971cm" svg:y2="16.721cm">
            <text:p/>
          </draw:line>
          <draw:line draw:name="Straight Connector 258" draw:style-name="gr72" draw:text-style-name="P9" draw:layer="layout" svg:x1="17.606cm" svg:y1="15.875cm" svg:x2="17.182cm" svg:y2="16.721cm">
            <text:p/>
          </draw:line>
          <draw:line draw:name="Straight Connector 259" draw:style-name="gr72" draw:text-style-name="P9" draw:layer="layout" svg:x1="17.817cm" svg:y1="15.875cm" svg:x2="17.394cm" svg:y2="16.721cm">
            <text:p/>
          </draw:line>
          <draw:line draw:name="Straight Connector 260" draw:style-name="gr72" draw:text-style-name="P9" draw:layer="layout" svg:x1="18.029cm" svg:y1="15.875cm" svg:x2="17.606cm" svg:y2="16.721cm">
            <text:p/>
          </draw:line>
          <draw:line draw:name="Straight Connector 261" draw:style-name="gr72" draw:text-style-name="P9" draw:layer="layout" svg:x1="18.241cm" svg:y1="15.875cm" svg:x2="17.817cm" svg:y2="16.721cm">
            <text:p/>
          </draw:line>
          <draw:line draw:name="Straight Connector 262" draw:style-name="gr72" draw:text-style-name="P9" draw:layer="layout" svg:x1="18.452cm" svg:y1="15.875cm" svg:x2="18.029cm" svg:y2="16.721cm">
            <text:p/>
          </draw:line>
          <draw:line draw:name="Straight Connector 263" draw:style-name="gr72" draw:text-style-name="P9" draw:layer="layout" svg:x1="18.664cm" svg:y1="15.875cm" svg:x2="18.241cm" svg:y2="16.721cm">
            <text:p/>
          </draw:line>
          <draw:line draw:name="Straight Connector 264" draw:style-name="gr72" draw:text-style-name="P9" draw:layer="layout" svg:x1="18.876cm" svg:y1="15.875cm" svg:x2="18.452cm" svg:y2="16.721cm">
            <text:p/>
          </draw:line>
          <draw:line draw:name="Straight Connector 265" draw:style-name="gr72" draw:text-style-name="P9" draw:layer="layout" svg:x1="19.087cm" svg:y1="15.875cm" svg:x2="18.664cm" svg:y2="16.721cm">
            <text:p/>
          </draw:line>
          <draw:line draw:name="Straight Connector 266" draw:style-name="gr72" draw:text-style-name="P9" draw:layer="layout" svg:x1="19.299cm" svg:y1="15.875cm" svg:x2="18.876cm" svg:y2="16.721cm">
            <text:p/>
          </draw:line>
          <draw:line draw:name="Straight Connector 267" draw:style-name="gr72" draw:text-style-name="P9" draw:layer="layout" svg:x1="19.511cm" svg:y1="15.875cm" svg:x2="19.087cm" svg:y2="16.721cm">
            <text:p/>
          </draw:line>
          <draw:line draw:name="Straight Connector 268" draw:style-name="gr72" draw:text-style-name="P9" draw:layer="layout" svg:x1="21.204cm" svg:y1="15.875cm" svg:x2="20.781cm" svg:y2="16.721cm">
            <text:p/>
          </draw:line>
          <draw:line draw:name="Straight Connector 269" draw:style-name="gr72" draw:text-style-name="P9" draw:layer="layout" svg:x1="15.509cm" svg:y1="15.854cm" svg:x2="15.155cm" svg:y2="16.53cm">
            <text:p/>
          </draw:line>
          <draw:line draw:name="Straight Connector 270" draw:style-name="gr72" draw:text-style-name="P9" draw:layer="layout" svg:x1="21.204cm" svg:y1="16.298cm" svg:x2="20.992cm" svg:y2="16.721cm">
            <text:p/>
          </draw:line>
          <draw:line draw:name="Straight Connector 271" draw:style-name="gr72" draw:text-style-name="P9" draw:layer="layout" svg:x1="19.722cm" svg:y1="15.875cm" svg:x2="19.299cm" svg:y2="16.721cm">
            <text:p/>
          </draw:line>
          <draw:line draw:name="Straight Connector 272" draw:style-name="gr72" draw:text-style-name="P9" draw:layer="layout" svg:x1="19.934cm" svg:y1="15.875cm" svg:x2="19.511cm" svg:y2="16.721cm">
            <text:p/>
          </draw:line>
          <draw:line draw:name="Straight Connector 273" draw:style-name="gr72" draw:text-style-name="P9" draw:layer="layout" svg:x1="20.146cm" svg:y1="15.875cm" svg:x2="19.722cm" svg:y2="16.721cm">
            <text:p/>
          </draw:line>
          <draw:line draw:name="Straight Connector 274" draw:style-name="gr72" draw:text-style-name="P9" draw:layer="layout" svg:x1="20.357cm" svg:y1="15.875cm" svg:x2="19.934cm" svg:y2="16.721cm">
            <text:p/>
          </draw:line>
          <draw:line draw:name="Straight Connector 275" draw:style-name="gr72" draw:text-style-name="P9" draw:layer="layout" svg:x1="20.569cm" svg:y1="15.875cm" svg:x2="20.146cm" svg:y2="16.721cm">
            <text:p/>
          </draw:line>
          <draw:line draw:name="Straight Connector 276" draw:style-name="gr72" draw:text-style-name="P9" draw:layer="layout" svg:x1="20.781cm" svg:y1="15.875cm" svg:x2="20.357cm" svg:y2="16.721cm">
            <text:p/>
          </draw:line>
          <draw:line draw:name="Straight Connector 277" draw:style-name="gr72" draw:text-style-name="P9" draw:layer="layout" svg:x1="20.992cm" svg:y1="15.875cm" svg:x2="20.569cm" svg:y2="16.721cm">
            <text:p/>
          </draw:line>
          <draw:custom-shape draw:name="TextBox 224" draw:style-name="gr19" draw:text-style-name="P8" draw:layer="layout" svg:width="3.386cm" svg:height="1.773cm" svg:x="22.013cm" svg:y="15.907cm">
            <text:p text:style-name="P10"><text:span text:style-name="T5">n diffu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6" draw:style-name="gr33" draw:text-style-name="P9" draw:layer="layout" svg:width="0.808cm" svg:height="0.003cm" draw:transform="rotate (-3.14159265358979) translate (22.013cm 16.547cm)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81" draw:style-name="gr72" draw:text-style-name="P9" draw:layer="layout" svg:x1="15.028cm" svg:y1="16.298cm" svg:x2="15.24cm" svg:y2="16.721cm">
            <text:p/>
          </draw:line>
          <draw:line draw:name="Straight Connector 291" draw:style-name="gr72" draw:text-style-name="P9" draw:layer="layout" svg:x1="15.24cm" svg:y1="15.875cm" svg:x2="15.028cm" svg:y2="16.298cm">
            <text:p/>
          </draw:line>
          <draw:line draw:name="Straight Connector 319" draw:style-name="gr72" draw:text-style-name="P9" draw:layer="layout" svg:x1="15.028cm" svg:y1="15.875cm" svg:x2="14.816cm" svg:y2="16.298cm">
            <text:p/>
          </draw:line>
          <draw:line draw:name="Straight Connector 320" draw:style-name="gr72" draw:text-style-name="P9" draw:layer="layout" svg:x1="14.816cm" svg:y1="15.875cm" svg:x2="14.605cm" svg:y2="16.298cm">
            <text:p/>
          </draw:line>
          <draw:line draw:name="Straight Connector 322" draw:style-name="gr72" draw:text-style-name="P9" draw:layer="layout" svg:x1="14.605cm" svg:y1="15.875cm" svg:x2="14.393cm" svg:y2="16.298cm">
            <text:p/>
          </draw:line>
          <draw:line draw:name="Straight Connector 323" draw:style-name="gr72" draw:text-style-name="P9" draw:layer="layout" svg:x1="14.393cm" svg:y1="15.875cm" svg:x2="14.181cm" svg:y2="16.298cm">
            <text:p/>
          </draw:line>
          <draw:line draw:name="Straight Connector 324" draw:style-name="gr72" draw:text-style-name="P9" draw:layer="layout" svg:x1="14.181cm" svg:y1="15.875cm" svg:x2="13.97cm" svg:y2="16.298cm">
            <text:p/>
          </draw:line>
          <draw:line draw:name="Straight Connector 325" draw:style-name="gr72" draw:text-style-name="P9" draw:layer="layout" svg:x1="13.97cm" svg:y1="15.875cm" svg:x2="13.758cm" svg:y2="16.298cm">
            <text:p/>
          </draw:line>
          <draw:line draw:name="Straight Connector 326" draw:style-name="gr72" draw:text-style-name="P9" draw:layer="layout" svg:x1="13.758cm" svg:y1="15.875cm" svg:x2="13.546cm" svg:y2="16.298cm">
            <text:p/>
          </draw:line>
          <draw:line draw:name="Straight Connector 327" draw:style-name="gr72" draw:text-style-name="P9" draw:layer="layout" svg:x1="13.546cm" svg:y1="15.875cm" svg:x2="13.335cm" svg:y2="16.298cm">
            <text:p/>
          </draw:line>
          <draw:line draw:name="Straight Connector 328" draw:style-name="gr72" draw:text-style-name="P9" draw:layer="layout" svg:x1="13.335cm" svg:y1="15.875cm" svg:x2="13.123cm" svg:y2="16.298cm">
            <text:p/>
          </draw:line>
          <draw:line draw:name="Straight Connector 329" draw:style-name="gr72" draw:text-style-name="P9" draw:layer="layout" svg:x1="13.123cm" svg:y1="15.875cm" svg:x2="12.911cm" svg:y2="16.298cm">
            <text:p/>
          </draw:line>
          <draw:line draw:name="Straight Connector 330" draw:style-name="gr72" draw:text-style-name="P9" draw:layer="layout" svg:x1="12.911cm" svg:y1="15.875cm" svg:x2="12.7cm" svg:y2="16.298cm">
            <text:p/>
          </draw:line>
          <draw:line draw:name="Straight Connector 331" draw:style-name="gr72" draw:text-style-name="P9" draw:layer="layout" svg:x1="12.704cm" svg:y1="15.875cm" svg:x2="12.7cm" svg:y2="16.298cm">
            <text:p/>
          </draw:line>
          <draw:line draw:name="Straight Connector 336" draw:style-name="gr72" draw:text-style-name="P9" draw:layer="layout" svg:x1="15.028cm" svg:y1="16.302cm" svg:x2="12.7cm" svg:y2="16.298cm">
            <text:p/>
          </draw:line>
          <draw:line draw:name="Straight Connector 339" draw:style-name="gr72" draw:text-style-name="P9" draw:layer="layout" svg:x1="21.205cm" svg:y1="16.719cm" svg:x2="15.239cm" svg:y2="16.721cm">
            <text:p/>
          </draw:line>
        </draw:g>
        <draw:g draw:name="Group 506">
          <draw:custom-shape draw:name="Rectangle 444" draw:style-name="gr13" draw:text-style-name="P8" draw:layer="layout" svg:width="8.504cm" svg:height="1.692cm" svg:x="12.7cm" svg:y="9.52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45" draw:style-name="gr72" draw:text-style-name="P9" draw:layer="layout" svg:x1="13.123cm" svg:y1="9.525cm" svg:x2="12.7cm" svg:y2="11.218cm">
            <text:p/>
          </draw:line>
          <draw:line draw:name="Straight Connector 448" draw:style-name="gr72" draw:text-style-name="P9" draw:layer="layout" svg:x1="13.335cm" svg:y1="9.525cm" svg:x2="12.911cm" svg:y2="11.218cm">
            <text:p/>
          </draw:line>
          <draw:line draw:name="Straight Connector 451" draw:style-name="gr72" draw:text-style-name="P9" draw:layer="layout" svg:x1="13.546cm" svg:y1="9.525cm" svg:x2="13.123cm" svg:y2="11.218cm">
            <text:p/>
          </draw:line>
          <draw:line draw:name="Straight Connector 452" draw:style-name="gr72" draw:text-style-name="P9" draw:layer="layout" svg:x1="13.758cm" svg:y1="9.525cm" svg:x2="13.335cm" svg:y2="11.218cm">
            <text:p/>
          </draw:line>
          <draw:line draw:name="Straight Connector 453" draw:style-name="gr72" draw:text-style-name="P9" draw:layer="layout" svg:x1="13.97cm" svg:y1="9.525cm" svg:x2="13.546cm" svg:y2="11.218cm">
            <text:p/>
          </draw:line>
          <draw:line draw:name="Straight Connector 455" draw:style-name="gr72" draw:text-style-name="P9" draw:layer="layout" svg:x1="14.181cm" svg:y1="9.525cm" svg:x2="13.758cm" svg:y2="11.218cm">
            <text:p/>
          </draw:line>
          <draw:line draw:name="Straight Connector 456" draw:style-name="gr72" draw:text-style-name="P9" draw:layer="layout" svg:x1="14.393cm" svg:y1="9.525cm" svg:x2="13.97cm" svg:y2="11.218cm">
            <text:p/>
          </draw:line>
          <draw:line draw:name="Straight Connector 459" draw:style-name="gr72" draw:text-style-name="P9" draw:layer="layout" svg:x1="14.605cm" svg:y1="9.525cm" svg:x2="14.181cm" svg:y2="11.218cm">
            <text:p/>
          </draw:line>
          <draw:line draw:name="Straight Connector 461" draw:style-name="gr72" draw:text-style-name="P9" draw:layer="layout" svg:x1="14.816cm" svg:y1="9.525cm" svg:x2="14.393cm" svg:y2="11.218cm">
            <text:p/>
          </draw:line>
          <draw:line draw:name="Straight Connector 462" draw:style-name="gr72" draw:text-style-name="P9" draw:layer="layout" svg:x1="15.028cm" svg:y1="9.525cm" svg:x2="14.605cm" svg:y2="11.218cm">
            <text:p/>
          </draw:line>
          <draw:line draw:name="Straight Connector 463" draw:style-name="gr72" draw:text-style-name="P9" draw:layer="layout" svg:x1="17.817cm" svg:y1="9.525cm" svg:x2="17.394cm" svg:y2="11.218cm">
            <text:p/>
          </draw:line>
          <draw:line draw:name="Straight Connector 464" draw:style-name="gr72" draw:text-style-name="P9" draw:layer="layout" svg:x1="18.029cm" svg:y1="9.525cm" svg:x2="17.606cm" svg:y2="11.218cm">
            <text:p/>
          </draw:line>
          <draw:line draw:name="Straight Connector 465" draw:style-name="gr72" draw:text-style-name="P9" draw:layer="layout" svg:x1="18.241cm" svg:y1="9.525cm" svg:x2="17.817cm" svg:y2="11.218cm">
            <text:p/>
          </draw:line>
          <draw:line draw:name="Straight Connector 466" draw:style-name="gr72" draw:text-style-name="P9" draw:layer="layout" svg:x1="18.452cm" svg:y1="9.525cm" svg:x2="18.029cm" svg:y2="11.218cm">
            <text:p/>
          </draw:line>
          <draw:line draw:name="Straight Connector 469" draw:style-name="gr72" draw:text-style-name="P9" draw:layer="layout" svg:x1="18.664cm" svg:y1="9.525cm" svg:x2="18.241cm" svg:y2="11.218cm">
            <text:p/>
          </draw:line>
          <draw:line draw:name="Straight Connector 472" draw:style-name="gr72" draw:text-style-name="P9" draw:layer="layout" svg:x1="18.876cm" svg:y1="9.525cm" svg:x2="18.452cm" svg:y2="11.218cm">
            <text:p/>
          </draw:line>
          <draw:line draw:name="Straight Connector 475" draw:style-name="gr72" draw:text-style-name="P9" draw:layer="layout" svg:x1="19.087cm" svg:y1="9.525cm" svg:x2="18.664cm" svg:y2="11.218cm">
            <text:p/>
          </draw:line>
          <draw:line draw:name="Straight Connector 477" draw:style-name="gr72" draw:text-style-name="P9" draw:layer="layout" svg:x1="19.299cm" svg:y1="9.525cm" svg:x2="18.876cm" svg:y2="11.218cm">
            <text:p/>
          </draw:line>
          <draw:line draw:name="Straight Connector 479" draw:style-name="gr72" draw:text-style-name="P9" draw:layer="layout" svg:x1="19.511cm" svg:y1="9.525cm" svg:x2="19.087cm" svg:y2="11.218cm">
            <text:p/>
          </draw:line>
          <draw:line draw:name="Straight Connector 481" draw:style-name="gr72" draw:text-style-name="P9" draw:layer="layout" svg:x1="21.204cm" svg:y1="9.525cm" svg:x2="20.781cm" svg:y2="11.218cm">
            <text:p/>
          </draw:line>
          <draw:line draw:name="Straight Connector 482" draw:style-name="gr72" draw:text-style-name="P9" draw:layer="layout" svg:x1="12.911cm" svg:y1="9.525cm" svg:x2="12.7cm" svg:y2="10.371cm">
            <text:p/>
          </draw:line>
          <draw:line draw:name="Straight Connector 483" draw:style-name="gr72" draw:text-style-name="P9" draw:layer="layout" svg:x1="21.204cm" svg:y1="10.371cm" svg:x2="20.992cm" svg:y2="11.218cm">
            <text:p/>
          </draw:line>
          <draw:line draw:name="Straight Connector 484" draw:style-name="gr72" draw:text-style-name="P9" draw:layer="layout" svg:x1="19.722cm" svg:y1="9.525cm" svg:x2="19.299cm" svg:y2="11.218cm">
            <text:p/>
          </draw:line>
          <draw:line draw:name="Straight Connector 485" draw:style-name="gr72" draw:text-style-name="P9" draw:layer="layout" svg:x1="19.934cm" svg:y1="9.525cm" svg:x2="19.511cm" svg:y2="11.218cm">
            <text:p/>
          </draw:line>
          <draw:line draw:name="Straight Connector 486" draw:style-name="gr72" draw:text-style-name="P9" draw:layer="layout" svg:x1="20.146cm" svg:y1="9.525cm" svg:x2="19.722cm" svg:y2="11.218cm">
            <text:p/>
          </draw:line>
          <draw:line draw:name="Straight Connector 487" draw:style-name="gr72" draw:text-style-name="P9" draw:layer="layout" svg:x1="20.357cm" svg:y1="9.525cm" svg:x2="19.934cm" svg:y2="11.218cm">
            <text:p/>
          </draw:line>
          <draw:line draw:name="Straight Connector 488" draw:style-name="gr72" draw:text-style-name="P9" draw:layer="layout" svg:x1="20.569cm" svg:y1="9.525cm" svg:x2="20.146cm" svg:y2="11.218cm">
            <text:p/>
          </draw:line>
          <draw:line draw:name="Straight Connector 489" draw:style-name="gr72" draw:text-style-name="P9" draw:layer="layout" svg:x1="20.781cm" svg:y1="9.525cm" svg:x2="20.357cm" svg:y2="11.218cm">
            <text:p/>
          </draw:line>
          <draw:line draw:name="Straight Connector 490" draw:style-name="gr72" draw:text-style-name="P9" draw:layer="layout" svg:x1="20.992cm" svg:y1="9.525cm" svg:x2="20.569cm" svg:y2="11.218cm">
            <text:p/>
          </draw:line>
          <draw:line draw:name="Straight Connector 491" draw:style-name="gr72" draw:text-style-name="P9" draw:layer="layout" svg:x1="15.24cm" svg:y1="9.525cm" svg:x2="14.816cm" svg:y2="11.218cm">
            <text:p/>
          </draw:line>
          <draw:line draw:name="Straight Connector 492" draw:style-name="gr72" draw:text-style-name="P9" draw:layer="layout" svg:x1="15.451cm" svg:y1="9.525cm" svg:x2="15.028cm" svg:y2="11.218cm">
            <text:p/>
          </draw:line>
          <draw:line draw:name="Straight Connector 493" draw:style-name="gr72" draw:text-style-name="P9" draw:layer="layout" svg:x1="15.663cm" svg:y1="9.525cm" svg:x2="15.24cm" svg:y2="11.218cm">
            <text:p/>
          </draw:line>
          <draw:line draw:name="Straight Connector 494" draw:style-name="gr72" draw:text-style-name="P9" draw:layer="layout" svg:x1="15.875cm" svg:y1="9.525cm" svg:x2="15.451cm" svg:y2="11.218cm">
            <text:p/>
          </draw:line>
          <draw:line draw:name="Straight Connector 495" draw:style-name="gr72" draw:text-style-name="P9" draw:layer="layout" svg:x1="16.086cm" svg:y1="9.525cm" svg:x2="15.663cm" svg:y2="11.218cm">
            <text:p/>
          </draw:line>
          <draw:line draw:name="Straight Connector 496" draw:style-name="gr72" draw:text-style-name="P9" draw:layer="layout" svg:x1="16.298cm" svg:y1="9.525cm" svg:x2="15.875cm" svg:y2="11.218cm">
            <text:p/>
          </draw:line>
          <draw:line draw:name="Straight Connector 497" draw:style-name="gr72" draw:text-style-name="P9" draw:layer="layout" svg:x1="16.51cm" svg:y1="9.525cm" svg:x2="16.086cm" svg:y2="11.218cm">
            <text:p/>
          </draw:line>
          <draw:line draw:name="Straight Connector 498" draw:style-name="gr72" draw:text-style-name="P9" draw:layer="layout" svg:x1="16.721cm" svg:y1="9.525cm" svg:x2="16.298cm" svg:y2="11.218cm">
            <text:p/>
          </draw:line>
          <draw:line draw:name="Straight Connector 499" draw:style-name="gr72" draw:text-style-name="P9" draw:layer="layout" svg:x1="16.933cm" svg:y1="9.525cm" svg:x2="16.51cm" svg:y2="11.218cm">
            <text:p/>
          </draw:line>
          <draw:line draw:name="Straight Connector 500" draw:style-name="gr72" draw:text-style-name="P9" draw:layer="layout" svg:x1="17.145cm" svg:y1="9.525cm" svg:x2="16.721cm" svg:y2="11.218cm">
            <text:p/>
          </draw:line>
          <draw:line draw:name="Straight Connector 502" draw:style-name="gr72" draw:text-style-name="P9" draw:layer="layout" svg:x1="17.356cm" svg:y1="9.525cm" svg:x2="16.933cm" svg:y2="11.218cm">
            <text:p/>
          </draw:line>
          <draw:line draw:name="Straight Connector 503" draw:style-name="gr72" draw:text-style-name="P9" draw:layer="layout" svg:x1="17.568cm" svg:y1="9.525cm" svg:x2="17.145cm" svg:y2="11.218cm">
            <text:p/>
          </draw:line>
        </draw:g>
        <draw:g draw:name="Group 805">
          <draw:custom-shape draw:name="Rectangle 4" draw:style-name="gr71" draw:text-style-name="P19" draw:layer="layout" svg:width="5.926cm" svg:height="0.634cm" svg:x="15.24cm" svg:y="15.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1" draw:style-name="gr19" draw:text-style-name="P8" draw:layer="layout" svg:width="2.327cm" svg:height="1.115cm" svg:x="22.013cm" svg:y="15.061cm">
            <text:p text:style-name="P10"><text:span text:style-name="T5">SiO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73" draw:style-name="gr33" draw:text-style-name="P9" draw:layer="layout" svg:width="1.057cm" svg:height="0.003cm" draw:transform="rotate (-3.14159265358979) translate (22.225cm 15.663cm)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509" draw:style-name="gr72" draw:text-style-name="P9" draw:layer="layout" svg:x1="21.166cm" svg:y1="15.272cm" svg:x2="15.875cm" svg:y2="15.268cm">
            <text:p/>
          </draw:line>
          <draw:line draw:name="Straight Connector 113" draw:style-name="gr72" draw:text-style-name="P9" draw:layer="layout" svg:x1="15.244cm" svg:y1="15.239cm" svg:x2="15.24cm" svg:y2="15.874cm">
            <text:p/>
          </draw:line>
          <draw:line draw:name="Straight Connector 513" draw:style-name="gr72" draw:text-style-name="P9" draw:layer="layout" svg:x1="21.166cm" svg:y1="15.239cm" svg:x2="21.162cm" svg:y2="15.874cm">
            <text:p/>
          </draw:line>
          <draw:custom-shape draw:name="Rectangle 3" draw:style-name="gr73" draw:text-style-name="P19" draw:layer="layout" svg:width="7.158cm" svg:height="0.634cm" svg:x="5.541cm" svg:y="15.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71">
          <draw:line draw:name="Straight Connector 565" draw:style-name="gr72" draw:text-style-name="P9" draw:layer="layout" svg:x1="8.889cm" svg:y1="9.525cm" svg:x2="9.313cm" svg:y2="11.218cm">
            <text:p/>
          </draw:line>
          <draw:line draw:name="Straight Connector 566" draw:style-name="gr72" draw:text-style-name="P9" draw:layer="layout" svg:x1="8.678cm" svg:y1="9.525cm" svg:x2="9.101cm" svg:y2="11.218cm">
            <text:p/>
          </draw:line>
          <draw:line draw:name="Straight Connector 567" draw:style-name="gr72" draw:text-style-name="P9" draw:layer="layout" svg:x1="8.466cm" svg:y1="9.525cm" svg:x2="8.889cm" svg:y2="11.218cm">
            <text:p/>
          </draw:line>
          <draw:line draw:name="Straight Connector 568" draw:style-name="gr72" draw:text-style-name="P9" draw:layer="layout" svg:x1="8.254cm" svg:y1="9.525cm" svg:x2="8.678cm" svg:y2="11.218cm">
            <text:p/>
          </draw:line>
          <draw:line draw:name="Straight Connector 583" draw:style-name="gr72" draw:text-style-name="P9" draw:layer="layout" svg:x1="7.196cm" svg:y1="9.525cm" svg:x2="7.619cm" svg:y2="11.218cm">
            <text:p/>
          </draw:line>
          <draw:line draw:name="Straight Connector 584" draw:style-name="gr72" draw:text-style-name="P9" draw:layer="layout" svg:x1="5.503cm" svg:y1="9.525cm" svg:x2="5.926cm" svg:y2="11.218cm">
            <text:p/>
          </draw:line>
          <draw:line draw:name="Straight Connector 585" draw:style-name="gr72" draw:text-style-name="P9" draw:layer="layout" svg:x1="15.028cm" svg:y1="8.678cm" svg:x2="15.239cm" svg:y2="9.313cm">
            <text:p/>
          </draw:line>
          <draw:line draw:name="Straight Connector 586" draw:style-name="gr72" draw:text-style-name="P9" draw:layer="layout" svg:x1="5.503cm" svg:y1="10.371cm" svg:x2="5.714cm" svg:y2="11.218cm">
            <text:p/>
          </draw:line>
          <draw:line draw:name="Straight Connector 587" draw:style-name="gr72" draw:text-style-name="P9" draw:layer="layout" svg:x1="6.984cm" svg:y1="9.525cm" svg:x2="7.408cm" svg:y2="11.218cm">
            <text:p/>
          </draw:line>
          <draw:line draw:name="Straight Connector 588" draw:style-name="gr72" draw:text-style-name="P9" draw:layer="layout" svg:x1="6.773cm" svg:y1="9.525cm" svg:x2="7.196cm" svg:y2="11.218cm">
            <text:p/>
          </draw:line>
          <draw:line draw:name="Straight Connector 589" draw:style-name="gr72" draw:text-style-name="P9" draw:layer="layout" svg:x1="6.561cm" svg:y1="9.525cm" svg:x2="6.984cm" svg:y2="11.218cm">
            <text:p/>
          </draw:line>
          <draw:line draw:name="Straight Connector 590" draw:style-name="gr72" draw:text-style-name="P9" draw:layer="layout" svg:x1="6.349cm" svg:y1="9.525cm" svg:x2="6.773cm" svg:y2="11.218cm">
            <text:p/>
          </draw:line>
          <draw:line draw:name="Straight Connector 591" draw:style-name="gr72" draw:text-style-name="P9" draw:layer="layout" svg:x1="6.138cm" svg:y1="9.525cm" svg:x2="6.561cm" svg:y2="11.218cm">
            <text:p/>
          </draw:line>
          <draw:line draw:name="Straight Connector 592" draw:style-name="gr72" draw:text-style-name="P9" draw:layer="layout" svg:x1="5.926cm" svg:y1="9.525cm" svg:x2="6.349cm" svg:y2="11.218cm">
            <text:p/>
          </draw:line>
          <draw:line draw:name="Straight Connector 593" draw:style-name="gr72" draw:text-style-name="P9" draw:layer="layout" svg:x1="5.714cm" svg:y1="9.525cm" svg:x2="6.138cm" svg:y2="11.218cm">
            <text:p/>
          </draw:line>
          <draw:line draw:name="Straight Connector 599" draw:style-name="gr72" draw:text-style-name="P9" draw:layer="layout" svg:x1="7.408cm" svg:y1="9.525cm" svg:x2="7.831cm" svg:y2="11.218cm">
            <text:p/>
          </draw:line>
          <draw:line draw:name="Straight Connector 606" draw:style-name="gr72" draw:text-style-name="P9" draw:layer="layout" svg:x1="7.831cm" svg:y1="9.525cm" svg:x2="8.254cm" svg:y2="11.218cm">
            <text:p/>
          </draw:line>
          <draw:line draw:name="Straight Connector 607" draw:style-name="gr72" draw:text-style-name="P9" draw:layer="layout" svg:x1="7.619cm" svg:y1="9.525cm" svg:x2="8.043cm" svg:y2="11.218cm">
            <text:p/>
          </draw:line>
          <draw:line draw:name="Straight Connector 610" draw:style-name="gr72" draw:text-style-name="P9" draw:layer="layout" svg:x1="8.043cm" svg:y1="9.525cm" svg:x2="8.466cm" svg:y2="11.218cm">
            <text:p/>
          </draw:line>
          <draw:line draw:name="Straight Connector 612" draw:style-name="gr14" draw:text-style-name="P9" draw:layer="layout" svg:x1="15.239cm" svg:y1="12.065cm" svg:x2="15.236cm" svg:y2="8.684cm">
            <text:p/>
          </draw:line>
          <draw:line draw:name="Straight Connector 718" draw:style-name="gr72" draw:text-style-name="P9" draw:layer="layout" svg:x1="10.583cm" svg:y1="9.525cm" svg:x2="11.006cm" svg:y2="11.218cm">
            <text:p/>
          </draw:line>
          <draw:line draw:name="Straight Connector 719" draw:style-name="gr72" draw:text-style-name="P9" draw:layer="layout" svg:x1="10.371cm" svg:y1="9.525cm" svg:x2="10.794cm" svg:y2="11.218cm">
            <text:p/>
          </draw:line>
          <draw:line draw:name="Straight Connector 720" draw:style-name="gr72" draw:text-style-name="P9" draw:layer="layout" svg:x1="10.159cm" svg:y1="9.525cm" svg:x2="10.583cm" svg:y2="11.218cm">
            <text:p/>
          </draw:line>
          <draw:line draw:name="Straight Connector 721" draw:style-name="gr72" draw:text-style-name="P9" draw:layer="layout" svg:x1="9.948cm" svg:y1="9.525cm" svg:x2="10.371cm" svg:y2="11.218cm">
            <text:p/>
          </draw:line>
          <draw:line draw:name="Straight Connector 722" draw:style-name="gr72" draw:text-style-name="P9" draw:layer="layout" svg:x1="9.101cm" svg:y1="9.525cm" svg:x2="9.524cm" svg:y2="11.218cm">
            <text:p/>
          </draw:line>
          <draw:line draw:name="Straight Connector 723" draw:style-name="gr72" draw:text-style-name="P9" draw:layer="layout" svg:x1="9.524cm" svg:y1="9.525cm" svg:x2="9.948cm" svg:y2="11.218cm">
            <text:p/>
          </draw:line>
          <draw:line draw:name="Straight Connector 724" draw:style-name="gr72" draw:text-style-name="P9" draw:layer="layout" svg:x1="9.313cm" svg:y1="9.525cm" svg:x2="9.736cm" svg:y2="11.218cm">
            <text:p/>
          </draw:line>
          <draw:line draw:name="Straight Connector 725" draw:style-name="gr72" draw:text-style-name="P9" draw:layer="layout" svg:x1="9.736cm" svg:y1="9.525cm" svg:x2="10.159cm" svg:y2="11.218cm">
            <text:p/>
          </draw:line>
          <draw:line draw:name="Straight Connector 728" draw:style-name="gr72" draw:text-style-name="P9" draw:layer="layout" svg:x1="11.641cm" svg:y1="8.678cm" svg:x2="12.488cm" svg:y2="12.065cm">
            <text:p/>
          </draw:line>
          <draw:line draw:name="Straight Connector 729" draw:style-name="gr72" draw:text-style-name="P9" draw:layer="layout" svg:x1="11.456cm" svg:y1="8.89cm" svg:x2="12.303cm" svg:y2="12.065cm">
            <text:p/>
          </draw:line>
          <draw:line draw:name="Straight Connector 730" draw:style-name="gr72" draw:text-style-name="P9" draw:layer="layout" svg:x1="10.794cm" svg:y1="9.525cm" svg:x2="11.218cm" svg:y2="11.218cm">
            <text:p/>
          </draw:line>
          <draw:line draw:name="Straight Connector 731" draw:style-name="gr72" draw:text-style-name="P9" draw:layer="layout" svg:x1="11.218cm" svg:y1="9.525cm" svg:x2="11.853cm" svg:y2="12.065cm">
            <text:p/>
          </draw:line>
          <draw:line draw:name="Straight Connector 732" draw:style-name="gr72" draw:text-style-name="P9" draw:layer="layout" svg:x1="11.006cm" svg:y1="9.525cm" svg:x2="11.641cm" svg:y2="12.065cm">
            <text:p/>
          </draw:line>
          <draw:line draw:name="Straight Connector 733" draw:style-name="gr72" draw:text-style-name="P9" draw:layer="layout" svg:x1="11.429cm" svg:y1="9.525cm" svg:x2="12.064cm" svg:y2="12.065cm">
            <text:p/>
          </draw:line>
          <draw:line draw:name="Straight Connector 743" draw:style-name="gr72" draw:text-style-name="P9" draw:layer="layout" svg:x1="11.853cm" svg:y1="8.678cm" svg:x2="12.699cm" svg:y2="12.065cm">
            <text:p/>
          </draw:line>
          <draw:line draw:name="Straight Connector 744" draw:style-name="gr72" draw:text-style-name="P9" draw:layer="layout" svg:x1="12.064cm" svg:y1="8.678cm" svg:x2="12.911cm" svg:y2="12.065cm">
            <text:p/>
          </draw:line>
          <draw:line draw:name="Straight Connector 745" draw:style-name="gr72" draw:text-style-name="P9" draw:layer="layout" svg:x1="12.276cm" svg:y1="8.678cm" svg:x2="13.123cm" svg:y2="12.065cm">
            <text:p/>
          </draw:line>
          <draw:line draw:name="Straight Connector 746" draw:style-name="gr72" draw:text-style-name="P9" draw:layer="layout" svg:x1="12.488cm" svg:y1="8.678cm" svg:x2="13.334cm" svg:y2="12.065cm">
            <text:p/>
          </draw:line>
          <draw:line draw:name="Straight Connector 747" draw:style-name="gr72" draw:text-style-name="P9" draw:layer="layout" svg:x1="12.699cm" svg:y1="8.678cm" svg:x2="13.546cm" svg:y2="12.065cm">
            <text:p/>
          </draw:line>
          <draw:line draw:name="Straight Connector 748" draw:style-name="gr72" draw:text-style-name="P9" draw:layer="layout" svg:x1="12.911cm" svg:y1="8.678cm" svg:x2="13.758cm" svg:y2="12.065cm">
            <text:p/>
          </draw:line>
          <draw:line draw:name="Straight Connector 749" draw:style-name="gr72" draw:text-style-name="P9" draw:layer="layout" svg:x1="13.123cm" svg:y1="8.678cm" svg:x2="13.969cm" svg:y2="12.065cm">
            <text:p/>
          </draw:line>
          <draw:line draw:name="Straight Connector 750" draw:style-name="gr72" draw:text-style-name="P9" draw:layer="layout" svg:x1="13.334cm" svg:y1="8.678cm" svg:x2="14.181cm" svg:y2="12.065cm">
            <text:p/>
          </draw:line>
          <draw:line draw:name="Straight Connector 751" draw:style-name="gr72" draw:text-style-name="P9" draw:layer="layout" svg:x1="13.546cm" svg:y1="8.678cm" svg:x2="14.393cm" svg:y2="12.065cm">
            <text:p/>
          </draw:line>
          <draw:line draw:name="Straight Connector 752" draw:style-name="gr72" draw:text-style-name="P9" draw:layer="layout" svg:x1="13.758cm" svg:y1="8.678cm" svg:x2="14.604cm" svg:y2="12.065cm">
            <text:p/>
          </draw:line>
          <draw:line draw:name="Straight Connector 753" draw:style-name="gr72" draw:text-style-name="P9" draw:layer="layout" svg:x1="13.969cm" svg:y1="8.678cm" svg:x2="14.816cm" svg:y2="12.065cm">
            <text:p/>
          </draw:line>
          <draw:line draw:name="Straight Connector 754" draw:style-name="gr72" draw:text-style-name="P9" draw:layer="layout" svg:x1="14.181cm" svg:y1="8.678cm" svg:x2="15.028cm" svg:y2="12.065cm">
            <text:p/>
          </draw:line>
          <draw:line draw:name="Straight Connector 755" draw:style-name="gr72" draw:text-style-name="P9" draw:layer="layout" svg:x1="5.503cm" svg:y1="9.525cm" svg:x2="11.429cm" svg:y2="9.525cm">
            <text:p/>
          </draw:line>
          <draw:line draw:name="Straight Connector 756" draw:style-name="gr72" draw:text-style-name="P9" draw:layer="layout" svg:x1="14.393cm" svg:y1="8.678cm" svg:x2="15.239cm" svg:y2="11.853cm">
            <text:p/>
          </draw:line>
          <draw:line draw:name="Straight Connector 757" draw:style-name="gr72" draw:text-style-name="P9" draw:layer="layout" svg:x1="14.604cm" svg:y1="8.678cm" svg:x2="15.239cm" svg:y2="11.218cm">
            <text:p/>
          </draw:line>
          <draw:line draw:name="Straight Connector 758" draw:style-name="gr72" draw:text-style-name="P9" draw:layer="layout" svg:x1="14.816cm" svg:y1="8.678cm" svg:x2="15.239cm" svg:y2="10.371cm">
            <text:p/>
          </draw:line>
          <draw:line draw:name="Straight Connector 764" draw:style-name="gr72" draw:text-style-name="P9" draw:layer="layout" svg:x1="5.503cm" svg:y1="11.218cm" svg:x2="11.429cm" svg:y2="11.218cm">
            <text:p/>
          </draw:line>
          <draw:line draw:name="Straight Connector 765" draw:style-name="gr14" draw:text-style-name="P9" draw:layer="layout" svg:x1="5.509cm" svg:y1="9.525cm" svg:x2="5.503cm" svg:y2="11.218cm">
            <text:p/>
          </draw:line>
        </draw:g>
        <draw:g draw:name="Group 231">
          <draw:line draw:name="Straight Connector 760" draw:style-name="gr77" draw:text-style-name="P9" draw:layer="layout" svg:x1="11.43cm" svg:y1="8.678cm" svg:x2="17.991cm" svg:y2="12.065cm">
            <text:p/>
          </draw:line>
          <draw:custom-shape draw:name="Rectangle 768" draw:style-name="gr78" draw:text-style-name="P8" draw:layer="layout" svg:width="6.561cm" svg:height="3.386cm" svg:x="11.43cm" svg:y="8.67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72" draw:style-name="gr77" draw:text-style-name="P9" draw:layer="layout" svg:x1="17.991cm" svg:y1="8.678cm" svg:x2="11.43cm" svg:y2="12.065cm">
            <text:p/>
          </draw:line>
        </draw:g>
        <draw:g draw:name="Group 811">
          <draw:custom-shape draw:name="Rectangle 205" draw:style-name="gr71" draw:text-style-name="P19" draw:layer="layout" svg:width="6.349cm" svg:height="0.634cm" svg:x="5.503cm" svg:y="13.75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08" draw:style-name="gr72" draw:text-style-name="P9" draw:layer="layout" svg:x1="5.503cm" svg:y1="13.758cm" svg:x2="11.853cm" svg:y2="13.762cm">
            <text:p/>
          </draw:line>
          <draw:custom-shape draw:name="Right Triangle 687" draw:style-name="gr71" draw:text-style-name="P19" draw:layer="layout" svg:width="0.237cm" svg:height="0.819cm" draw:transform="rotate (-1.5707963267949) translate (12.275cm 14.367cm)">
            <text:p text:style-name="P20"/>
            <draw:enhanced-geometry draw:mirror-horizontal="tru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ight Triangle 705" draw:style-name="gr71" draw:text-style-name="P19" draw:layer="layout" svg:width="2.751cm" svg:height="0.634cm" svg:x="11.853cm" svg:y="13.758cm">
            <text:p text:style-name="P20"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ectangle 707" draw:style-name="gr71" draw:text-style-name="P19" draw:layer="layout" svg:width="1.692cm" svg:height="0.211cm" svg:x="12.065cm" svg:y="14.39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Triangle 708" draw:style-name="gr71" draw:text-style-name="P19" draw:layer="layout" svg:width="2.116cm" svg:height="0.846cm" svg:x="13.758cm" svg:y="14.393cm">
            <text:p text:style-name="P20"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ight Triangle 709" draw:style-name="gr71" draw:text-style-name="P19" draw:layer="layout" svg:width="0.634cm" svg:height="0.422cm" draw:transform="rotate (-1.5707963267949) translate (13.335cm 14.605cm)">
            <text:p text:style-name="P20"/>
            <draw:enhanced-geometry draw:mirror-horizontal="tru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ectangle 710" draw:style-name="gr71" draw:text-style-name="P19" draw:layer="layout" svg:width="0.422cm" svg:height="0.634cm" svg:x="13.335cm" svg:y="14.60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13" draw:style-name="gr14" draw:text-style-name="P9" draw:layer="layout" svg:x1="5.529cm" svg:y1="13.758cm" svg:x2="5.523cm" svg:y2="14.393cm">
            <text:p/>
          </draw:line>
          <draw:custom-shape draw:name="Right Triangle 774" draw:style-name="gr71" draw:text-style-name="P19" draw:layer="layout" svg:width="1.269cm" svg:height="0.846cm" svg:x="13.756cm" svg:y="14.393cm">
            <text:p text:style-name="P20"/>
            <draw:enhanced-geometry draw:mirror-horizontal="true" draw:mirror-vertical="tru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ight Triangle 775" draw:style-name="gr71" draw:text-style-name="P19" draw:layer="layout" svg:width="1.269cm" svg:height="0.846cm" draw:transform="rotate (-3.14159265358979) translate (16.085cm 15.24cm)">
            <text:p text:style-name="P20"/>
            <draw:enhanced-geometry draw:mirror-horizontal="true" draw:mirror-vertical="tru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Straight Connector 778" draw:style-name="gr14" draw:text-style-name="P9" draw:layer="layout" svg:x1="14.799cm" svg:y1="14.4cm" svg:x2="16.023cm" svg:y2="15.312cm">
            <text:p/>
          </draw:line>
          <draw:line draw:name="Straight Connector 780" draw:style-name="gr14" draw:text-style-name="P9" draw:layer="layout" svg:x1="14.393cm" svg:y1="14.393cm" svg:x2="14.816cm" svg:y2="14.393cm">
            <text:p/>
          </draw:line>
          <draw:line draw:name="Straight Connector 715" draw:style-name="gr14" draw:text-style-name="P9" draw:layer="layout" svg:x1="11.853cm" svg:y1="13.758cm" svg:x2="14.393cm" svg:y2="14.393cm">
            <text:p/>
          </draw:line>
        </draw:g>
        <draw:g draw:name="Group 685">
          <draw:line draw:name="Straight Connector 198" draw:style-name="gr72" draw:text-style-name="P9" draw:layer="layout" svg:x1="11.469cm" svg:y1="14.393cm" svg:x2="12.316cm" svg:y2="14.605cm">
            <text:p/>
          </draw:line>
          <draw:line draw:name="Straight Connector 203" draw:style-name="gr72" draw:text-style-name="P9" draw:layer="layout" svg:x1="11.469cm" svg:y1="14.397cm" svg:x2="5.543cm" svg:y2="14.393cm">
            <text:p/>
          </draw:line>
          <draw:line draw:name="Straight Connector 524" draw:style-name="gr72" draw:text-style-name="P9" draw:layer="layout" svg:x1="14.856cm" svg:y1="15.239cm" svg:x2="15.279cm" svg:y2="15.875cm">
            <text:p/>
          </draw:line>
          <draw:line draw:name="Straight Connector 525" draw:style-name="gr72" draw:text-style-name="P9" draw:layer="layout" svg:x1="14.644cm" svg:y1="15.239cm" svg:x2="15.068cm" svg:y2="15.875cm">
            <text:p/>
          </draw:line>
          <draw:line draw:name="Straight Connector 527" draw:style-name="gr72" draw:text-style-name="P9" draw:layer="layout" svg:x1="14.395cm" svg:y1="15.239cm" svg:x2="14.818cm" svg:y2="15.875cm">
            <text:p/>
          </draw:line>
          <draw:line draw:name="Straight Connector 528" draw:style-name="gr72" draw:text-style-name="P9" draw:layer="layout" svg:x1="14.183cm" svg:y1="15.239cm" svg:x2="14.606cm" svg:y2="15.875cm">
            <text:p/>
          </draw:line>
          <draw:line draw:name="Straight Connector 529" draw:style-name="gr72" draw:text-style-name="P9" draw:layer="layout" svg:x1="13.971cm" svg:y1="15.239cm" svg:x2="14.395cm" svg:y2="15.875cm">
            <text:p/>
          </draw:line>
          <draw:line draw:name="Straight Connector 530" draw:style-name="gr72" draw:text-style-name="P9" draw:layer="layout" svg:x1="13.76cm" svg:y1="15.239cm" svg:x2="14.183cm" svg:y2="15.875cm">
            <text:p/>
          </draw:line>
          <draw:line draw:name="Straight Connector 531" draw:style-name="gr72" draw:text-style-name="P9" draw:layer="layout" svg:x1="13.548cm" svg:y1="15.239cm" svg:x2="13.971cm" svg:y2="15.875cm">
            <text:p/>
          </draw:line>
          <draw:line draw:name="Straight Connector 543" draw:style-name="gr72" draw:text-style-name="P9" draw:layer="layout" svg:x1="12.316cm" svg:y1="14.605cm" svg:x2="13.163cm" svg:y2="15.875cm">
            <text:p/>
          </draw:line>
          <draw:line draw:name="Straight Connector 544" draw:style-name="gr72" draw:text-style-name="P9" draw:layer="layout" svg:x1="15.068cm" svg:y1="15.239cm" svg:x2="15.279cm" svg:y2="15.557cm">
            <text:p/>
          </draw:line>
          <draw:line draw:name="Straight Connector 545" draw:style-name="gr72" draw:text-style-name="P9" draw:layer="layout" svg:x1="12.739cm" svg:y1="15.557cm" svg:x2="12.951cm" svg:y2="15.875cm">
            <text:p/>
          </draw:line>
          <draw:line draw:name="Straight Connector 550" draw:style-name="gr72" draw:text-style-name="P9" draw:layer="layout" svg:x1="12.951cm" svg:y1="14.605cm" svg:x2="13.798cm" svg:y2="15.874cm">
            <text:p/>
          </draw:line>
          <draw:line draw:name="Straight Connector 551" draw:style-name="gr72" draw:text-style-name="P9" draw:layer="layout" svg:x1="12.739cm" svg:y1="14.605cm" svg:x2="13.586cm" svg:y2="15.875cm">
            <text:p/>
          </draw:line>
          <draw:line draw:name="Straight Connector 552" draw:style-name="gr72" draw:text-style-name="P9" draw:layer="layout" svg:x1="12.528cm" svg:y1="14.605cm" svg:x2="13.374cm" svg:y2="15.875cm">
            <text:p/>
          </draw:line>
          <draw:line draw:name="Straight Connector 554" draw:style-name="gr72" draw:text-style-name="P9" draw:layer="layout" svg:x1="15.279cm" svg:y1="15.239cm" svg:x2="13.374cm" svg:y2="15.24cm">
            <text:p/>
          </draw:line>
          <draw:line draw:name="Straight Connector 621" draw:style-name="gr72" draw:text-style-name="P9" draw:layer="layout" svg:x1="7.448cm" svg:y1="14.393cm" svg:x2="7.871cm" svg:y2="15.028cm">
            <text:p/>
          </draw:line>
          <draw:line draw:name="Straight Connector 622" draw:style-name="gr72" draw:text-style-name="P9" draw:layer="layout" svg:x1="7.198cm" svg:y1="14.393cm" svg:x2="7.621cm" svg:y2="15.028cm">
            <text:p/>
          </draw:line>
          <draw:line draw:name="Straight Connector 623" draw:style-name="gr72" draw:text-style-name="P9" draw:layer="layout" svg:x1="6.986cm" svg:y1="14.393cm" svg:x2="7.41cm" svg:y2="15.028cm">
            <text:p/>
          </draw:line>
          <draw:line draw:name="Straight Connector 624" draw:style-name="gr72" draw:text-style-name="P9" draw:layer="layout" svg:x1="6.775cm" svg:y1="14.393cm" svg:x2="7.198cm" svg:y2="15.028cm">
            <text:p/>
          </draw:line>
          <draw:line draw:name="Straight Connector 625" draw:style-name="gr72" draw:text-style-name="P9" draw:layer="layout" svg:x1="6.563cm" svg:y1="14.393cm" svg:x2="6.986cm" svg:y2="15.028cm">
            <text:p/>
          </draw:line>
          <draw:line draw:name="Straight Connector 626" draw:style-name="gr72" draw:text-style-name="P9" draw:layer="layout" svg:x1="6.351cm" svg:y1="14.393cm" svg:x2="6.775cm" svg:y2="15.028cm">
            <text:p/>
          </draw:line>
          <draw:line draw:name="Straight Connector 627" draw:style-name="gr72" draw:text-style-name="P9" draw:layer="layout" svg:x1="5.543cm" svg:y1="14.393cm" svg:x2="5.966cm" svg:y2="15.028cm">
            <text:p/>
          </draw:line>
          <draw:line draw:name="Straight Connector 629" draw:style-name="gr72" draw:text-style-name="P9" draw:layer="layout" svg:x1="5.543cm" svg:y1="14.71cm" svg:x2="5.754cm" svg:y2="15.028cm">
            <text:p/>
          </draw:line>
          <draw:line draw:name="Straight Connector 630" draw:style-name="gr72" draw:text-style-name="P9" draw:layer="layout" svg:x1="6.178cm" svg:y1="14.393cm" svg:x2="6.601cm" svg:y2="15.028cm">
            <text:p/>
          </draw:line>
          <draw:line draw:name="Straight Connector 631" draw:style-name="gr72" draw:text-style-name="P9" draw:layer="layout" svg:x1="5.754cm" svg:y1="14.393cm" svg:x2="6.178cm" svg:y2="15.028cm">
            <text:p/>
          </draw:line>
          <draw:line draw:name="Straight Connector 632" draw:style-name="gr72" draw:text-style-name="P9" draw:layer="layout" svg:x1="12.951cm" svg:y1="14.609cm" svg:x2="12.316cm" svg:y2="14.605cm">
            <text:p/>
          </draw:line>
          <draw:line draw:name="Straight Connector 633" draw:style-name="gr72" draw:text-style-name="P9" draw:layer="layout" svg:x1="5.966cm" svg:y1="14.393cm" svg:x2="6.389cm" svg:y2="15.028cm">
            <text:p/>
          </draw:line>
          <draw:line draw:name="Straight Connector 634" draw:style-name="gr72" draw:text-style-name="P9" draw:layer="layout" svg:x1="8.929cm" svg:y1="14.393cm" svg:x2="9.353cm" svg:y2="15.028cm">
            <text:p/>
          </draw:line>
          <draw:line draw:name="Straight Connector 635" draw:style-name="gr72" draw:text-style-name="P9" draw:layer="layout" svg:x1="8.68cm" svg:y1="14.393cm" svg:x2="9.103cm" svg:y2="15.028cm">
            <text:p/>
          </draw:line>
          <draw:line draw:name="Straight Connector 636" draw:style-name="gr72" draw:text-style-name="P9" draw:layer="layout" svg:x1="8.468cm" svg:y1="14.393cm" svg:x2="8.891cm" svg:y2="15.028cm">
            <text:p/>
          </draw:line>
          <draw:line draw:name="Straight Connector 637" draw:style-name="gr72" draw:text-style-name="P9" draw:layer="layout" svg:x1="8.256cm" svg:y1="14.393cm" svg:x2="8.68cm" svg:y2="15.028cm">
            <text:p/>
          </draw:line>
          <draw:line draw:name="Straight Connector 638" draw:style-name="gr72" draw:text-style-name="P9" draw:layer="layout" svg:x1="8.045cm" svg:y1="14.393cm" svg:x2="8.468cm" svg:y2="15.028cm">
            <text:p/>
          </draw:line>
          <draw:line draw:name="Straight Connector 639" draw:style-name="gr72" draw:text-style-name="P9" draw:layer="layout" svg:x1="7.833cm" svg:y1="14.393cm" svg:x2="8.256cm" svg:y2="15.028cm">
            <text:p/>
          </draw:line>
          <draw:line draw:name="Straight Connector 640" draw:style-name="gr72" draw:text-style-name="P9" draw:layer="layout" svg:x1="7.659cm" svg:y1="14.393cm" svg:x2="8.083cm" svg:y2="15.028cm">
            <text:p/>
          </draw:line>
          <draw:line draw:name="Straight Connector 641" draw:style-name="gr72" draw:text-style-name="P9" draw:layer="layout" svg:x1="10.411cm" svg:y1="14.393cm" svg:x2="10.834cm" svg:y2="15.028cm">
            <text:p/>
          </draw:line>
          <draw:line draw:name="Straight Connector 642" draw:style-name="gr72" draw:text-style-name="P9" draw:layer="layout" svg:x1="10.161cm" svg:y1="14.393cm" svg:x2="10.585cm" svg:y2="15.028cm">
            <text:p/>
          </draw:line>
          <draw:line draw:name="Straight Connector 643" draw:style-name="gr72" draw:text-style-name="P9" draw:layer="layout" svg:x1="9.95cm" svg:y1="14.393cm" svg:x2="10.373cm" svg:y2="15.028cm">
            <text:p/>
          </draw:line>
          <draw:line draw:name="Straight Connector 644" draw:style-name="gr72" draw:text-style-name="P9" draw:layer="layout" svg:x1="9.738cm" svg:y1="14.393cm" svg:x2="10.161cm" svg:y2="15.028cm">
            <text:p/>
          </draw:line>
          <draw:line draw:name="Straight Connector 645" draw:style-name="gr72" draw:text-style-name="P9" draw:layer="layout" svg:x1="9.526cm" svg:y1="14.393cm" svg:x2="9.95cm" svg:y2="15.028cm">
            <text:p/>
          </draw:line>
          <draw:line draw:name="Straight Connector 646" draw:style-name="gr72" draw:text-style-name="P9" draw:layer="layout" svg:x1="9.315cm" svg:y1="14.393cm" svg:x2="9.738cm" svg:y2="15.028cm">
            <text:p/>
          </draw:line>
          <draw:line draw:name="Straight Connector 647" draw:style-name="gr72" draw:text-style-name="P9" draw:layer="layout" svg:x1="9.141cm" svg:y1="14.393cm" svg:x2="9.564cm" svg:y2="15.028cm">
            <text:p/>
          </draw:line>
          <draw:line draw:name="Straight Connector 652" draw:style-name="gr72" draw:text-style-name="P9" draw:layer="layout" svg:x1="11.008cm" svg:y1="14.393cm" svg:x2="11.431cm" svg:y2="15.028cm">
            <text:p/>
          </draw:line>
          <draw:line draw:name="Straight Connector 653" draw:style-name="gr72" draw:text-style-name="P9" draw:layer="layout" svg:x1="10.796cm" svg:y1="14.393cm" svg:x2="11.22cm" svg:y2="15.028cm">
            <text:p/>
          </draw:line>
          <draw:line draw:name="Straight Connector 654" draw:style-name="gr72" draw:text-style-name="P9" draw:layer="layout" svg:x1="10.623cm" svg:y1="14.393cm" svg:x2="11.046cm" svg:y2="15.028cm">
            <text:p/>
          </draw:line>
          <draw:line draw:name="Straight Connector 666" draw:style-name="gr72" draw:text-style-name="P9" draw:layer="layout" svg:x1="12.078cm" svg:y1="14.578cm" svg:x2="12.501cm" svg:y2="15.213cm">
            <text:p/>
          </draw:line>
          <draw:line draw:name="Straight Connector 667" draw:style-name="gr72" draw:text-style-name="P9" draw:layer="layout" svg:x1="11.707cm" svg:y1="14.433cm" svg:x2="12.342cm" svg:y2="15.279cm">
            <text:p/>
          </draw:line>
          <draw:line draw:name="Straight Connector 668" draw:style-name="gr72" draw:text-style-name="P9" draw:layer="layout" svg:x1="11.443cm" svg:y1="14.393cm" svg:x2="12.078cm" svg:y2="15.24cm">
            <text:p/>
          </draw:line>
          <draw:line draw:name="Straight Connector 669" draw:style-name="gr72" draw:text-style-name="P9" draw:layer="layout" svg:x1="11.205cm" svg:y1="14.393cm" svg:x2="11.84cm" svg:y2="15.24cm">
            <text:p/>
          </draw:line>
          <draw:line draw:name="Straight Connector 682" draw:style-name="gr72" draw:text-style-name="P9" draw:layer="layout" svg:x1="5.547cm" svg:y1="14.393cm" svg:x2="5.543cm" svg:y2="15.028cm">
            <text:p/>
          </draw:line>
        </draw:g>
        <draw:line draw:name="Straight Connector 181" draw:style-name="gr31" draw:text-style-name="P9" draw:layer="layout" svg:x1="11.43cm" svg:y1="15.134cm" svg:x2="11.434cm" svg:y2="6.985cm">
          <text:p/>
        </draw:line>
        <draw:custom-shape draw:name="TextBox 230" draw:style-name="gr19" draw:text-style-name="P8" draw:layer="layout" svg:width="11.217cm" svg:height="2.281cm" svg:x="1.693cm" svg:y="1.27cm">
          <text:p text:style-name="P10"><text:span text:style-name="T4">Buried Contact: Cross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9.begin">
            <anim:transitionFilter smil:dur="3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draw:custom-shape draw:name="Rectangle 5" draw:style-name="gr28" draw:text-style-name="P13" draw:layer="layout" svg:width="1.269cm" svg:height="1.269cm" svg:x="15.452cm" svg:y="2.5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" draw:style-name="gr72" draw:text-style-name="P9" draw:layer="layout" svg:x1="15.478cm" svg:y1="5.08cm" svg:x2="17.383cm" svg:y2="1.959cm">
          <text:p/>
        </draw:line>
        <draw:line draw:name="Straight Connector 41" draw:style-name="gr72" draw:text-style-name="P9" draw:layer="layout" svg:x1="15.478cm" svg:y1="4.499cm" svg:x2="16.959cm" svg:y2="1.959cm">
          <text:p/>
        </draw:line>
        <draw:line draw:name="Straight Connector 42" draw:style-name="gr72" draw:text-style-name="P9" draw:layer="layout" svg:x1="15.028cm" svg:y1="4.499cm" svg:x2="16.51cm" svg:y2="1.959cm">
          <text:p/>
        </draw:line>
        <draw:line draw:name="Straight Connector 43" draw:style-name="gr72" draw:text-style-name="P9" draw:layer="layout" svg:x1="15.451cm" svg:y1="5.926cm" svg:x2="17.361cm" svg:y2="2.838cm">
          <text:p/>
        </draw:line>
        <draw:line draw:name="Straight Connector 44" draw:style-name="gr72" draw:text-style-name="P9" draw:layer="layout" svg:x1="16.933cm" svg:y1="4.499cm" svg:x2="17.356cm" svg:y2="3.598cm">
          <text:p/>
        </draw:line>
        <draw:line draw:name="Straight Connector 45" draw:style-name="gr72" draw:text-style-name="P9" draw:layer="layout" svg:x1="14.816cm" svg:y1="4.076cm" svg:x2="16.018cm" svg:y2="1.917cm">
          <text:p/>
        </draw:line>
        <draw:line draw:name="Straight Connector 46" draw:style-name="gr72" draw:text-style-name="P9" draw:layer="layout" svg:x1="14.869cm" svg:y1="3.018cm" svg:x2="15.504cm" svg:y2="1.959cm">
          <text:p/>
        </draw:line>
        <draw:line draw:name="Straight Connector 47" draw:style-name="gr72" draw:text-style-name="P9" draw:layer="layout" svg:x1="15.451cm" svg:y1="5.503cm" svg:x2="17.356cm" svg:y2="2.383cm">
          <text:p/>
        </draw:line>
        <draw:line draw:name="Straight Connector 48" draw:style-name="gr72" draw:text-style-name="P9" draw:layer="layout" svg:x1="15.451cm" svg:y1="4.868cm" svg:x2="17.185cm" svg:y2="1.959cm">
          <text:p/>
        </draw:line>
        <draw:line draw:name="Straight Connector 49" draw:style-name="gr72" draw:text-style-name="P9" draw:layer="layout" svg:x1="15.28cm" svg:y1="4.499cm" svg:x2="16.761cm" svg:y2="1.959cm">
          <text:p/>
        </draw:line>
        <draw:line draw:name="Straight Connector 50" draw:style-name="gr72" draw:text-style-name="P9" draw:layer="layout" svg:x1="15.451cm" svg:y1="6.35cm" svg:x2="17.356cm" svg:y2="3.175cm">
          <text:p/>
        </draw:line>
        <draw:line draw:name="Straight Connector 51" draw:style-name="gr72" draw:text-style-name="P9" draw:layer="layout" svg:x1="17.145cm" svg:y1="4.445cm" svg:x2="17.356cm" svg:y2="4.021cm">
          <text:p/>
        </draw:line>
        <draw:line draw:name="Straight Connector 52" draw:style-name="gr72" draw:text-style-name="P9" draw:layer="layout" svg:x1="14.816cm" svg:y1="2.594cm" svg:x2="15.239cm" svg:y2="1.959cm">
          <text:p/>
        </draw:line>
        <draw:line draw:name="Straight Connector 53" draw:style-name="gr72" draw:text-style-name="P9" draw:layer="layout" svg:x1="14.816cm" svg:y1="4.499cm" svg:x2="16.298cm" svg:y2="1.959cm">
          <text:p/>
        </draw:line>
        <draw:line draw:name="Straight Connector 54" draw:style-name="gr72" draw:text-style-name="P9" draw:layer="layout" svg:x1="14.816cm" svg:y1="3.594cm" svg:x2="15.779cm" svg:y2="1.964cm">
          <text:p/>
        </draw:line>
        <draw:line draw:name="Straight Connector 55" draw:style-name="gr72" draw:text-style-name="P9" draw:layer="layout" svg:x1="14.856cm" svg:y1="2.171cm" svg:x2="15.028cm" svg:y2="1.959cm">
          <text:p/>
        </draw:line>
        <draw:line draw:name="Straight Connector 35" draw:style-name="gr31" draw:text-style-name="P9" draw:layer="layout" svg:x1="16.51cm" svg:y1="7.615cm" svg:x2="19.261cm" svg:y2="7.62cm">
          <text:p/>
        </draw:line>
        <draw:line draw:name="Straight Connector 36" draw:style-name="gr31" draw:text-style-name="P9" draw:layer="layout" svg:x1="20.108cm" svg:y1="12.7cm" svg:x2="22.013cm" svg:y2="12.704cm">
          <text:p/>
        </draw:line>
        <draw:g draw:name="Group 87">
          <draw:custom-shape draw:name="Rectangle 39" draw:style-name="gr13" draw:text-style-name="P8" draw:layer="layout" svg:width="8.466cm" svg:height="2.539cm" svg:x="11.853cm" svg:y="1.90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" draw:style-name="gr72" draw:text-style-name="P9" draw:layer="layout" svg:x1="16.51cm" svg:y1="1.959cm" svg:x2="16.505cm" svg:y2="4.499cm">
            <text:p/>
          </draw:line>
          <draw:line draw:name="Straight Connector 8" draw:style-name="gr72" draw:text-style-name="P9" draw:layer="layout" svg:x1="16.086cm" svg:y1="1.959cm" svg:x2="16.082cm" svg:y2="4.499cm">
            <text:p/>
          </draw:line>
          <draw:line draw:name="Straight Connector 9" draw:style-name="gr72" draw:text-style-name="P9" draw:layer="layout" svg:x1="15.663cm" svg:y1="1.959cm" svg:x2="15.658cm" svg:y2="4.499cm">
            <text:p/>
          </draw:line>
          <draw:line draw:name="Straight Connector 17" draw:style-name="gr72" draw:text-style-name="P9" draw:layer="layout" svg:x1="16.937cm" svg:y1="1.959cm" svg:x2="16.933cm" svg:y2="4.499cm">
            <text:p/>
          </draw:line>
          <draw:line draw:name="Straight Connector 65" draw:style-name="gr72" draw:text-style-name="P9" draw:layer="layout" svg:x1="15.244cm" svg:y1="1.959cm" svg:x2="15.24cm" svg:y2="4.499cm">
            <text:p/>
          </draw:line>
          <draw:line draw:name="Straight Connector 66" draw:style-name="gr72" draw:text-style-name="P9" draw:layer="layout" svg:x1="17.361cm" svg:y1="1.905cm" svg:x2="17.356cm" svg:y2="4.445cm">
            <text:p/>
          </draw:line>
          <draw:line draw:name="Straight Connector 67" draw:style-name="gr72" draw:text-style-name="P9" draw:layer="layout" svg:x1="17.784cm" svg:y1="1.905cm" svg:x2="17.78cm" svg:y2="4.445cm">
            <text:p/>
          </draw:line>
          <draw:line draw:name="Straight Connector 68" draw:style-name="gr72" draw:text-style-name="P9" draw:layer="layout" svg:x1="18.212cm" svg:y1="1.905cm" svg:x2="18.207cm" svg:y2="4.445cm">
            <text:p/>
          </draw:line>
          <draw:line draw:name="Straight Connector 69" draw:style-name="gr72" draw:text-style-name="P9" draw:layer="layout" svg:x1="18.635cm" svg:y1="1.905cm" svg:x2="18.631cm" svg:y2="4.445cm">
            <text:p/>
          </draw:line>
          <draw:line draw:name="Straight Connector 71" draw:style-name="gr72" draw:text-style-name="P9" draw:layer="layout" svg:x1="19.045cm" svg:y1="1.905cm" svg:x2="19.041cm" svg:y2="4.445cm">
            <text:p/>
          </draw:line>
          <draw:line draw:name="Straight Connector 72" draw:style-name="gr72" draw:text-style-name="P9" draw:layer="layout" svg:x1="19.473cm" svg:y1="1.905cm" svg:x2="19.468cm" svg:y2="4.445cm">
            <text:p/>
          </draw:line>
          <draw:line draw:name="Straight Connector 73" draw:style-name="gr72" draw:text-style-name="P9" draw:layer="layout" svg:x1="19.896cm" svg:y1="1.905cm" svg:x2="19.892cm" svg:y2="4.445cm">
            <text:p/>
          </draw:line>
          <draw:line draw:name="Straight Connector 74" draw:style-name="gr72" draw:text-style-name="P9" draw:layer="layout" svg:x1="12.281cm" svg:y1="1.905cm" svg:x2="12.276cm" svg:y2="4.445cm">
            <text:p/>
          </draw:line>
          <draw:line draw:name="Straight Connector 75" draw:style-name="gr72" draw:text-style-name="P9" draw:layer="layout" svg:x1="12.708cm" svg:y1="1.905cm" svg:x2="12.704cm" svg:y2="4.445cm">
            <text:p/>
          </draw:line>
          <draw:line draw:name="Straight Connector 76" draw:style-name="gr72" draw:text-style-name="P9" draw:layer="layout" svg:x1="13.132cm" svg:y1="1.905cm" svg:x2="13.127cm" svg:y2="4.445cm">
            <text:p/>
          </draw:line>
          <draw:line draw:name="Straight Connector 77" draw:style-name="gr72" draw:text-style-name="P9" draw:layer="layout" svg:x1="13.542cm" svg:y1="1.905cm" svg:x2="13.537cm" svg:y2="4.445cm">
            <text:p/>
          </draw:line>
          <draw:line draw:name="Straight Connector 78" draw:style-name="gr72" draw:text-style-name="P9" draw:layer="layout" svg:x1="13.97cm" svg:y1="1.905cm" svg:x2="13.965cm" svg:y2="4.445cm">
            <text:p/>
          </draw:line>
          <draw:line draw:name="Straight Connector 79" draw:style-name="gr72" draw:text-style-name="P9" draw:layer="layout" svg:x1="14.393cm" svg:y1="1.905cm" svg:x2="14.388cm" svg:y2="4.445cm">
            <text:p/>
          </draw:line>
          <draw:line draw:name="Straight Connector 80" draw:style-name="gr72" draw:text-style-name="P9" draw:layer="layout" svg:x1="14.816cm" svg:y1="1.905cm" svg:x2="14.812cm" svg:y2="4.445cm">
            <text:p/>
          </draw:line>
        </draw:g>
        <draw:line draw:name="Straight Connector 82" draw:style-name="gr72" draw:text-style-name="P9" draw:layer="layout" svg:x1="16.723cm" svg:y1="4.447cm" svg:x2="16.721cm" svg:y2="8.255cm">
          <text:p/>
        </draw:line>
        <draw:line draw:name="Straight Connector 91" draw:style-name="gr72" draw:text-style-name="P9" draw:layer="layout" svg:x1="15.451cm" svg:y1="6.773cm" svg:x2="16.721cm" svg:y2="4.656cm">
          <text:p/>
        </draw:line>
        <draw:line draw:name="Straight Connector 95" draw:style-name="gr72" draw:text-style-name="P9" draw:layer="layout" svg:x1="15.456cm" svg:y1="4.445cm" svg:x2="15.451cm" svg:y2="8.255cm">
          <text:p/>
        </draw:line>
        <draw:line draw:name="Straight Connector 96" draw:style-name="gr72" draw:text-style-name="P9" draw:layer="layout" svg:x1="15.451cm" svg:y1="7.196cm" svg:x2="16.721cm" svg:y2="5.08cm">
          <text:p/>
        </draw:line>
        <draw:line draw:name="Straight Connector 97" draw:style-name="gr72" draw:text-style-name="P9" draw:layer="layout" svg:x1="15.451cm" svg:y1="7.62cm" svg:x2="16.721cm" svg:y2="5.503cm">
          <text:p/>
        </draw:line>
        <draw:line draw:name="Straight Connector 98" draw:style-name="gr72" draw:text-style-name="P9" draw:layer="layout" svg:x1="15.451cm" svg:y1="7.831cm" svg:x2="16.721cm" svg:y2="5.926cm">
          <text:p/>
        </draw:line>
        <draw:line draw:name="Straight Connector 99" draw:style-name="gr72" draw:text-style-name="P9" draw:layer="layout" svg:x1="17.568cm" svg:y1="11.43cm" svg:x2="18.415cm" svg:y2="10.16cm">
          <text:p/>
        </draw:line>
        <draw:line draw:name="Straight Connector 100" draw:style-name="gr72" draw:text-style-name="P9" draw:layer="layout" svg:x1="20.32cm" svg:y1="11.43cm" svg:x2="20.955cm" svg:y2="10.583cm">
          <text:p/>
        </draw:line>
        <draw:line draw:name="Straight Connector 115" draw:style-name="gr72" draw:text-style-name="P9" draw:layer="layout" svg:x1="20.952cm" svg:y1="13.972cm" svg:x2="20.957cm" svg:y2="12.702cm">
          <text:p/>
        </draw:line>
        <draw:line draw:name="Straight Connector 119" draw:style-name="gr72" draw:text-style-name="P9" draw:layer="layout" svg:x1="14.821cm" svg:y1="8.255cm" svg:x2="14.816cm" svg:y2="14.605cm">
          <text:p/>
        </draw:line>
        <draw:line draw:name="Straight Connector 141" draw:style-name="gr72" draw:text-style-name="P9" draw:layer="layout" svg:x1="20.955cm" svg:y1="11.43cm" svg:x2="20.959cm" svg:y2="10.16cm">
          <text:p/>
        </draw:line>
        <draw:line draw:name="Straight Connector 143" draw:style-name="gr72" draw:text-style-name="P9" draw:layer="layout" svg:x1="17.356cm" svg:y1="10.16cm" svg:x2="20.955cm" svg:y2="10.164cm">
          <text:p/>
        </draw:line>
        <draw:g draw:name="Group 170">
          <draw:line draw:name="Straight Connector 135" draw:style-name="gr72" draw:text-style-name="P9" draw:layer="layout" svg:x1="16.086cm" svg:y1="8.255cm" svg:x2="14.181cm" svg:y2="5.08cm">
            <text:p/>
          </draw:line>
          <draw:line draw:name="Straight Connector 136" draw:style-name="gr72" draw:text-style-name="P9" draw:layer="layout" svg:x1="16.51cm" svg:y1="8.255cm" svg:x2="14.605cm" svg:y2="5.08cm">
            <text:p/>
          </draw:line>
          <draw:line draw:name="Straight Connector 137" draw:style-name="gr72" draw:text-style-name="P9" draw:layer="layout" svg:x1="16.933cm" svg:y1="8.255cm" svg:x2="15.028cm" svg:y2="5.08cm">
            <text:p/>
          </draw:line>
          <draw:line draw:name="Straight Connector 138" draw:style-name="gr72" draw:text-style-name="P9" draw:layer="layout" svg:x1="17.356cm" svg:y1="8.255cm" svg:x2="15.451cm" svg:y2="5.08cm">
            <text:p/>
          </draw:line>
          <draw:line draw:name="Straight Connector 139" draw:style-name="gr72" draw:text-style-name="P9" draw:layer="layout" svg:x1="17.78cm" svg:y1="8.255cm" svg:x2="15.875cm" svg:y2="5.08cm">
            <text:p/>
          </draw:line>
          <draw:line draw:name="Straight Connector 140" draw:style-name="gr72" draw:text-style-name="P9" draw:layer="layout" svg:x1="17.991cm" svg:y1="7.831cm" svg:x2="16.298cm" svg:y2="5.08cm">
            <text:p/>
          </draw:line>
          <draw:line draw:name="Straight Connector 144" draw:style-name="gr72" draw:text-style-name="P9" draw:layer="layout" svg:x1="15.663cm" svg:y1="8.254cm" svg:x2="14.181cm" svg:y2="5.715cm">
            <text:p/>
          </draw:line>
          <draw:line draw:name="Straight Connector 146" draw:style-name="gr72" draw:text-style-name="P9" draw:layer="layout" svg:x1="17.991cm" svg:y1="7.196cm" svg:x2="16.721cm" svg:y2="5.08cm">
            <text:p/>
          </draw:line>
          <draw:line draw:name="Straight Connector 148" draw:style-name="gr72" draw:text-style-name="P9" draw:layer="layout" svg:x1="17.991cm" svg:y1="6.561cm" svg:x2="17.145cm" svg:y2="5.08cm">
            <text:p/>
          </draw:line>
          <draw:line draw:name="Straight Connector 150" draw:style-name="gr72" draw:text-style-name="P9" draw:layer="layout" svg:x1="15.24cm" svg:y1="8.255cm" svg:x2="14.181cm" svg:y2="6.667cm">
            <text:p/>
          </draw:line>
          <draw:line draw:name="Straight Connector 152" draw:style-name="gr72" draw:text-style-name="P9" draw:layer="layout" svg:x1="14.816cm" svg:y1="8.255cm" svg:x2="14.181cm" svg:y2="7.196cm">
            <text:p/>
          </draw:line>
          <draw:line draw:name="Straight Connector 154" draw:style-name="gr72" draw:text-style-name="P9" draw:layer="layout" svg:x1="17.991cm" svg:y1="5.714cm" svg:x2="17.568cm" svg:y2="5.08cm">
            <text:p/>
          </draw:line>
          <draw:custom-shape draw:name="Rectangle 155" draw:style-name="gr13" draw:text-style-name="P8" draw:layer="layout" svg:width="3.809cm" svg:height="3.174cm" svg:x="14.182cm" svg:y="5.0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8" draw:style-name="gr72" draw:text-style-name="P9" draw:layer="layout" svg:x1="14.605cm" svg:y1="8.254cm" svg:x2="14.181cm" svg:y2="7.62cm">
            <text:p/>
          </draw:line>
        </draw:g>
        <draw:line draw:name="Straight Connector 175" draw:style-name="gr72" draw:text-style-name="P9" draw:layer="layout" svg:x1="14.816cm" svg:y1="8.678cm" svg:x2="15.028cm" svg:y2="8.255cm">
          <text:p/>
        </draw:line>
        <draw:line draw:name="Straight Connector 183" draw:style-name="gr72" draw:text-style-name="P9" draw:layer="layout" svg:x1="14.816cm" svg:y1="9.101cm" svg:x2="16.721cm" svg:y2="6.35cm">
          <text:p/>
        </draw:line>
        <draw:line draw:name="Straight Connector 187" draw:style-name="gr72" draw:text-style-name="P9" draw:layer="layout" svg:x1="17.358cm" svg:y1="8.259cm" svg:x2="17.354cm" svg:y2="10.162cm">
          <text:p/>
        </draw:line>
        <draw:line draw:name="Straight Connector 189" draw:style-name="gr72" draw:text-style-name="P9" draw:layer="layout" svg:x1="14.816cm" svg:y1="9.525cm" svg:x2="16.721cm" svg:y2="6.773cm">
          <text:p/>
        </draw:line>
        <draw:line draw:name="Straight Connector 190" draw:style-name="gr72" draw:text-style-name="P9" draw:layer="layout" svg:x1="14.816cm" svg:y1="9.948cm" svg:x2="16.721cm" svg:y2="7.196cm">
          <text:p/>
        </draw:line>
        <draw:line draw:name="Straight Connector 191" draw:style-name="gr72" draw:text-style-name="P9" draw:layer="layout" svg:x1="14.816cm" svg:y1="10.371cm" svg:x2="16.721cm" svg:y2="7.62cm">
          <text:p/>
        </draw:line>
        <draw:line draw:name="Straight Connector 192" draw:style-name="gr72" draw:text-style-name="P9" draw:layer="layout" svg:x1="14.816cm" svg:y1="10.795cm" svg:x2="16.721cm" svg:y2="8.043cm">
          <text:p/>
        </draw:line>
        <draw:line draw:name="Straight Connector 193" draw:style-name="gr72" draw:text-style-name="P9" draw:layer="layout" svg:x1="14.816cm" svg:y1="11.218cm" svg:x2="16.933cm" svg:y2="8.255cm">
          <text:p/>
        </draw:line>
        <draw:line draw:name="Straight Connector 196" draw:style-name="gr72" draw:text-style-name="P9" draw:layer="layout" svg:x1="14.816cm" svg:y1="11.641cm" svg:x2="17.145cm" svg:y2="8.255cm">
          <text:p/>
        </draw:line>
        <draw:line draw:name="Straight Connector 198" draw:style-name="gr72" draw:text-style-name="P9" draw:layer="layout" svg:x1="14.816cm" svg:y1="12.065cm" svg:x2="17.356cm" svg:y2="8.466cm">
          <text:p/>
        </draw:line>
        <draw:line draw:name="Straight Connector 200" draw:style-name="gr72" draw:text-style-name="P9" draw:layer="layout" svg:x1="14.816cm" svg:y1="12.488cm" svg:x2="17.356cm" svg:y2="8.89cm">
          <text:p/>
        </draw:line>
        <draw:line draw:name="Straight Connector 201" draw:style-name="gr72" draw:text-style-name="P9" draw:layer="layout" svg:x1="14.816cm" svg:y1="12.911cm" svg:x2="17.356cm" svg:y2="9.313cm">
          <text:p/>
        </draw:line>
        <draw:line draw:name="Straight Connector 202" draw:style-name="gr72" draw:text-style-name="P9" draw:layer="layout" svg:x1="14.816cm" svg:y1="13.335cm" svg:x2="17.356cm" svg:y2="9.736cm">
          <text:p/>
        </draw:line>
        <draw:line draw:name="Straight Connector 203" draw:style-name="gr72" draw:text-style-name="P9" draw:layer="layout" svg:x1="14.816cm" svg:y1="13.758cm" svg:x2="17.356cm" svg:y2="10.16cm">
          <text:p/>
        </draw:line>
        <draw:line draw:name="Straight Connector 204" draw:style-name="gr72" draw:text-style-name="P9" draw:layer="layout" svg:x1="14.816cm" svg:y1="14.181cm" svg:x2="17.568cm" svg:y2="10.16cm">
          <text:p/>
        </draw:line>
        <draw:custom-shape draw:name="Rectangle 206" draw:style-name="gr79" draw:text-style-name="P8" draw:layer="layout" svg:width="3.809cm" svg:height="5.079cm" svg:x="14.182cm" svg:y="3.8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4" draw:style-name="gr72" draw:text-style-name="P9" draw:layer="layout" svg:x1="17.361cm" svg:y1="11.432cm" svg:x2="17.356cm" svg:y2="14.605cm">
          <text:p/>
        </draw:line>
        <draw:line draw:name="Straight Connector 215" draw:style-name="gr72" draw:text-style-name="P9" draw:layer="layout" svg:x1="14.816cm" svg:y1="14.393cm" svg:x2="17.78cm" svg:y2="10.16cm">
          <text:p/>
        </draw:line>
        <draw:line draw:name="Straight Connector 217" draw:style-name="gr72" draw:text-style-name="P9" draw:layer="layout" svg:x1="14.816cm" svg:y1="14.816cm" svg:x2="17.991cm" svg:y2="10.16cm">
          <text:p/>
        </draw:line>
        <draw:line draw:name="Straight Connector 218" draw:style-name="gr72" draw:text-style-name="P9" draw:layer="layout" svg:x1="14.816cm" svg:y1="15.24cm" svg:x2="18.203cm" svg:y2="10.16cm">
          <text:p/>
        </draw:line>
        <draw:line draw:name="Straight Connector 224" draw:style-name="gr72" draw:text-style-name="P9" draw:layer="layout" svg:x1="17.78cm" svg:y1="11.43cm" svg:x2="18.626cm" svg:y2="10.16cm">
          <text:p/>
        </draw:line>
        <draw:line draw:name="Straight Connector 225" draw:style-name="gr72" draw:text-style-name="P9" draw:layer="layout" svg:x1="17.991cm" svg:y1="11.43cm" svg:x2="18.838cm" svg:y2="10.16cm">
          <text:p/>
        </draw:line>
        <draw:line draw:name="Straight Connector 226" draw:style-name="gr72" draw:text-style-name="P9" draw:layer="layout" svg:x1="18.203cm" svg:y1="11.43cm" svg:x2="19.05cm" svg:y2="10.16cm">
          <text:p/>
        </draw:line>
        <draw:line draw:name="Straight Connector 227" draw:style-name="gr72" draw:text-style-name="P9" draw:layer="layout" svg:x1="18.415cm" svg:y1="11.43cm" svg:x2="19.261cm" svg:y2="10.16cm">
          <text:p/>
        </draw:line>
        <draw:line draw:name="Straight Connector 228" draw:style-name="gr72" draw:text-style-name="P9" draw:layer="layout" svg:x1="18.626cm" svg:y1="11.43cm" svg:x2="19.473cm" svg:y2="10.16cm">
          <text:p/>
        </draw:line>
        <draw:line draw:name="Straight Connector 229" draw:style-name="gr72" draw:text-style-name="P9" draw:layer="layout" svg:x1="18.838cm" svg:y1="11.43cm" svg:x2="19.685cm" svg:y2="10.16cm">
          <text:p/>
        </draw:line>
        <draw:line draw:name="Straight Connector 230" draw:style-name="gr72" draw:text-style-name="P9" draw:layer="layout" svg:x1="19.05cm" svg:y1="11.43cm" svg:x2="19.896cm" svg:y2="10.16cm">
          <text:p/>
        </draw:line>
        <draw:line draw:name="Straight Connector 231" draw:style-name="gr72" draw:text-style-name="P9" draw:layer="layout" svg:x1="19.261cm" svg:y1="11.43cm" svg:x2="20.108cm" svg:y2="10.16cm">
          <text:p/>
        </draw:line>
        <draw:line draw:name="Straight Connector 232" draw:style-name="gr72" draw:text-style-name="P9" draw:layer="layout" svg:x1="19.473cm" svg:y1="11.43cm" svg:x2="20.32cm" svg:y2="10.16cm">
          <text:p/>
        </draw:line>
        <draw:line draw:name="Straight Connector 233" draw:style-name="gr72" draw:text-style-name="P9" draw:layer="layout" svg:x1="19.685cm" svg:y1="11.43cm" svg:x2="20.531cm" svg:y2="10.16cm">
          <text:p/>
        </draw:line>
        <draw:line draw:name="Straight Connector 234" draw:style-name="gr72" draw:text-style-name="P9" draw:layer="layout" svg:x1="19.896cm" svg:y1="11.43cm" svg:x2="20.743cm" svg:y2="10.16cm">
          <text:p/>
        </draw:line>
        <draw:line draw:name="Straight Connector 235" draw:style-name="gr72" draw:text-style-name="P9" draw:layer="layout" svg:x1="20.108cm" svg:y1="11.43cm" svg:x2="20.955cm" svg:y2="10.16cm">
          <text:p/>
        </draw:line>
        <draw:line draw:name="Straight Connector 237" draw:style-name="gr72" draw:text-style-name="P9" draw:layer="layout" svg:x1="17.356cm" svg:y1="11.425cm" svg:x2="20.955cm" svg:y2="11.43cm">
          <text:p/>
        </draw:line>
        <draw:line draw:name="Straight Connector 240" draw:style-name="gr72" draw:text-style-name="P9" draw:layer="layout" svg:x1="20.531cm" svg:y1="11.43cm" svg:x2="20.955cm" svg:y2="10.795cm">
          <text:p/>
        </draw:line>
        <draw:line draw:name="Straight Connector 244" draw:style-name="gr72" draw:text-style-name="P9" draw:layer="layout" svg:x1="20.743cm" svg:y1="11.43cm" svg:x2="20.955cm" svg:y2="11.006cm">
          <text:p/>
        </draw:line>
        <draw:line draw:name="Straight Connector 246" draw:style-name="gr72" draw:text-style-name="P9" draw:layer="layout" svg:x1="14.816cm" svg:y1="15.451cm" svg:x2="17.356cm" svg:y2="11.853cm">
          <text:p/>
        </draw:line>
        <draw:line draw:name="Straight Connector 247" draw:style-name="gr72" draw:text-style-name="P9" draw:layer="layout" svg:x1="14.816cm" svg:y1="15.875cm" svg:x2="17.356cm" svg:y2="12.276cm">
          <text:p/>
        </draw:line>
        <draw:line draw:name="Straight Connector 248" draw:style-name="gr72" draw:text-style-name="P9" draw:layer="layout" svg:x1="14.816cm" svg:y1="16.298cm" svg:x2="17.356cm" svg:y2="12.7cm">
          <text:p/>
        </draw:line>
        <draw:line draw:name="Straight Connector 267" draw:style-name="gr72" draw:text-style-name="P9" draw:layer="layout" svg:x1="16.091cm" svg:y1="13.97cm" svg:x2="15.244cm" svg:y2="12.7cm">
          <text:p/>
        </draw:line>
        <draw:line draw:name="Straight Connector 268" draw:style-name="gr72" draw:text-style-name="P9" draw:layer="layout" svg:x1="13.339cm" svg:y1="13.97cm" svg:x2="12.704cm" svg:y2="13.123cm">
          <text:p/>
        </draw:line>
        <draw:line draw:name="Straight Connector 269" draw:style-name="gr72" draw:text-style-name="P9" draw:layer="layout" svg:x1="12.7cm" svg:y1="13.97cm" svg:x2="12.695cm" svg:y2="12.7cm">
          <text:p/>
        </draw:line>
        <draw:line draw:name="Straight Connector 270" draw:style-name="gr72" draw:text-style-name="P9" draw:layer="layout" svg:x1="20.955cm" svg:y1="12.699cm" svg:x2="12.704cm" svg:y2="12.704cm">
          <text:p/>
        </draw:line>
        <draw:line draw:name="Straight Connector 271" draw:style-name="gr72" draw:text-style-name="P9" draw:layer="layout" svg:x1="15.879cm" svg:y1="13.97cm" svg:x2="15.032cm" svg:y2="12.7cm">
          <text:p/>
        </draw:line>
        <draw:line draw:name="Straight Connector 272" draw:style-name="gr72" draw:text-style-name="P9" draw:layer="layout" svg:x1="15.667cm" svg:y1="13.97cm" svg:x2="14.821cm" svg:y2="12.7cm">
          <text:p/>
        </draw:line>
        <draw:line draw:name="Straight Connector 273" draw:style-name="gr72" draw:text-style-name="P9" draw:layer="layout" svg:x1="15.456cm" svg:y1="13.97cm" svg:x2="14.609cm" svg:y2="12.7cm">
          <text:p/>
        </draw:line>
        <draw:line draw:name="Straight Connector 274" draw:style-name="gr72" draw:text-style-name="P9" draw:layer="layout" svg:x1="15.244cm" svg:y1="13.97cm" svg:x2="14.397cm" svg:y2="12.7cm">
          <text:p/>
        </draw:line>
        <draw:line draw:name="Straight Connector 275" draw:style-name="gr72" draw:text-style-name="P9" draw:layer="layout" svg:x1="15.032cm" svg:y1="13.97cm" svg:x2="14.186cm" svg:y2="12.7cm">
          <text:p/>
        </draw:line>
        <draw:line draw:name="Straight Connector 276" draw:style-name="gr72" draw:text-style-name="P9" draw:layer="layout" svg:x1="14.821cm" svg:y1="13.97cm" svg:x2="13.974cm" svg:y2="12.7cm">
          <text:p/>
        </draw:line>
        <draw:line draw:name="Straight Connector 277" draw:style-name="gr72" draw:text-style-name="P9" draw:layer="layout" svg:x1="14.609cm" svg:y1="13.97cm" svg:x2="13.762cm" svg:y2="12.7cm">
          <text:p/>
        </draw:line>
        <draw:line draw:name="Straight Connector 278" draw:style-name="gr72" draw:text-style-name="P9" draw:layer="layout" svg:x1="14.397cm" svg:y1="13.97cm" svg:x2="13.551cm" svg:y2="12.7cm">
          <text:p/>
        </draw:line>
        <draw:line draw:name="Straight Connector 279" draw:style-name="gr72" draw:text-style-name="P9" draw:layer="layout" svg:x1="14.186cm" svg:y1="13.97cm" svg:x2="13.339cm" svg:y2="12.7cm">
          <text:p/>
        </draw:line>
        <draw:line draw:name="Straight Connector 280" draw:style-name="gr72" draw:text-style-name="P9" draw:layer="layout" svg:x1="13.974cm" svg:y1="13.97cm" svg:x2="13.127cm" svg:y2="12.7cm">
          <text:p/>
        </draw:line>
        <draw:line draw:name="Straight Connector 281" draw:style-name="gr72" draw:text-style-name="P9" draw:layer="layout" svg:x1="13.762cm" svg:y1="13.97cm" svg:x2="12.916cm" svg:y2="12.7cm">
          <text:p/>
        </draw:line>
        <draw:line draw:name="Straight Connector 282" draw:style-name="gr72" draw:text-style-name="P9" draw:layer="layout" svg:x1="13.551cm" svg:y1="13.97cm" svg:x2="12.704cm" svg:y2="12.7cm">
          <text:p/>
        </draw:line>
        <draw:line draw:name="Straight Connector 283" draw:style-name="gr72" draw:text-style-name="P9" draw:layer="layout" svg:x1="20.955cm" svg:y1="13.969cm" svg:x2="12.704cm" svg:y2="13.97cm">
          <text:p/>
        </draw:line>
        <draw:line draw:name="Straight Connector 284" draw:style-name="gr72" draw:text-style-name="P9" draw:layer="layout" svg:x1="13.127cm" svg:y1="13.97cm" svg:x2="12.704cm" svg:y2="13.335cm">
          <text:p/>
        </draw:line>
        <draw:line draw:name="Straight Connector 285" draw:style-name="gr72" draw:text-style-name="P9" draw:layer="layout" svg:x1="12.911cm" svg:y1="13.97cm" svg:x2="12.7cm" svg:y2="13.546cm">
          <text:p/>
        </draw:line>
        <draw:line draw:name="Straight Connector 290" draw:style-name="gr72" draw:text-style-name="P9" draw:layer="layout" svg:x1="18.419cm" svg:y1="13.97cm" svg:x2="17.572cm" svg:y2="12.7cm">
          <text:p/>
        </draw:line>
        <draw:line draw:name="Straight Connector 291" draw:style-name="gr72" draw:text-style-name="P9" draw:layer="layout" svg:x1="18.207cm" svg:y1="13.97cm" svg:x2="17.361cm" svg:y2="12.7cm">
          <text:p/>
        </draw:line>
        <draw:line draw:name="Straight Connector 292" draw:style-name="gr72" draw:text-style-name="P9" draw:layer="layout" svg:x1="17.996cm" svg:y1="13.97cm" svg:x2="17.149cm" svg:y2="12.7cm">
          <text:p/>
        </draw:line>
        <draw:line draw:name="Straight Connector 293" draw:style-name="gr72" draw:text-style-name="P9" draw:layer="layout" svg:x1="17.784cm" svg:y1="13.97cm" svg:x2="16.937cm" svg:y2="12.7cm">
          <text:p/>
        </draw:line>
        <draw:line draw:name="Straight Connector 294" draw:style-name="gr72" draw:text-style-name="P9" draw:layer="layout" svg:x1="17.572cm" svg:y1="13.97cm" svg:x2="16.726cm" svg:y2="12.7cm">
          <text:p/>
        </draw:line>
        <draw:line draw:name="Straight Connector 295" draw:style-name="gr72" draw:text-style-name="P9" draw:layer="layout" svg:x1="17.361cm" svg:y1="13.97cm" svg:x2="16.514cm" svg:y2="12.7cm">
          <text:p/>
        </draw:line>
        <draw:line draw:name="Straight Connector 296" draw:style-name="gr72" draw:text-style-name="P9" draw:layer="layout" svg:x1="17.149cm" svg:y1="13.97cm" svg:x2="16.302cm" svg:y2="12.7cm">
          <text:p/>
        </draw:line>
        <draw:line draw:name="Straight Connector 297" draw:style-name="gr72" draw:text-style-name="P9" draw:layer="layout" svg:x1="16.937cm" svg:y1="13.97cm" svg:x2="16.091cm" svg:y2="12.7cm">
          <text:p/>
        </draw:line>
        <draw:line draw:name="Straight Connector 298" draw:style-name="gr72" draw:text-style-name="P9" draw:layer="layout" svg:x1="16.726cm" svg:y1="13.97cm" svg:x2="15.879cm" svg:y2="12.7cm">
          <text:p/>
        </draw:line>
        <draw:line draw:name="Straight Connector 299" draw:style-name="gr72" draw:text-style-name="P9" draw:layer="layout" svg:x1="16.514cm" svg:y1="13.97cm" svg:x2="15.667cm" svg:y2="12.7cm">
          <text:p/>
        </draw:line>
        <draw:line draw:name="Straight Connector 300" draw:style-name="gr72" draw:text-style-name="P9" draw:layer="layout" svg:x1="16.302cm" svg:y1="13.97cm" svg:x2="15.456cm" svg:y2="12.7cm">
          <text:p/>
        </draw:line>
        <draw:line draw:name="Straight Connector 301" draw:style-name="gr72" draw:text-style-name="P9" draw:layer="layout" svg:x1="20.747cm" svg:y1="13.97cm" svg:x2="19.901cm" svg:y2="12.7cm">
          <text:p/>
        </draw:line>
        <draw:line draw:name="Straight Connector 302" draw:style-name="gr72" draw:text-style-name="P9" draw:layer="layout" svg:x1="20.536cm" svg:y1="13.97cm" svg:x2="19.689cm" svg:y2="12.7cm">
          <text:p/>
        </draw:line>
        <draw:line draw:name="Straight Connector 303" draw:style-name="gr72" draw:text-style-name="P9" draw:layer="layout" svg:x1="20.324cm" svg:y1="13.97cm" svg:x2="19.477cm" svg:y2="12.7cm">
          <text:p/>
        </draw:line>
        <draw:line draw:name="Straight Connector 304" draw:style-name="gr72" draw:text-style-name="P9" draw:layer="layout" svg:x1="20.112cm" svg:y1="13.97cm" svg:x2="19.266cm" svg:y2="12.7cm">
          <text:p/>
        </draw:line>
        <draw:line draw:name="Straight Connector 305" draw:style-name="gr72" draw:text-style-name="P9" draw:layer="layout" svg:x1="19.901cm" svg:y1="13.97cm" svg:x2="19.054cm" svg:y2="12.7cm">
          <text:p/>
        </draw:line>
        <draw:line draw:name="Straight Connector 306" draw:style-name="gr72" draw:text-style-name="P9" draw:layer="layout" svg:x1="19.689cm" svg:y1="13.97cm" svg:x2="18.842cm" svg:y2="12.7cm">
          <text:p/>
        </draw:line>
        <draw:line draw:name="Straight Connector 307" draw:style-name="gr72" draw:text-style-name="P9" draw:layer="layout" svg:x1="19.477cm" svg:y1="13.97cm" svg:x2="18.631cm" svg:y2="12.7cm">
          <text:p/>
        </draw:line>
        <draw:line draw:name="Straight Connector 308" draw:style-name="gr72" draw:text-style-name="P9" draw:layer="layout" svg:x1="19.266cm" svg:y1="13.97cm" svg:x2="18.419cm" svg:y2="12.7cm">
          <text:p/>
        </draw:line>
        <draw:line draw:name="Straight Connector 309" draw:style-name="gr72" draw:text-style-name="P9" draw:layer="layout" svg:x1="19.054cm" svg:y1="13.97cm" svg:x2="18.207cm" svg:y2="12.7cm">
          <text:p/>
        </draw:line>
        <draw:line draw:name="Straight Connector 310" draw:style-name="gr72" draw:text-style-name="P9" draw:layer="layout" svg:x1="18.842cm" svg:y1="13.97cm" svg:x2="17.996cm" svg:y2="12.7cm">
          <text:p/>
        </draw:line>
        <draw:line draw:name="Straight Connector 311" draw:style-name="gr72" draw:text-style-name="P9" draw:layer="layout" svg:x1="18.631cm" svg:y1="13.97cm" svg:x2="17.784cm" svg:y2="12.7cm">
          <text:p/>
        </draw:line>
        <draw:line draw:name="Straight Connector 313" draw:style-name="gr72" draw:text-style-name="P9" draw:layer="layout" svg:x1="14.816cm" svg:y1="16.721cm" svg:x2="17.356cm" svg:y2="13.123cm">
          <text:p/>
        </draw:line>
        <draw:line draw:name="Straight Connector 314" draw:style-name="gr72" draw:text-style-name="P9" draw:layer="layout" svg:x1="14.816cm" svg:y1="17.145cm" svg:x2="17.356cm" svg:y2="13.546cm">
          <text:p/>
        </draw:line>
        <draw:line draw:name="Straight Connector 315" draw:style-name="gr72" draw:text-style-name="P9" draw:layer="layout" svg:x1="15.028cm" svg:y1="17.145cm" svg:x2="17.356cm" svg:y2="13.97cm">
          <text:p/>
        </draw:line>
        <draw:line draw:name="Straight Connector 316" draw:style-name="gr72" draw:text-style-name="P9" draw:layer="layout" svg:x1="15.24cm" svg:y1="17.145cm" svg:x2="17.356cm" svg:y2="14.393cm">
          <text:p/>
        </draw:line>
        <draw:line draw:name="Straight Connector 317" draw:style-name="gr72" draw:text-style-name="P9" draw:layer="layout" svg:x1="15.663cm" svg:y1="17.145cm" svg:x2="17.356cm" svg:y2="14.816cm">
          <text:p/>
        </draw:line>
        <draw:line draw:name="Straight Connector 319" draw:style-name="gr72" draw:text-style-name="P9" draw:layer="layout" svg:x1="16.086cm" svg:y1="17.145cm" svg:x2="17.356cm" svg:y2="15.24cm">
          <text:p/>
        </draw:line>
        <draw:g draw:name="Group 365">
          <draw:custom-shape draw:name="Rectangle 322" draw:style-name="gr13" draw:text-style-name="P8" draw:layer="layout" svg:width="8.466cm" svg:height="2.539cm" svg:x="12.277cm" svg:y="14.60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3" draw:style-name="gr72" draw:text-style-name="P9" draw:layer="layout" svg:x1="16.933cm" svg:y1="14.605cm" svg:x2="16.928cm" svg:y2="17.145cm">
            <text:p/>
          </draw:line>
          <draw:line draw:name="Straight Connector 324" draw:style-name="gr72" draw:text-style-name="P9" draw:layer="layout" svg:x1="16.51cm" svg:y1="14.605cm" svg:x2="16.505cm" svg:y2="17.145cm">
            <text:p/>
          </draw:line>
          <draw:line draw:name="Straight Connector 325" draw:style-name="gr72" draw:text-style-name="P9" draw:layer="layout" svg:x1="16.086cm" svg:y1="14.605cm" svg:x2="16.082cm" svg:y2="17.145cm">
            <text:p/>
          </draw:line>
          <draw:line draw:name="Straight Connector 326" draw:style-name="gr72" draw:text-style-name="P9" draw:layer="layout" svg:x1="17.361cm" svg:y1="14.605cm" svg:x2="17.356cm" svg:y2="17.145cm">
            <text:p/>
          </draw:line>
          <draw:line draw:name="Straight Connector 327" draw:style-name="gr72" draw:text-style-name="P9" draw:layer="layout" svg:x1="15.667cm" svg:y1="14.605cm" svg:x2="15.663cm" svg:y2="17.145cm">
            <text:p/>
          </draw:line>
          <draw:line draw:name="Straight Connector 328" draw:style-name="gr72" draw:text-style-name="P9" draw:layer="layout" svg:x1="17.784cm" svg:y1="14.605cm" svg:x2="17.78cm" svg:y2="17.145cm">
            <text:p/>
          </draw:line>
          <draw:line draw:name="Straight Connector 329" draw:style-name="gr72" draw:text-style-name="P9" draw:layer="layout" svg:x1="18.207cm" svg:y1="14.605cm" svg:x2="18.203cm" svg:y2="17.145cm">
            <text:p/>
          </draw:line>
          <draw:line draw:name="Straight Connector 330" draw:style-name="gr72" draw:text-style-name="P9" draw:layer="layout" svg:x1="18.635cm" svg:y1="14.605cm" svg:x2="18.631cm" svg:y2="17.145cm">
            <text:p/>
          </draw:line>
          <draw:line draw:name="Straight Connector 331" draw:style-name="gr72" draw:text-style-name="P9" draw:layer="layout" svg:x1="19.058cm" svg:y1="14.605cm" svg:x2="19.054cm" svg:y2="17.145cm">
            <text:p/>
          </draw:line>
          <draw:line draw:name="Straight Connector 332" draw:style-name="gr72" draw:text-style-name="P9" draw:layer="layout" svg:x1="19.468cm" svg:y1="14.605cm" svg:x2="19.464cm" svg:y2="17.145cm">
            <text:p/>
          </draw:line>
          <draw:line draw:name="Straight Connector 333" draw:style-name="gr72" draw:text-style-name="P9" draw:layer="layout" svg:x1="19.896cm" svg:y1="14.605cm" svg:x2="19.892cm" svg:y2="17.145cm">
            <text:p/>
          </draw:line>
          <draw:line draw:name="Straight Connector 334" draw:style-name="gr72" draw:text-style-name="P9" draw:layer="layout" svg:x1="20.32cm" svg:y1="14.605cm" svg:x2="20.315cm" svg:y2="17.145cm">
            <text:p/>
          </draw:line>
          <draw:line draw:name="Straight Connector 335" draw:style-name="gr72" draw:text-style-name="P9" draw:layer="layout" svg:x1="12.704cm" svg:y1="14.605cm" svg:x2="12.7cm" svg:y2="17.145cm">
            <text:p/>
          </draw:line>
          <draw:line draw:name="Straight Connector 336" draw:style-name="gr72" draw:text-style-name="P9" draw:layer="layout" svg:x1="13.132cm" svg:y1="14.605cm" svg:x2="13.127cm" svg:y2="17.145cm">
            <text:p/>
          </draw:line>
          <draw:line draw:name="Straight Connector 337" draw:style-name="gr72" draw:text-style-name="P9" draw:layer="layout" svg:x1="13.555cm" svg:y1="14.605cm" svg:x2="13.551cm" svg:y2="17.145cm">
            <text:p/>
          </draw:line>
          <draw:line draw:name="Straight Connector 338" draw:style-name="gr72" draw:text-style-name="P9" draw:layer="layout" svg:x1="13.965cm" svg:y1="14.605cm" svg:x2="13.961cm" svg:y2="17.145cm">
            <text:p/>
          </draw:line>
          <draw:line draw:name="Straight Connector 339" draw:style-name="gr72" draw:text-style-name="P9" draw:layer="layout" svg:x1="14.393cm" svg:y1="14.605cm" svg:x2="14.388cm" svg:y2="17.145cm">
            <text:p/>
          </draw:line>
          <draw:line draw:name="Straight Connector 340" draw:style-name="gr72" draw:text-style-name="P9" draw:layer="layout" svg:x1="14.816cm" svg:y1="14.605cm" svg:x2="14.812cm" svg:y2="17.145cm">
            <text:p/>
          </draw:line>
          <draw:line draw:name="Straight Connector 341" draw:style-name="gr72" draw:text-style-name="P9" draw:layer="layout" svg:x1="15.24cm" svg:y1="14.605cm" svg:x2="15.235cm" svg:y2="17.145cm">
            <text:p/>
          </draw:line>
        </draw:g>
        <draw:line draw:name="Straight Connector 358" draw:style-name="gr72" draw:text-style-name="P9" draw:layer="layout" svg:x1="16.51cm" svg:y1="17.145cm" svg:x2="17.356cm" svg:y2="15.875cm">
          <text:p/>
        </draw:line>
        <draw:line draw:name="Straight Connector 360" draw:style-name="gr72" draw:text-style-name="P9" draw:layer="layout" svg:x1="16.721cm" svg:y1="17.145cm" svg:x2="17.356cm" svg:y2="16.298cm">
          <text:p/>
        </draw:line>
        <draw:line draw:name="Straight Connector 362" draw:style-name="gr72" draw:text-style-name="P9" draw:layer="layout" svg:x1="16.933cm" svg:y1="17.145cm" svg:x2="17.356cm" svg:y2="16.721cm">
          <text:p/>
        </draw:line>
        <draw:line draw:name="Straight Connector 369" draw:style-name="gr72" draw:text-style-name="P9" draw:layer="layout" svg:x1="20.955cm" svg:y1="13.97cm" svg:x2="20.108cm" svg:y2="12.7cm">
          <text:p/>
        </draw:line>
        <draw:line draw:name="Straight Connector 370" draw:style-name="gr72" draw:text-style-name="P9" draw:layer="layout" svg:x1="20.955cm" svg:y1="13.546cm" svg:x2="20.32cm" svg:y2="12.7cm">
          <text:p/>
        </draw:line>
        <draw:line draw:name="Straight Connector 372" draw:style-name="gr72" draw:text-style-name="P9" draw:layer="layout" svg:x1="20.955cm" svg:y1="13.123cm" svg:x2="20.743cm" svg:y2="12.7cm">
          <text:p/>
        </draw:line>
        <draw:custom-shape draw:name="Rectangle 374" draw:style-name="gr28" draw:text-style-name="P13" draw:layer="layout" svg:width="1.269cm" svg:height="1.269cm" svg:x="15.452cm" svg:y="15.2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5" draw:style-name="gr68" draw:text-style-name="P9" draw:layer="layout" svg:x1="17.356cm" svg:y1="8.255cm" svg:x2="17.361cm" svg:y2="7.62cm">
          <text:p/>
        </draw:line>
        <draw:g draw:name="Group 14">
          <draw:line draw:name="Straight Connector 377" draw:style-name="gr63" draw:text-style-name="P9" draw:layer="layout" svg:x1="2.958cm" svg:y1="6.704cm" svg:x2="2.954cm" svg:y2="7.692cm">
            <text:p/>
          </draw:line>
          <draw:line draw:name="Straight Connector 378" draw:style-name="gr63" draw:text-style-name="P9" draw:layer="layout" svg:x1="3.38cm" svg:y1="6.702cm" svg:x2="3.375cm" svg:y2="7.69cm">
            <text:p/>
          </draw:line>
          <draw:line draw:name="Straight Connector 379" draw:style-name="gr63" draw:text-style-name="P9" draw:layer="layout" svg:x1="3.377cm" svg:y1="6.702cm" svg:x2="4.012cm" svg:y2="6.706cm">
            <text:p/>
          </draw:line>
          <draw:line draw:name="Straight Connector 380" draw:style-name="gr63" draw:text-style-name="P9" draw:layer="layout" svg:x1="4.017cm" svg:y1="7.69cm" svg:x2="4.012cm" svg:y2="8.678cm">
            <text:p/>
          </draw:line>
          <draw:line draw:name="Straight Connector 381" draw:style-name="gr63" draw:text-style-name="P9" draw:layer="layout" svg:x1="3.377cm" svg:y1="7.687cm" svg:x2="4.012cm" svg:y2="7.69cm">
            <text:p/>
          </draw:line>
          <draw:line draw:name="Straight Connector 382" draw:style-name="gr63" draw:text-style-name="P9" draw:layer="layout" svg:x1="4.017cm" svg:y1="5.715cm" svg:x2="4.012cm" svg:y2="6.702cm">
            <text:p/>
          </draw:line>
          <draw:line draw:name="Straight Connector 383" draw:style-name="gr63" draw:text-style-name="P9" draw:layer="layout" svg:x1="1.684cm" svg:y1="7.196cm" svg:x2="2.954cm" svg:y2="7.2cm">
            <text:p/>
          </draw:line>
        </draw:g>
        <draw:line draw:name="Straight Connector 384" draw:style-name="gr63" draw:text-style-name="P9" draw:layer="layout" svg:x1="3.598cm" svg:y1="8.678cm" svg:x2="4.445cm" svg:y2="8.682cm">
          <text:p/>
        </draw:line>
        <draw:line draw:name="Straight Connector 385" draw:style-name="gr63" draw:text-style-name="P9" draw:layer="layout" svg:x1="3.81cm" svg:y1="8.89cm" svg:x2="4.233cm" svg:y2="8.894cm">
          <text:p/>
        </draw:line>
        <draw:custom-shape draw:name="TextBox 386" draw:style-name="gr19" draw:text-style-name="P8" draw:layer="layout" svg:width="1.904cm" svg:height="1.115cm" svg:x="3.175cm" svg:y="1.482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80" draw:text-style-name="P8" draw:layer="layout" svg:width="2.751cm" svg:height="1.013cm" svg:x="0.212cm" svg:y="6.382cm">
          <text:p text:style-name="P10"><text:span text:style-name="T5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8" draw:style-name="gr19" draw:text-style-name="P8" draw:layer="layout" svg:width="2.751cm" svg:height="1.013cm" svg:x="5.715cm" svg:y="5.08cm">
          <text:p text:style-name="P10"><text:span text:style-name="T5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9">
          <draw:line draw:name="Straight Connector 390" draw:style-name="gr63" draw:text-style-name="P9" draw:layer="layout" svg:x1="2.963cm" svg:y1="3.6cm" svg:x2="2.958cm" svg:y2="4.658cm">
            <text:p/>
          </draw:line>
          <draw:line draw:name="Straight Connector 391" draw:style-name="gr63" draw:text-style-name="P9" draw:layer="layout" svg:x1="3.382cm" svg:y1="3.598cm" svg:x2="4.017cm" svg:y2="3.602cm">
            <text:p/>
          </draw:line>
          <draw:line draw:name="Straight Connector 392" draw:style-name="gr63" draw:text-style-name="P9" draw:layer="layout" svg:x1="4.021cm" svg:y1="4.656cm" svg:x2="4.017cm" svg:y2="5.714cm">
            <text:p/>
          </draw:line>
          <draw:line draw:name="Straight Connector 393" draw:style-name="gr63" draw:text-style-name="P9" draw:layer="layout" svg:x1="3.382cm" svg:y1="4.652cm" svg:x2="4.017cm" svg:y2="4.656cm">
            <text:p/>
          </draw:line>
          <draw:line draw:name="Straight Connector 394" draw:style-name="gr63" draw:text-style-name="P9" draw:layer="layout" svg:x1="4.021cm" svg:y1="2.54cm" svg:x2="4.017cm" svg:y2="3.598cm">
            <text:p/>
          </draw:line>
          <draw:line draw:name="Straight Connector 395" draw:style-name="gr63" draw:text-style-name="P9" draw:layer="layout" svg:x1="2.54cm" svg:y1="4.127cm" svg:x2="2.958cm" svg:y2="4.131cm">
            <text:p/>
          </draw:line>
          <draw:line draw:name="Straight Connector 396" draw:style-name="gr63" draw:text-style-name="P9" draw:layer="layout" svg:x1="2.54cm" svg:y1="4.129cm" svg:x2="2.537cm" svg:y2="5.362cm">
            <text:p/>
          </draw:line>
          <draw:line draw:name="Straight Connector 397" draw:style-name="gr63" draw:text-style-name="P9" draw:layer="layout" svg:x1="2.537cm" svg:y1="5.362cm" svg:x2="5.503cm" svg:y2="5.365cm">
            <text:p/>
          </draw:line>
          <draw:line draw:name="Straight Connector 398" draw:style-name="gr63" draw:text-style-name="P9" draw:layer="layout" svg:x1="3.598cm" svg:y1="2.54cm" svg:x2="4.445cm" svg:y2="2.543cm">
            <text:p/>
          </draw:line>
          <draw:custom-shape draw:name="Oval 399" draw:style-name="gr64" draw:text-style-name="P18" draw:layer="layout" svg:width="0.126cm" svg:height="0.105cm" svg:x="3.942cm" svg:y="5.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400" draw:style-name="gr64" draw:text-style-name="P18" draw:layer="layout" svg:width="0.211cm" svg:height="1.057cm" svg:x="3.387cm" svg:y="3.59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01" draw:style-name="gr81" draw:text-style-name="P9" draw:layer="layout" svg:x1="2.116cm" svg:y1="11.218cm" svg:x2="4.445cm" svg:y2="11.222cm">
          <text:p/>
        </draw:line>
        <draw:line draw:name="Straight Connector 402" draw:style-name="gr81" draw:text-style-name="P9" draw:layer="layout" svg:x1="2.116cm" svg:y1="17.356cm" svg:x2="4.233cm" svg:y2="17.361cm">
          <text:p/>
        </draw:line>
        <draw:line draw:name="Straight Connector 403" draw:style-name="gr82" draw:text-style-name="P9" draw:layer="layout" svg:x1="3.175cm" svg:y1="17.387cm" svg:x2="3.179cm" svg:y2="11.249cm">
          <text:p/>
        </draw:line>
        <draw:custom-shape draw:name="Oval 404" draw:style-name="gr28" draw:text-style-name="P13" draw:layer="layout" svg:width="0.422cm" svg:height="0.422cm" svg:x="2.963cm" svg:y="11.03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5" draw:style-name="gr28" draw:text-style-name="P13" draw:layer="layout" svg:width="0.422cm" svg:height="0.422cm" svg:x="2.963cm" svg:y="17.176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6" draw:style-name="gr83" draw:text-style-name="P9" draw:layer="layout" svg:x1="1.905cm" svg:y1="12.519cm" svg:x2="4.233cm" svg:y2="12.523cm">
          <text:p/>
        </draw:line>
        <draw:line draw:name="Straight Connector 407" draw:style-name="gr83" draw:text-style-name="P9" draw:layer="layout" svg:x1="1.905cm" svg:y1="13.789cm" svg:x2="1.909cm" svg:y2="12.519cm">
          <text:p/>
        </draw:line>
        <draw:line draw:name="Straight Connector 408" draw:style-name="gr83" draw:text-style-name="P9" draw:layer="layout" svg:x1="5.503cm" svg:y1="13.758cm" svg:x2="1.905cm" svg:y2="13.784cm">
          <text:p/>
        </draw:line>
        <draw:custom-shape draw:name="Oval 409" draw:style-name="gr28" draw:text-style-name="P13" draw:layer="layout" svg:width="0.422cm" svg:height="0.422cm" svg:x="2.963cm" svg:y="13.57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0" draw:style-name="gr84" draw:text-style-name="P8" draw:layer="layout" svg:width="0.846cm" svg:height="0.846cm" svg:x="2.752cm" svg:y="12.096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9" draw:text-style-name="P8" draw:layer="layout" svg:width="2.751cm" svg:height="1.877cm" svg:x="4.445cm" svg:y="12.098cm">
          <text:p text:style-name="P10"><text:span text:style-name="T5">Z</text:span><text:span text:style-name="T13">pu</text:span><text:span text:style-name="T5">=2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9" draw:text-style-name="P8" draw:layer="layout" svg:width="1.904cm" svg:height="1.115cm" svg:x="4.868cm" svg:y="10.405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9" draw:text-style-name="P8" draw:layer="layout" svg:width="2.327cm" svg:height="1.013cm" svg:x="4.445cm" svg:y="16.966cm">
          <text:p text:style-name="P10"><text:span text:style-name="T5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4" draw:style-name="gr83" draw:text-style-name="P9" draw:layer="layout" svg:x1="2.328cm" svg:y1="16.329cm" svg:x2="4.021cm" svg:y2="16.333cm">
          <text:p/>
        </draw:line>
        <draw:custom-shape draw:name="TextBox 50" draw:style-name="gr9" draw:text-style-name="P8" draw:layer="layout" svg:width="2.751cm" svg:height="1.877cm" svg:x="4.022cm" svg:y="15.727cm">
          <text:p text:style-name="P10"><text:span text:style-name="T5">Z</text:span><text:span text:style-name="T13">pd</text:span><text:span text:style-name="T5">=1: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6" draw:style-name="gr19" draw:text-style-name="P8" draw:layer="layout" svg:width="2.751cm" svg:height="1.013cm" svg:x="5.503cm" svg:y="13.367cm">
          <text:p text:style-name="P10"><text:span text:style-name="T5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7" draw:style-name="gr19" draw:text-style-name="P8" draw:layer="layout" svg:width="2.751cm" svg:height="1.013cm" svg:x="0.212cm" svg:y="15.907cm">
          <text:p text:style-name="P10"><text:span text:style-name="T5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9" draw:style-name="gr85" draw:text-style-name="P9" draw:layer="layout" svg:width="3.386cm" svg:height="0.003cm" svg:x="17.992cm" svg:y="8.4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22" draw:style-name="gr19" draw:text-style-name="P8" draw:layer="layout" svg:width="3.809cm" svg:height="1.013cm" svg:x="21.167cm" svg:y="7.864cm">
          <text:p text:style-name="P10"><text:span text:style-name="T5">Impl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3" draw:style-name="gr19" draw:text-style-name="P8" draw:layer="layout" svg:width="2.751cm" svg:height="1.013cm" svg:x="20.955cm" svg:y="9.981cm">
          <text:p text:style-name="P10"><text:span text:style-name="T5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4" draw:style-name="gr86" draw:text-style-name="P8" draw:layer="layout" svg:width="2.539cm" svg:height="2.539cm" svg:x="14.817cm" svg:y="7.6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5" draw:style-name="gr19" draw:text-style-name="P8" draw:layer="layout" svg:width="2.751cm" svg:height="1.013cm" svg:x="10.583cm" svg:y="12.732cm">
          <text:p text:style-name="P10"><text:span text:style-name="T5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26" draw:style-name="gr85" draw:text-style-name="P9" draw:layer="layout" svg:width="1.692cm" svg:height="0.003cm" draw:transform="rotate (-3.14159265358979) translate (19.262cm 9.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27" draw:style-name="gr19" draw:text-style-name="P8" draw:layer="layout" svg:width="5.714cm" svg:height="1.013cm" svg:x="19.05cm" svg:y="8.922cm">
          <text:p text:style-name="P10"><text:span text:style-name="T5">Buried cont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2" draw:style-name="gr31" draw:text-style-name="P9" draw:layer="layout" svg:x1="17.145cm" svg:y1="5.08cm" svg:x2="19.473cm" svg:y2="5.084cm">
          <text:p/>
        </draw:line>
        <draw:line draw:name="Straight Connector 435" draw:style-name="gr87" draw:text-style-name="P9" draw:layer="layout" svg:x1="19.054cm" svg:y1="5.08cm" svg:x2="19.05cm" svg:y2="7.624cm">
          <text:p/>
        </draw:line>
        <draw:custom-shape draw:name="TextBox 438" draw:style-name="gr19" draw:text-style-name="P8" draw:layer="layout" svg:width="1.692cm" svg:height="1.115cm" svg:x="19.262cm" svg:y="5.927cm">
          <text:p text:style-name="P10"><text:span text:style-name="T5">L</text:span><text:span text:style-name="T13">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9" draw:style-name="gr19" draw:text-style-name="P8" draw:layer="layout" svg:width="1.481cm" svg:height="1.018cm" svg:x="12.277cm" svg:y="4.233cm">
          <text:p text:style-name="P10"><text:span text:style-name="T10">W</text:span><text:span text:style-name="T14">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8" draw:style-name="gr88" draw:text-style-name="P21" draw:layer="layout" svg:width="1.481cm" svg:height="1.018cm" svg:x="15.452cm" svg:y="11.218cm">
          <text:p text:style-name="P10"><text:span text:style-name="T10">W</text:span><text:span text:style-name="T14">p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1" draw:style-name="gr33" draw:text-style-name="P9" draw:layer="layout" svg:width="0.846cm" svg:height="0.046cm" draw:transform="rotate (-3.14159265358979) translate (15.663cm 11.6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7" draw:style-name="gr33" draw:text-style-name="P9" draw:layer="layout" svg:width="0.634cm" svg:height="0.003cm" draw:transform="rotate (-3.14159265358979) translate (17.357cm 11.6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60" draw:style-name="gr19" draw:text-style-name="P8" draw:layer="layout" svg:width="1.692cm" svg:height="1.115cm" svg:x="21.378cm" svg:y="12.912cm">
          <text:p text:style-name="P10"><text:span text:style-name="T5">L</text:span><text:span text:style-name="T13">p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61" draw:style-name="gr87" draw:text-style-name="P9" draw:layer="layout" svg:x1="21.378cm" svg:y1="12.7cm" svg:x2="21.373cm" svg:y2="13.97cm">
          <text:p/>
        </draw:line>
        <draw:line draw:name="Straight Connector 463" draw:style-name="gr31" draw:text-style-name="P9" draw:layer="layout" svg:x1="20.108cm" svg:y1="13.965cm" svg:x2="22.013cm" svg:y2="13.97cm">
          <text:p/>
        </draw:line>
        <draw:custom-shape draw:name="TextBox 464" draw:style-name="gr19" draw:text-style-name="P8" draw:layer="layout" svg:width="1.904cm" svg:height="1.115cm" svg:x="20.532cm" svg:y="1.937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9" draw:text-style-name="P8" draw:layer="layout" svg:width="2.327cm" svg:height="1.013cm" svg:x="21.167cm" svg:y="15.061cm">
          <text:p text:style-name="P10"><text:span text:style-name="T5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9" draw:text-style-name="P8" draw:layer="layout" svg:width="2.751cm" svg:height="1.877cm" svg:x="3.81cm" svg:y="3.598cm">
          <text:p text:style-name="P10"><text:span text:style-name="T5">Z</text:span><text:span text:style-name="T13">pu</text:span><text:span text:style-name="T5">=2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9" draw:text-style-name="P8" draw:layer="layout" svg:width="2.751cm" svg:height="1.877cm" svg:x="3.81cm" svg:y="6.804cm">
          <text:p text:style-name="P10"><text:span text:style-name="T5">Z</text:span><text:span text:style-name="T13">pd</text:span><text:span text:style-name="T5">=1: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8" draw:style-name="gr19" draw:text-style-name="P8" draw:layer="layout" svg:width="18.626cm" svg:height="1.267cm" svg:x="1.058cm" svg:y="0cm">
          <text:p text:style-name="P10"><text:span text:style-name="T4">NMOS Inverter: Circuit-stick diagram-m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9" draw:style-name="gr33" draw:text-style-name="P9" draw:layer="layout" svg:width="2.116cm" svg:height="0.001cm" svg:x="13.335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1" draw:style-name="gr33" draw:text-style-name="P9" draw:layer="layout" svg:width="0.634cm" svg:height="0.003cm" draw:transform="rotate (-3.14159265358979) translate (17.357cm 4.66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" xml:id="id30" draw:id="id30">
        <draw:custom-shape draw:name="Rectangle 1" draw:style-name="gr13" draw:text-style-name="P8" draw:layer="layout" svg:width="15.662cm" svg:height="1.904cm" svg:x="5.541cm" svg:y="15.87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4" draw:style-name="gr31" draw:text-style-name="P9" xml:id="id48" draw:id="id48" draw:layer="layout" svg:x1="12.697cm" svg:y1="13.972cm" svg:x2="12.702cm" svg:y2="4.447cm">
          <text:p/>
        </draw:line>
        <draw:g draw:name="Group 293" xml:id="id45" draw:id="id45">
          <draw:line draw:name="Straight Connector 107" draw:style-name="gr72" draw:text-style-name="P9" draw:layer="layout" svg:x1="11.891cm" svg:y1="14.391cm" svg:x2="10.197cm" svg:y2="14.391cm">
            <text:p/>
          </draw:line>
          <draw:line draw:name="Straight Connector 130" draw:style-name="gr72" draw:text-style-name="P9" draw:layer="layout" svg:x1="12.7cm" svg:y1="13.97cm" svg:x2="5.541cm" svg:y2="13.967cm">
            <text:p/>
          </draw:line>
          <draw:line draw:name="Straight Connector 131" draw:style-name="gr72" draw:text-style-name="P9" draw:layer="layout" svg:x1="9.139cm" svg:y1="14.391cm" svg:x2="5.541cm" svg:y2="14.386cm">
            <text:p/>
          </draw:line>
          <draw:line draw:name="Straight Connector 146" draw:style-name="gr72" draw:text-style-name="P9" draw:layer="layout" svg:x1="8.995cm" svg:y1="14.602cm" svg:x2="5.503cm" svg:y2="14.607cm">
            <text:p/>
          </draw:line>
          <draw:line draw:name="Straight Connector 155" draw:style-name="gr72" draw:text-style-name="P9" draw:layer="layout" svg:x1="12.7cm" svg:y1="13.758cm" svg:x2="5.541cm" svg:y2="13.756cm">
            <text:p/>
          </draw:line>
          <draw:line draw:name="Straight Connector 159" draw:style-name="gr72" draw:text-style-name="P9" draw:layer="layout" svg:x1="5.539cm" svg:y1="14.816cm" svg:x2="5.543cm" svg:y2="13.758cm">
            <text:p/>
          </draw:line>
          <draw:line draw:name="Straight Connector 161" draw:style-name="gr72" draw:text-style-name="P9" draw:layer="layout" svg:x1="8.885cm" svg:y1="13.756cm" svg:x2="9.736cm" svg:y2="12.909cm">
            <text:p/>
          </draw:line>
          <draw:line draw:name="Straight Connector 164" draw:style-name="gr72" draw:text-style-name="P9" draw:layer="layout" svg:x1="11.048cm" svg:y1="13.544cm" svg:x2="10.38cm" svg:y2="12.909cm">
            <text:p/>
          </draw:line>
          <draw:line draw:name="Straight Connector 168" draw:style-name="gr72" draw:text-style-name="P9" draw:layer="layout" svg:x1="11.218cm" svg:y1="13.335cm" svg:x2="12.446cm" svg:y2="13.339cm">
            <text:p/>
          </draw:line>
          <draw:line draw:name="Straight Connector 174" draw:style-name="gr72" draw:text-style-name="P9" draw:layer="layout" svg:x1="12.065cm" svg:y1="12.909cm" svg:x2="12.7cm" svg:y2="13.758cm">
            <text:p/>
          </draw:line>
          <draw:line draw:name="Straight Connector 176" draw:style-name="gr72" draw:text-style-name="P9" draw:layer="layout" svg:x1="11.048cm" svg:y1="13.577cm" svg:x2="11.683cm" svg:y2="12.909cm">
            <text:p/>
          </draw:line>
          <draw:line draw:name="Straight Connector 193" draw:style-name="gr72" draw:text-style-name="P9" draw:layer="layout" svg:x1="12.065cm" svg:y1="12.911cm" svg:x2="11.683cm" svg:y2="12.905cm">
            <text:p/>
          </draw:line>
          <draw:line draw:name="Straight Connector 114" draw:style-name="gr72" draw:text-style-name="P9" draw:layer="layout" svg:x1="9.351cm" svg:y1="14.175cm" svg:x2="5.541cm" svg:y2="14.177cm">
            <text:p/>
          </draw:line>
          <draw:line draw:name="Straight Connector 219" draw:style-name="gr72" draw:text-style-name="P9" draw:layer="layout" svg:x1="12.488cm" svg:y1="13.546cm" svg:x2="9.101cm" svg:y2="13.546cm">
            <text:p/>
          </draw:line>
          <draw:line draw:name="Straight Connector 222" draw:style-name="gr72" draw:text-style-name="P9" draw:layer="layout" svg:x1="10.583cm" svg:y1="13.121cm" svg:x2="9.525cm" svg:y2="13.123cm">
            <text:p/>
          </draw:line>
          <draw:line draw:name="Straight Connector 227" draw:style-name="gr72" draw:text-style-name="P9" draw:layer="layout" svg:x1="10.413cm" svg:y1="12.913cm" svg:x2="9.736cm" svg:y2="12.911cm">
            <text:p/>
          </draw:line>
          <draw:line draw:name="Straight Connector 232" draw:style-name="gr72" draw:text-style-name="P9" draw:layer="layout" svg:x1="12.276cm" svg:y1="13.123cm" svg:x2="11.472cm" svg:y2="13.121cm">
            <text:p/>
          </draw:line>
          <draw:line draw:name="Straight Connector 233" draw:style-name="gr72" draw:text-style-name="P9" draw:layer="layout" svg:x1="9.313cm" svg:y1="13.335cm" svg:x2="10.795cm" svg:y2="13.339cm">
            <text:p/>
          </draw:line>
          <draw:line draw:name="Straight Connector 238" draw:style-name="gr72" draw:text-style-name="P9" draw:layer="layout" svg:x1="11.891cm" svg:y1="14.602cm" svg:x2="10.197cm" svg:y2="14.602cm">
            <text:p/>
          </draw:line>
          <draw:line draw:name="Straight Connector 179" draw:style-name="gr72" draw:text-style-name="P9" draw:layer="layout" svg:x1="12.7cm" svg:y1="13.758cm" svg:x2="12.695cm" svg:y2="14.181cm">
            <text:p/>
          </draw:line>
          <draw:line draw:name="Straight Connector 218" draw:style-name="gr72" draw:text-style-name="P9" draw:layer="layout" svg:x1="11.891cm" svg:y1="14.175cm" svg:x2="10.197cm" svg:y2="14.175cm">
            <text:p/>
          </draw:line>
        </draw:g>
        <draw:custom-shape draw:name="TextBox 223" draw:style-name="gr19" draw:text-style-name="P8" draw:layer="layout" svg:width="5.926cm" svg:height="1.013cm" svg:x="8.928cm" svg:y="16.722cm">
          <text:p text:style-name="P10"><text:span text:style-name="T5">p type subs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66" xml:id="id31" draw:id="id31">
          <draw:g draw:name="Group 188">
            <draw:custom-shape draw:name="Rectangle 248" draw:style-name="gr13" draw:text-style-name="P8" draw:layer="layout" svg:width="5.926cm" svg:height="0.846cm" svg:x="15.278cm" svg:y="15.87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249" draw:style-name="gr72" draw:text-style-name="P9" draw:layer="layout" svg:x1="15.701cm" svg:y1="15.875cm" svg:x2="15.277cm" svg:y2="16.721cm">
              <text:p/>
            </draw:line>
            <draw:line draw:name="Straight Connector 250" draw:style-name="gr72" draw:text-style-name="P9" draw:layer="layout" svg:x1="15.912cm" svg:y1="15.875cm" svg:x2="15.489cm" svg:y2="16.721cm">
              <text:p/>
            </draw:line>
            <draw:line draw:name="Straight Connector 251" draw:style-name="gr72" draw:text-style-name="P9" draw:layer="layout" svg:x1="16.124cm" svg:y1="15.875cm" svg:x2="15.701cm" svg:y2="16.721cm">
              <text:p/>
            </draw:line>
            <draw:line draw:name="Straight Connector 252" draw:style-name="gr72" draw:text-style-name="P9" draw:layer="layout" svg:x1="16.336cm" svg:y1="15.875cm" svg:x2="15.912cm" svg:y2="16.721cm">
              <text:p/>
            </draw:line>
            <draw:line draw:name="Straight Connector 253" draw:style-name="gr72" draw:text-style-name="P9" draw:layer="layout" svg:x1="16.547cm" svg:y1="15.875cm" svg:x2="16.124cm" svg:y2="16.721cm">
              <text:p/>
            </draw:line>
            <draw:line draw:name="Straight Connector 254" draw:style-name="gr72" draw:text-style-name="P9" draw:layer="layout" svg:x1="16.759cm" svg:y1="15.875cm" svg:x2="16.336cm" svg:y2="16.721cm">
              <text:p/>
            </draw:line>
            <draw:line draw:name="Straight Connector 255" draw:style-name="gr72" draw:text-style-name="P9" draw:layer="layout" svg:x1="16.971cm" svg:y1="15.875cm" svg:x2="16.547cm" svg:y2="16.721cm">
              <text:p/>
            </draw:line>
            <draw:line draw:name="Straight Connector 256" draw:style-name="gr72" draw:text-style-name="P9" draw:layer="layout" svg:x1="17.182cm" svg:y1="15.875cm" svg:x2="16.759cm" svg:y2="16.721cm">
              <text:p/>
            </draw:line>
            <draw:line draw:name="Straight Connector 257" draw:style-name="gr72" draw:text-style-name="P9" draw:layer="layout" svg:x1="17.394cm" svg:y1="15.875cm" svg:x2="16.971cm" svg:y2="16.721cm">
              <text:p/>
            </draw:line>
            <draw:line draw:name="Straight Connector 258" draw:style-name="gr72" draw:text-style-name="P9" draw:layer="layout" svg:x1="17.606cm" svg:y1="15.875cm" svg:x2="17.182cm" svg:y2="16.721cm">
              <text:p/>
            </draw:line>
            <draw:line draw:name="Straight Connector 259" draw:style-name="gr72" draw:text-style-name="P9" draw:layer="layout" svg:x1="17.817cm" svg:y1="15.875cm" svg:x2="17.394cm" svg:y2="16.721cm">
              <text:p/>
            </draw:line>
            <draw:line draw:name="Straight Connector 260" draw:style-name="gr72" draw:text-style-name="P9" draw:layer="layout" svg:x1="18.029cm" svg:y1="15.875cm" svg:x2="17.606cm" svg:y2="16.721cm">
              <text:p/>
            </draw:line>
            <draw:line draw:name="Straight Connector 261" draw:style-name="gr72" draw:text-style-name="P9" draw:layer="layout" svg:x1="18.241cm" svg:y1="15.875cm" svg:x2="17.817cm" svg:y2="16.721cm">
              <text:p/>
            </draw:line>
            <draw:line draw:name="Straight Connector 262" draw:style-name="gr72" draw:text-style-name="P9" draw:layer="layout" svg:x1="18.452cm" svg:y1="15.875cm" svg:x2="18.029cm" svg:y2="16.721cm">
              <text:p/>
            </draw:line>
            <draw:line draw:name="Straight Connector 263" draw:style-name="gr72" draw:text-style-name="P9" draw:layer="layout" svg:x1="18.664cm" svg:y1="15.875cm" svg:x2="18.241cm" svg:y2="16.721cm">
              <text:p/>
            </draw:line>
            <draw:line draw:name="Straight Connector 264" draw:style-name="gr72" draw:text-style-name="P9" draw:layer="layout" svg:x1="18.876cm" svg:y1="15.875cm" svg:x2="18.452cm" svg:y2="16.721cm">
              <text:p/>
            </draw:line>
            <draw:line draw:name="Straight Connector 265" draw:style-name="gr72" draw:text-style-name="P9" draw:layer="layout" svg:x1="19.087cm" svg:y1="15.875cm" svg:x2="18.664cm" svg:y2="16.721cm">
              <text:p/>
            </draw:line>
            <draw:line draw:name="Straight Connector 266" draw:style-name="gr72" draw:text-style-name="P9" draw:layer="layout" svg:x1="19.299cm" svg:y1="15.875cm" svg:x2="18.876cm" svg:y2="16.721cm">
              <text:p/>
            </draw:line>
            <draw:line draw:name="Straight Connector 267" draw:style-name="gr72" draw:text-style-name="P9" draw:layer="layout" svg:x1="19.511cm" svg:y1="15.875cm" svg:x2="19.087cm" svg:y2="16.721cm">
              <text:p/>
            </draw:line>
            <draw:line draw:name="Straight Connector 268" draw:style-name="gr72" draw:text-style-name="P9" draw:layer="layout" svg:x1="21.204cm" svg:y1="15.875cm" svg:x2="20.781cm" svg:y2="16.721cm">
              <text:p/>
            </draw:line>
            <draw:line draw:name="Straight Connector 269" draw:style-name="gr72" draw:text-style-name="P9" draw:layer="layout" svg:x1="15.489cm" svg:y1="15.875cm" svg:x2="15.277cm" svg:y2="16.298cm">
              <text:p/>
            </draw:line>
            <draw:line draw:name="Straight Connector 270" draw:style-name="gr72" draw:text-style-name="P9" draw:layer="layout" svg:x1="21.204cm" svg:y1="16.298cm" svg:x2="20.992cm" svg:y2="16.721cm">
              <text:p/>
            </draw:line>
            <draw:line draw:name="Straight Connector 271" draw:style-name="gr72" draw:text-style-name="P9" draw:layer="layout" svg:x1="19.722cm" svg:y1="15.875cm" svg:x2="19.299cm" svg:y2="16.721cm">
              <text:p/>
            </draw:line>
            <draw:line draw:name="Straight Connector 272" draw:style-name="gr72" draw:text-style-name="P9" draw:layer="layout" svg:x1="19.934cm" svg:y1="15.875cm" svg:x2="19.511cm" svg:y2="16.721cm">
              <text:p/>
            </draw:line>
            <draw:line draw:name="Straight Connector 273" draw:style-name="gr72" draw:text-style-name="P9" draw:layer="layout" svg:x1="20.146cm" svg:y1="15.875cm" svg:x2="19.722cm" svg:y2="16.721cm">
              <text:p/>
            </draw:line>
            <draw:line draw:name="Straight Connector 274" draw:style-name="gr72" draw:text-style-name="P9" draw:layer="layout" svg:x1="20.357cm" svg:y1="15.875cm" svg:x2="19.934cm" svg:y2="16.721cm">
              <text:p/>
            </draw:line>
            <draw:line draw:name="Straight Connector 275" draw:style-name="gr72" draw:text-style-name="P9" draw:layer="layout" svg:x1="20.569cm" svg:y1="15.875cm" svg:x2="20.146cm" svg:y2="16.721cm">
              <text:p/>
            </draw:line>
            <draw:line draw:name="Straight Connector 276" draw:style-name="gr72" draw:text-style-name="P9" draw:layer="layout" svg:x1="20.781cm" svg:y1="15.875cm" svg:x2="20.357cm" svg:y2="16.721cm">
              <text:p/>
            </draw:line>
            <draw:line draw:name="Straight Connector 277" draw:style-name="gr72" draw:text-style-name="P9" draw:layer="layout" svg:x1="20.992cm" svg:y1="15.875cm" svg:x2="20.569cm" svg:y2="16.721cm">
              <text:p/>
            </draw:line>
          </draw:g>
          <draw:custom-shape draw:name="TextBox 224" draw:style-name="gr19" draw:text-style-name="P8" draw:layer="layout" svg:width="3.386cm" svg:height="1.773cm" svg:x="22.013cm" svg:y="15.907cm">
            <text:p text:style-name="P10"><text:span text:style-name="T5">n diffu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6" draw:style-name="gr33" draw:text-style-name="P9" draw:layer="layout" svg:width="0.808cm" svg:height="0.003cm" draw:transform="rotate (-3.14159265358979) translate (22.013cm 16.54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line draw:name="Straight Connector 345" draw:style-name="gr31" draw:text-style-name="P9" xml:id="id47" draw:id="id47" draw:layer="layout" svg:x1="5.498cm" svg:y1="15.24cm" svg:x2="5.503cm" svg:y2="4.445cm">
          <text:p/>
        </draw:line>
        <draw:g draw:name="Group 432" xml:id="id46" draw:id="id46">
          <draw:custom-shape draw:name="Rectangle 280" draw:style-name="gr15" draw:text-style-name="P8" draw:layer="layout" svg:width="7.196cm" svg:height="2.962cm" svg:x="5.503cm" svg:y="5.0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41">
            <draw:line draw:name="Straight Connector 282" draw:style-name="gr14" draw:text-style-name="P9" draw:layer="layout" svg:x1="12.7cm" svg:y1="6.142cm" svg:x2="5.518cm" svg:y2="6.138cm">
              <text:p/>
            </draw:line>
            <draw:line draw:name="Straight Connector 283" draw:style-name="gr14" draw:text-style-name="P9" draw:layer="layout" svg:x1="12.685cm" svg:y1="6.35cm" svg:x2="5.503cm" svg:y2="6.345cm">
              <text:p/>
            </draw:line>
            <draw:line draw:name="Straight Connector 284" draw:style-name="gr14" draw:text-style-name="P9" draw:layer="layout" svg:x1="12.7cm" svg:y1="6.566cm" svg:x2="5.518cm" svg:y2="6.561cm">
              <text:p/>
            </draw:line>
            <draw:line draw:name="Straight Connector 285" draw:style-name="gr14" draw:text-style-name="P9" draw:layer="layout" svg:x1="12.685cm" svg:y1="6.782cm" svg:x2="5.503cm" svg:y2="6.777cm">
              <text:p/>
            </draw:line>
            <draw:line draw:name="Straight Connector 286" draw:style-name="gr14" draw:text-style-name="P9" draw:layer="layout" svg:x1="12.7cm" svg:y1="6.998cm" svg:x2="5.518cm" svg:y2="6.993cm">
              <text:p/>
            </draw:line>
            <draw:line draw:name="Straight Connector 287" draw:style-name="gr14" draw:text-style-name="P9" draw:layer="layout" svg:x1="12.685cm" svg:y1="7.196cm" svg:x2="5.503cm" svg:y2="7.192cm">
              <text:p/>
            </draw:line>
            <draw:line draw:name="Straight Connector 288" draw:style-name="gr14" draw:text-style-name="P9" draw:layer="layout" svg:x1="12.7cm" svg:y1="7.421cm" svg:x2="5.518cm" svg:y2="7.417cm">
              <text:p/>
            </draw:line>
            <draw:line draw:name="Straight Connector 289" draw:style-name="gr14" draw:text-style-name="P9" draw:layer="layout" svg:x1="12.685cm" svg:y1="7.624cm" svg:x2="5.503cm" svg:y2="7.62cm">
              <text:p/>
            </draw:line>
            <draw:line draw:name="Straight Connector 290" draw:style-name="gr14" draw:text-style-name="P9" draw:layer="layout" svg:x1="12.7cm" svg:y1="7.84cm" svg:x2="5.518cm" svg:y2="7.836cm">
              <text:p/>
            </draw:line>
          </draw:g>
          <draw:line draw:name="Straight Connector 428" draw:style-name="gr14" draw:text-style-name="P9" draw:layer="layout" svg:x1="12.685cm" svg:y1="5.719cm" svg:x2="5.503cm" svg:y2="5.715cm">
            <text:p/>
          </draw:line>
          <draw:line draw:name="Straight Connector 429" draw:style-name="gr14" draw:text-style-name="P9" draw:layer="layout" svg:x1="12.685cm" svg:y1="5.503cm" svg:x2="5.503cm" svg:y2="5.498cm">
            <text:p/>
          </draw:line>
          <draw:line draw:name="Straight Connector 430" draw:style-name="gr14" draw:text-style-name="P9" draw:layer="layout" svg:x1="12.685cm" svg:y1="5.296cm" svg:x2="5.503cm" svg:y2="5.291cm">
            <text:p/>
          </draw:line>
          <draw:line draw:name="Straight Connector 431" draw:style-name="gr14" draw:text-style-name="P9" draw:layer="layout" svg:x1="12.685cm" svg:y1="5.931cm" svg:x2="5.503cm" svg:y2="5.926cm">
            <text:p/>
          </draw:line>
        </draw:g>
        <draw:line draw:name="Straight Connector 186" draw:style-name="gr31" draw:text-style-name="P9" xml:id="id42" draw:id="id42" draw:layer="layout" svg:x1="17.991cm" svg:y1="15.557cm" svg:x2="17.993cm" svg:y2="4.445cm">
          <text:p/>
        </draw:line>
        <draw:g draw:name="Group 484" xml:id="id43" draw:id="id43">
          <draw:custom-shape draw:name="TextBox 344" draw:style-name="gr19" draw:text-style-name="P8" draw:layer="layout" svg:width="2.327cm" svg:height="1.013cm" svg:x="16.298cm" svg:y="3.81cm">
            <text:p text:style-name="P10"><text:span text:style-name="T5">c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9" draw:style-name="gr28" draw:text-style-name="P13" draw:layer="layout" svg:width="1.692cm" svg:height="1.692cm" svg:x="16.245cm" svg:y="5.71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81" draw:style-name="gr31" draw:text-style-name="P9" xml:id="id49" draw:id="id49" draw:layer="layout" svg:x1="10.157cm" svg:y1="14.395cm" svg:x2="10.162cm" svg:y2="4.447cm">
          <text:p/>
        </draw:line>
        <draw:line draw:name="Straight Connector 182" draw:style-name="gr31" draw:text-style-name="P9" xml:id="id50" draw:id="id50" draw:layer="layout" svg:x1="11.851cm" svg:y1="14.71cm" svg:x2="11.853cm" svg:y2="4.445cm">
          <text:p/>
        </draw:line>
        <draw:line draw:name="Straight Connector 185" draw:style-name="gr31" draw:text-style-name="P9" xml:id="id41" draw:id="id41" draw:layer="layout" svg:x1="16.12cm" svg:y1="15.451cm" svg:x2="16.086cm" svg:y2="4.656cm">
          <text:p/>
        </draw:line>
        <draw:g draw:name="Group 423" xml:id="id32" draw:id="id32">
          <draw:line draw:name="Straight Connector 321" draw:style-name="gr14" draw:text-style-name="P9" draw:layer="layout" svg:x1="19.685cm" svg:y1="5.926cm" svg:x2="19.05cm" svg:y2="7.196cm">
            <text:p/>
          </draw:line>
          <draw:line draw:name="Straight Connector 337" draw:style-name="gr14" draw:text-style-name="P9" draw:layer="layout" svg:x1="21.166cm" svg:y1="6.35cm" svg:x2="20.743cm" svg:y2="7.196cm">
            <text:p/>
          </draw:line>
          <draw:line draw:name="Straight Connector 467" draw:style-name="gr14" draw:text-style-name="P9" draw:layer="layout" svg:x1="19.05cm" svg:y1="5.926cm" svg:x2="17.78cm" svg:y2="8.043cm">
            <text:p/>
          </draw:line>
          <draw:line draw:name="Straight Connector 470" draw:style-name="gr14" draw:text-style-name="P9" draw:layer="layout" svg:x1="18.838cm" svg:y1="5.926cm" svg:x2="17.568cm" svg:y2="8.043cm">
            <text:p/>
          </draw:line>
          <draw:line draw:name="Straight Connector 474" draw:style-name="gr14" draw:text-style-name="P9" draw:layer="layout" svg:x1="18.838cm" svg:y1="5.503cm" svg:x2="17.356cm" svg:y2="8.043cm">
            <text:p/>
          </draw:line>
          <draw:line draw:name="Straight Connector 476" draw:style-name="gr14" draw:text-style-name="P9" draw:layer="layout" svg:x1="18.758cm" svg:y1="5.08cm" svg:x2="17.065cm" svg:y2="8.043cm">
            <text:p/>
          </draw:line>
          <draw:line draw:name="Straight Connector 478" draw:style-name="gr14" draw:text-style-name="P9" draw:layer="layout" svg:x1="18.838cm" svg:y1="5.079cm" svg:x2="15.24cm" svg:y2="5.08cm">
            <text:p/>
          </draw:line>
          <draw:line draw:name="Straight Connector 480" draw:style-name="gr14" draw:text-style-name="P9" draw:layer="layout" svg:x1="18.494cm" svg:y1="5.08cm" svg:x2="16.801cm" svg:y2="8.043cm">
            <text:p/>
          </draw:line>
          <draw:line draw:name="Straight Connector 501" draw:style-name="gr14" draw:text-style-name="P9" draw:layer="layout" svg:x1="18.203cm" svg:y1="5.08cm" svg:x2="16.51cm" svg:y2="8.043cm">
            <text:p/>
          </draw:line>
          <draw:line draw:name="Straight Connector 504" draw:style-name="gr14" draw:text-style-name="P9" draw:layer="layout" svg:x1="17.965cm" svg:y1="5.08cm" svg:x2="16.271cm" svg:y2="8.043cm">
            <text:p/>
          </draw:line>
          <draw:line draw:name="Straight Connector 511" draw:style-name="gr14" draw:text-style-name="P9" draw:layer="layout" svg:x1="15.663cm" svg:y1="5.08cm" svg:x2="15.24cm" svg:y2="5.715cm">
            <text:p/>
          </draw:line>
          <draw:line draw:name="Straight Connector 512" draw:style-name="gr14" draw:text-style-name="P9" draw:layer="layout" svg:x1="15.98cm" svg:y1="5.08cm" svg:x2="15.24cm" svg:y2="6.138cm">
            <text:p/>
          </draw:line>
          <draw:line draw:name="Straight Connector 514" draw:style-name="gr14" draw:text-style-name="P9" draw:layer="layout" svg:x1="16.298cm" svg:y1="5.08cm" svg:x2="15.24cm" svg:y2="6.561cm">
            <text:p/>
          </draw:line>
          <draw:line draw:name="Straight Connector 515" draw:style-name="gr14" draw:text-style-name="P9" draw:layer="layout" svg:x1="16.51cm" svg:y1="5.08cm" svg:x2="15.24cm" svg:y2="6.985cm">
            <text:p/>
          </draw:line>
          <draw:line draw:name="Straight Connector 516" draw:style-name="gr14" draw:text-style-name="P9" draw:layer="layout" svg:x1="17.356cm" svg:y1="5.08cm" svg:x2="15.61cm" svg:y2="8.043cm">
            <text:p/>
          </draw:line>
          <draw:line draw:name="Straight Connector 518" draw:style-name="gr14" draw:text-style-name="P9" draw:layer="layout" svg:x1="17.753cm" svg:y1="5.08cm" svg:x2="15.901cm" svg:y2="8.043cm">
            <text:p/>
          </draw:line>
          <draw:line draw:name="Straight Connector 522" draw:style-name="gr14" draw:text-style-name="P9" draw:layer="layout" svg:x1="16.774cm" svg:y1="5.053cm" svg:x2="15.24cm" svg:y2="7.62cm">
            <text:p/>
          </draw:line>
          <draw:line draw:name="Straight Connector 333" draw:style-name="gr14" draw:text-style-name="P9" draw:layer="layout" svg:x1="18.84cm" svg:y1="7.831cm" svg:x2="18.626cm" svg:y2="8.043cm">
            <text:p/>
          </draw:line>
          <draw:line draw:name="Straight Connector 346" draw:style-name="gr14" draw:text-style-name="P9" draw:layer="layout" svg:x1="21.166cm" svg:y1="5.931cm" svg:x2="18.838cm" svg:y2="5.926cm">
            <text:p/>
          </draw:line>
          <draw:line draw:name="Straight Connector 348" draw:style-name="gr14" draw:text-style-name="P9" draw:layer="layout" svg:x1="21.166cm" svg:y1="7.196cm" svg:x2="18.838cm" svg:y2="7.192cm">
            <text:p/>
          </draw:line>
          <draw:line draw:name="Straight Connector 393" draw:style-name="gr14" draw:text-style-name="P9" draw:layer="layout" svg:x1="17.145cm" svg:y1="5.08cm" svg:x2="15.213cm" svg:y2="8.043cm">
            <text:p/>
          </draw:line>
          <draw:line draw:name="Straight Connector 335" draw:style-name="gr14" draw:text-style-name="P9" draw:layer="layout" svg:x1="15.24cm" svg:y1="5.086cm" svg:x2="15.233cm" svg:y2="8.043cm">
            <text:p/>
          </draw:line>
          <draw:line draw:name="Straight Connector 352" draw:style-name="gr14" draw:text-style-name="P9" draw:layer="layout" svg:x1="18.844cm" svg:y1="5.08cm" svg:x2="18.838cm" svg:y2="5.926cm">
            <text:p/>
          </draw:line>
          <draw:line draw:name="Straight Connector 381" draw:style-name="gr14" draw:text-style-name="P9" draw:layer="layout" svg:x1="18.844cm" svg:y1="7.196cm" svg:x2="18.838cm" svg:y2="8.043cm">
            <text:p/>
          </draw:line>
          <draw:line draw:name="Straight Connector 383" draw:style-name="gr14" draw:text-style-name="P9" draw:layer="layout" svg:x1="19.261cm" svg:y1="5.926cm" svg:x2="17.991cm" svg:y2="8.043cm">
            <text:p/>
          </draw:line>
          <draw:line draw:name="Straight Connector 384" draw:style-name="gr14" draw:text-style-name="P9" draw:layer="layout" svg:x1="19.473cm" svg:y1="5.926cm" svg:x2="18.203cm" svg:y2="8.043cm">
            <text:p/>
          </draw:line>
          <draw:line draw:name="Straight Connector 389" draw:style-name="gr14" draw:text-style-name="P9" draw:layer="layout" svg:x1="19.896cm" svg:y1="5.926cm" svg:x2="19.261cm" svg:y2="7.196cm">
            <text:p/>
          </draw:line>
          <draw:line draw:name="Straight Connector 390" draw:style-name="gr14" draw:text-style-name="P9" draw:layer="layout" svg:x1="20.108cm" svg:y1="5.926cm" svg:x2="19.473cm" svg:y2="7.196cm">
            <text:p/>
          </draw:line>
          <draw:line draw:name="Straight Connector 391" draw:style-name="gr14" draw:text-style-name="P9" draw:layer="layout" svg:x1="20.32cm" svg:y1="5.926cm" svg:x2="19.685cm" svg:y2="7.196cm">
            <text:p/>
          </draw:line>
          <draw:line draw:name="Straight Connector 392" draw:style-name="gr14" draw:text-style-name="P9" draw:layer="layout" svg:x1="20.531cm" svg:y1="5.926cm" svg:x2="19.896cm" svg:y2="7.196cm">
            <text:p/>
          </draw:line>
          <draw:line draw:name="Straight Connector 394" draw:style-name="gr14" draw:text-style-name="P9" draw:layer="layout" svg:x1="20.743cm" svg:y1="5.926cm" svg:x2="20.108cm" svg:y2="7.196cm">
            <text:p/>
          </draw:line>
          <draw:line draw:name="Straight Connector 395" draw:style-name="gr14" draw:text-style-name="P9" draw:layer="layout" svg:x1="20.955cm" svg:y1="5.926cm" svg:x2="20.32cm" svg:y2="7.196cm">
            <text:p/>
          </draw:line>
          <draw:line draw:name="Straight Connector 396" draw:style-name="gr14" draw:text-style-name="P9" draw:layer="layout" svg:x1="21.166cm" svg:y1="5.926cm" svg:x2="20.531cm" svg:y2="7.196cm">
            <text:p/>
          </draw:line>
          <draw:line draw:name="Straight Connector 398" draw:style-name="gr14" draw:text-style-name="P9" draw:layer="layout" svg:x1="21.166cm" svg:y1="6.773cm" svg:x2="20.955cm" svg:y2="7.196cm">
            <text:p/>
          </draw:line>
          <draw:line draw:name="Straight Connector 400" draw:style-name="gr14" draw:text-style-name="P9" draw:layer="layout" svg:x1="18.838cm" svg:y1="7.408cm" svg:x2="18.415cm" svg:y2="8.043cm">
            <text:p/>
          </draw:line>
          <draw:line draw:name="Straight Connector 416" draw:style-name="gr14" draw:text-style-name="P9" draw:layer="layout" svg:x1="21.168cm" svg:y1="5.928cm" svg:x2="21.164cm" svg:y2="7.198cm">
            <text:p/>
          </draw:line>
          <draw:line draw:name="Straight Connector 419" draw:style-name="gr14" draw:text-style-name="P9" draw:layer="layout" svg:x1="18.838cm" svg:y1="8.043cm" svg:x2="15.24cm" svg:y2="8.043cm">
            <text:p/>
          </draw:line>
        </draw:g>
        <draw:g draw:name="Group 465" xml:id="id44" draw:id="id44">
          <draw:custom-shape draw:name="Right Triangle 111" draw:style-name="gr71" draw:text-style-name="P19" draw:layer="layout" svg:width="0.634cm" svg:height="0.63cm" svg:x="8.758cm" svg:y="13.974cm">
            <text:p text:style-name="P20"/>
            <draw:enhanced-geometry draw:mirror-horizontal="tru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ectangle 112" draw:style-name="gr71" draw:text-style-name="P19" draw:layer="layout" svg:width="0.793cm" svg:height="0.634cm" svg:x="9.393cm" svg:y="13.9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9" draw:style-name="gr72" draw:text-style-name="P9" draw:layer="layout" svg:x1="9.392cm" svg:y1="13.974cm" svg:x2="8.757cm" svg:y2="14.605cm">
            <text:p/>
          </draw:line>
          <draw:custom-shape draw:name="Right Triangle 195" draw:style-name="gr71" draw:text-style-name="P19" draw:layer="layout" svg:width="0.634cm" svg:height="0.634cm" svg:x="19.262cm" svg:y="13.972cm">
            <text:p text:style-name="P20"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ectangle 205" draw:style-name="gr71" draw:text-style-name="P19" draw:layer="layout" svg:width="4.867cm" svg:height="0.632cm" svg:x="11.853cm" svg:y="13.97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8" draw:style-name="gr71" draw:text-style-name="P19" draw:layer="layout" svg:width="1.692cm" svg:height="0.211cm" svg:x="16.722cm" svg:y="14.39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Triangle 209" draw:style-name="gr71" draw:text-style-name="P19" draw:layer="layout" svg:width="0.422cm" svg:height="0.422cm" svg:x="17.145cm" svg:y="13.972cm">
            <text:p text:style-name="P20"/>
            <draw:enhanced-geometry draw:mirror-horizontal="tru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ectangle 213" draw:style-name="gr71" draw:text-style-name="P19" draw:layer="layout" svg:width="0.422cm" svg:height="0.422cm" svg:x="17.568cm" svg:y="13.97cm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16" draw:style-name="gr72" draw:text-style-name="P9" draw:layer="layout" svg:x1="11.857cm" svg:y1="13.972cm" svg:x2="11.853cm" svg:y2="14.602cm">
            <text:p/>
          </draw:line>
          <draw:custom-shape draw:name="Rectangle 239" draw:style-name="gr71" draw:text-style-name="P19" draw:layer="layout" svg:width="1.269cm" svg:height="0.634cm" svg:x="17.992cm" svg:y="13.97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6" draw:style-name="gr72" draw:text-style-name="P9" draw:layer="layout" svg:x1="17.555cm" svg:y1="13.972cm" svg:x2="17.131cm" svg:y2="14.395cm">
            <text:p/>
          </draw:line>
          <draw:custom-shape draw:name="Right Triangle 201" draw:style-name="gr71" draw:text-style-name="P19" draw:layer="layout" svg:width="0.422cm" svg:height="0.422cm" svg:x="16.722cm" svg:y="13.972cm">
            <text:p text:style-name="P20"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Straight Connector 198" draw:style-name="gr72" draw:text-style-name="P9" draw:layer="layout" svg:x1="16.721cm" svg:y1="13.972cm" svg:x2="17.145cm" svg:y2="14.395cm">
            <text:p/>
          </draw:line>
          <draw:line draw:name="Straight Connector 197" draw:style-name="gr72" draw:text-style-name="P9" draw:layer="layout" svg:x1="19.263cm" svg:y1="13.974cm" svg:x2="17.57cm" svg:y2="13.97cm">
            <text:p/>
          </draw:line>
          <draw:line draw:name="Straight Connector 169" draw:style-name="gr72" draw:text-style-name="P9" draw:layer="layout" svg:x1="19.261cm" svg:y1="13.972cm" svg:x2="19.896cm" svg:y2="14.607cm">
            <text:p/>
          </draw:line>
          <draw:line draw:name="Straight Connector 203" draw:style-name="gr72" draw:text-style-name="P9" draw:layer="layout" svg:x1="16.721cm" svg:y1="13.972cm" svg:x2="11.853cm" svg:y2="13.974cm">
            <text:p/>
          </draw:line>
          <draw:line draw:name="Straight Connector 212" draw:style-name="gr72" draw:text-style-name="P9" draw:layer="layout" svg:x1="10.212cm" svg:y1="13.97cm" svg:x2="9.366cm" svg:y2="13.97cm">
            <text:p/>
          </draw:line>
          <draw:line draw:name="Straight Connector 113" draw:style-name="gr72" draw:text-style-name="P9" draw:layer="layout" svg:x1="10.186cm" svg:y1="13.97cm" svg:x2="10.182cm" svg:y2="14.605cm">
            <text:p/>
          </draw:line>
          <draw:custom-shape draw:name="Isosceles Triangle 447" draw:style-name="gr71" draw:text-style-name="P19" draw:layer="layout" svg:width="0.846cm" svg:height="0.634cm" svg:x="16.722cm" svg:y="14.605cm">
            <text:p text:style-name="P20"/>
            <draw:enhanced-geometry draw:mirror-horizontal="false" draw:mirror-vertical="tru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463" xml:id="id37" draw:id="id37">
          <draw:line draw:name="Straight Connector 8" draw:style-name="gr72" draw:text-style-name="P9" draw:layer="layout" svg:x1="13.154cm" svg:y1="14.604cm" svg:x2="13.15cm" svg:y2="15.239cm">
            <text:p/>
          </draw:line>
          <draw:line draw:name="Straight Connector 9" draw:style-name="gr72" draw:text-style-name="P9" draw:layer="layout" svg:x1="13.368cm" svg:y1="14.602cm" svg:x2="13.364cm" svg:y2="15.237cm">
            <text:p/>
          </draw:line>
          <draw:line draw:name="Straight Connector 10" draw:style-name="gr72" draw:text-style-name="P9" draw:layer="layout" svg:x1="13.58cm" svg:y1="14.602cm" svg:x2="13.575cm" svg:y2="15.237cm">
            <text:p/>
          </draw:line>
          <draw:line draw:name="Straight Connector 11" draw:style-name="gr72" draw:text-style-name="P9" draw:layer="layout" svg:x1="13.787cm" svg:y1="14.602cm" svg:x2="13.783cm" svg:y2="15.237cm">
            <text:p/>
          </draw:line>
          <draw:line draw:name="Straight Connector 12" draw:style-name="gr72" draw:text-style-name="P9" draw:layer="layout" svg:x1="13.999cm" svg:y1="14.602cm" svg:x2="13.994cm" svg:y2="15.237cm">
            <text:p/>
          </draw:line>
          <draw:line draw:name="Straight Connector 13" draw:style-name="gr72" draw:text-style-name="P9" draw:layer="layout" svg:x1="14.21cm" svg:y1="14.602cm" svg:x2="14.206cm" svg:y2="15.237cm">
            <text:p/>
          </draw:line>
          <draw:line draw:name="Straight Connector 14" draw:style-name="gr72" draw:text-style-name="P9" draw:layer="layout" svg:x1="14.422cm" svg:y1="14.602cm" svg:x2="14.418cm" svg:y2="15.237cm">
            <text:p/>
          </draw:line>
          <draw:line draw:name="Straight Connector 15" draw:style-name="gr72" draw:text-style-name="P9" draw:layer="layout" svg:x1="14.634cm" svg:y1="14.602cm" svg:x2="14.629cm" svg:y2="15.237cm">
            <text:p/>
          </draw:line>
          <draw:line draw:name="Straight Connector 16" draw:style-name="gr72" draw:text-style-name="P9" draw:layer="layout" svg:x1="14.845cm" svg:y1="14.602cm" svg:x2="14.841cm" svg:y2="15.237cm">
            <text:p/>
          </draw:line>
          <draw:line draw:name="Straight Connector 17" draw:style-name="gr72" draw:text-style-name="P9" draw:layer="layout" svg:x1="15.061cm" svg:y1="14.602cm" svg:x2="15.057cm" svg:y2="15.237cm">
            <text:p/>
          </draw:line>
          <draw:line draw:name="Straight Connector 18" draw:style-name="gr72" draw:text-style-name="P9" draw:layer="layout" svg:x1="15.273cm" svg:y1="14.602cm" svg:x2="15.269cm" svg:y2="15.237cm">
            <text:p/>
          </draw:line>
          <draw:line draw:name="Straight Connector 19" draw:style-name="gr72" draw:text-style-name="P9" draw:layer="layout" svg:x1="15.485cm" svg:y1="14.602cm" svg:x2="15.48cm" svg:y2="15.237cm">
            <text:p/>
          </draw:line>
          <draw:line draw:name="Straight Connector 20" draw:style-name="gr72" draw:text-style-name="P9" draw:layer="layout" svg:x1="15.696cm" svg:y1="14.602cm" svg:x2="15.692cm" svg:y2="15.237cm">
            <text:p/>
          </draw:line>
          <draw:line draw:name="Straight Connector 21" draw:style-name="gr72" draw:text-style-name="P9" draw:layer="layout" svg:x1="15.908cm" svg:y1="14.602cm" svg:x2="15.904cm" svg:y2="15.237cm">
            <text:p/>
          </draw:line>
          <draw:line draw:name="Straight Connector 22" draw:style-name="gr72" draw:text-style-name="P9" draw:layer="layout" svg:x1="16.12cm" svg:y1="14.602cm" svg:x2="16.115cm" svg:y2="15.237cm">
            <text:p/>
          </draw:line>
          <draw:line draw:name="Straight Connector 26" draw:style-name="gr72" draw:text-style-name="P9" draw:layer="layout" svg:x1="17.572cm" svg:y1="14.605cm" svg:x2="17.568cm" svg:y2="15.875cm">
            <text:p/>
          </draw:line>
          <draw:line draw:name="Straight Connector 27" draw:style-name="gr72" draw:text-style-name="P9" draw:layer="layout" svg:x1="18.025cm" svg:y1="14.604cm" svg:x2="18.02cm" svg:y2="15.239cm">
            <text:p/>
          </draw:line>
          <draw:line draw:name="Straight Connector 28" draw:style-name="gr72" draw:text-style-name="P9" draw:layer="layout" svg:x1="18.241cm" svg:y1="14.604cm" svg:x2="18.236cm" svg:y2="15.239cm">
            <text:p/>
          </draw:line>
          <draw:line draw:name="Straight Connector 29" draw:style-name="gr72" draw:text-style-name="P9" draw:layer="layout" svg:x1="18.452cm" svg:y1="14.604cm" svg:x2="18.448cm" svg:y2="15.239cm">
            <text:p/>
          </draw:line>
          <draw:line draw:name="Straight Connector 35" draw:style-name="gr72" draw:text-style-name="P9" draw:layer="layout" svg:x1="16.298cm" svg:y1="14.604cm" svg:x2="16.302cm" svg:y2="15.874cm">
            <text:p/>
          </draw:line>
          <draw:line draw:name="Straight Connector 38" draw:style-name="gr72" draw:text-style-name="P9" draw:layer="layout" svg:x1="17.817cm" svg:y1="14.605cm" svg:x2="17.822cm" svg:y2="15.875cm">
            <text:p/>
          </draw:line>
          <draw:line draw:name="Straight Connector 41" draw:style-name="gr72" draw:text-style-name="P9" draw:layer="layout" svg:x1="17.182cm" svg:y1="15.239cm" svg:x2="17.178cm" svg:y2="15.874cm">
            <text:p/>
          </draw:line>
          <draw:line draw:name="Straight Connector 44" draw:style-name="gr72" draw:text-style-name="P9" draw:layer="layout" svg:x1="17.356cm" svg:y1="14.843cm" svg:x2="17.39cm" svg:y2="15.901cm">
            <text:p/>
          </draw:line>
          <draw:line draw:name="Straight Connector 46" draw:style-name="gr72" draw:text-style-name="P9" draw:layer="layout" svg:x1="16.971cm" svg:y1="15.028cm" svg:x2="16.966cm" svg:y2="15.874cm">
            <text:p/>
          </draw:line>
          <draw:line draw:name="Straight Connector 49" draw:style-name="gr72" draw:text-style-name="P9" draw:layer="layout" svg:x1="18.838cm" svg:y1="14.605cm" svg:x2="17.568cm" svg:y2="14.6cm">
            <text:p/>
          </draw:line>
          <draw:line draw:name="Straight Connector 75" draw:style-name="gr72" draw:text-style-name="P9" draw:layer="layout" svg:x1="11.47cm" svg:y1="14.607cm" svg:x2="11.465cm" svg:y2="15.242cm">
            <text:p/>
          </draw:line>
          <draw:line draw:name="Straight Connector 76" draw:style-name="gr72" draw:text-style-name="P9" draw:layer="layout" svg:x1="11.683cm" svg:y1="14.604cm" svg:x2="11.679cm" svg:y2="15.239cm">
            <text:p/>
          </draw:line>
          <draw:line draw:name="Straight Connector 77" draw:style-name="gr72" draw:text-style-name="P9" draw:layer="layout" svg:x1="11.895cm" svg:y1="14.604cm" svg:x2="11.891cm" svg:y2="15.239cm">
            <text:p/>
          </draw:line>
          <draw:line draw:name="Straight Connector 78" draw:style-name="gr72" draw:text-style-name="P9" draw:layer="layout" svg:x1="12.102cm" svg:y1="14.604cm" svg:x2="12.098cm" svg:y2="15.239cm">
            <text:p/>
          </draw:line>
          <draw:line draw:name="Straight Connector 79" draw:style-name="gr72" draw:text-style-name="P9" draw:layer="layout" svg:x1="12.314cm" svg:y1="14.604cm" svg:x2="12.31cm" svg:y2="15.239cm">
            <text:p/>
          </draw:line>
          <draw:line draw:name="Straight Connector 80" draw:style-name="gr72" draw:text-style-name="P9" draw:layer="layout" svg:x1="12.526cm" svg:y1="14.604cm" svg:x2="12.521cm" svg:y2="15.239cm">
            <text:p/>
          </draw:line>
          <draw:line draw:name="Straight Connector 81" draw:style-name="gr72" draw:text-style-name="P9" draw:layer="layout" svg:x1="12.737cm" svg:y1="14.604cm" svg:x2="12.733cm" svg:y2="15.239cm">
            <text:p/>
          </draw:line>
          <draw:line draw:name="Straight Connector 82" draw:style-name="gr72" draw:text-style-name="P9" draw:layer="layout" svg:x1="12.949cm" svg:y1="14.604cm" svg:x2="12.945cm" svg:y2="15.239cm">
            <text:p/>
          </draw:line>
          <draw:line draw:name="Straight Connector 86" draw:style-name="gr72" draw:text-style-name="P9" draw:layer="layout" svg:x1="11.675cm" svg:y1="14.604cm" svg:x2="11.67cm" svg:y2="15.239cm">
            <text:p/>
          </draw:line>
          <draw:line draw:name="Straight Connector 87" draw:style-name="gr72" draw:text-style-name="P9" draw:layer="layout" svg:x1="9.99cm" svg:y1="14.607cm" svg:x2="9.986cm" svg:y2="15.242cm">
            <text:p/>
          </draw:line>
          <draw:line draw:name="Straight Connector 88" draw:style-name="gr72" draw:text-style-name="P9" draw:layer="layout" svg:x1="10.204cm" svg:y1="14.604cm" svg:x2="10.2cm" svg:y2="15.239cm">
            <text:p/>
          </draw:line>
          <draw:line draw:name="Straight Connector 89" draw:style-name="gr72" draw:text-style-name="P9" draw:layer="layout" svg:x1="10.416cm" svg:y1="14.604cm" svg:x2="10.411cm" svg:y2="15.239cm">
            <text:p/>
          </draw:line>
          <draw:line draw:name="Straight Connector 90" draw:style-name="gr72" draw:text-style-name="P9" draw:layer="layout" svg:x1="10.623cm" svg:y1="14.604cm" svg:x2="10.619cm" svg:y2="15.239cm">
            <text:p/>
          </draw:line>
          <draw:line draw:name="Straight Connector 91" draw:style-name="gr72" draw:text-style-name="P9" draw:layer="layout" svg:x1="10.835cm" svg:y1="14.604cm" svg:x2="10.83cm" svg:y2="15.239cm">
            <text:p/>
          </draw:line>
          <draw:line draw:name="Straight Connector 92" draw:style-name="gr72" draw:text-style-name="P9" draw:layer="layout" svg:x1="11.046cm" svg:y1="14.604cm" svg:x2="11.042cm" svg:y2="15.239cm">
            <text:p/>
          </draw:line>
          <draw:line draw:name="Straight Connector 93" draw:style-name="gr72" draw:text-style-name="P9" draw:layer="layout" svg:x1="11.258cm" svg:y1="14.604cm" svg:x2="11.254cm" svg:y2="15.239cm">
            <text:p/>
          </draw:line>
          <draw:line draw:name="Straight Connector 94" draw:style-name="gr72" draw:text-style-name="P9" draw:layer="layout" svg:x1="11.47cm" svg:y1="14.604cm" svg:x2="11.465cm" svg:y2="15.239cm">
            <text:p/>
          </draw:line>
          <draw:line draw:name="Straight Connector 98" draw:style-name="gr72" draw:text-style-name="P9" draw:layer="layout" svg:x1="9.56cm" svg:y1="14.607cm" svg:x2="9.556cm" svg:y2="15.242cm">
            <text:p/>
          </draw:line>
          <draw:line draw:name="Straight Connector 99" draw:style-name="gr72" draw:text-style-name="P9" draw:layer="layout" svg:x1="9.774cm" svg:y1="14.604cm" svg:x2="9.77cm" svg:y2="15.239cm">
            <text:p/>
          </draw:line>
          <draw:line draw:name="Straight Connector 108" draw:style-name="gr72" draw:text-style-name="P9" draw:layer="layout" svg:x1="9.56cm" svg:y1="14.604cm" svg:x2="9.556cm" svg:y2="15.239cm">
            <text:p/>
          </draw:line>
          <draw:line draw:name="Straight Connector 443" draw:style-name="gr72" draw:text-style-name="P9" draw:layer="layout" svg:x1="16.721cm" svg:y1="14.605cm" svg:x2="17.14cm" svg:y2="15.239cm">
            <text:p/>
          </draw:line>
          <draw:line draw:name="Straight Connector 446" draw:style-name="gr72" draw:text-style-name="P9" draw:layer="layout" svg:x1="17.568cm" svg:y1="14.605cm" svg:x2="17.149cm" svg:y2="15.239cm">
            <text:p/>
          </draw:line>
          <draw:line draw:name="Straight Connector 449" draw:style-name="gr72" draw:text-style-name="P9" draw:layer="layout" svg:x1="16.505cm" svg:y1="14.605cm" svg:x2="16.51cm" svg:y2="15.875cm">
            <text:p/>
          </draw:line>
          <draw:line draw:name="Straight Connector 450" draw:style-name="gr72" draw:text-style-name="P9" draw:layer="layout" svg:x1="16.721cm" svg:y1="14.605cm" svg:x2="16.726cm" svg:y2="15.875cm">
            <text:p/>
          </draw:line>
          <draw:line draw:name="Straight Connector 454" draw:style-name="gr72" draw:text-style-name="P9" draw:layer="layout" svg:x1="16.721cm" svg:y1="14.605cm" svg:x2="9.313cm" svg:y2="14.607cm">
            <text:p/>
          </draw:line>
          <draw:line draw:name="Straight Connector 457" draw:style-name="gr72" draw:text-style-name="P9" draw:layer="layout" svg:x1="18.631cm" svg:y1="14.605cm" svg:x2="18.626cm" svg:y2="15.24cm">
            <text:p/>
          </draw:line>
        </draw:g>
        <draw:g draw:name="Group 461" xml:id="id36" draw:id="id36">
          <draw:custom-shape draw:name="Rectangle 5" draw:style-name="gr73" draw:text-style-name="P19" draw:layer="layout" svg:width="3.809cm" svg:height="0.634cm" svg:x="5.541cm" svg:y="14.60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8" draw:style-name="gr71" draw:text-style-name="P19" draw:layer="layout" svg:width="2.327cm" svg:height="0.634cm" svg:x="18.876cm" svg:y="14.60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75" draw:style-name="gr72" draw:text-style-name="P9" draw:layer="layout" svg:x1="21.204cm" svg:y1="15.237cm" svg:x2="21.204cm" svg:y2="14.602cm">
            <text:p/>
          </draw:line>
          <draw:line draw:name="Straight Connector 458" draw:style-name="gr72" draw:text-style-name="P9" draw:layer="layout" svg:x1="18.838cm" svg:y1="14.605cm" svg:x2="21.166cm" svg:y2="14.604cm">
            <text:p/>
          </draw:line>
          <draw:line draw:name="Straight Connector 460" draw:style-name="gr72" draw:text-style-name="P9" draw:layer="layout" svg:x1="18.838cm" svg:y1="15.24cm" svg:x2="18.838cm" svg:y2="14.605cm">
            <text:p/>
          </draw:line>
        </draw:g>
        <draw:line draw:name="Straight Connector 183" draw:style-name="gr31" draw:text-style-name="P9" xml:id="id33" draw:id="id33" draw:layer="layout" svg:x1="15.273cm" svg:y1="15.875cm" svg:x2="15.24cm" svg:y2="4.445cm">
          <text:p/>
        </draw:line>
        <draw:line draw:name="Straight Connector 410" draw:style-name="gr31" draw:text-style-name="P9" xml:id="id34" draw:id="id34" draw:layer="layout" svg:x1="21.204cm" svg:y1="16.298cm" svg:x2="21.166cm" svg:y2="4.445cm">
          <text:p/>
        </draw:line>
        <draw:g draw:name="Group 483" xml:id="id35" draw:id="id35">
          <draw:custom-shape draw:name="Rectangle 3" draw:style-name="gr73" draw:text-style-name="P19" draw:layer="layout" svg:width="10.582cm" svg:height="0.634cm" svg:x="5.541cm" svg:y="15.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3" draw:text-style-name="P19" draw:layer="layout" svg:width="3.174cm" svg:height="0.634cm" svg:x="17.992cm" svg:y="15.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1" draw:style-name="gr19" draw:text-style-name="P8" draw:layer="layout" svg:width="2.327cm" svg:height="1.115cm" svg:x="22.013cm" svg:y="15.061cm">
            <text:p text:style-name="P10"><text:span text:style-name="T5">SiO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73" draw:style-name="gr33" draw:text-style-name="P9" draw:layer="layout" svg:width="1.057cm" svg:height="0.003cm" draw:transform="rotate (-3.14159265358979) translate (22.225cm 15.66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line draw:name="Straight Connector 187" draw:style-name="gr31" draw:text-style-name="P9" xml:id="id40" draw:id="id40" draw:layer="layout" svg:x1="18.838cm" svg:y1="15.875cm" svg:x2="18.804cm" svg:y2="4.445cm">
          <text:p/>
        </draw:line>
        <draw:line draw:name="Straight Connector 178" draw:style-name="gr31" draw:text-style-name="P9" xml:id="id39" draw:id="id39" draw:layer="layout" svg:x1="9.313cm" svg:y1="14.605cm" svg:x2="9.313cm" svg:y2="4.445cm">
          <text:p/>
        </draw:line>
        <draw:g draw:name="Group 424" xml:id="id38" draw:id="id38">
          <draw:line draw:name="Straight Connector 294" draw:style-name="gr14" draw:text-style-name="P9" draw:layer="layout" svg:x1="9.565cm" svg:y1="5.086cm" svg:x2="9.559cm" svg:y2="8.043cm">
            <text:p/>
          </draw:line>
          <draw:line draw:name="Straight Connector 295" draw:style-name="gr14" draw:text-style-name="P9" draw:layer="layout" svg:x1="9.862cm" svg:y1="5.08cm" svg:x2="9.856cm" svg:y2="8.037cm">
            <text:p/>
          </draw:line>
          <draw:line draw:name="Straight Connector 296" draw:style-name="gr14" draw:text-style-name="P9" draw:layer="layout" svg:x1="10.147cm" svg:y1="5.086cm" svg:x2="10.141cm" svg:y2="8.043cm">
            <text:p/>
          </draw:line>
          <draw:line draw:name="Straight Connector 297" draw:style-name="gr14" draw:text-style-name="P9" draw:layer="layout" svg:x1="10.444cm" svg:y1="5.08cm" svg:x2="10.438cm" svg:y2="8.037cm">
            <text:p/>
          </draw:line>
          <draw:line draw:name="Straight Connector 298" draw:style-name="gr14" draw:text-style-name="P9" draw:layer="layout" svg:x1="10.723cm" svg:y1="5.086cm" svg:x2="10.717cm" svg:y2="8.043cm">
            <text:p/>
          </draw:line>
          <draw:line draw:name="Straight Connector 299" draw:style-name="gr14" draw:text-style-name="P9" draw:layer="layout" svg:x1="11.021cm" svg:y1="5.08cm" svg:x2="11.014cm" svg:y2="8.037cm">
            <text:p/>
          </draw:line>
          <draw:line draw:name="Straight Connector 300" draw:style-name="gr14" draw:text-style-name="P9" draw:layer="layout" svg:x1="11.305cm" svg:y1="5.086cm" svg:x2="11.299cm" svg:y2="8.043cm">
            <text:p/>
          </draw:line>
          <draw:line draw:name="Straight Connector 356" draw:style-name="gr14" draw:text-style-name="P9" draw:layer="layout" svg:x1="11.621cm" svg:y1="5.086cm" svg:x2="11.615cm" svg:y2="8.043cm">
            <text:p/>
          </draw:line>
          <draw:line draw:name="Straight Connector 357" draw:style-name="gr14" draw:text-style-name="P9" draw:layer="layout" svg:x1="11.918cm" svg:y1="5.08cm" svg:x2="11.912cm" svg:y2="8.037cm">
            <text:p/>
          </draw:line>
          <draw:line draw:name="Straight Connector 358" draw:style-name="gr14" draw:text-style-name="P9" draw:layer="layout" svg:x1="12.203cm" svg:y1="5.086cm" svg:x2="12.197cm" svg:y2="8.043cm">
            <text:p/>
          </draw:line>
          <draw:line draw:name="Straight Connector 359" draw:style-name="gr14" draw:text-style-name="P9" draw:layer="layout" svg:x1="12.5cm" svg:y1="5.08cm" svg:x2="12.494cm" svg:y2="8.037cm">
            <text:p/>
          </draw:line>
          <draw:line draw:name="Straight Connector 360" draw:style-name="gr14" draw:text-style-name="P9" draw:layer="layout" svg:x1="12.779cm" svg:y1="5.086cm" svg:x2="12.773cm" svg:y2="8.043cm">
            <text:p/>
          </draw:line>
          <draw:line draw:name="Straight Connector 361" draw:style-name="gr14" draw:text-style-name="P9" draw:layer="layout" svg:x1="13.076cm" svg:y1="5.08cm" svg:x2="13.07cm" svg:y2="8.037cm">
            <text:p/>
          </draw:line>
          <draw:line draw:name="Straight Connector 362" draw:style-name="gr14" draw:text-style-name="P9" draw:layer="layout" svg:x1="13.361cm" svg:y1="5.086cm" svg:x2="13.355cm" svg:y2="8.043cm">
            <text:p/>
          </draw:line>
          <draw:line draw:name="Straight Connector 363" draw:style-name="gr14" draw:text-style-name="P9" draw:layer="layout" svg:x1="13.685cm" svg:y1="5.086cm" svg:x2="13.678cm" svg:y2="8.043cm">
            <text:p/>
          </draw:line>
          <draw:line draw:name="Straight Connector 364" draw:style-name="gr14" draw:text-style-name="P9" draw:layer="layout" svg:x1="13.982cm" svg:y1="5.08cm" svg:x2="13.976cm" svg:y2="8.037cm">
            <text:p/>
          </draw:line>
          <draw:line draw:name="Straight Connector 365" draw:style-name="gr14" draw:text-style-name="P9" draw:layer="layout" svg:x1="14.267cm" svg:y1="5.086cm" svg:x2="14.261cm" svg:y2="8.043cm">
            <text:p/>
          </draw:line>
          <draw:line draw:name="Straight Connector 366" draw:style-name="gr14" draw:text-style-name="P9" draw:layer="layout" svg:x1="14.564cm" svg:y1="5.08cm" svg:x2="14.558cm" svg:y2="8.037cm">
            <text:p/>
          </draw:line>
          <draw:line draw:name="Straight Connector 367" draw:style-name="gr14" draw:text-style-name="P9" draw:layer="layout" svg:x1="14.843cm" svg:y1="5.086cm" svg:x2="14.837cm" svg:y2="8.043cm">
            <text:p/>
          </draw:line>
          <draw:line draw:name="Straight Connector 368" draw:style-name="gr14" draw:text-style-name="P9" draw:layer="layout" svg:x1="15.034cm" svg:y1="5.08cm" svg:x2="15.028cm" svg:y2="8.037cm">
            <text:p/>
          </draw:line>
          <draw:line draw:name="Straight Connector 370" draw:style-name="gr14" draw:text-style-name="P9" draw:layer="layout" svg:x1="15.531cm" svg:y1="5.086cm" svg:x2="15.524cm" svg:y2="8.043cm">
            <text:p/>
          </draw:line>
          <draw:line draw:name="Straight Connector 371" draw:style-name="gr14" draw:text-style-name="P9" draw:layer="layout" svg:x1="15.881cm" svg:y1="5.08cm" svg:x2="15.875cm" svg:y2="8.037cm">
            <text:p/>
          </draw:line>
          <draw:line draw:name="Straight Connector 372" draw:style-name="gr14" draw:text-style-name="P9" draw:layer="layout" svg:x1="16.166cm" svg:y1="5.086cm" svg:x2="16.159cm" svg:y2="8.043cm">
            <text:p/>
          </draw:line>
          <draw:line draw:name="Straight Connector 373" draw:style-name="gr14" draw:text-style-name="P9" draw:layer="layout" svg:x1="16.522cm" svg:y1="5.08cm" svg:x2="16.516cm" svg:y2="8.037cm">
            <text:p/>
          </draw:line>
          <draw:line draw:name="Straight Connector 374" draw:style-name="gr14" draw:text-style-name="P9" draw:layer="layout" svg:x1="16.801cm" svg:y1="5.086cm" svg:x2="16.794cm" svg:y2="8.043cm">
            <text:p/>
          </draw:line>
          <draw:line draw:name="Straight Connector 375" draw:style-name="gr14" draw:text-style-name="P9" draw:layer="layout" svg:x1="17.098cm" svg:y1="5.08cm" svg:x2="17.092cm" svg:y2="8.037cm">
            <text:p/>
          </draw:line>
          <draw:line draw:name="Straight Connector 376" draw:style-name="gr14" draw:text-style-name="P9" draw:layer="layout" svg:x1="17.383cm" svg:y1="5.086cm" svg:x2="17.377cm" svg:y2="8.043cm">
            <text:p/>
          </draw:line>
          <draw:line draw:name="Straight Connector 405" draw:style-name="gr14" draw:text-style-name="P9" draw:layer="layout" svg:x1="17.68cm" svg:y1="5.086cm" svg:x2="17.674cm" svg:y2="8.043cm">
            <text:p/>
          </draw:line>
          <draw:line draw:name="Straight Connector 406" draw:style-name="gr14" draw:text-style-name="P9" draw:layer="layout" svg:x1="17.977cm" svg:y1="5.08cm" svg:x2="17.971cm" svg:y2="8.037cm">
            <text:p/>
          </draw:line>
          <draw:line draw:name="Straight Connector 407" draw:style-name="gr14" draw:text-style-name="P9" draw:layer="layout" svg:x1="18.256cm" svg:y1="5.086cm" svg:x2="18.25cm" svg:y2="8.043cm">
            <text:p/>
          </draw:line>
          <draw:line draw:name="Straight Connector 408" draw:style-name="gr14" draw:text-style-name="P9" draw:layer="layout" svg:x1="18.553cm" svg:y1="5.086cm" svg:x2="18.547cm" svg:y2="8.043cm">
            <text:p/>
          </draw:line>
          <draw:line draw:name="Straight Connector 332" draw:style-name="gr14" draw:text-style-name="P9" draw:layer="layout" svg:x1="9.319cm" svg:y1="5.08cm" svg:x2="9.313cm" svg:y2="8.037cm">
            <text:p/>
          </draw:line>
          <draw:line draw:name="Straight Connector 418" draw:style-name="gr14" draw:text-style-name="P9" draw:layer="layout" svg:x1="18.842cm" svg:y1="5.932cm" svg:x2="18.838cm" svg:y2="7.202cm">
            <text:p/>
          </draw:line>
          <draw:line draw:name="Straight Connector 420" draw:style-name="gr14" draw:text-style-name="P9" draw:layer="layout" svg:x1="15.24cm" svg:y1="5.084cm" svg:x2="12.7cm" svg:y2="5.08cm">
            <text:p/>
          </draw:line>
          <draw:line draw:name="Straight Connector 422" draw:style-name="gr14" draw:text-style-name="P9" draw:layer="layout" svg:x1="15.24cm" svg:y1="8.043cm" svg:x2="12.7cm" svg:y2="8.038cm">
            <text:p/>
          </draw:line>
        </draw:g>
        <draw:g draw:name="Group 301" xml:id="id51" draw:id="id51">
          <draw:custom-shape draw:name="TextBox 343" draw:style-name="gr19" draw:text-style-name="P8" draw:layer="layout" svg:width="1.269cm" svg:height="1.773cm" svg:x="10.16cm" svg:y="3.598cm">
            <text:p text:style-name="P10"><text:span text:style-name="T5">v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5">
            <draw:custom-shape draw:name="Rectangle 468" draw:style-name="gr89" draw:text-style-name="P21" draw:layer="layout" svg:width="1.692cm" svg:height="1.692cm" svg:x="10.16cm" svg:y="5.71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353" draw:style-name="gr72" draw:text-style-name="P9" draw:layer="layout" svg:x1="10.16cm" svg:y1="5.715cm" svg:x2="11.853cm" svg:y2="7.408cm">
              <text:p/>
            </draw:line>
            <draw:line draw:name="Straight Connector 354" draw:style-name="gr72" draw:text-style-name="P9" draw:layer="layout" svg:x1="11.853cm" svg:y1="5.715cm" svg:x2="10.16cm" svg:y2="7.408cm">
              <text:p/>
            </draw:line>
          </draw:g>
        </draw:g>
        <draw:g draw:name="Group 313" xml:id="id52" draw:id="id52">
          <draw:custom-shape draw:name="TextBox 303" draw:style-name="gr19" draw:text-style-name="P8" draw:layer="layout" svg:width="2.751cm" svg:height="1.773cm" svg:x="1.905cm" svg:y="13.547cm">
            <text:p text:style-name="P10"><text:span text:style-name="T5">Metal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4" draw:style-name="gr19" draw:text-style-name="P8" draw:layer="layout" svg:width="2.751cm" svg:height="1.773cm" svg:x="1.905cm" svg:y="14.426cm">
            <text:p text:style-name="P10"><text:span text:style-name="T5">Metal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06" draw:style-name="gr33" draw:text-style-name="P9" draw:layer="layout" svg:width="1.269cm" svg:height="0.003cm" svg:x="4.233cm" svg:y="13.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7" draw:style-name="gr33" draw:text-style-name="P9" draw:layer="layout" svg:width="5.079cm" svg:height="0.003cm" svg:x="4.233cm" svg:y="14.8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279" draw:style-name="gr19" draw:text-style-name="P8" draw:layer="layout" svg:width="16.509cm" svg:height="2.281cm" svg:x="4.233cm" svg:y="0.635cm">
          <text:p text:style-name="P10"><text:span text:style-name="T4">Metal2-via-Metal1-cut-ndiffusion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0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3" smil:attributeName="visibility" smil:to="visible"/>
                  <anim:animate smil:dur="1s" smil:fill="hold" smil:targetElement="id33" smil:attributeName="x" smil:values="x;x" smil:keyTimes="0;1"/>
                  <anim:animate smil:dur="1s" smil:fill="hold" smil:targetElement="id3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4" smil:attributeName="visibility" smil:to="visibl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7" smil:attributeName="visibility" smil:to="visible"/>
                  <anim:animate smil:dur="5s" smil:fill="hold" smil:targetElement="id37" smil:attributeName="x" smil:values="x;x" smil:keyTimes="0;1"/>
                  <anim:animate smil:dur="5s" smil:fill="hold" smil:targetElement="id37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5s" smil:fill="hold" smil:targetElement="id38" smil:attributeName="x" smil:values="0-width/2;x" smil:keyTimes="0;1"/>
                  <anim:animate smil:dur="5s" smil:fill="hold" smil:targetElement="id3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9" smil:attributeName="visibility" smil:to="visible"/>
                  <anim:animate smil:dur="3s" smil:fill="hold" smil:targetElement="id39" smil:attributeName="x" smil:values="x;x" smil:keyTimes="0;1"/>
                  <anim:animate smil:dur="3s" smil:fill="hold" smil:targetElement="id3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0" smil:attributeName="visibility" smil:to="visible"/>
                  <anim:animate smil:dur="3s" smil:fill="hold" smil:targetElement="id40" smil:attributeName="x" smil:values="x;x" smil:keyTimes="0;1"/>
                  <anim:animate smil:dur="3s" smil:fill="hold" smil:targetElement="id4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1" smil:attributeName="visibility" smil:to="visible"/>
                  <anim:animate smil:dur="3s" smil:fill="hold" smil:targetElement="id41" smil:attributeName="x" smil:values="x;x" smil:keyTimes="0;1"/>
                  <anim:animate smil:dur="3s" smil:fill="hold" smil:targetElement="id4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2" smil:attributeName="visibility" smil:to="visible"/>
                  <anim:animate smil:dur="3s" smil:fill="hold" smil:targetElement="id42" smil:attributeName="x" smil:values="x;x" smil:keyTimes="0;1"/>
                  <anim:animate smil:dur="3s" smil:fill="hold" smil:targetElement="id42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3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3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45" smil:attributeName="visibility" smil:to="visible"/>
                  <anim:animate smil:dur="3s" smil:fill="hold" smil:targetElement="id45" smil:attributeName="x" smil:values="x;x" smil:keyTimes="0;1"/>
                  <anim:animate smil:dur="3s" smil:fill="hold" smil:targetElement="id45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3s" smil:fill="hold" smil:targetElement="id46" smil:attributeName="x" smil:values="0-width/2;x" smil:keyTimes="0;1"/>
                  <anim:animate smil:dur="3s" smil:fill="hold" smil:targetElement="id4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47" smil:attributeName="visibility" smil:to="visible"/>
                  <anim:animate smil:dur="3s" smil:fill="hold" smil:targetElement="id47" smil:attributeName="x" smil:values="x;x" smil:keyTimes="0;1"/>
                  <anim:animate smil:dur="3s" smil:fill="hold" smil:targetElement="id4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8" smil:attributeName="visibility" smil:to="visible"/>
                  <anim:animate smil:dur="3s" smil:fill="hold" smil:targetElement="id48" smil:attributeName="x" smil:values="x;x" smil:keyTimes="0;1"/>
                  <anim:animate smil:dur="3s" smil:fill="hold" smil:targetElement="id4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9" smil:attributeName="visibility" smil:to="visible"/>
                  <anim:animate smil:dur="3s" smil:fill="hold" smil:targetElement="id49" smil:attributeName="x" smil:values="x;x" smil:keyTimes="0;1"/>
                  <anim:animate smil:dur="3s" smil:fill="hold" smil:targetElement="id4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50" smil:attributeName="visibility" smil:to="visible"/>
                  <anim:animate smil:dur="3s" smil:fill="hold" smil:targetElement="id50" smil:attributeName="x" smil:values="x;x" smil:keyTimes="0;1"/>
                  <anim:animate smil:dur="3s" smil:fill="hold" smil:targetElement="id50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5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3s" smil:fill="hold" smil:targetElement="id52" smil:attributeName="x" smil:values="0-width/2;x" smil:keyTimes="0;1"/>
                  <anim:animate smil:dur="3s" smil:fill="hold" smil:targetElement="id5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>
        <draw:custom-shape draw:name="Rectangle 269" draw:style-name="gr90" draw:text-style-name="P14" draw:layer="layout" svg:width="1.612cm" svg:height="4.444cm" svg:x="7.408cm" svg:y="2.11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8">
          <draw:custom-shape draw:name="Rectangle 2" draw:style-name="gr13" draw:text-style-name="P8" draw:layer="layout" svg:width="2.539cm" svg:height="2.539cm" svg:x="9.737cm" svg:y="12.06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72" draw:text-style-name="P9" draw:layer="layout" svg:x1="10.795cm" svg:y1="14.604cm" svg:x2="12.276cm" svg:y2="12.064cm">
            <text:p/>
          </draw:line>
          <draw:line draw:name="Straight Connector 10" draw:style-name="gr72" draw:text-style-name="P9" draw:layer="layout" svg:x1="10.371cm" svg:y1="14.604cm" svg:x2="11.853cm" svg:y2="12.064cm">
            <text:p/>
          </draw:line>
          <draw:line draw:name="Straight Connector 11" draw:style-name="gr72" draw:text-style-name="P9" draw:layer="layout" svg:x1="9.948cm" svg:y1="14.604cm" svg:x2="11.43cm" svg:y2="12.064cm">
            <text:p/>
          </draw:line>
          <draw:line draw:name="Straight Connector 33" draw:style-name="gr72" draw:text-style-name="P9" draw:layer="layout" svg:x1="11.371cm" svg:y1="14.573cm" svg:x2="12.334cm" svg:y2="12.943cm">
            <text:p/>
          </draw:line>
          <draw:line draw:name="Straight Connector 37" draw:style-name="gr72" draw:text-style-name="P9" draw:layer="layout" svg:x1="11.853cm" svg:y1="14.604cm" svg:x2="12.276cm" svg:y2="13.969cm">
            <text:p/>
          </draw:line>
          <draw:line draw:name="Straight Connector 39" draw:style-name="gr72" draw:text-style-name="P9" draw:layer="layout" svg:x1="9.736cm" svg:y1="13.969cm" svg:x2="11.006cm" svg:y2="12.064cm">
            <text:p/>
          </draw:line>
          <draw:line draw:name="Straight Connector 41" draw:style-name="gr72" draw:text-style-name="P9" draw:layer="layout" svg:x1="9.736cm" svg:y1="13.123cm" svg:x2="10.371cm" svg:y2="12.064cm">
            <text:p/>
          </draw:line>
        </draw:g>
        <draw:custom-shape draw:name="Rectangle 88" draw:style-name="gr91" draw:text-style-name="P8" draw:layer="layout" svg:width="5.079cm" svg:height="4.867cm" svg:x="8.467cm" svg:y="11.00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91" draw:text-style-name="P8" draw:layer="layout" svg:width="11.641cm" svg:height="6.772cm" svg:x="7.832cm" svg:y="9.73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1" draw:text-style-name="P9" draw:layer="layout" svg:x1="7.831cm" svg:y1="18.626cm" svg:x2="7.836cm" svg:y2="15.663cm">
          <text:p/>
        </draw:line>
        <draw:line draw:name="Straight Connector 94" draw:style-name="gr68" draw:text-style-name="P9" draw:layer="layout" svg:x1="7.831cm" svg:y1="16.933cm" svg:x2="8.466cm" svg:y2="16.937cm">
          <text:p/>
        </draw:line>
        <draw:line draw:name="Straight Connector 99" draw:style-name="gr31" draw:text-style-name="P9" draw:layer="layout" svg:x1="6.773cm" svg:y1="15.875cm" svg:x2="8.466cm" svg:y2="15.879cm">
          <text:p/>
        </draw:line>
        <draw:line draw:name="Straight Connector 114" draw:style-name="gr31" draw:text-style-name="P9" draw:layer="layout" svg:x1="8.464cm" svg:y1="17.147cm" svg:x2="8.468cm" svg:y2="15.665cm">
          <text:p/>
        </draw:line>
        <draw:line draw:name="Straight Connector 115" draw:style-name="gr31" draw:text-style-name="P9" draw:layer="layout" svg:x1="9.736cm" svg:y1="18.626cm" svg:x2="9.741cm" svg:y2="14.605cm">
          <text:p/>
        </draw:line>
        <draw:custom-shape draw:name="TextBox 118" draw:style-name="gr19" draw:text-style-name="P8" draw:layer="layout" svg:width="1.269cm" svg:height="1.013cm" svg:x="7.62cm" svg:y="16.933cm">
          <text:p text:style-name="P10"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19" draw:text-style-name="P8" draw:layer="layout" svg:width="1.269cm" svg:height="1.013cm" svg:x="8.255cm" svg:y="17.78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3" draw:style-name="gr68" draw:text-style-name="P9" draw:layer="layout" svg:x1="7.831cm" svg:y1="17.991cm" svg:x2="9.736cm" svg:y2="17.996cm">
          <text:p/>
        </draw:line>
        <draw:line draw:name="Straight Connector 126" draw:style-name="gr31" draw:text-style-name="P9" draw:layer="layout" svg:x1="6.773cm" svg:y1="14.605cm" svg:x2="7.831cm" svg:y2="14.609cm">
          <text:p/>
        </draw:line>
        <draw:custom-shape draw:name="TextBox 128" draw:style-name="gr19" draw:text-style-name="P8" draw:layer="layout" svg:width="1.269cm" svg:height="1.013cm" svg:x="5.927cm" svg:y="14.60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9" draw:style-name="gr68" draw:text-style-name="P9" draw:layer="layout" svg:x1="6.989cm" svg:y1="14.605cm" svg:x2="6.985cm" svg:y2="15.875cm">
          <text:p/>
        </draw:line>
        <draw:line draw:name="Straight Connector 131" draw:style-name="gr31" draw:text-style-name="P9" draw:layer="layout" svg:x1="6.773cm" svg:y1="16.505cm" svg:x2="8.466cm" svg:y2="16.51cm">
          <text:p/>
        </draw:line>
        <draw:custom-shape draw:name="TextBox 132" draw:style-name="gr19" draw:text-style-name="P8" draw:layer="layout" svg:width="1.269cm" svg:height="1.013cm" svg:x="6.138cm" svg:y="15.663cm">
          <text:p text:style-name="P10"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3" draw:style-name="gr68" draw:text-style-name="P9" draw:layer="layout" svg:x1="6.989cm" svg:y1="15.875cm" svg:x2="6.985cm" svg:y2="16.51cm">
          <text:p/>
        </draw:line>
        <draw:line draw:name="Straight Connector 134" draw:style-name="gr31" draw:text-style-name="P9" draw:layer="layout" svg:x1="12.276cm" svg:y1="18.415cm" svg:x2="12.281cm" svg:y2="14.605cm">
          <text:p/>
        </draw:line>
        <draw:line draw:name="Straight Connector 135" draw:style-name="gr68" draw:text-style-name="P9" draw:layer="layout" svg:x1="5.931cm" svg:y1="12.06cm" svg:x2="5.926cm" svg:y2="14.604cm">
          <text:p/>
        </draw:line>
        <draw:line draw:name="Straight Connector 136" draw:style-name="gr31" draw:text-style-name="P9" draw:layer="layout" svg:x1="14.181cm" svg:y1="18.415cm" svg:x2="14.183cm" svg:y2="14.607cm">
          <text:p/>
        </draw:line>
        <draw:custom-shape draw:name="TextBox 139" draw:style-name="gr19" draw:text-style-name="P8" draw:layer="layout" svg:width="1.269cm" svg:height="1.013cm" svg:x="10.16cm" svg:y="17.78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19" draw:text-style-name="P8" draw:layer="layout" svg:width="1.269cm" svg:height="1.013cm" svg:x="14.817cm" svg:y="17.78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2" draw:style-name="gr68" draw:text-style-name="P9" draw:layer="layout" svg:x1="14.181cm" svg:y1="17.991cm" svg:x2="16.726cm" svg:y2="17.996cm">
          <text:p/>
        </draw:line>
        <draw:line draw:name="Straight Connector 146" draw:style-name="gr68" draw:text-style-name="P9" draw:layer="layout" svg:x1="11.641cm" svg:y1="16.937cm" svg:x2="10.371cm" svg:y2="16.933cm">
          <text:p/>
        </draw:line>
        <draw:line draw:name="Straight Connector 148" draw:style-name="gr31" draw:text-style-name="P9" draw:layer="layout" svg:x1="10.367cm" svg:y1="17.356cm" svg:x2="10.371cm" svg:y2="12.911cm">
          <text:p/>
        </draw:line>
        <draw:line draw:name="Straight Connector 149" draw:style-name="gr31" draw:text-style-name="P9" draw:layer="layout" svg:x1="11.641cm" svg:y1="17.356cm" svg:x2="11.646cm" svg:y2="12.911cm">
          <text:p/>
        </draw:line>
        <draw:custom-shape draw:name="TextBox 150" draw:style-name="gr19" draw:text-style-name="P8" draw:layer="layout" svg:width="1.269cm" svg:height="1.013cm" svg:x="10.372cm" svg:y="16.966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2" draw:style-name="gr31" draw:text-style-name="P9" draw:layer="layout" svg:x1="6.35cm" svg:y1="12.691cm" svg:x2="10.795cm" svg:y2="12.695cm">
          <text:p/>
        </draw:line>
        <draw:line draw:name="Straight Connector 153" draw:style-name="gr31" draw:text-style-name="P9" draw:layer="layout" svg:x1="6.35cm" svg:y1="13.965cm" svg:x2="10.795cm" svg:y2="13.97cm">
          <text:p/>
        </draw:line>
        <draw:line draw:name="Straight Connector 155" draw:style-name="gr68" draw:text-style-name="P9" draw:layer="layout" svg:x1="6.98cm" svg:y1="13.97cm" svg:x2="6.984cm" svg:y2="12.7cm">
          <text:p/>
        </draw:line>
        <draw:custom-shape draw:name="TextBox 156" draw:style-name="gr19" draw:text-style-name="P8" draw:layer="layout" svg:width="1.269cm" svg:height="1.013cm" svg:x="5.927cm" svg:y="12.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1">
          <draw:line draw:name="Straight Connector 49" draw:style-name="gr72" draw:text-style-name="P9" draw:layer="layout" svg:x1="14.104cm" svg:y1="14.001cm" svg:x2="15.273cm" svg:y2="12.033cm">
            <text:p/>
          </draw:line>
          <draw:line draw:name="Straight Connector 14" draw:style-name="gr72" draw:text-style-name="P9" draw:layer="layout" svg:x1="15.451cm" svg:y1="10.159cm" svg:x2="15.663cm" svg:y2="9.736cm">
            <text:p/>
          </draw:line>
          <draw:custom-shape draw:name="Rectangle 26" draw:style-name="gr13" draw:text-style-name="P8" draw:layer="layout" svg:width="2.539cm" svg:height="2.539cm" svg:x="14.182cm" svg:y="12.06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4" draw:style-name="gr72" draw:text-style-name="P9" draw:layer="layout" svg:x1="15.181cm" svg:y1="14.604cm" svg:x2="16.663cm" svg:y2="12.064cm">
            <text:p/>
          </draw:line>
          <draw:line draw:name="Straight Connector 45" draw:style-name="gr72" draw:text-style-name="P9" draw:layer="layout" svg:x1="14.758cm" svg:y1="14.604cm" svg:x2="16.721cm" svg:y2="11.218cm">
            <text:p/>
          </draw:line>
          <draw:line draw:name="Straight Connector 46" draw:style-name="gr72" draw:text-style-name="P9" draw:layer="layout" svg:x1="14.335cm" svg:y1="14.604cm" svg:x2="16.721cm" svg:y2="10.583cm">
            <text:p/>
          </draw:line>
          <draw:line draw:name="Straight Connector 47" draw:style-name="gr72" draw:text-style-name="P9" draw:layer="layout" svg:x1="15.758cm" svg:y1="14.573cm" svg:x2="16.721cm" svg:y2="12.943cm">
            <text:p/>
          </draw:line>
          <draw:line draw:name="Straight Connector 48" draw:style-name="gr72" draw:text-style-name="P9" draw:layer="layout" svg:x1="16.253cm" svg:y1="14.578cm" svg:x2="16.676cm" svg:y2="13.943cm">
            <text:p/>
          </draw:line>
          <draw:line draw:name="Straight Connector 50" draw:style-name="gr72" draw:text-style-name="P9" draw:layer="layout" svg:x1="14.136cm" svg:y1="13.11cm" svg:x2="14.771cm" svg:y2="12.051cm">
            <text:p/>
          </draw:line>
          <draw:line draw:name="Straight Connector 51" draw:style-name="gr72" draw:text-style-name="P9" draw:layer="layout" svg:x1="14.947cm" svg:y1="14.604cm" svg:x2="16.721cm" svg:y2="11.641cm">
            <text:p/>
          </draw:line>
          <draw:line draw:name="Straight Connector 52" draw:style-name="gr72" draw:text-style-name="P9" draw:layer="layout" svg:x1="14.524cm" svg:y1="14.604cm" svg:x2="16.721cm" svg:y2="10.9cm">
            <text:p/>
          </draw:line>
          <draw:line draw:name="Straight Connector 53" draw:style-name="gr72" draw:text-style-name="P9" draw:layer="layout" svg:x1="14.181cm" svg:y1="14.446cm" svg:x2="16.721cm" svg:y2="10.212cm">
            <text:p/>
          </draw:line>
          <draw:line draw:name="Straight Connector 54" draw:style-name="gr72" draw:text-style-name="P9" draw:layer="layout" svg:x1="15.511cm" svg:y1="14.546cm" svg:x2="16.708cm" svg:y2="12.461cm">
            <text:p/>
          </draw:line>
          <draw:line draw:name="Straight Connector 55" draw:style-name="gr72" draw:text-style-name="P9" draw:layer="layout" svg:x1="16.006cm" svg:y1="14.604cm" svg:x2="16.721cm" svg:y2="13.334cm">
            <text:p/>
          </draw:line>
          <draw:line draw:name="Straight Connector 56" draw:style-name="gr72" draw:text-style-name="P9" draw:layer="layout" svg:x1="14.2cm" svg:y1="13.394cm" svg:x2="15.087cm" svg:y2="12.058cm">
            <text:p/>
          </draw:line>
          <draw:line draw:name="Straight Connector 57" draw:style-name="gr72" draw:text-style-name="P9" draw:layer="layout" svg:x1="14.181cm" svg:y1="12.7cm" svg:x2="14.524cm" svg:y2="12.065cm">
            <text:p/>
          </draw:line>
          <draw:custom-shape draw:name="Rectangle 62" draw:style-name="gr13" draw:text-style-name="P8" draw:layer="layout" svg:width="1.269cm" svg:height="2.327cm" svg:x="15.452cm" svg:y="9.73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9" draw:style-name="gr72" draw:text-style-name="P9" draw:layer="layout" svg:x1="15.451cm" svg:y1="11.972cm" svg:x2="16.721cm" svg:y2="9.855cm">
            <text:p/>
          </draw:line>
          <draw:line draw:name="Straight Connector 72" draw:style-name="gr72" draw:text-style-name="P9" draw:layer="layout" svg:x1="15.451cm" svg:y1="11.641cm" svg:x2="16.51cm" svg:y2="9.736cm">
            <text:p/>
          </draw:line>
          <draw:line draw:name="Straight Connector 75" draw:style-name="gr72" draw:text-style-name="P9" draw:layer="layout" svg:x1="15.451cm" svg:y1="10.9cm" svg:x2="16.086cm" svg:y2="9.736cm">
            <text:p/>
          </draw:line>
          <draw:line draw:name="Straight Connector 80" draw:style-name="gr72" draw:text-style-name="P9" draw:layer="layout" svg:x1="15.425cm" svg:y1="10.556cm" svg:x2="15.914cm" svg:y2="9.71cm">
            <text:p/>
          </draw:line>
          <draw:line draw:name="Straight Connector 81" draw:style-name="gr72" draw:text-style-name="P9" draw:layer="layout" svg:x1="15.451cm" svg:y1="11.218cm" svg:x2="16.298cm" svg:y2="9.736cm">
            <text:p/>
          </draw:line>
          <draw:line draw:name="Straight Connector 86" draw:style-name="gr72" draw:text-style-name="P9" draw:layer="layout" svg:x1="16.509cm" svg:y1="14.604cm" svg:x2="16.721cm" svg:y2="14.181cm">
            <text:p/>
          </draw:line>
        </draw:g>
        <draw:g draw:name="Group 203">
          <draw:custom-shape draw:name="Rectangle 147" draw:style-name="gr28" draw:text-style-name="P13" draw:layer="layout" svg:width="1.269cm" svg:height="1.269cm" svg:x="10.372cm" svg:y="12.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7" draw:style-name="gr28" draw:text-style-name="P13" draw:layer="layout" svg:width="1.269cm" svg:height="1.269cm" svg:x="14.747cm" svg:y="12.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58" draw:style-name="gr31" draw:text-style-name="P9" draw:layer="layout" svg:x1="5.715cm" svg:y1="12.065cm" svg:x2="10.16cm" svg:y2="12.069cm">
          <text:p/>
        </draw:line>
        <draw:line draw:name="Straight Connector 159" draw:style-name="gr31" draw:text-style-name="P9" draw:layer="layout" svg:x1="5.715cm" svg:y1="14.6cm" svg:x2="10.16cm" svg:y2="14.604cm">
          <text:p/>
        </draw:line>
        <draw:line draw:name="Straight Connector 160" draw:style-name="gr68" draw:text-style-name="P9" draw:layer="layout" svg:x1="12.276cm" svg:y1="17.996cm" svg:x2="9.732cm" svg:y2="17.991cm">
          <text:p/>
        </draw:line>
        <draw:custom-shape draw:name="TextBox 161" draw:style-name="gr19" draw:text-style-name="P8" draw:layer="layout" svg:width="1.269cm" svg:height="1.013cm" svg:x="4.868cm" svg:y="12.7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92" draw:text-style-name="P8" draw:layer="layout" svg:x1="20.575cm" svg:y1="6.658cm" svg:x2="18.803cm" svg:y2="5.891cm">
          <text:p/>
        </draw:line>
        <draw:custom-shape draw:name="Rectangle 13" draw:style-name="gr93" draw:text-style-name="P22" draw:layer="layout" svg:width="1.626cm" svg:height="0.405cm" svg:x="8.978cm" svg:y="4.542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9" draw:text-style-name="P8" draw:layer="layout" svg:width="1.057cm" svg:height="1.013cm" svg:x="8.888cm" svg:y="5.477cm">
          <text:p text:style-name="P23"><text:span text:style-name="T5">P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4" draw:text-style-name="P8" draw:layer="layout" svg:width="13.943cm" svg:height="3.505cm" svg:x="6.242cm" svg:y="5.173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9" draw:text-style-name="P8" draw:layer="layout" svg:width="6.243cm" svg:height="1.013cm" svg:x="14.18cm" svg:y="7.408cm">
          <text:p text:style-name="P23"><text:span text:style-name="T5">N-type substrat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4" draw:text-style-name="P8" draw:layer="layout" svg:width="5.361cm" svg:height="2.138cm" svg:x="7.146cm" svg:y="5.164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5" draw:text-style-name="P24" draw:layer="layout" svg:width="0.643cm" svg:height="0.356cm" svg:x="19.511cm" svg:y="4.793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95" draw:text-style-name="P24" draw:layer="layout" svg:width="1.251cm" svg:height="0.33cm" svg:x="6.242cm" svg:y="4.8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5" draw:text-style-name="P24" draw:layer="layout" svg:width="2.543cm" svg:height="0.33cm" svg:x="12.12cm" svg:y="4.8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6" draw:text-style-name="P25" draw:layer="layout" svg:width="1.657cm" svg:height="0.211cm" svg:x="16.001cm" svg:y="4.97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7" draw:text-style-name="P26" draw:layer="layout" svg:width="1.657cm" svg:height="0.211cm" svg:x="8.95cm" svg:y="4.96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22" draw:layer="layout" svg:width="1.626cm" svg:height="0.405cm" svg:x="16.034cm" svg:y="4.542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8" draw:text-style-name="P27" draw:layer="layout" svg:width="1.37cm" svg:height="0.643cm" svg:x="17.67cm" svg:y="5.164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8" draw:text-style-name="P27" draw:layer="layout" svg:width="1.37cm" svg:height="0.643cm" svg:x="14.627cm" svg:y="5.1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8" draw:layer="layout" svg:width="1.93cm" svg:height="1.013cm" svg:x="19.729cm" svg:y="6.266cm">
          <text:p text:style-name="P23"><text:span text:style-name="T5">P+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92" draw:text-style-name="P8" draw:layer="layout" svg:x1="13.581cm" svg:y1="6.676cm" svg:x2="11.809cm" svg:y2="5.909cm">
          <text:p/>
        </draw:line>
        <draw:custom-shape draw:name="Rectangle 28" draw:style-name="gr99" draw:text-style-name="P28" draw:layer="layout" svg:width="1.37cm" svg:height="0.643cm" svg:x="10.676cm" svg:y="5.18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9" draw:text-style-name="P28" draw:layer="layout" svg:width="0.846cm" svg:height="0.603cm" svg:x="8.079cm" svg:y="5.168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" draw:text-style-name="P8" draw:layer="layout" svg:width="1.93cm" svg:height="1.013cm" svg:x="12.735cm" svg:y="6.284cm">
          <text:p text:style-name="P23"><text:span text:style-name="T5">N+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8" draw:text-style-name="P27" draw:layer="layout" svg:width="0.563cm" svg:height="0.603cm" svg:x="7.49cm" svg:y="5.18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9" draw:text-style-name="P28" draw:layer="layout" svg:width="0.484cm" svg:height="0.643cm" svg:x="19.024cm" svg:y="5.1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" draw:text-style-name="P8" draw:layer="layout" svg:width="5.679cm" svg:height="3.617cm" svg:x="19.93cm" svg:y="2.796cm">
          <text:p text:style-name="P23"><text:span text:style-name="T5">N+ for N-substrate contact)</text:span></text:p>
          <text:p text:style-name="P23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92" draw:text-style-name="P8" draw:layer="layout" svg:x1="20.977cm" svg:y1="3.47cm" svg:x2="19.402cm" svg:y2="5.366cm">
          <text:p/>
        </draw:line>
        <draw:custom-shape draw:name="Text Box 35" draw:style-name="gr9" draw:text-style-name="P8" draw:layer="layout" svg:width="5.299cm" svg:height="2.537cm" svg:x="0.21cm" svg:y="2.941cm">
          <text:p text:style-name="P23"><text:span text:style-name="T5">P+ (for P-substrate contact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92" draw:text-style-name="P8" draw:layer="layout" svg:x1="5.251cm" svg:y1="3.43cm" svg:x2="7.791cm" svg:y2="5.525cm">
          <text:p/>
        </draw:line>
        <draw:g draw:name="Group 37">
          <draw:line draw:name="Line 38" draw:style-name="gr100" draw:text-style-name="P8" draw:layer="layout" svg:x1="18.353cm" svg:y1="5.163cm" svg:x2="18.354cm" svg:y2="3.593cm">
            <text:p/>
          </draw:line>
          <draw:line draw:name="Line 39" draw:style-name="gr100" draw:text-style-name="P8" draw:layer="layout" svg:x1="19.239cm" svg:y1="5.15cm" svg:x2="19.24cm" svg:y2="3.58cm">
            <text:p/>
          </draw:line>
          <draw:line draw:name="Line 40" draw:style-name="gr100" draw:text-style-name="P8" draw:layer="layout" svg:x1="18.353cm" svg:y1="3.554cm" svg:x2="19.239cm" svg:y2="3.555cm">
            <text:p/>
          </draw:line>
          <draw:line draw:name="Line 41" draw:style-name="gr100" draw:text-style-name="P8" draw:layer="layout" svg:x1="19.239cm" svg:y1="3.549cm" svg:x2="19.605cm" svg:y2="3.55cm">
            <text:p/>
          </draw:line>
          <draw:custom-shape draw:name="Text Box 42" draw:style-name="gr9" draw:text-style-name="P8" draw:layer="layout" svg:width="1.93cm" svg:height="1.013cm" svg:x="18.3cm" svg:y="2.58cm">
            <text:p text:style-name="P23"><text:span text:style-name="T5">Vdd</text:span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3" draw:style-name="gr100" draw:text-style-name="P8" draw:layer="layout" svg:x1="7.809cm" svg:y1="5.181cm" svg:x2="7.81cm" svg:y2="3.611cm">
          <text:p/>
        </draw:line>
        <draw:line draw:name="Line 44" draw:style-name="gr100" draw:text-style-name="P8" draw:layer="layout" svg:x1="8.695cm" svg:y1="5.168cm" svg:x2="8.696cm" svg:y2="3.598cm">
          <text:p/>
        </draw:line>
        <draw:line draw:name="Line 45" draw:style-name="gr100" draw:text-style-name="P8" draw:layer="layout" svg:x1="7.809cm" svg:y1="3.571cm" svg:x2="8.695cm" svg:y2="3.572cm">
          <text:p/>
        </draw:line>
        <draw:line draw:name="Line 46" draw:style-name="gr100" draw:text-style-name="P8" draw:layer="layout" svg:x1="8.695cm" svg:y1="3.607cm" svg:x2="9.061cm" svg:y2="3.608cm">
          <text:p/>
        </draw:line>
        <draw:custom-shape draw:name="Text Box 47" draw:style-name="gr9" draw:text-style-name="P8" draw:layer="layout" svg:width="1.93cm" svg:height="1.013cm" svg:x="7.757cm" svg:y="2.597cm">
          <text:p text:style-name="P23"><text:span text:style-name="T5">Vs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00" draw:text-style-name="P8" draw:layer="layout" svg:x1="13.396cm" svg:y1="1.534cm" svg:x2="13.397cm" svg:y2="1.856cm">
          <text:p/>
        </draw:line>
        <draw:g draw:name="Group 49">
          <draw:line draw:name="Line 50" draw:style-name="gr100" draw:text-style-name="P8" draw:layer="layout" svg:x1="16.783cm" svg:y1="4.559cm" svg:x2="16.784cm" svg:y2="1.856cm">
            <text:p/>
          </draw:line>
          <draw:line draw:name="Line 51" draw:style-name="gr100" draw:text-style-name="P8" draw:layer="layout" svg:x1="9.789cm" svg:y1="4.546cm" svg:x2="9.79cm" svg:y2="1.843cm">
            <text:p/>
          </draw:line>
          <draw:line draw:name="Line 52" draw:style-name="gr100" draw:text-style-name="P8" draw:layer="layout" svg:x1="16.783cm" svg:y1="1.856cm" svg:x2="9.767cm" svg:y2="1.857cm">
            <text:p/>
          </draw:line>
          <draw:custom-shape draw:name="Text Box 53" draw:style-name="gr9" draw:text-style-name="P8" draw:layer="layout" svg:width="1.93cm" svg:height="1.013cm" svg:x="11.721cm" svg:y="0.847cm">
            <text:p text:style-name="P23"><text:span text:style-name="T5">Vin</text:span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4" draw:style-name="gr100" draw:text-style-name="P8" draw:layer="layout" svg:x1="15.328cm" svg:y1="5.119cm" svg:x2="15.329cm" svg:y2="3.329cm">
          <text:p/>
        </draw:line>
        <draw:line draw:name="Line 55" draw:style-name="gr100" draw:text-style-name="P8" draw:layer="layout" svg:x1="11.43cm" svg:y1="5.11cm" svg:x2="11.431cm" svg:y2="3.32cm">
          <text:p/>
        </draw:line>
        <draw:line draw:name="Line 56" draw:style-name="gr100" draw:text-style-name="P8" draw:layer="layout" svg:x1="15.328cm" svg:y1="3.329cm" svg:x2="11.337cm" svg:y2="3.33cm">
          <text:p/>
        </draw:line>
        <draw:custom-shape draw:name="Text Box 57" draw:style-name="gr9" draw:text-style-name="P8" draw:layer="layout" svg:width="1.93cm" svg:height="1.013cm" svg:x="10.949cm" svg:y="2.377cm">
          <text:p text:style-name="P23"><text:span text:style-name="T5">Vout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0" draw:text-style-name="P8" draw:layer="layout" svg:x1="12.708cm" svg:y1="2.985cm" svg:x2="12.709cm" svg:y2="3.311cm">
          <text:p/>
        </draw:line>
        <draw:custom-shape draw:name="Text Box 59" draw:style-name="gr9" draw:text-style-name="P8" draw:layer="layout" svg:width="3.386cm" svg:height="1.013cm" svg:x="14.817cm" svg:y="5.927cm">
          <text:p text:style-name="P20"><text:span text:style-name="T5">pMO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9" draw:text-style-name="P8" draw:layer="layout" svg:width="5.714cm" svg:height="1.013cm" svg:x="7.62cm" svg:y="7.197cm">
          <text:p text:style-name="P20"><text:span text:style-name="T5">nMO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92" draw:text-style-name="P8" draw:layer="layout" svg:x1="13.546cm" svg:y1="6.667cm" svg:x2="8.89cm" svg:y2="5.476cm">
          <text:p/>
        </draw:line>
        <draw:line draw:name="Line 63" draw:style-name="gr92" draw:text-style-name="P8" draw:layer="layout" svg:x1="20.531cm" svg:y1="6.667cm" svg:x2="16.086cm" svg:y2="5.476cm">
          <text:p/>
        </draw:line>
        <draw:line draw:name="Straight Connector 261" draw:style-name="gr31" draw:text-style-name="P9" draw:layer="layout" svg:x1="16.719cm" svg:y1="18.412cm" svg:x2="16.721cm" svg:y2="14.605cm">
          <text:p/>
        </draw:line>
        <draw:custom-shape draw:name="Straight Arrow Connector 263" draw:style-name="gr33" draw:text-style-name="P9" draw:layer="layout" svg:width="2.116cm" svg:height="0.003cm" svg:x="5.715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60" draw:style-name="gr9" draw:text-style-name="P8" draw:layer="layout" svg:width="4.867cm" svg:height="1.013cm" svg:x="7.618cm" svg:y="6.35cm">
          <text:p text:style-name="P20"><text:span text:style-name="T5">p well 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5" draw:style-name="gr19" draw:text-style-name="P8" draw:layer="layout" svg:width="2.327cm" svg:height="1.773cm" svg:x="3.387cm" svg:y="9.313cm">
          <text:p text:style-name="P10"><text:span text:style-name="T5">p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6" draw:style-name="gr33" draw:text-style-name="P9" draw:layer="layout" svg:width="2.751cm" svg:height="0.031cm" svg:x="5.715cm" svg:y="11.0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67" draw:style-name="gr19" draw:text-style-name="P8" draw:layer="layout" svg:width="2.962cm" svg:height="1.773cm" svg:x="2.752cm" svg:y="10.404cm">
          <text:p text:style-name="P10"><text:span text:style-name="T5">p</text:span><text:span text:style-name="T15">+</text:span><text:span text:style-name="T5"> m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1" draw:style-name="gr101" draw:text-style-name="P9" draw:layer="layout" svg:x1="16.084cm" svg:y1="9.738cm" svg:x2="16.088cm" svg:y2="9.315cm">
          <text:p/>
        </draw:line>
        <draw:custom-shape draw:name="Straight Arrow Connector 273" draw:style-name="gr33" draw:text-style-name="P9" draw:layer="layout" svg:width="4.021cm" svg:height="0.003cm" svg:x="16.087cm" svg:y="9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4" draw:style-name="gr19" draw:text-style-name="P8" draw:layer="layout" svg:width="3.597cm" svg:height="1.775cm" svg:x="20.108cm" svg:y="8.89cm">
          <text:p text:style-name="P10"><text:span text:style-name="T5">to n-type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19" draw:text-style-name="P8" draw:layer="layout" svg:width="2.116cm" svg:height="1.773cm" svg:x="22.225cm" svg:y="12.7cm">
          <text:p text:style-name="P10"><text:span text:style-name="T5">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6" draw:style-name="gr33" draw:text-style-name="P9" draw:layer="layout" svg:width="1.057cm" svg:height="0.003cm" draw:transform="rotate (-3.14159265358979) translate (22.225cm 13.128cm)">
          <text:p/>
          <draw:enhanced-geometry draw:mirror-horizontal="false" draw:mirror-vertical="false" svg:viewBox="0 0 21600 21600" draw:type="mso-spt32" draw:enhanced-path="M 0 0 L 21600 21600 N"/>
        </draw:custom-shape>
        <draw:g draw:name="Group 204">
          <draw:custom-shape draw:name="Rectangle 1" draw:style-name="gr13" draw:text-style-name="P8" draw:layer="layout" svg:width="13.757cm" svg:height="2.539cm" svg:x="7.408cm" svg:y="12.06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3" draw:style-name="gr72" draw:text-style-name="P9" draw:layer="layout" svg:x1="20.324cm" svg:y1="12.067cm" svg:x2="20.32cm" svg:y2="14.607cm">
            <text:p/>
          </draw:line>
          <draw:line draw:name="Straight Connector 162" draw:style-name="gr72" draw:text-style-name="P9" draw:layer="layout" svg:x1="20.747cm" svg:y1="12.065cm" svg:x2="20.743cm" svg:y2="14.605cm">
            <text:p/>
          </draw:line>
          <draw:line draw:name="Straight Connector 163" draw:style-name="gr72" draw:text-style-name="P9" draw:layer="layout" svg:x1="19.896cm" svg:y1="12.067cm" svg:x2="19.892cm" svg:y2="14.607cm">
            <text:p/>
          </draw:line>
          <draw:line draw:name="Straight Connector 164" draw:style-name="gr72" draw:text-style-name="P9" draw:layer="layout" svg:x1="19.473cm" svg:y1="12.067cm" svg:x2="19.468cm" svg:y2="14.607cm">
            <text:p/>
          </draw:line>
          <draw:line draw:name="Straight Connector 165" draw:style-name="gr72" draw:text-style-name="P9" draw:layer="layout" svg:x1="19.05cm" svg:y1="12.067cm" svg:x2="19.045cm" svg:y2="14.607cm">
            <text:p/>
          </draw:line>
          <draw:line draw:name="Straight Connector 166" draw:style-name="gr72" draw:text-style-name="P9" draw:layer="layout" svg:x1="18.212cm" svg:y1="12.067cm" svg:x2="18.207cm" svg:y2="14.607cm">
            <text:p/>
          </draw:line>
          <draw:line draw:name="Straight Connector 167" draw:style-name="gr72" draw:text-style-name="P9" draw:layer="layout" svg:x1="18.635cm" svg:y1="12.065cm" svg:x2="18.631cm" svg:y2="14.605cm">
            <text:p/>
          </draw:line>
          <draw:line draw:name="Straight Connector 168" draw:style-name="gr72" draw:text-style-name="P9" draw:layer="layout" svg:x1="17.784cm" svg:y1="12.067cm" svg:x2="17.78cm" svg:y2="14.607cm">
            <text:p/>
          </draw:line>
          <draw:line draw:name="Straight Connector 169" draw:style-name="gr72" draw:text-style-name="P9" draw:layer="layout" svg:x1="17.361cm" svg:y1="12.067cm" svg:x2="17.356cm" svg:y2="14.607cm">
            <text:p/>
          </draw:line>
          <draw:line draw:name="Straight Connector 170" draw:style-name="gr72" draw:text-style-name="P9" draw:layer="layout" svg:x1="16.937cm" svg:y1="12.067cm" svg:x2="16.933cm" svg:y2="14.607cm">
            <text:p/>
          </draw:line>
          <draw:line draw:name="Straight Connector 171" draw:style-name="gr72" draw:text-style-name="P9" draw:layer="layout" svg:x1="16.091cm" svg:y1="12.067cm" svg:x2="16.086cm" svg:y2="14.607cm">
            <text:p/>
          </draw:line>
          <draw:line draw:name="Straight Connector 172" draw:style-name="gr72" draw:text-style-name="P9" draw:layer="layout" svg:x1="16.514cm" svg:y1="12.065cm" svg:x2="16.51cm" svg:y2="14.605cm">
            <text:p/>
          </draw:line>
          <draw:line draw:name="Straight Connector 173" draw:style-name="gr72" draw:text-style-name="P9" draw:layer="layout" svg:x1="15.663cm" svg:y1="12.067cm" svg:x2="15.658cm" svg:y2="14.607cm">
            <text:p/>
          </draw:line>
          <draw:line draw:name="Straight Connector 174" draw:style-name="gr72" draw:text-style-name="P9" draw:layer="layout" svg:x1="15.24cm" svg:y1="12.067cm" svg:x2="15.235cm" svg:y2="14.607cm">
            <text:p/>
          </draw:line>
          <draw:line draw:name="Straight Connector 175" draw:style-name="gr72" draw:text-style-name="P9" draw:layer="layout" svg:x1="14.816cm" svg:y1="12.067cm" svg:x2="14.812cm" svg:y2="14.607cm">
            <text:p/>
          </draw:line>
          <draw:line draw:name="Straight Connector 176" draw:style-name="gr72" draw:text-style-name="P9" draw:layer="layout" svg:x1="13.978cm" svg:y1="12.067cm" svg:x2="13.974cm" svg:y2="14.607cm">
            <text:p/>
          </draw:line>
          <draw:line draw:name="Straight Connector 177" draw:style-name="gr72" draw:text-style-name="P9" draw:layer="layout" svg:x1="14.402cm" svg:y1="12.065cm" svg:x2="14.397cm" svg:y2="14.605cm">
            <text:p/>
          </draw:line>
          <draw:line draw:name="Straight Connector 178" draw:style-name="gr72" draw:text-style-name="P9" draw:layer="layout" svg:x1="13.551cm" svg:y1="12.067cm" svg:x2="13.546cm" svg:y2="14.607cm">
            <text:p/>
          </draw:line>
          <draw:line draw:name="Straight Connector 179" draw:style-name="gr72" draw:text-style-name="P9" draw:layer="layout" svg:x1="13.127cm" svg:y1="12.067cm" svg:x2="13.123cm" svg:y2="14.607cm">
            <text:p/>
          </draw:line>
          <draw:line draw:name="Straight Connector 180" draw:style-name="gr72" draw:text-style-name="P9" draw:layer="layout" svg:x1="12.704cm" svg:y1="12.067cm" svg:x2="12.7cm" svg:y2="14.607cm">
            <text:p/>
          </draw:line>
          <draw:line draw:name="Straight Connector 181" draw:style-name="gr72" draw:text-style-name="P9" draw:layer="layout" svg:x1="11.857cm" svg:y1="12.067cm" svg:x2="11.853cm" svg:y2="14.607cm">
            <text:p/>
          </draw:line>
          <draw:line draw:name="Straight Connector 182" draw:style-name="gr72" draw:text-style-name="P9" draw:layer="layout" svg:x1="12.281cm" svg:y1="12.065cm" svg:x2="12.276cm" svg:y2="14.605cm">
            <text:p/>
          </draw:line>
          <draw:line draw:name="Straight Connector 183" draw:style-name="gr72" draw:text-style-name="P9" draw:layer="layout" svg:x1="11.43cm" svg:y1="12.067cm" svg:x2="11.425cm" svg:y2="14.607cm">
            <text:p/>
          </draw:line>
          <draw:line draw:name="Straight Connector 184" draw:style-name="gr72" draw:text-style-name="P9" draw:layer="layout" svg:x1="11.006cm" svg:y1="12.067cm" svg:x2="11.002cm" svg:y2="14.607cm">
            <text:p/>
          </draw:line>
          <draw:line draw:name="Straight Connector 185" draw:style-name="gr72" draw:text-style-name="P9" draw:layer="layout" svg:x1="10.583cm" svg:y1="12.067cm" svg:x2="10.578cm" svg:y2="14.607cm">
            <text:p/>
          </draw:line>
          <draw:line draw:name="Straight Connector 186" draw:style-name="gr72" draw:text-style-name="P9" draw:layer="layout" svg:x1="9.745cm" svg:y1="12.067cm" svg:x2="9.741cm" svg:y2="14.607cm">
            <text:p/>
          </draw:line>
          <draw:line draw:name="Straight Connector 188" draw:style-name="gr72" draw:text-style-name="P9" draw:layer="layout" svg:x1="10.168cm" svg:y1="12.065cm" svg:x2="10.164cm" svg:y2="14.605cm">
            <text:p/>
          </draw:line>
          <draw:line draw:name="Straight Connector 189" draw:style-name="gr72" draw:text-style-name="P9" draw:layer="layout" svg:x1="9.317cm" svg:y1="12.067cm" svg:x2="9.313cm" svg:y2="14.607cm">
            <text:p/>
          </draw:line>
          <draw:line draw:name="Straight Connector 190" draw:style-name="gr72" draw:text-style-name="P9" draw:layer="layout" svg:x1="8.894cm" svg:y1="12.067cm" svg:x2="8.89cm" svg:y2="14.607cm">
            <text:p/>
          </draw:line>
          <draw:line draw:name="Straight Connector 191" draw:style-name="gr72" draw:text-style-name="P9" draw:layer="layout" svg:x1="8.471cm" svg:y1="12.067cm" svg:x2="8.466cm" svg:y2="14.607cm">
            <text:p/>
          </draw:line>
          <draw:line draw:name="Straight Connector 201" draw:style-name="gr72" draw:text-style-name="P9" draw:layer="layout" svg:x1="8.047cm" svg:y1="12.067cm" svg:x2="8.043cm" svg:y2="14.607cm">
            <text:p/>
          </draw:line>
          <draw:line draw:name="Straight Connector 202" draw:style-name="gr72" draw:text-style-name="P9" draw:layer="layout" svg:x1="7.624cm" svg:y1="12.067cm" svg:x2="7.62cm" svg:y2="14.607cm">
            <text:p/>
          </draw:line>
        </draw:g>
        <draw:custom-shape draw:name="TextBox 111" draw:style-name="gr88" draw:text-style-name="P21" draw:layer="layout" svg:width="1.481cm" svg:height="1.115cm" svg:x="19.685cm" svg:y="13.123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6" draw:style-name="gr33" draw:text-style-name="P9" draw:layer="layout" svg:width="8.677cm" svg:height="0.418cm" draw:transform="rotate (-3.14159265358979) translate (20.955cm 15.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08" draw:style-name="gr19" draw:text-style-name="P8" draw:layer="layout" svg:width="3.597cm" svg:height="2.639cm" svg:x="20.743cm" svg:y="14.715cm">
          <text:p text:style-name="P10"><text:span text:style-name="T5">V</text:span><text:span text:style-name="T13">SS</text:span><text:span text:style-name="T5"> contact to p-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2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>
        <draw:g draw:name="Group 278">
          <draw:custom-shape draw:name="Rectangle 272" draw:style-name="gr13" draw:text-style-name="P8" draw:layer="layout" svg:width="2.539cm" svg:height="2.539cm" svg:x="8.255cm" svg:y="4.23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7" draw:style-name="gr72" draw:text-style-name="P9" draw:layer="layout" svg:x1="9.313cm" svg:y1="6.773cm" svg:x2="10.795cm" svg:y2="4.233cm">
            <text:p/>
          </draw:line>
          <draw:line draw:name="Straight Connector 278" draw:style-name="gr72" draw:text-style-name="P9" draw:layer="layout" svg:x1="8.89cm" svg:y1="6.773cm" svg:x2="10.371cm" svg:y2="4.233cm">
            <text:p/>
          </draw:line>
          <draw:line draw:name="Straight Connector 279" draw:style-name="gr72" draw:text-style-name="P9" draw:layer="layout" svg:x1="8.466cm" svg:y1="6.773cm" svg:x2="9.948cm" svg:y2="4.233cm">
            <text:p/>
          </draw:line>
          <draw:line draw:name="Straight Connector 280" draw:style-name="gr72" draw:text-style-name="P9" draw:layer="layout" svg:x1="9.89cm" svg:y1="6.741cm" svg:x2="10.853cm" svg:y2="5.111cm">
            <text:p/>
          </draw:line>
          <draw:line draw:name="Straight Connector 281" draw:style-name="gr72" draw:text-style-name="P9" draw:layer="layout" svg:x1="10.371cm" svg:y1="6.773cm" svg:x2="10.795cm" svg:y2="6.138cm">
            <text:p/>
          </draw:line>
          <draw:line draw:name="Straight Connector 282" draw:style-name="gr72" draw:text-style-name="P9" draw:layer="layout" svg:x1="8.255cm" svg:y1="6.138cm" svg:x2="9.525cm" svg:y2="4.233cm">
            <text:p/>
          </draw:line>
          <draw:line draw:name="Straight Connector 283" draw:style-name="gr72" draw:text-style-name="P9" draw:layer="layout" svg:x1="8.255cm" svg:y1="5.291cm" svg:x2="8.889cm" svg:y2="4.233cm">
            <text:p/>
          </draw:line>
        </draw:g>
        <draw:custom-shape draw:name="Rectangle 284" draw:style-name="gr91" draw:text-style-name="P8" draw:layer="layout" svg:width="5.079cm" svg:height="4.867cm" svg:x="6.985cm" svg:y="3.17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91" draw:text-style-name="P8" draw:layer="layout" svg:width="11.641cm" svg:height="6.772cm" svg:x="6.35cm" svg:y="1.90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1">
          <draw:line draw:name="Straight Connector 315" draw:style-name="gr72" draw:text-style-name="P9" draw:layer="layout" svg:x1="12.623cm" svg:y1="6.17cm" svg:x2="13.791cm" svg:y2="4.201cm">
            <text:p/>
          </draw:line>
          <draw:line draw:name="Straight Connector 316" draw:style-name="gr72" draw:text-style-name="P9" draw:layer="layout" svg:x1="13.969cm" svg:y1="2.328cm" svg:x2="14.181cm" svg:y2="1.904cm">
            <text:p/>
          </draw:line>
          <draw:custom-shape draw:name="Rectangle 317" draw:style-name="gr13" draw:text-style-name="P8" draw:layer="layout" svg:width="2.539cm" svg:height="2.539cm" svg:x="12.7cm" svg:y="4.23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18" draw:style-name="gr72" draw:text-style-name="P9" draw:layer="layout" svg:x1="13.7cm" svg:y1="6.773cm" svg:x2="15.181cm" svg:y2="4.233cm">
            <text:p/>
          </draw:line>
          <draw:line draw:name="Straight Connector 319" draw:style-name="gr72" draw:text-style-name="P9" draw:layer="layout" svg:x1="13.276cm" svg:y1="6.773cm" svg:x2="15.239cm" svg:y2="3.386cm">
            <text:p/>
          </draw:line>
          <draw:line draw:name="Straight Connector 320" draw:style-name="gr72" draw:text-style-name="P9" draw:layer="layout" svg:x1="12.853cm" svg:y1="6.773cm" svg:x2="15.239cm" svg:y2="2.751cm">
            <text:p/>
          </draw:line>
          <draw:line draw:name="Straight Connector 321" draw:style-name="gr72" draw:text-style-name="P9" draw:layer="layout" svg:x1="14.277cm" svg:y1="6.741cm" svg:x2="15.239cm" svg:y2="5.111cm">
            <text:p/>
          </draw:line>
          <draw:line draw:name="Straight Connector 322" draw:style-name="gr72" draw:text-style-name="P9" draw:layer="layout" svg:x1="14.771cm" svg:y1="6.746cm" svg:x2="15.195cm" svg:y2="6.111cm">
            <text:p/>
          </draw:line>
          <draw:line draw:name="Straight Connector 323" draw:style-name="gr72" draw:text-style-name="P9" draw:layer="layout" svg:x1="12.655cm" svg:y1="5.278cm" svg:x2="13.29cm" svg:y2="4.22cm">
            <text:p/>
          </draw:line>
          <draw:line draw:name="Straight Connector 324" draw:style-name="gr72" draw:text-style-name="P9" draw:layer="layout" svg:x1="13.466cm" svg:y1="6.773cm" svg:x2="15.239cm" svg:y2="3.809cm">
            <text:p/>
          </draw:line>
          <draw:line draw:name="Straight Connector 325" draw:style-name="gr72" draw:text-style-name="P9" draw:layer="layout" svg:x1="13.042cm" svg:y1="6.773cm" svg:x2="15.239cm" svg:y2="3.069cm">
            <text:p/>
          </draw:line>
          <draw:line draw:name="Straight Connector 326" draw:style-name="gr72" draw:text-style-name="P9" draw:layer="layout" svg:x1="12.7cm" svg:y1="6.614cm" svg:x2="15.239cm" svg:y2="2.381cm">
            <text:p/>
          </draw:line>
          <draw:line draw:name="Straight Connector 327" draw:style-name="gr72" draw:text-style-name="P9" draw:layer="layout" svg:x1="14.029cm" svg:y1="6.715cm" svg:x2="15.226cm" svg:y2="4.63cm">
            <text:p/>
          </draw:line>
          <draw:line draw:name="Straight Connector 328" draw:style-name="gr72" draw:text-style-name="P9" draw:layer="layout" svg:x1="14.524cm" svg:y1="6.773cm" svg:x2="15.239cm" svg:y2="5.503cm">
            <text:p/>
          </draw:line>
          <draw:line draw:name="Straight Connector 329" draw:style-name="gr72" draw:text-style-name="P9" draw:layer="layout" svg:x1="12.719cm" svg:y1="5.562cm" svg:x2="13.605cm" svg:y2="4.227cm">
            <text:p/>
          </draw:line>
          <draw:line draw:name="Straight Connector 330" draw:style-name="gr72" draw:text-style-name="P9" draw:layer="layout" svg:x1="12.7cm" svg:y1="4.868cm" svg:x2="13.042cm" svg:y2="4.233cm">
            <text:p/>
          </draw:line>
          <draw:custom-shape draw:name="Rectangle 331" draw:style-name="gr13" draw:text-style-name="P8" draw:layer="layout" svg:width="1.269cm" svg:height="2.327cm" svg:x="13.97cm" svg:y="1.90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32" draw:style-name="gr72" draw:text-style-name="P9" draw:layer="layout" svg:x1="13.969cm" svg:y1="4.14cm" svg:x2="15.24cm" svg:y2="2.024cm">
            <text:p/>
          </draw:line>
          <draw:line draw:name="Straight Connector 333" draw:style-name="gr72" draw:text-style-name="P9" draw:layer="layout" svg:x1="13.969cm" svg:y1="3.81cm" svg:x2="15.028cm" svg:y2="1.904cm">
            <text:p/>
          </draw:line>
          <draw:line draw:name="Straight Connector 334" draw:style-name="gr72" draw:text-style-name="P9" draw:layer="layout" svg:x1="13.969cm" svg:y1="3.069cm" svg:x2="14.604cm" svg:y2="1.904cm">
            <text:p/>
          </draw:line>
          <draw:line draw:name="Straight Connector 335" draw:style-name="gr72" draw:text-style-name="P9" draw:layer="layout" svg:x1="13.943cm" svg:y1="2.725cm" svg:x2="14.433cm" svg:y2="1.878cm">
            <text:p/>
          </draw:line>
          <draw:line draw:name="Straight Connector 336" draw:style-name="gr72" draw:text-style-name="P9" draw:layer="layout" svg:x1="13.969cm" svg:y1="3.386cm" svg:x2="14.816cm" svg:y2="1.904cm">
            <text:p/>
          </draw:line>
          <draw:line draw:name="Straight Connector 337" draw:style-name="gr72" draw:text-style-name="P9" draw:layer="layout" svg:x1="15.028cm" svg:y1="6.773cm" svg:x2="15.239cm" svg:y2="6.349cm">
            <text:p/>
          </draw:line>
        </draw:g>
        <draw:g draw:name="Group 338">
          <draw:custom-shape draw:name="Rectangle 339" draw:style-name="gr28" draw:text-style-name="P13" draw:layer="layout" svg:width="1.269cm" svg:height="1.269cm" svg:x="8.89cm" svg:y="4.86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0" draw:style-name="gr28" draw:text-style-name="P13" draw:layer="layout" svg:width="1.269cm" svg:height="1.269cm" svg:x="13.265cm" svg:y="4.86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346" draw:style-name="gr33" draw:text-style-name="P9" draw:layer="layout" svg:width="2.116cm" svg:height="0.003cm" svg:x="4.233cm" svg:y="2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7" draw:style-name="gr19" draw:text-style-name="P8" draw:layer="layout" svg:width="2.327cm" svg:height="1.773cm" svg:x="1.905cm" svg:y="1.482cm">
          <text:p text:style-name="P10"><text:span text:style-name="T5">p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8" draw:style-name="gr33" draw:text-style-name="P9" draw:layer="layout" svg:width="2.751cm" svg:height="0.031cm" svg:x="4.233cm" svg:y="3.1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49" draw:style-name="gr19" draw:text-style-name="P8" draw:layer="layout" svg:width="2.962cm" svg:height="1.773cm" svg:x="1.27cm" svg:y="2.572cm">
          <text:p text:style-name="P10"><text:span text:style-name="T5">p</text:span><text:span text:style-name="T15">+</text:span><text:span text:style-name="T5"> m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0" draw:style-name="gr101" draw:text-style-name="P9" draw:layer="layout" svg:x1="14.602cm" svg:y1="1.907cm" svg:x2="14.607cm" svg:y2="1.483cm">
          <text:p/>
        </draw:line>
        <draw:custom-shape draw:name="Straight Arrow Connector 351" draw:style-name="gr33" draw:text-style-name="P9" draw:layer="layout" svg:width="4.021cm" svg:height="0.003cm" svg:x="14.605cm" svg:y="1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2" draw:style-name="gr19" draw:text-style-name="P8" draw:layer="layout" svg:width="3.597cm" svg:height="1.775cm" svg:x="18.627cm" svg:y="1.058cm">
          <text:p text:style-name="P10"><text:span text:style-name="T5">to n-type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3" draw:style-name="gr19" draw:text-style-name="P8" draw:layer="layout" svg:width="2.116cm" svg:height="1.773cm" svg:x="20.743cm" svg:y="4.868cm">
          <text:p text:style-name="P10"><text:span text:style-name="T5">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4" draw:style-name="gr33" draw:text-style-name="P9" draw:layer="layout" svg:width="1.057cm" svg:height="0.003cm" draw:transform="rotate (-3.14159265358979) translate (20.743cm 5.296cm)">
          <text:p/>
          <draw:enhanced-geometry draw:mirror-horizontal="false" draw:mirror-vertical="false" svg:viewBox="0 0 21600 21600" draw:type="mso-spt32" draw:enhanced-path="M 0 0 L 21600 21600 N"/>
        </draw:custom-shape>
        <draw:g draw:name="Group 355">
          <draw:custom-shape draw:name="Rectangle 356" draw:style-name="gr13" draw:text-style-name="P8" draw:layer="layout" svg:width="13.757cm" svg:height="2.539cm" svg:x="5.927cm" svg:y="4.23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57" draw:style-name="gr72" draw:text-style-name="P9" draw:layer="layout" svg:x1="18.842cm" svg:y1="4.235cm" svg:x2="18.838cm" svg:y2="6.775cm">
            <text:p/>
          </draw:line>
          <draw:line draw:name="Straight Connector 358" draw:style-name="gr72" draw:text-style-name="P9" draw:layer="layout" svg:x1="19.266cm" svg:y1="4.233cm" svg:x2="19.261cm" svg:y2="6.773cm">
            <text:p/>
          </draw:line>
          <draw:line draw:name="Straight Connector 359" draw:style-name="gr72" draw:text-style-name="P9" draw:layer="layout" svg:x1="18.415cm" svg:y1="4.235cm" svg:x2="18.41cm" svg:y2="6.775cm">
            <text:p/>
          </draw:line>
          <draw:line draw:name="Straight Connector 360" draw:style-name="gr72" draw:text-style-name="P9" draw:layer="layout" svg:x1="17.991cm" svg:y1="4.235cm" svg:x2="17.987cm" svg:y2="6.775cm">
            <text:p/>
          </draw:line>
          <draw:line draw:name="Straight Connector 361" draw:style-name="gr72" draw:text-style-name="P9" draw:layer="layout" svg:x1="17.568cm" svg:y1="4.235cm" svg:x2="17.563cm" svg:y2="6.775cm">
            <text:p/>
          </draw:line>
          <draw:line draw:name="Straight Connector 362" draw:style-name="gr72" draw:text-style-name="P9" draw:layer="layout" svg:x1="16.73cm" svg:y1="4.235cm" svg:x2="16.726cm" svg:y2="6.775cm">
            <text:p/>
          </draw:line>
          <draw:line draw:name="Straight Connector 363" draw:style-name="gr72" draw:text-style-name="P9" draw:layer="layout" svg:x1="17.153cm" svg:y1="4.233cm" svg:x2="17.149cm" svg:y2="6.773cm">
            <text:p/>
          </draw:line>
          <draw:line draw:name="Straight Connector 364" draw:style-name="gr72" draw:text-style-name="P9" draw:layer="layout" svg:x1="16.302cm" svg:y1="4.235cm" svg:x2="16.298cm" svg:y2="6.775cm">
            <text:p/>
          </draw:line>
          <draw:line draw:name="Straight Connector 365" draw:style-name="gr72" draw:text-style-name="P9" draw:layer="layout" svg:x1="15.879cm" svg:y1="4.235cm" svg:x2="15.875cm" svg:y2="6.775cm">
            <text:p/>
          </draw:line>
          <draw:line draw:name="Straight Connector 366" draw:style-name="gr72" draw:text-style-name="P9" draw:layer="layout" svg:x1="15.456cm" svg:y1="4.235cm" svg:x2="15.451cm" svg:y2="6.775cm">
            <text:p/>
          </draw:line>
          <draw:line draw:name="Straight Connector 367" draw:style-name="gr72" draw:text-style-name="P9" draw:layer="layout" svg:x1="14.609cm" svg:y1="4.235cm" svg:x2="14.605cm" svg:y2="6.775cm">
            <text:p/>
          </draw:line>
          <draw:line draw:name="Straight Connector 368" draw:style-name="gr72" draw:text-style-name="P9" draw:layer="layout" svg:x1="15.032cm" svg:y1="4.233cm" svg:x2="15.028cm" svg:y2="6.773cm">
            <text:p/>
          </draw:line>
          <draw:line draw:name="Straight Connector 369" draw:style-name="gr72" draw:text-style-name="P9" draw:layer="layout" svg:x1="14.181cm" svg:y1="4.235cm" svg:x2="14.177cm" svg:y2="6.775cm">
            <text:p/>
          </draw:line>
          <draw:line draw:name="Straight Connector 370" draw:style-name="gr72" draw:text-style-name="P9" draw:layer="layout" svg:x1="13.758cm" svg:y1="4.235cm" svg:x2="13.753cm" svg:y2="6.775cm">
            <text:p/>
          </draw:line>
          <draw:line draw:name="Straight Connector 371" draw:style-name="gr72" draw:text-style-name="P9" draw:layer="layout" svg:x1="13.335cm" svg:y1="4.235cm" svg:x2="13.33cm" svg:y2="6.775cm">
            <text:p/>
          </draw:line>
          <draw:line draw:name="Straight Connector 372" draw:style-name="gr72" draw:text-style-name="P9" draw:layer="layout" svg:x1="12.497cm" svg:y1="4.235cm" svg:x2="12.492cm" svg:y2="6.775cm">
            <text:p/>
          </draw:line>
          <draw:line draw:name="Straight Connector 373" draw:style-name="gr72" draw:text-style-name="P9" draw:layer="layout" svg:x1="12.92cm" svg:y1="4.233cm" svg:x2="12.916cm" svg:y2="6.773cm">
            <text:p/>
          </draw:line>
          <draw:line draw:name="Straight Connector 374" draw:style-name="gr72" draw:text-style-name="P9" draw:layer="layout" svg:x1="12.069cm" svg:y1="4.235cm" svg:x2="12.065cm" svg:y2="6.775cm">
            <text:p/>
          </draw:line>
          <draw:line draw:name="Straight Connector 375" draw:style-name="gr72" draw:text-style-name="P9" draw:layer="layout" svg:x1="11.646cm" svg:y1="4.235cm" svg:x2="11.641cm" svg:y2="6.775cm">
            <text:p/>
          </draw:line>
          <draw:line draw:name="Straight Connector 376" draw:style-name="gr72" draw:text-style-name="P9" draw:layer="layout" svg:x1="11.222cm" svg:y1="4.235cm" svg:x2="11.218cm" svg:y2="6.775cm">
            <text:p/>
          </draw:line>
          <draw:line draw:name="Straight Connector 377" draw:style-name="gr72" draw:text-style-name="P9" draw:layer="layout" svg:x1="10.376cm" svg:y1="4.235cm" svg:x2="10.371cm" svg:y2="6.775cm">
            <text:p/>
          </draw:line>
          <draw:line draw:name="Straight Connector 378" draw:style-name="gr72" draw:text-style-name="P9" draw:layer="layout" svg:x1="10.799cm" svg:y1="4.233cm" svg:x2="10.795cm" svg:y2="6.773cm">
            <text:p/>
          </draw:line>
          <draw:line draw:name="Straight Connector 379" draw:style-name="gr72" draw:text-style-name="P9" draw:layer="layout" svg:x1="9.948cm" svg:y1="4.235cm" svg:x2="9.943cm" svg:y2="6.775cm">
            <text:p/>
          </draw:line>
          <draw:line draw:name="Straight Connector 380" draw:style-name="gr72" draw:text-style-name="P9" draw:layer="layout" svg:x1="9.525cm" svg:y1="4.235cm" svg:x2="9.52cm" svg:y2="6.775cm">
            <text:p/>
          </draw:line>
          <draw:line draw:name="Straight Connector 381" draw:style-name="gr72" draw:text-style-name="P9" draw:layer="layout" svg:x1="9.101cm" svg:y1="4.235cm" svg:x2="9.097cm" svg:y2="6.775cm">
            <text:p/>
          </draw:line>
          <draw:line draw:name="Straight Connector 382" draw:style-name="gr72" draw:text-style-name="P9" draw:layer="layout" svg:x1="8.263cm" svg:y1="4.235cm" svg:x2="8.259cm" svg:y2="6.775cm">
            <text:p/>
          </draw:line>
          <draw:line draw:name="Straight Connector 383" draw:style-name="gr72" draw:text-style-name="P9" draw:layer="layout" svg:x1="8.687cm" svg:y1="4.233cm" svg:x2="8.682cm" svg:y2="6.773cm">
            <text:p/>
          </draw:line>
          <draw:line draw:name="Straight Connector 384" draw:style-name="gr72" draw:text-style-name="P9" draw:layer="layout" svg:x1="7.836cm" svg:y1="4.235cm" svg:x2="7.831cm" svg:y2="6.775cm">
            <text:p/>
          </draw:line>
          <draw:line draw:name="Straight Connector 385" draw:style-name="gr72" draw:text-style-name="P9" draw:layer="layout" svg:x1="7.412cm" svg:y1="4.235cm" svg:x2="7.408cm" svg:y2="6.775cm">
            <text:p/>
          </draw:line>
          <draw:line draw:name="Straight Connector 386" draw:style-name="gr72" draw:text-style-name="P9" draw:layer="layout" svg:x1="6.989cm" svg:y1="4.235cm" svg:x2="6.985cm" svg:y2="6.775cm">
            <text:p/>
          </draw:line>
          <draw:line draw:name="Straight Connector 387" draw:style-name="gr72" draw:text-style-name="P9" draw:layer="layout" svg:x1="6.566cm" svg:y1="4.235cm" svg:x2="6.561cm" svg:y2="6.775cm">
            <text:p/>
          </draw:line>
          <draw:line draw:name="Straight Connector 388" draw:style-name="gr72" draw:text-style-name="P9" draw:layer="layout" svg:x1="6.142cm" svg:y1="4.235cm" svg:x2="6.138cm" svg:y2="6.775cm">
            <text:p/>
          </draw:line>
        </draw:g>
        <draw:custom-shape draw:name="TextBox 389" draw:style-name="gr88" draw:text-style-name="P21" draw:layer="layout" svg:width="1.481cm" svg:height="1.115cm" svg:x="18.203cm" svg:y="5.292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0" draw:style-name="gr33" draw:text-style-name="P9" draw:layer="layout" svg:width="8.677cm" svg:height="0.418cm" draw:transform="rotate (-3.14159265358979) translate (19.473cm 7.408cm)">
          <text:p/>
          <draw:enhanced-geometry draw:mirror-horizontal="false" draw:mirror-vertical="false" svg:viewBox="0 0 21600 21600" draw:type="mso-spt32" draw:enhanced-path="M 0 0 L 21600 21600 N"/>
        </draw:custom-shape>
        <draw:g draw:name="Group 204" xml:id="id53" draw:id="id53">
          <draw:custom-shape draw:name="TextBox 394" draw:style-name="gr19" draw:text-style-name="P8" draw:layer="layout" svg:width="4.656cm" svg:height="3.297cm" svg:x="0.635cm" svg:y="6.985cm">
            <text:p text:style-name="P10"><text:span text:style-name="T16">Can be merged into single split conta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97" draw:style-name="gr33" draw:text-style-name="P9" draw:layer="layout" svg:width="3.809cm" svg:height="1.493cm" svg:x="5.292cm" svg:y="6.7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98" draw:style-name="gr33" draw:text-style-name="P9" draw:layer="layout" svg:width="7.513cm" svg:height="1.493cm" svg:x="5.292cm" svg:y="6.77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Box 402" draw:style-name="gr19" draw:text-style-name="P8" draw:layer="layout" svg:width="3.597cm" svg:height="2.639cm" svg:x="19.473cm" svg:y="6.773cm">
          <text:p text:style-name="P10"><text:span text:style-name="T5">V</text:span><text:span text:style-name="T13">SS</text:span><text:span text:style-name="T5"> contact to p-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0" xml:id="id54" draw:id="id54">
          <draw:g draw:name="Group 278">
            <draw:custom-shape draw:name="Rectangle 2" draw:style-name="gr13" draw:text-style-name="P8" draw:layer="layout" svg:width="2.539cm" svg:height="2.539cm" svg:x="10.372cm" svg:y="12.48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8" draw:style-name="gr72" draw:text-style-name="P9" draw:layer="layout" svg:x1="11.43cm" svg:y1="15.028cm" svg:x2="12.911cm" svg:y2="12.488cm">
              <text:p/>
            </draw:line>
            <draw:line draw:name="Straight Connector 10" draw:style-name="gr72" draw:text-style-name="P9" draw:layer="layout" svg:x1="11.006cm" svg:y1="15.028cm" svg:x2="12.488cm" svg:y2="12.488cm">
              <text:p/>
            </draw:line>
            <draw:line draw:name="Straight Connector 11" draw:style-name="gr72" draw:text-style-name="P9" draw:layer="layout" svg:x1="10.583cm" svg:y1="15.028cm" svg:x2="12.065cm" svg:y2="12.488cm">
              <text:p/>
            </draw:line>
            <draw:line draw:name="Straight Connector 33" draw:style-name="gr72" draw:text-style-name="P9" draw:layer="layout" svg:x1="12.006cm" svg:y1="14.996cm" svg:x2="12.969cm" svg:y2="13.366cm">
              <text:p/>
            </draw:line>
            <draw:line draw:name="Straight Connector 37" draw:style-name="gr72" draw:text-style-name="P9" draw:layer="layout" svg:x1="12.488cm" svg:y1="15.028cm" svg:x2="12.911cm" svg:y2="14.393cm">
              <text:p/>
            </draw:line>
            <draw:line draw:name="Straight Connector 39" draw:style-name="gr72" draw:text-style-name="P9" draw:layer="layout" svg:x1="10.371cm" svg:y1="14.393cm" svg:x2="11.641cm" svg:y2="12.488cm">
              <text:p/>
            </draw:line>
            <draw:line draw:name="Straight Connector 41" draw:style-name="gr72" draw:text-style-name="P9" draw:layer="layout" svg:x1="10.371cm" svg:y1="13.546cm" svg:x2="11.006cm" svg:y2="12.488cm">
              <text:p/>
            </draw:line>
          </draw:g>
          <draw:custom-shape draw:name="Rectangle 88" draw:style-name="gr91" draw:text-style-name="P8" draw:layer="layout" svg:width="3.809cm" svg:height="5.079cm" svg:x="9.102cm" svg:y="11.21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91" draw:text-style-name="P8" draw:layer="layout" svg:width="8.889cm" svg:height="6.772cm" svg:x="8.467cm" svg:y="10.1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2" draw:style-name="gr31" draw:text-style-name="P9" draw:layer="layout" svg:x1="8.466cm" svg:y1="19.05cm" svg:x2="8.471cm" svg:y2="16.086cm">
            <text:p/>
          </draw:line>
          <draw:line draw:name="Straight Connector 94" draw:style-name="gr68" draw:text-style-name="P9" draw:layer="layout" svg:x1="10.371cm" svg:y1="17.356cm" svg:x2="11.006cm" svg:y2="17.361cm">
            <text:p/>
          </draw:line>
          <draw:line draw:name="Straight Connector 99" draw:style-name="gr31" draw:text-style-name="P9" draw:layer="layout" svg:x1="7.408cm" svg:y1="16.298cm" svg:x2="9.101cm" svg:y2="16.302cm">
            <text:p/>
          </draw:line>
          <draw:line draw:name="Straight Connector 114" draw:style-name="gr31" draw:text-style-name="P9" draw:layer="layout" svg:x1="9.099cm" svg:y1="17.57cm" svg:x2="9.103cm" svg:y2="16.088cm">
            <text:p/>
          </draw:line>
          <draw:line draw:name="Straight Connector 115" draw:style-name="gr31" draw:text-style-name="P9" draw:layer="layout" svg:x1="10.371cm" svg:y1="19.05cm" svg:x2="10.376cm" svg:y2="15.028cm">
            <text:p/>
          </draw:line>
          <draw:custom-shape draw:name="TextBox 118" draw:style-name="gr19" draw:text-style-name="P8" draw:layer="layout" svg:width="1.269cm" svg:height="1.013cm" svg:x="10.372cm" svg:y="17.145cm">
            <text:p text:style-name="P10"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19" draw:text-style-name="P8" draw:layer="layout" svg:width="1.269cm" svg:height="1.013cm" svg:x="8.89cm" svg:y="18.203cm">
            <text:p text:style-name="P10"><text:span text:style-name="T5">3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3" draw:style-name="gr68" draw:text-style-name="P9" draw:layer="layout" svg:x1="8.466cm" svg:y1="18.415cm" svg:x2="10.371cm" svg:y2="18.419cm">
            <text:p/>
          </draw:line>
          <draw:line draw:name="Straight Connector 126" draw:style-name="gr31" draw:text-style-name="P9" draw:layer="layout" svg:x1="7.408cm" svg:y1="15.028cm" svg:x2="8.466cm" svg:y2="15.032cm">
            <text:p/>
          </draw:line>
          <draw:custom-shape draw:name="TextBox 128" draw:style-name="gr19" draw:text-style-name="P8" draw:layer="layout" svg:width="1.269cm" svg:height="1.013cm" svg:x="6.562cm" svg:y="15.028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9" draw:style-name="gr68" draw:text-style-name="P9" draw:layer="layout" svg:x1="7.624cm" svg:y1="15.028cm" svg:x2="7.62cm" svg:y2="16.298cm">
            <text:p/>
          </draw:line>
          <draw:line draw:name="Straight Connector 131" draw:style-name="gr31" draw:text-style-name="P9" draw:layer="layout" svg:x1="7.408cm" svg:y1="16.928cm" svg:x2="9.101cm" svg:y2="16.933cm">
            <text:p/>
          </draw:line>
          <draw:custom-shape draw:name="TextBox 132" draw:style-name="gr19" draw:text-style-name="P8" draw:layer="layout" svg:width="1.269cm" svg:height="1.013cm" svg:x="6.773cm" svg:y="16.087cm">
            <text:p text:style-name="P10"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3" draw:style-name="gr68" draw:text-style-name="P9" draw:layer="layout" svg:x1="7.624cm" svg:y1="16.298cm" svg:x2="7.62cm" svg:y2="16.933cm">
            <text:p/>
          </draw:line>
          <draw:line draw:name="Straight Connector 134" draw:style-name="gr31" draw:text-style-name="P9" draw:layer="layout" svg:x1="12.911cm" svg:y1="18.838cm" svg:x2="12.916cm" svg:y2="15.028cm">
            <text:p/>
          </draw:line>
          <draw:line draw:name="Straight Connector 135" draw:style-name="gr68" draw:text-style-name="P9" draw:layer="layout" svg:x1="6.349cm" svg:y1="12.488cm" svg:x2="6.345cm" svg:y2="15.032cm">
            <text:p/>
          </draw:line>
          <draw:line draw:name="Straight Connector 136" draw:style-name="gr31" draw:text-style-name="P9" draw:layer="layout" svg:x1="15.449cm" svg:y1="17.782cm" svg:x2="15.453cm" svg:y2="15.032cm">
            <text:p/>
          </draw:line>
          <draw:custom-shape draw:name="TextBox 139" draw:style-name="gr19" draw:text-style-name="P8" draw:layer="layout" svg:width="1.269cm" svg:height="1.013cm" svg:x="10.795cm" svg:y="18.203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6" draw:style-name="gr68" draw:text-style-name="P9" draw:layer="layout" svg:x1="12.911cm" svg:y1="17.361cm" svg:x2="11.006cm" svg:y2="17.356cm">
            <text:p/>
          </draw:line>
          <draw:line draw:name="Straight Connector 148" draw:style-name="gr31" draw:text-style-name="P9" draw:layer="layout" svg:x1="11.002cm" svg:y1="17.78cm" svg:x2="11.006cm" svg:y2="13.335cm">
            <text:p/>
          </draw:line>
          <draw:custom-shape draw:name="TextBox 150" draw:style-name="gr19" draw:text-style-name="P8" draw:layer="layout" svg:width="1.269cm" svg:height="1.013cm" svg:x="11.43cm" svg:y="17.357cm">
            <text:p text:style-name="P10"><text:span text:style-name="T5">3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52" draw:style-name="gr31" draw:text-style-name="P9" draw:layer="layout" svg:x1="6.561cm" svg:y1="13.123cm" svg:x2="11.43cm" svg:y2="13.118cm">
            <text:p/>
          </draw:line>
          <draw:line draw:name="Straight Connector 153" draw:style-name="gr31" draw:text-style-name="P9" draw:layer="layout" svg:x1="6.985cm" svg:y1="14.388cm" svg:x2="11.43cm" svg:y2="14.393cm">
            <text:p/>
          </draw:line>
          <draw:line draw:name="Straight Connector 155" draw:style-name="gr68" draw:text-style-name="P9" draw:layer="layout" svg:x1="7.615cm" svg:y1="14.393cm" svg:x2="7.619cm" svg:y2="13.123cm">
            <text:p/>
          </draw:line>
          <draw:custom-shape draw:name="TextBox 156" draw:style-name="gr19" draw:text-style-name="P8" draw:layer="layout" svg:width="1.269cm" svg:height="1.013cm" svg:x="6.562cm" svg:y="13.123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1">
            <draw:line draw:name="Straight Connector 49" draw:style-name="gr72" draw:text-style-name="P9" draw:layer="layout" svg:x1="12.834cm" svg:y1="14.425cm" svg:x2="14.003cm" svg:y2="12.456cm">
              <text:p/>
            </draw:line>
            <draw:line draw:name="Straight Connector 14" draw:style-name="gr72" draw:text-style-name="P9" draw:layer="layout" svg:x1="14.181cm" svg:y1="10.583cm" svg:x2="14.393cm" svg:y2="10.159cm">
              <text:p/>
            </draw:line>
            <draw:custom-shape draw:name="Rectangle 26" draw:style-name="gr13" draw:text-style-name="P8" draw:layer="layout" svg:width="2.539cm" svg:height="2.539cm" svg:x="12.912cm" svg:y="12.48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4" draw:style-name="gr72" draw:text-style-name="P9" draw:layer="layout" svg:x1="13.911cm" svg:y1="15.028cm" svg:x2="15.393cm" svg:y2="12.488cm">
              <text:p/>
            </draw:line>
            <draw:line draw:name="Straight Connector 45" draw:style-name="gr72" draw:text-style-name="P9" draw:layer="layout" svg:x1="13.488cm" svg:y1="15.028cm" svg:x2="15.451cm" svg:y2="11.641cm">
              <text:p/>
            </draw:line>
            <draw:line draw:name="Straight Connector 46" draw:style-name="gr72" draw:text-style-name="P9" draw:layer="layout" svg:x1="13.065cm" svg:y1="15.028cm" svg:x2="15.451cm" svg:y2="11.006cm">
              <text:p/>
            </draw:line>
            <draw:line draw:name="Straight Connector 47" draw:style-name="gr72" draw:text-style-name="P9" draw:layer="layout" svg:x1="14.488cm" svg:y1="14.996cm" svg:x2="15.451cm" svg:y2="13.366cm">
              <text:p/>
            </draw:line>
            <draw:line draw:name="Straight Connector 48" draw:style-name="gr72" draw:text-style-name="P9" draw:layer="layout" svg:x1="14.983cm" svg:y1="15.001cm" svg:x2="15.406cm" svg:y2="14.366cm">
              <text:p/>
            </draw:line>
            <draw:line draw:name="Straight Connector 50" draw:style-name="gr72" draw:text-style-name="P9" draw:layer="layout" svg:x1="12.866cm" svg:y1="13.533cm" svg:x2="13.501cm" svg:y2="12.475cm">
              <text:p/>
            </draw:line>
            <draw:line draw:name="Straight Connector 51" draw:style-name="gr72" draw:text-style-name="P9" draw:layer="layout" svg:x1="13.677cm" svg:y1="15.028cm" svg:x2="15.451cm" svg:y2="12.064cm">
              <text:p/>
            </draw:line>
            <draw:line draw:name="Straight Connector 52" draw:style-name="gr72" draw:text-style-name="P9" draw:layer="layout" svg:x1="13.254cm" svg:y1="15.028cm" svg:x2="15.451cm" svg:y2="11.324cm">
              <text:p/>
            </draw:line>
            <draw:line draw:name="Straight Connector 53" draw:style-name="gr72" draw:text-style-name="P9" draw:layer="layout" svg:x1="12.911cm" svg:y1="14.869cm" svg:x2="15.451cm" svg:y2="10.636cm">
              <text:p/>
            </draw:line>
            <draw:line draw:name="Straight Connector 54" draw:style-name="gr72" draw:text-style-name="P9" draw:layer="layout" svg:x1="14.241cm" svg:y1="14.97cm" svg:x2="15.438cm" svg:y2="12.885cm">
              <text:p/>
            </draw:line>
            <draw:line draw:name="Straight Connector 55" draw:style-name="gr72" draw:text-style-name="P9" draw:layer="layout" svg:x1="14.736cm" svg:y1="15.028cm" svg:x2="15.451cm" svg:y2="13.758cm">
              <text:p/>
            </draw:line>
            <draw:line draw:name="Straight Connector 56" draw:style-name="gr72" draw:text-style-name="P9" draw:layer="layout" svg:x1="12.93cm" svg:y1="13.817cm" svg:x2="13.817cm" svg:y2="12.482cm">
              <text:p/>
            </draw:line>
            <draw:line draw:name="Straight Connector 57" draw:style-name="gr72" draw:text-style-name="P9" draw:layer="layout" svg:x1="12.911cm" svg:y1="13.123cm" svg:x2="13.254cm" svg:y2="12.488cm">
              <text:p/>
            </draw:line>
            <draw:custom-shape draw:name="Rectangle 62" draw:style-name="gr13" draw:text-style-name="P8" draw:layer="layout" svg:width="1.269cm" svg:height="2.327cm" svg:x="14.182cm" svg:y="10.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69" draw:style-name="gr72" draw:text-style-name="P9" draw:layer="layout" svg:x1="14.181cm" svg:y1="12.395cm" svg:x2="15.451cm" svg:y2="10.279cm">
              <text:p/>
            </draw:line>
            <draw:line draw:name="Straight Connector 72" draw:style-name="gr72" draw:text-style-name="P9" draw:layer="layout" svg:x1="14.181cm" svg:y1="12.065cm" svg:x2="15.239cm" svg:y2="10.159cm">
              <text:p/>
            </draw:line>
            <draw:line draw:name="Straight Connector 75" draw:style-name="gr72" draw:text-style-name="P9" draw:layer="layout" svg:x1="14.181cm" svg:y1="11.324cm" svg:x2="14.816cm" svg:y2="10.159cm">
              <text:p/>
            </draw:line>
            <draw:line draw:name="Straight Connector 80" draw:style-name="gr72" draw:text-style-name="P9" draw:layer="layout" svg:x1="14.155cm" svg:y1="10.98cm" svg:x2="14.644cm" svg:y2="10.133cm">
              <text:p/>
            </draw:line>
            <draw:line draw:name="Straight Connector 81" draw:style-name="gr72" draw:text-style-name="P9" draw:layer="layout" svg:x1="14.181cm" svg:y1="11.641cm" svg:x2="15.028cm" svg:y2="10.159cm">
              <text:p/>
            </draw:line>
            <draw:line draw:name="Straight Connector 86" draw:style-name="gr72" draw:text-style-name="P9" draw:layer="layout" svg:x1="15.239cm" svg:y1="15.028cm" svg:x2="15.451cm" svg:y2="14.604cm">
              <text:p/>
            </draw:line>
          </draw:g>
          <draw:custom-shape draw:name="Rectangle 147" draw:style-name="gr28" draw:text-style-name="P13" draw:layer="layout" svg:width="1.904cm" svg:height="1.269cm" svg:x="11.007cm" svg:y="13.12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7" draw:style-name="gr28" draw:text-style-name="P13" draw:layer="layout" svg:width="1.904cm" svg:height="1.269cm" svg:x="12.912cm" svg:y="13.12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58" draw:style-name="gr31" draw:text-style-name="P9" draw:layer="layout" svg:x1="5.926cm" svg:y1="12.488cm" svg:x2="10.795cm" svg:y2="12.492cm">
            <text:p/>
          </draw:line>
          <draw:line draw:name="Straight Connector 159" draw:style-name="gr31" draw:text-style-name="P9" draw:layer="layout" svg:x1="5.926cm" svg:y1="15.028cm" svg:x2="10.795cm" svg:y2="15.032cm">
            <text:p/>
          </draw:line>
          <draw:line draw:name="Straight Connector 160" draw:style-name="gr68" draw:text-style-name="P9" draw:layer="layout" svg:x1="12.911cm" svg:y1="18.419cm" svg:x2="10.367cm" svg:y2="18.415cm">
            <text:p/>
          </draw:line>
          <draw:custom-shape draw:name="TextBox 161" draw:style-name="gr19" draw:text-style-name="P8" draw:layer="layout" svg:width="1.269cm" svg:height="1.013cm" svg:x="5.292cm" svg:y="13.123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61" draw:style-name="gr31" draw:text-style-name="P9" draw:layer="layout" svg:x1="17.354cm" svg:y1="17.782cm" svg:x2="17.358cm" svg:y2="15.03cm">
            <text:p/>
          </draw:line>
          <draw:custom-shape draw:name="Straight Arrow Connector 263" draw:style-name="gr33" draw:text-style-name="P9" draw:layer="layout" svg:width="2.116cm" svg:height="0.003cm" svg:x="6.35cm" svg:y="10.7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65" draw:style-name="gr19" draw:text-style-name="P8" draw:layer="layout" svg:width="2.327cm" svg:height="1.773cm" svg:x="4.445cm" svg:y="10.16cm">
            <text:p text:style-name="P10"><text:span text:style-name="T5">p w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66" draw:style-name="gr33" draw:text-style-name="P9" draw:layer="layout" svg:width="4.021cm" svg:height="0.003cm" svg:x="5.08cm" svg:y="12.0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67" draw:style-name="gr19" draw:text-style-name="P8" draw:layer="layout" svg:width="2.962cm" svg:height="1.773cm" svg:x="2.752cm" svg:y="11.43cm">
            <text:p text:style-name="P10"><text:span text:style-name="T5">p</text:span><text:span text:style-name="T15">+</text:span><text:span text:style-name="T5"> mas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4" draw:style-name="gr19" draw:text-style-name="P8" draw:layer="layout" svg:width="3.597cm" svg:height="1.775cm" svg:x="18.838cm" svg:y="9.313cm">
            <text:p text:style-name="P10"><text:span text:style-name="T5">to n-type featu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5" draw:style-name="gr19" draw:text-style-name="P8" draw:layer="layout" svg:width="2.116cm" svg:height="1.773cm" svg:x="20.955cm" svg:y="13.579cm">
            <text:p text:style-name="P10"><text:span text:style-name="T5">Met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76" draw:style-name="gr33" draw:text-style-name="P9" draw:layer="layout" svg:width="1.057cm" svg:height="0.003cm" draw:transform="rotate (-3.14159265358979) translate (21.59cm 13.583cm)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04">
            <draw:custom-shape draw:name="Rectangle 1" draw:style-name="gr13" draw:text-style-name="P8" draw:layer="layout" svg:width="10.159cm" svg:height="2.539cm" svg:x="10.372cm" svg:y="12.48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43" draw:style-name="gr72" draw:text-style-name="P9" draw:layer="layout" svg:x1="19.689cm" svg:y1="12.488cm" svg:x2="19.685cm" svg:y2="15.028cm">
              <text:p/>
            </draw:line>
            <draw:line draw:name="Straight Connector 162" draw:style-name="gr72" draw:text-style-name="P9" draw:layer="layout" svg:x1="20.112cm" svg:y1="12.486cm" svg:x2="20.108cm" svg:y2="15.026cm">
              <text:p/>
            </draw:line>
            <draw:line draw:name="Straight Connector 168" draw:style-name="gr72" draw:text-style-name="P9" draw:layer="layout" svg:x1="19.266cm" svg:y1="12.488cm" svg:x2="19.261cm" svg:y2="15.028cm">
              <text:p/>
            </draw:line>
            <draw:line draw:name="Straight Connector 169" draw:style-name="gr72" draw:text-style-name="P9" draw:layer="layout" svg:x1="18.842cm" svg:y1="12.488cm" svg:x2="18.838cm" svg:y2="15.028cm">
              <text:p/>
            </draw:line>
            <draw:line draw:name="Straight Connector 170" draw:style-name="gr72" draw:text-style-name="P9" draw:layer="layout" svg:x1="18.419cm" svg:y1="12.488cm" svg:x2="18.415cm" svg:y2="15.028cm">
              <text:p/>
            </draw:line>
            <draw:line draw:name="Straight Connector 172" draw:style-name="gr72" draw:text-style-name="P9" draw:layer="layout" svg:x1="17.996cm" svg:y1="12.486cm" svg:x2="17.991cm" svg:y2="15.026cm">
              <text:p/>
            </draw:line>
            <draw:line draw:name="Straight Connector 175" draw:style-name="gr72" draw:text-style-name="P9" draw:layer="layout" svg:x1="17.568cm" svg:y1="12.488cm" svg:x2="17.563cm" svg:y2="15.028cm">
              <text:p/>
            </draw:line>
            <draw:line draw:name="Straight Connector 176" draw:style-name="gr72" draw:text-style-name="P9" draw:layer="layout" svg:x1="16.73cm" svg:y1="12.488cm" svg:x2="16.726cm" svg:y2="15.028cm">
              <text:p/>
            </draw:line>
            <draw:line draw:name="Straight Connector 177" draw:style-name="gr72" draw:text-style-name="P9" draw:layer="layout" svg:x1="17.153cm" svg:y1="12.486cm" svg:x2="17.149cm" svg:y2="15.026cm">
              <text:p/>
            </draw:line>
            <draw:line draw:name="Straight Connector 178" draw:style-name="gr72" draw:text-style-name="P9" draw:layer="layout" svg:x1="16.302cm" svg:y1="12.488cm" svg:x2="16.298cm" svg:y2="15.028cm">
              <text:p/>
            </draw:line>
            <draw:line draw:name="Straight Connector 179" draw:style-name="gr72" draw:text-style-name="P9" draw:layer="layout" svg:x1="15.879cm" svg:y1="12.488cm" svg:x2="15.875cm" svg:y2="15.028cm">
              <text:p/>
            </draw:line>
            <draw:line draw:name="Straight Connector 180" draw:style-name="gr72" draw:text-style-name="P9" draw:layer="layout" svg:x1="15.456cm" svg:y1="12.488cm" svg:x2="15.451cm" svg:y2="15.028cm">
              <text:p/>
            </draw:line>
            <draw:line draw:name="Straight Connector 181" draw:style-name="gr72" draw:text-style-name="P9" draw:layer="layout" svg:x1="14.609cm" svg:y1="12.488cm" svg:x2="14.605cm" svg:y2="15.028cm">
              <text:p/>
            </draw:line>
            <draw:line draw:name="Straight Connector 182" draw:style-name="gr72" draw:text-style-name="P9" draw:layer="layout" svg:x1="15.032cm" svg:y1="12.486cm" svg:x2="15.028cm" svg:y2="15.026cm">
              <text:p/>
            </draw:line>
            <draw:line draw:name="Straight Connector 183" draw:style-name="gr72" draw:text-style-name="P9" draw:layer="layout" svg:x1="14.181cm" svg:y1="12.488cm" svg:x2="14.177cm" svg:y2="15.028cm">
              <text:p/>
            </draw:line>
            <draw:line draw:name="Straight Connector 184" draw:style-name="gr72" draw:text-style-name="P9" draw:layer="layout" svg:x1="13.758cm" svg:y1="12.488cm" svg:x2="13.753cm" svg:y2="15.028cm">
              <text:p/>
            </draw:line>
            <draw:line draw:name="Straight Connector 185" draw:style-name="gr72" draw:text-style-name="P9" draw:layer="layout" svg:x1="13.335cm" svg:y1="12.488cm" svg:x2="13.33cm" svg:y2="15.028cm">
              <text:p/>
            </draw:line>
            <draw:line draw:name="Straight Connector 186" draw:style-name="gr72" draw:text-style-name="P9" draw:layer="layout" svg:x1="12.497cm" svg:y1="12.488cm" svg:x2="12.492cm" svg:y2="15.028cm">
              <text:p/>
            </draw:line>
            <draw:line draw:name="Straight Connector 188" draw:style-name="gr72" draw:text-style-name="P9" draw:layer="layout" svg:x1="12.92cm" svg:y1="12.486cm" svg:x2="12.916cm" svg:y2="15.026cm">
              <text:p/>
            </draw:line>
            <draw:line draw:name="Straight Connector 189" draw:style-name="gr72" draw:text-style-name="P9" draw:layer="layout" svg:x1="12.069cm" svg:y1="12.488cm" svg:x2="12.065cm" svg:y2="15.028cm">
              <text:p/>
            </draw:line>
            <draw:line draw:name="Straight Connector 190" draw:style-name="gr72" draw:text-style-name="P9" draw:layer="layout" svg:x1="11.646cm" svg:y1="12.488cm" svg:x2="11.641cm" svg:y2="15.028cm">
              <text:p/>
            </draw:line>
            <draw:line draw:name="Straight Connector 191" draw:style-name="gr72" draw:text-style-name="P9" draw:layer="layout" svg:x1="11.222cm" svg:y1="12.488cm" svg:x2="11.218cm" svg:y2="15.028cm">
              <text:p/>
            </draw:line>
            <draw:line draw:name="Straight Connector 201" draw:style-name="gr72" draw:text-style-name="P9" draw:layer="layout" svg:x1="10.799cm" svg:y1="12.488cm" svg:x2="10.795cm" svg:y2="15.028cm">
              <text:p/>
            </draw:line>
            <draw:line draw:name="Straight Connector 202" draw:style-name="gr72" draw:text-style-name="P9" draw:layer="layout" svg:x1="10.376cm" svg:y1="12.488cm" svg:x2="10.371cm" svg:y2="15.028cm">
              <text:p/>
            </draw:line>
          </draw:g>
          <draw:custom-shape draw:name="TextBox 111" draw:style-name="gr88" draw:text-style-name="P21" draw:layer="layout" svg:width="1.481cm" svg:height="1.115cm" svg:x="18.203cm" svg:y="13.123cm">
            <text:p text:style-name="P10"><text:span text:style-name="T5">V</text:span><text:span text:style-name="T13">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06" draw:style-name="gr33" draw:text-style-name="P9" draw:layer="layout" svg:width="8.677cm" svg:height="0.418cm" draw:transform="rotate (-3.14159265358979) translate (21.59cm 1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08" draw:style-name="gr19" draw:text-style-name="P8" draw:layer="layout" svg:width="3.597cm" svg:height="2.639cm" svg:x="21.378cm" svg:y="15.138cm">
            <text:p text:style-name="P10"><text:span text:style-name="T5">V</text:span><text:span text:style-name="T13">SS</text:span><text:span text:style-name="T5"> contact to p-w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4" draw:style-name="gr102" draw:text-style-name="P9" draw:layer="layout" svg:x1="12.907cm" svg:y1="13.125cm" svg:x2="12.911cm" svg:y2="14.395cm">
            <text:p/>
          </draw:line>
          <draw:line draw:name="Straight Connector 198" draw:style-name="gr68" draw:text-style-name="P9" draw:layer="layout" svg:x1="15.451cm" svg:y1="17.389cm" svg:x2="17.356cm" svg:y2="17.393cm">
            <text:p/>
          </draw:line>
          <draw:custom-shape draw:name="TextBox 200" draw:style-name="gr19" draw:text-style-name="P8" draw:layer="layout" svg:width="1.269cm" svg:height="1.013cm" svg:x="15.875cm" svg:y="17.177cm">
            <text:p text:style-name="P10"><text:span text:style-name="T5">3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5" draw:style-name="gr68" draw:text-style-name="P9" draw:layer="layout" svg:x1="7.615cm" svg:y1="12.488cm" svg:x2="7.619cm" svg:y2="11.218cm">
            <text:p/>
          </draw:line>
          <draw:custom-shape draw:name="TextBox 207" draw:style-name="gr19" draw:text-style-name="P8" draw:layer="layout" svg:width="1.269cm" svg:height="1.013cm" svg:x="6.562cm" svg:y="11.218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9" draw:style-name="gr31" draw:text-style-name="P9" draw:layer="layout" svg:x1="6.561cm" svg:y1="11.218cm" svg:x2="9.101cm" svg:y2="11.222cm">
            <text:p/>
          </draw:line>
          <draw:custom-shape draw:name="TextBox 253" draw:style-name="gr19" draw:text-style-name="P8" draw:layer="layout" svg:width="1.269cm" svg:height="1.013cm" svg:x="6.773cm" svg:y="12.277cm">
            <text:p text:style-name="P10"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54" draw:style-name="gr68" draw:text-style-name="P9" draw:layer="layout" svg:x1="7.624cm" svg:y1="12.488cm" svg:x2="7.62cm" svg:y2="13.123cm">
            <text:p/>
          </draw:line>
          <draw:line draw:name="Straight Connector 260" draw:style-name="gr68" draw:text-style-name="P9" draw:layer="layout" svg:x1="10.371cm" svg:y1="17.361cm" svg:x2="9.101cm" svg:y2="17.356cm">
            <text:p/>
          </draw:line>
          <draw:custom-shape draw:name="TextBox 262" draw:style-name="gr19" draw:text-style-name="P8" draw:layer="layout" svg:width="1.269cm" svg:height="1.013cm" svg:x="9.102cm" svg:y="17.177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own Arrow 401" draw:style-name="gr103" draw:text-style-name="P18" draw:layer="layout" svg:width="1.481cm" svg:height="1.057cm" svg:x="12.065cm" svg:y="8.89cm">
            <text:p text:style-name="P20"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line draw:name="Straight Connector 403" draw:style-name="gr101" draw:text-style-name="P9" draw:layer="layout" svg:x1="14.605cm" svg:y1="10.271cm" svg:x2="14.609cm" svg:y2="9.848cm">
            <text:p/>
          </draw:line>
          <draw:custom-shape draw:name="Straight Arrow Connector 404" draw:style-name="gr33" draw:text-style-name="P9" draw:layer="layout" svg:width="4.021cm" svg:height="0.003cm" svg:x="14.607cm" svg:y="9.84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211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>
        <draw:custom-shape draw:name="Rectangle 269" draw:style-name="gr90" draw:text-style-name="P14" draw:layer="layout" svg:width="2.035cm" svg:height="4.444cm" svg:x="17.568cm" svg:y="2.117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9" draw:style-name="gr68" draw:text-style-name="P9" draw:layer="layout" svg:x1="18.203cm" svg:y1="10.376cm" svg:x2="16.933cm" svg:y2="10.371cm">
          <text:p/>
        </draw:line>
        <draw:line draw:name="Straight Connector 135" draw:style-name="gr68" draw:text-style-name="P9" draw:layer="layout" svg:x1="21.378cm" svg:y1="12.272cm" svg:x2="21.373cm" svg:y2="14.816cm">
          <text:p/>
        </draw:line>
        <draw:custom-shape draw:name="TextBox 140" draw:style-name="gr19" draw:text-style-name="P8" draw:layer="layout" svg:width="1.269cm" svg:height="1.013cm" svg:x="14.605cm" svg:y="9.102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2" draw:style-name="gr68" draw:text-style-name="P9" draw:layer="layout" svg:x1="14.393cm" svg:y1="10.16cm" svg:x2="16.937cm" svg:y2="10.164cm">
          <text:p/>
        </draw:line>
        <draw:line draw:name="Straight Connector 149" draw:style-name="gr31" draw:text-style-name="P9" draw:layer="layout" svg:x1="16.933cm" svg:y1="13.758cm" svg:x2="16.937cm" svg:y2="9.948cm">
          <text:p/>
        </draw:line>
        <draw:custom-shape draw:name="TextBox 150" draw:style-name="gr19" draw:text-style-name="P8" draw:layer="layout" svg:width="1.269cm" svg:height="1.013cm" svg:x="16.933cm" svg:y="9.52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2" draw:style-name="gr31" draw:text-style-name="P9" draw:layer="layout" svg:x1="11.641cm" svg:y1="12.911cm" svg:x2="20.531cm" svg:y2="12.907cm">
          <text:p/>
        </draw:line>
        <draw:line draw:name="Straight Connector 153" draw:style-name="gr31" draw:text-style-name="P9" draw:layer="layout" svg:x1="11.43cm" svg:y1="14.181cm" svg:x2="20.531cm" svg:y2="14.181cm">
          <text:p/>
        </draw:line>
        <draw:line draw:name="Straight Connector 155" draw:style-name="gr68" draw:text-style-name="P9" draw:layer="layout" svg:x1="20.108cm" svg:y1="14.181cm" svg:x2="20.112cm" svg:y2="12.911cm">
          <text:p/>
        </draw:line>
        <draw:custom-shape draw:name="TextBox 156" draw:style-name="gr19" draw:text-style-name="P8" draw:layer="layout" svg:width="1.269cm" svg:height="1.013cm" svg:x="18.838cm" svg:y="11.00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28" draw:text-style-name="P13" draw:layer="layout" svg:width="1.269cm" svg:height="1.269cm" svg:x="10.372cm" svg:y="12.91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28" draw:text-style-name="P13" draw:layer="layout" svg:width="1.269cm" svg:height="1.269cm" svg:x="15.028cm" svg:y="12.91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8" draw:style-name="gr31" draw:text-style-name="P9" draw:layer="layout" svg:x1="18.203cm" svg:y1="11.006cm" svg:x2="20.108cm" svg:y2="11.011cm">
          <text:p/>
        </draw:line>
        <draw:line draw:name="Straight Connector 159" draw:style-name="gr31" draw:text-style-name="P9" draw:layer="layout" svg:x1="17.78cm" svg:y1="12.276cm" svg:x2="21.801cm" svg:y2="12.281cm">
          <text:p/>
        </draw:line>
        <draw:custom-shape draw:name="TextBox 161" draw:style-name="gr19" draw:text-style-name="P8" draw:layer="layout" svg:width="1.269cm" svg:height="1.013cm" svg:x="21.167cm" svg:y="12.912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92" draw:text-style-name="P8" draw:layer="layout" svg:x1="20.575cm" svg:y1="6.658cm" svg:x2="18.803cm" svg:y2="5.891cm">
          <text:p/>
        </draw:line>
        <draw:custom-shape draw:name="Rectangle 13" draw:style-name="gr93" draw:text-style-name="P22" draw:layer="layout" svg:width="1.626cm" svg:height="0.405cm" svg:x="8.978cm" svg:y="4.542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9" draw:text-style-name="P8" draw:layer="layout" svg:width="1.057cm" svg:height="1.013cm" svg:x="8.888cm" svg:y="5.477cm">
          <text:p text:style-name="P23"><text:span text:style-name="T5">P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4" draw:text-style-name="P8" draw:layer="layout" svg:width="13.943cm" svg:height="3.505cm" svg:x="6.242cm" svg:y="5.173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4" draw:text-style-name="P8" draw:layer="layout" svg:width="5.361cm" svg:height="2.138cm" svg:x="7.146cm" svg:y="5.164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5" draw:text-style-name="P24" draw:layer="layout" svg:width="0.643cm" svg:height="0.356cm" svg:x="19.511cm" svg:y="4.793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95" draw:text-style-name="P24" draw:layer="layout" svg:width="1.251cm" svg:height="0.33cm" svg:x="6.242cm" svg:y="4.8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5" draw:text-style-name="P24" draw:layer="layout" svg:width="2.543cm" svg:height="0.33cm" svg:x="12.12cm" svg:y="4.8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4" draw:text-style-name="P29" draw:layer="layout" svg:width="1.657cm" svg:height="0.211cm" svg:x="16.001cm" svg:y="4.97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5" draw:text-style-name="P30" draw:layer="layout" svg:width="1.657cm" svg:height="0.211cm" svg:x="8.95cm" svg:y="4.96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22" draw:layer="layout" svg:width="1.626cm" svg:height="0.405cm" svg:x="16.034cm" svg:y="4.542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8" draw:text-style-name="P27" draw:layer="layout" svg:width="1.37cm" svg:height="0.643cm" svg:x="17.67cm" svg:y="5.164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8" draw:text-style-name="P27" draw:layer="layout" svg:width="1.37cm" svg:height="0.643cm" svg:x="14.627cm" svg:y="5.1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8" draw:layer="layout" svg:width="1.93cm" svg:height="1.013cm" svg:x="19.729cm" svg:y="6.266cm">
          <text:p text:style-name="P23"><text:span text:style-name="T5">P+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92" draw:text-style-name="P8" draw:layer="layout" svg:x1="13.581cm" svg:y1="6.676cm" svg:x2="11.809cm" svg:y2="5.909cm">
          <text:p/>
        </draw:line>
        <draw:custom-shape draw:name="Rectangle 28" draw:style-name="gr99" draw:text-style-name="P28" draw:layer="layout" svg:width="1.37cm" svg:height="0.643cm" svg:x="10.676cm" svg:y="5.18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9" draw:text-style-name="P28" draw:layer="layout" svg:width="0.846cm" svg:height="0.603cm" svg:x="8.079cm" svg:y="5.168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" draw:text-style-name="P8" draw:layer="layout" svg:width="1.93cm" svg:height="1.013cm" svg:x="12.735cm" svg:y="6.284cm">
          <text:p text:style-name="P23"><text:span text:style-name="T5">N+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8" draw:text-style-name="P27" draw:layer="layout" svg:width="0.563cm" svg:height="0.603cm" svg:x="7.49cm" svg:y="5.18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9" draw:text-style-name="P28" draw:layer="layout" svg:width="0.484cm" svg:height="0.643cm" svg:x="19.024cm" svg:y="5.151cm">
          <text:p text:style-name="P10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" draw:text-style-name="P8" draw:layer="layout" svg:width="5.679cm" svg:height="3.617cm" svg:x="19.93cm" svg:y="2.796cm">
          <text:p text:style-name="P23"><text:span text:style-name="T5">N+ for N-substrate contact)</text:span></text:p>
          <text:p text:style-name="P23"><text:span text:style-name="T5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92" draw:text-style-name="P8" draw:layer="layout" svg:x1="20.977cm" svg:y1="3.47cm" svg:x2="19.402cm" svg:y2="5.366cm">
          <text:p/>
        </draw:line>
        <draw:custom-shape draw:name="Text Box 35" draw:style-name="gr9" draw:text-style-name="P8" draw:layer="layout" svg:width="5.299cm" svg:height="2.537cm" svg:x="0.21cm" svg:y="2.941cm">
          <text:p text:style-name="P23"><text:span text:style-name="T5">P+ (for P-substrate contact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92" draw:text-style-name="P8" draw:layer="layout" svg:x1="5.251cm" svg:y1="3.43cm" svg:x2="7.791cm" svg:y2="5.525cm">
          <text:p/>
        </draw:line>
        <draw:g draw:name="Group 37">
          <draw:line draw:name="Line 38" draw:style-name="gr100" draw:text-style-name="P8" draw:layer="layout" svg:x1="18.353cm" svg:y1="5.163cm" svg:x2="18.354cm" svg:y2="3.593cm">
            <text:p/>
          </draw:line>
          <draw:line draw:name="Line 39" draw:style-name="gr100" draw:text-style-name="P8" draw:layer="layout" svg:x1="19.239cm" svg:y1="5.15cm" svg:x2="19.24cm" svg:y2="3.58cm">
            <text:p/>
          </draw:line>
          <draw:line draw:name="Line 40" draw:style-name="gr100" draw:text-style-name="P8" draw:layer="layout" svg:x1="18.353cm" svg:y1="3.554cm" svg:x2="19.239cm" svg:y2="3.555cm">
            <text:p/>
          </draw:line>
          <draw:line draw:name="Line 41" draw:style-name="gr100" draw:text-style-name="P8" draw:layer="layout" svg:x1="19.239cm" svg:y1="3.549cm" svg:x2="19.605cm" svg:y2="3.55cm">
            <text:p/>
          </draw:line>
          <draw:custom-shape draw:name="Text Box 42" draw:style-name="gr9" draw:text-style-name="P8" draw:layer="layout" svg:width="1.93cm" svg:height="1.013cm" svg:x="18.3cm" svg:y="2.58cm">
            <text:p text:style-name="P23"><text:span text:style-name="T5">Vdd</text:span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3" draw:style-name="gr100" draw:text-style-name="P8" draw:layer="layout" svg:x1="7.809cm" svg:y1="5.181cm" svg:x2="7.81cm" svg:y2="3.611cm">
          <text:p/>
        </draw:line>
        <draw:line draw:name="Line 44" draw:style-name="gr100" draw:text-style-name="P8" draw:layer="layout" svg:x1="8.695cm" svg:y1="5.168cm" svg:x2="8.696cm" svg:y2="3.598cm">
          <text:p/>
        </draw:line>
        <draw:line draw:name="Line 45" draw:style-name="gr100" draw:text-style-name="P8" draw:layer="layout" svg:x1="7.809cm" svg:y1="3.571cm" svg:x2="8.695cm" svg:y2="3.572cm">
          <text:p/>
        </draw:line>
        <draw:line draw:name="Line 46" draw:style-name="gr100" draw:text-style-name="P8" draw:layer="layout" svg:x1="8.695cm" svg:y1="3.607cm" svg:x2="9.061cm" svg:y2="3.608cm">
          <text:p/>
        </draw:line>
        <draw:custom-shape draw:name="Text Box 47" draw:style-name="gr9" draw:text-style-name="P8" draw:layer="layout" svg:width="1.93cm" svg:height="1.013cm" svg:x="7.757cm" svg:y="2.597cm">
          <text:p text:style-name="P23"><text:span text:style-name="T5">Vs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00" draw:text-style-name="P8" draw:layer="layout" svg:x1="13.396cm" svg:y1="1.534cm" svg:x2="13.397cm" svg:y2="1.856cm">
          <text:p/>
        </draw:line>
        <draw:g draw:name="Group 49">
          <draw:line draw:name="Line 50" draw:style-name="gr100" draw:text-style-name="P8" draw:layer="layout" svg:x1="16.783cm" svg:y1="4.559cm" svg:x2="16.784cm" svg:y2="1.856cm">
            <text:p/>
          </draw:line>
          <draw:line draw:name="Line 51" draw:style-name="gr100" draw:text-style-name="P8" draw:layer="layout" svg:x1="9.789cm" svg:y1="4.546cm" svg:x2="9.79cm" svg:y2="1.843cm">
            <text:p/>
          </draw:line>
          <draw:line draw:name="Line 52" draw:style-name="gr100" draw:text-style-name="P8" draw:layer="layout" svg:x1="16.783cm" svg:y1="1.856cm" svg:x2="9.767cm" svg:y2="1.857cm">
            <text:p/>
          </draw:line>
          <draw:custom-shape draw:name="Text Box 53" draw:style-name="gr9" draw:text-style-name="P8" draw:layer="layout" svg:width="1.93cm" svg:height="1.013cm" svg:x="11.721cm" svg:y="0.847cm">
            <text:p text:style-name="P23"><text:span text:style-name="T5">Vin</text:span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4" draw:style-name="gr100" draw:text-style-name="P8" draw:layer="layout" svg:x1="15.328cm" svg:y1="5.119cm" svg:x2="15.329cm" svg:y2="3.329cm">
          <text:p/>
        </draw:line>
        <draw:line draw:name="Line 55" draw:style-name="gr100" draw:text-style-name="P8" draw:layer="layout" svg:x1="11.43cm" svg:y1="5.11cm" svg:x2="11.431cm" svg:y2="3.32cm">
          <text:p/>
        </draw:line>
        <draw:line draw:name="Line 56" draw:style-name="gr100" draw:text-style-name="P8" draw:layer="layout" svg:x1="15.328cm" svg:y1="3.329cm" svg:x2="11.337cm" svg:y2="3.33cm">
          <text:p/>
        </draw:line>
        <draw:custom-shape draw:name="Text Box 57" draw:style-name="gr9" draw:text-style-name="P8" draw:layer="layout" svg:width="1.93cm" svg:height="1.013cm" svg:x="10.949cm" svg:y="2.377cm">
          <text:p text:style-name="P23"><text:span text:style-name="T5">Vout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0" draw:text-style-name="P8" draw:layer="layout" svg:x1="12.708cm" svg:y1="2.985cm" svg:x2="12.709cm" svg:y2="3.311cm">
          <text:p/>
        </draw:line>
        <draw:custom-shape draw:name="Text Box 59" draw:style-name="gr9" draw:text-style-name="P8" draw:layer="layout" svg:width="3.386cm" svg:height="1.013cm" svg:x="14.817cm" svg:y="5.927cm">
          <text:p text:style-name="P20"><text:span text:style-name="T5">pMO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9" draw:text-style-name="P8" draw:layer="layout" svg:width="5.714cm" svg:height="1.013cm" svg:x="7.62cm" svg:y="7.197cm">
          <text:p text:style-name="P20"><text:span text:style-name="T5">nMO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92" draw:text-style-name="P8" draw:layer="layout" svg:x1="13.546cm" svg:y1="6.667cm" svg:x2="8.89cm" svg:y2="5.476cm">
          <text:p/>
        </draw:line>
        <draw:line draw:name="Line 63" draw:style-name="gr92" draw:text-style-name="P8" draw:layer="layout" svg:x1="20.531cm" svg:y1="6.667cm" svg:x2="16.086cm" svg:y2="5.476cm">
          <text:p/>
        </draw:line>
        <draw:custom-shape draw:name="Text Box 60" draw:style-name="gr9" draw:text-style-name="P8" draw:layer="layout" svg:width="4.867cm" svg:height="1.013cm" svg:x="7.618cm" svg:y="6.35cm">
          <text:p text:style-name="P20"><text:span text:style-name="T5">p well 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19" draw:text-style-name="P8" draw:layer="layout" svg:width="2.116cm" svg:height="1.773cm" svg:x="2.752cm" svg:y="12.277cm">
          <text:p text:style-name="P10"><text:span text:style-name="T5">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4">
          <draw:custom-shape draw:name="Rectangle 1" draw:style-name="gr13" draw:text-style-name="P8" draw:layer="layout" svg:width="13.757cm" svg:height="2.539cm" svg:x="5.715cm" svg:y="12.27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3" draw:style-name="gr72" draw:text-style-name="P9" draw:layer="layout" svg:x1="18.631cm" svg:y1="12.278cm" svg:x2="18.626cm" svg:y2="14.818cm">
            <text:p/>
          </draw:line>
          <draw:line draw:name="Straight Connector 162" draw:style-name="gr72" draw:text-style-name="P9" draw:layer="layout" svg:x1="19.054cm" svg:y1="12.276cm" svg:x2="19.05cm" svg:y2="14.816cm">
            <text:p/>
          </draw:line>
          <draw:line draw:name="Straight Connector 163" draw:style-name="gr72" draw:text-style-name="P9" draw:layer="layout" svg:x1="18.203cm" svg:y1="12.278cm" svg:x2="18.198cm" svg:y2="14.818cm">
            <text:p/>
          </draw:line>
          <draw:line draw:name="Straight Connector 164" draw:style-name="gr72" draw:text-style-name="P9" draw:layer="layout" svg:x1="17.78cm" svg:y1="12.278cm" svg:x2="17.775cm" svg:y2="14.818cm">
            <text:p/>
          </draw:line>
          <draw:line draw:name="Straight Connector 165" draw:style-name="gr72" draw:text-style-name="P9" draw:layer="layout" svg:x1="17.356cm" svg:y1="12.278cm" svg:x2="17.352cm" svg:y2="14.818cm">
            <text:p/>
          </draw:line>
          <draw:line draw:name="Straight Connector 166" draw:style-name="gr72" draw:text-style-name="P9" draw:layer="layout" svg:x1="16.518cm" svg:y1="12.278cm" svg:x2="16.514cm" svg:y2="14.818cm">
            <text:p/>
          </draw:line>
          <draw:line draw:name="Straight Connector 167" draw:style-name="gr72" draw:text-style-name="P9" draw:layer="layout" svg:x1="16.942cm" svg:y1="12.276cm" svg:x2="16.937cm" svg:y2="14.816cm">
            <text:p/>
          </draw:line>
          <draw:line draw:name="Straight Connector 168" draw:style-name="gr72" draw:text-style-name="P9" draw:layer="layout" svg:x1="16.091cm" svg:y1="12.278cm" svg:x2="16.086cm" svg:y2="14.818cm">
            <text:p/>
          </draw:line>
          <draw:line draw:name="Straight Connector 169" draw:style-name="gr72" draw:text-style-name="P9" draw:layer="layout" svg:x1="15.667cm" svg:y1="12.278cm" svg:x2="15.663cm" svg:y2="14.818cm">
            <text:p/>
          </draw:line>
          <draw:line draw:name="Straight Connector 170" draw:style-name="gr72" draw:text-style-name="P9" draw:layer="layout" svg:x1="15.244cm" svg:y1="12.278cm" svg:x2="15.24cm" svg:y2="14.818cm">
            <text:p/>
          </draw:line>
          <draw:line draw:name="Straight Connector 171" draw:style-name="gr72" draw:text-style-name="P9" draw:layer="layout" svg:x1="14.397cm" svg:y1="12.278cm" svg:x2="14.393cm" svg:y2="14.818cm">
            <text:p/>
          </draw:line>
          <draw:line draw:name="Straight Connector 172" draw:style-name="gr72" draw:text-style-name="P9" draw:layer="layout" svg:x1="14.821cm" svg:y1="12.276cm" svg:x2="14.816cm" svg:y2="14.816cm">
            <text:p/>
          </draw:line>
          <draw:line draw:name="Straight Connector 173" draw:style-name="gr72" draw:text-style-name="P9" draw:layer="layout" svg:x1="13.97cm" svg:y1="12.278cm" svg:x2="13.965cm" svg:y2="14.818cm">
            <text:p/>
          </draw:line>
          <draw:line draw:name="Straight Connector 174" draw:style-name="gr72" draw:text-style-name="P9" draw:layer="layout" svg:x1="13.546cm" svg:y1="12.278cm" svg:x2="13.542cm" svg:y2="14.818cm">
            <text:p/>
          </draw:line>
          <draw:line draw:name="Straight Connector 175" draw:style-name="gr72" draw:text-style-name="P9" draw:layer="layout" svg:x1="13.123cm" svg:y1="12.278cm" svg:x2="13.118cm" svg:y2="14.818cm">
            <text:p/>
          </draw:line>
          <draw:line draw:name="Straight Connector 176" draw:style-name="gr72" draw:text-style-name="P9" draw:layer="layout" svg:x1="12.285cm" svg:y1="12.278cm" svg:x2="12.281cm" svg:y2="14.818cm">
            <text:p/>
          </draw:line>
          <draw:line draw:name="Straight Connector 177" draw:style-name="gr72" draw:text-style-name="P9" draw:layer="layout" svg:x1="12.708cm" svg:y1="12.276cm" svg:x2="12.704cm" svg:y2="14.816cm">
            <text:p/>
          </draw:line>
          <draw:line draw:name="Straight Connector 178" draw:style-name="gr72" draw:text-style-name="P9" draw:layer="layout" svg:x1="11.857cm" svg:y1="12.278cm" svg:x2="11.853cm" svg:y2="14.818cm">
            <text:p/>
          </draw:line>
          <draw:line draw:name="Straight Connector 179" draw:style-name="gr72" draw:text-style-name="P9" draw:layer="layout" svg:x1="11.434cm" svg:y1="12.278cm" svg:x2="11.43cm" svg:y2="14.818cm">
            <text:p/>
          </draw:line>
          <draw:line draw:name="Straight Connector 180" draw:style-name="gr72" draw:text-style-name="P9" draw:layer="layout" svg:x1="11.011cm" svg:y1="12.278cm" svg:x2="11.006cm" svg:y2="14.818cm">
            <text:p/>
          </draw:line>
          <draw:line draw:name="Straight Connector 181" draw:style-name="gr72" draw:text-style-name="P9" draw:layer="layout" svg:x1="10.164cm" svg:y1="12.278cm" svg:x2="10.16cm" svg:y2="14.818cm">
            <text:p/>
          </draw:line>
          <draw:line draw:name="Straight Connector 182" draw:style-name="gr72" draw:text-style-name="P9" draw:layer="layout" svg:x1="10.587cm" svg:y1="12.276cm" svg:x2="10.583cm" svg:y2="14.816cm">
            <text:p/>
          </draw:line>
          <draw:line draw:name="Straight Connector 183" draw:style-name="gr72" draw:text-style-name="P9" draw:layer="layout" svg:x1="9.736cm" svg:y1="12.278cm" svg:x2="9.732cm" svg:y2="14.818cm">
            <text:p/>
          </draw:line>
          <draw:line draw:name="Straight Connector 184" draw:style-name="gr72" draw:text-style-name="P9" draw:layer="layout" svg:x1="9.313cm" svg:y1="12.278cm" svg:x2="9.308cm" svg:y2="14.818cm">
            <text:p/>
          </draw:line>
          <draw:line draw:name="Straight Connector 185" draw:style-name="gr72" draw:text-style-name="P9" draw:layer="layout" svg:x1="8.89cm" svg:y1="12.278cm" svg:x2="8.885cm" svg:y2="14.818cm">
            <text:p/>
          </draw:line>
          <draw:line draw:name="Straight Connector 186" draw:style-name="gr72" draw:text-style-name="P9" draw:layer="layout" svg:x1="8.052cm" svg:y1="12.278cm" svg:x2="8.047cm" svg:y2="14.818cm">
            <text:p/>
          </draw:line>
          <draw:line draw:name="Straight Connector 188" draw:style-name="gr72" draw:text-style-name="P9" draw:layer="layout" svg:x1="8.475cm" svg:y1="12.276cm" svg:x2="8.471cm" svg:y2="14.816cm">
            <text:p/>
          </draw:line>
          <draw:line draw:name="Straight Connector 189" draw:style-name="gr72" draw:text-style-name="P9" draw:layer="layout" svg:x1="7.624cm" svg:y1="12.278cm" svg:x2="7.62cm" svg:y2="14.818cm">
            <text:p/>
          </draw:line>
          <draw:line draw:name="Straight Connector 190" draw:style-name="gr72" draw:text-style-name="P9" draw:layer="layout" svg:x1="7.201cm" svg:y1="12.278cm" svg:x2="7.196cm" svg:y2="14.818cm">
            <text:p/>
          </draw:line>
          <draw:line draw:name="Straight Connector 191" draw:style-name="gr72" draw:text-style-name="P9" draw:layer="layout" svg:x1="6.777cm" svg:y1="12.278cm" svg:x2="6.773cm" svg:y2="14.818cm">
            <text:p/>
          </draw:line>
          <draw:line draw:name="Straight Connector 201" draw:style-name="gr72" draw:text-style-name="P9" draw:layer="layout" svg:x1="6.354cm" svg:y1="12.278cm" svg:x2="6.35cm" svg:y2="14.818cm">
            <text:p/>
          </draw:line>
          <draw:line draw:name="Straight Connector 202" draw:style-name="gr72" draw:text-style-name="P9" draw:layer="layout" svg:x1="5.931cm" svg:y1="12.278cm" svg:x2="5.926cm" svg:y2="14.818cm">
            <text:p/>
          </draw:line>
        </draw:g>
        <draw:custom-shape draw:name="TextBox 111" draw:style-name="gr88" draw:text-style-name="P21" draw:layer="layout" svg:width="1.481cm" svg:height="1.981cm" svg:x="5.927cm" svg:y="12.912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0">
          <draw:custom-shape draw:name="Rectangle 2" draw:style-name="gr13" draw:text-style-name="P8" draw:layer="layout" svg:width="2.539cm" svg:height="2.539cm" svg:x="9.737cm" svg:y="12.26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72" draw:text-style-name="P9" draw:layer="layout" svg:x1="10.795cm" svg:y1="14.805cm" svg:x2="12.276cm" svg:y2="12.265cm">
            <text:p/>
          </draw:line>
          <draw:line draw:name="Straight Connector 10" draw:style-name="gr72" draw:text-style-name="P9" draw:layer="layout" svg:x1="10.398cm" svg:y1="14.805cm" svg:x2="11.879cm" svg:y2="12.265cm">
            <text:p/>
          </draw:line>
          <draw:line draw:name="Straight Connector 11" draw:style-name="gr72" draw:text-style-name="P9" draw:layer="layout" svg:x1="9.948cm" svg:y1="14.805cm" svg:x2="11.43cm" svg:y2="12.265cm">
            <text:p/>
          </draw:line>
          <draw:line draw:name="Straight Connector 33" draw:style-name="gr72" draw:text-style-name="P9" draw:layer="layout" svg:x1="11.319cm" svg:y1="14.774cm" svg:x2="12.281cm" svg:y2="13.143cm">
            <text:p/>
          </draw:line>
          <draw:line draw:name="Straight Connector 37" draw:style-name="gr72" draw:text-style-name="P9" draw:layer="layout" svg:x1="11.853cm" svg:y1="14.805cm" svg:x2="12.276cm" svg:y2="14.17cm">
            <text:p/>
          </draw:line>
          <draw:line draw:name="Straight Connector 39" draw:style-name="gr72" draw:text-style-name="P9" draw:layer="layout" svg:x1="9.736cm" svg:y1="14.382cm" svg:x2="10.938cm" svg:y2="12.223cm">
            <text:p/>
          </draw:line>
          <draw:line draw:name="Straight Connector 41" draw:style-name="gr72" draw:text-style-name="P9" draw:layer="layout" svg:x1="9.789cm" svg:y1="13.324cm" svg:x2="10.424cm" svg:y2="12.265cm">
            <text:p/>
          </draw:line>
          <draw:line draw:name="Straight Connector 192" draw:style-name="gr72" draw:text-style-name="P9" draw:layer="layout" svg:x1="11.046cm" svg:y1="14.805cm" svg:x2="12.276cm" svg:y2="12.689cm">
            <text:p/>
          </draw:line>
          <draw:line draw:name="Straight Connector 193" draw:style-name="gr72" draw:text-style-name="P9" draw:layer="layout" svg:x1="10.623cm" svg:y1="14.805cm" svg:x2="12.105cm" svg:y2="12.265cm">
            <text:p/>
          </draw:line>
          <draw:line draw:name="Straight Connector 194" draw:style-name="gr72" draw:text-style-name="P9" draw:layer="layout" svg:x1="10.2cm" svg:y1="14.805cm" svg:x2="11.681cm" svg:y2="12.265cm">
            <text:p/>
          </draw:line>
          <draw:line draw:name="Straight Connector 195" draw:style-name="gr72" draw:text-style-name="P9" draw:layer="layout" svg:x1="11.623cm" svg:y1="14.774cm" svg:x2="12.276cm" svg:y2="13.535cm">
            <text:p/>
          </draw:line>
          <draw:line draw:name="Straight Connector 196" draw:style-name="gr72" draw:text-style-name="P9" draw:layer="layout" svg:x1="12.105cm" svg:y1="14.805cm" svg:x2="12.276cm" svg:y2="14.594cm">
            <text:p/>
          </draw:line>
          <draw:line draw:name="Straight Connector 198" draw:style-name="gr72" draw:text-style-name="P9" draw:layer="layout" svg:x1="9.736cm" svg:y1="12.9cm" svg:x2="10.159cm" svg:y2="12.265cm">
            <text:p/>
          </draw:line>
          <draw:line draw:name="Straight Connector 200" draw:style-name="gr72" draw:text-style-name="P9" draw:layer="layout" svg:x1="9.736cm" svg:y1="14.805cm" svg:x2="11.218cm" svg:y2="12.265cm">
            <text:p/>
          </draw:line>
          <draw:line draw:name="Straight Connector 206" draw:style-name="gr72" draw:text-style-name="P9" draw:layer="layout" svg:x1="9.736cm" svg:y1="13.899cm" svg:x2="10.699cm" svg:y2="12.269cm">
            <text:p/>
          </draw:line>
          <draw:line draw:name="Straight Connector 208" draw:style-name="gr72" draw:text-style-name="P9" draw:layer="layout" svg:x1="9.776cm" svg:y1="12.477cm" svg:x2="9.948cm" svg:y2="12.265cm">
            <text:p/>
          </draw:line>
        </draw:g>
        <draw:line draw:name="Straight Connector 252" draw:style-name="gr68" draw:text-style-name="P9" draw:layer="layout" svg:x1="18.838cm" svg:y1="12.276cm" svg:x2="18.842cm" svg:y2="11.006cm">
          <text:p/>
        </draw:line>
        <draw:line draw:name="Straight Connector 257" draw:style-name="gr31" draw:text-style-name="P9" draw:layer="layout" svg:x1="18.201cm" svg:y1="11.008cm" svg:x2="18.205cm" svg:y2="8.892cm">
          <text:p/>
        </draw:line>
        <draw:line draw:name="Straight Connector 270" draw:style-name="gr31" draw:text-style-name="P9" draw:layer="layout" svg:x1="16.296cm" svg:y1="13.125cm" svg:x2="16.3cm" svg:y2="8.892cm">
          <text:p/>
        </draw:line>
        <draw:custom-shape draw:name="TextBox 272" draw:style-name="gr19" draw:text-style-name="P8" draw:layer="layout" svg:width="1.692cm" svg:height="1.013cm" svg:x="16.51cm" svg:y="8.678cm">
          <text:p text:style-name="P10"><text:span text:style-name="T5">3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9" draw:style-name="gr68" draw:text-style-name="P9" draw:layer="layout" svg:x1="16.298cm" svg:y1="9.52cm" svg:x2="18.203cm" svg:y2="9.525cm">
          <text:p/>
        </draw:line>
        <draw:line draw:name="Straight Connector 281" draw:style-name="gr106" draw:text-style-name="P9" draw:layer="layout" svg:x1="13.123cm" svg:y1="11.002cm" svg:x2="18.203cm" svg:y2="11.006cm">
          <text:p/>
        </draw:line>
        <draw:line draw:name="Straight Connector 282" draw:style-name="gr106" draw:text-style-name="P9" draw:layer="layout" svg:x1="13.127cm" svg:y1="11.006cm" svg:x2="13.123cm" svg:y2="17.145cm">
          <text:p/>
        </draw:line>
        <draw:line draw:name="Straight Connector 284" draw:style-name="gr106" draw:text-style-name="P9" draw:layer="layout" svg:x1="18.203cm" svg:y1="11.006cm" svg:x2="18.203cm" svg:y2="17.144cm">
          <text:p/>
        </draw:line>
        <draw:custom-shape draw:name="TextBox 287" draw:style-name="gr19" draw:text-style-name="P8" draw:layer="layout" svg:width="1.269cm" svg:height="1.013cm" svg:x="20.108cm" svg:y="12.944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8" draw:style-name="gr31" draw:text-style-name="P9" draw:layer="layout" svg:x1="14.393cm" svg:y1="13.758cm" svg:x2="14.397cm" svg:y2="9.948cm">
          <text:p/>
        </draw:line>
        <draw:line draw:name="Straight Connector 292" draw:style-name="gr31" draw:text-style-name="P9" draw:layer="layout" svg:x1="17.991cm" svg:y1="14.812cm" svg:x2="22.013cm" svg:y2="14.816cm">
          <text:p/>
        </draw:line>
        <draw:line draw:name="Straight Connector 293" draw:style-name="gr31" draw:text-style-name="P9" draw:layer="layout" svg:x1="13.123cm" svg:y1="11.006cm" svg:x2="13.127cm" svg:y2="9.948cm">
          <text:p/>
        </draw:line>
        <draw:custom-shape draw:name="TextBox 294" draw:style-name="gr19" draw:text-style-name="P8" draw:layer="layout" svg:width="1.269cm" svg:height="1.013cm" svg:x="13.123cm" svg:y="9.52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5" draw:style-name="gr68" draw:text-style-name="P9" draw:layer="layout" svg:x1="14.393cm" svg:y1="10.376cm" svg:x2="13.123cm" svg:y2="10.371cm">
          <text:p/>
        </draw:line>
        <draw:g draw:name="Group 314">
          <draw:custom-shape draw:name="Rectangle 26" draw:style-name="gr13" draw:text-style-name="P8" draw:layer="layout" svg:width="2.539cm" svg:height="2.539cm" svg:x="14.393cm" svg:y="12.275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13" draw:text-style-name="P8" draw:layer="layout" svg:width="1.269cm" svg:height="2.327cm" svg:x="15.637cm" svg:y="14.815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9" draw:style-name="gr72" draw:text-style-name="P9" draw:layer="layout" svg:x1="16.912cm" svg:y1="12.879cm" svg:x2="15.743cm" svg:y2="14.848cm">
            <text:p/>
          </draw:line>
          <draw:line draw:name="Straight Connector 44" draw:style-name="gr72" draw:text-style-name="P9" draw:layer="layout" svg:x1="15.888cm" svg:y1="12.276cm" svg:x2="14.406cm" svg:y2="14.816cm">
            <text:p/>
          </draw:line>
          <draw:line draw:name="Straight Connector 47" draw:style-name="gr72" draw:text-style-name="P9" draw:layer="layout" svg:x1="15.311cm" svg:y1="12.308cm" svg:x2="14.348cm" svg:y2="13.938cm">
            <text:p/>
          </draw:line>
          <draw:line draw:name="Straight Connector 48" draw:style-name="gr72" draw:text-style-name="P9" draw:layer="layout" svg:x1="14.816cm" svg:y1="12.303cm" svg:x2="14.393cm" svg:y2="12.938cm">
            <text:p/>
          </draw:line>
          <draw:line draw:name="Straight Connector 50" draw:style-name="gr72" draw:text-style-name="P9" draw:layer="layout" svg:x1="16.972cm" svg:y1="15.861cm" svg:x2="16.253cm" svg:y2="17.144cm">
            <text:p/>
          </draw:line>
          <draw:line draw:name="Straight Connector 302" draw:style-name="gr72" draw:text-style-name="P9" draw:layer="layout" svg:x1="16.888cm" svg:y1="13.546cm" svg:x2="15.618cm" svg:y2="15.663cm">
            <text:p/>
          </draw:line>
          <draw:line draw:name="Straight Connector 304" draw:style-name="gr72" draw:text-style-name="P9" draw:layer="layout" svg:x1="16.311cm" svg:y1="12.276cm" svg:x2="14.829cm" svg:y2="14.816cm">
            <text:p/>
          </draw:line>
          <draw:line draw:name="Straight Connector 305" draw:style-name="gr72" draw:text-style-name="P9" draw:layer="layout" svg:x1="16.676cm" svg:y1="12.276cm" svg:x2="15.195cm" svg:y2="14.816cm">
            <text:p/>
          </draw:line>
          <draw:line draw:name="Straight Connector 306" draw:style-name="gr72" draw:text-style-name="P9" draw:layer="layout" svg:x1="16.888cm" svg:y1="14.181cm" svg:x2="15.618cm" svg:y2="16.298cm">
            <text:p/>
          </draw:line>
          <draw:line draw:name="Straight Connector 307" draw:style-name="gr72" draw:text-style-name="P9" draw:layer="layout" svg:x1="16.888cm" svg:y1="15.028cm" svg:x2="15.618cm" svg:y2="17.145cm">
            <text:p/>
          </draw:line>
          <draw:line draw:name="Straight Connector 309" draw:style-name="gr72" draw:text-style-name="P9" draw:layer="layout" svg:x1="16.888cm" svg:y1="16.721cm" svg:x2="16.676cm" svg:y2="17.145cm">
            <text:p/>
          </draw:line>
        </draw:g>
        <draw:custom-shape draw:name="TextBox 315" draw:style-name="gr19" draw:text-style-name="P8" draw:layer="layout" svg:width="3.597cm" svg:height="3.401cm" svg:x="8.89cm" svg:y="15.452cm">
          <text:p text:style-name="P10"><text:span text:style-name="T5">V</text:span><text:span text:style-name="T13">DD </text:span><text:span text:style-name="T5">contact to subs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7" draw:style-name="gr33" draw:text-style-name="P9" draw:layer="layout" svg:width="0.846cm" svg:height="0.211cm" draw:transform="rotate (-1.5707963267949) translate (10.581cm 14.81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8" draw:style-name="gr19" draw:text-style-name="P8" draw:layer="layout" svg:width="5.291cm" svg:height="1.773cm" svg:x="14.393cm" svg:y="17.568cm">
          <text:p text:style-name="P10"><text:span text:style-name="T5">to p-type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0" draw:style-name="gr33" draw:text-style-name="P9" draw:layer="layout" svg:width="0.634cm" svg:height="0.025cm" draw:transform="rotate (-1.5707963267949) translate (16.296cm 17.1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2" draw:style-name="gr33" draw:text-style-name="P9" draw:layer="layout" svg:width="0.846cm" svg:height="0.003cm" svg:x="4.868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0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>
        <draw:custom-shape draw:name="TextBox 156" draw:style-name="gr19" draw:text-style-name="P8" draw:layer="layout" svg:width="1.269cm" svg:height="1.013cm" svg:x="18.838cm" svg:y="0.84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28" draw:text-style-name="P13" draw:layer="layout" svg:width="1.269cm" svg:height="1.269cm" svg:x="10.372cm" svg:y="2.75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28" draw:text-style-name="P13" draw:layer="layout" svg:width="1.269cm" svg:height="1.269cm" svg:x="15.028cm" svg:y="2.75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19" draw:text-style-name="P8" draw:layer="layout" svg:width="2.116cm" svg:height="1.773cm" svg:x="19.897cm" svg:y="2.963cm">
          <text:p text:style-name="P10"><text:span text:style-name="T5">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4">
          <draw:custom-shape draw:name="Rectangle 1" draw:style-name="gr13" draw:text-style-name="P8" draw:layer="layout" svg:width="13.757cm" svg:height="2.539cm" svg:x="5.715cm" svg:y="2.11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3" draw:style-name="gr72" draw:text-style-name="P9" draw:layer="layout" svg:x1="18.631cm" svg:y1="2.118cm" svg:x2="18.626cm" svg:y2="4.658cm">
            <text:p/>
          </draw:line>
          <draw:line draw:name="Straight Connector 162" draw:style-name="gr72" draw:text-style-name="P9" draw:layer="layout" svg:x1="19.054cm" svg:y1="2.116cm" svg:x2="19.05cm" svg:y2="4.656cm">
            <text:p/>
          </draw:line>
          <draw:line draw:name="Straight Connector 163" draw:style-name="gr72" draw:text-style-name="P9" draw:layer="layout" svg:x1="18.203cm" svg:y1="2.118cm" svg:x2="18.198cm" svg:y2="4.658cm">
            <text:p/>
          </draw:line>
          <draw:line draw:name="Straight Connector 164" draw:style-name="gr72" draw:text-style-name="P9" draw:layer="layout" svg:x1="17.78cm" svg:y1="2.118cm" svg:x2="17.775cm" svg:y2="4.658cm">
            <text:p/>
          </draw:line>
          <draw:line draw:name="Straight Connector 165" draw:style-name="gr72" draw:text-style-name="P9" draw:layer="layout" svg:x1="17.356cm" svg:y1="2.118cm" svg:x2="17.352cm" svg:y2="4.658cm">
            <text:p/>
          </draw:line>
          <draw:line draw:name="Straight Connector 166" draw:style-name="gr72" draw:text-style-name="P9" draw:layer="layout" svg:x1="16.518cm" svg:y1="2.118cm" svg:x2="16.514cm" svg:y2="4.658cm">
            <text:p/>
          </draw:line>
          <draw:line draw:name="Straight Connector 167" draw:style-name="gr72" draw:text-style-name="P9" draw:layer="layout" svg:x1="16.942cm" svg:y1="2.116cm" svg:x2="16.937cm" svg:y2="4.656cm">
            <text:p/>
          </draw:line>
          <draw:line draw:name="Straight Connector 168" draw:style-name="gr72" draw:text-style-name="P9" draw:layer="layout" svg:x1="16.091cm" svg:y1="2.118cm" svg:x2="16.086cm" svg:y2="4.658cm">
            <text:p/>
          </draw:line>
          <draw:line draw:name="Straight Connector 169" draw:style-name="gr72" draw:text-style-name="P9" draw:layer="layout" svg:x1="15.667cm" svg:y1="2.118cm" svg:x2="15.663cm" svg:y2="4.658cm">
            <text:p/>
          </draw:line>
          <draw:line draw:name="Straight Connector 170" draw:style-name="gr72" draw:text-style-name="P9" draw:layer="layout" svg:x1="15.244cm" svg:y1="2.118cm" svg:x2="15.24cm" svg:y2="4.658cm">
            <text:p/>
          </draw:line>
          <draw:line draw:name="Straight Connector 171" draw:style-name="gr72" draw:text-style-name="P9" draw:layer="layout" svg:x1="14.397cm" svg:y1="2.118cm" svg:x2="14.393cm" svg:y2="4.658cm">
            <text:p/>
          </draw:line>
          <draw:line draw:name="Straight Connector 172" draw:style-name="gr72" draw:text-style-name="P9" draw:layer="layout" svg:x1="14.821cm" svg:y1="2.116cm" svg:x2="14.816cm" svg:y2="4.656cm">
            <text:p/>
          </draw:line>
          <draw:line draw:name="Straight Connector 173" draw:style-name="gr72" draw:text-style-name="P9" draw:layer="layout" svg:x1="13.97cm" svg:y1="2.118cm" svg:x2="13.965cm" svg:y2="4.658cm">
            <text:p/>
          </draw:line>
          <draw:line draw:name="Straight Connector 174" draw:style-name="gr72" draw:text-style-name="P9" draw:layer="layout" svg:x1="13.546cm" svg:y1="2.118cm" svg:x2="13.542cm" svg:y2="4.658cm">
            <text:p/>
          </draw:line>
          <draw:line draw:name="Straight Connector 175" draw:style-name="gr72" draw:text-style-name="P9" draw:layer="layout" svg:x1="13.123cm" svg:y1="2.118cm" svg:x2="13.118cm" svg:y2="4.658cm">
            <text:p/>
          </draw:line>
          <draw:line draw:name="Straight Connector 176" draw:style-name="gr72" draw:text-style-name="P9" draw:layer="layout" svg:x1="12.285cm" svg:y1="2.118cm" svg:x2="12.281cm" svg:y2="4.658cm">
            <text:p/>
          </draw:line>
          <draw:line draw:name="Straight Connector 177" draw:style-name="gr72" draw:text-style-name="P9" draw:layer="layout" svg:x1="12.708cm" svg:y1="2.116cm" svg:x2="12.704cm" svg:y2="4.656cm">
            <text:p/>
          </draw:line>
          <draw:line draw:name="Straight Connector 178" draw:style-name="gr72" draw:text-style-name="P9" draw:layer="layout" svg:x1="11.857cm" svg:y1="2.118cm" svg:x2="11.853cm" svg:y2="4.658cm">
            <text:p/>
          </draw:line>
          <draw:line draw:name="Straight Connector 179" draw:style-name="gr72" draw:text-style-name="P9" draw:layer="layout" svg:x1="11.434cm" svg:y1="2.118cm" svg:x2="11.43cm" svg:y2="4.658cm">
            <text:p/>
          </draw:line>
          <draw:line draw:name="Straight Connector 180" draw:style-name="gr72" draw:text-style-name="P9" draw:layer="layout" svg:x1="11.011cm" svg:y1="2.118cm" svg:x2="11.006cm" svg:y2="4.658cm">
            <text:p/>
          </draw:line>
          <draw:line draw:name="Straight Connector 181" draw:style-name="gr72" draw:text-style-name="P9" draw:layer="layout" svg:x1="10.164cm" svg:y1="2.118cm" svg:x2="10.16cm" svg:y2="4.658cm">
            <text:p/>
          </draw:line>
          <draw:line draw:name="Straight Connector 182" draw:style-name="gr72" draw:text-style-name="P9" draw:layer="layout" svg:x1="10.587cm" svg:y1="2.116cm" svg:x2="10.583cm" svg:y2="4.656cm">
            <text:p/>
          </draw:line>
          <draw:line draw:name="Straight Connector 183" draw:style-name="gr72" draw:text-style-name="P9" draw:layer="layout" svg:x1="9.736cm" svg:y1="2.118cm" svg:x2="9.732cm" svg:y2="4.658cm">
            <text:p/>
          </draw:line>
          <draw:line draw:name="Straight Connector 184" draw:style-name="gr72" draw:text-style-name="P9" draw:layer="layout" svg:x1="9.313cm" svg:y1="2.118cm" svg:x2="9.308cm" svg:y2="4.658cm">
            <text:p/>
          </draw:line>
          <draw:line draw:name="Straight Connector 185" draw:style-name="gr72" draw:text-style-name="P9" draw:layer="layout" svg:x1="8.89cm" svg:y1="2.118cm" svg:x2="8.885cm" svg:y2="4.658cm">
            <text:p/>
          </draw:line>
          <draw:line draw:name="Straight Connector 186" draw:style-name="gr72" draw:text-style-name="P9" draw:layer="layout" svg:x1="8.052cm" svg:y1="2.118cm" svg:x2="8.047cm" svg:y2="4.658cm">
            <text:p/>
          </draw:line>
          <draw:line draw:name="Straight Connector 188" draw:style-name="gr72" draw:text-style-name="P9" draw:layer="layout" svg:x1="8.475cm" svg:y1="2.116cm" svg:x2="8.471cm" svg:y2="4.656cm">
            <text:p/>
          </draw:line>
          <draw:line draw:name="Straight Connector 189" draw:style-name="gr72" draw:text-style-name="P9" draw:layer="layout" svg:x1="7.624cm" svg:y1="2.118cm" svg:x2="7.62cm" svg:y2="4.658cm">
            <text:p/>
          </draw:line>
          <draw:line draw:name="Straight Connector 190" draw:style-name="gr72" draw:text-style-name="P9" draw:layer="layout" svg:x1="7.201cm" svg:y1="2.118cm" svg:x2="7.196cm" svg:y2="4.658cm">
            <text:p/>
          </draw:line>
          <draw:line draw:name="Straight Connector 191" draw:style-name="gr72" draw:text-style-name="P9" draw:layer="layout" svg:x1="6.777cm" svg:y1="2.118cm" svg:x2="6.773cm" svg:y2="4.658cm">
            <text:p/>
          </draw:line>
          <draw:line draw:name="Straight Connector 201" draw:style-name="gr72" draw:text-style-name="P9" draw:layer="layout" svg:x1="6.354cm" svg:y1="2.118cm" svg:x2="6.35cm" svg:y2="4.658cm">
            <text:p/>
          </draw:line>
          <draw:line draw:name="Straight Connector 202" draw:style-name="gr72" draw:text-style-name="P9" draw:layer="layout" svg:x1="5.931cm" svg:y1="2.118cm" svg:x2="5.926cm" svg:y2="4.658cm">
            <text:p/>
          </draw:line>
        </draw:g>
        <draw:custom-shape draw:name="TextBox 111" draw:style-name="gr88" draw:text-style-name="P21" draw:layer="layout" svg:width="1.481cm" svg:height="1.981cm" svg:x="5.927cm" svg:y="2.752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0">
          <draw:custom-shape draw:name="Rectangle 2" draw:style-name="gr13" draw:text-style-name="P8" draw:layer="layout" svg:width="2.539cm" svg:height="2.539cm" svg:x="9.737cm" svg:y="2.10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72" draw:text-style-name="P9" draw:layer="layout" svg:x1="10.795cm" svg:y1="4.645cm" svg:x2="12.276cm" svg:y2="2.105cm">
            <text:p/>
          </draw:line>
          <draw:line draw:name="Straight Connector 10" draw:style-name="gr72" draw:text-style-name="P9" draw:layer="layout" svg:x1="10.398cm" svg:y1="4.645cm" svg:x2="11.879cm" svg:y2="2.105cm">
            <text:p/>
          </draw:line>
          <draw:line draw:name="Straight Connector 11" draw:style-name="gr72" draw:text-style-name="P9" draw:layer="layout" svg:x1="9.948cm" svg:y1="4.645cm" svg:x2="11.43cm" svg:y2="2.105cm">
            <text:p/>
          </draw:line>
          <draw:line draw:name="Straight Connector 33" draw:style-name="gr72" draw:text-style-name="P9" draw:layer="layout" svg:x1="11.319cm" svg:y1="4.614cm" svg:x2="12.281cm" svg:y2="2.983cm">
            <text:p/>
          </draw:line>
          <draw:line draw:name="Straight Connector 37" draw:style-name="gr72" draw:text-style-name="P9" draw:layer="layout" svg:x1="11.853cm" svg:y1="4.645cm" svg:x2="12.276cm" svg:y2="4.01cm">
            <text:p/>
          </draw:line>
          <draw:line draw:name="Straight Connector 39" draw:style-name="gr72" draw:text-style-name="P9" draw:layer="layout" svg:x1="9.736cm" svg:y1="4.222cm" svg:x2="10.938cm" svg:y2="2.063cm">
            <text:p/>
          </draw:line>
          <draw:line draw:name="Straight Connector 41" draw:style-name="gr72" draw:text-style-name="P9" draw:layer="layout" svg:x1="9.789cm" svg:y1="3.164cm" svg:x2="10.424cm" svg:y2="2.105cm">
            <text:p/>
          </draw:line>
          <draw:line draw:name="Straight Connector 192" draw:style-name="gr72" draw:text-style-name="P9" draw:layer="layout" svg:x1="11.046cm" svg:y1="4.645cm" svg:x2="12.276cm" svg:y2="2.529cm">
            <text:p/>
          </draw:line>
          <draw:line draw:name="Straight Connector 193" draw:style-name="gr72" draw:text-style-name="P9" draw:layer="layout" svg:x1="10.623cm" svg:y1="4.645cm" svg:x2="12.105cm" svg:y2="2.105cm">
            <text:p/>
          </draw:line>
          <draw:line draw:name="Straight Connector 194" draw:style-name="gr72" draw:text-style-name="P9" draw:layer="layout" svg:x1="10.2cm" svg:y1="4.645cm" svg:x2="11.681cm" svg:y2="2.105cm">
            <text:p/>
          </draw:line>
          <draw:line draw:name="Straight Connector 195" draw:style-name="gr72" draw:text-style-name="P9" draw:layer="layout" svg:x1="11.623cm" svg:y1="4.614cm" svg:x2="12.276cm" svg:y2="3.375cm">
            <text:p/>
          </draw:line>
          <draw:line draw:name="Straight Connector 196" draw:style-name="gr72" draw:text-style-name="P9" draw:layer="layout" svg:x1="12.105cm" svg:y1="4.645cm" svg:x2="12.276cm" svg:y2="4.434cm">
            <text:p/>
          </draw:line>
          <draw:line draw:name="Straight Connector 198" draw:style-name="gr72" draw:text-style-name="P9" draw:layer="layout" svg:x1="9.736cm" svg:y1="2.74cm" svg:x2="10.159cm" svg:y2="2.105cm">
            <text:p/>
          </draw:line>
          <draw:line draw:name="Straight Connector 200" draw:style-name="gr72" draw:text-style-name="P9" draw:layer="layout" svg:x1="9.736cm" svg:y1="4.645cm" svg:x2="11.218cm" svg:y2="2.105cm">
            <text:p/>
          </draw:line>
          <draw:line draw:name="Straight Connector 206" draw:style-name="gr72" draw:text-style-name="P9" draw:layer="layout" svg:x1="9.736cm" svg:y1="3.739cm" svg:x2="10.699cm" svg:y2="2.109cm">
            <text:p/>
          </draw:line>
          <draw:line draw:name="Straight Connector 208" draw:style-name="gr72" draw:text-style-name="P9" draw:layer="layout" svg:x1="9.776cm" svg:y1="2.317cm" svg:x2="9.948cm" svg:y2="2.105cm">
            <text:p/>
          </draw:line>
        </draw:g>
        <draw:line draw:name="Straight Connector 281" draw:style-name="gr106" draw:text-style-name="P9" draw:layer="layout" svg:x1="13.123cm" svg:y1="0.842cm" svg:x2="18.203cm" svg:y2="0.846cm">
          <text:p/>
        </draw:line>
        <draw:line draw:name="Straight Connector 282" draw:style-name="gr106" draw:text-style-name="P9" draw:layer="layout" svg:x1="13.127cm" svg:y1="0.846cm" svg:x2="13.123cm" svg:y2="6.985cm">
          <text:p/>
        </draw:line>
        <draw:line draw:name="Straight Connector 284" draw:style-name="gr106" draw:text-style-name="P9" draw:layer="layout" svg:x1="18.203cm" svg:y1="0.846cm" svg:x2="18.203cm" svg:y2="6.984cm">
          <text:p/>
        </draw:line>
        <draw:g draw:name="Group 314">
          <draw:custom-shape draw:name="Rectangle 26" draw:style-name="gr13" draw:text-style-name="P8" draw:layer="layout" svg:width="2.539cm" svg:height="2.539cm" svg:x="14.393cm" svg:y="2.115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13" draw:text-style-name="P8" draw:layer="layout" svg:width="1.269cm" svg:height="2.327cm" svg:x="15.637cm" svg:y="4.655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9" draw:style-name="gr72" draw:text-style-name="P9" draw:layer="layout" svg:x1="16.912cm" svg:y1="2.719cm" svg:x2="15.743cm" svg:y2="4.688cm">
            <text:p/>
          </draw:line>
          <draw:line draw:name="Straight Connector 44" draw:style-name="gr72" draw:text-style-name="P9" draw:layer="layout" svg:x1="15.888cm" svg:y1="2.116cm" svg:x2="14.406cm" svg:y2="4.656cm">
            <text:p/>
          </draw:line>
          <draw:line draw:name="Straight Connector 47" draw:style-name="gr72" draw:text-style-name="P9" draw:layer="layout" svg:x1="15.311cm" svg:y1="2.148cm" svg:x2="14.348cm" svg:y2="3.778cm">
            <text:p/>
          </draw:line>
          <draw:line draw:name="Straight Connector 48" draw:style-name="gr72" draw:text-style-name="P9" draw:layer="layout" svg:x1="14.816cm" svg:y1="2.143cm" svg:x2="14.393cm" svg:y2="2.778cm">
            <text:p/>
          </draw:line>
          <draw:line draw:name="Straight Connector 50" draw:style-name="gr72" draw:text-style-name="P9" draw:layer="layout" svg:x1="16.972cm" svg:y1="5.701cm" svg:x2="16.253cm" svg:y2="6.984cm">
            <text:p/>
          </draw:line>
          <draw:line draw:name="Straight Connector 302" draw:style-name="gr72" draw:text-style-name="P9" draw:layer="layout" svg:x1="16.888cm" svg:y1="3.386cm" svg:x2="15.618cm" svg:y2="5.503cm">
            <text:p/>
          </draw:line>
          <draw:line draw:name="Straight Connector 304" draw:style-name="gr72" draw:text-style-name="P9" draw:layer="layout" svg:x1="16.311cm" svg:y1="2.116cm" svg:x2="14.829cm" svg:y2="4.656cm">
            <text:p/>
          </draw:line>
          <draw:line draw:name="Straight Connector 305" draw:style-name="gr72" draw:text-style-name="P9" draw:layer="layout" svg:x1="16.676cm" svg:y1="2.116cm" svg:x2="15.195cm" svg:y2="4.656cm">
            <text:p/>
          </draw:line>
          <draw:line draw:name="Straight Connector 306" draw:style-name="gr72" draw:text-style-name="P9" draw:layer="layout" svg:x1="16.888cm" svg:y1="4.021cm" svg:x2="15.618cm" svg:y2="6.138cm">
            <text:p/>
          </draw:line>
          <draw:line draw:name="Straight Connector 307" draw:style-name="gr72" draw:text-style-name="P9" draw:layer="layout" svg:x1="16.888cm" svg:y1="4.868cm" svg:x2="15.618cm" svg:y2="6.985cm">
            <text:p/>
          </draw:line>
          <draw:line draw:name="Straight Connector 309" draw:style-name="gr72" draw:text-style-name="P9" draw:layer="layout" svg:x1="16.888cm" svg:y1="6.561cm" svg:x2="16.676cm" svg:y2="6.985cm">
            <text:p/>
          </draw:line>
        </draw:g>
        <draw:custom-shape draw:name="TextBox 315" draw:style-name="gr19" draw:text-style-name="P8" draw:layer="layout" svg:width="3.597cm" svg:height="3.401cm" svg:x="8.89cm" svg:y="5.292cm">
          <text:p text:style-name="P10"><text:span text:style-name="T5">V</text:span><text:span text:style-name="T13">DD </text:span><text:span text:style-name="T5">contact to subst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7" draw:style-name="gr33" draw:text-style-name="P9" draw:layer="layout" svg:width="0.846cm" svg:height="0.211cm" draw:transform="rotate (-1.5707963267949) translate (10.581cm 4.65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8" draw:style-name="gr19" draw:text-style-name="P8" draw:layer="layout" svg:width="5.291cm" svg:height="1.773cm" svg:x="14.393cm" svg:y="7.408cm">
          <text:p text:style-name="P10"><text:span text:style-name="T5">to p-type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0" draw:style-name="gr33" draw:text-style-name="P9" draw:layer="layout" svg:width="0.634cm" svg:height="0.025cm" draw:transform="rotate (-1.5707963267949) translate (16.296cm 6.985cm)">
          <text:p/>
          <draw:enhanced-geometry draw:mirror-horizontal="true" draw:mirror-vertical="false" svg:viewBox="0 0 21600 21600" draw:type="mso-spt32" draw:enhanced-path="M 0 0 L 21600 21600 N"/>
        </draw:custom-shape>
        <draw:g draw:name="Group 187" xml:id="id55" draw:id="id55">
          <draw:custom-shape draw:name="TextBox 386" draw:style-name="gr19" draw:text-style-name="P8" draw:layer="layout" svg:width="4.656cm" svg:height="3.297cm" svg:x="1.588cm" svg:y="4.868cm">
            <text:p text:style-name="P10"><text:span text:style-name="T16">Can be merged into single split conta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7" draw:style-name="gr33" draw:text-style-name="P9" draw:layer="layout" svg:width="3.809cm" svg:height="1.493cm" svg:x="6.244cm" svg:y="4.65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88" draw:style-name="gr33" draw:text-style-name="P9" draw:layer="layout" svg:width="8.783cm" svg:height="1.493cm" svg:x="6.244cm" svg:y="4.65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99" xml:id="id56" draw:id="id56">
          <draw:line draw:name="Straight Connector 197" draw:style-name="gr68" draw:text-style-name="P9" draw:layer="layout" svg:x1="17.784cm" svg:y1="12.699cm" svg:x2="17.779cm" svg:y2="15.244cm">
            <text:p/>
          </draw:line>
          <draw:custom-shape draw:name="TextBox 203" draw:style-name="gr19" draw:text-style-name="P8" draw:layer="layout" svg:width="1.269cm" svg:height="1.013cm" svg:x="12.912cm" svg:y="8.89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4" draw:style-name="gr68" draw:text-style-name="P9" draw:layer="layout" svg:x1="12.276cm" svg:y1="10.16cm" svg:x2="14.821cm" svg:y2="10.164cm">
            <text:p/>
          </draw:line>
          <draw:line draw:name="Straight Connector 205" draw:style-name="gr31" draw:text-style-name="P9" draw:layer="layout" svg:x1="9.736cm" svg:y1="14.181cm" svg:x2="9.741cm" svg:y2="10.371cm">
            <text:p/>
          </draw:line>
          <draw:line draw:name="Straight Connector 209" draw:style-name="gr31" draw:text-style-name="P9" draw:layer="layout" svg:x1="11.641cm" svg:y1="13.335cm" svg:x2="17.356cm" svg:y2="13.335cm">
            <text:p/>
          </draw:line>
          <draw:line draw:name="Straight Connector 210" draw:style-name="gr31" draw:text-style-name="P9" draw:layer="layout" svg:x1="11.43cm" svg:y1="14.605cm" svg:x2="17.356cm" svg:y2="14.605cm">
            <text:p/>
          </draw:line>
          <draw:line draw:name="Straight Connector 211" draw:style-name="gr68" draw:text-style-name="P9" draw:layer="layout" svg:x1="16.721cm" svg:y1="14.605cm" svg:x2="16.726cm" svg:y2="13.335cm">
            <text:p/>
          </draw:line>
          <draw:custom-shape draw:name="TextBox 212" draw:style-name="gr19" draw:text-style-name="P8" draw:layer="layout" svg:width="1.269cm" svg:height="1.013cm" svg:x="16.298cm" svg:y="11.43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6" draw:style-name="gr28" draw:text-style-name="P13" draw:layer="layout" svg:width="1.904cm" svg:height="1.269cm" svg:x="10.372cm" svg:y="13.3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8" draw:style-name="gr28" draw:text-style-name="P13" draw:layer="layout" svg:width="1.904cm" svg:height="1.269cm" svg:x="12.277cm" svg:y="13.3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53" draw:style-name="gr31" draw:text-style-name="P9" draw:layer="layout" svg:x1="15.028cm" svg:y1="11.43cm" svg:x2="16.933cm" svg:y2="11.434cm">
            <text:p/>
          </draw:line>
          <draw:line draw:name="Straight Connector 254" draw:style-name="gr31" draw:text-style-name="P9" draw:layer="layout" svg:x1="12.911cm" svg:y1="12.695cm" svg:x2="17.991cm" svg:y2="12.7cm">
            <text:p/>
          </draw:line>
          <draw:custom-shape draw:name="TextBox 255" draw:style-name="gr19" draw:text-style-name="P8" draw:layer="layout" svg:width="1.269cm" svg:height="1.013cm" svg:x="17.992cm" svg:y="13.335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8" draw:style-name="gr19" draw:text-style-name="P8" draw:layer="layout" svg:width="2.116cm" svg:height="1.773cm" svg:x="2.963cm" svg:y="13.123cm">
            <text:p text:style-name="P10"><text:span text:style-name="T5">Met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04">
            <draw:custom-shape draw:name="Rectangle 260" draw:style-name="gr13" draw:text-style-name="P8" draw:layer="layout" svg:width="8.889cm" svg:height="2.539cm" svg:x="5.927cm" svg:y="12.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261" draw:style-name="gr72" draw:text-style-name="P9" draw:layer="layout" svg:x1="13.974cm" svg:y1="12.702cm" svg:x2="13.97cm" svg:y2="15.242cm">
              <text:p/>
            </draw:line>
            <draw:line draw:name="Straight Connector 262" draw:style-name="gr72" draw:text-style-name="P9" draw:layer="layout" svg:x1="14.397cm" svg:y1="12.699cm" svg:x2="14.393cm" svg:y2="15.239cm">
              <text:p/>
            </draw:line>
            <draw:line draw:name="Straight Connector 263" draw:style-name="gr72" draw:text-style-name="P9" draw:layer="layout" svg:x1="13.546cm" svg:y1="12.702cm" svg:x2="13.542cm" svg:y2="15.242cm">
              <text:p/>
            </draw:line>
            <draw:line draw:name="Straight Connector 265" draw:style-name="gr72" draw:text-style-name="P9" draw:layer="layout" svg:x1="13.123cm" svg:y1="12.702cm" svg:x2="13.118cm" svg:y2="15.242cm">
              <text:p/>
            </draw:line>
            <draw:line draw:name="Straight Connector 266" draw:style-name="gr72" draw:text-style-name="P9" draw:layer="layout" svg:x1="12.7cm" svg:y1="12.702cm" svg:x2="12.695cm" svg:y2="15.242cm">
              <text:p/>
            </draw:line>
            <draw:line draw:name="Straight Connector 267" draw:style-name="gr72" draw:text-style-name="P9" draw:layer="layout" svg:x1="11.862cm" svg:y1="12.702cm" svg:x2="11.857cm" svg:y2="15.242cm">
              <text:p/>
            </draw:line>
            <draw:line draw:name="Straight Connector 268" draw:style-name="gr72" draw:text-style-name="P9" draw:layer="layout" svg:x1="12.285cm" svg:y1="12.699cm" svg:x2="12.281cm" svg:y2="15.239cm">
              <text:p/>
            </draw:line>
            <draw:line draw:name="Straight Connector 271" draw:style-name="gr72" draw:text-style-name="P9" draw:layer="layout" svg:x1="11.434cm" svg:y1="12.702cm" svg:x2="11.43cm" svg:y2="15.242cm">
              <text:p/>
            </draw:line>
            <draw:line draw:name="Straight Connector 273" draw:style-name="gr72" draw:text-style-name="P9" draw:layer="layout" svg:x1="11.011cm" svg:y1="12.702cm" svg:x2="11.006cm" svg:y2="15.242cm">
              <text:p/>
            </draw:line>
            <draw:line draw:name="Straight Connector 276" draw:style-name="gr72" draw:text-style-name="P9" draw:layer="layout" svg:x1="10.587cm" svg:y1="12.702cm" svg:x2="10.583cm" svg:y2="15.242cm">
              <text:p/>
            </draw:line>
            <draw:line draw:name="Straight Connector 277" draw:style-name="gr72" draw:text-style-name="P9" draw:layer="layout" svg:x1="9.741cm" svg:y1="12.702cm" svg:x2="9.736cm" svg:y2="15.242cm">
              <text:p/>
            </draw:line>
            <draw:line draw:name="Straight Connector 278" draw:style-name="gr72" draw:text-style-name="P9" draw:layer="layout" svg:x1="10.164cm" svg:y1="12.699cm" svg:x2="10.16cm" svg:y2="15.239cm">
              <text:p/>
            </draw:line>
            <draw:line draw:name="Straight Connector 280" draw:style-name="gr72" draw:text-style-name="P9" draw:layer="layout" svg:x1="9.313cm" svg:y1="12.702cm" svg:x2="9.308cm" svg:y2="15.242cm">
              <text:p/>
            </draw:line>
            <draw:line draw:name="Straight Connector 283" draw:style-name="gr72" draw:text-style-name="P9" draw:layer="layout" svg:x1="8.89cm" svg:y1="12.702cm" svg:x2="8.885cm" svg:y2="15.242cm">
              <text:p/>
            </draw:line>
            <draw:line draw:name="Straight Connector 285" draw:style-name="gr72" draw:text-style-name="P9" draw:layer="layout" svg:x1="8.466cm" svg:y1="12.702cm" svg:x2="8.462cm" svg:y2="15.242cm">
              <text:p/>
            </draw:line>
            <draw:line draw:name="Straight Connector 286" draw:style-name="gr72" draw:text-style-name="P9" draw:layer="layout" svg:x1="7.628cm" svg:y1="12.702cm" svg:x2="7.624cm" svg:y2="15.242cm">
              <text:p/>
            </draw:line>
            <draw:line draw:name="Straight Connector 289" draw:style-name="gr72" draw:text-style-name="P9" draw:layer="layout" svg:x1="8.052cm" svg:y1="12.699cm" svg:x2="8.047cm" svg:y2="15.239cm">
              <text:p/>
            </draw:line>
            <draw:line draw:name="Straight Connector 290" draw:style-name="gr72" draw:text-style-name="P9" draw:layer="layout" svg:x1="7.201cm" svg:y1="12.702cm" svg:x2="7.196cm" svg:y2="15.242cm">
              <text:p/>
            </draw:line>
            <draw:line draw:name="Straight Connector 291" draw:style-name="gr72" draw:text-style-name="P9" draw:layer="layout" svg:x1="6.777cm" svg:y1="12.702cm" svg:x2="6.773cm" svg:y2="15.242cm">
              <text:p/>
            </draw:line>
            <draw:line draw:name="Straight Connector 296" draw:style-name="gr72" draw:text-style-name="P9" draw:layer="layout" svg:x1="6.354cm" svg:y1="12.702cm" svg:x2="6.35cm" svg:y2="15.242cm">
              <text:p/>
            </draw:line>
          </draw:g>
          <draw:custom-shape draw:name="TextBox 316" draw:style-name="gr88" draw:text-style-name="P21" draw:layer="layout" svg:width="1.481cm" svg:height="1.981cm" svg:x="6.985cm" svg:y="13.335cm">
            <text:p text:style-name="P10"><text:span text:style-name="T5">V</text:span><text:span text:style-name="T13">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9">
            <draw:custom-shape draw:name="Rectangle 321" draw:style-name="gr13" draw:text-style-name="P8" draw:layer="layout" svg:width="2.539cm" svg:height="2.539cm" svg:x="9.737cm" svg:y="12.689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322" draw:style-name="gr72" draw:text-style-name="P9" draw:layer="layout" svg:x1="10.795cm" svg:y1="15.229cm" svg:x2="12.276cm" svg:y2="12.689cm">
              <text:p/>
            </draw:line>
            <draw:line draw:name="Straight Connector 323" draw:style-name="gr72" draw:text-style-name="P9" draw:layer="layout" svg:x1="10.398cm" svg:y1="15.229cm" svg:x2="11.879cm" svg:y2="12.689cm">
              <text:p/>
            </draw:line>
            <draw:line draw:name="Straight Connector 324" draw:style-name="gr72" draw:text-style-name="P9" draw:layer="layout" svg:x1="9.948cm" svg:y1="15.229cm" svg:x2="11.43cm" svg:y2="12.689cm">
              <text:p/>
            </draw:line>
            <draw:line draw:name="Straight Connector 325" draw:style-name="gr72" draw:text-style-name="P9" draw:layer="layout" svg:x1="11.319cm" svg:y1="15.197cm" svg:x2="12.281cm" svg:y2="13.567cm">
              <text:p/>
            </draw:line>
            <draw:line draw:name="Straight Connector 326" draw:style-name="gr72" draw:text-style-name="P9" draw:layer="layout" svg:x1="11.853cm" svg:y1="15.229cm" svg:x2="12.276cm" svg:y2="14.594cm">
              <text:p/>
            </draw:line>
            <draw:line draw:name="Straight Connector 327" draw:style-name="gr72" draw:text-style-name="P9" draw:layer="layout" svg:x1="9.736cm" svg:y1="14.805cm" svg:x2="10.938cm" svg:y2="12.647cm">
              <text:p/>
            </draw:line>
            <draw:line draw:name="Straight Connector 328" draw:style-name="gr72" draw:text-style-name="P9" draw:layer="layout" svg:x1="9.789cm" svg:y1="13.747cm" svg:x2="10.424cm" svg:y2="12.689cm">
              <text:p/>
            </draw:line>
            <draw:line draw:name="Straight Connector 329" draw:style-name="gr72" draw:text-style-name="P9" draw:layer="layout" svg:x1="11.046cm" svg:y1="15.229cm" svg:x2="12.276cm" svg:y2="13.112cm">
              <text:p/>
            </draw:line>
            <draw:line draw:name="Straight Connector 330" draw:style-name="gr72" draw:text-style-name="P9" draw:layer="layout" svg:x1="10.623cm" svg:y1="15.229cm" svg:x2="12.105cm" svg:y2="12.689cm">
              <text:p/>
            </draw:line>
            <draw:line draw:name="Straight Connector 331" draw:style-name="gr72" draw:text-style-name="P9" draw:layer="layout" svg:x1="10.2cm" svg:y1="15.229cm" svg:x2="11.681cm" svg:y2="12.689cm">
              <text:p/>
            </draw:line>
            <draw:line draw:name="Straight Connector 332" draw:style-name="gr72" draw:text-style-name="P9" draw:layer="layout" svg:x1="11.623cm" svg:y1="15.197cm" svg:x2="12.276cm" svg:y2="13.959cm">
              <text:p/>
            </draw:line>
            <draw:line draw:name="Straight Connector 333" draw:style-name="gr72" draw:text-style-name="P9" draw:layer="layout" svg:x1="12.105cm" svg:y1="15.229cm" svg:x2="12.276cm" svg:y2="15.017cm">
              <text:p/>
            </draw:line>
            <draw:line draw:name="Straight Connector 334" draw:style-name="gr72" draw:text-style-name="P9" draw:layer="layout" svg:x1="9.736cm" svg:y1="13.324cm" svg:x2="10.159cm" svg:y2="12.689cm">
              <text:p/>
            </draw:line>
            <draw:line draw:name="Straight Connector 335" draw:style-name="gr72" draw:text-style-name="P9" draw:layer="layout" svg:x1="9.736cm" svg:y1="15.229cm" svg:x2="11.218cm" svg:y2="12.689cm">
              <text:p/>
            </draw:line>
            <draw:line draw:name="Straight Connector 336" draw:style-name="gr72" draw:text-style-name="P9" draw:layer="layout" svg:x1="9.736cm" svg:y1="14.323cm" svg:x2="10.699cm" svg:y2="12.693cm">
              <text:p/>
            </draw:line>
            <draw:line draw:name="Straight Connector 337" draw:style-name="gr72" draw:text-style-name="P9" draw:layer="layout" svg:x1="9.776cm" svg:y1="12.9cm" svg:x2="9.948cm" svg:y2="12.689cm">
              <text:p/>
            </draw:line>
          </draw:g>
          <draw:line draw:name="Straight Connector 338" draw:style-name="gr68" draw:text-style-name="P9" draw:layer="layout" svg:x1="16.298cm" svg:y1="12.7cm" svg:x2="16.302cm" svg:y2="11.43cm">
            <text:p/>
          </draw:line>
          <draw:line draw:name="Straight Connector 339" draw:style-name="gr31" draw:text-style-name="P9" draw:layer="layout" svg:x1="16.086cm" svg:y1="12.488cm" svg:x2="16.091cm" svg:y2="10.371cm">
            <text:p/>
          </draw:line>
          <draw:line draw:name="Straight Connector 340" draw:style-name="gr31" draw:text-style-name="P9" draw:layer="layout" svg:x1="14.816cm" svg:y1="14.605cm" svg:x2="14.821cm" svg:y2="10.371cm">
            <text:p/>
          </draw:line>
          <draw:custom-shape draw:name="TextBox 341" draw:style-name="gr19" draw:text-style-name="P8" draw:layer="layout" svg:width="1.692cm" svg:height="1.013cm" svg:x="12.7cm" svg:y="10.16cm">
            <text:p text:style-name="P10"><text:span text:style-name="T5">3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42" draw:style-name="gr68" draw:text-style-name="P9" draw:layer="layout" svg:x1="12.276cm" svg:y1="11.006cm" svg:x2="14.181cm" svg:y2="11.011cm">
            <text:p/>
          </draw:line>
          <draw:line draw:name="Straight Connector 343" draw:style-name="gr106" draw:text-style-name="P9" draw:layer="layout" svg:x1="12.276cm" svg:y1="11.425cm" svg:x2="15.875cm" svg:y2="11.43cm">
            <text:p/>
          </draw:line>
          <draw:line draw:name="Straight Connector 344" draw:style-name="gr106" draw:text-style-name="P9" draw:layer="layout" svg:x1="12.276cm" svg:y1="11.43cm" svg:x2="12.272cm" svg:y2="17.568cm">
            <text:p/>
          </draw:line>
          <draw:line draw:name="Straight Connector 345" draw:style-name="gr106" draw:text-style-name="P9" draw:layer="layout" svg:x1="16.086cm" svg:y1="11.43cm" svg:x2="16.086cm" svg:y2="17.568cm">
            <text:p/>
          </draw:line>
          <draw:custom-shape draw:name="TextBox 346" draw:style-name="gr19" draw:text-style-name="P8" draw:layer="layout" svg:width="1.269cm" svg:height="1.013cm" svg:x="16.51cm" svg:y="13.335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47" draw:style-name="gr31" draw:text-style-name="P9" draw:layer="layout" svg:x1="12.276cm" svg:y1="14.181cm" svg:x2="12.281cm" svg:y2="10.371cm">
            <text:p/>
          </draw:line>
          <draw:line draw:name="Straight Connector 348" draw:style-name="gr31" draw:text-style-name="P9" draw:layer="layout" svg:x1="14.181cm" svg:y1="15.24cm" svg:x2="18.203cm" svg:y2="15.244cm">
            <text:p/>
          </draw:line>
          <draw:line draw:name="Straight Connector 349" draw:style-name="gr31" draw:text-style-name="P9" draw:layer="layout" svg:x1="14.283cm" svg:y1="14.816cm" svg:x2="14.181cm" svg:y2="10.583cm">
            <text:p/>
          </draw:line>
          <draw:custom-shape draw:name="TextBox 350" draw:style-name="gr19" draw:text-style-name="P8" draw:layer="layout" svg:width="1.269cm" svg:height="1.013cm" svg:x="9.525cm" svg:y="9.948cm">
            <text:p text:style-name="P10"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51" draw:style-name="gr68" draw:text-style-name="P9" draw:layer="layout" svg:x1="10.371cm" svg:y1="11.006cm" svg:x2="9.736cm" svg:y2="11.002cm">
            <text:p/>
          </draw:line>
          <draw:g draw:name="Group 352">
            <draw:custom-shape draw:name="Rectangle 353" draw:style-name="gr13" draw:text-style-name="P8" draw:layer="layout" svg:width="2.539cm" svg:height="2.539cm" svg:x="12.277cm" svg:y="12.698cm">
              <text:p text:style-name="P20"/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4" draw:style-name="gr13" draw:text-style-name="P8" draw:layer="layout" svg:width="1.269cm" svg:height="2.327cm" svg:x="13.52cm" svg:y="15.238cm">
              <text:p text:style-name="P20"/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355" draw:style-name="gr72" draw:text-style-name="P9" draw:layer="layout" svg:x1="14.795cm" svg:y1="13.303cm" svg:x2="13.627cm" svg:y2="15.271cm">
              <text:p/>
            </draw:line>
            <draw:line draw:name="Straight Connector 356" draw:style-name="gr72" draw:text-style-name="P9" draw:layer="layout" svg:x1="13.771cm" svg:y1="12.7cm" svg:x2="12.289cm" svg:y2="15.24cm">
              <text:p/>
            </draw:line>
            <draw:line draw:name="Straight Connector 357" draw:style-name="gr72" draw:text-style-name="P9" draw:layer="layout" svg:x1="13.194cm" svg:y1="12.731cm" svg:x2="12.231cm" svg:y2="14.361cm">
              <text:p/>
            </draw:line>
            <draw:line draw:name="Straight Connector 358" draw:style-name="gr72" draw:text-style-name="P9" draw:layer="layout" svg:x1="12.7cm" svg:y1="12.726cm" svg:x2="12.276cm" svg:y2="13.361cm">
              <text:p/>
            </draw:line>
            <draw:line draw:name="Straight Connector 359" draw:style-name="gr72" draw:text-style-name="P9" draw:layer="layout" svg:x1="14.855cm" svg:y1="16.285cm" svg:x2="14.136cm" svg:y2="17.568cm">
              <text:p/>
            </draw:line>
            <draw:line draw:name="Straight Connector 360" draw:style-name="gr72" draw:text-style-name="P9" draw:layer="layout" svg:x1="14.771cm" svg:y1="13.97cm" svg:x2="13.501cm" svg:y2="16.086cm">
              <text:p/>
            </draw:line>
            <draw:line draw:name="Straight Connector 361" draw:style-name="gr72" draw:text-style-name="P9" draw:layer="layout" svg:x1="14.194cm" svg:y1="12.7cm" svg:x2="12.713cm" svg:y2="15.24cm">
              <text:p/>
            </draw:line>
            <draw:line draw:name="Straight Connector 362" draw:style-name="gr72" draw:text-style-name="P9" draw:layer="layout" svg:x1="14.56cm" svg:y1="12.7cm" svg:x2="13.078cm" svg:y2="15.24cm">
              <text:p/>
            </draw:line>
            <draw:line draw:name="Straight Connector 363" draw:style-name="gr72" draw:text-style-name="P9" draw:layer="layout" svg:x1="14.771cm" svg:y1="14.605cm" svg:x2="13.501cm" svg:y2="16.721cm">
              <text:p/>
            </draw:line>
            <draw:line draw:name="Straight Connector 364" draw:style-name="gr72" draw:text-style-name="P9" draw:layer="layout" svg:x1="14.771cm" svg:y1="15.451cm" svg:x2="13.501cm" svg:y2="17.568cm">
              <text:p/>
            </draw:line>
            <draw:line draw:name="Straight Connector 365" draw:style-name="gr72" draw:text-style-name="P9" draw:layer="layout" svg:x1="14.771cm" svg:y1="17.145cm" svg:x2="14.56cm" svg:y2="17.568cm">
              <text:p/>
            </draw:line>
          </draw:g>
          <draw:custom-shape draw:name="TextBox 366" draw:style-name="gr19" draw:text-style-name="P8" draw:layer="layout" svg:width="3.597cm" svg:height="3.401cm" svg:x="8.89cm" svg:y="15.875cm">
            <text:p text:style-name="P10"><text:span text:style-name="T5">V</text:span><text:span text:style-name="T13">DD </text:span><text:span text:style-name="T5">contact to substr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7" draw:style-name="gr33" draw:text-style-name="P9" draw:layer="layout" svg:width="0.846cm" svg:height="0.211cm" draw:transform="rotate (-1.5707963267949) translate (10.581cm 15.24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TextBox 368" draw:style-name="gr19" draw:text-style-name="P8" draw:layer="layout" svg:width="5.291cm" svg:height="1.773cm" svg:x="14.393cm" svg:y="17.992cm">
            <text:p text:style-name="P10"><text:span text:style-name="T5">to p-type featu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9" draw:style-name="gr33" draw:text-style-name="P9" draw:layer="layout" svg:width="0.634cm" svg:height="0.025cm" draw:transform="rotate (-1.5707963267949) translate (16.296cm 17.568cm)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Straight Connector 373" draw:style-name="gr68" draw:text-style-name="P9" draw:layer="layout" svg:x1="16.086cm" svg:y1="11.011cm" svg:x2="14.816cm" svg:y2="11.006cm">
            <text:p/>
          </draw:line>
          <draw:custom-shape draw:name="TextBox 374" draw:style-name="gr19" draw:text-style-name="P8" draw:layer="layout" svg:width="1.269cm" svg:height="1.013cm" svg:x="14.817cm" svg:y="9.948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5" draw:style-name="gr31" draw:text-style-name="P9" draw:layer="layout" svg:x1="10.367cm" svg:y1="14.181cm" svg:x2="10.371cm" svg:y2="10.371cm">
            <text:p/>
          </draw:line>
          <draw:custom-shape draw:name="Straight Arrow Connector 385" draw:style-name="gr33" draw:text-style-name="P9" draw:layer="layout" svg:width="0.846cm" svg:height="0.003cm" svg:x="5.08cm" svg:y="13.7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Down Arrow 390" draw:style-name="gr103" draw:text-style-name="P18" draw:layer="layout" svg:width="1.481cm" svg:height="1.057cm" svg:x="12.065cm" svg:y="8.255cm">
            <text:p text:style-name="P20"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line draw:name="Straight Connector 391" draw:style-name="gr102" draw:text-style-name="P9" draw:layer="layout" svg:x1="12.276cm" svg:y1="13.335cm" svg:x2="12.281cm" svg:y2="14.605cm">
            <text:p/>
          </draw:line>
        </draw:g>
        <draw:custom-shape draw:name="TextBox 207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>
        <draw:g draw:name="Group 278">
          <draw:custom-shape draw:name="Rectangle 2" draw:style-name="gr13" draw:text-style-name="P8" draw:layer="layout" svg:width="2.539cm" svg:height="2.539cm" svg:x="2.333cm" svg:y="5.31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" draw:style-name="gr72" draw:text-style-name="P9" draw:layer="layout" svg:x1="3.391cm" svg:y1="7.858cm" svg:x2="4.872cm" svg:y2="5.318cm">
            <text:p/>
          </draw:line>
          <draw:line draw:name="Straight Connector 4" draw:style-name="gr72" draw:text-style-name="P9" draw:layer="layout" svg:x1="2.967cm" svg:y1="7.858cm" svg:x2="4.449cm" svg:y2="5.318cm">
            <text:p/>
          </draw:line>
          <draw:line draw:name="Straight Connector 5" draw:style-name="gr72" draw:text-style-name="P9" draw:layer="layout" svg:x1="2.544cm" svg:y1="7.858cm" svg:x2="4.026cm" svg:y2="5.318cm">
            <text:p/>
          </draw:line>
          <draw:line draw:name="Straight Connector 6" draw:style-name="gr72" draw:text-style-name="P9" draw:layer="layout" svg:x1="3.968cm" svg:y1="7.826cm" svg:x2="4.93cm" svg:y2="6.196cm">
            <text:p/>
          </draw:line>
          <draw:line draw:name="Straight Connector 7" draw:style-name="gr72" draw:text-style-name="P9" draw:layer="layout" svg:x1="4.449cm" svg:y1="7.858cm" svg:x2="4.872cm" svg:y2="7.223cm">
            <text:p/>
          </draw:line>
          <draw:line draw:name="Straight Connector 8" draw:style-name="gr72" draw:text-style-name="P9" draw:layer="layout" svg:x1="2.332cm" svg:y1="7.223cm" svg:x2="3.602cm" svg:y2="5.318cm">
            <text:p/>
          </draw:line>
          <draw:line draw:name="Straight Connector 9" draw:style-name="gr72" draw:text-style-name="P9" draw:layer="layout" svg:x1="2.332cm" svg:y1="6.376cm" svg:x2="2.967cm" svg:y2="5.318cm">
            <text:p/>
          </draw:line>
        </draw:g>
        <draw:custom-shape draw:name="Rectangle 10" draw:style-name="gr91" draw:text-style-name="P8" draw:layer="layout" svg:width="3.809cm" svg:height="5.079cm" svg:x="1.063cm" svg:y="4.04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1" draw:text-style-name="P8" draw:layer="layout" svg:width="8.889cm" svg:height="6.772cm" svg:x="0.428cm" svg:y="2.99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1">
          <draw:line draw:name="Straight Connector 18" draw:style-name="gr72" draw:text-style-name="P9" draw:layer="layout" svg:x1="4.795cm" svg:y1="7.255cm" svg:x2="5.964cm" svg:y2="5.286cm">
            <text:p/>
          </draw:line>
          <draw:line draw:name="Straight Connector 19" draw:style-name="gr72" draw:text-style-name="P9" draw:layer="layout" svg:x1="6.142cm" svg:y1="3.413cm" svg:x2="6.354cm" svg:y2="2.989cm">
            <text:p/>
          </draw:line>
          <draw:custom-shape draw:name="Rectangle 20" draw:style-name="gr13" draw:text-style-name="P8" draw:layer="layout" svg:width="2.539cm" svg:height="2.539cm" svg:x="4.873cm" svg:y="5.31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1" draw:style-name="gr72" draw:text-style-name="P9" draw:layer="layout" svg:x1="5.873cm" svg:y1="7.858cm" svg:x2="7.354cm" svg:y2="5.318cm">
            <text:p/>
          </draw:line>
          <draw:line draw:name="Straight Connector 22" draw:style-name="gr72" draw:text-style-name="P9" draw:layer="layout" svg:x1="5.449cm" svg:y1="7.858cm" svg:x2="7.412cm" svg:y2="4.471cm">
            <text:p/>
          </draw:line>
          <draw:line draw:name="Straight Connector 23" draw:style-name="gr72" draw:text-style-name="P9" draw:layer="layout" svg:x1="5.026cm" svg:y1="7.858cm" svg:x2="7.412cm" svg:y2="3.836cm">
            <text:p/>
          </draw:line>
          <draw:line draw:name="Straight Connector 24" draw:style-name="gr72" draw:text-style-name="P9" draw:layer="layout" svg:x1="6.45cm" svg:y1="7.826cm" svg:x2="7.412cm" svg:y2="6.196cm">
            <text:p/>
          </draw:line>
          <draw:line draw:name="Straight Connector 25" draw:style-name="gr72" draw:text-style-name="P9" draw:layer="layout" svg:x1="6.944cm" svg:y1="7.831cm" svg:x2="7.367cm" svg:y2="7.196cm">
            <text:p/>
          </draw:line>
          <draw:line draw:name="Straight Connector 26" draw:style-name="gr72" draw:text-style-name="P9" draw:layer="layout" svg:x1="4.827cm" svg:y1="6.363cm" svg:x2="5.462cm" svg:y2="5.304cm">
            <text:p/>
          </draw:line>
          <draw:line draw:name="Straight Connector 27" draw:style-name="gr72" draw:text-style-name="P9" draw:layer="layout" svg:x1="5.638cm" svg:y1="7.858cm" svg:x2="7.412cm" svg:y2="4.894cm">
            <text:p/>
          </draw:line>
          <draw:line draw:name="Straight Connector 28" draw:style-name="gr72" draw:text-style-name="P9" draw:layer="layout" svg:x1="5.215cm" svg:y1="7.858cm" svg:x2="7.412cm" svg:y2="4.153cm">
            <text:p/>
          </draw:line>
          <draw:line draw:name="Straight Connector 29" draw:style-name="gr72" draw:text-style-name="P9" draw:layer="layout" svg:x1="4.872cm" svg:y1="7.699cm" svg:x2="7.412cm" svg:y2="3.466cm">
            <text:p/>
          </draw:line>
          <draw:line draw:name="Straight Connector 30" draw:style-name="gr72" draw:text-style-name="P9" draw:layer="layout" svg:x1="6.202cm" svg:y1="7.8cm" svg:x2="7.399cm" svg:y2="5.714cm">
            <text:p/>
          </draw:line>
          <draw:line draw:name="Straight Connector 31" draw:style-name="gr72" draw:text-style-name="P9" draw:layer="layout" svg:x1="6.697cm" svg:y1="7.858cm" svg:x2="7.412cm" svg:y2="6.588cm">
            <text:p/>
          </draw:line>
          <draw:line draw:name="Straight Connector 32" draw:style-name="gr72" draw:text-style-name="P9" draw:layer="layout" svg:x1="4.891cm" svg:y1="6.647cm" svg:x2="5.778cm" svg:y2="5.312cm">
            <text:p/>
          </draw:line>
          <draw:line draw:name="Straight Connector 33" draw:style-name="gr72" draw:text-style-name="P9" draw:layer="layout" svg:x1="4.872cm" svg:y1="5.953cm" svg:x2="5.215cm" svg:y2="5.318cm">
            <text:p/>
          </draw:line>
          <draw:custom-shape draw:name="Rectangle 34" draw:style-name="gr13" draw:text-style-name="P8" draw:layer="layout" svg:width="1.269cm" svg:height="2.327cm" svg:x="6.143cm" svg:y="2.9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5" draw:style-name="gr72" draw:text-style-name="P9" draw:layer="layout" svg:x1="6.142cm" svg:y1="5.225cm" svg:x2="7.412cm" svg:y2="3.108cm">
            <text:p/>
          </draw:line>
          <draw:line draw:name="Straight Connector 36" draw:style-name="gr72" draw:text-style-name="P9" draw:layer="layout" svg:x1="6.142cm" svg:y1="4.894cm" svg:x2="7.201cm" svg:y2="2.989cm">
            <text:p/>
          </draw:line>
          <draw:line draw:name="Straight Connector 37" draw:style-name="gr72" draw:text-style-name="P9" draw:layer="layout" svg:x1="6.142cm" svg:y1="4.153cm" svg:x2="6.777cm" svg:y2="2.989cm">
            <text:p/>
          </draw:line>
          <draw:line draw:name="Straight Connector 38" draw:style-name="gr72" draw:text-style-name="P9" draw:layer="layout" svg:x1="6.116cm" svg:y1="3.809cm" svg:x2="6.605cm" svg:y2="2.963cm">
            <text:p/>
          </draw:line>
          <draw:line draw:name="Straight Connector 39" draw:style-name="gr72" draw:text-style-name="P9" draw:layer="layout" svg:x1="6.142cm" svg:y1="4.471cm" svg:x2="6.989cm" svg:y2="2.989cm">
            <text:p/>
          </draw:line>
          <draw:line draw:name="Straight Connector 40" draw:style-name="gr72" draw:text-style-name="P9" draw:layer="layout" svg:x1="7.201cm" svg:y1="7.858cm" svg:x2="7.412cm" svg:y2="7.434cm">
            <text:p/>
          </draw:line>
        </draw:g>
        <draw:custom-shape draw:name="Rectangle 41" draw:style-name="gr28" draw:text-style-name="P13" draw:layer="layout" svg:width="1.904cm" svg:height="1.269cm" svg:x="2.968cm" svg:y="5.95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8" draw:text-style-name="P13" draw:layer="layout" svg:width="1.904cm" svg:height="1.269cm" svg:x="4.873cm" svg:y="5.95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4">
          <draw:custom-shape draw:name="Rectangle 44" draw:style-name="gr13" draw:text-style-name="P8" draw:layer="layout" svg:width="10.159cm" svg:height="2.539cm" svg:x="2.333cm" svg:y="5.31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5" draw:style-name="gr72" draw:text-style-name="P9" draw:layer="layout" svg:x1="11.65cm" svg:y1="5.318cm" svg:x2="11.646cm" svg:y2="7.858cm">
            <text:p/>
          </draw:line>
          <draw:line draw:name="Straight Connector 46" draw:style-name="gr72" draw:text-style-name="P9" draw:layer="layout" svg:x1="12.073cm" svg:y1="5.315cm" svg:x2="12.069cm" svg:y2="7.855cm">
            <text:p/>
          </draw:line>
          <draw:line draw:name="Straight Connector 47" draw:style-name="gr72" draw:text-style-name="P9" draw:layer="layout" svg:x1="11.227cm" svg:y1="5.318cm" svg:x2="11.222cm" svg:y2="7.858cm">
            <text:p/>
          </draw:line>
          <draw:line draw:name="Straight Connector 48" draw:style-name="gr72" draw:text-style-name="P9" draw:layer="layout" svg:x1="10.803cm" svg:y1="5.318cm" svg:x2="10.799cm" svg:y2="7.858cm">
            <text:p/>
          </draw:line>
          <draw:line draw:name="Straight Connector 49" draw:style-name="gr72" draw:text-style-name="P9" draw:layer="layout" svg:x1="10.38cm" svg:y1="5.318cm" svg:x2="10.376cm" svg:y2="7.858cm">
            <text:p/>
          </draw:line>
          <draw:line draw:name="Straight Connector 50" draw:style-name="gr72" draw:text-style-name="P9" draw:layer="layout" svg:x1="9.957cm" svg:y1="5.315cm" svg:x2="9.952cm" svg:y2="7.855cm">
            <text:p/>
          </draw:line>
          <draw:line draw:name="Straight Connector 51" draw:style-name="gr72" draw:text-style-name="P9" draw:layer="layout" svg:x1="9.529cm" svg:y1="5.318cm" svg:x2="9.525cm" svg:y2="7.858cm">
            <text:p/>
          </draw:line>
          <draw:line draw:name="Straight Connector 52" draw:style-name="gr72" draw:text-style-name="P9" draw:layer="layout" svg:x1="8.691cm" svg:y1="5.318cm" svg:x2="8.687cm" svg:y2="7.858cm">
            <text:p/>
          </draw:line>
          <draw:line draw:name="Straight Connector 53" draw:style-name="gr72" draw:text-style-name="P9" draw:layer="layout" svg:x1="9.114cm" svg:y1="5.315cm" svg:x2="9.11cm" svg:y2="7.855cm">
            <text:p/>
          </draw:line>
          <draw:line draw:name="Straight Connector 54" draw:style-name="gr72" draw:text-style-name="P9" draw:layer="layout" svg:x1="8.263cm" svg:y1="5.318cm" svg:x2="8.259cm" svg:y2="7.858cm">
            <text:p/>
          </draw:line>
          <draw:line draw:name="Straight Connector 55" draw:style-name="gr72" draw:text-style-name="P9" draw:layer="layout" svg:x1="7.84cm" svg:y1="5.318cm" svg:x2="7.836cm" svg:y2="7.858cm">
            <text:p/>
          </draw:line>
          <draw:line draw:name="Straight Connector 56" draw:style-name="gr72" draw:text-style-name="P9" draw:layer="layout" svg:x1="7.417cm" svg:y1="5.318cm" svg:x2="7.412cm" svg:y2="7.858cm">
            <text:p/>
          </draw:line>
          <draw:line draw:name="Straight Connector 57" draw:style-name="gr72" draw:text-style-name="P9" draw:layer="layout" svg:x1="6.57cm" svg:y1="5.318cm" svg:x2="6.566cm" svg:y2="7.858cm">
            <text:p/>
          </draw:line>
          <draw:line draw:name="Straight Connector 58" draw:style-name="gr72" draw:text-style-name="P9" draw:layer="layout" svg:x1="6.993cm" svg:y1="5.315cm" svg:x2="6.989cm" svg:y2="7.855cm">
            <text:p/>
          </draw:line>
          <draw:line draw:name="Straight Connector 59" draw:style-name="gr72" draw:text-style-name="P9" draw:layer="layout" svg:x1="6.142cm" svg:y1="5.318cm" svg:x2="6.138cm" svg:y2="7.858cm">
            <text:p/>
          </draw:line>
          <draw:line draw:name="Straight Connector 60" draw:style-name="gr72" draw:text-style-name="P9" draw:layer="layout" svg:x1="5.719cm" svg:y1="5.318cm" svg:x2="5.715cm" svg:y2="7.858cm">
            <text:p/>
          </draw:line>
          <draw:line draw:name="Straight Connector 61" draw:style-name="gr72" draw:text-style-name="P9" draw:layer="layout" svg:x1="5.296cm" svg:y1="5.318cm" svg:x2="5.291cm" svg:y2="7.858cm">
            <text:p/>
          </draw:line>
          <draw:line draw:name="Straight Connector 62" draw:style-name="gr72" draw:text-style-name="P9" draw:layer="layout" svg:x1="4.458cm" svg:y1="5.318cm" svg:x2="4.453cm" svg:y2="7.858cm">
            <text:p/>
          </draw:line>
          <draw:line draw:name="Straight Connector 63" draw:style-name="gr72" draw:text-style-name="P9" draw:layer="layout" svg:x1="4.881cm" svg:y1="5.315cm" svg:x2="4.877cm" svg:y2="7.855cm">
            <text:p/>
          </draw:line>
          <draw:line draw:name="Straight Connector 64" draw:style-name="gr72" draw:text-style-name="P9" draw:layer="layout" svg:x1="4.03cm" svg:y1="5.318cm" svg:x2="4.026cm" svg:y2="7.858cm">
            <text:p/>
          </draw:line>
          <draw:line draw:name="Straight Connector 65" draw:style-name="gr72" draw:text-style-name="P9" draw:layer="layout" svg:x1="3.607cm" svg:y1="5.318cm" svg:x2="3.602cm" svg:y2="7.858cm">
            <text:p/>
          </draw:line>
          <draw:line draw:name="Straight Connector 66" draw:style-name="gr72" draw:text-style-name="P9" draw:layer="layout" svg:x1="3.183cm" svg:y1="5.318cm" svg:x2="3.179cm" svg:y2="7.858cm">
            <text:p/>
          </draw:line>
          <draw:line draw:name="Straight Connector 67" draw:style-name="gr72" draw:text-style-name="P9" draw:layer="layout" svg:x1="2.76cm" svg:y1="5.318cm" svg:x2="2.756cm" svg:y2="7.858cm">
            <text:p/>
          </draw:line>
          <draw:line draw:name="Straight Connector 68" draw:style-name="gr72" draw:text-style-name="P9" draw:layer="layout" svg:x1="2.337cm" svg:y1="5.318cm" svg:x2="2.332cm" svg:y2="7.858cm">
            <text:p/>
          </draw:line>
        </draw:g>
        <draw:custom-shape draw:name="TextBox 69" draw:style-name="gr88" draw:text-style-name="P21" draw:layer="layout" svg:width="1.481cm" svg:height="1.115cm" svg:x="10.164cm" svg:y="5.953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0" draw:style-name="gr102" draw:text-style-name="P9" draw:layer="layout" svg:x1="4.868cm" svg:y1="5.955cm" svg:x2="4.872cm" svg:y2="7.225cm">
          <text:p/>
        </draw:line>
        <draw:custom-shape draw:name="Rectangle 81" draw:style-name="gr28" draw:text-style-name="P13" draw:layer="layout" svg:width="1.904cm" svg:height="1.269cm" svg:x="19.05cm" svg:y="5.9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8" draw:text-style-name="P13" draw:layer="layout" svg:width="1.904cm" svg:height="1.269cm" svg:x="20.955cm" svg:y="5.96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4">
          <draw:custom-shape draw:name="Rectangle 87" draw:style-name="gr13" draw:text-style-name="P8" draw:layer="layout" svg:width="8.889cm" svg:height="2.539cm" svg:x="14.605cm" svg:y="5.32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8" draw:style-name="gr72" draw:text-style-name="P9" draw:layer="layout" svg:x1="22.652cm" svg:y1="5.327cm" svg:x2="22.648cm" svg:y2="7.867cm">
            <text:p/>
          </draw:line>
          <draw:line draw:name="Straight Connector 89" draw:style-name="gr72" draw:text-style-name="P9" draw:layer="layout" svg:x1="23.076cm" svg:y1="5.325cm" svg:x2="23.071cm" svg:y2="7.865cm">
            <text:p/>
          </draw:line>
          <draw:line draw:name="Straight Connector 90" draw:style-name="gr72" draw:text-style-name="P9" draw:layer="layout" svg:x1="22.225cm" svg:y1="5.327cm" svg:x2="22.22cm" svg:y2="7.867cm">
            <text:p/>
          </draw:line>
          <draw:line draw:name="Straight Connector 91" draw:style-name="gr72" draw:text-style-name="P9" draw:layer="layout" svg:x1="21.801cm" svg:y1="5.327cm" svg:x2="21.797cm" svg:y2="7.867cm">
            <text:p/>
          </draw:line>
          <draw:line draw:name="Straight Connector 92" draw:style-name="gr72" draw:text-style-name="P9" draw:layer="layout" svg:x1="21.378cm" svg:y1="5.327cm" svg:x2="21.373cm" svg:y2="7.867cm">
            <text:p/>
          </draw:line>
          <draw:line draw:name="Straight Connector 93" draw:style-name="gr72" draw:text-style-name="P9" draw:layer="layout" svg:x1="20.54cm" svg:y1="5.327cm" svg:x2="20.536cm" svg:y2="7.867cm">
            <text:p/>
          </draw:line>
          <draw:line draw:name="Straight Connector 94" draw:style-name="gr72" draw:text-style-name="P9" draw:layer="layout" svg:x1="20.963cm" svg:y1="5.325cm" svg:x2="20.959cm" svg:y2="7.865cm">
            <text:p/>
          </draw:line>
          <draw:line draw:name="Straight Connector 95" draw:style-name="gr72" draw:text-style-name="P9" draw:layer="layout" svg:x1="20.112cm" svg:y1="5.327cm" svg:x2="20.108cm" svg:y2="7.867cm">
            <text:p/>
          </draw:line>
          <draw:line draw:name="Straight Connector 96" draw:style-name="gr72" draw:text-style-name="P9" draw:layer="layout" svg:x1="19.689cm" svg:y1="5.327cm" svg:x2="19.685cm" svg:y2="7.867cm">
            <text:p/>
          </draw:line>
          <draw:line draw:name="Straight Connector 97" draw:style-name="gr72" draw:text-style-name="P9" draw:layer="layout" svg:x1="19.266cm" svg:y1="5.327cm" svg:x2="19.261cm" svg:y2="7.867cm">
            <text:p/>
          </draw:line>
          <draw:line draw:name="Straight Connector 98" draw:style-name="gr72" draw:text-style-name="P9" draw:layer="layout" svg:x1="18.419cm" svg:y1="5.327cm" svg:x2="18.415cm" svg:y2="7.867cm">
            <text:p/>
          </draw:line>
          <draw:line draw:name="Straight Connector 99" draw:style-name="gr72" draw:text-style-name="P9" draw:layer="layout" svg:x1="18.842cm" svg:y1="5.325cm" svg:x2="18.838cm" svg:y2="7.865cm">
            <text:p/>
          </draw:line>
          <draw:line draw:name="Straight Connector 100" draw:style-name="gr72" draw:text-style-name="P9" draw:layer="layout" svg:x1="17.991cm" svg:y1="5.327cm" svg:x2="17.987cm" svg:y2="7.867cm">
            <text:p/>
          </draw:line>
          <draw:line draw:name="Straight Connector 101" draw:style-name="gr72" draw:text-style-name="P9" draw:layer="layout" svg:x1="17.568cm" svg:y1="5.327cm" svg:x2="17.563cm" svg:y2="7.867cm">
            <text:p/>
          </draw:line>
          <draw:line draw:name="Straight Connector 102" draw:style-name="gr72" draw:text-style-name="P9" draw:layer="layout" svg:x1="17.145cm" svg:y1="5.327cm" svg:x2="17.14cm" svg:y2="7.867cm">
            <text:p/>
          </draw:line>
          <draw:line draw:name="Straight Connector 103" draw:style-name="gr72" draw:text-style-name="P9" draw:layer="layout" svg:x1="16.307cm" svg:y1="5.327cm" svg:x2="16.302cm" svg:y2="7.867cm">
            <text:p/>
          </draw:line>
          <draw:line draw:name="Straight Connector 104" draw:style-name="gr72" draw:text-style-name="P9" draw:layer="layout" svg:x1="16.73cm" svg:y1="5.325cm" svg:x2="16.726cm" svg:y2="7.865cm">
            <text:p/>
          </draw:line>
          <draw:line draw:name="Straight Connector 105" draw:style-name="gr72" draw:text-style-name="P9" draw:layer="layout" svg:x1="15.879cm" svg:y1="5.327cm" svg:x2="15.875cm" svg:y2="7.867cm">
            <text:p/>
          </draw:line>
          <draw:line draw:name="Straight Connector 106" draw:style-name="gr72" draw:text-style-name="P9" draw:layer="layout" svg:x1="15.456cm" svg:y1="5.327cm" svg:x2="15.451cm" svg:y2="7.867cm">
            <text:p/>
          </draw:line>
          <draw:line draw:name="Straight Connector 107" draw:style-name="gr72" draw:text-style-name="P9" draw:layer="layout" svg:x1="15.032cm" svg:y1="5.327cm" svg:x2="15.028cm" svg:y2="7.867cm">
            <text:p/>
          </draw:line>
        </draw:g>
        <draw:custom-shape draw:name="TextBox 108" draw:style-name="gr88" draw:text-style-name="P21" draw:layer="layout" svg:width="1.481cm" svg:height="1.981cm" svg:x="15.663cm" svg:y="5.961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9">
          <draw:custom-shape draw:name="Rectangle 110" draw:style-name="gr13" draw:text-style-name="P8" draw:layer="layout" svg:width="2.539cm" svg:height="2.539cm" svg:x="18.415cm" svg:y="5.33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1" draw:style-name="gr72" draw:text-style-name="P9" draw:layer="layout" svg:x1="19.473cm" svg:y1="7.873cm" svg:x2="20.955cm" svg:y2="5.333cm">
            <text:p/>
          </draw:line>
          <draw:line draw:name="Straight Connector 112" draw:style-name="gr72" draw:text-style-name="P9" draw:layer="layout" svg:x1="19.076cm" svg:y1="7.873cm" svg:x2="20.558cm" svg:y2="5.333cm">
            <text:p/>
          </draw:line>
          <draw:line draw:name="Straight Connector 113" draw:style-name="gr72" draw:text-style-name="P9" draw:layer="layout" svg:x1="18.626cm" svg:y1="7.873cm" svg:x2="20.108cm" svg:y2="5.333cm">
            <text:p/>
          </draw:line>
          <draw:line draw:name="Straight Connector 114" draw:style-name="gr72" draw:text-style-name="P9" draw:layer="layout" svg:x1="19.997cm" svg:y1="7.842cm" svg:x2="20.96cm" svg:y2="6.211cm">
            <text:p/>
          </draw:line>
          <draw:line draw:name="Straight Connector 115" draw:style-name="gr72" draw:text-style-name="P9" draw:layer="layout" svg:x1="20.531cm" svg:y1="7.873cm" svg:x2="20.955cm" svg:y2="7.238cm">
            <text:p/>
          </draw:line>
          <draw:line draw:name="Straight Connector 116" draw:style-name="gr72" draw:text-style-name="P9" draw:layer="layout" svg:x1="18.414cm" svg:y1="7.45cm" svg:x2="19.617cm" svg:y2="5.291cm">
            <text:p/>
          </draw:line>
          <draw:line draw:name="Straight Connector 117" draw:style-name="gr72" draw:text-style-name="P9" draw:layer="layout" svg:x1="18.467cm" svg:y1="6.391cm" svg:x2="19.102cm" svg:y2="5.333cm">
            <text:p/>
          </draw:line>
          <draw:line draw:name="Straight Connector 118" draw:style-name="gr72" draw:text-style-name="P9" draw:layer="layout" svg:x1="19.725cm" svg:y1="7.873cm" svg:x2="20.954cm" svg:y2="5.756cm">
            <text:p/>
          </draw:line>
          <draw:line draw:name="Straight Connector 119" draw:style-name="gr72" draw:text-style-name="P9" draw:layer="layout" svg:x1="19.301cm" svg:y1="7.873cm" svg:x2="20.783cm" svg:y2="5.333cm">
            <text:p/>
          </draw:line>
          <draw:line draw:name="Straight Connector 120" draw:style-name="gr72" draw:text-style-name="P9" draw:layer="layout" svg:x1="18.878cm" svg:y1="7.873cm" svg:x2="20.36cm" svg:y2="5.333cm">
            <text:p/>
          </draw:line>
          <draw:line draw:name="Straight Connector 121" draw:style-name="gr72" draw:text-style-name="P9" draw:layer="layout" svg:x1="20.302cm" svg:y1="7.842cm" svg:x2="20.954cm" svg:y2="6.603cm">
            <text:p/>
          </draw:line>
          <draw:line draw:name="Straight Connector 122" draw:style-name="gr72" draw:text-style-name="P9" draw:layer="layout" svg:x1="20.783cm" svg:y1="7.873cm" svg:x2="20.954cm" svg:y2="7.661cm">
            <text:p/>
          </draw:line>
          <draw:line draw:name="Straight Connector 123" draw:style-name="gr72" draw:text-style-name="P9" draw:layer="layout" svg:x1="18.415cm" svg:y1="5.968cm" svg:x2="18.838cm" svg:y2="5.333cm">
            <text:p/>
          </draw:line>
          <draw:line draw:name="Straight Connector 124" draw:style-name="gr72" draw:text-style-name="P9" draw:layer="layout" svg:x1="18.414cm" svg:y1="7.873cm" svg:x2="19.896cm" svg:y2="5.333cm">
            <text:p/>
          </draw:line>
          <draw:line draw:name="Straight Connector 125" draw:style-name="gr72" draw:text-style-name="P9" draw:layer="layout" svg:x1="18.414cm" svg:y1="6.967cm" svg:x2="19.377cm" svg:y2="5.337cm">
            <text:p/>
          </draw:line>
          <draw:line draw:name="Straight Connector 126" draw:style-name="gr72" draw:text-style-name="P9" draw:layer="layout" svg:x1="18.455cm" svg:y1="5.545cm" svg:x2="18.626cm" svg:y2="5.333cm">
            <text:p/>
          </draw:line>
        </draw:g>
        <draw:line draw:name="Straight Connector 128" draw:style-name="gr106" draw:text-style-name="P9" draw:layer="layout" svg:x1="20.955cm" svg:y1="4.051cm" svg:x2="24.553cm" svg:y2="4.055cm">
          <text:p/>
        </draw:line>
        <draw:line draw:name="Straight Connector 129" draw:style-name="gr106" draw:text-style-name="P9" draw:layer="layout" svg:x1="20.955cm" svg:y1="4.055cm" svg:x2="20.95cm" svg:y2="10.194cm">
          <text:p/>
        </draw:line>
        <draw:line draw:name="Straight Connector 130" draw:style-name="gr106" draw:text-style-name="P9" draw:layer="layout" svg:x1="24.765cm" svg:y1="4.055cm" svg:x2="24.765cm" svg:y2="10.194cm">
          <text:p/>
        </draw:line>
        <draw:g draw:name="Group 133">
          <draw:custom-shape draw:name="Rectangle 134" draw:style-name="gr13" draw:text-style-name="P8" draw:layer="layout" svg:width="2.539cm" svg:height="2.539cm" svg:x="20.955cm" svg:y="5.324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5" draw:style-name="gr13" draw:text-style-name="P8" draw:layer="layout" svg:width="1.269cm" svg:height="2.327cm" svg:x="22.199cm" svg:y="7.864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6" draw:style-name="gr72" draw:text-style-name="P9" draw:layer="layout" svg:x1="23.474cm" svg:y1="5.928cm" svg:x2="22.305cm" svg:y2="7.897cm">
            <text:p/>
          </draw:line>
          <draw:line draw:name="Straight Connector 137" draw:style-name="gr72" draw:text-style-name="P9" draw:layer="layout" svg:x1="22.449cm" svg:y1="5.325cm" svg:x2="20.968cm" svg:y2="7.865cm">
            <text:p/>
          </draw:line>
          <draw:line draw:name="Straight Connector 138" draw:style-name="gr72" draw:text-style-name="P9" draw:layer="layout" svg:x1="21.872cm" svg:y1="5.357cm" svg:x2="20.91cm" svg:y2="6.987cm">
            <text:p/>
          </draw:line>
          <draw:line draw:name="Straight Connector 139" draw:style-name="gr72" draw:text-style-name="P9" draw:layer="layout" svg:x1="21.378cm" svg:y1="5.352cm" svg:x2="20.955cm" svg:y2="5.987cm">
            <text:p/>
          </draw:line>
          <draw:line draw:name="Straight Connector 140" draw:style-name="gr72" draw:text-style-name="P9" draw:layer="layout" svg:x1="23.534cm" svg:y1="8.91cm" svg:x2="22.815cm" svg:y2="10.194cm">
            <text:p/>
          </draw:line>
          <draw:line draw:name="Straight Connector 141" draw:style-name="gr72" draw:text-style-name="P9" draw:layer="layout" svg:x1="23.45cm" svg:y1="6.595cm" svg:x2="22.18cm" svg:y2="8.712cm">
            <text:p/>
          </draw:line>
          <draw:line draw:name="Straight Connector 142" draw:style-name="gr72" draw:text-style-name="P9" draw:layer="layout" svg:x1="22.873cm" svg:y1="5.325cm" svg:x2="21.391cm" svg:y2="7.865cm">
            <text:p/>
          </draw:line>
          <draw:line draw:name="Straight Connector 143" draw:style-name="gr72" draw:text-style-name="P9" draw:layer="layout" svg:x1="23.238cm" svg:y1="5.325cm" svg:x2="21.756cm" svg:y2="7.865cm">
            <text:p/>
          </draw:line>
          <draw:line draw:name="Straight Connector 144" draw:style-name="gr72" draw:text-style-name="P9" draw:layer="layout" svg:x1="23.45cm" svg:y1="7.23cm" svg:x2="22.18cm" svg:y2="9.347cm">
            <text:p/>
          </draw:line>
          <draw:line draw:name="Straight Connector 145" draw:style-name="gr72" draw:text-style-name="P9" draw:layer="layout" svg:x1="23.45cm" svg:y1="8.077cm" svg:x2="22.18cm" svg:y2="10.194cm">
            <text:p/>
          </draw:line>
          <draw:line draw:name="Straight Connector 146" draw:style-name="gr72" draw:text-style-name="P9" draw:layer="layout" svg:x1="23.45cm" svg:y1="9.77cm" svg:x2="23.238cm" svg:y2="10.194cm">
            <text:p/>
          </draw:line>
        </draw:g>
        <draw:line draw:name="Straight Connector 149" draw:style-name="gr102" draw:text-style-name="P9" draw:layer="layout" svg:x1="20.95cm" svg:y1="5.945cm" svg:x2="20.955cm" svg:y2="7.215cm">
          <text:p/>
        </draw:line>
        <draw:custom-shape draw:name="TextBox 196" draw:style-name="gr19" draw:text-style-name="P8" draw:layer="layout" svg:width="19.684cm" svg:height="2.281cm" svg:x="3.387cm" svg:y="1.058cm">
          <text:p text:style-name="P10"><text:span text:style-name="T4">Split contacts may also be made with separate c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3" xml:id="id57" draw:id="id57">
          <draw:g draw:name="Group 278">
            <draw:custom-shape draw:name="Rectangle 151" draw:style-name="gr13" draw:text-style-name="P8" draw:layer="layout" svg:width="2.539cm" svg:height="2.539cm" svg:x="10.16cm" svg:y="12.48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52" draw:style-name="gr72" draw:text-style-name="P9" draw:layer="layout" svg:x1="11.218cm" svg:y1="15.028cm" svg:x2="12.699cm" svg:y2="12.488cm">
              <text:p/>
            </draw:line>
            <draw:line draw:name="Straight Connector 153" draw:style-name="gr72" draw:text-style-name="P9" draw:layer="layout" svg:x1="10.794cm" svg:y1="15.028cm" svg:x2="12.276cm" svg:y2="12.488cm">
              <text:p/>
            </draw:line>
            <draw:line draw:name="Straight Connector 154" draw:style-name="gr72" draw:text-style-name="P9" draw:layer="layout" svg:x1="10.371cm" svg:y1="15.028cm" svg:x2="11.853cm" svg:y2="12.488cm">
              <text:p/>
            </draw:line>
            <draw:line draw:name="Straight Connector 155" draw:style-name="gr72" draw:text-style-name="P9" draw:layer="layout" svg:x1="11.795cm" svg:y1="14.996cm" svg:x2="12.758cm" svg:y2="13.366cm">
              <text:p/>
            </draw:line>
            <draw:line draw:name="Straight Connector 156" draw:style-name="gr72" draw:text-style-name="P9" draw:layer="layout" svg:x1="12.276cm" svg:y1="15.028cm" svg:x2="12.699cm" svg:y2="14.393cm">
              <text:p/>
            </draw:line>
            <draw:line draw:name="Straight Connector 157" draw:style-name="gr72" draw:text-style-name="P9" draw:layer="layout" svg:x1="10.159cm" svg:y1="14.393cm" svg:x2="11.429cm" svg:y2="12.488cm">
              <text:p/>
            </draw:line>
            <draw:line draw:name="Straight Connector 158" draw:style-name="gr72" draw:text-style-name="P9" draw:layer="layout" svg:x1="10.159cm" svg:y1="13.546cm" svg:x2="10.794cm" svg:y2="12.488cm">
              <text:p/>
            </draw:line>
          </draw:g>
          <draw:custom-shape draw:name="Rectangle 159" draw:style-name="gr28" draw:text-style-name="P13" draw:layer="layout" svg:width="1.269cm" svg:height="1.269cm" svg:x="10.795cm" svg:y="13.12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0" draw:style-name="gr102" draw:text-style-name="P9" draw:layer="layout" svg:x1="12.695cm" svg:y1="13.125cm" svg:x2="12.699cm" svg:y2="14.395cm">
            <text:p/>
          </draw:line>
          <draw:custom-shape draw:name="Rectangle 161" draw:style-name="gr28" draw:text-style-name="P13" draw:layer="layout" svg:width="1.269cm" svg:height="1.269cm" svg:x="13.335cm" svg:y="13.13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2">
            <draw:custom-shape draw:name="Rectangle 163" draw:style-name="gr13" draw:text-style-name="P8" draw:layer="layout" svg:width="2.539cm" svg:height="2.539cm" svg:x="12.7cm" svg:y="12.48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64" draw:style-name="gr72" draw:text-style-name="P9" draw:layer="layout" svg:x1="13.758cm" svg:y1="15.028cm" svg:x2="15.24cm" svg:y2="12.488cm">
              <text:p/>
            </draw:line>
            <draw:line draw:name="Straight Connector 165" draw:style-name="gr72" draw:text-style-name="P9" draw:layer="layout" svg:x1="13.361cm" svg:y1="15.028cm" svg:x2="14.843cm" svg:y2="12.488cm">
              <text:p/>
            </draw:line>
            <draw:line draw:name="Straight Connector 166" draw:style-name="gr72" draw:text-style-name="P9" draw:layer="layout" svg:x1="12.911cm" svg:y1="15.028cm" svg:x2="14.393cm" svg:y2="12.488cm">
              <text:p/>
            </draw:line>
            <draw:line draw:name="Straight Connector 167" draw:style-name="gr72" draw:text-style-name="P9" draw:layer="layout" svg:x1="14.282cm" svg:y1="14.996cm" svg:x2="15.245cm" svg:y2="13.366cm">
              <text:p/>
            </draw:line>
            <draw:line draw:name="Straight Connector 168" draw:style-name="gr72" draw:text-style-name="P9" draw:layer="layout" svg:x1="14.816cm" svg:y1="15.028cm" svg:x2="15.24cm" svg:y2="14.393cm">
              <text:p/>
            </draw:line>
            <draw:line draw:name="Straight Connector 169" draw:style-name="gr72" draw:text-style-name="P9" draw:layer="layout" svg:x1="12.699cm" svg:y1="14.605cm" svg:x2="13.902cm" svg:y2="12.446cm">
              <text:p/>
            </draw:line>
            <draw:line draw:name="Straight Connector 170" draw:style-name="gr72" draw:text-style-name="P9" draw:layer="layout" svg:x1="12.752cm" svg:y1="13.546cm" svg:x2="13.387cm" svg:y2="12.488cm">
              <text:p/>
            </draw:line>
            <draw:line draw:name="Straight Connector 171" draw:style-name="gr72" draw:text-style-name="P9" draw:layer="layout" svg:x1="14.01cm" svg:y1="15.028cm" svg:x2="15.239cm" svg:y2="12.911cm">
              <text:p/>
            </draw:line>
            <draw:line draw:name="Straight Connector 172" draw:style-name="gr72" draw:text-style-name="P9" draw:layer="layout" svg:x1="13.586cm" svg:y1="15.028cm" svg:x2="15.068cm" svg:y2="12.488cm">
              <text:p/>
            </draw:line>
            <draw:line draw:name="Straight Connector 173" draw:style-name="gr72" draw:text-style-name="P9" draw:layer="layout" svg:x1="13.163cm" svg:y1="15.028cm" svg:x2="14.645cm" svg:y2="12.488cm">
              <text:p/>
            </draw:line>
            <draw:line draw:name="Straight Connector 174" draw:style-name="gr72" draw:text-style-name="P9" draw:layer="layout" svg:x1="14.587cm" svg:y1="14.996cm" svg:x2="15.239cm" svg:y2="13.758cm">
              <text:p/>
            </draw:line>
            <draw:line draw:name="Straight Connector 175" draw:style-name="gr72" draw:text-style-name="P9" draw:layer="layout" svg:x1="15.068cm" svg:y1="15.028cm" svg:x2="15.239cm" svg:y2="14.816cm">
              <text:p/>
            </draw:line>
            <draw:line draw:name="Straight Connector 176" draw:style-name="gr72" draw:text-style-name="P9" draw:layer="layout" svg:x1="12.7cm" svg:y1="13.123cm" svg:x2="13.123cm" svg:y2="12.488cm">
              <text:p/>
            </draw:line>
            <draw:line draw:name="Straight Connector 177" draw:style-name="gr72" draw:text-style-name="P9" draw:layer="layout" svg:x1="12.699cm" svg:y1="15.028cm" svg:x2="14.181cm" svg:y2="12.488cm">
              <text:p/>
            </draw:line>
            <draw:line draw:name="Straight Connector 178" draw:style-name="gr72" draw:text-style-name="P9" draw:layer="layout" svg:x1="12.699cm" svg:y1="14.122cm" svg:x2="13.662cm" svg:y2="12.492cm">
              <text:p/>
            </draw:line>
            <draw:line draw:name="Straight Connector 179" draw:style-name="gr72" draw:text-style-name="P9" draw:layer="layout" svg:x1="12.74cm" svg:y1="12.699cm" svg:x2="12.911cm" svg:y2="12.488cm">
              <text:p/>
            </draw:line>
          </draw:g>
          <draw:line draw:name="Straight Connector 183" draw:style-name="gr72" draw:text-style-name="P9" draw:layer="layout" svg:x1="14.393cm" svg:y1="12.488cm" svg:x2="14.388cm" svg:y2="15.028cm">
            <text:p/>
          </draw:line>
          <draw:line draw:name="Straight Connector 184" draw:style-name="gr72" draw:text-style-name="P9" draw:layer="layout" svg:x1="13.97cm" svg:y1="12.488cm" svg:x2="13.965cm" svg:y2="15.028cm">
            <text:p/>
          </draw:line>
          <draw:line draw:name="Straight Connector 185" draw:style-name="gr72" draw:text-style-name="P9" draw:layer="layout" svg:x1="13.546cm" svg:y1="12.488cm" svg:x2="13.542cm" svg:y2="15.028cm">
            <text:p/>
          </draw:line>
          <draw:line draw:name="Straight Connector 186" draw:style-name="gr72" draw:text-style-name="P9" draw:layer="layout" svg:x1="13.123cm" svg:y1="12.488cm" svg:x2="13.118cm" svg:y2="15.028cm">
            <text:p/>
          </draw:line>
          <draw:line draw:name="Straight Connector 187" draw:style-name="gr72" draw:text-style-name="P9" draw:layer="layout" svg:x1="12.7cm" svg:y1="12.486cm" svg:x2="12.695cm" svg:y2="15.026cm">
            <text:p/>
          </draw:line>
          <draw:line draw:name="Straight Connector 188" draw:style-name="gr72" draw:text-style-name="P9" draw:layer="layout" svg:x1="12.272cm" svg:y1="12.488cm" svg:x2="12.267cm" svg:y2="15.028cm">
            <text:p/>
          </draw:line>
          <draw:line draw:name="Straight Connector 189" draw:style-name="gr72" draw:text-style-name="P9" draw:layer="layout" svg:x1="11.434cm" svg:y1="12.488cm" svg:x2="11.43cm" svg:y2="15.028cm">
            <text:p/>
          </draw:line>
          <draw:line draw:name="Straight Connector 190" draw:style-name="gr72" draw:text-style-name="P9" draw:layer="layout" svg:x1="11.857cm" svg:y1="12.486cm" svg:x2="11.853cm" svg:y2="15.026cm">
            <text:p/>
          </draw:line>
          <draw:line draw:name="Straight Connector 191" draw:style-name="gr72" draw:text-style-name="P9" draw:layer="layout" svg:x1="11.006cm" svg:y1="12.488cm" svg:x2="11.002cm" svg:y2="15.028cm">
            <text:p/>
          </draw:line>
          <draw:line draw:name="Straight Connector 192" draw:style-name="gr72" draw:text-style-name="P9" draw:layer="layout" svg:x1="10.583cm" svg:y1="12.488cm" svg:x2="10.578cm" svg:y2="15.028cm">
            <text:p/>
          </draw:line>
          <draw:line draw:name="Straight Connector 195" draw:style-name="gr72" draw:text-style-name="P9" draw:layer="layout" svg:x1="14.821cm" svg:y1="12.488cm" svg:x2="14.816cm" svg:y2="15.028cm">
            <text:p/>
          </draw:line>
          <draw:custom-shape draw:name="Down Arrow 197" draw:style-name="gr103" draw:text-style-name="P18" draw:layer="layout" svg:width="1.481cm" svg:height="1.904cm" draw:transform="rotate (0.785398163397448) translate (10.795cm 10.361cm)">
            <text:p text:style-name="P20"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198" draw:style-name="gr103" draw:text-style-name="P18" draw:layer="layout" svg:width="1.481cm" svg:height="1.904cm" draw:transform="rotate (0.785398163397448) translate (13.758cm 10.361cm)">
            <text:p text:style-name="P20"/>
            <draw:enhanced-geometry draw:mirror-horizontal="tru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TextBox 199" draw:style-name="gr19" draw:text-style-name="P8" draw:layer="layout" svg:width="1.481cm" svg:height="1.013cm" svg:x="10.795cm" svg:y="16.298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0" draw:style-name="gr68" draw:text-style-name="P9" draw:layer="layout" svg:x1="10.16cm" svg:y1="16.298cm" svg:x2="12.704cm" svg:y2="16.302cm">
            <text:p/>
          </draw:line>
          <draw:line draw:name="Straight Connector 201" draw:style-name="gr31" draw:text-style-name="P9" draw:layer="layout" svg:x1="12.7cm" svg:y1="16.933cm" svg:x2="12.704cm" svg:y2="13.123cm">
            <text:p/>
          </draw:line>
          <draw:line draw:name="Straight Connector 202" draw:style-name="gr31" draw:text-style-name="P9" draw:layer="layout" svg:x1="10.16cm" svg:y1="16.933cm" svg:x2="10.164cm" svg:y2="13.758cm">
            <text:p/>
          </draw:line>
          <draw:custom-shape draw:name="TextBox 203" draw:style-name="gr19" draw:text-style-name="P8" draw:layer="layout" svg:width="1.269cm" svg:height="1.013cm" svg:x="13.547cm" svg:y="15.24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6" draw:style-name="gr31" draw:text-style-name="P9" draw:layer="layout" svg:x1="14.605cm" svg:y1="16.086cm" svg:x2="14.609cm" svg:y2="13.123cm">
            <text:p/>
          </draw:line>
          <draw:line draw:name="Straight Connector 207" draw:style-name="gr31" draw:text-style-name="P9" draw:layer="layout" svg:x1="13.294cm" svg:y1="16.086cm" svg:x2="13.299cm" svg:y2="13.123cm">
            <text:p/>
          </draw:line>
          <draw:line draw:name="Straight Connector 209" draw:style-name="gr68" draw:text-style-name="P9" draw:layer="layout" svg:x1="13.335cm" svg:y1="15.451cm" svg:x2="14.605cm" svg:y2="15.456cm">
            <text:p/>
          </draw:line>
          <draw:line draw:name="Straight Connector 211" draw:style-name="gr31" draw:text-style-name="P9" draw:layer="layout" svg:x1="15.237cm" svg:y1="16.935cm" svg:x2="15.242cm" svg:y2="13.125cm">
            <text:p/>
          </draw:line>
          <draw:custom-shape draw:name="TextBox 212" draw:style-name="gr19" draw:text-style-name="P8" draw:layer="layout" svg:width="1.269cm" svg:height="1.013cm" svg:x="11.007cm" svg:y="15.272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13" draw:style-name="gr31" draw:text-style-name="P9" draw:layer="layout" svg:x1="12.065cm" svg:y1="16.119cm" svg:x2="12.069cm" svg:y2="13.155cm">
            <text:p/>
          </draw:line>
          <draw:line draw:name="Straight Connector 214" draw:style-name="gr31" draw:text-style-name="P9" draw:layer="layout" svg:x1="10.754cm" svg:y1="16.119cm" svg:x2="10.759cm" svg:y2="13.155cm">
            <text:p/>
          </draw:line>
          <draw:line draw:name="Straight Connector 215" draw:style-name="gr68" draw:text-style-name="P9" draw:layer="layout" svg:x1="10.795cm" svg:y1="15.484cm" svg:x2="12.065cm" svg:y2="15.488cm">
            <text:p/>
          </draw:line>
          <draw:custom-shape draw:name="TextBox 222" draw:style-name="gr19" draw:text-style-name="P8" draw:layer="layout" svg:width="1.481cm" svg:height="1.013cm" svg:x="13.547cm" svg:y="16.298cm">
            <text:p text:style-name="P10"><text:span text:style-name="T5">4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23" draw:style-name="gr68" draw:text-style-name="P9" draw:layer="layout" svg:x1="12.7cm" svg:y1="16.298cm" svg:x2="15.244cm" svg:y2="16.302cm">
            <text:p/>
          </draw:line>
          <draw:line draw:name="Straight Connector 224" draw:style-name="gr31" draw:text-style-name="P9" draw:layer="layout" svg:x1="9.313cm" svg:y1="13.083cm" svg:x2="16.721cm" svg:y2="13.087cm">
            <text:p/>
          </draw:line>
          <draw:line draw:name="Straight Connector 229" draw:style-name="gr31" draw:text-style-name="P9" draw:layer="layout" svg:x1="9.525cm" svg:y1="14.388cm" svg:x2="16.933cm" svg:y2="14.393cm">
            <text:p/>
          </draw:line>
          <draw:custom-shape draw:name="TextBox 230" draw:style-name="gr19" draw:text-style-name="P8" draw:layer="layout" svg:width="1.269cm" svg:height="1.013cm" svg:x="15.875cm" svg:y="13.335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31" draw:style-name="gr68" draw:text-style-name="P9" draw:layer="layout" svg:x1="15.879cm" svg:y1="13.123cm" svg:x2="15.875cm" svg:y2="14.393cm">
            <text:p/>
          </draw:line>
        </draw:g>
        <draw:custom-shape draw:name="TextBox 194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>
        <draw:line draw:name="Straight Connector 9" draw:style-name="gr31" draw:text-style-name="P9" draw:layer="layout" svg:x1="4.656cm" svg:y1="15.927cm" svg:x2="4.661cm" svg:y2="14.234cm">
          <text:p/>
        </draw:line>
        <draw:g draw:name="Group 34">
          <draw:custom-shape draw:name="Rectangle 6" draw:style-name="gr13" draw:text-style-name="P8" draw:layer="layout" svg:width="1.269cm" svg:height="4.656cm" svg:x="6.562cm" svg:y="5.34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" draw:style-name="gr72" draw:text-style-name="P9" draw:layer="layout" svg:x1="7.408cm" svg:y1="10cm" svg:x2="7.831cm" svg:y2="9.577cm">
            <text:p/>
          </draw:line>
          <draw:line draw:name="Straight Connector 14" draw:style-name="gr72" draw:text-style-name="P9" draw:layer="layout" svg:x1="6.985cm" svg:y1="10cm" svg:x2="7.831cm" svg:y2="9.154cm">
            <text:p/>
          </draw:line>
          <draw:line draw:name="Straight Connector 16" draw:style-name="gr72" draw:text-style-name="P9" draw:layer="layout" svg:x1="6.561cm" svg:y1="10cm" svg:x2="7.831cm" svg:y2="8.73cm">
            <text:p/>
          </draw:line>
          <draw:line draw:name="Straight Connector 24" draw:style-name="gr72" draw:text-style-name="P9" draw:layer="layout" svg:x1="6.561cm" svg:y1="9.577cm" svg:x2="7.831cm" svg:y2="8.307cm">
            <text:p/>
          </draw:line>
          <draw:line draw:name="Straight Connector 25" draw:style-name="gr72" draw:text-style-name="P9" draw:layer="layout" svg:x1="6.561cm" svg:y1="9.154cm" svg:x2="7.831cm" svg:y2="7.884cm">
            <text:p/>
          </draw:line>
          <draw:line draw:name="Straight Connector 26" draw:style-name="gr72" draw:text-style-name="P9" draw:layer="layout" svg:x1="6.561cm" svg:y1="8.73cm" svg:x2="7.831cm" svg:y2="7.46cm">
            <text:p/>
          </draw:line>
          <draw:line draw:name="Straight Connector 27" draw:style-name="gr72" draw:text-style-name="P9" draw:layer="layout" svg:x1="6.561cm" svg:y1="8.307cm" svg:x2="7.831cm" svg:y2="7.037cm">
            <text:p/>
          </draw:line>
          <draw:line draw:name="Straight Connector 28" draw:style-name="gr72" draw:text-style-name="P9" draw:layer="layout" svg:x1="6.561cm" svg:y1="7.884cm" svg:x2="7.831cm" svg:y2="6.614cm">
            <text:p/>
          </draw:line>
          <draw:line draw:name="Straight Connector 29" draw:style-name="gr72" draw:text-style-name="P9" draw:layer="layout" svg:x1="6.561cm" svg:y1="7.46cm" svg:x2="7.831cm" svg:y2="6.19cm">
            <text:p/>
          </draw:line>
          <draw:line draw:name="Straight Connector 30" draw:style-name="gr72" draw:text-style-name="P9" draw:layer="layout" svg:x1="6.561cm" svg:y1="7.037cm" svg:x2="7.831cm" svg:y2="5.767cm">
            <text:p/>
          </draw:line>
          <draw:line draw:name="Straight Connector 31" draw:style-name="gr72" draw:text-style-name="P9" draw:layer="layout" svg:x1="6.561cm" svg:y1="6.614cm" svg:x2="7.831cm" svg:y2="5.344cm">
            <text:p/>
          </draw:line>
          <draw:line draw:name="Straight Connector 32" draw:style-name="gr72" draw:text-style-name="P9" draw:layer="layout" svg:x1="6.561cm" svg:y1="5.767cm" svg:x2="6.985cm" svg:y2="5.344cm">
            <text:p/>
          </draw:line>
          <draw:line draw:name="Straight Connector 33" draw:style-name="gr72" draw:text-style-name="P9" draw:layer="layout" svg:x1="6.561cm" svg:y1="6.19cm" svg:x2="7.408cm" svg:y2="5.344cm">
            <text:p/>
          </draw:line>
        </draw:g>
        <draw:g draw:name="Group 52">
          <draw:custom-shape draw:name="Rectangle 36" draw:style-name="gr13" draw:text-style-name="P8" draw:layer="layout" svg:width="1.269cm" svg:height="1.269cm" draw:transform="rotate (1.5707963267949) translate (6.562cm 8.096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5" draw:style-name="gr72" draw:text-style-name="P9" draw:layer="layout" svg:x1="7.831cm" svg:y1="7.249cm" svg:x2="7.408cm" svg:y2="6.825cm">
            <text:p/>
          </draw:line>
          <draw:line draw:name="Straight Connector 46" draw:style-name="gr72" draw:text-style-name="P9" draw:layer="layout" svg:x1="7.831cm" svg:y1="7.672cm" svg:x2="6.985cm" svg:y2="6.825cm">
            <text:p/>
          </draw:line>
          <draw:line draw:name="Straight Connector 47" draw:style-name="gr72" draw:text-style-name="P9" draw:layer="layout" svg:x1="7.831cm" svg:y1="8.095cm" svg:x2="6.561cm" svg:y2="6.825cm">
            <text:p/>
          </draw:line>
          <draw:line draw:name="Straight Connector 48" draw:style-name="gr72" draw:text-style-name="P9" draw:layer="layout" svg:x1="6.985cm" svg:y1="8.095cm" svg:x2="6.561cm" svg:y2="7.672cm">
            <text:p/>
          </draw:line>
          <draw:line draw:name="Straight Connector 49" draw:style-name="gr72" draw:text-style-name="P9" draw:layer="layout" svg:x1="7.408cm" svg:y1="8.095cm" svg:x2="6.561cm" svg:y2="7.249cm">
            <text:p/>
          </draw:line>
        </draw:g>
        <draw:line draw:name="Straight Connector 55" draw:style-name="gr68" draw:text-style-name="P9" draw:layer="layout" svg:x1="4.656cm" svg:y1="15.292cm" svg:x2="7.201cm" svg:y2="15.296cm">
          <text:p/>
        </draw:line>
        <draw:g draw:name="Group 84">
          <draw:line draw:name="Straight Connector 54" draw:style-name="gr77" draw:text-style-name="P9" draw:layer="layout" svg:x1="4.656cm" svg:y1="3.439cm" svg:x2="9.736cm" svg:y2="3.443cm">
            <text:p/>
          </draw:line>
          <draw:line draw:name="Straight Connector 58" draw:style-name="gr77" draw:text-style-name="P9" draw:layer="layout" svg:x1="7.196cm" svg:y1="14.869cm" svg:x2="7.201cm" svg:y2="11.905cm">
            <text:p/>
          </draw:line>
          <draw:line draw:name="Straight Connector 60" draw:style-name="gr77" draw:text-style-name="P9" draw:layer="layout" svg:x1="4.658cm" svg:y1="3.441cm" svg:x2="4.656cm" svg:y2="14.869cm">
            <text:p/>
          </draw:line>
          <draw:line draw:name="Straight Connector 62" draw:style-name="gr77" draw:text-style-name="P9" draw:layer="layout" svg:x1="9.736cm" svg:y1="3.439cm" svg:x2="9.736cm" svg:y2="11.905cm">
            <text:p/>
          </draw:line>
          <draw:line draw:name="Straight Connector 68" draw:style-name="gr77" draw:text-style-name="P9" draw:layer="layout" svg:x1="7.196cm" svg:y1="11.905cm" svg:x2="9.736cm" svg:y2="11.91cm">
            <text:p/>
          </draw:line>
          <draw:line draw:name="Straight Connector 73" draw:style-name="gr77" draw:text-style-name="P9" draw:layer="layout" svg:x1="4.656cm" svg:y1="14.864cm" svg:x2="7.196cm" svg:y2="14.869cm">
            <text:p/>
          </draw:line>
        </draw:g>
        <draw:custom-shape draw:name="TextBox 77" draw:style-name="gr19" draw:text-style-name="P8" draw:layer="layout" svg:width="15.027cm" svg:height="4.059cm" svg:x="1.058cm" svg:y="16.139cm">
          <text:p text:style-name="P10"><text:span text:style-name="T5">p-well must overlap all enclosed thinox by 3</text:span><text:span text:style-name="T8"></text:span><text:span text:style-name="T5"> minimum</text:span></text:p>
          <text:p text:style-name="P10"><text:span text:style-name="T5"/></text:p>
          <text:p text:style-name="P10"><text:span text:style-name="T5">Thinox must not cross well boundary</text:span></text:p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9" draw:style-name="gr31" draw:text-style-name="P9" draw:layer="layout" svg:x1="7.192cm" svg:y1="15.927cm" svg:x2="7.196cm" svg:y2="14.234cm">
          <text:p/>
        </draw:line>
        <draw:custom-shape draw:name="TextBox 81" draw:style-name="gr19" draw:text-style-name="P8" draw:layer="layout" svg:width="1.269cm" svg:height="1.013cm" svg:x="5.503cm" svg:y="15.325cm">
          <text:p text:style-name="P10"><text:span text:style-name="T5">4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6" draw:style-name="gr77" draw:text-style-name="P9" draw:layer="layout" svg:x1="19.477cm" svg:y1="11.27cm" svg:x2="19.473cm" svg:y2="3.227cm">
          <text:p/>
        </draw:line>
        <draw:line draw:name="Straight Connector 87" draw:style-name="gr77" draw:text-style-name="P9" draw:layer="layout" svg:x1="11.006cm" svg:y1="6.197cm" svg:x2="13.97cm" svg:y2="6.19cm">
          <text:p/>
        </draw:line>
        <draw:line draw:name="Straight Connector 88" draw:style-name="gr77" draw:text-style-name="P9" draw:layer="layout" svg:x1="19.473cm" svg:y1="11.275cm" svg:x2="11.006cm" svg:y2="11.27cm">
          <text:p/>
        </draw:line>
        <draw:line draw:name="Straight Connector 89" draw:style-name="gr77" draw:text-style-name="P9" draw:layer="layout" svg:x1="19.473cm" svg:y1="3.227cm" svg:x2="13.97cm" svg:y2="3.227cm">
          <text:p/>
        </draw:line>
        <draw:line draw:name="Straight Connector 90" draw:style-name="gr77" draw:text-style-name="P9" draw:layer="layout" svg:x1="13.97cm" svg:y1="6.19cm" svg:x2="13.965cm" svg:y2="3.227cm">
          <text:p/>
        </draw:line>
        <draw:line draw:name="Straight Connector 91" draw:style-name="gr77" draw:text-style-name="P9" draw:layer="layout" svg:x1="11.011cm" svg:y1="11.27cm" svg:x2="11.006cm" svg:y2="6.19cm">
          <text:p/>
        </draw:line>
        <draw:line draw:name="Straight Connector 92" draw:style-name="gr68" draw:text-style-name="P9" draw:layer="layout" svg:x1="11.006cm" svg:y1="12.333cm" svg:x2="9.736cm" svg:y2="12.329cm">
          <text:p/>
        </draw:line>
        <draw:g draw:name="Group 93">
          <draw:custom-shape draw:name="Rectangle 94" draw:style-name="gr13" draw:text-style-name="P8" draw:layer="layout" svg:width="1.269cm" svg:height="4.656cm" draw:transform="rotate (1.5707963267949) translate (12.912cm 9.364cm)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5" draw:style-name="gr72" draw:text-style-name="P9" draw:layer="layout" svg:x1="17.568cm" svg:y1="8.942cm" svg:x2="17.145cm" svg:y2="9.365cm">
            <text:p/>
          </draw:line>
          <draw:line draw:name="Straight Connector 96" draw:style-name="gr72" draw:text-style-name="P9" draw:layer="layout" svg:x1="17.568cm" svg:y1="8.519cm" svg:x2="16.721cm" svg:y2="9.365cm">
            <text:p/>
          </draw:line>
          <draw:line draw:name="Straight Connector 97" draw:style-name="gr72" draw:text-style-name="P9" draw:layer="layout" svg:x1="17.568cm" svg:y1="8.095cm" svg:x2="16.298cm" svg:y2="9.365cm">
            <text:p/>
          </draw:line>
          <draw:line draw:name="Straight Connector 98" draw:style-name="gr72" draw:text-style-name="P9" draw:layer="layout" svg:x1="17.145cm" svg:y1="8.095cm" svg:x2="15.875cm" svg:y2="9.365cm">
            <text:p/>
          </draw:line>
          <draw:line draw:name="Straight Connector 99" draw:style-name="gr72" draw:text-style-name="P9" draw:layer="layout" svg:x1="16.721cm" svg:y1="8.095cm" svg:x2="15.451cm" svg:y2="9.365cm">
            <text:p/>
          </draw:line>
          <draw:line draw:name="Straight Connector 100" draw:style-name="gr72" draw:text-style-name="P9" draw:layer="layout" svg:x1="16.298cm" svg:y1="8.095cm" svg:x2="15.028cm" svg:y2="9.365cm">
            <text:p/>
          </draw:line>
          <draw:line draw:name="Straight Connector 101" draw:style-name="gr72" draw:text-style-name="P9" draw:layer="layout" svg:x1="15.875cm" svg:y1="8.095cm" svg:x2="14.605cm" svg:y2="9.365cm">
            <text:p/>
          </draw:line>
          <draw:line draw:name="Straight Connector 102" draw:style-name="gr72" draw:text-style-name="P9" draw:layer="layout" svg:x1="15.451cm" svg:y1="8.095cm" svg:x2="14.181cm" svg:y2="9.365cm">
            <text:p/>
          </draw:line>
          <draw:line draw:name="Straight Connector 103" draw:style-name="gr72" draw:text-style-name="P9" draw:layer="layout" svg:x1="15.028cm" svg:y1="8.095cm" svg:x2="13.758cm" svg:y2="9.365cm">
            <text:p/>
          </draw:line>
          <draw:line draw:name="Straight Connector 104" draw:style-name="gr72" draw:text-style-name="P9" draw:layer="layout" svg:x1="14.605cm" svg:y1="8.095cm" svg:x2="13.335cm" svg:y2="9.365cm">
            <text:p/>
          </draw:line>
          <draw:line draw:name="Straight Connector 105" draw:style-name="gr72" draw:text-style-name="P9" draw:layer="layout" svg:x1="14.181cm" svg:y1="8.095cm" svg:x2="12.911cm" svg:y2="9.365cm">
            <text:p/>
          </draw:line>
          <draw:line draw:name="Straight Connector 106" draw:style-name="gr72" draw:text-style-name="P9" draw:layer="layout" svg:x1="13.335cm" svg:y1="8.095cm" svg:x2="12.911cm" svg:y2="8.519cm">
            <text:p/>
          </draw:line>
          <draw:line draw:name="Straight Connector 107" draw:style-name="gr72" draw:text-style-name="P9" draw:layer="layout" svg:x1="13.758cm" svg:y1="8.095cm" svg:x2="12.911cm" svg:y2="8.942cm">
            <text:p/>
          </draw:line>
        </draw:g>
        <draw:g draw:name="Group 116">
          <draw:custom-shape draw:name="Rectangle 117" draw:style-name="gr13" draw:text-style-name="P8" draw:layer="layout" svg:width="1.269cm" svg:height="1.269cm" draw:transform="rotate (1.5707963267949) translate (14.182cm 9.366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8" draw:style-name="gr72" draw:text-style-name="P9" draw:layer="layout" svg:x1="15.451cm" svg:y1="8.519cm" svg:x2="15.028cm" svg:y2="8.095cm">
            <text:p/>
          </draw:line>
          <draw:line draw:name="Straight Connector 119" draw:style-name="gr72" draw:text-style-name="P9" draw:layer="layout" svg:x1="15.451cm" svg:y1="8.942cm" svg:x2="14.605cm" svg:y2="8.095cm">
            <text:p/>
          </draw:line>
          <draw:line draw:name="Straight Connector 120" draw:style-name="gr72" draw:text-style-name="P9" draw:layer="layout" svg:x1="15.451cm" svg:y1="9.365cm" svg:x2="14.181cm" svg:y2="8.095cm">
            <text:p/>
          </draw:line>
          <draw:line draw:name="Straight Connector 121" draw:style-name="gr72" draw:text-style-name="P9" draw:layer="layout" svg:x1="14.605cm" svg:y1="9.365cm" svg:x2="14.181cm" svg:y2="8.942cm">
            <text:p/>
          </draw:line>
          <draw:line draw:name="Straight Connector 122" draw:style-name="gr72" draw:text-style-name="P9" draw:layer="layout" svg:x1="15.028cm" svg:y1="9.365cm" svg:x2="14.181cm" svg:y2="8.519cm">
            <text:p/>
          </draw:line>
        </draw:g>
        <draw:g draw:name="Group 123">
          <draw:custom-shape draw:name="Rectangle 124" draw:style-name="gr13" draw:text-style-name="P8" draw:layer="layout" svg:width="1.269cm" svg:height="1.269cm" draw:transform="rotate (1.5707963267949) translate (16.296cm 8.096cm)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5" draw:style-name="gr72" draw:text-style-name="P9" draw:layer="layout" svg:x1="16.298cm" svg:y1="7.249cm" svg:x2="16.721cm" svg:y2="6.825cm">
            <text:p/>
          </draw:line>
          <draw:line draw:name="Straight Connector 126" draw:style-name="gr72" draw:text-style-name="P9" draw:layer="layout" svg:x1="16.298cm" svg:y1="7.672cm" svg:x2="17.145cm" svg:y2="6.825cm">
            <text:p/>
          </draw:line>
          <draw:line draw:name="Straight Connector 127" draw:style-name="gr72" draw:text-style-name="P9" draw:layer="layout" svg:x1="16.298cm" svg:y1="8.095cm" svg:x2="17.568cm" svg:y2="6.825cm">
            <text:p/>
          </draw:line>
          <draw:line draw:name="Straight Connector 128" draw:style-name="gr72" draw:text-style-name="P9" draw:layer="layout" svg:x1="17.145cm" svg:y1="8.095cm" svg:x2="17.568cm" svg:y2="7.672cm">
            <text:p/>
          </draw:line>
          <draw:line draw:name="Straight Connector 129" draw:style-name="gr72" draw:text-style-name="P9" draw:layer="layout" svg:x1="16.721cm" svg:y1="8.095cm" svg:x2="17.568cm" svg:y2="7.249cm">
            <text:p/>
          </draw:line>
        </draw:g>
        <draw:g draw:name="Group 130">
          <draw:custom-shape draw:name="Rectangle 131" draw:style-name="gr13" draw:text-style-name="P8" draw:layer="layout" svg:width="1.269cm" svg:height="4.656cm" svg:x="22.648cm" svg:y="5.34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2" draw:style-name="gr72" draw:text-style-name="P9" draw:layer="layout" svg:x1="23.495cm" svg:y1="10cm" svg:x2="23.918cm" svg:y2="9.577cm">
            <text:p/>
          </draw:line>
          <draw:line draw:name="Straight Connector 133" draw:style-name="gr72" draw:text-style-name="P9" draw:layer="layout" svg:x1="23.071cm" svg:y1="10cm" svg:x2="23.918cm" svg:y2="9.154cm">
            <text:p/>
          </draw:line>
          <draw:line draw:name="Straight Connector 134" draw:style-name="gr72" draw:text-style-name="P9" draw:layer="layout" svg:x1="22.648cm" svg:y1="10cm" svg:x2="23.918cm" svg:y2="8.73cm">
            <text:p/>
          </draw:line>
          <draw:line draw:name="Straight Connector 135" draw:style-name="gr72" draw:text-style-name="P9" draw:layer="layout" svg:x1="22.648cm" svg:y1="9.577cm" svg:x2="23.918cm" svg:y2="8.307cm">
            <text:p/>
          </draw:line>
          <draw:line draw:name="Straight Connector 136" draw:style-name="gr72" draw:text-style-name="P9" draw:layer="layout" svg:x1="22.648cm" svg:y1="9.154cm" svg:x2="23.918cm" svg:y2="7.884cm">
            <text:p/>
          </draw:line>
          <draw:line draw:name="Straight Connector 137" draw:style-name="gr72" draw:text-style-name="P9" draw:layer="layout" svg:x1="22.648cm" svg:y1="8.73cm" svg:x2="23.918cm" svg:y2="7.46cm">
            <text:p/>
          </draw:line>
          <draw:line draw:name="Straight Connector 138" draw:style-name="gr72" draw:text-style-name="P9" draw:layer="layout" svg:x1="22.648cm" svg:y1="8.307cm" svg:x2="23.918cm" svg:y2="7.037cm">
            <text:p/>
          </draw:line>
          <draw:line draw:name="Straight Connector 139" draw:style-name="gr72" draw:text-style-name="P9" draw:layer="layout" svg:x1="22.648cm" svg:y1="7.884cm" svg:x2="23.918cm" svg:y2="6.614cm">
            <text:p/>
          </draw:line>
          <draw:line draw:name="Straight Connector 140" draw:style-name="gr72" draw:text-style-name="P9" draw:layer="layout" svg:x1="22.648cm" svg:y1="7.46cm" svg:x2="23.918cm" svg:y2="6.19cm">
            <text:p/>
          </draw:line>
          <draw:line draw:name="Straight Connector 141" draw:style-name="gr72" draw:text-style-name="P9" draw:layer="layout" svg:x1="22.648cm" svg:y1="7.037cm" svg:x2="23.918cm" svg:y2="5.767cm">
            <text:p/>
          </draw:line>
          <draw:line draw:name="Straight Connector 142" draw:style-name="gr72" draw:text-style-name="P9" draw:layer="layout" svg:x1="22.648cm" svg:y1="6.614cm" svg:x2="23.918cm" svg:y2="5.344cm">
            <text:p/>
          </draw:line>
          <draw:line draw:name="Straight Connector 143" draw:style-name="gr72" draw:text-style-name="P9" draw:layer="layout" svg:x1="22.648cm" svg:y1="5.767cm" svg:x2="23.071cm" svg:y2="5.344cm">
            <text:p/>
          </draw:line>
          <draw:line draw:name="Straight Connector 144" draw:style-name="gr72" draw:text-style-name="P9" draw:layer="layout" svg:x1="22.648cm" svg:y1="6.19cm" svg:x2="23.495cm" svg:y2="5.344cm">
            <text:p/>
          </draw:line>
        </draw:g>
        <draw:line draw:name="Straight Connector 160" draw:style-name="gr31" draw:text-style-name="P9" draw:layer="layout" svg:x1="11.006cm" svg:y1="12.54cm" svg:x2="11.011cm" svg:y2="9.365cm">
          <text:p/>
        </draw:line>
        <draw:line draw:name="Straight Connector 162" draw:style-name="gr31" draw:text-style-name="P9" draw:layer="layout" svg:x1="9.736cm" svg:y1="12.54cm" svg:x2="9.741cm" svg:y2="9.365cm">
          <text:p/>
        </draw:line>
        <draw:custom-shape draw:name="TextBox 163" draw:style-name="gr19" draw:text-style-name="P8" draw:layer="layout" svg:width="12.911cm" svg:height="3.297cm" svg:x="9.948cm" svg:y="12.541cm">
          <text:p text:style-name="P10"><text:span text:style-name="T5">S = 2</text:span><text:span text:style-name="T8"></text:span><text:span text:style-name="T5"> minimum for wells at same potential</text:span></text:p>
          <text:p text:style-name="P10"><text:span text:style-name="T5"><text:s text:c="3"/></text:span><text:span text:style-name="T5">= 6</text:span><text:span text:style-name="T8"></text:span><text:span text:style-name="T5"> minimum for wells at different potenti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5" draw:style-name="gr33" draw:text-style-name="P9" draw:layer="layout" svg:width="0.634cm" svg:height="0.003cm" draw:transform="rotate (-1.5707963267949) translate (22.86cm 10.00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7" draw:style-name="gr19" draw:text-style-name="P8" draw:layer="layout" svg:width="2.751cm" svg:height="2.535cm" svg:x="22.013cm" svg:y="10.424cm">
          <text:p text:style-name="P10"><text:span text:style-name="T5">External Thin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8" draw:style-name="gr68" draw:text-style-name="P9" draw:layer="layout" svg:x1="19.468cm" svg:y1="5.767cm" svg:x2="22.648cm" svg:y2="5.771cm">
          <text:p/>
        </draw:line>
        <draw:custom-shape draw:name="TextBox 172" draw:style-name="gr19" draw:text-style-name="P8" draw:layer="layout" svg:width="1.269cm" svg:height="1.013cm" svg:x="20.532cm" svg:y="4.709cm">
          <text:p text:style-name="P10"><text:span text:style-name="T5">5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>
        <draw:custom-shape draw:name="Rectangle 12" draw:style-name="gr78" draw:text-style-name="P8" draw:layer="layout" svg:width="5.079cm" svg:height="5.079cm" svg:x="8.89cm" svg:y="5.0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8">
          <draw:custom-shape draw:name="Rectangle 14" draw:style-name="gr13" draw:text-style-name="P8" draw:layer="layout" svg:width="2.539cm" svg:height="2.539cm" svg:x="10.16cm" svg:y="6.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5" draw:style-name="gr72" draw:text-style-name="P9" draw:layer="layout" svg:x1="11.218cm" svg:y1="8.89cm" svg:x2="12.7cm" svg:y2="6.35cm">
            <text:p/>
          </draw:line>
          <draw:line draw:name="Straight Connector 16" draw:style-name="gr72" draw:text-style-name="P9" draw:layer="layout" svg:x1="10.795cm" svg:y1="8.89cm" svg:x2="12.276cm" svg:y2="6.35cm">
            <text:p/>
          </draw:line>
          <draw:line draw:name="Straight Connector 17" draw:style-name="gr72" draw:text-style-name="P9" draw:layer="layout" svg:x1="10.371cm" svg:y1="8.89cm" svg:x2="11.853cm" svg:y2="6.35cm">
            <text:p/>
          </draw:line>
          <draw:line draw:name="Straight Connector 18" draw:style-name="gr72" draw:text-style-name="P9" draw:layer="layout" svg:x1="11.795cm" svg:y1="8.858cm" svg:x2="12.758cm" svg:y2="7.228cm">
            <text:p/>
          </draw:line>
          <draw:line draw:name="Straight Connector 19" draw:style-name="gr72" draw:text-style-name="P9" draw:layer="layout" svg:x1="12.276cm" svg:y1="8.89cm" svg:x2="12.7cm" svg:y2="8.255cm">
            <text:p/>
          </draw:line>
          <draw:line draw:name="Straight Connector 20" draw:style-name="gr72" draw:text-style-name="P9" draw:layer="layout" svg:x1="10.16cm" svg:y1="8.255cm" svg:x2="11.43cm" svg:y2="6.35cm">
            <text:p/>
          </draw:line>
          <draw:line draw:name="Straight Connector 21" draw:style-name="gr72" draw:text-style-name="P9" draw:layer="layout" svg:x1="10.16cm" svg:y1="7.408cm" svg:x2="10.794cm" svg:y2="6.35cm">
            <text:p/>
          </draw:line>
        </draw:g>
        <draw:custom-shape draw:name="Rectangle 22" draw:style-name="gr28" draw:text-style-name="P13" draw:layer="layout" svg:width="1.269cm" svg:height="1.269cm" svg:x="10.795cm" svg:y="6.98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102" draw:text-style-name="P9" draw:layer="layout" svg:x1="12.695cm" svg:y1="6.987cm" svg:x2="12.699cm" svg:y2="8.257cm">
          <text:p/>
        </draw:line>
        <draw:line draw:name="Straight Connector 24" draw:style-name="gr72" draw:text-style-name="P9" draw:layer="layout" svg:x1="12.7cm" svg:y1="6.347cm" svg:x2="12.695cm" svg:y2="8.887cm">
          <text:p/>
        </draw:line>
        <draw:line draw:name="Straight Connector 30" draw:style-name="gr68" draw:text-style-name="P9" draw:layer="layout" svg:x1="13.97cm" svg:y1="4.445cm" svg:x2="15.24cm" svg:y2="4.449cm">
          <text:p/>
        </draw:line>
        <draw:g draw:name="Group 39">
          <draw:custom-shape draw:name="Rectangle 40" draw:style-name="gr13" draw:text-style-name="P8" draw:layer="layout" svg:width="1.269cm" svg:height="4.656cm" svg:x="16.51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1" draw:style-name="gr72" draw:text-style-name="P9" draw:layer="layout" svg:x1="17.356cm" svg:y1="16.298cm" svg:x2="17.78cm" svg:y2="15.875cm">
            <text:p/>
          </draw:line>
          <draw:line draw:name="Straight Connector 42" draw:style-name="gr72" draw:text-style-name="P9" draw:layer="layout" svg:x1="16.933cm" svg:y1="16.298cm" svg:x2="17.78cm" svg:y2="15.451cm">
            <text:p/>
          </draw:line>
          <draw:line draw:name="Straight Connector 43" draw:style-name="gr72" draw:text-style-name="P9" draw:layer="layout" svg:x1="16.51cm" svg:y1="16.298cm" svg:x2="17.78cm" svg:y2="15.028cm">
            <text:p/>
          </draw:line>
          <draw:line draw:name="Straight Connector 44" draw:style-name="gr72" draw:text-style-name="P9" draw:layer="layout" svg:x1="16.51cm" svg:y1="15.875cm" svg:x2="17.78cm" svg:y2="14.605cm">
            <text:p/>
          </draw:line>
          <draw:line draw:name="Straight Connector 45" draw:style-name="gr72" draw:text-style-name="P9" draw:layer="layout" svg:x1="16.51cm" svg:y1="15.451cm" svg:x2="17.78cm" svg:y2="14.181cm">
            <text:p/>
          </draw:line>
          <draw:line draw:name="Straight Connector 46" draw:style-name="gr72" draw:text-style-name="P9" draw:layer="layout" svg:x1="16.51cm" svg:y1="15.028cm" svg:x2="17.78cm" svg:y2="13.758cm">
            <text:p/>
          </draw:line>
          <draw:line draw:name="Straight Connector 47" draw:style-name="gr72" draw:text-style-name="P9" draw:layer="layout" svg:x1="16.51cm" svg:y1="14.605cm" svg:x2="17.78cm" svg:y2="13.335cm">
            <text:p/>
          </draw:line>
          <draw:line draw:name="Straight Connector 48" draw:style-name="gr72" draw:text-style-name="P9" draw:layer="layout" svg:x1="16.51cm" svg:y1="14.181cm" svg:x2="17.78cm" svg:y2="12.911cm">
            <text:p/>
          </draw:line>
          <draw:line draw:name="Straight Connector 49" draw:style-name="gr72" draw:text-style-name="P9" draw:layer="layout" svg:x1="16.51cm" svg:y1="13.758cm" svg:x2="17.78cm" svg:y2="12.488cm">
            <text:p/>
          </draw:line>
          <draw:line draw:name="Straight Connector 50" draw:style-name="gr72" draw:text-style-name="P9" draw:layer="layout" svg:x1="16.51cm" svg:y1="13.335cm" svg:x2="17.78cm" svg:y2="12.065cm">
            <text:p/>
          </draw:line>
          <draw:line draw:name="Straight Connector 51" draw:style-name="gr72" draw:text-style-name="P9" draw:layer="layout" svg:x1="16.51cm" svg:y1="12.911cm" svg:x2="17.78cm" svg:y2="11.641cm">
            <text:p/>
          </draw:line>
          <draw:line draw:name="Straight Connector 52" draw:style-name="gr72" draw:text-style-name="P9" draw:layer="layout" svg:x1="16.51cm" svg:y1="12.065cm" svg:x2="16.933cm" svg:y2="11.641cm">
            <text:p/>
          </draw:line>
          <draw:line draw:name="Straight Connector 53" draw:style-name="gr72" draw:text-style-name="P9" draw:layer="layout" svg:x1="16.51cm" svg:y1="12.488cm" svg:x2="17.356cm" svg:y2="11.641cm">
            <text:p/>
          </draw:line>
        </draw:g>
        <draw:g draw:name="Group 98">
          <draw:custom-shape draw:name="Rectangle 80" draw:style-name="gr13" draw:text-style-name="P8" draw:layer="layout" svg:width="1.269cm" svg:height="4.656cm" svg:x="16.51cm" svg:y="6.98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2" draw:style-name="gr72" draw:text-style-name="P9" draw:layer="layout" svg:x1="16.933cm" svg:y1="11.641cm" svg:x2="17.78cm" svg:y2="10.795cm">
            <text:p/>
          </draw:line>
          <draw:line draw:name="Straight Connector 84" draw:style-name="gr72" draw:text-style-name="P9" draw:layer="layout" svg:x1="16.51cm" svg:y1="11.218cm" svg:x2="17.78cm" svg:y2="9.948cm">
            <text:p/>
          </draw:line>
          <draw:line draw:name="Straight Connector 86" draw:style-name="gr72" draw:text-style-name="P9" draw:layer="layout" svg:x1="16.51cm" svg:y1="10.371cm" svg:x2="17.78cm" svg:y2="9.101cm">
            <text:p/>
          </draw:line>
          <draw:line draw:name="Straight Connector 88" draw:style-name="gr72" draw:text-style-name="P9" draw:layer="layout" svg:x1="16.51cm" svg:y1="9.525cm" svg:x2="17.78cm" svg:y2="8.255cm">
            <text:p/>
          </draw:line>
          <draw:line draw:name="Straight Connector 90" draw:style-name="gr72" draw:text-style-name="P9" draw:layer="layout" svg:x1="16.51cm" svg:y1="8.678cm" svg:x2="17.78cm" svg:y2="7.408cm">
            <text:p/>
          </draw:line>
          <draw:line draw:name="Straight Connector 93" draw:style-name="gr72" draw:text-style-name="P9" draw:layer="layout" svg:x1="16.51cm" svg:y1="7.831cm" svg:x2="17.356cm" svg:y2="6.985cm">
            <text:p/>
          </draw:line>
        </draw:g>
        <draw:custom-shape draw:name="Rectangle 94" draw:style-name="gr91" draw:text-style-name="P8" draw:layer="layout" svg:width="3.809cm" svg:height="5.926cm" svg:x="15.24cm" svg:y="5.71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68" draw:text-style-name="P9" draw:layer="layout" svg:x1="20.32cm" svg:y1="5.084cm" svg:x2="19.05cm" svg:y2="5.08cm">
          <text:p/>
        </draw:line>
        <draw:line draw:name="Straight Connector 97" draw:style-name="gr68" draw:text-style-name="P9" draw:layer="layout" svg:x1="8.043cm" svg:y1="10.16cm" svg:x2="8.047cm" svg:y2="8.89cm">
          <text:p/>
        </draw:line>
        <draw:g draw:name="Group 144">
          <draw:custom-shape draw:name="Rectangle 55" draw:style-name="gr13" draw:text-style-name="P8" draw:layer="layout" svg:width="1.269cm" svg:height="8.466cm" draw:transform="rotate (-1.5707963267949) translate (23.707cm 12.912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6" draw:style-name="gr72" draw:text-style-name="P9" draw:layer="layout" svg:x1="15.24cm" svg:y1="13.758cm" svg:x2="15.663cm" svg:y2="14.181cm">
            <text:p/>
          </draw:line>
          <draw:line draw:name="Straight Connector 57" draw:style-name="gr72" draw:text-style-name="P9" draw:layer="layout" svg:x1="15.24cm" svg:y1="13.335cm" svg:x2="16.086cm" svg:y2="14.181cm">
            <text:p/>
          </draw:line>
          <draw:line draw:name="Straight Connector 58" draw:style-name="gr72" draw:text-style-name="P9" draw:layer="layout" svg:x1="15.24cm" svg:y1="12.911cm" svg:x2="16.51cm" svg:y2="14.181cm">
            <text:p/>
          </draw:line>
          <draw:line draw:name="Straight Connector 59" draw:style-name="gr72" draw:text-style-name="P9" draw:layer="layout" svg:x1="15.663cm" svg:y1="12.911cm" svg:x2="16.933cm" svg:y2="14.181cm">
            <text:p/>
          </draw:line>
          <draw:line draw:name="Straight Connector 60" draw:style-name="gr72" draw:text-style-name="P9" draw:layer="layout" svg:x1="16.086cm" svg:y1="12.911cm" svg:x2="17.356cm" svg:y2="14.181cm">
            <text:p/>
          </draw:line>
          <draw:line draw:name="Straight Connector 61" draw:style-name="gr72" draw:text-style-name="P9" draw:layer="layout" svg:x1="16.51cm" svg:y1="12.911cm" svg:x2="17.78cm" svg:y2="14.181cm">
            <text:p/>
          </draw:line>
          <draw:line draw:name="Straight Connector 62" draw:style-name="gr72" draw:text-style-name="P9" draw:layer="layout" svg:x1="16.933cm" svg:y1="12.911cm" svg:x2="18.203cm" svg:y2="14.181cm">
            <text:p/>
          </draw:line>
          <draw:line draw:name="Straight Connector 63" draw:style-name="gr72" draw:text-style-name="P9" draw:layer="layout" svg:x1="17.356cm" svg:y1="12.911cm" svg:x2="18.626cm" svg:y2="14.181cm">
            <text:p/>
          </draw:line>
          <draw:line draw:name="Straight Connector 64" draw:style-name="gr72" draw:text-style-name="P9" draw:layer="layout" svg:x1="17.78cm" svg:y1="12.911cm" svg:x2="19.05cm" svg:y2="14.181cm">
            <text:p/>
          </draw:line>
          <draw:line draw:name="Straight Connector 65" draw:style-name="gr72" draw:text-style-name="P9" draw:layer="layout" svg:x1="18.203cm" svg:y1="12.911cm" svg:x2="19.473cm" svg:y2="14.181cm">
            <text:p/>
          </draw:line>
          <draw:line draw:name="Straight Connector 66" draw:style-name="gr72" draw:text-style-name="P9" draw:layer="layout" svg:x1="18.626cm" svg:y1="12.911cm" svg:x2="19.896cm" svg:y2="14.181cm">
            <text:p/>
          </draw:line>
          <draw:line draw:name="Straight Connector 67" draw:style-name="gr72" draw:text-style-name="P9" draw:layer="layout" svg:x1="23.283cm" svg:y1="12.911cm" svg:x2="23.706cm" svg:y2="13.335cm">
            <text:p/>
          </draw:line>
          <draw:line draw:name="Straight Connector 68" draw:style-name="gr72" draw:text-style-name="P9" draw:layer="layout" svg:x1="22.86cm" svg:y1="12.911cm" svg:x2="23.706cm" svg:y2="13.758cm">
            <text:p/>
          </draw:line>
          <draw:line draw:name="Straight Connector 69" draw:style-name="gr72" draw:text-style-name="P9" draw:layer="layout" svg:x1="19.05cm" svg:y1="12.911cm" svg:x2="20.32cm" svg:y2="14.181cm">
            <text:p/>
          </draw:line>
          <draw:line draw:name="Straight Connector 70" draw:style-name="gr72" draw:text-style-name="P9" draw:layer="layout" svg:x1="19.473cm" svg:y1="12.911cm" svg:x2="20.743cm" svg:y2="14.181cm">
            <text:p/>
          </draw:line>
          <draw:line draw:name="Straight Connector 71" draw:style-name="gr72" draw:text-style-name="P9" draw:layer="layout" svg:x1="19.896cm" svg:y1="12.911cm" svg:x2="21.166cm" svg:y2="14.181cm">
            <text:p/>
          </draw:line>
          <draw:line draw:name="Straight Connector 72" draw:style-name="gr72" draw:text-style-name="P9" draw:layer="layout" svg:x1="20.32cm" svg:y1="12.911cm" svg:x2="21.59cm" svg:y2="14.181cm">
            <text:p/>
          </draw:line>
          <draw:line draw:name="Straight Connector 77" draw:style-name="gr72" draw:text-style-name="P9" draw:layer="layout" svg:x1="22.436cm" svg:y1="12.911cm" svg:x2="23.706cm" svg:y2="14.181cm">
            <text:p/>
          </draw:line>
          <draw:line draw:name="Straight Connector 73" draw:style-name="gr72" draw:text-style-name="P9" draw:layer="layout" svg:x1="20.743cm" svg:y1="12.911cm" svg:x2="22.013cm" svg:y2="14.181cm">
            <text:p/>
          </draw:line>
          <draw:line draw:name="Straight Connector 74" draw:style-name="gr72" draw:text-style-name="P9" draw:layer="layout" svg:x1="21.166cm" svg:y1="12.911cm" svg:x2="22.436cm" svg:y2="14.181cm">
            <text:p/>
          </draw:line>
          <draw:line draw:name="Straight Connector 75" draw:style-name="gr72" draw:text-style-name="P9" draw:layer="layout" svg:x1="21.59cm" svg:y1="12.911cm" svg:x2="22.86cm" svg:y2="14.181cm">
            <text:p/>
          </draw:line>
          <draw:line draw:name="Straight Connector 76" draw:style-name="gr72" draw:text-style-name="P9" draw:layer="layout" svg:x1="22.013cm" svg:y1="12.911cm" svg:x2="23.283cm" svg:y2="14.181cm">
            <text:p/>
          </draw:line>
        </draw:g>
        <draw:g draw:name="Group 157">
          <draw:custom-shape draw:name="Rectangle 100" draw:style-name="gr13" draw:text-style-name="P8" draw:layer="layout" svg:width="1.269cm" svg:height="12.064cm" svg:x="20.401cm" svg:y="5.71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1" draw:style-name="gr72" draw:text-style-name="P9" draw:layer="layout" svg:x1="21.247cm" svg:y1="17.78cm" svg:x2="21.67cm" svg:y2="17.356cm">
            <text:p/>
          </draw:line>
          <draw:line draw:name="Straight Connector 102" draw:style-name="gr72" draw:text-style-name="P9" draw:layer="layout" svg:x1="20.823cm" svg:y1="17.78cm" svg:x2="21.67cm" svg:y2="16.933cm">
            <text:p/>
          </draw:line>
          <draw:line draw:name="Straight Connector 103" draw:style-name="gr72" draw:text-style-name="P9" draw:layer="layout" svg:x1="20.4cm" svg:y1="14.393cm" svg:x2="21.67cm" svg:y2="13.123cm">
            <text:p/>
          </draw:line>
          <draw:line draw:name="Straight Connector 104" draw:style-name="gr72" draw:text-style-name="P9" draw:layer="layout" svg:x1="20.4cm" svg:y1="13.97cm" svg:x2="21.67cm" svg:y2="12.7cm">
            <text:p/>
          </draw:line>
          <draw:line draw:name="Straight Connector 105" draw:style-name="gr72" draw:text-style-name="P9" draw:layer="layout" svg:x1="20.4cm" svg:y1="13.546cm" svg:x2="21.67cm" svg:y2="12.276cm">
            <text:p/>
          </draw:line>
          <draw:line draw:name="Straight Connector 106" draw:style-name="gr72" draw:text-style-name="P9" draw:layer="layout" svg:x1="20.4cm" svg:y1="13.123cm" svg:x2="21.67cm" svg:y2="11.853cm">
            <text:p/>
          </draw:line>
          <draw:line draw:name="Straight Connector 107" draw:style-name="gr72" draw:text-style-name="P9" draw:layer="layout" svg:x1="20.4cm" svg:y1="12.7cm" svg:x2="21.67cm" svg:y2="11.43cm">
            <text:p/>
          </draw:line>
          <draw:line draw:name="Straight Connector 108" draw:style-name="gr72" draw:text-style-name="P9" draw:layer="layout" svg:x1="20.4cm" svg:y1="12.276cm" svg:x2="21.67cm" svg:y2="11.006cm">
            <text:p/>
          </draw:line>
          <draw:line draw:name="Straight Connector 109" draw:style-name="gr72" draw:text-style-name="P9" draw:layer="layout" svg:x1="20.4cm" svg:y1="11.853cm" svg:x2="21.67cm" svg:y2="10.583cm">
            <text:p/>
          </draw:line>
          <draw:line draw:name="Straight Connector 110" draw:style-name="gr72" draw:text-style-name="P9" draw:layer="layout" svg:x1="20.4cm" svg:y1="11.43cm" svg:x2="21.67cm" svg:y2="10.16cm">
            <text:p/>
          </draw:line>
          <draw:line draw:name="Straight Connector 111" draw:style-name="gr72" draw:text-style-name="P9" draw:layer="layout" svg:x1="20.4cm" svg:y1="11.006cm" svg:x2="21.67cm" svg:y2="9.736cm">
            <text:p/>
          </draw:line>
          <draw:line draw:name="Straight Connector 112" draw:style-name="gr72" draw:text-style-name="P9" draw:layer="layout" svg:x1="20.4cm" svg:y1="6.138cm" svg:x2="20.823cm" svg:y2="5.715cm">
            <text:p/>
          </draw:line>
          <draw:line draw:name="Straight Connector 113" draw:style-name="gr72" draw:text-style-name="P9" draw:layer="layout" svg:x1="20.4cm" svg:y1="6.561cm" svg:x2="21.247cm" svg:y2="5.715cm">
            <text:p/>
          </draw:line>
          <draw:line draw:name="Straight Connector 123" draw:style-name="gr72" draw:text-style-name="P9" draw:layer="layout" svg:x1="20.32cm" svg:y1="6.985cm" svg:x2="21.59cm" svg:y2="5.715cm">
            <text:p/>
          </draw:line>
          <draw:line draw:name="Straight Connector 135" draw:style-name="gr72" draw:text-style-name="P9" draw:layer="layout" svg:x1="20.4cm" svg:y1="17.78cm" svg:x2="21.67cm" svg:y2="16.51cm">
            <text:p/>
          </draw:line>
          <draw:line draw:name="Straight Connector 136" draw:style-name="gr72" draw:text-style-name="P9" draw:layer="layout" svg:x1="20.4cm" svg:y1="17.356cm" svg:x2="21.67cm" svg:y2="16.086cm">
            <text:p/>
          </draw:line>
          <draw:line draw:name="Straight Connector 137" draw:style-name="gr72" draw:text-style-name="P9" draw:layer="layout" svg:x1="20.4cm" svg:y1="16.933cm" svg:x2="21.67cm" svg:y2="15.663cm">
            <text:p/>
          </draw:line>
          <draw:line draw:name="Straight Connector 138" draw:style-name="gr72" draw:text-style-name="P9" draw:layer="layout" svg:x1="20.4cm" svg:y1="16.51cm" svg:x2="21.67cm" svg:y2="15.24cm">
            <text:p/>
          </draw:line>
          <draw:line draw:name="Straight Connector 139" draw:style-name="gr72" draw:text-style-name="P9" draw:layer="layout" svg:x1="20.4cm" svg:y1="16.086cm" svg:x2="21.67cm" svg:y2="14.816cm">
            <text:p/>
          </draw:line>
          <draw:line draw:name="Straight Connector 140" draw:style-name="gr72" draw:text-style-name="P9" draw:layer="layout" svg:x1="20.4cm" svg:y1="15.663cm" svg:x2="21.67cm" svg:y2="14.393cm">
            <text:p/>
          </draw:line>
          <draw:line draw:name="Straight Connector 141" draw:style-name="gr72" draw:text-style-name="P9" draw:layer="layout" svg:x1="20.4cm" svg:y1="15.24cm" svg:x2="21.67cm" svg:y2="13.97cm">
            <text:p/>
          </draw:line>
          <draw:line draw:name="Straight Connector 142" draw:style-name="gr72" draw:text-style-name="P9" draw:layer="layout" svg:x1="20.4cm" svg:y1="14.816cm" svg:x2="21.67cm" svg:y2="13.546cm">
            <text:p/>
          </draw:line>
          <draw:line draw:name="Straight Connector 145" draw:style-name="gr72" draw:text-style-name="P9" draw:layer="layout" svg:x1="20.4cm" svg:y1="10.583cm" svg:x2="21.67cm" svg:y2="9.313cm">
            <text:p/>
          </draw:line>
          <draw:line draw:name="Straight Connector 146" draw:style-name="gr72" draw:text-style-name="P9" draw:layer="layout" svg:x1="20.4cm" svg:y1="10.16cm" svg:x2="21.67cm" svg:y2="8.89cm">
            <text:p/>
          </draw:line>
          <draw:line draw:name="Straight Connector 147" draw:style-name="gr72" draw:text-style-name="P9" draw:layer="layout" svg:x1="20.4cm" svg:y1="9.736cm" svg:x2="21.67cm" svg:y2="8.466cm">
            <text:p/>
          </draw:line>
          <draw:line draw:name="Straight Connector 148" draw:style-name="gr72" draw:text-style-name="P9" draw:layer="layout" svg:x1="20.4cm" svg:y1="9.313cm" svg:x2="21.67cm" svg:y2="8.043cm">
            <text:p/>
          </draw:line>
          <draw:line draw:name="Straight Connector 149" draw:style-name="gr72" draw:text-style-name="P9" draw:layer="layout" svg:x1="20.4cm" svg:y1="8.89cm" svg:x2="21.67cm" svg:y2="7.62cm">
            <text:p/>
          </draw:line>
          <draw:line draw:name="Straight Connector 150" draw:style-name="gr72" draw:text-style-name="P9" draw:layer="layout" svg:x1="20.4cm" svg:y1="8.466cm" svg:x2="21.67cm" svg:y2="7.196cm">
            <text:p/>
          </draw:line>
          <draw:line draw:name="Straight Connector 151" draw:style-name="gr72" draw:text-style-name="P9" draw:layer="layout" svg:x1="20.4cm" svg:y1="8.043cm" svg:x2="21.67cm" svg:y2="6.773cm">
            <text:p/>
          </draw:line>
          <draw:line draw:name="Straight Connector 152" draw:style-name="gr72" draw:text-style-name="P9" draw:layer="layout" svg:x1="20.4cm" svg:y1="7.62cm" svg:x2="21.67cm" svg:y2="6.35cm">
            <text:p/>
          </draw:line>
          <draw:line draw:name="Straight Connector 153" draw:style-name="gr72" draw:text-style-name="P9" draw:layer="layout" svg:x1="20.4cm" svg:y1="7.196cm" svg:x2="21.67cm" svg:y2="5.926cm">
            <text:p/>
          </draw:line>
        </draw:g>
        <draw:line draw:name="Straight Connector 159" draw:style-name="gr31" draw:text-style-name="P9" draw:layer="layout" svg:x1="13.97cm" svg:y1="4.233cm" svg:x2="13.967cm" svg:y2="6.352cm">
          <text:p/>
        </draw:line>
        <draw:line draw:name="Straight Connector 160" draw:style-name="gr31" draw:text-style-name="P9" draw:layer="layout" svg:x1="15.24cm" svg:y1="4.233cm" svg:x2="15.235cm" svg:y2="6.561cm">
          <text:p/>
        </draw:line>
        <draw:custom-shape draw:name="TextBox 166" draw:style-name="gr19" draw:text-style-name="P8" draw:layer="layout" svg:width="1.269cm" svg:height="1.013cm" svg:x="13.97cm" svg:y="4.44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8" draw:style-name="gr31" draw:text-style-name="P9" draw:layer="layout" svg:x1="7.831cm" svg:y1="8.89cm" svg:x2="10.371cm" svg:y2="8.894cm">
          <text:p/>
        </draw:line>
        <draw:line draw:name="Straight Connector 172" draw:style-name="gr31" draw:text-style-name="P9" draw:layer="layout" svg:x1="7.831cm" svg:y1="10.16cm" svg:x2="10.371cm" svg:y2="10.164cm">
          <text:p/>
        </draw:line>
        <draw:custom-shape draw:name="TextBox 173" draw:style-name="gr19" draw:text-style-name="P8" draw:layer="layout" svg:width="1.269cm" svg:height="1.013cm" svg:x="6.773cm" svg:y="8.92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7" draw:style-name="gr31" draw:text-style-name="P9" draw:layer="layout" svg:x1="12.702cm" svg:y1="8.89cm" svg:x2="12.7cm" svg:y2="11.43cm">
          <text:p/>
        </draw:line>
        <draw:line draw:name="Straight Connector 179" draw:style-name="gr31" draw:text-style-name="P9" draw:layer="layout" svg:x1="13.972cm" svg:y1="8.892cm" svg:x2="13.967cm" svg:y2="11.643cm">
          <text:p/>
        </draw:line>
        <draw:line draw:name="Straight Connector 180" draw:style-name="gr68" draw:text-style-name="P9" draw:layer="layout" svg:x1="13.97cm" svg:y1="11.011cm" svg:x2="12.7cm" svg:y2="11.006cm">
          <text:p/>
        </draw:line>
        <draw:custom-shape draw:name="TextBox 181" draw:style-name="gr19" draw:text-style-name="P8" draw:layer="layout" svg:width="1.269cm" svg:height="1.013cm" svg:x="12.7cm" svg:y="9.948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2" draw:style-name="gr68" draw:text-style-name="P9" draw:layer="layout" svg:x1="14.605cm" svg:y1="12.907cm" svg:x2="14.609cm" svg:y2="11.637cm">
          <text:p/>
        </draw:line>
        <draw:line draw:name="Straight Connector 183" draw:style-name="gr31" draw:text-style-name="P9" draw:layer="layout" svg:x1="14.393cm" svg:y1="11.637cm" svg:x2="15.663cm" svg:y2="11.641cm">
          <text:p/>
        </draw:line>
        <draw:custom-shape draw:name="TextBox 185" draw:style-name="gr19" draw:text-style-name="P8" draw:layer="layout" svg:width="1.269cm" svg:height="1.013cm" svg:x="14.605cm" svg:y="11.6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7" draw:style-name="gr31" draw:text-style-name="P9" draw:layer="layout" svg:x1="14.393cm" svg:y1="12.907cm" svg:x2="15.663cm" svg:y2="12.911cm">
          <text:p/>
        </draw:line>
        <draw:custom-shape draw:name="TextBox 188" draw:style-name="gr19" draw:text-style-name="P8" draw:layer="layout" svg:width="1.269cm" svg:height="1.013cm" svg:x="19.05cm" svg:y="5.08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9" draw:style-name="gr31" draw:text-style-name="P9" draw:layer="layout" svg:x1="19.052cm" svg:y1="4.233cm" svg:x2="19.05cm" svg:y2="6.352cm">
          <text:p/>
        </draw:line>
        <draw:line draw:name="Straight Connector 190" draw:style-name="gr31" draw:text-style-name="P9" draw:layer="layout" svg:x1="20.32cm" svg:y1="4.231cm" svg:x2="20.317cm" svg:y2="6.35cm">
          <text:p/>
        </draw:line>
        <draw:custom-shape draw:name="Straight Arrow Connector 192" draw:style-name="gr33" draw:text-style-name="P9" draw:layer="layout" svg:width="2.116cm" svg:height="1.688cm" svg:x="12.277cm" svg:y="12.4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94" draw:style-name="gr19" draw:text-style-name="P8" draw:layer="layout" svg:width="6.349cm" svg:height="1.773cm" svg:x="7.832cm" svg:y="13.758cm">
          <text:p text:style-name="P10"><text:span text:style-name="T5">Separation to 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19" draw:text-style-name="P8" draw:layer="layout" svg:width="10.371cm" svg:height="1.773cm" svg:x="12.7cm" svg:y="2.117cm">
          <text:p text:style-name="P10"><text:span text:style-name="T5">Separation between two p</text:span><text:span text:style-name="T15">+</text:span><text:span text:style-name="T5"> m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7" draw:style-name="gr33" draw:text-style-name="P9" draw:layer="layout" svg:width="1.448cm" svg:height="0.003cm" draw:transform="rotate (-1.5707963267949) translate (14.819cm 2.9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9" draw:style-name="gr19" draw:text-style-name="P8" draw:layer="layout" svg:width="8.466cm" svg:height="1.773cm" svg:x="16.298cm" svg:y="3.207cm">
          <text:p text:style-name="P10"><text:span text:style-name="T5">Spacing from unrelated thin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3" draw:style-name="gr33" draw:text-style-name="P9" draw:layer="layout" svg:width="1.057cm" svg:height="0.003cm" draw:transform="rotate (-1.5707963267949) translate (19.685cm 4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9" draw:style-name="gr33" draw:text-style-name="P9" draw:layer="layout" svg:width="3.386cm" svg:height="2.751cm" draw:transform="rotate (-3.14159265358979) translate (11.43cm 12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0" draw:style-name="gr33" draw:text-style-name="P9" draw:layer="layout" svg:width="1.692cm" svg:height="1.057cm" svg:x="11.43cm" svg:y="11.2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20" draw:style-name="gr19" draw:text-style-name="P8" draw:layer="layout" svg:width="6.349cm" svg:height="1.013cm" svg:x="8.255cm" svg:y="12.065cm">
          <text:p text:style-name="P10"><text:span text:style-name="T5">Overlap of thin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19" draw:text-style-name="P8" draw:layer="layout" svg:width="11.852cm" svg:height="2.281cm" svg:x="0cm" svg:y="0cm">
          <text:p text:style-name="P10"><text:span text:style-name="T4">Design Rules: p-well C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>
        <draw:g draw:name="Group 114">
          <draw:custom-shape draw:name="Rectangle 116" draw:style-name="gr15" draw:text-style-name="P8" draw:layer="layout" svg:width="8.466cm" svg:height="2.539cm" svg:x="4.022cm" svg:y="3.81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41">
            <draw:line draw:name="Straight Connector 118" draw:style-name="gr14" draw:text-style-name="P9" draw:layer="layout" svg:x1="12.488cm" svg:y1="4.069cm" svg:x2="4.039cm" svg:y2="4.064cm">
              <text:p/>
            </draw:line>
            <draw:line draw:name="Straight Connector 119" draw:style-name="gr14" draw:text-style-name="P9" draw:layer="layout" svg:x1="12.47cm" svg:y1="4.318cm" svg:x2="4.021cm" svg:y2="4.312cm">
              <text:p/>
            </draw:line>
            <draw:line draw:name="Straight Connector 120" draw:style-name="gr14" draw:text-style-name="P9" draw:layer="layout" svg:x1="12.488cm" svg:y1="4.577cm" svg:x2="4.039cm" svg:y2="4.572cm">
              <text:p/>
            </draw:line>
            <draw:line draw:name="Straight Connector 121" draw:style-name="gr14" draw:text-style-name="P9" draw:layer="layout" svg:x1="12.47cm" svg:y1="4.836cm" svg:x2="4.021cm" svg:y2="4.831cm">
              <text:p/>
            </draw:line>
            <draw:line draw:name="Straight Connector 122" draw:style-name="gr14" draw:text-style-name="P9" draw:layer="layout" svg:x1="12.488cm" svg:y1="5.095cm" svg:x2="4.039cm" svg:y2="5.09cm">
              <text:p/>
            </draw:line>
            <draw:line draw:name="Straight Connector 124" draw:style-name="gr14" draw:text-style-name="P9" draw:layer="layout" svg:x1="12.47cm" svg:y1="5.344cm" svg:x2="4.021cm" svg:y2="5.339cm">
              <text:p/>
            </draw:line>
            <draw:line draw:name="Straight Connector 125" draw:style-name="gr14" draw:text-style-name="P9" draw:layer="layout" svg:x1="12.488cm" svg:y1="5.603cm" svg:x2="4.039cm" svg:y2="5.598cm">
              <text:p/>
            </draw:line>
            <draw:line draw:name="Straight Connector 126" draw:style-name="gr14" draw:text-style-name="P9" draw:layer="layout" svg:x1="12.47cm" svg:y1="5.847cm" svg:x2="4.021cm" svg:y2="5.842cm">
              <text:p/>
            </draw:line>
            <draw:line draw:name="Straight Connector 127" draw:style-name="gr14" draw:text-style-name="P9" draw:layer="layout" svg:x1="12.488cm" svg:y1="6.106cm" svg:x2="4.039cm" svg:y2="6.101cm">
              <text:p/>
            </draw:line>
          </draw:g>
        </draw:g>
        <draw:custom-shape draw:name="Rectangle 157" draw:style-name="gr89" draw:text-style-name="P21" draw:layer="layout" svg:width="1.269cm" svg:height="1.269cm" svg:x="5.927cm" svg:y="4.44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3" draw:style-name="gr72" draw:text-style-name="P9" draw:layer="layout" svg:x1="7.196cm" svg:y1="5.08cm" svg:x2="5.926cm" svg:y2="5.075cm">
          <text:p/>
        </draw:line>
        <draw:line draw:name="Straight Connector 164" draw:style-name="gr72" draw:text-style-name="P9" draw:layer="layout" svg:x1="6.561cm" svg:y1="5.715cm" svg:x2="6.566cm" svg:y2="4.445cm">
          <text:p/>
        </draw:line>
        <draw:custom-shape draw:name="Rectangle 166" draw:style-name="gr89" draw:text-style-name="P21" draw:layer="layout" svg:width="1.269cm" svg:height="1.269cm" svg:x="8.477cm" svg:y="4.44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7" draw:style-name="gr72" draw:text-style-name="P9" draw:layer="layout" svg:x1="9.746cm" svg:y1="5.08cm" svg:x2="8.476cm" svg:y2="5.075cm">
          <text:p/>
        </draw:line>
        <draw:line draw:name="Straight Connector 168" draw:style-name="gr72" draw:text-style-name="P9" draw:layer="layout" svg:x1="9.111cm" svg:y1="5.715cm" svg:x2="9.116cm" svg:y2="4.445cm">
          <text:p/>
        </draw:line>
        <draw:line draw:name="Straight Connector 169" draw:style-name="gr68" draw:text-style-name="P9" draw:layer="layout" svg:x1="8.466cm" svg:y1="6.777cm" svg:x2="7.196cm" svg:y2="6.773cm">
          <text:p/>
        </draw:line>
        <draw:line draw:name="Straight Connector 171" draw:style-name="gr31" draw:text-style-name="P9" draw:layer="layout" svg:x1="7.198cm" svg:y1="5.293cm" svg:x2="7.194cm" svg:y2="7.198cm">
          <text:p/>
        </draw:line>
        <draw:line draw:name="Straight Connector 179" draw:style-name="gr31" draw:text-style-name="P9" draw:layer="layout" svg:x1="8.471cm" svg:y1="5.291cm" svg:x2="8.466cm" svg:y2="7.196cm">
          <text:p/>
        </draw:line>
        <draw:custom-shape draw:name="TextBox 180" draw:style-name="gr19" draw:text-style-name="P8" draw:layer="layout" svg:width="1.269cm" svg:height="1.013cm" svg:x="7.197cm" svg:y="6.985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19" draw:text-style-name="P8" draw:layer="layout" svg:width="11.852cm" svg:height="1.267cm" svg:x="0cm" svg:y="0cm">
          <text:p text:style-name="P10"><text:span text:style-name="T4">Aspects related to v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19" draw:text-style-name="P8" draw:layer="layout" svg:width="9.312cm" svg:height="1.013cm" svg:x="2.963cm" svg:y="8.043cm">
          <text:p text:style-name="P10"><text:span text:style-name="T5">Separation via to v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0" xml:id="id58" draw:id="id58">
          <draw:custom-shape draw:name="Rectangle 129" draw:style-name="gr15" draw:text-style-name="P8" draw:layer="layout" svg:width="1.904cm" svg:height="3.597cm" draw:transform="rotate (-1.5707963267949) translate (18.203cm 4.441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0" draw:style-name="gr14" draw:text-style-name="P9" draw:layer="layout" svg:x1="15.663cm" svg:y1="6.35cm" svg:x2="15.663cm" svg:y2="4.445cm">
            <text:p/>
          </draw:line>
          <draw:line draw:name="Straight Connector 186" draw:style-name="gr14" draw:text-style-name="P9" draw:layer="layout" svg:x1="16.51cm" svg:y1="6.35cm" svg:x2="16.51cm" svg:y2="4.445cm">
            <text:p/>
          </draw:line>
          <draw:line draw:name="Straight Connector 187" draw:style-name="gr14" draw:text-style-name="P9" draw:layer="layout" svg:x1="16.086cm" svg:y1="6.35cm" svg:x2="16.086cm" svg:y2="4.445cm">
            <text:p/>
          </draw:line>
          <draw:line draw:name="Straight Connector 188" draw:style-name="gr14" draw:text-style-name="P9" draw:layer="layout" svg:x1="16.298cm" svg:y1="6.35cm" svg:x2="16.298cm" svg:y2="4.445cm">
            <text:p/>
          </draw:line>
          <draw:line draw:name="Straight Connector 189" draw:style-name="gr14" draw:text-style-name="P9" draw:layer="layout" svg:x1="15.451cm" svg:y1="6.35cm" svg:x2="15.451cm" svg:y2="4.445cm">
            <text:p/>
          </draw:line>
          <draw:line draw:name="Straight Connector 190" draw:style-name="gr14" draw:text-style-name="P9" draw:layer="layout" svg:x1="15.875cm" svg:y1="6.35cm" svg:x2="15.875cm" svg:y2="4.445cm">
            <text:p/>
          </draw:line>
          <draw:line draw:name="Straight Connector 191" draw:style-name="gr14" draw:text-style-name="P9" draw:layer="layout" svg:x1="15.24cm" svg:y1="6.35cm" svg:x2="15.24cm" svg:y2="4.445cm">
            <text:p/>
          </draw:line>
          <draw:line draw:name="Straight Connector 192" draw:style-name="gr14" draw:text-style-name="P9" draw:layer="layout" svg:x1="15.028cm" svg:y1="6.35cm" svg:x2="15.028cm" svg:y2="4.445cm">
            <text:p/>
          </draw:line>
          <draw:line draw:name="Straight Connector 193" draw:style-name="gr14" draw:text-style-name="P9" draw:layer="layout" svg:x1="14.816cm" svg:y1="6.35cm" svg:x2="14.816cm" svg:y2="4.445cm">
            <text:p/>
          </draw:line>
          <draw:line draw:name="Straight Connector 194" draw:style-name="gr14" draw:text-style-name="P9" draw:layer="layout" svg:x1="17.568cm" svg:y1="6.35cm" svg:x2="17.568cm" svg:y2="4.445cm">
            <text:p/>
          </draw:line>
          <draw:line draw:name="Straight Connector 196" draw:style-name="gr14" draw:text-style-name="P9" draw:layer="layout" svg:x1="17.991cm" svg:y1="6.35cm" svg:x2="17.991cm" svg:y2="4.445cm">
            <text:p/>
          </draw:line>
          <draw:line draw:name="Straight Connector 198" draw:style-name="gr14" draw:text-style-name="P9" draw:layer="layout" svg:x1="17.356cm" svg:y1="6.35cm" svg:x2="17.356cm" svg:y2="4.445cm">
            <text:p/>
          </draw:line>
          <draw:line draw:name="Straight Connector 199" draw:style-name="gr14" draw:text-style-name="P9" draw:layer="layout" svg:x1="17.78cm" svg:y1="6.35cm" svg:x2="17.78cm" svg:y2="4.445cm">
            <text:p/>
          </draw:line>
          <draw:line draw:name="Straight Connector 200" draw:style-name="gr14" draw:text-style-name="P9" draw:layer="layout" svg:x1="17.145cm" svg:y1="6.35cm" svg:x2="17.145cm" svg:y2="4.445cm">
            <text:p/>
          </draw:line>
          <draw:line draw:name="Straight Connector 201" draw:style-name="gr14" draw:text-style-name="P9" draw:layer="layout" svg:x1="16.933cm" svg:y1="6.35cm" svg:x2="16.933cm" svg:y2="4.445cm">
            <text:p/>
          </draw:line>
          <draw:line draw:name="Straight Connector 202" draw:style-name="gr14" draw:text-style-name="P9" draw:layer="layout" svg:x1="16.721cm" svg:y1="6.35cm" svg:x2="16.721cm" svg:y2="4.445cm">
            <text:p/>
          </draw:line>
          <draw:g draw:name="Group 216">
            <draw:line draw:name="Straight Connector 195" draw:style-name="gr14" draw:text-style-name="P9" draw:layer="layout" svg:x1="18.415cm" svg:y1="6.349cm" svg:x2="18.415cm" svg:y2="3.81cm">
              <text:p/>
            </draw:line>
            <draw:line draw:name="Straight Connector 203" draw:style-name="gr14" draw:text-style-name="P9" draw:layer="layout" svg:x1="18.838cm" svg:y1="6.349cm" svg:x2="18.838cm" svg:y2="3.809cm">
              <text:p/>
            </draw:line>
            <draw:line draw:name="Straight Connector 204" draw:style-name="gr14" draw:text-style-name="P9" draw:layer="layout" svg:x1="18.626cm" svg:y1="6.349cm" svg:x2="18.626cm" svg:y2="3.809cm">
              <text:p/>
            </draw:line>
            <draw:line draw:name="Straight Connector 205" draw:style-name="gr14" draw:text-style-name="P9" draw:layer="layout" svg:x1="19.896cm" svg:y1="6.349cm" svg:x2="19.896cm" svg:y2="3.809cm">
              <text:p/>
            </draw:line>
            <draw:line draw:name="Straight Connector 207" draw:style-name="gr14" draw:text-style-name="P9" draw:layer="layout" svg:x1="20.32cm" svg:y1="6.349cm" svg:x2="20.32cm" svg:y2="3.81cm">
              <text:p/>
            </draw:line>
            <draw:line draw:name="Straight Connector 208" draw:style-name="gr14" draw:text-style-name="P9" draw:layer="layout" svg:x1="20.531cm" svg:y1="6.349cm" svg:x2="20.531cm" svg:y2="3.81cm">
              <text:p/>
            </draw:line>
            <draw:line draw:name="Straight Connector 209" draw:style-name="gr14" draw:text-style-name="P9" draw:layer="layout" svg:x1="19.685cm" svg:y1="6.349cm" svg:x2="19.685cm" svg:y2="3.81cm">
              <text:p/>
            </draw:line>
            <draw:line draw:name="Straight Connector 210" draw:style-name="gr14" draw:text-style-name="P9" draw:layer="layout" svg:x1="20.108cm" svg:y1="6.349cm" svg:x2="20.108cm" svg:y2="3.81cm">
              <text:p/>
            </draw:line>
            <draw:line draw:name="Straight Connector 211" draw:style-name="gr14" draw:text-style-name="P9" draw:layer="layout" svg:x1="19.473cm" svg:y1="6.349cm" svg:x2="19.473cm" svg:y2="3.81cm">
              <text:p/>
            </draw:line>
            <draw:line draw:name="Straight Connector 212" draw:style-name="gr14" draw:text-style-name="P9" draw:layer="layout" svg:x1="19.261cm" svg:y1="6.349cm" svg:x2="19.261cm" svg:y2="3.81cm">
              <text:p/>
            </draw:line>
            <draw:line draw:name="Straight Connector 213" draw:style-name="gr14" draw:text-style-name="P9" draw:layer="layout" svg:x1="19.05cm" svg:y1="6.349cm" svg:x2="19.05cm" svg:y2="3.81cm">
              <text:p/>
            </draw:line>
          </draw:g>
          <draw:custom-shape draw:name="Rectangle 214" draw:style-name="gr15" draw:text-style-name="P8" draw:layer="layout" svg:width="2.539cm" svg:height="2.539cm" draw:transform="rotate (-1.5707963267949) translate (20.743cm 3.77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8" draw:style-name="gr89" draw:text-style-name="P21" draw:layer="layout" svg:width="1.269cm" svg:height="1.269cm" svg:x="18.838cm" svg:y="4.44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19" draw:style-name="gr72" draw:text-style-name="P9" draw:layer="layout" svg:x1="20.108cm" svg:y1="5.08cm" svg:x2="18.838cm" svg:y2="5.075cm">
            <text:p/>
          </draw:line>
          <draw:line draw:name="Straight Connector 220" draw:style-name="gr72" draw:text-style-name="P9" draw:layer="layout" svg:x1="19.473cm" svg:y1="5.715cm" svg:x2="19.477cm" svg:y2="4.445cm">
            <text:p/>
          </draw:line>
          <draw:custom-shape draw:name="TextBox 146" draw:style-name="gr19" draw:text-style-name="P8" draw:layer="layout" svg:width="9.312cm" svg:height="1.013cm" svg:x="14.182cm" svg:y="8.076cm">
            <text:p text:style-name="P10"><text:span text:style-name="T5">Overlap by metal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7" draw:style-name="gr19" draw:text-style-name="P8" draw:layer="layout" svg:width="1.269cm" svg:height="1.013cm" svg:x="19.897cm" svg:y="7.229cm">
            <text:p text:style-name="P10"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8" draw:style-name="gr68" draw:text-style-name="P9" draw:layer="layout" svg:x1="20.743cm" svg:y1="6.985cm" svg:x2="20.108cm" svg:y2="6.985cm">
            <text:p/>
          </draw:line>
          <draw:custom-shape draw:name="TextBox 149" draw:style-name="gr19" draw:text-style-name="P8" draw:layer="layout" svg:width="1.269cm" svg:height="1.013cm" svg:x="21.802cm" svg:y="3.81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50" draw:style-name="gr31" draw:text-style-name="P9" draw:layer="layout" svg:x1="20.108cm" svg:y1="5.715cm" svg:x2="20.103cm" svg:y2="7.62cm">
            <text:p/>
          </draw:line>
          <draw:line draw:name="Straight Connector 151" draw:style-name="gr31" draw:text-style-name="P9" draw:layer="layout" svg:x1="20.747cm" svg:y1="5.715cm" svg:x2="20.743cm" svg:y2="7.62cm">
            <text:p/>
          </draw:line>
          <draw:line draw:name="Straight Connector 153" draw:style-name="gr31" draw:text-style-name="P9" draw:layer="layout" svg:x1="22.121cm" svg:y1="3.814cm" svg:x2="20.216cm" svg:y2="3.81cm">
            <text:p/>
          </draw:line>
          <draw:line draw:name="Straight Connector 154" draw:style-name="gr31" draw:text-style-name="P9" draw:layer="layout" svg:x1="21.801cm" svg:y1="4.449cm" svg:x2="19.896cm" svg:y2="4.445cm">
            <text:p/>
          </draw:line>
          <draw:line draw:name="Straight Connector 156" draw:style-name="gr68" draw:text-style-name="P9" draw:layer="layout" svg:x1="21.166cm" svg:y1="4.445cm" svg:x2="21.166cm" svg:y2="3.81cm">
            <text:p/>
          </draw:line>
        </draw:g>
        <draw:g draw:name="Group 161" xml:id="id59" draw:id="id59">
          <draw:line draw:name="Straight Connector 9" draw:style-name="gr68" draw:text-style-name="P9" draw:layer="layout" svg:x1="10.795cm" svg:y1="13.758cm" svg:x2="10.799cm" svg:y2="12.488cm">
            <text:p/>
          </draw:line>
          <draw:g draw:name="Group 222">
            <draw:custom-shape draw:name="Rectangle 223" draw:style-name="gr15" draw:text-style-name="P8" draw:layer="layout" svg:width="8.466cm" svg:height="2.539cm" svg:x="1.905cm" svg:y="10.583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41">
              <draw:line draw:name="Straight Connector 225" draw:style-name="gr14" draw:text-style-name="P9" draw:layer="layout" svg:x1="10.371cm" svg:y1="10.842cm" svg:x2="1.922cm" svg:y2="10.837cm">
                <text:p/>
              </draw:line>
              <draw:line draw:name="Straight Connector 226" draw:style-name="gr14" draw:text-style-name="P9" draw:layer="layout" svg:x1="10.354cm" svg:y1="11.091cm" svg:x2="1.905cm" svg:y2="11.086cm">
                <text:p/>
              </draw:line>
              <draw:line draw:name="Straight Connector 227" draw:style-name="gr14" draw:text-style-name="P9" draw:layer="layout" svg:x1="10.371cm" svg:y1="11.35cm" svg:x2="1.922cm" svg:y2="11.345cm">
                <text:p/>
              </draw:line>
              <draw:line draw:name="Straight Connector 228" draw:style-name="gr14" draw:text-style-name="P9" draw:layer="layout" svg:x1="10.354cm" svg:y1="11.609cm" svg:x2="1.905cm" svg:y2="11.604cm">
                <text:p/>
              </draw:line>
              <draw:line draw:name="Straight Connector 229" draw:style-name="gr14" draw:text-style-name="P9" draw:layer="layout" svg:x1="10.371cm" svg:y1="11.869cm" svg:x2="1.922cm" svg:y2="11.863cm">
                <text:p/>
              </draw:line>
              <draw:line draw:name="Straight Connector 230" draw:style-name="gr14" draw:text-style-name="P9" draw:layer="layout" svg:x1="10.354cm" svg:y1="12.117cm" svg:x2="1.905cm" svg:y2="12.112cm">
                <text:p/>
              </draw:line>
              <draw:line draw:name="Straight Connector 231" draw:style-name="gr14" draw:text-style-name="P9" draw:layer="layout" svg:x1="10.371cm" svg:y1="12.377cm" svg:x2="1.922cm" svg:y2="12.371cm">
                <text:p/>
              </draw:line>
              <draw:line draw:name="Straight Connector 232" draw:style-name="gr14" draw:text-style-name="P9" draw:layer="layout" svg:x1="10.354cm" svg:y1="12.62cm" svg:x2="1.905cm" svg:y2="12.615cm">
                <text:p/>
              </draw:line>
              <draw:line draw:name="Straight Connector 233" draw:style-name="gr14" draw:text-style-name="P9" draw:layer="layout" svg:x1="10.371cm" svg:y1="12.879cm" svg:x2="1.922cm" svg:y2="12.874cm">
                <text:p/>
              </draw:line>
            </draw:g>
          </draw:g>
          <draw:custom-shape draw:name="Rectangle 234" draw:style-name="gr89" draw:text-style-name="P21" draw:layer="layout" svg:width="1.269cm" svg:height="1.269cm" svg:x="5.292cm" svg:y="11.21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35" draw:style-name="gr72" draw:text-style-name="P9" draw:layer="layout" svg:x1="6.561cm" svg:y1="11.853cm" svg:x2="5.291cm" svg:y2="11.848cm">
            <text:p/>
          </draw:line>
          <draw:line draw:name="Straight Connector 236" draw:style-name="gr72" draw:text-style-name="P9" draw:layer="layout" svg:x1="5.926cm" svg:y1="12.488cm" svg:x2="5.931cm" svg:y2="11.218cm">
            <text:p/>
          </draw:line>
          <draw:g draw:name="Group 240">
            <draw:custom-shape draw:name="Rectangle 241" draw:style-name="gr13" draw:text-style-name="P8" draw:layer="layout" svg:width="1.269cm" svg:height="8.466cm" draw:transform="rotate (-1.5707963267949) translate (10.372cm 13.758cm)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242" draw:style-name="gr72" draw:text-style-name="P9" draw:layer="layout" svg:x1="1.905cm" svg:y1="14.605cm" svg:x2="2.328cm" svg:y2="15.028cm">
              <text:p/>
            </draw:line>
            <draw:line draw:name="Straight Connector 243" draw:style-name="gr72" draw:text-style-name="P9" draw:layer="layout" svg:x1="1.905cm" svg:y1="14.181cm" svg:x2="2.751cm" svg:y2="15.028cm">
              <text:p/>
            </draw:line>
            <draw:line draw:name="Straight Connector 244" draw:style-name="gr72" draw:text-style-name="P9" draw:layer="layout" svg:x1="1.905cm" svg:y1="13.758cm" svg:x2="3.175cm" svg:y2="15.028cm">
              <text:p/>
            </draw:line>
            <draw:line draw:name="Straight Connector 245" draw:style-name="gr72" draw:text-style-name="P9" draw:layer="layout" svg:x1="2.328cm" svg:y1="13.758cm" svg:x2="3.598cm" svg:y2="15.028cm">
              <text:p/>
            </draw:line>
            <draw:line draw:name="Straight Connector 246" draw:style-name="gr72" draw:text-style-name="P9" draw:layer="layout" svg:x1="2.751cm" svg:y1="13.758cm" svg:x2="4.021cm" svg:y2="15.028cm">
              <text:p/>
            </draw:line>
            <draw:line draw:name="Straight Connector 247" draw:style-name="gr72" draw:text-style-name="P9" draw:layer="layout" svg:x1="3.175cm" svg:y1="13.758cm" svg:x2="4.445cm" svg:y2="15.028cm">
              <text:p/>
            </draw:line>
            <draw:line draw:name="Straight Connector 248" draw:style-name="gr72" draw:text-style-name="P9" draw:layer="layout" svg:x1="3.598cm" svg:y1="13.758cm" svg:x2="4.868cm" svg:y2="15.028cm">
              <text:p/>
            </draw:line>
            <draw:line draw:name="Straight Connector 249" draw:style-name="gr72" draw:text-style-name="P9" draw:layer="layout" svg:x1="4.021cm" svg:y1="13.758cm" svg:x2="5.291cm" svg:y2="15.028cm">
              <text:p/>
            </draw:line>
            <draw:line draw:name="Straight Connector 250" draw:style-name="gr72" draw:text-style-name="P9" draw:layer="layout" svg:x1="4.445cm" svg:y1="13.758cm" svg:x2="5.715cm" svg:y2="15.028cm">
              <text:p/>
            </draw:line>
            <draw:line draw:name="Straight Connector 251" draw:style-name="gr72" draw:text-style-name="P9" draw:layer="layout" svg:x1="4.868cm" svg:y1="13.758cm" svg:x2="6.138cm" svg:y2="15.028cm">
              <text:p/>
            </draw:line>
            <draw:line draw:name="Straight Connector 252" draw:style-name="gr72" draw:text-style-name="P9" draw:layer="layout" svg:x1="5.291cm" svg:y1="13.758cm" svg:x2="6.561cm" svg:y2="15.028cm">
              <text:p/>
            </draw:line>
            <draw:line draw:name="Straight Connector 253" draw:style-name="gr72" draw:text-style-name="P9" draw:layer="layout" svg:x1="9.948cm" svg:y1="13.758cm" svg:x2="10.371cm" svg:y2="14.181cm">
              <text:p/>
            </draw:line>
            <draw:line draw:name="Straight Connector 254" draw:style-name="gr72" draw:text-style-name="P9" draw:layer="layout" svg:x1="9.525cm" svg:y1="13.758cm" svg:x2="10.371cm" svg:y2="14.605cm">
              <text:p/>
            </draw:line>
            <draw:line draw:name="Straight Connector 255" draw:style-name="gr72" draw:text-style-name="P9" draw:layer="layout" svg:x1="5.715cm" svg:y1="13.758cm" svg:x2="6.985cm" svg:y2="15.028cm">
              <text:p/>
            </draw:line>
            <draw:line draw:name="Straight Connector 256" draw:style-name="gr72" draw:text-style-name="P9" draw:layer="layout" svg:x1="6.138cm" svg:y1="13.758cm" svg:x2="7.408cm" svg:y2="15.028cm">
              <text:p/>
            </draw:line>
            <draw:line draw:name="Straight Connector 257" draw:style-name="gr72" draw:text-style-name="P9" draw:layer="layout" svg:x1="6.561cm" svg:y1="13.758cm" svg:x2="7.831cm" svg:y2="15.028cm">
              <text:p/>
            </draw:line>
            <draw:line draw:name="Straight Connector 258" draw:style-name="gr72" draw:text-style-name="P9" draw:layer="layout" svg:x1="6.985cm" svg:y1="13.758cm" svg:x2="8.255cm" svg:y2="15.028cm">
              <text:p/>
            </draw:line>
            <draw:line draw:name="Straight Connector 259" draw:style-name="gr72" draw:text-style-name="P9" draw:layer="layout" svg:x1="9.101cm" svg:y1="13.758cm" svg:x2="10.371cm" svg:y2="15.028cm">
              <text:p/>
            </draw:line>
            <draw:line draw:name="Straight Connector 260" draw:style-name="gr72" draw:text-style-name="P9" draw:layer="layout" svg:x1="7.408cm" svg:y1="13.758cm" svg:x2="8.678cm" svg:y2="15.028cm">
              <text:p/>
            </draw:line>
            <draw:line draw:name="Straight Connector 261" draw:style-name="gr72" draw:text-style-name="P9" draw:layer="layout" svg:x1="7.831cm" svg:y1="13.758cm" svg:x2="9.101cm" svg:y2="15.028cm">
              <text:p/>
            </draw:line>
            <draw:line draw:name="Straight Connector 262" draw:style-name="gr72" draw:text-style-name="P9" draw:layer="layout" svg:x1="8.255cm" svg:y1="13.758cm" svg:x2="9.525cm" svg:y2="15.028cm">
              <text:p/>
            </draw:line>
            <draw:line draw:name="Straight Connector 263" draw:style-name="gr72" draw:text-style-name="P9" draw:layer="layout" svg:x1="8.678cm" svg:y1="13.758cm" svg:x2="9.948cm" svg:y2="15.028cm">
              <text:p/>
            </draw:line>
          </draw:g>
          <draw:line draw:name="Straight Connector 265" draw:style-name="gr31" draw:text-style-name="P9" draw:layer="layout" svg:x1="6.35cm" svg:y1="12.488cm" svg:x2="11.641cm" svg:y2="12.492cm">
            <text:p/>
          </draw:line>
          <draw:line draw:name="Straight Connector 266" draw:style-name="gr31" draw:text-style-name="P9" draw:layer="layout" svg:x1="6.35cm" svg:y1="13.753cm" svg:x2="11.641cm" svg:y2="13.758cm">
            <text:p/>
          </draw:line>
          <draw:custom-shape draw:name="TextBox 267" draw:style-name="gr19" draw:text-style-name="P8" draw:layer="layout" svg:width="1.269cm" svg:height="1.013cm" svg:x="11.007cm" svg:y="12.732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8" draw:style-name="gr19" draw:text-style-name="P8" draw:layer="layout" svg:width="9.312cm" svg:height="1.773cm" svg:x="2.752cm" svg:y="15.484cm">
            <text:p text:style-name="P10"><text:span text:style-name="T5">Separation via to polysilic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2" xml:id="id60" draw:id="id60">
          <draw:line draw:name="Straight Connector 268" draw:style-name="gr68" draw:text-style-name="P9" draw:layer="layout" svg:x1="23.495cm" svg:y1="13.758cm" svg:x2="23.499cm" svg:y2="12.488cm">
            <text:p/>
          </draw:line>
          <draw:g draw:name="Group 269">
            <draw:custom-shape draw:name="Rectangle 270" draw:style-name="gr15" draw:text-style-name="P8" draw:layer="layout" svg:width="8.466cm" svg:height="2.539cm" svg:x="14.605cm" svg:y="10.583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41">
              <draw:line draw:name="Straight Connector 272" draw:style-name="gr14" draw:text-style-name="P9" draw:layer="layout" svg:x1="23.071cm" svg:y1="10.842cm" svg:x2="14.622cm" svg:y2="10.837cm">
                <text:p/>
              </draw:line>
              <draw:line draw:name="Straight Connector 273" draw:style-name="gr14" draw:text-style-name="P9" draw:layer="layout" svg:x1="23.054cm" svg:y1="11.091cm" svg:x2="14.604cm" svg:y2="11.086cm">
                <text:p/>
              </draw:line>
              <draw:line draw:name="Straight Connector 274" draw:style-name="gr14" draw:text-style-name="P9" draw:layer="layout" svg:x1="23.071cm" svg:y1="11.35cm" svg:x2="14.622cm" svg:y2="11.345cm">
                <text:p/>
              </draw:line>
              <draw:line draw:name="Straight Connector 275" draw:style-name="gr14" draw:text-style-name="P9" draw:layer="layout" svg:x1="23.054cm" svg:y1="11.609cm" svg:x2="14.604cm" svg:y2="11.604cm">
                <text:p/>
              </draw:line>
              <draw:line draw:name="Straight Connector 276" draw:style-name="gr14" draw:text-style-name="P9" draw:layer="layout" svg:x1="23.071cm" svg:y1="11.869cm" svg:x2="14.622cm" svg:y2="11.863cm">
                <text:p/>
              </draw:line>
              <draw:line draw:name="Straight Connector 277" draw:style-name="gr14" draw:text-style-name="P9" draw:layer="layout" svg:x1="23.054cm" svg:y1="12.117cm" svg:x2="14.604cm" svg:y2="12.112cm">
                <text:p/>
              </draw:line>
              <draw:line draw:name="Straight Connector 278" draw:style-name="gr14" draw:text-style-name="P9" draw:layer="layout" svg:x1="23.071cm" svg:y1="12.377cm" svg:x2="14.622cm" svg:y2="12.371cm">
                <text:p/>
              </draw:line>
              <draw:line draw:name="Straight Connector 279" draw:style-name="gr14" draw:text-style-name="P9" draw:layer="layout" svg:x1="23.054cm" svg:y1="12.62cm" svg:x2="14.604cm" svg:y2="12.615cm">
                <text:p/>
              </draw:line>
              <draw:line draw:name="Straight Connector 280" draw:style-name="gr14" draw:text-style-name="P9" draw:layer="layout" svg:x1="23.071cm" svg:y1="12.879cm" svg:x2="14.622cm" svg:y2="12.874cm">
                <text:p/>
              </draw:line>
            </draw:g>
          </draw:g>
          <draw:custom-shape draw:name="Rectangle 281" draw:style-name="gr89" draw:text-style-name="P21" draw:layer="layout" svg:width="1.269cm" svg:height="1.269cm" svg:x="17.992cm" svg:y="11.21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82" draw:style-name="gr72" draw:text-style-name="P9" draw:layer="layout" svg:x1="19.261cm" svg:y1="11.853cm" svg:x2="17.991cm" svg:y2="11.848cm">
            <text:p/>
          </draw:line>
          <draw:line draw:name="Straight Connector 283" draw:style-name="gr72" draw:text-style-name="P9" draw:layer="layout" svg:x1="18.626cm" svg:y1="12.488cm" svg:x2="18.631cm" svg:y2="11.218cm">
            <text:p/>
          </draw:line>
          <draw:g draw:name="Group 284">
            <draw:custom-shape draw:name="Rectangle 285" draw:style-name="gr13" draw:text-style-name="P8" draw:layer="layout" svg:width="1.269cm" svg:height="8.466cm" draw:transform="rotate (-1.5707963267949) translate (23.072cm 13.756cm)">
              <text:p text:style-name="P20"/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286" draw:style-name="gr72" draw:text-style-name="P9" draw:layer="layout" svg:x1="14.605cm" svg:y1="14.181cm" svg:x2="15.028cm" svg:y2="13.758cm">
              <text:p/>
            </draw:line>
            <draw:line draw:name="Straight Connector 287" draw:style-name="gr72" draw:text-style-name="P9" draw:layer="layout" svg:x1="14.605cm" svg:y1="14.605cm" svg:x2="15.451cm" svg:y2="13.758cm">
              <text:p/>
            </draw:line>
            <draw:line draw:name="Straight Connector 288" draw:style-name="gr72" draw:text-style-name="P9" draw:layer="layout" svg:x1="14.605cm" svg:y1="15.028cm" svg:x2="15.875cm" svg:y2="13.758cm">
              <text:p/>
            </draw:line>
            <draw:line draw:name="Straight Connector 289" draw:style-name="gr72" draw:text-style-name="P9" draw:layer="layout" svg:x1="15.028cm" svg:y1="15.028cm" svg:x2="16.298cm" svg:y2="13.758cm">
              <text:p/>
            </draw:line>
            <draw:line draw:name="Straight Connector 290" draw:style-name="gr72" draw:text-style-name="P9" draw:layer="layout" svg:x1="15.451cm" svg:y1="15.028cm" svg:x2="16.721cm" svg:y2="13.758cm">
              <text:p/>
            </draw:line>
            <draw:line draw:name="Straight Connector 291" draw:style-name="gr72" draw:text-style-name="P9" draw:layer="layout" svg:x1="15.875cm" svg:y1="15.028cm" svg:x2="17.145cm" svg:y2="13.758cm">
              <text:p/>
            </draw:line>
            <draw:line draw:name="Straight Connector 292" draw:style-name="gr72" draw:text-style-name="P9" draw:layer="layout" svg:x1="16.298cm" svg:y1="15.028cm" svg:x2="17.568cm" svg:y2="13.758cm">
              <text:p/>
            </draw:line>
            <draw:line draw:name="Straight Connector 293" draw:style-name="gr72" draw:text-style-name="P9" draw:layer="layout" svg:x1="16.721cm" svg:y1="15.028cm" svg:x2="17.991cm" svg:y2="13.758cm">
              <text:p/>
            </draw:line>
            <draw:line draw:name="Straight Connector 294" draw:style-name="gr72" draw:text-style-name="P9" draw:layer="layout" svg:x1="17.145cm" svg:y1="15.028cm" svg:x2="18.415cm" svg:y2="13.758cm">
              <text:p/>
            </draw:line>
            <draw:line draw:name="Straight Connector 295" draw:style-name="gr72" draw:text-style-name="P9" draw:layer="layout" svg:x1="17.568cm" svg:y1="15.028cm" svg:x2="18.838cm" svg:y2="13.758cm">
              <text:p/>
            </draw:line>
            <draw:line draw:name="Straight Connector 296" draw:style-name="gr72" draw:text-style-name="P9" draw:layer="layout" svg:x1="17.991cm" svg:y1="15.028cm" svg:x2="19.261cm" svg:y2="13.758cm">
              <text:p/>
            </draw:line>
            <draw:line draw:name="Straight Connector 297" draw:style-name="gr72" draw:text-style-name="P9" draw:layer="layout" svg:x1="22.648cm" svg:y1="15.028cm" svg:x2="23.071cm" svg:y2="14.605cm">
              <text:p/>
            </draw:line>
            <draw:line draw:name="Straight Connector 298" draw:style-name="gr72" draw:text-style-name="P9" draw:layer="layout" svg:x1="22.225cm" svg:y1="15.028cm" svg:x2="23.071cm" svg:y2="14.181cm">
              <text:p/>
            </draw:line>
            <draw:line draw:name="Straight Connector 299" draw:style-name="gr72" draw:text-style-name="P9" draw:layer="layout" svg:x1="18.415cm" svg:y1="15.028cm" svg:x2="19.685cm" svg:y2="13.758cm">
              <text:p/>
            </draw:line>
            <draw:line draw:name="Straight Connector 300" draw:style-name="gr72" draw:text-style-name="P9" draw:layer="layout" svg:x1="18.838cm" svg:y1="15.028cm" svg:x2="20.108cm" svg:y2="13.758cm">
              <text:p/>
            </draw:line>
            <draw:line draw:name="Straight Connector 301" draw:style-name="gr72" draw:text-style-name="P9" draw:layer="layout" svg:x1="19.261cm" svg:y1="15.028cm" svg:x2="20.531cm" svg:y2="13.758cm">
              <text:p/>
            </draw:line>
            <draw:line draw:name="Straight Connector 302" draw:style-name="gr72" draw:text-style-name="P9" draw:layer="layout" svg:x1="19.685cm" svg:y1="15.028cm" svg:x2="20.955cm" svg:y2="13.758cm">
              <text:p/>
            </draw:line>
            <draw:line draw:name="Straight Connector 303" draw:style-name="gr72" draw:text-style-name="P9" draw:layer="layout" svg:x1="21.801cm" svg:y1="15.028cm" svg:x2="23.071cm" svg:y2="13.758cm">
              <text:p/>
            </draw:line>
            <draw:line draw:name="Straight Connector 304" draw:style-name="gr72" draw:text-style-name="P9" draw:layer="layout" svg:x1="20.108cm" svg:y1="15.028cm" svg:x2="21.378cm" svg:y2="13.758cm">
              <text:p/>
            </draw:line>
            <draw:line draw:name="Straight Connector 305" draw:style-name="gr72" draw:text-style-name="P9" draw:layer="layout" svg:x1="20.531cm" svg:y1="15.028cm" svg:x2="21.801cm" svg:y2="13.758cm">
              <text:p/>
            </draw:line>
            <draw:line draw:name="Straight Connector 306" draw:style-name="gr72" draw:text-style-name="P9" draw:layer="layout" svg:x1="20.955cm" svg:y1="15.028cm" svg:x2="22.225cm" svg:y2="13.758cm">
              <text:p/>
            </draw:line>
            <draw:line draw:name="Straight Connector 307" draw:style-name="gr72" draw:text-style-name="P9" draw:layer="layout" svg:x1="21.378cm" svg:y1="15.028cm" svg:x2="22.648cm" svg:y2="13.758cm">
              <text:p/>
            </draw:line>
          </draw:g>
          <draw:line draw:name="Straight Connector 308" draw:style-name="gr31" draw:text-style-name="P9" draw:layer="layout" svg:x1="19.05cm" svg:y1="12.488cm" svg:x2="24.341cm" svg:y2="12.492cm">
            <text:p/>
          </draw:line>
          <draw:line draw:name="Straight Connector 309" draw:style-name="gr31" draw:text-style-name="P9" draw:layer="layout" svg:x1="19.05cm" svg:y1="13.753cm" svg:x2="24.341cm" svg:y2="13.758cm">
            <text:p/>
          </draw:line>
          <draw:custom-shape draw:name="TextBox 310" draw:style-name="gr19" draw:text-style-name="P8" draw:layer="layout" svg:width="1.269cm" svg:height="1.013cm" svg:x="23.707cm" svg:y="12.732cm">
            <text:p text:style-name="P10"><text:span text:style-name="T5">2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9" draw:style-name="gr19" draw:text-style-name="P8" draw:layer="layout" svg:width="9.312cm" svg:height="1.013cm" svg:x="14.393cm" svg:y="15.452cm">
            <text:p text:style-name="P10"><text:span text:style-name="T5">Separation via to thino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0-width/2;x" smil:keyTimes="0;1"/>
                  <anim:animate smil:dur="0.5s" smil:fill="hold" smil:targetElement="id5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>
        <draw:custom-shape draw:name="Rectangle 158" draw:style-name="gr13" draw:text-style-name="P8" draw:layer="layout" svg:width="2.539cm" svg:height="6.772cm" draw:transform="rotate (-1.5707963267949) translate (7.408cm 5.713cm)">
          <text:p text:style-name="P20"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9" draw:style-name="gr72" draw:text-style-name="P9" draw:layer="layout" svg:x1="0.634cm" svg:y1="6.561cm" svg:x2="1.058cm" svg:y2="5.715cm">
          <text:p/>
        </draw:line>
        <draw:line draw:name="Straight Connector 161" draw:style-name="gr72" draw:text-style-name="P9" draw:layer="layout" svg:x1="0.634cm" svg:y1="8.255cm" svg:x2="1.904cm" svg:y2="5.715cm">
          <text:p/>
        </draw:line>
        <draw:line draw:name="Straight Connector 176" draw:style-name="gr72" draw:text-style-name="P9" draw:layer="layout" svg:x1="1.481cm" svg:y1="8.255cm" svg:x2="2.751cm" svg:y2="5.715cm">
          <text:p/>
        </draw:line>
        <draw:line draw:name="Straight Connector 178" draw:style-name="gr72" draw:text-style-name="P9" draw:layer="layout" svg:x1="2.328cm" svg:y1="8.255cm" svg:x2="3.598cm" svg:y2="5.715cm">
          <text:p/>
        </draw:line>
        <draw:line draw:name="Straight Connector 182" draw:style-name="gr72" draw:text-style-name="P9" draw:layer="layout" svg:x1="6.561cm" svg:y1="8.255cm" svg:x2="7.408cm" svg:y2="6.561cm">
          <text:p/>
        </draw:line>
        <draw:line draw:name="Straight Connector 184" draw:style-name="gr72" draw:text-style-name="P9" draw:layer="layout" svg:x1="3.174cm" svg:y1="8.255cm" svg:x2="4.444cm" svg:y2="5.715cm">
          <text:p/>
        </draw:line>
        <draw:line draw:name="Straight Connector 197" draw:style-name="gr72" draw:text-style-name="P9" draw:layer="layout" svg:x1="4.021cm" svg:y1="8.255cm" svg:x2="5.291cm" svg:y2="5.715cm">
          <text:p/>
        </draw:line>
        <draw:line draw:name="Straight Connector 217" draw:style-name="gr72" draw:text-style-name="P9" draw:layer="layout" svg:x1="4.868cm" svg:y1="8.255cm" svg:x2="6.138cm" svg:y2="5.715cm">
          <text:p/>
        </draw:line>
        <draw:line draw:name="Straight Connector 222" draw:style-name="gr72" draw:text-style-name="P9" draw:layer="layout" svg:x1="5.714cm" svg:y1="8.255cm" svg:x2="6.984cm" svg:y2="5.715cm">
          <text:p/>
        </draw:line>
        <draw:custom-shape draw:name="Rectangle 567" draw:style-name="gr28" draw:text-style-name="P13" draw:layer="layout" svg:width="1.269cm" svg:height="1.269cm" svg:x="1.905cm" svg:y="6.3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8" draw:style-name="gr28" draw:text-style-name="P13" draw:layer="layout" svg:width="1.269cm" svg:height="1.269cm" svg:x="4.445cm" svg:y="6.3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0">
          <draw:line draw:name="Straight Connector 314" draw:style-name="gr72" draw:text-style-name="P9" draw:layer="layout" svg:x1="0.844cm" svg:y1="4.656cm" svg:x2="1.267cm" svg:y2="5.08cm">
            <text:p/>
          </draw:line>
          <draw:line draw:name="Straight Connector 315" draw:style-name="gr72" draw:text-style-name="P9" draw:layer="layout" svg:x1="0.844cm" svg:y1="4.233cm" svg:x2="1.691cm" svg:y2="5.08cm">
            <text:p/>
          </draw:line>
          <draw:line draw:name="Straight Connector 316" draw:style-name="gr72" draw:text-style-name="P9" draw:layer="layout" svg:x1="0.846cm" svg:y1="3.81cm" svg:x2="2.116cm" svg:y2="5.08cm">
            <text:p/>
          </draw:line>
          <draw:line draw:name="Straight Connector 317" draw:style-name="gr72" draw:text-style-name="P9" draw:layer="layout" svg:x1="1.269cm" svg:y1="3.81cm" svg:x2="2.539cm" svg:y2="5.08cm">
            <text:p/>
          </draw:line>
          <draw:line draw:name="Straight Connector 318" draw:style-name="gr72" draw:text-style-name="P9" draw:layer="layout" svg:x1="4.231cm" svg:y1="3.81cm" svg:x2="5.501cm" svg:y2="5.08cm">
            <text:p/>
          </draw:line>
          <draw:line draw:name="Straight Connector 331" draw:style-name="gr72" draw:text-style-name="P9" draw:layer="layout" svg:x1="5.924cm" svg:y1="3.81cm" svg:x2="7.194cm" svg:y2="5.08cm">
            <text:p/>
          </draw:line>
          <draw:line draw:name="Straight Connector 333" draw:style-name="gr72" draw:text-style-name="P9" draw:layer="layout" svg:x1="4.654cm" svg:y1="3.81cm" svg:x2="5.924cm" svg:y2="5.08cm">
            <text:p/>
          </draw:line>
          <draw:line draw:name="Straight Connector 334" draw:style-name="gr72" draw:text-style-name="P9" draw:layer="layout" svg:x1="5.077cm" svg:y1="3.81cm" svg:x2="6.347cm" svg:y2="5.08cm">
            <text:p/>
          </draw:line>
          <draw:line draw:name="Straight Connector 335" draw:style-name="gr72" draw:text-style-name="P9" draw:layer="layout" svg:x1="5.501cm" svg:y1="3.81cm" svg:x2="6.771cm" svg:y2="5.08cm">
            <text:p/>
          </draw:line>
          <draw:line draw:name="Straight Connector 339" draw:style-name="gr72" draw:text-style-name="P9" draw:layer="layout" svg:x1="6.771cm" svg:y1="1.269cm" svg:x2="7.194cm" svg:y2="1.693cm">
            <text:p/>
          </draw:line>
          <draw:line draw:name="Straight Connector 340" draw:style-name="gr72" draw:text-style-name="P9" draw:layer="layout" svg:x1="6.347cm" svg:y1="1.269cm" svg:x2="7.194cm" svg:y2="2.116cm">
            <text:p/>
          </draw:line>
          <draw:line draw:name="Straight Connector 341" draw:style-name="gr72" draw:text-style-name="P9" draw:layer="layout" svg:x1="5.924cm" svg:y1="1.269cm" svg:x2="7.194cm" svg:y2="2.539cm">
            <text:p/>
          </draw:line>
          <draw:line draw:name="Straight Connector 342" draw:style-name="gr72" draw:text-style-name="P9" draw:layer="layout" svg:x1="5.924cm" svg:y1="1.693cm" svg:x2="7.194cm" svg:y2="2.963cm">
            <text:p/>
          </draw:line>
          <draw:line draw:name="Straight Connector 343" draw:style-name="gr72" draw:text-style-name="P9" draw:layer="layout" svg:x1="5.924cm" svg:y1="2.116cm" svg:x2="7.194cm" svg:y2="3.386cm">
            <text:p/>
          </draw:line>
          <draw:line draw:name="Straight Connector 348" draw:style-name="gr72" draw:text-style-name="P9" draw:layer="layout" svg:x1="5.924cm" svg:y1="3.386cm" svg:x2="7.194cm" svg:y2="4.656cm">
            <text:p/>
          </draw:line>
          <draw:line draw:name="Straight Connector 349" draw:style-name="gr72" draw:text-style-name="P9" draw:layer="layout" svg:x1="5.924cm" svg:y1="2.963cm" svg:x2="7.194cm" svg:y2="4.233cm">
            <text:p/>
          </draw:line>
          <draw:line draw:name="Straight Connector 350" draw:style-name="gr72" draw:text-style-name="P9" draw:layer="layout" svg:x1="5.924cm" svg:y1="2.54cm" svg:x2="7.194cm" svg:y2="3.81cm">
            <text:p/>
          </draw:line>
          <draw:line draw:name="Straight Connector 363" draw:style-name="gr72" draw:text-style-name="P9" draw:layer="layout" svg:x1="0.844cm" svg:y1="3.81cm" svg:x2="5.924cm" svg:y2="3.814cm">
            <text:p/>
          </draw:line>
          <draw:line draw:name="Straight Connector 365" draw:style-name="gr72" draw:text-style-name="P9" draw:layer="layout" svg:x1="0.848cm" svg:y1="3.812cm" svg:x2="0.844cm" svg:y2="5.082cm">
            <text:p/>
          </draw:line>
          <draw:line draw:name="Straight Connector 366" draw:style-name="gr72" draw:text-style-name="P9" draw:layer="layout" svg:x1="0.844cm" svg:y1="5.08cm" svg:x2="7.194cm" svg:y2="5.084cm">
            <text:p/>
          </draw:line>
          <draw:line draw:name="Straight Connector 368" draw:style-name="gr72" draw:text-style-name="P9" draw:layer="layout" svg:x1="7.196cm" svg:y1="1.272cm" svg:x2="7.192cm" svg:y2="5.082cm">
            <text:p/>
          </draw:line>
          <draw:line draw:name="Straight Connector 370" draw:style-name="gr72" draw:text-style-name="P9" draw:layer="layout" svg:x1="7.194cm" svg:y1="1.274cm" svg:x2="5.924cm" svg:y2="1.27cm">
            <text:p/>
          </draw:line>
          <draw:line draw:name="Straight Connector 371" draw:style-name="gr72" draw:text-style-name="P9" draw:layer="layout" svg:x1="5.926cm" svg:y1="1.272cm" svg:x2="5.922cm" svg:y2="3.812cm">
            <text:p/>
          </draw:line>
          <draw:line draw:name="Straight Connector 569" draw:style-name="gr72" draw:text-style-name="P9" draw:layer="layout" svg:x1="1.693cm" svg:y1="3.81cm" svg:x2="2.963cm" svg:y2="5.08cm">
            <text:p/>
          </draw:line>
          <draw:line draw:name="Straight Connector 570" draw:style-name="gr72" draw:text-style-name="P9" draw:layer="layout" svg:x1="2.116cm" svg:y1="3.81cm" svg:x2="3.386cm" svg:y2="5.08cm">
            <text:p/>
          </draw:line>
          <draw:line draw:name="Straight Connector 571" draw:style-name="gr72" draw:text-style-name="P9" draw:layer="layout" svg:x1="3.807cm" svg:y1="3.81cm" svg:x2="5.077cm" svg:y2="5.08cm">
            <text:p/>
          </draw:line>
          <draw:line draw:name="Straight Connector 575" draw:style-name="gr72" draw:text-style-name="P9" draw:layer="layout" svg:x1="2.537cm" svg:y1="3.81cm" svg:x2="3.807cm" svg:y2="5.08cm">
            <text:p/>
          </draw:line>
          <draw:line draw:name="Straight Connector 576" draw:style-name="gr72" draw:text-style-name="P9" draw:layer="layout" svg:x1="2.961cm" svg:y1="3.81cm" svg:x2="4.231cm" svg:y2="5.08cm">
            <text:p/>
          </draw:line>
          <draw:line draw:name="Straight Connector 577" draw:style-name="gr72" draw:text-style-name="P9" draw:layer="layout" svg:x1="3.384cm" svg:y1="3.81cm" svg:x2="4.654cm" svg:y2="5.08cm">
            <text:p/>
          </draw:line>
        </draw:g>
        <draw:custom-shape draw:name="TextBox 238" draw:style-name="gr19" draw:text-style-name="P8" draw:layer="layout" svg:width="14.816cm" svg:height="2.281cm" svg:x="0cm" svg:y="0cm">
          <text:p text:style-name="P10"><text:span text:style-name="T4">Polysilicon wire separation from cu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2" draw:style-name="gr19" draw:text-style-name="P8" draw:layer="layout" svg:width="1.269cm" svg:height="1.013cm" svg:x="7.62cm" svg:y="5.29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3" draw:style-name="gr31" draw:text-style-name="P9" draw:layer="layout" svg:x1="5.715cm" svg:y1="5.071cm" svg:x2="8.043cm" svg:y2="5.08cm">
          <text:p/>
        </draw:line>
        <draw:line draw:name="Straight Connector 244" draw:style-name="gr31" draw:text-style-name="P9" draw:layer="layout" svg:x1="5.503cm" svg:y1="6.35cm" svg:x2="8.255cm" svg:y2="6.35cm">
          <text:p/>
        </draw:line>
        <draw:line draw:name="Straight Connector 246" draw:style-name="gr68" draw:text-style-name="P9" draw:layer="layout" svg:x1="7.62cm" svg:y1="6.35cm" svg:x2="7.624cm" svg:y2="5.08cm">
          <text:p/>
        </draw:line>
        <draw:custom-shape draw:name="TextBox 248" draw:style-name="gr19" draw:text-style-name="P8" draw:layer="layout" svg:width="5.926cm" svg:height="1.773cm" svg:x="1.27cm" svg:y="8.678cm">
          <text:p text:style-name="P10"><text:span text:style-name="T5">Short polysilicon 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3" xml:id="id61" draw:id="id61">
          <draw:custom-shape draw:name="Rectangle 240" draw:style-name="gr28" draw:text-style-name="P13" draw:layer="layout" svg:width="1.269cm" svg:height="1.269cm" svg:x="16.722cm" svg:y="6.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1" draw:style-name="gr28" draw:text-style-name="P13" draw:layer="layout" svg:width="1.269cm" svg:height="1.269cm" svg:x="19.262cm" svg:y="6.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2" draw:style-name="gr28" draw:text-style-name="P13" draw:layer="layout" svg:width="1.269cm" svg:height="1.269cm" svg:x="21.802cm" svg:y="6.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5" draw:style-name="gr28" draw:text-style-name="P13" draw:layer="layout" svg:width="1.269cm" svg:height="1.269cm" svg:x="11.642cm" svg:y="6.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6" draw:style-name="gr28" draw:text-style-name="P13" draw:layer="layout" svg:width="1.269cm" svg:height="1.269cm" svg:x="14.182cm" svg:y="6.3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26">
            <draw:custom-shape draw:name="Rectangle 374" draw:style-name="gr13" draw:text-style-name="P8" draw:layer="layout" svg:width="2.539cm" svg:height="14.816cm" draw:transform="rotate (-1.5707963267949) translate (24.765cm 5.713cm)">
              <text:p text:style-name="P20"/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375" draw:style-name="gr72" draw:text-style-name="P9" draw:layer="layout" svg:x1="9.948cm" svg:y1="6.561cm" svg:x2="10.371cm" svg:y2="5.715cm">
              <text:p/>
            </draw:line>
            <draw:line draw:name="Straight Connector 376" draw:style-name="gr72" draw:text-style-name="P9" draw:layer="layout" svg:x1="9.948cm" svg:y1="7.408cm" svg:x2="10.794cm" svg:y2="5.715cm">
              <text:p/>
            </draw:line>
            <draw:line draw:name="Straight Connector 377" draw:style-name="gr72" draw:text-style-name="P9" draw:layer="layout" svg:x1="16.298cm" svg:y1="8.255cm" svg:x2="17.568cm" svg:y2="5.715cm">
              <text:p/>
            </draw:line>
            <draw:line draw:name="Straight Connector 378" draw:style-name="gr72" draw:text-style-name="P9" draw:layer="layout" svg:x1="16.721cm" svg:y1="8.255cm" svg:x2="17.991cm" svg:y2="5.715cm">
              <text:p/>
            </draw:line>
            <draw:line draw:name="Straight Connector 379" draw:style-name="gr72" draw:text-style-name="P9" draw:layer="layout" svg:x1="17.144cm" svg:y1="8.255cm" svg:x2="18.414cm" svg:y2="5.715cm">
              <text:p/>
            </draw:line>
            <draw:line draw:name="Straight Connector 380" draw:style-name="gr72" draw:text-style-name="P9" draw:layer="layout" svg:x1="17.568cm" svg:y1="8.255cm" svg:x2="18.838cm" svg:y2="5.715cm">
              <text:p/>
            </draw:line>
            <draw:line draw:name="Straight Connector 381" draw:style-name="gr72" draw:text-style-name="P9" draw:layer="layout" svg:x1="17.991cm" svg:y1="8.255cm" svg:x2="19.261cm" svg:y2="5.715cm">
              <text:p/>
            </draw:line>
            <draw:line draw:name="Straight Connector 382" draw:style-name="gr72" draw:text-style-name="P9" draw:layer="layout" svg:x1="18.414cm" svg:y1="8.255cm" svg:x2="19.684cm" svg:y2="5.715cm">
              <text:p/>
            </draw:line>
            <draw:line draw:name="Straight Connector 383" draw:style-name="gr72" draw:text-style-name="P9" draw:layer="layout" svg:x1="18.838cm" svg:y1="8.255cm" svg:x2="20.108cm" svg:y2="5.715cm">
              <text:p/>
            </draw:line>
            <draw:line draw:name="Straight Connector 384" draw:style-name="gr72" draw:text-style-name="P9" draw:layer="layout" svg:x1="19.261cm" svg:y1="8.255cm" svg:x2="20.531cm" svg:y2="5.715cm">
              <text:p/>
            </draw:line>
            <draw:line draw:name="Straight Connector 385" draw:style-name="gr72" draw:text-style-name="P9" draw:layer="layout" svg:x1="19.684cm" svg:y1="8.255cm" svg:x2="20.954cm" svg:y2="5.715cm">
              <text:p/>
            </draw:line>
            <draw:line draw:name="Straight Connector 386" draw:style-name="gr72" draw:text-style-name="P9" draw:layer="layout" svg:x1="24.341cm" svg:y1="8.255cm" svg:x2="24.765cm" svg:y2="7.408cm">
              <text:p/>
            </draw:line>
            <draw:line draw:name="Straight Connector 387" draw:style-name="gr72" draw:text-style-name="P9" draw:layer="layout" svg:x1="23.918cm" svg:y1="8.255cm" svg:x2="24.765cm" svg:y2="6.561cm">
              <text:p/>
            </draw:line>
            <draw:line draw:name="Straight Connector 388" draw:style-name="gr72" draw:text-style-name="P9" draw:layer="layout" svg:x1="20.108cm" svg:y1="8.255cm" svg:x2="21.378cm" svg:y2="5.715cm">
              <text:p/>
            </draw:line>
            <draw:line draw:name="Straight Connector 389" draw:style-name="gr72" draw:text-style-name="P9" draw:layer="layout" svg:x1="20.531cm" svg:y1="8.255cm" svg:x2="21.801cm" svg:y2="5.715cm">
              <text:p/>
            </draw:line>
            <draw:line draw:name="Straight Connector 390" draw:style-name="gr72" draw:text-style-name="P9" draw:layer="layout" svg:x1="20.955cm" svg:y1="8.255cm" svg:x2="22.225cm" svg:y2="5.715cm">
              <text:p/>
            </draw:line>
            <draw:line draw:name="Straight Connector 391" draw:style-name="gr72" draw:text-style-name="P9" draw:layer="layout" svg:x1="21.378cm" svg:y1="8.255cm" svg:x2="22.648cm" svg:y2="5.715cm">
              <text:p/>
            </draw:line>
            <draw:line draw:name="Straight Connector 392" draw:style-name="gr72" draw:text-style-name="P9" draw:layer="layout" svg:x1="23.495cm" svg:y1="8.255cm" svg:x2="24.765cm" svg:y2="5.715cm">
              <text:p/>
            </draw:line>
            <draw:line draw:name="Straight Connector 393" draw:style-name="gr72" draw:text-style-name="P9" draw:layer="layout" svg:x1="21.801cm" svg:y1="8.255cm" svg:x2="23.071cm" svg:y2="5.715cm">
              <text:p/>
            </draw:line>
            <draw:line draw:name="Straight Connector 394" draw:style-name="gr72" draw:text-style-name="P9" draw:layer="layout" svg:x1="22.225cm" svg:y1="8.255cm" svg:x2="23.495cm" svg:y2="5.715cm">
              <text:p/>
            </draw:line>
            <draw:line draw:name="Straight Connector 395" draw:style-name="gr72" draw:text-style-name="P9" draw:layer="layout" svg:x1="22.648cm" svg:y1="8.255cm" svg:x2="23.918cm" svg:y2="5.715cm">
              <text:p/>
            </draw:line>
            <draw:line draw:name="Straight Connector 396" draw:style-name="gr72" draw:text-style-name="P9" draw:layer="layout" svg:x1="23.071cm" svg:y1="8.255cm" svg:x2="24.341cm" svg:y2="5.715cm">
              <text:p/>
            </draw:line>
            <draw:line draw:name="Straight Connector 403" draw:style-name="gr72" draw:text-style-name="P9" draw:layer="layout" svg:x1="13.758cm" svg:y1="8.255cm" svg:x2="15.028cm" svg:y2="5.715cm">
              <text:p/>
            </draw:line>
            <draw:line draw:name="Straight Connector 404" draw:style-name="gr72" draw:text-style-name="P9" draw:layer="layout" svg:x1="14.181cm" svg:y1="8.255cm" svg:x2="15.451cm" svg:y2="5.715cm">
              <text:p/>
            </draw:line>
            <draw:line draw:name="Straight Connector 405" draw:style-name="gr72" draw:text-style-name="P9" draw:layer="layout" svg:x1="14.605cm" svg:y1="8.255cm" svg:x2="15.875cm" svg:y2="5.715cm">
              <text:p/>
            </draw:line>
            <draw:line draw:name="Straight Connector 406" draw:style-name="gr72" draw:text-style-name="P9" draw:layer="layout" svg:x1="15.028cm" svg:y1="8.255cm" svg:x2="16.298cm" svg:y2="5.715cm">
              <text:p/>
            </draw:line>
            <draw:line draw:name="Straight Connector 407" draw:style-name="gr72" draw:text-style-name="P9" draw:layer="layout" svg:x1="15.451cm" svg:y1="8.255cm" svg:x2="16.721cm" svg:y2="5.715cm">
              <text:p/>
            </draw:line>
            <draw:line draw:name="Straight Connector 408" draw:style-name="gr72" draw:text-style-name="P9" draw:layer="layout" svg:x1="15.875cm" svg:y1="8.255cm" svg:x2="17.145cm" svg:y2="5.715cm">
              <text:p/>
            </draw:line>
            <draw:line draw:name="Straight Connector 409" draw:style-name="gr72" draw:text-style-name="P9" draw:layer="layout" svg:x1="11.218cm" svg:y1="8.255cm" svg:x2="12.488cm" svg:y2="5.715cm">
              <text:p/>
            </draw:line>
            <draw:line draw:name="Straight Connector 410" draw:style-name="gr72" draw:text-style-name="P9" draw:layer="layout" svg:x1="11.641cm" svg:y1="8.255cm" svg:x2="12.911cm" svg:y2="5.715cm">
              <text:p/>
            </draw:line>
            <draw:line draw:name="Straight Connector 411" draw:style-name="gr72" draw:text-style-name="P9" draw:layer="layout" svg:x1="12.065cm" svg:y1="8.255cm" svg:x2="13.335cm" svg:y2="5.715cm">
              <text:p/>
            </draw:line>
            <draw:line draw:name="Straight Connector 412" draw:style-name="gr72" draw:text-style-name="P9" draw:layer="layout" svg:x1="12.488cm" svg:y1="8.255cm" svg:x2="13.758cm" svg:y2="5.715cm">
              <text:p/>
            </draw:line>
            <draw:line draw:name="Straight Connector 413" draw:style-name="gr72" draw:text-style-name="P9" draw:layer="layout" svg:x1="12.911cm" svg:y1="8.255cm" svg:x2="14.181cm" svg:y2="5.715cm">
              <text:p/>
            </draw:line>
            <draw:line draw:name="Straight Connector 414" draw:style-name="gr72" draw:text-style-name="P9" draw:layer="layout" svg:x1="13.335cm" svg:y1="8.255cm" svg:x2="14.605cm" svg:y2="5.715cm">
              <text:p/>
            </draw:line>
            <draw:line draw:name="Straight Connector 418" draw:style-name="gr72" draw:text-style-name="P9" draw:layer="layout" svg:x1="10.795cm" svg:y1="8.255cm" svg:x2="12.065cm" svg:y2="5.715cm">
              <text:p/>
            </draw:line>
            <draw:line draw:name="Straight Connector 419" draw:style-name="gr72" draw:text-style-name="P9" draw:layer="layout" svg:x1="9.948cm" svg:y1="8.255cm" svg:x2="11.218cm" svg:y2="5.715cm">
              <text:p/>
            </draw:line>
            <draw:line draw:name="Straight Connector 420" draw:style-name="gr72" draw:text-style-name="P9" draw:layer="layout" svg:x1="10.371cm" svg:y1="8.255cm" svg:x2="11.641cm" svg:y2="5.715cm">
              <text:p/>
            </draw:line>
          </draw:g>
          <draw:g draw:name="Group 562">
            <draw:line draw:name="Straight Connector 509" draw:style-name="gr72" draw:text-style-name="P9" draw:layer="layout" svg:x1="9.95cm" svg:y1="4.021cm" svg:x2="10.373cm" svg:y2="4.445cm">
              <text:p/>
            </draw:line>
            <draw:line draw:name="Straight Connector 510" draw:style-name="gr72" draw:text-style-name="P9" draw:layer="layout" svg:x1="9.95cm" svg:y1="3.598cm" svg:x2="10.797cm" svg:y2="4.445cm">
              <text:p/>
            </draw:line>
            <draw:line draw:name="Straight Connector 511" draw:style-name="gr72" draw:text-style-name="P9" draw:layer="layout" svg:x1="19.259cm" svg:y1="3.175cm" svg:x2="20.529cm" svg:y2="4.445cm">
              <text:p/>
            </draw:line>
            <draw:line draw:name="Straight Connector 512" draw:style-name="gr72" draw:text-style-name="P9" draw:layer="layout" svg:x1="19.682cm" svg:y1="3.175cm" svg:x2="20.952cm" svg:y2="4.445cm">
              <text:p/>
            </draw:line>
            <draw:line draw:name="Straight Connector 513" draw:style-name="gr72" draw:text-style-name="P9" draw:layer="layout" svg:x1="20.106cm" svg:y1="3.175cm" svg:x2="21.376cm" svg:y2="4.445cm">
              <text:p/>
            </draw:line>
            <draw:line draw:name="Straight Connector 514" draw:style-name="gr72" draw:text-style-name="P9" draw:layer="layout" svg:x1="20.529cm" svg:y1="3.175cm" svg:x2="21.799cm" svg:y2="4.445cm">
              <text:p/>
            </draw:line>
            <draw:line draw:name="Straight Connector 515" draw:style-name="gr72" draw:text-style-name="P9" draw:layer="layout" svg:x1="20.952cm" svg:y1="3.175cm" svg:x2="22.222cm" svg:y2="4.445cm">
              <text:p/>
            </draw:line>
            <draw:line draw:name="Straight Connector 516" draw:style-name="gr72" draw:text-style-name="P9" draw:layer="layout" svg:x1="21.376cm" svg:y1="3.175cm" svg:x2="22.646cm" svg:y2="4.445cm">
              <text:p/>
            </draw:line>
            <draw:line draw:name="Straight Connector 517" draw:style-name="gr72" draw:text-style-name="P9" draw:layer="layout" svg:x1="21.799cm" svg:y1="3.175cm" svg:x2="23.069cm" svg:y2="4.445cm">
              <text:p/>
            </draw:line>
            <draw:line draw:name="Straight Connector 518" draw:style-name="gr72" draw:text-style-name="P9" draw:layer="layout" svg:x1="23.492cm" svg:y1="3.175cm" svg:x2="24.762cm" svg:y2="4.445cm">
              <text:p/>
            </draw:line>
            <draw:line draw:name="Straight Connector 519" draw:style-name="gr72" draw:text-style-name="P9" draw:layer="layout" svg:x1="22.222cm" svg:y1="3.175cm" svg:x2="23.492cm" svg:y2="4.445cm">
              <text:p/>
            </draw:line>
            <draw:line draw:name="Straight Connector 520" draw:style-name="gr72" draw:text-style-name="P9" draw:layer="layout" svg:x1="22.646cm" svg:y1="3.175cm" svg:x2="23.916cm" svg:y2="4.445cm">
              <text:p/>
            </draw:line>
            <draw:line draw:name="Straight Connector 521" draw:style-name="gr72" draw:text-style-name="P9" draw:layer="layout" svg:x1="23.069cm" svg:y1="3.175cm" svg:x2="24.339cm" svg:y2="4.445cm">
              <text:p/>
            </draw:line>
            <draw:line draw:name="Straight Connector 522" draw:style-name="gr72" draw:text-style-name="P9" draw:layer="layout" svg:x1="24.339cm" svg:y1="0.634cm" svg:x2="24.762cm" svg:y2="1.058cm">
              <text:p/>
            </draw:line>
            <draw:line draw:name="Straight Connector 523" draw:style-name="gr72" draw:text-style-name="P9" draw:layer="layout" svg:x1="23.916cm" svg:y1="0.634cm" svg:x2="24.762cm" svg:y2="1.481cm">
              <text:p/>
            </draw:line>
            <draw:line draw:name="Straight Connector 524" draw:style-name="gr72" draw:text-style-name="P9" draw:layer="layout" svg:x1="23.492cm" svg:y1="0.634cm" svg:x2="24.762cm" svg:y2="1.904cm">
              <text:p/>
            </draw:line>
            <draw:line draw:name="Straight Connector 525" draw:style-name="gr72" draw:text-style-name="P9" draw:layer="layout" svg:x1="23.492cm" svg:y1="1.058cm" svg:x2="24.762cm" svg:y2="2.328cm">
              <text:p/>
            </draw:line>
            <draw:line draw:name="Straight Connector 526" draw:style-name="gr72" draw:text-style-name="P9" draw:layer="layout" svg:x1="23.492cm" svg:y1="1.481cm" svg:x2="24.762cm" svg:y2="2.751cm">
              <text:p/>
            </draw:line>
            <draw:line draw:name="Straight Connector 527" draw:style-name="gr72" draw:text-style-name="P9" draw:layer="layout" svg:x1="23.492cm" svg:y1="2.751cm" svg:x2="24.762cm" svg:y2="4.021cm">
              <text:p/>
            </draw:line>
            <draw:line draw:name="Straight Connector 528" draw:style-name="gr72" draw:text-style-name="P9" draw:layer="layout" svg:x1="23.492cm" svg:y1="2.328cm" svg:x2="24.762cm" svg:y2="3.598cm">
              <text:p/>
            </draw:line>
            <draw:line draw:name="Straight Connector 529" draw:style-name="gr72" draw:text-style-name="P9" draw:layer="layout" svg:x1="23.492cm" svg:y1="1.905cm" svg:x2="24.762cm" svg:y2="3.175cm">
              <text:p/>
            </draw:line>
            <draw:line draw:name="Straight Connector 530" draw:style-name="gr72" draw:text-style-name="P9" draw:layer="layout" svg:x1="9.948cm" svg:y1="3.179cm" svg:x2="23.492cm" svg:y2="3.183cm">
              <text:p/>
            </draw:line>
            <draw:line draw:name="Straight Connector 531" draw:style-name="gr72" draw:text-style-name="P9" draw:layer="layout" svg:x1="9.952cm" svg:y1="3.177cm" svg:x2="9.948cm" svg:y2="4.447cm">
              <text:p/>
            </draw:line>
            <draw:line draw:name="Straight Connector 532" draw:style-name="gr72" draw:text-style-name="P9" draw:layer="layout" svg:x1="9.948cm" svg:y1="4.449cm" svg:x2="24.762cm" svg:y2="4.453cm">
              <text:p/>
            </draw:line>
            <draw:line draw:name="Straight Connector 533" draw:style-name="gr72" draw:text-style-name="P9" draw:layer="layout" svg:x1="24.765cm" svg:y1="0.637cm" svg:x2="24.76cm" svg:y2="4.447cm">
              <text:p/>
            </draw:line>
            <draw:line draw:name="Straight Connector 534" draw:style-name="gr72" draw:text-style-name="P9" draw:layer="layout" svg:x1="24.762cm" svg:y1="0.639cm" svg:x2="23.492cm" svg:y2="0.635cm">
              <text:p/>
            </draw:line>
            <draw:line draw:name="Straight Connector 535" draw:style-name="gr72" draw:text-style-name="P9" draw:layer="layout" svg:x1="23.495cm" svg:y1="0.637cm" svg:x2="23.49cm" svg:y2="3.177cm">
              <text:p/>
            </draw:line>
            <draw:line draw:name="Straight Connector 536" draw:style-name="gr72" draw:text-style-name="P9" draw:layer="layout" svg:x1="15.028cm" svg:y1="3.179cm" svg:x2="16.298cm" svg:y2="4.449cm">
              <text:p/>
            </draw:line>
            <draw:line draw:name="Straight Connector 537" draw:style-name="gr72" draw:text-style-name="P9" draw:layer="layout" svg:x1="15.451cm" svg:y1="3.179cm" svg:x2="16.721cm" svg:y2="4.449cm">
              <text:p/>
            </draw:line>
            <draw:line draw:name="Straight Connector 538" draw:style-name="gr72" draw:text-style-name="P9" draw:layer="layout" svg:x1="15.874cm" svg:y1="3.179cm" svg:x2="17.144cm" svg:y2="4.449cm">
              <text:p/>
            </draw:line>
            <draw:line draw:name="Straight Connector 539" draw:style-name="gr72" draw:text-style-name="P9" draw:layer="layout" svg:x1="16.298cm" svg:y1="3.179cm" svg:x2="17.568cm" svg:y2="4.449cm">
              <text:p/>
            </draw:line>
            <draw:line draw:name="Straight Connector 540" draw:style-name="gr72" draw:text-style-name="P9" draw:layer="layout" svg:x1="16.721cm" svg:y1="3.179cm" svg:x2="17.991cm" svg:y2="4.449cm">
              <text:p/>
            </draw:line>
            <draw:line draw:name="Straight Connector 541" draw:style-name="gr72" draw:text-style-name="P9" draw:layer="layout" svg:x1="17.144cm" svg:y1="3.179cm" svg:x2="18.414cm" svg:y2="4.449cm">
              <text:p/>
            </draw:line>
            <draw:line draw:name="Straight Connector 542" draw:style-name="gr72" draw:text-style-name="P9" draw:layer="layout" svg:x1="17.568cm" svg:y1="3.179cm" svg:x2="18.838cm" svg:y2="4.449cm">
              <text:p/>
            </draw:line>
            <draw:line draw:name="Straight Connector 543" draw:style-name="gr72" draw:text-style-name="P9" draw:layer="layout" svg:x1="17.991cm" svg:y1="3.179cm" svg:x2="19.261cm" svg:y2="4.449cm">
              <text:p/>
            </draw:line>
            <draw:line draw:name="Straight Connector 544" draw:style-name="gr72" draw:text-style-name="P9" draw:layer="layout" svg:x1="18.415cm" svg:y1="3.179cm" svg:x2="19.685cm" svg:y2="4.449cm">
              <text:p/>
            </draw:line>
            <draw:line draw:name="Straight Connector 545" draw:style-name="gr72" draw:text-style-name="P9" draw:layer="layout" svg:x1="18.838cm" svg:y1="3.179cm" svg:x2="20.108cm" svg:y2="4.449cm">
              <text:p/>
            </draw:line>
            <draw:line draw:name="Straight Connector 547" draw:style-name="gr72" draw:text-style-name="P9" draw:layer="layout" svg:x1="10.795cm" svg:y1="3.179cm" svg:x2="12.065cm" svg:y2="4.449cm">
              <text:p/>
            </draw:line>
            <draw:line draw:name="Straight Connector 548" draw:style-name="gr72" draw:text-style-name="P9" draw:layer="layout" svg:x1="11.218cm" svg:y1="3.179cm" svg:x2="12.488cm" svg:y2="4.449cm">
              <text:p/>
            </draw:line>
            <draw:line draw:name="Straight Connector 549" draw:style-name="gr72" draw:text-style-name="P9" draw:layer="layout" svg:x1="11.641cm" svg:y1="3.179cm" svg:x2="12.911cm" svg:y2="4.449cm">
              <text:p/>
            </draw:line>
            <draw:line draw:name="Straight Connector 550" draw:style-name="gr72" draw:text-style-name="P9" draw:layer="layout" svg:x1="12.065cm" svg:y1="3.179cm" svg:x2="13.335cm" svg:y2="4.449cm">
              <text:p/>
            </draw:line>
            <draw:line draw:name="Straight Connector 551" draw:style-name="gr72" draw:text-style-name="P9" draw:layer="layout" svg:x1="12.488cm" svg:y1="3.179cm" svg:x2="13.758cm" svg:y2="4.449cm">
              <text:p/>
            </draw:line>
            <draw:line draw:name="Straight Connector 552" draw:style-name="gr72" draw:text-style-name="P9" draw:layer="layout" svg:x1="12.911cm" svg:y1="3.179cm" svg:x2="14.181cm" svg:y2="4.449cm">
              <text:p/>
            </draw:line>
            <draw:line draw:name="Straight Connector 553" draw:style-name="gr72" draw:text-style-name="P9" draw:layer="layout" svg:x1="13.335cm" svg:y1="3.179cm" svg:x2="14.605cm" svg:y2="4.449cm">
              <text:p/>
            </draw:line>
            <draw:line draw:name="Straight Connector 554" draw:style-name="gr72" draw:text-style-name="P9" draw:layer="layout" svg:x1="13.758cm" svg:y1="3.179cm" svg:x2="15.028cm" svg:y2="4.449cm">
              <text:p/>
            </draw:line>
            <draw:line draw:name="Straight Connector 555" draw:style-name="gr72" draw:text-style-name="P9" draw:layer="layout" svg:x1="14.181cm" svg:y1="3.179cm" svg:x2="15.451cm" svg:y2="4.449cm">
              <text:p/>
            </draw:line>
            <draw:line draw:name="Straight Connector 556" draw:style-name="gr72" draw:text-style-name="P9" draw:layer="layout" svg:x1="14.605cm" svg:y1="3.179cm" svg:x2="15.875cm" svg:y2="4.449cm">
              <text:p/>
            </draw:line>
            <draw:line draw:name="Straight Connector 558" draw:style-name="gr72" draw:text-style-name="P9" draw:layer="layout" svg:x1="9.948cm" svg:y1="3.179cm" svg:x2="11.218cm" svg:y2="4.449cm">
              <text:p/>
            </draw:line>
            <draw:line draw:name="Straight Connector 559" draw:style-name="gr72" draw:text-style-name="P9" draw:layer="layout" svg:x1="10.371cm" svg:y1="3.179cm" svg:x2="11.641cm" svg:y2="4.449cm">
              <text:p/>
            </draw:line>
          </draw:g>
          <draw:line draw:name="Straight Connector 564" draw:style-name="gr68" draw:text-style-name="P9" draw:layer="layout" svg:x1="12.7cm" svg:y1="4.445cm" svg:x2="12.695cm" svg:y2="6.35cm">
            <text:p/>
          </draw:line>
          <draw:custom-shape draw:name="TextBox 247" draw:style-name="gr19" draw:text-style-name="P8" draw:layer="layout" svg:width="1.269cm" svg:height="1.013cm" svg:x="12.912cm" svg:y="4.657cm">
            <text:p text:style-name="P10"><text:span text:style-name="T5">3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9" draw:style-name="gr19" draw:text-style-name="P8" draw:layer="layout" svg:width="5.926cm" svg:height="1.773cm" svg:x="13.758cm" svg:y="8.678cm">
            <text:p text:style-name="P10"><text:span text:style-name="T5">Long polysilicon ru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4" xml:id="id62" draw:id="id62">
          <draw:custom-shape draw:name="TextBox 310" draw:style-name="gr19" draw:text-style-name="P8" draw:layer="layout" svg:width="1.269cm" svg:height="1.013cm" svg:x="11.853cm" svg:y="13.344cm">
            <text:p text:style-name="P10"><text:span text:style-name="T5">6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66">
            <draw:line draw:name="Straight Connector 582" draw:style-name="gr72" draw:text-style-name="P9" draw:layer="layout" svg:x1="11.432cm" svg:y1="17.149cm" svg:x2="11.008cm" svg:y2="17.572cm">
              <text:p/>
            </draw:line>
            <draw:line draw:name="Straight Connector 583" draw:style-name="gr72" draw:text-style-name="P9" draw:layer="layout" svg:x1="11.432cm" svg:y1="16.726cm" svg:x2="10.585cm" svg:y2="17.572cm">
              <text:p/>
            </draw:line>
            <draw:line draw:name="Straight Connector 584" draw:style-name="gr72" draw:text-style-name="P9" draw:layer="layout" svg:x1="11.43cm" svg:y1="16.302cm" svg:x2="10.16cm" svg:y2="17.572cm">
              <text:p/>
            </draw:line>
            <draw:line draw:name="Straight Connector 585" draw:style-name="gr72" draw:text-style-name="P9" draw:layer="layout" svg:x1="11.006cm" svg:y1="16.302cm" svg:x2="9.736cm" svg:y2="17.572cm">
              <text:p/>
            </draw:line>
            <draw:line draw:name="Straight Connector 586" draw:style-name="gr72" draw:text-style-name="P9" draw:layer="layout" svg:x1="9.315cm" svg:y1="15.037cm" svg:x2="6.775cm" svg:y2="17.572cm">
              <text:p/>
            </draw:line>
            <draw:line draw:name="Straight Connector 587" draw:style-name="gr72" draw:text-style-name="P9" draw:layer="layout" svg:x1="7.619cm" svg:y1="15.037cm" svg:x2="5.082cm" svg:y2="17.572cm">
              <text:p/>
            </draw:line>
            <draw:line draw:name="Straight Connector 588" draw:style-name="gr72" draw:text-style-name="P9" draw:layer="layout" svg:x1="8.892cm" svg:y1="15.037cm" svg:x2="6.352cm" svg:y2="17.572cm">
              <text:p/>
            </draw:line>
            <draw:line draw:name="Straight Connector 589" draw:style-name="gr72" draw:text-style-name="P9" draw:layer="layout" svg:x1="8.468cm" svg:y1="15.037cm" svg:x2="5.928cm" svg:y2="17.572cm">
              <text:p/>
            </draw:line>
            <draw:line draw:name="Straight Connector 590" draw:style-name="gr72" draw:text-style-name="P9" draw:layer="layout" svg:x1="8.045cm" svg:y1="15.037cm" svg:x2="5.505cm" svg:y2="17.572cm">
              <text:p/>
            </draw:line>
            <draw:line draw:name="Straight Connector 591" draw:style-name="gr72" draw:text-style-name="P9" draw:layer="layout" svg:x1="5.505cm" svg:y1="15.037cm" svg:x2="5.082cm" svg:y2="15.46cm">
              <text:p/>
            </draw:line>
            <draw:line draw:name="Straight Connector 592" draw:style-name="gr72" draw:text-style-name="P9" draw:layer="layout" svg:x1="5.928cm" svg:y1="15.037cm" svg:x2="5.082cm" svg:y2="15.883cm">
              <text:p/>
            </draw:line>
            <draw:line draw:name="Straight Connector 593" draw:style-name="gr72" draw:text-style-name="P9" draw:layer="layout" svg:x1="6.352cm" svg:y1="15.037cm" svg:x2="5.082cm" svg:y2="16.307cm">
              <text:p/>
            </draw:line>
            <draw:line draw:name="Straight Connector 596" draw:style-name="gr72" draw:text-style-name="P9" draw:layer="layout" svg:x1="7.196cm" svg:y1="15.037cm" svg:x2="5.082cm" svg:y2="17.149cm">
              <text:p/>
            </draw:line>
            <draw:line draw:name="Straight Connector 597" draw:style-name="gr72" draw:text-style-name="P9" draw:layer="layout" svg:x1="6.773cm" svg:y1="15.037cm" svg:x2="5.082cm" svg:y2="16.726cm">
              <text:p/>
            </draw:line>
            <draw:line draw:name="Straight Connector 599" draw:style-name="gr72" draw:text-style-name="P9" draw:layer="layout" svg:x1="11.432cm" svg:y1="16.302cm" svg:x2="9.738cm" svg:y2="16.307cm">
              <text:p/>
            </draw:line>
            <draw:line draw:name="Straight Connector 600" draw:style-name="gr72" draw:text-style-name="P9" draw:layer="layout" svg:x1="11.427cm" svg:y1="16.304cm" svg:x2="11.432cm" svg:y2="17.574cm">
              <text:p/>
            </draw:line>
            <draw:line draw:name="Straight Connector 601" draw:style-name="gr72" draw:text-style-name="P9" draw:layer="layout" svg:x1="11.432cm" svg:y1="17.572cm" svg:x2="5.082cm" svg:y2="17.577cm">
              <text:p/>
            </draw:line>
            <draw:line draw:name="Straight Connector 602" draw:style-name="gr72" draw:text-style-name="P9" draw:layer="layout" svg:x1="5.079cm" svg:y1="15.037cm" svg:x2="5.084cm" svg:y2="17.574cm">
              <text:p/>
            </draw:line>
            <draw:line draw:name="Straight Connector 603" draw:style-name="gr72" draw:text-style-name="P9" draw:layer="layout" svg:x1="5.082cm" svg:y1="15.041cm" svg:x2="9.738cm" svg:y2="15.037cm">
              <text:p/>
            </draw:line>
            <draw:line draw:name="Straight Connector 604" draw:style-name="gr72" draw:text-style-name="P9" draw:layer="layout" svg:x1="9.738cm" svg:y1="15.037cm" svg:x2="9.743cm" svg:y2="16.304cm">
              <text:p/>
            </draw:line>
            <draw:line draw:name="Straight Connector 605" draw:style-name="gr72" draw:text-style-name="P9" draw:layer="layout" svg:x1="10.583cm" svg:y1="16.302cm" svg:x2="9.313cm" svg:y2="17.572cm">
              <text:p/>
            </draw:line>
            <draw:line draw:name="Straight Connector 606" draw:style-name="gr72" draw:text-style-name="P9" draw:layer="layout" svg:x1="10.159cm" svg:y1="16.302cm" svg:x2="8.889cm" svg:y2="17.572cm">
              <text:p/>
            </draw:line>
            <draw:line draw:name="Straight Connector 607" draw:style-name="gr72" draw:text-style-name="P9" draw:layer="layout" svg:x1="9.738cm" svg:y1="15.037cm" svg:x2="7.198cm" svg:y2="17.572cm">
              <text:p/>
            </draw:line>
            <draw:line draw:name="Straight Connector 608" draw:style-name="gr72" draw:text-style-name="P9" draw:layer="layout" svg:x1="9.738cm" svg:y1="16.302cm" svg:x2="8.468cm" svg:y2="17.572cm">
              <text:p/>
            </draw:line>
            <draw:line draw:name="Straight Connector 609" draw:style-name="gr72" draw:text-style-name="P9" draw:layer="layout" svg:x1="9.738cm" svg:y1="15.883cm" svg:x2="8.045cm" svg:y2="17.572cm">
              <text:p/>
            </draw:line>
            <draw:line draw:name="Straight Connector 610" draw:style-name="gr72" draw:text-style-name="P9" draw:layer="layout" svg:x1="9.738cm" svg:y1="15.46cm" svg:x2="7.622cm" svg:y2="17.572cm">
              <text:p/>
            </draw:line>
          </draw:g>
          <draw:g draw:name="Group 656">
            <draw:line draw:name="Straight Connector 638" draw:style-name="gr72" draw:text-style-name="P9" draw:layer="layout" svg:x1="4.868cm" svg:y1="11.213cm" svg:x2="8.68cm" svg:y2="11.218cm">
              <text:p/>
            </draw:line>
            <draw:line draw:name="Straight Connector 639" draw:style-name="gr72" draw:text-style-name="P9" draw:layer="layout" svg:x1="4.872cm" svg:y1="11.216cm" svg:x2="4.868cm" svg:y2="12.486cm">
              <text:p/>
            </draw:line>
            <draw:line draw:name="Straight Connector 640" draw:style-name="gr72" draw:text-style-name="P9" draw:layer="layout" svg:x1="4.87cm" svg:y1="12.488cm" svg:x2="11.22cm" svg:y2="12.492cm">
              <text:p/>
            </draw:line>
            <draw:line draw:name="Straight Connector 641" draw:style-name="gr72" draw:text-style-name="P9" draw:layer="layout" svg:x1="11.22cm" svg:y1="9.948cm" svg:x2="11.216cm" svg:y2="12.486cm">
              <text:p/>
            </draw:line>
            <draw:line draw:name="Straight Connector 642" draw:style-name="gr72" draw:text-style-name="P9" draw:layer="layout" svg:x1="11.218cm" svg:y1="9.952cm" svg:x2="8.68cm" svg:y2="9.948cm">
              <text:p/>
            </draw:line>
            <draw:line draw:name="Straight Connector 643" draw:style-name="gr72" draw:text-style-name="P9" draw:layer="layout" svg:x1="8.684cm" svg:y1="9.948cm" svg:x2="8.68cm" svg:y2="11.216cm">
              <text:p/>
            </draw:line>
            <draw:line draw:name="Straight Connector 624" draw:style-name="gr72" draw:text-style-name="P9" draw:layer="layout" svg:x1="4.868cm" svg:y1="11.65cm" svg:x2="5.291cm" svg:y2="11.227cm">
              <text:p/>
            </draw:line>
            <draw:line draw:name="Straight Connector 625" draw:style-name="gr72" draw:text-style-name="P9" draw:layer="layout" svg:x1="4.868cm" svg:y1="12.073cm" svg:x2="5.714cm" svg:y2="11.227cm">
              <text:p/>
            </draw:line>
            <draw:line draw:name="Straight Connector 626" draw:style-name="gr72" draw:text-style-name="P9" draw:layer="layout" svg:x1="4.87cm" svg:y1="12.497cm" svg:x2="6.14cm" svg:y2="11.227cm">
              <text:p/>
            </draw:line>
            <draw:line draw:name="Straight Connector 627" draw:style-name="gr72" draw:text-style-name="P9" draw:layer="layout" svg:x1="5.293cm" svg:y1="12.497cm" svg:x2="6.563cm" svg:y2="11.227cm">
              <text:p/>
            </draw:line>
            <draw:line draw:name="Straight Connector 628" draw:style-name="gr72" draw:text-style-name="P9" draw:layer="layout" svg:x1="8.68cm" svg:y1="10.799cm" svg:x2="9.525cm" svg:y2="9.952cm">
              <text:p/>
            </draw:line>
            <draw:line draw:name="Straight Connector 629" draw:style-name="gr72" draw:text-style-name="P9" draw:layer="layout" svg:x1="8.68cm" svg:y1="12.488cm" svg:x2="11.218cm" svg:y2="9.952cm">
              <text:p/>
            </draw:line>
            <draw:line draw:name="Straight Connector 630" draw:style-name="gr72" draw:text-style-name="P9" draw:layer="layout" svg:x1="8.678cm" svg:y1="11.222cm" svg:x2="9.948cm" svg:y2="9.952cm">
              <text:p/>
            </draw:line>
            <draw:line draw:name="Straight Connector 631" draw:style-name="gr72" draw:text-style-name="P9" draw:layer="layout" svg:x1="7.833cm" svg:y1="12.492cm" svg:x2="10.371cm" svg:y2="9.952cm">
              <text:p/>
            </draw:line>
            <draw:line draw:name="Straight Connector 632" draw:style-name="gr72" draw:text-style-name="P9" draw:layer="layout" svg:x1="8.257cm" svg:y1="12.492cm" svg:x2="10.794cm" svg:y2="9.952cm">
              <text:p/>
            </draw:line>
            <draw:line draw:name="Straight Connector 633" draw:style-name="gr72" draw:text-style-name="P9" draw:layer="layout" svg:x1="10.794cm" svg:y1="12.488cm" svg:x2="11.218cm" svg:y2="12.064cm">
              <text:p/>
            </draw:line>
            <draw:line draw:name="Straight Connector 634" draw:style-name="gr72" draw:text-style-name="P9" draw:layer="layout" svg:x1="10.371cm" svg:y1="12.488cm" svg:x2="11.218cm" svg:y2="11.641cm">
              <text:p/>
            </draw:line>
            <draw:line draw:name="Straight Connector 635" draw:style-name="gr72" draw:text-style-name="P9" draw:layer="layout" svg:x1="9.948cm" svg:y1="12.488cm" svg:x2="11.218cm" svg:y2="11.218cm">
              <text:p/>
            </draw:line>
            <draw:line draw:name="Straight Connector 636" draw:style-name="gr72" draw:text-style-name="P9" draw:layer="layout" svg:x1="9.103cm" svg:y1="12.488cm" svg:x2="11.218cm" svg:y2="10.376cm">
              <text:p/>
            </draw:line>
            <draw:line draw:name="Straight Connector 637" draw:style-name="gr72" draw:text-style-name="P9" draw:layer="layout" svg:x1="9.527cm" svg:y1="12.488cm" svg:x2="11.218cm" svg:y2="10.799cm">
              <text:p/>
            </draw:line>
            <draw:line draw:name="Straight Connector 644" draw:style-name="gr72" draw:text-style-name="P9" draw:layer="layout" svg:x1="5.717cm" svg:y1="12.497cm" svg:x2="6.987cm" svg:y2="11.227cm">
              <text:p/>
            </draw:line>
            <draw:line draw:name="Straight Connector 645" draw:style-name="gr72" draw:text-style-name="P9" draw:layer="layout" svg:x1="6.14cm" svg:y1="12.497cm" svg:x2="7.41cm" svg:y2="11.227cm">
              <text:p/>
            </draw:line>
            <draw:line draw:name="Straight Connector 646" draw:style-name="gr72" draw:text-style-name="P9" draw:layer="layout" svg:x1="8.68cm" svg:y1="10.376cm" svg:x2="9.101cm" svg:y2="9.952cm">
              <text:p/>
            </draw:line>
            <draw:line draw:name="Straight Connector 647" draw:style-name="gr72" draw:text-style-name="P9" draw:layer="layout" svg:x1="6.561cm" svg:y1="12.497cm" svg:x2="7.831cm" svg:y2="11.227cm">
              <text:p/>
            </draw:line>
            <draw:line draw:name="Straight Connector 648" draw:style-name="gr72" draw:text-style-name="P9" draw:layer="layout" svg:x1="6.984cm" svg:y1="12.497cm" svg:x2="8.254cm" svg:y2="11.227cm">
              <text:p/>
            </draw:line>
            <draw:line draw:name="Straight Connector 649" draw:style-name="gr72" draw:text-style-name="P9" draw:layer="layout" svg:x1="7.408cm" svg:y1="12.497cm" svg:x2="8.678cm" svg:y2="11.227cm">
              <text:p/>
            </draw:line>
          </draw:g>
          <draw:custom-shape draw:name="Rectangle 667" draw:style-name="gr28" draw:text-style-name="P13" draw:layer="layout" svg:width="1.269cm" svg:height="1.269cm" svg:x="7.834cm" svg:y="15.67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1" draw:style-name="gr28" draw:text-style-name="P13" draw:layer="layout" svg:width="1.269cm" svg:height="1.269cm" svg:x="9.316cm" svg:y="10.58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74" draw:style-name="gr68" draw:text-style-name="P9" draw:layer="layout" svg:x1="11.643cm" svg:y1="11.864cm" svg:x2="11.639cm" svg:y2="15.674cm">
            <text:p/>
          </draw:line>
          <draw:line draw:name="Straight Connector 678" draw:style-name="gr31" draw:text-style-name="P9" draw:layer="layout" svg:x1="9.95cm" svg:y1="11.853cm" svg:x2="12.278cm" svg:y2="11.862cm">
            <text:p/>
          </draw:line>
          <draw:line draw:name="Straight Connector 679" draw:style-name="gr31" draw:text-style-name="P9" draw:layer="layout" svg:x1="8.892cm" svg:y1="15.663cm" svg:x2="12.49cm" svg:y2="15.672cm">
            <text:p/>
          </draw:line>
          <draw:line draw:name="Straight Connector 682" draw:style-name="gr72" draw:text-style-name="P9" draw:layer="layout" svg:x1="19.261cm" svg:y1="15.239cm" svg:x2="18.838cm" svg:y2="15.663cm">
            <text:p/>
          </draw:line>
          <draw:line draw:name="Straight Connector 683" draw:style-name="gr72" draw:text-style-name="P9" draw:layer="layout" svg:x1="19.261cm" svg:y1="14.812cm" svg:x2="18.415cm" svg:y2="15.658cm">
            <text:p/>
          </draw:line>
          <draw:line draw:name="Straight Connector 686" draw:style-name="gr72" draw:text-style-name="P9" draw:layer="layout" svg:x1="18.838cm" svg:y1="13.123cm" svg:x2="16.298cm" svg:y2="15.658cm">
            <text:p/>
          </draw:line>
          <draw:line draw:name="Straight Connector 687" draw:style-name="gr72" draw:text-style-name="P9" draw:layer="layout" svg:x1="17.142cm" svg:y1="13.123cm" svg:x2="14.605cm" svg:y2="15.658cm">
            <text:p/>
          </draw:line>
          <draw:line draw:name="Straight Connector 688" draw:style-name="gr72" draw:text-style-name="P9" draw:layer="layout" svg:x1="18.415cm" svg:y1="13.123cm" svg:x2="15.875cm" svg:y2="15.658cm">
            <text:p/>
          </draw:line>
          <draw:line draw:name="Straight Connector 689" draw:style-name="gr72" draw:text-style-name="P9" draw:layer="layout" svg:x1="17.991cm" svg:y1="13.123cm" svg:x2="15.451cm" svg:y2="15.658cm">
            <text:p/>
          </draw:line>
          <draw:line draw:name="Straight Connector 690" draw:style-name="gr72" draw:text-style-name="P9" draw:layer="layout" svg:x1="17.568cm" svg:y1="13.123cm" svg:x2="15.028cm" svg:y2="15.658cm">
            <text:p/>
          </draw:line>
          <draw:line draw:name="Straight Connector 691" draw:style-name="gr72" draw:text-style-name="P9" draw:layer="layout" svg:x1="15.028cm" svg:y1="13.123cm" svg:x2="14.605cm" svg:y2="13.546cm">
            <text:p/>
          </draw:line>
          <draw:line draw:name="Straight Connector 692" draw:style-name="gr72" draw:text-style-name="P9" draw:layer="layout" svg:x1="15.451cm" svg:y1="13.123cm" svg:x2="14.605cm" svg:y2="13.97cm">
            <text:p/>
          </draw:line>
          <draw:line draw:name="Straight Connector 693" draw:style-name="gr72" draw:text-style-name="P9" draw:layer="layout" svg:x1="15.875cm" svg:y1="13.123cm" svg:x2="14.605cm" svg:y2="14.393cm">
            <text:p/>
          </draw:line>
          <draw:line draw:name="Straight Connector 694" draw:style-name="gr72" draw:text-style-name="P9" draw:layer="layout" svg:x1="16.719cm" svg:y1="13.123cm" svg:x2="14.605cm" svg:y2="15.235cm">
            <text:p/>
          </draw:line>
          <draw:line draw:name="Straight Connector 695" draw:style-name="gr72" draw:text-style-name="P9" draw:layer="layout" svg:x1="16.296cm" svg:y1="13.123cm" svg:x2="14.605cm" svg:y2="14.812cm">
            <text:p/>
          </draw:line>
          <draw:line draw:name="Straight Connector 704" draw:style-name="gr72" draw:text-style-name="P9" draw:layer="layout" svg:x1="19.261cm" svg:y1="13.123cm" svg:x2="16.721cm" svg:y2="15.658cm">
            <text:p/>
          </draw:line>
          <draw:line draw:name="Straight Connector 705" draw:style-name="gr72" draw:text-style-name="P9" draw:layer="layout" svg:x1="19.261cm" svg:y1="14.388cm" svg:x2="17.991cm" svg:y2="15.658cm">
            <text:p/>
          </draw:line>
          <draw:line draw:name="Straight Connector 706" draw:style-name="gr72" draw:text-style-name="P9" draw:layer="layout" svg:x1="19.261cm" svg:y1="13.97cm" svg:x2="17.568cm" svg:y2="15.658cm">
            <text:p/>
          </draw:line>
          <draw:line draw:name="Straight Connector 707" draw:style-name="gr72" draw:text-style-name="P9" draw:layer="layout" svg:x1="19.261cm" svg:y1="13.546cm" svg:x2="17.145cm" svg:y2="15.658cm">
            <text:p/>
          </draw:line>
          <draw:custom-shape draw:name="Rectangle 708" draw:style-name="gr13" draw:text-style-name="P8" draw:layer="layout" svg:width="4.656cm" svg:height="2.539cm" svg:x="14.605cm" svg:y="13.12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9" draw:style-name="gr28" draw:text-style-name="P13" draw:layer="layout" svg:width="1.269cm" svg:height="1.269cm" svg:x="17.357cm" svg:y="13.75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49">
            <draw:line draw:name="Straight Connector 716" draw:style-name="gr72" draw:text-style-name="P9" draw:layer="layout" svg:x1="22.436cm" svg:y1="15.87cm" svg:x2="23.706cm" svg:y2="17.14cm">
              <text:p/>
            </draw:line>
            <draw:line draw:name="Straight Connector 718" draw:style-name="gr72" draw:text-style-name="P9" draw:layer="layout" svg:x1="22.436cm" svg:y1="16.721cm" svg:x2="22.86cm" svg:y2="17.14cm">
              <text:p/>
            </draw:line>
            <draw:line draw:name="Straight Connector 719" draw:style-name="gr72" draw:text-style-name="P9" draw:layer="layout" svg:x1="22.436cm" svg:y1="16.298cm" svg:x2="23.283cm" svg:y2="17.14cm">
              <text:p/>
            </draw:line>
            <draw:line draw:name="Straight Connector 720" draw:style-name="gr72" draw:text-style-name="P9" draw:layer="layout" svg:x1="23.283cm" svg:y1="10.795cm" svg:x2="23.706cm" svg:y2="11.218cm">
              <text:p/>
            </draw:line>
            <draw:line draw:name="Straight Connector 721" draw:style-name="gr72" draw:text-style-name="P9" draw:layer="layout" svg:x1="22.86cm" svg:y1="10.795cm" svg:x2="23.706cm" svg:y2="11.641cm">
              <text:p/>
            </draw:line>
            <draw:line draw:name="Straight Connector 722" draw:style-name="gr72" draw:text-style-name="P9" draw:layer="layout" svg:x1="22.436cm" svg:y1="13.33cm" svg:x2="23.706cm" svg:y2="14.6cm">
              <text:p/>
            </draw:line>
            <draw:line draw:name="Straight Connector 723" draw:style-name="gr72" draw:text-style-name="P9" draw:layer="layout" svg:x1="22.436cm" svg:y1="13.753cm" svg:x2="23.706cm" svg:y2="15.023cm">
              <text:p/>
            </draw:line>
            <draw:line draw:name="Straight Connector 724" draw:style-name="gr72" draw:text-style-name="P9" draw:layer="layout" svg:x1="22.436cm" svg:y1="14.177cm" svg:x2="23.706cm" svg:y2="15.447cm">
              <text:p/>
            </draw:line>
            <draw:line draw:name="Straight Connector 725" draw:style-name="gr72" draw:text-style-name="P9" draw:layer="layout" svg:x1="22.436cm" svg:y1="15.447cm" svg:x2="23.706cm" svg:y2="16.717cm">
              <text:p/>
            </draw:line>
            <draw:line draw:name="Straight Connector 726" draw:style-name="gr72" draw:text-style-name="P9" draw:layer="layout" svg:x1="22.436cm" svg:y1="15.023cm" svg:x2="23.706cm" svg:y2="16.293cm">
              <text:p/>
            </draw:line>
            <draw:line draw:name="Straight Connector 727" draw:style-name="gr72" draw:text-style-name="P9" draw:layer="layout" svg:x1="22.436cm" svg:y1="14.6cm" svg:x2="23.706cm" svg:y2="15.87cm">
              <text:p/>
            </draw:line>
            <draw:custom-shape draw:name="Rectangle 740" draw:style-name="gr13" draw:text-style-name="P8" draw:layer="layout" svg:width="1.269cm" svg:height="6.349cm" svg:x="22.437cm" svg:y="10.79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743" draw:style-name="gr72" draw:text-style-name="P9" draw:layer="layout" svg:x1="22.436cm" svg:y1="10.795cm" svg:x2="23.706cm" svg:y2="12.065cm">
              <text:p/>
            </draw:line>
            <draw:line draw:name="Straight Connector 744" draw:style-name="gr72" draw:text-style-name="P9" draw:layer="layout" svg:x1="22.436cm" svg:y1="11.218cm" svg:x2="23.706cm" svg:y2="12.488cm">
              <text:p/>
            </draw:line>
            <draw:line draw:name="Straight Connector 745" draw:style-name="gr72" draw:text-style-name="P9" draw:layer="layout" svg:x1="22.436cm" svg:y1="11.641cm" svg:x2="23.706cm" svg:y2="12.911cm">
              <text:p/>
            </draw:line>
            <draw:line draw:name="Straight Connector 746" draw:style-name="gr72" draw:text-style-name="P9" draw:layer="layout" svg:x1="22.436cm" svg:y1="12.911cm" svg:x2="23.706cm" svg:y2="14.181cm">
              <text:p/>
            </draw:line>
            <draw:line draw:name="Straight Connector 747" draw:style-name="gr72" draw:text-style-name="P9" draw:layer="layout" svg:x1="22.436cm" svg:y1="12.488cm" svg:x2="23.706cm" svg:y2="13.758cm">
              <text:p/>
            </draw:line>
            <draw:line draw:name="Straight Connector 748" draw:style-name="gr72" draw:text-style-name="P9" draw:layer="layout" svg:x1="22.436cm" svg:y1="12.065cm" svg:x2="23.706cm" svg:y2="13.335cm">
              <text:p/>
            </draw:line>
          </draw:g>
          <draw:line draw:name="Straight Connector 750" draw:style-name="gr68" draw:text-style-name="P9" draw:layer="layout" svg:x1="19.261cm" svg:y1="12.276cm" svg:x2="22.441cm" svg:y2="12.281cm">
            <text:p/>
          </draw:line>
          <draw:line draw:name="Straight Connector 753" draw:style-name="gr31" draw:text-style-name="P9" draw:layer="layout" svg:x1="19.259cm" svg:y1="13.337cm" svg:x2="19.263cm" svg:y2="11.643cm">
            <text:p/>
          </draw:line>
          <draw:custom-shape draw:name="TextBox 755" draw:style-name="gr19" draw:text-style-name="P8" draw:layer="layout" svg:width="1.269cm" svg:height="1.013cm" svg:x="20.32cm" svg:y="11.43cm">
            <text:p text:style-name="P10"><text:span text:style-name="T5">5</text:span><text:span text:style-name="T8">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0" draw:style-name="gr32" draw:text-style-name="P14" draw:layer="layout" svg:width="3.597cm" svg:height="4.059cm" svg:x="0cm" svg:y="12.7cm">
            <text:p text:style-name="P10"><text:span text:style-name="T5">Diffusion wire separation from cu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2" draw:style-name="gr19" draw:text-style-name="P8" draw:layer="layout" svg:width="11.852cm" svg:height="1.773cm" svg:x="7.832cm" svg:y="18.024cm">
            <text:p text:style-name="P10"><text:span text:style-name="T5">Separation between different active are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>
        <draw:g draw:name="Group 72">
          <draw:custom-shape draw:name="Rectangle 32" draw:style-name="gr13" draw:text-style-name="P8" draw:layer="layout" svg:width="2.539cm" svg:height="6.349cm" draw:transform="rotate (-1.5707963267949) translate (16.087cm 5.506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0" draw:style-name="gr72" draw:text-style-name="P9" draw:layer="layout" svg:x1="9.95cm" svg:y1="5.509cm" svg:x2="9.948cm" svg:y2="8.045cm">
            <text:p/>
          </draw:line>
          <draw:line draw:name="Straight Connector 43" draw:style-name="gr72" draw:text-style-name="P9" draw:layer="layout" svg:x1="10.162cm" svg:y1="5.505cm" svg:x2="10.16cm" svg:y2="8.041cm">
            <text:p/>
          </draw:line>
          <draw:line draw:name="Straight Connector 44" draw:style-name="gr72" draw:text-style-name="P9" draw:layer="layout" svg:x1="10.373cm" svg:y1="5.505cm" svg:x2="10.371cm" svg:y2="8.041cm">
            <text:p/>
          </draw:line>
          <draw:line draw:name="Straight Connector 45" draw:style-name="gr72" draw:text-style-name="P9" draw:layer="layout" svg:x1="10.583cm" svg:y1="5.505cm" svg:x2="10.581cm" svg:y2="8.041cm">
            <text:p/>
          </draw:line>
          <draw:line draw:name="Straight Connector 46" draw:style-name="gr72" draw:text-style-name="P9" draw:layer="layout" svg:x1="10.795cm" svg:y1="5.505cm" svg:x2="10.792cm" svg:y2="8.041cm">
            <text:p/>
          </draw:line>
          <draw:line draw:name="Straight Connector 47" draw:style-name="gr72" draw:text-style-name="P9" draw:layer="layout" svg:x1="11.008cm" svg:y1="5.509cm" svg:x2="11.006cm" svg:y2="8.045cm">
            <text:p/>
          </draw:line>
          <draw:line draw:name="Straight Connector 48" draw:style-name="gr72" draw:text-style-name="P9" draw:layer="layout" svg:x1="11.22cm" svg:y1="5.505cm" svg:x2="11.218cm" svg:y2="8.041cm">
            <text:p/>
          </draw:line>
          <draw:line draw:name="Straight Connector 49" draw:style-name="gr72" draw:text-style-name="P9" draw:layer="layout" svg:x1="11.432cm" svg:y1="5.505cm" svg:x2="11.43cm" svg:y2="8.041cm">
            <text:p/>
          </draw:line>
          <draw:line draw:name="Straight Connector 50" draw:style-name="gr72" draw:text-style-name="P9" draw:layer="layout" svg:x1="11.641cm" svg:y1="5.505cm" svg:x2="11.639cm" svg:y2="8.041cm">
            <text:p/>
          </draw:line>
          <draw:line draw:name="Straight Connector 51" draw:style-name="gr72" draw:text-style-name="P9" draw:layer="layout" svg:x1="11.853cm" svg:y1="5.505cm" svg:x2="11.851cm" svg:y2="8.041cm">
            <text:p/>
          </draw:line>
          <draw:line draw:name="Straight Connector 52" draw:style-name="gr72" draw:text-style-name="P9" draw:layer="layout" svg:x1="12.067cm" svg:y1="5.509cm" svg:x2="12.065cm" svg:y2="8.045cm">
            <text:p/>
          </draw:line>
          <draw:line draw:name="Straight Connector 53" draw:style-name="gr72" draw:text-style-name="P9" draw:layer="layout" svg:x1="12.278cm" svg:y1="5.505cm" svg:x2="12.276cm" svg:y2="8.041cm">
            <text:p/>
          </draw:line>
          <draw:line draw:name="Straight Connector 54" draw:style-name="gr72" draw:text-style-name="P9" draw:layer="layout" svg:x1="12.49cm" svg:y1="5.505cm" svg:x2="12.488cm" svg:y2="8.041cm">
            <text:p/>
          </draw:line>
          <draw:line draw:name="Straight Connector 55" draw:style-name="gr72" draw:text-style-name="P9" draw:layer="layout" svg:x1="12.7cm" svg:y1="5.505cm" svg:x2="12.697cm" svg:y2="8.041cm">
            <text:p/>
          </draw:line>
          <draw:line draw:name="Straight Connector 56" draw:style-name="gr72" draw:text-style-name="P9" draw:layer="layout" svg:x1="12.911cm" svg:y1="5.505cm" svg:x2="12.909cm" svg:y2="8.041cm">
            <text:p/>
          </draw:line>
          <draw:line draw:name="Straight Connector 57" draw:style-name="gr72" draw:text-style-name="P9" draw:layer="layout" svg:x1="13.125cm" svg:y1="5.509cm" svg:x2="13.123cm" svg:y2="8.045cm">
            <text:p/>
          </draw:line>
          <draw:line draw:name="Straight Connector 58" draw:style-name="gr72" draw:text-style-name="P9" draw:layer="layout" svg:x1="13.337cm" svg:y1="5.505cm" svg:x2="13.335cm" svg:y2="8.041cm">
            <text:p/>
          </draw:line>
          <draw:line draw:name="Straight Connector 59" draw:style-name="gr72" draw:text-style-name="P9" draw:layer="layout" svg:x1="13.548cm" svg:y1="5.505cm" svg:x2="13.546cm" svg:y2="8.041cm">
            <text:p/>
          </draw:line>
          <draw:line draw:name="Straight Connector 60" draw:style-name="gr72" draw:text-style-name="P9" draw:layer="layout" svg:x1="13.758cm" svg:y1="5.505cm" svg:x2="13.756cm" svg:y2="8.041cm">
            <text:p/>
          </draw:line>
          <draw:line draw:name="Straight Connector 61" draw:style-name="gr72" draw:text-style-name="P9" draw:layer="layout" svg:x1="13.97cm" svg:y1="5.505cm" svg:x2="13.967cm" svg:y2="8.041cm">
            <text:p/>
          </draw:line>
          <draw:line draw:name="Straight Connector 62" draw:style-name="gr72" draw:text-style-name="P9" draw:layer="layout" svg:x1="14.183cm" svg:y1="5.509cm" svg:x2="14.181cm" svg:y2="8.045cm">
            <text:p/>
          </draw:line>
          <draw:line draw:name="Straight Connector 63" draw:style-name="gr72" draw:text-style-name="P9" draw:layer="layout" svg:x1="14.395cm" svg:y1="5.505cm" svg:x2="14.393cm" svg:y2="8.041cm">
            <text:p/>
          </draw:line>
          <draw:line draw:name="Straight Connector 64" draw:style-name="gr72" draw:text-style-name="P9" draw:layer="layout" svg:x1="14.607cm" svg:y1="5.505cm" svg:x2="14.605cm" svg:y2="8.041cm">
            <text:p/>
          </draw:line>
          <draw:line draw:name="Straight Connector 65" draw:style-name="gr72" draw:text-style-name="P9" draw:layer="layout" svg:x1="14.816cm" svg:y1="5.505cm" svg:x2="14.814cm" svg:y2="8.041cm">
            <text:p/>
          </draw:line>
          <draw:line draw:name="Straight Connector 66" draw:style-name="gr72" draw:text-style-name="P9" draw:layer="layout" svg:x1="15.028cm" svg:y1="5.505cm" svg:x2="15.026cm" svg:y2="8.041cm">
            <text:p/>
          </draw:line>
          <draw:line draw:name="Straight Connector 67" draw:style-name="gr72" draw:text-style-name="P9" draw:layer="layout" svg:x1="15.242cm" svg:y1="5.509cm" svg:x2="15.24cm" svg:y2="8.045cm">
            <text:p/>
          </draw:line>
          <draw:line draw:name="Straight Connector 68" draw:style-name="gr72" draw:text-style-name="P9" draw:layer="layout" svg:x1="15.453cm" svg:y1="5.505cm" svg:x2="15.451cm" svg:y2="8.041cm">
            <text:p/>
          </draw:line>
          <draw:line draw:name="Straight Connector 69" draw:style-name="gr72" draw:text-style-name="P9" draw:layer="layout" svg:x1="15.665cm" svg:y1="5.505cm" svg:x2="15.663cm" svg:y2="8.041cm">
            <text:p/>
          </draw:line>
          <draw:line draw:name="Straight Connector 70" draw:style-name="gr72" draw:text-style-name="P9" draw:layer="layout" svg:x1="15.875cm" svg:y1="5.505cm" svg:x2="15.872cm" svg:y2="8.041cm">
            <text:p/>
          </draw:line>
        </draw:g>
        <draw:g draw:name="Group 174">
          <draw:line draw:name="Straight Connector 2" draw:style-name="gr72" draw:text-style-name="P9" draw:layer="layout" svg:x1="14.816cm" svg:y1="10.581cm" svg:x2="16.086cm" svg:y2="11.851cm">
            <text:p/>
          </draw:line>
          <draw:line draw:name="Straight Connector 3" draw:style-name="gr72" draw:text-style-name="P9" draw:layer="layout" svg:x1="14.816cm" svg:y1="11.432cm" svg:x2="15.24cm" svg:y2="11.851cm">
            <text:p/>
          </draw:line>
          <draw:line draw:name="Straight Connector 4" draw:style-name="gr72" draw:text-style-name="P9" draw:layer="layout" svg:x1="14.816cm" svg:y1="11.008cm" svg:x2="15.663cm" svg:y2="11.851cm">
            <text:p/>
          </draw:line>
          <draw:line draw:name="Straight Connector 5" draw:style-name="gr72" draw:text-style-name="P9" draw:layer="layout" svg:x1="15.663cm" svg:y1="5.505cm" svg:x2="16.086cm" svg:y2="5.928cm">
            <text:p/>
          </draw:line>
          <draw:line draw:name="Straight Connector 6" draw:style-name="gr72" draw:text-style-name="P9" draw:layer="layout" svg:x1="15.24cm" svg:y1="5.505cm" svg:x2="16.086cm" svg:y2="6.352cm">
            <text:p/>
          </draw:line>
          <draw:line draw:name="Straight Connector 7" draw:style-name="gr72" draw:text-style-name="P9" draw:layer="layout" svg:x1="12.911cm" svg:y1="6.14cm" svg:x2="16.086cm" svg:y2="9.311cm">
            <text:p/>
          </draw:line>
          <draw:line draw:name="Straight Connector 8" draw:style-name="gr72" draw:text-style-name="P9" draw:layer="layout" svg:x1="14.816cm" svg:y1="8.464cm" svg:x2="16.086cm" svg:y2="9.734cm">
            <text:p/>
          </draw:line>
          <draw:line draw:name="Straight Connector 9" draw:style-name="gr72" draw:text-style-name="P9" draw:layer="layout" svg:x1="14.816cm" svg:y1="8.887cm" svg:x2="16.086cm" svg:y2="10.157cm">
            <text:p/>
          </draw:line>
          <draw:line draw:name="Straight Connector 10" draw:style-name="gr72" draw:text-style-name="P9" draw:layer="layout" svg:x1="14.816cm" svg:y1="10.157cm" svg:x2="16.086cm" svg:y2="11.427cm">
            <text:p/>
          </draw:line>
          <draw:line draw:name="Straight Connector 11" draw:style-name="gr72" draw:text-style-name="P9" draw:layer="layout" svg:x1="14.816cm" svg:y1="9.734cm" svg:x2="16.086cm" svg:y2="11.004cm">
            <text:p/>
          </draw:line>
          <draw:line draw:name="Straight Connector 12" draw:style-name="gr72" draw:text-style-name="P9" draw:layer="layout" svg:x1="14.816cm" svg:y1="9.311cm" svg:x2="16.086cm" svg:y2="10.581cm">
            <text:p/>
          </draw:line>
          <draw:custom-shape draw:name="Rectangle 13" draw:style-name="gr13" draw:text-style-name="P8" draw:layer="layout" svg:width="1.269cm" svg:height="6.349cm" svg:x="14.817cm" svg:y="5.50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" draw:style-name="gr72" draw:text-style-name="P9" draw:layer="layout" svg:x1="14.816cm" svg:y1="5.505cm" svg:x2="16.086cm" svg:y2="6.775cm">
            <text:p/>
          </draw:line>
          <draw:line draw:name="Straight Connector 15" draw:style-name="gr72" draw:text-style-name="P9" draw:layer="layout" svg:x1="14.393cm" svg:y1="5.505cm" svg:x2="16.086cm" svg:y2="7.198cm">
            <text:p/>
          </draw:line>
          <draw:line draw:name="Straight Connector 16" draw:style-name="gr72" draw:text-style-name="P9" draw:layer="layout" svg:x1="13.969cm" svg:y1="5.505cm" svg:x2="16.086cm" svg:y2="7.622cm">
            <text:p/>
          </draw:line>
          <draw:line draw:name="Straight Connector 18" draw:style-name="gr72" draw:text-style-name="P9" draw:layer="layout" svg:x1="13.123cm" svg:y1="5.505cm" svg:x2="16.086cm" svg:y2="8.468cm">
            <text:p/>
          </draw:line>
          <draw:line draw:name="Straight Connector 19" draw:style-name="gr72" draw:text-style-name="P9" draw:layer="layout" svg:x1="13.546cm" svg:y1="5.505cm" svg:x2="16.086cm" svg:y2="8.045cm">
            <text:p/>
          </draw:line>
          <draw:line draw:name="Straight Connector 102" draw:style-name="gr72" draw:text-style-name="P9" draw:layer="layout" svg:x1="12.911cm" svg:y1="5.717cm" svg:x2="16.086cm" svg:y2="8.892cm">
            <text:p/>
          </draw:line>
          <draw:line draw:name="Straight Connector 109" draw:style-name="gr72" draw:text-style-name="P9" draw:layer="layout" svg:x1="12.911cm" svg:y1="6.563cm" svg:x2="14.393cm" svg:y2="8.045cm">
            <text:p/>
          </draw:line>
          <draw:line draw:name="Straight Connector 116" draw:style-name="gr72" draw:text-style-name="P9" draw:layer="layout" svg:x1="12.911cm" svg:y1="6.987cm" svg:x2="13.969cm" svg:y2="8.045cm">
            <text:p/>
          </draw:line>
          <draw:line draw:name="Straight Connector 118" draw:style-name="gr72" draw:text-style-name="P9" draw:layer="layout" svg:x1="12.911cm" svg:y1="7.41cm" svg:x2="13.546cm" svg:y2="8.045cm">
            <text:p/>
          </draw:line>
          <draw:line draw:name="Straight Connector 122" draw:style-name="gr72" draw:text-style-name="P9" draw:layer="layout" svg:x1="12.911cm" svg:y1="7.833cm" svg:x2="13.123cm" svg:y2="8.045cm">
            <text:p/>
          </draw:line>
        </draw:g>
        <draw:custom-shape draw:name="Rectangle 128" draw:style-name="gr28" draw:text-style-name="P13" draw:layer="layout" svg:width="1.269cm" svg:height="1.269cm" svg:x="14.182cm" svg:y="6.13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0" draw:style-name="gr68" draw:text-style-name="P9" draw:layer="layout" svg:x1="14.181cm" svg:y1="8.471cm" svg:x2="12.911cm" svg:y2="8.466cm">
          <text:p/>
        </draw:line>
        <draw:line draw:name="Straight Connector 138" draw:style-name="gr31" draw:text-style-name="P9" draw:layer="layout" svg:x1="12.911cm" svg:y1="6.985cm" svg:x2="12.909cm" svg:y2="8.68cm">
          <text:p/>
        </draw:line>
        <draw:line draw:name="Straight Connector 140" draw:style-name="gr31" draw:text-style-name="P9" draw:layer="layout" svg:x1="14.181cm" svg:y1="6.985cm" svg:x2="14.179cm" svg:y2="8.68cm">
          <text:p/>
        </draw:line>
        <draw:custom-shape draw:name="TextBox 141" draw:style-name="gr19" draw:text-style-name="P8" draw:layer="layout" svg:width="1.269cm" svg:height="1.013cm" svg:x="12.912cm" svg:y="8.287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6" draw:style-name="gr72" draw:text-style-name="P9" draw:layer="layout" svg:x1="12.911cm" svg:y1="12.704cm" svg:x2="11.641cm" svg:y2="11.434cm">
          <text:p/>
        </draw:line>
        <draw:line draw:name="Straight Connector 177" draw:style-name="gr72" draw:text-style-name="P9" draw:layer="layout" svg:x1="12.911cm" svg:y1="11.853cm" svg:x2="12.488cm" svg:y2="11.434cm">
          <text:p/>
        </draw:line>
        <draw:line draw:name="Straight Connector 178" draw:style-name="gr72" draw:text-style-name="P9" draw:layer="layout" svg:x1="12.911cm" svg:y1="12.276cm" svg:x2="12.064cm" svg:y2="11.434cm">
          <text:p/>
        </draw:line>
        <draw:line draw:name="Straight Connector 179" draw:style-name="gr72" draw:text-style-name="P9" draw:layer="layout" svg:x1="10.795cm" svg:y1="17.779cm" svg:x2="10.371cm" svg:y2="17.356cm">
          <text:p/>
        </draw:line>
        <draw:line draw:name="Straight Connector 180" draw:style-name="gr72" draw:text-style-name="P9" draw:layer="layout" svg:x1="11.218cm" svg:y1="17.779cm" svg:x2="10.371cm" svg:y2="16.933cm">
          <text:p/>
        </draw:line>
        <draw:line draw:name="Straight Connector 181" draw:style-name="gr72" draw:text-style-name="P9" draw:layer="layout" svg:x1="14.181cm" svg:y1="16.51cm" svg:x2="11.641cm" svg:y2="13.974cm">
          <text:p/>
        </draw:line>
        <draw:line draw:name="Straight Connector 182" draw:style-name="gr72" draw:text-style-name="P9" draw:layer="layout" svg:x1="12.911cm" svg:y1="14.821cm" svg:x2="11.641cm" svg:y2="13.551cm">
          <text:p/>
        </draw:line>
        <draw:line draw:name="Straight Connector 183" draw:style-name="gr72" draw:text-style-name="P9" draw:layer="layout" svg:x1="12.911cm" svg:y1="14.397cm" svg:x2="11.641cm" svg:y2="13.127cm">
          <text:p/>
        </draw:line>
        <draw:line draw:name="Straight Connector 184" draw:style-name="gr72" draw:text-style-name="P9" draw:layer="layout" svg:x1="12.911cm" svg:y1="13.127cm" svg:x2="11.641cm" svg:y2="11.857cm">
          <text:p/>
        </draw:line>
        <draw:line draw:name="Straight Connector 185" draw:style-name="gr72" draw:text-style-name="P9" draw:layer="layout" svg:x1="12.911cm" svg:y1="13.551cm" svg:x2="11.641cm" svg:y2="12.281cm">
          <text:p/>
        </draw:line>
        <draw:line draw:name="Straight Connector 186" draw:style-name="gr72" draw:text-style-name="P9" draw:layer="layout" svg:x1="12.911cm" svg:y1="13.974cm" svg:x2="11.641cm" svg:y2="12.704cm">
          <text:p/>
        </draw:line>
        <draw:custom-shape draw:name="Rectangle 187" draw:style-name="gr13" draw:text-style-name="P8" draw:layer="layout" svg:width="1.269cm" svg:height="6.349cm" svg:x="11.64cm" svg:y="11.4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8" draw:style-name="gr72" draw:text-style-name="P9" draw:layer="layout" svg:x1="11.641cm" svg:y1="17.779cm" svg:x2="10.371cm" svg:y2="16.509cm">
          <text:p/>
        </draw:line>
        <draw:line draw:name="Straight Connector 191" draw:style-name="gr72" draw:text-style-name="P9" draw:layer="layout" svg:x1="14.181cm" svg:y1="17.356cm" svg:x2="11.641cm" svg:y2="14.816cm">
          <text:p/>
        </draw:line>
        <draw:line draw:name="Straight Connector 192" draw:style-name="gr72" draw:text-style-name="P9" draw:layer="layout" svg:x1="14.181cm" svg:y1="17.779cm" svg:x2="11.641cm" svg:y2="15.239cm">
          <text:p/>
        </draw:line>
        <draw:line draw:name="Straight Connector 193" draw:style-name="gr72" draw:text-style-name="P9" draw:layer="layout" svg:x1="14.181cm" svg:y1="16.933cm" svg:x2="11.641cm" svg:y2="14.393cm">
          <text:p/>
        </draw:line>
        <draw:line draw:name="Straight Connector 194" draw:style-name="gr72" draw:text-style-name="P9" draw:layer="layout" svg:x1="14.181cm" svg:y1="16.086cm" svg:x2="13.335cm" svg:y2="15.239cm">
          <text:p/>
        </draw:line>
        <draw:line draw:name="Straight Connector 195" draw:style-name="gr72" draw:text-style-name="P9" draw:layer="layout" svg:x1="14.181cm" svg:y1="15.663cm" svg:x2="13.758cm" svg:y2="15.239cm">
          <text:p/>
        </draw:line>
        <draw:line draw:name="Straight Connector 198" draw:style-name="gr68" draw:text-style-name="P9" draw:layer="layout" svg:x1="14.181cm" svg:y1="14.397cm" svg:x2="12.911cm" svg:y2="14.393cm">
          <text:p/>
        </draw:line>
        <draw:custom-shape draw:name="TextBox 199" draw:style-name="gr19" draw:text-style-name="P8" draw:layer="layout" svg:width="1.269cm" svg:height="1.013cm" svg:x="12.912cm" svg:y="14.214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1" draw:style-name="gr31" draw:text-style-name="P9" draw:layer="layout" svg:x1="14.183cm" svg:y1="14.181cm" svg:x2="14.181cm" svg:y2="16.721cm">
          <text:p/>
        </draw:line>
        <draw:custom-shape draw:name="Rectangle 208" draw:style-name="gr28" draw:text-style-name="P13" draw:layer="layout" svg:width="1.269cm" svg:height="1.269cm" svg:x="11.642cm" svg:y="15.87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9" draw:style-name="gr72" draw:text-style-name="P9" draw:layer="layout" svg:x1="13.758cm" svg:y1="17.78cm" svg:x2="11.218cm" svg:y2="15.24cm">
          <text:p/>
        </draw:line>
        <draw:line draw:name="Straight Connector 220" draw:style-name="gr68" draw:text-style-name="P9" draw:layer="layout" svg:x1="11.641cm" svg:y1="14.397cm" svg:x2="10.371cm" svg:y2="14.393cm">
          <text:p/>
        </draw:line>
        <draw:line draw:name="Straight Connector 221" draw:style-name="gr72" draw:text-style-name="P9" draw:layer="layout" svg:x1="13.335cm" svg:y1="17.78cm" svg:x2="10.795cm" svg:y2="15.24cm">
          <text:p/>
        </draw:line>
        <draw:line draw:name="Straight Connector 222" draw:style-name="gr72" draw:text-style-name="P9" draw:layer="layout" svg:x1="12.911cm" svg:y1="17.78cm" svg:x2="10.371cm" svg:y2="15.24cm">
          <text:p/>
        </draw:line>
        <draw:line draw:name="Straight Connector 223" draw:style-name="gr72" draw:text-style-name="P9" draw:layer="layout" svg:x1="12.488cm" svg:y1="17.78cm" svg:x2="10.371cm" svg:y2="15.663cm">
          <text:p/>
        </draw:line>
        <draw:line draw:name="Straight Connector 225" draw:style-name="gr72" draw:text-style-name="P9" draw:layer="layout" svg:x1="12.065cm" svg:y1="17.78cm" svg:x2="10.371cm" svg:y2="16.086cm">
          <text:p/>
        </draw:line>
        <draw:custom-shape draw:name="TextBox 227" draw:style-name="gr19" draw:text-style-name="P8" draw:layer="layout" svg:width="1.269cm" svg:height="1.013cm" svg:x="10.372cm" svg:y="14.182cm">
          <text:p text:style-name="P10"><text:span text:style-name="T5">2</text:span><text:span text:style-name="T8">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0">
          <draw:custom-shape draw:name="Rectangle 143" draw:style-name="gr13" draw:text-style-name="P8" draw:layer="layout" svg:width="2.539cm" svg:height="8.889cm" draw:transform="rotate (-1.5707963267949) translate (16.933cm 15.24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44" draw:style-name="gr72" draw:text-style-name="P9" draw:layer="layout" svg:x1="8.257cm" svg:y1="15.244cm" svg:x2="8.254cm" svg:y2="17.78cm">
            <text:p/>
          </draw:line>
          <draw:line draw:name="Straight Connector 145" draw:style-name="gr72" draw:text-style-name="P9" draw:layer="layout" svg:x1="8.468cm" svg:y1="15.24cm" svg:x2="8.466cm" svg:y2="17.775cm">
            <text:p/>
          </draw:line>
          <draw:line draw:name="Straight Connector 146" draw:style-name="gr72" draw:text-style-name="P9" draw:layer="layout" svg:x1="8.68cm" svg:y1="15.24cm" svg:x2="8.678cm" svg:y2="17.775cm">
            <text:p/>
          </draw:line>
          <draw:line draw:name="Straight Connector 147" draw:style-name="gr72" draw:text-style-name="P9" draw:layer="layout" svg:x1="8.889cm" svg:y1="15.24cm" svg:x2="8.887cm" svg:y2="17.775cm">
            <text:p/>
          </draw:line>
          <draw:line draw:name="Straight Connector 148" draw:style-name="gr72" draw:text-style-name="P9" draw:layer="layout" svg:x1="9.101cm" svg:y1="15.24cm" svg:x2="9.099cm" svg:y2="17.775cm">
            <text:p/>
          </draw:line>
          <draw:line draw:name="Straight Connector 149" draw:style-name="gr72" draw:text-style-name="P9" draw:layer="layout" svg:x1="9.315cm" svg:y1="15.244cm" svg:x2="9.313cm" svg:y2="17.78cm">
            <text:p/>
          </draw:line>
          <draw:line draw:name="Straight Connector 150" draw:style-name="gr72" draw:text-style-name="P9" draw:layer="layout" svg:x1="9.527cm" svg:y1="15.24cm" svg:x2="9.524cm" svg:y2="17.775cm">
            <text:p/>
          </draw:line>
          <draw:line draw:name="Straight Connector 151" draw:style-name="gr72" draw:text-style-name="P9" draw:layer="layout" svg:x1="9.738cm" svg:y1="15.24cm" svg:x2="9.736cm" svg:y2="17.775cm">
            <text:p/>
          </draw:line>
          <draw:line draw:name="Straight Connector 152" draw:style-name="gr72" draw:text-style-name="P9" draw:layer="layout" svg:x1="9.948cm" svg:y1="15.24cm" svg:x2="9.946cm" svg:y2="17.775cm">
            <text:p/>
          </draw:line>
          <draw:line draw:name="Straight Connector 153" draw:style-name="gr72" draw:text-style-name="P9" draw:layer="layout" svg:x1="10.159cm" svg:y1="15.24cm" svg:x2="10.157cm" svg:y2="17.775cm">
            <text:p/>
          </draw:line>
          <draw:line draw:name="Straight Connector 154" draw:style-name="gr72" draw:text-style-name="P9" draw:layer="layout" svg:x1="10.373cm" svg:y1="15.244cm" svg:x2="10.371cm" svg:y2="17.78cm">
            <text:p/>
          </draw:line>
          <draw:line draw:name="Straight Connector 155" draw:style-name="gr72" draw:text-style-name="P9" draw:layer="layout" svg:x1="10.585cm" svg:y1="15.24cm" svg:x2="10.583cm" svg:y2="17.775cm">
            <text:p/>
          </draw:line>
          <draw:line draw:name="Straight Connector 156" draw:style-name="gr72" draw:text-style-name="P9" draw:layer="layout" svg:x1="10.797cm" svg:y1="15.24cm" svg:x2="10.794cm" svg:y2="17.775cm">
            <text:p/>
          </draw:line>
          <draw:line draw:name="Straight Connector 157" draw:style-name="gr72" draw:text-style-name="P9" draw:layer="layout" svg:x1="11.006cm" svg:y1="15.24cm" svg:x2="11.004cm" svg:y2="17.775cm">
            <text:p/>
          </draw:line>
          <draw:line draw:name="Straight Connector 158" draw:style-name="gr72" draw:text-style-name="P9" draw:layer="layout" svg:x1="11.218cm" svg:y1="15.24cm" svg:x2="11.216cm" svg:y2="17.775cm">
            <text:p/>
          </draw:line>
          <draw:line draw:name="Straight Connector 159" draw:style-name="gr72" draw:text-style-name="P9" draw:layer="layout" svg:x1="11.432cm" svg:y1="15.244cm" svg:x2="11.429cm" svg:y2="17.78cm">
            <text:p/>
          </draw:line>
          <draw:line draw:name="Straight Connector 160" draw:style-name="gr72" draw:text-style-name="P9" draw:layer="layout" svg:x1="11.643cm" svg:y1="15.24cm" svg:x2="11.641cm" svg:y2="17.775cm">
            <text:p/>
          </draw:line>
          <draw:line draw:name="Straight Connector 161" draw:style-name="gr72" draw:text-style-name="P9" draw:layer="layout" svg:x1="14.395cm" svg:y1="15.24cm" svg:x2="14.393cm" svg:y2="17.775cm">
            <text:p/>
          </draw:line>
          <draw:line draw:name="Straight Connector 162" draw:style-name="gr72" draw:text-style-name="P9" draw:layer="layout" svg:x1="14.604cm" svg:y1="15.24cm" svg:x2="14.602cm" svg:y2="17.775cm">
            <text:p/>
          </draw:line>
          <draw:line draw:name="Straight Connector 163" draw:style-name="gr72" draw:text-style-name="P9" draw:layer="layout" svg:x1="14.816cm" svg:y1="15.24cm" svg:x2="14.814cm" svg:y2="17.775cm">
            <text:p/>
          </draw:line>
          <draw:line draw:name="Straight Connector 164" draw:style-name="gr72" draw:text-style-name="P9" draw:layer="layout" svg:x1="15.03cm" svg:y1="15.244cm" svg:x2="15.028cm" svg:y2="17.78cm">
            <text:p/>
          </draw:line>
          <draw:line draw:name="Straight Connector 165" draw:style-name="gr72" draw:text-style-name="P9" draw:layer="layout" svg:x1="15.242cm" svg:y1="15.24cm" svg:x2="15.239cm" svg:y2="17.775cm">
            <text:p/>
          </draw:line>
          <draw:line draw:name="Straight Connector 166" draw:style-name="gr72" draw:text-style-name="P9" draw:layer="layout" svg:x1="15.453cm" svg:y1="15.24cm" svg:x2="15.451cm" svg:y2="17.775cm">
            <text:p/>
          </draw:line>
          <draw:line draw:name="Straight Connector 167" draw:style-name="gr72" draw:text-style-name="P9" draw:layer="layout" svg:x1="15.663cm" svg:y1="15.24cm" svg:x2="15.661cm" svg:y2="17.775cm">
            <text:p/>
          </draw:line>
          <draw:line draw:name="Straight Connector 168" draw:style-name="gr72" draw:text-style-name="P9" draw:layer="layout" svg:x1="15.874cm" svg:y1="15.24cm" svg:x2="15.872cm" svg:y2="17.775cm">
            <text:p/>
          </draw:line>
          <draw:line draw:name="Straight Connector 169" draw:style-name="gr72" draw:text-style-name="P9" draw:layer="layout" svg:x1="16.088cm" svg:y1="15.244cm" svg:x2="16.086cm" svg:y2="17.78cm">
            <text:p/>
          </draw:line>
          <draw:line draw:name="Straight Connector 170" draw:style-name="gr72" draw:text-style-name="P9" draw:layer="layout" svg:x1="16.3cm" svg:y1="15.24cm" svg:x2="16.298cm" svg:y2="17.775cm">
            <text:p/>
          </draw:line>
          <draw:line draw:name="Straight Connector 171" draw:style-name="gr72" draw:text-style-name="P9" draw:layer="layout" svg:x1="16.512cm" svg:y1="15.24cm" svg:x2="16.509cm" svg:y2="17.775cm">
            <text:p/>
          </draw:line>
          <draw:line draw:name="Straight Connector 172" draw:style-name="gr72" draw:text-style-name="P9" draw:layer="layout" svg:x1="16.721cm" svg:y1="15.24cm" svg:x2="16.719cm" svg:y2="17.775cm">
            <text:p/>
          </draw:line>
          <draw:line draw:name="Straight Connector 228" draw:style-name="gr72" draw:text-style-name="P9" draw:layer="layout" svg:x1="11.855cm" svg:y1="15.24cm" svg:x2="11.853cm" svg:y2="17.775cm">
            <text:p/>
          </draw:line>
          <draw:line draw:name="Straight Connector 229" draw:style-name="gr72" draw:text-style-name="P9" draw:layer="layout" svg:x1="12.064cm" svg:y1="15.24cm" svg:x2="12.062cm" svg:y2="17.775cm">
            <text:p/>
          </draw:line>
          <draw:line draw:name="Straight Connector 230" draw:style-name="gr72" draw:text-style-name="P9" draw:layer="layout" svg:x1="12.276cm" svg:y1="15.24cm" svg:x2="12.274cm" svg:y2="17.775cm">
            <text:p/>
          </draw:line>
          <draw:line draw:name="Straight Connector 231" draw:style-name="gr72" draw:text-style-name="P9" draw:layer="layout" svg:x1="12.49cm" svg:y1="15.244cm" svg:x2="12.488cm" svg:y2="17.78cm">
            <text:p/>
          </draw:line>
          <draw:line draw:name="Straight Connector 232" draw:style-name="gr72" draw:text-style-name="P9" draw:layer="layout" svg:x1="12.702cm" svg:y1="15.24cm" svg:x2="12.699cm" svg:y2="17.775cm">
            <text:p/>
          </draw:line>
          <draw:line draw:name="Straight Connector 233" draw:style-name="gr72" draw:text-style-name="P9" draw:layer="layout" svg:x1="12.913cm" svg:y1="15.24cm" svg:x2="12.911cm" svg:y2="17.775cm">
            <text:p/>
          </draw:line>
          <draw:line draw:name="Straight Connector 234" draw:style-name="gr72" draw:text-style-name="P9" draw:layer="layout" svg:x1="13.123cm" svg:y1="15.24cm" svg:x2="13.121cm" svg:y2="17.775cm">
            <text:p/>
          </draw:line>
          <draw:line draw:name="Straight Connector 235" draw:style-name="gr72" draw:text-style-name="P9" draw:layer="layout" svg:x1="13.334cm" svg:y1="15.24cm" svg:x2="13.332cm" svg:y2="17.775cm">
            <text:p/>
          </draw:line>
          <draw:line draw:name="Straight Connector 236" draw:style-name="gr72" draw:text-style-name="P9" draw:layer="layout" svg:x1="13.548cm" svg:y1="15.244cm" svg:x2="13.546cm" svg:y2="17.78cm">
            <text:p/>
          </draw:line>
          <draw:line draw:name="Straight Connector 237" draw:style-name="gr72" draw:text-style-name="P9" draw:layer="layout" svg:x1="13.76cm" svg:y1="15.24cm" svg:x2="13.758cm" svg:y2="17.775cm">
            <text:p/>
          </draw:line>
          <draw:line draw:name="Straight Connector 238" draw:style-name="gr72" draw:text-style-name="P9" draw:layer="layout" svg:x1="13.972cm" svg:y1="15.24cm" svg:x2="13.969cm" svg:y2="17.775cm">
            <text:p/>
          </draw:line>
          <draw:line draw:name="Straight Connector 239" draw:style-name="gr72" draw:text-style-name="P9" draw:layer="layout" svg:x1="14.181cm" svg:y1="15.24cm" svg:x2="14.179cm" svg:y2="17.775cm">
            <text:p/>
          </draw:line>
        </draw:g>
        <draw:line draw:name="Straight Connector 242" draw:style-name="gr31" draw:text-style-name="P9" draw:layer="layout" svg:x1="10.373cm" svg:y1="14.181cm" svg:x2="10.371cm" svg:y2="16.721cm">
          <text:p/>
        </draw:line>
        <draw:custom-shape draw:name="TextBox 133" draw:style-name="gr19" draw:text-style-name="P8" draw:layer="layout" svg:width="14.816cm" svg:height="2.281cm" svg:x="0cm" svg:y="0cm">
          <text:p text:style-name="P10"><text:span text:style-name="T4">Polysilicon wire separation from cu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9" draw:text-style-name="P8" draw:layer="layout" svg:width="17.991cm" svg:height="2.537cm" svg:x="2.117cm" svg:y="2.54cm">
          <text:p text:style-name="P10"><text:span text:style-name="T5">Increase in polysilicon overlap</text:span></text:p>
          <text:p text:style-name="P10"><text:span text:style-name="T5"/></text:p>
          <text:p text:style-name="P10"><text:span text:style-name="T5">Polysilicon is to be extended in direction of 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>
        <draw:custom-shape draw:name="TextBox 91" draw:style-name="gr9" draw:text-style-name="P8" draw:layer="layout" svg:width="18.414cm" svg:height="2.281cm" svg:x="4.445cm" svg:y="0cm">
          <text:p text:style-name="P10"><text:span text:style-name="T4">Example: 1 bit shift register: Circuit to stick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9" draw:text-style-name="P8" draw:layer="layout" svg:width="1.904cm" svg:height="1.327cm" svg:x="6.35cm" svg:y="1.936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9" draw:text-style-name="P8" draw:layer="layout" svg:width="1.904cm" svg:height="1.115cm" svg:x="8.89cm" svg:y="8.286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9" draw:text-style-name="P8" draw:layer="layout" svg:width="1.904cm" svg:height="1.115cm" svg:x="15.028cm" svg:y="8.286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9" draw:text-style-name="P8" draw:layer="layout" svg:width="1.904cm" svg:height="1.327cm" svg:x="10.795cm" svg:y="7.439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9" draw:text-style-name="P8" draw:layer="layout" svg:width="1.904cm" svg:height="1.405cm" svg:x="11.007cm" svg:y="1.936cm">
          <text:p text:style-name="P10"><text:span text:style-name="T17"></text:span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" draw:style-name="gr72" draw:text-style-name="P9" draw:layer="layout" svg:x1="9.339cm" svg:y1="6.53cm" svg:x2="9.34cm" svg:y2="7.306cm">
          <text:p/>
        </draw:line>
        <draw:line draw:name="Straight Connector 3" draw:style-name="gr72" draw:text-style-name="P9" draw:layer="layout" svg:x1="9.577cm" svg:y1="6.53cm" svg:x2="9.573cm" svg:y2="7.306cm">
          <text:p/>
        </draw:line>
        <draw:line draw:name="Straight Connector 4" draw:style-name="gr72" draw:text-style-name="P9" draw:layer="layout" svg:x1="9.573cm" svg:y1="6.53cm" svg:x2="9.93cm" svg:y2="6.535cm">
          <text:p/>
        </draw:line>
        <draw:line draw:name="Straight Connector 5" draw:style-name="gr72" draw:text-style-name="P9" draw:layer="layout" svg:x1="9.935cm" svg:y1="7.306cm" svg:x2="9.93cm" svg:y2="8.083cm">
          <text:p/>
        </draw:line>
        <draw:line draw:name="Straight Connector 6" draw:style-name="gr72" draw:text-style-name="P9" draw:layer="layout" svg:x1="9.573cm" svg:y1="7.302cm" svg:x2="9.93cm" svg:y2="7.306cm">
          <text:p/>
        </draw:line>
        <draw:line draw:name="Straight Connector 7" draw:style-name="gr72" draw:text-style-name="P9" draw:layer="layout" svg:x1="9.895cm" svg:y1="5.754cm" svg:x2="9.891cm" svg:y2="6.53cm">
          <text:p/>
        </draw:line>
        <draw:line draw:name="Straight Connector 8" draw:style-name="gr72" draw:text-style-name="P9" draw:layer="layout" svg:x1="8.391cm" svg:y1="6.848cm" svg:x2="9.37cm" svg:y2="6.835cm">
          <text:p/>
        </draw:line>
        <draw:line draw:name="Straight Connector 9" draw:style-name="gr72" draw:text-style-name="P9" draw:layer="layout" svg:x1="9.591cm" svg:y1="3.461cm" svg:x2="10.243cm" svg:y2="3.466cm">
          <text:p/>
        </draw:line>
        <draw:line draw:name="Straight Connector 10" draw:style-name="gr72" draw:text-style-name="P9" draw:layer="layout" svg:x1="8.449cm" svg:y1="6.848cm" svg:x2="8.453cm" svg:y2="4.594cm">
          <text:p/>
        </draw:line>
        <draw:g draw:name="Group 52">
          <draw:line draw:name="Straight Connector 12" draw:style-name="gr72" draw:text-style-name="P9" draw:layer="layout" svg:x1="9.357cm" svg:y1="4.237cm" svg:x2="9.353cm" svg:y2="5.013cm">
            <text:p/>
          </draw:line>
          <draw:line draw:name="Straight Connector 13" draw:style-name="gr72" draw:text-style-name="P9" draw:layer="layout" svg:x1="9.582cm" svg:y1="4.237cm" svg:x2="9.577cm" svg:y2="5.013cm">
            <text:p/>
          </draw:line>
          <draw:line draw:name="Straight Connector 14" draw:style-name="gr72" draw:text-style-name="P9" draw:layer="layout" svg:x1="9.582cm" svg:y1="4.237cm" svg:x2="9.917cm" svg:y2="4.242cm">
            <text:p/>
          </draw:line>
          <draw:line draw:name="Straight Connector 15" draw:style-name="gr72" draw:text-style-name="P9" draw:layer="layout" svg:x1="9.921cm" svg:y1="5.013cm" svg:x2="9.917cm" svg:y2="5.789cm">
            <text:p/>
          </draw:line>
          <draw:line draw:name="Straight Connector 16" draw:style-name="gr72" draw:text-style-name="P9" draw:layer="layout" svg:x1="9.582cm" svg:y1="5.009cm" svg:x2="9.917cm" svg:y2="5.013cm">
            <text:p/>
          </draw:line>
          <draw:line draw:name="Straight Connector 17" draw:style-name="gr72" draw:text-style-name="P9" draw:layer="layout" svg:x1="9.921cm" svg:y1="3.461cm" svg:x2="9.917cm" svg:y2="4.237cm">
            <text:p/>
          </draw:line>
          <draw:line draw:name="Straight Connector 18" draw:style-name="gr72" draw:text-style-name="P9" draw:layer="layout" svg:x1="8.449cm" svg:y1="4.625cm" svg:x2="9.128cm" svg:y2="4.63cm">
            <text:p/>
          </draw:line>
          <draw:custom-shape draw:name="Oval 19" draw:style-name="gr107" draw:text-style-name="P21" draw:layer="layout" svg:width="0.224cm" svg:height="0.255cm" svg:x="9.128cm" svg:y="4.498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20" draw:style-name="gr72" draw:text-style-name="P9" draw:layer="layout" svg:x1="9.816cm" svg:y1="8.281cm" svg:x2="10.142cm" svg:y2="8.294cm">
          <text:p/>
        </draw:line>
        <draw:line draw:name="Straight Connector 21" draw:style-name="gr72" draw:text-style-name="P9" draw:layer="layout" svg:x1="9.608cm" svg:y1="8.065cm" svg:x2="10.424cm" svg:y2="8.069cm">
          <text:p/>
        </draw:line>
        <draw:g draw:name="Group 52">
          <draw:line draw:name="Straight Connector 25" draw:style-name="gr72" draw:text-style-name="P9" draw:layer="layout" svg:x1="6.544cm" svg:y1="4.387cm" svg:x2="7.139cm" svg:y2="4.383cm">
            <text:p/>
          </draw:line>
          <draw:line draw:name="Straight Connector 26" draw:style-name="gr72" draw:text-style-name="P9" draw:layer="layout" svg:x1="6.544cm" svg:y1="4.678cm" svg:x2="7.139cm" svg:y2="4.674cm">
            <text:p/>
          </draw:line>
          <draw:line draw:name="Straight Connector 27" draw:style-name="gr72" draw:text-style-name="P9" draw:layer="layout" svg:x1="6.583cm" svg:y1="4.678cm" svg:x2="6.584cm" svg:y2="5.115cm">
            <text:p/>
          </draw:line>
          <draw:line draw:name="Straight Connector 28" draw:style-name="gr72" draw:text-style-name="P9" draw:layer="layout" svg:x1="7.179cm" svg:y1="5.119cm" svg:x2="7.778cm" svg:y2="5.115cm">
            <text:p/>
          </draw:line>
          <draw:line draw:name="Straight Connector 29" draw:style-name="gr72" draw:text-style-name="P9" draw:layer="layout" svg:x1="7.179cm" svg:y1="4.678cm" svg:x2="7.18cm" svg:y2="5.115cm">
            <text:p/>
          </draw:line>
          <draw:line draw:name="Straight Connector 30" draw:style-name="gr72" draw:text-style-name="P9" draw:layer="layout" svg:x1="5.983cm" svg:y1="5.119cm" svg:x2="6.583cm" svg:y2="5.115cm">
            <text:p/>
          </draw:line>
          <draw:line draw:name="Straight Connector 31" draw:style-name="gr72" draw:text-style-name="P9" draw:layer="layout" svg:x1="6.839cm" svg:y1="3.21cm" svg:x2="6.843cm" svg:y2="4.092cm">
            <text:p/>
          </draw:line>
          <draw:custom-shape draw:name="Oval 32" draw:style-name="gr107" draw:text-style-name="P21" draw:layer="layout" svg:width="0.29cm" svg:height="0.197cm" draw:transform="rotate (1.5707963267949) translate (6.742cm 4.383cm)">
            <text:p text:style-name="P20"/>
            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42">
          <draw:line draw:name="Straight Connector 33" draw:style-name="gr72" draw:text-style-name="P9" draw:layer="layout" svg:x1="7.179cm" svg:y1="6.689cm" svg:x2="6.579cm" svg:y2="6.69cm">
            <text:p/>
          </draw:line>
          <draw:line draw:name="Straight Connector 34" draw:style-name="gr72" draw:text-style-name="P9" draw:layer="layout" svg:x1="7.179cm" svg:y1="6.341cm" svg:x2="6.579cm" svg:y2="6.345cm">
            <text:p/>
          </draw:line>
          <draw:line draw:name="Straight Connector 35" draw:style-name="gr72" draw:text-style-name="P9" draw:layer="layout" svg:x1="7.179cm" svg:y1="6.345cm" svg:x2="7.174cm" svg:y2="5.882cm">
            <text:p/>
          </draw:line>
          <draw:line draw:name="Straight Connector 36" draw:style-name="gr72" draw:text-style-name="P9" draw:layer="layout" svg:x1="6.579cm" svg:y1="5.878cm" svg:x2="5.983cm" svg:y2="5.882cm">
            <text:p/>
          </draw:line>
          <draw:line draw:name="Straight Connector 37" draw:style-name="gr72" draw:text-style-name="P9" draw:layer="layout" svg:x1="6.583cm" svg:y1="6.345cm" svg:x2="6.579cm" svg:y2="5.882cm">
            <text:p/>
          </draw:line>
          <draw:line draw:name="Straight Connector 38" draw:style-name="gr72" draw:text-style-name="P9" draw:layer="layout" svg:x1="7.774cm" svg:y1="5.878cm" svg:x2="7.179cm" svg:y2="5.882cm">
            <text:p/>
          </draw:line>
          <draw:line draw:name="Straight Connector 39" draw:style-name="gr72" draw:text-style-name="P9" draw:layer="layout" svg:x1="6.932cm" svg:y1="7.919cm" svg:x2="6.945cm" svg:y2="6.649cm">
            <text:p/>
          </draw:line>
        </draw:g>
        <draw:line draw:name="Straight Connector 44" draw:style-name="gr72" draw:text-style-name="P9" draw:layer="layout" svg:x1="5.944cm" svg:y1="5.124cm" svg:x2="5.945cm" svg:y2="5.97cm">
          <text:p/>
        </draw:line>
        <draw:line draw:name="Straight Connector 45" draw:style-name="gr72" draw:text-style-name="P9" draw:layer="layout" svg:x1="7.739cm" svg:y1="5.119cm" svg:x2="7.734cm" svg:y2="5.966cm">
          <text:p/>
        </draw:line>
        <draw:line draw:name="Straight Connector 46" draw:style-name="gr72" draw:text-style-name="P9" draw:layer="layout" svg:x1="5.291cm" svg:y1="5.543cm" svg:x2="5.944cm" svg:y2="5.547cm">
          <text:p/>
        </draw:line>
        <draw:line draw:name="Straight Connector 47" draw:style-name="gr72" draw:text-style-name="P9" draw:layer="layout" svg:x1="7.739cm" svg:y1="5.543cm" svg:x2="8.391cm" svg:y2="5.547cm">
          <text:p/>
        </draw:line>
        <draw:g draw:name="Group 52">
          <draw:line draw:name="Straight Connector 50" draw:style-name="gr72" draw:text-style-name="P9" draw:layer="layout" svg:x1="11.108cm" svg:y1="4.392cm" svg:x2="11.703cm" svg:y2="4.387cm">
            <text:p/>
          </draw:line>
          <draw:line draw:name="Straight Connector 51" draw:style-name="gr72" draw:text-style-name="P9" draw:layer="layout" svg:x1="11.108cm" svg:y1="4.683cm" svg:x2="11.703cm" svg:y2="4.678cm">
            <text:p/>
          </draw:line>
          <draw:line draw:name="Straight Connector 52" draw:style-name="gr72" draw:text-style-name="P9" draw:layer="layout" svg:x1="11.147cm" svg:y1="4.683cm" svg:x2="11.148cm" svg:y2="5.119cm">
            <text:p/>
          </draw:line>
          <draw:line draw:name="Straight Connector 53" draw:style-name="gr72" draw:text-style-name="P9" draw:layer="layout" svg:x1="11.743cm" svg:y1="5.124cm" svg:x2="12.342cm" svg:y2="5.119cm">
            <text:p/>
          </draw:line>
          <draw:line draw:name="Straight Connector 54" draw:style-name="gr72" draw:text-style-name="P9" draw:layer="layout" svg:x1="11.743cm" svg:y1="4.683cm" svg:x2="11.744cm" svg:y2="5.119cm">
            <text:p/>
          </draw:line>
          <draw:line draw:name="Straight Connector 55" draw:style-name="gr72" draw:text-style-name="P9" draw:layer="layout" svg:x1="10.548cm" svg:y1="5.124cm" svg:x2="11.147cm" svg:y2="5.119cm">
            <text:p/>
          </draw:line>
          <draw:line draw:name="Straight Connector 56" draw:style-name="gr72" draw:text-style-name="P9" draw:layer="layout" svg:x1="11.403cm" svg:y1="3.214cm" svg:x2="11.407cm" svg:y2="4.096cm">
            <text:p/>
          </draw:line>
          <draw:custom-shape draw:name="Oval 57" draw:style-name="gr107" draw:text-style-name="P21" draw:layer="layout" svg:width="0.29cm" svg:height="0.197cm" draw:transform="rotate (1.5707963267949) translate (11.307cm 4.388cm)">
            <text:p text:style-name="P20"/>
            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8">
          <draw:line draw:name="Straight Connector 59" draw:style-name="gr72" draw:text-style-name="P9" draw:layer="layout" svg:x1="11.743cm" svg:y1="6.693cm" svg:x2="11.147cm" svg:y2="6.694cm">
            <text:p/>
          </draw:line>
          <draw:line draw:name="Straight Connector 60" draw:style-name="gr72" draw:text-style-name="P9" draw:layer="layout" svg:x1="11.743cm" svg:y1="6.345cm" svg:x2="11.147cm" svg:y2="6.35cm">
            <text:p/>
          </draw:line>
          <draw:line draw:name="Straight Connector 61" draw:style-name="gr72" draw:text-style-name="P9" draw:layer="layout" svg:x1="11.743cm" svg:y1="6.35cm" svg:x2="11.744cm" svg:y2="5.886cm">
            <text:p/>
          </draw:line>
          <draw:line draw:name="Straight Connector 62" draw:style-name="gr72" draw:text-style-name="P9" draw:layer="layout" svg:x1="11.147cm" svg:y1="5.882cm" svg:x2="10.548cm" svg:y2="5.886cm">
            <text:p/>
          </draw:line>
          <draw:line draw:name="Straight Connector 63" draw:style-name="gr72" draw:text-style-name="P9" draw:layer="layout" svg:x1="11.147cm" svg:y1="6.35cm" svg:x2="11.148cm" svg:y2="5.886cm">
            <text:p/>
          </draw:line>
          <draw:line draw:name="Straight Connector 64" draw:style-name="gr72" draw:text-style-name="P9" draw:layer="layout" svg:x1="12.342cm" svg:y1="5.882cm" svg:x2="11.743cm" svg:y2="5.886cm">
            <text:p/>
          </draw:line>
          <draw:line draw:name="Straight Connector 65" draw:style-name="gr72" draw:text-style-name="P9" draw:layer="layout" svg:x1="11.5cm" svg:y1="7.924cm" svg:x2="11.509cm" svg:y2="6.654cm">
            <text:p/>
          </draw:line>
        </draw:g>
        <draw:line draw:name="Straight Connector 66" draw:style-name="gr72" draw:text-style-name="P9" draw:layer="layout" svg:x1="10.512cm" svg:y1="5.128cm" svg:x2="10.508cm" svg:y2="5.975cm">
          <text:p/>
        </draw:line>
        <draw:line draw:name="Straight Connector 67" draw:style-name="gr72" draw:text-style-name="P9" draw:layer="layout" svg:x1="12.303cm" svg:y1="5.124cm" svg:x2="12.304cm" svg:y2="5.97cm">
          <text:p/>
        </draw:line>
        <draw:line draw:name="Straight Connector 68" draw:style-name="gr72" draw:text-style-name="P9" draw:layer="layout" svg:x1="9.86cm" svg:y1="5.547cm" svg:x2="10.508cm" svg:y2="5.551cm">
          <text:p/>
        </draw:line>
        <draw:line draw:name="Straight Connector 69" draw:style-name="gr72" draw:text-style-name="P9" draw:layer="layout" svg:x1="12.303cm" svg:y1="5.547cm" svg:x2="12.955cm" svg:y2="5.551cm">
          <text:p/>
        </draw:line>
        <draw:line draw:name="Straight Connector 70" draw:style-name="gr72" draw:text-style-name="P9" draw:layer="layout" svg:x1="13.908cm" svg:y1="6.601cm" svg:x2="13.909cm" svg:y2="7.377cm">
          <text:p/>
        </draw:line>
        <draw:line draw:name="Straight Connector 71" draw:style-name="gr72" draw:text-style-name="P9" draw:layer="layout" svg:x1="14.141cm" svg:y1="6.601cm" svg:x2="14.142cm" svg:y2="7.377cm">
          <text:p/>
        </draw:line>
        <draw:line draw:name="Straight Connector 72" draw:style-name="gr72" draw:text-style-name="P9" draw:layer="layout" svg:x1="14.141cm" svg:y1="6.601cm" svg:x2="14.499cm" svg:y2="6.605cm">
          <text:p/>
        </draw:line>
        <draw:line draw:name="Straight Connector 73" draw:style-name="gr72" draw:text-style-name="P9" draw:layer="layout" svg:x1="14.499cm" svg:y1="7.377cm" svg:x2="14.5cm" svg:y2="8.153cm">
          <text:p/>
        </draw:line>
        <draw:line draw:name="Straight Connector 74" draw:style-name="gr72" draw:text-style-name="P9" draw:layer="layout" svg:x1="14.141cm" svg:y1="7.373cm" svg:x2="14.499cm" svg:y2="7.377cm">
          <text:p/>
        </draw:line>
        <draw:line draw:name="Straight Connector 75" draw:style-name="gr72" draw:text-style-name="P9" draw:layer="layout" svg:x1="14.459cm" svg:y1="5.825cm" svg:x2="14.455cm" svg:y2="6.601cm">
          <text:p/>
        </draw:line>
        <draw:line draw:name="Straight Connector 76" draw:style-name="gr72" draw:text-style-name="P9" draw:layer="layout" svg:x1="12.955cm" svg:y1="6.918cm" svg:x2="13.934cm" svg:y2="6.905cm">
          <text:p/>
        </draw:line>
        <draw:line draw:name="Straight Connector 77" draw:style-name="gr72" draw:text-style-name="P9" draw:layer="layout" svg:x1="14.155cm" svg:y1="3.532cm" svg:x2="14.807cm" svg:y2="3.536cm">
          <text:p/>
        </draw:line>
        <draw:line draw:name="Straight Connector 78" draw:style-name="gr72" draw:text-style-name="P9" draw:layer="layout" svg:x1="13.013cm" svg:y1="6.918cm" svg:x2="13.017cm" svg:y2="4.665cm">
          <text:p/>
        </draw:line>
        <draw:g draw:name="Group 52">
          <draw:line draw:name="Straight Connector 80" draw:style-name="gr72" draw:text-style-name="P9" draw:layer="layout" svg:x1="13.921cm" svg:y1="4.308cm" svg:x2="13.917cm" svg:y2="5.084cm">
            <text:p/>
          </draw:line>
          <draw:line draw:name="Straight Connector 81" draw:style-name="gr72" draw:text-style-name="P9" draw:layer="layout" svg:x1="14.146cm" svg:y1="4.308cm" svg:x2="14.141cm" svg:y2="5.084cm">
            <text:p/>
          </draw:line>
          <draw:line draw:name="Straight Connector 82" draw:style-name="gr72" draw:text-style-name="P9" draw:layer="layout" svg:x1="14.146cm" svg:y1="4.308cm" svg:x2="14.481cm" svg:y2="4.312cm">
            <text:p/>
          </draw:line>
          <draw:line draw:name="Straight Connector 83" draw:style-name="gr72" draw:text-style-name="P9" draw:layer="layout" svg:x1="14.485cm" svg:y1="5.084cm" svg:x2="14.481cm" svg:y2="5.86cm">
            <text:p/>
          </draw:line>
          <draw:line draw:name="Straight Connector 84" draw:style-name="gr72" draw:text-style-name="P9" draw:layer="layout" svg:x1="14.146cm" svg:y1="5.08cm" svg:x2="14.481cm" svg:y2="5.084cm">
            <text:p/>
          </draw:line>
          <draw:line draw:name="Straight Connector 85" draw:style-name="gr72" draw:text-style-name="P9" draw:layer="layout" svg:x1="14.485cm" svg:y1="3.532cm" svg:x2="14.481cm" svg:y2="4.308cm">
            <text:p/>
          </draw:line>
          <draw:line draw:name="Straight Connector 86" draw:style-name="gr72" draw:text-style-name="P9" draw:layer="layout" svg:x1="13.013cm" svg:y1="4.696cm" svg:x2="13.692cm" svg:y2="4.7cm">
            <text:p/>
          </draw:line>
          <draw:custom-shape draw:name="Oval 87" draw:style-name="gr107" draw:text-style-name="P21" draw:layer="layout" svg:width="0.224cm" svg:height="0.255cm" svg:x="13.692cm" svg:y="4.568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88" draw:style-name="gr72" draw:text-style-name="P9" draw:layer="layout" svg:x1="14.384cm" svg:y1="8.352cm" svg:x2="14.71cm" svg:y2="8.365cm">
          <text:p/>
        </draw:line>
        <draw:line draw:name="Straight Connector 89" draw:style-name="gr72" draw:text-style-name="P9" draw:layer="layout" svg:x1="14.172cm" svg:y1="8.135cm" svg:x2="14.988cm" svg:y2="8.14cm">
          <text:p/>
        </draw:line>
        <draw:line draw:name="Straight Connector 90" draw:style-name="gr72" draw:text-style-name="P9" draw:layer="layout" svg:x1="14.424cm" svg:y1="5.617cm" svg:x2="15.076cm" svg:y2="5.622cm">
          <text:p/>
        </draw:line>
        <draw:custom-shape draw:name="TextBox 92" draw:style-name="gr9" draw:text-style-name="P8" draw:layer="layout" svg:width="1.467cm" svg:height="1.327cm" svg:x="6.434cm" svg:y="7.642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72" draw:text-style-name="P9" draw:layer="layout" svg:x1="6.773cm" svg:y1="2.147cm" svg:x2="7.342cm" svg:y2="2.151cm">
          <text:p/>
        </draw:line>
        <draw:custom-shape draw:name="TextBox 104" draw:style-name="gr9" draw:text-style-name="P8" draw:layer="layout" svg:width="2.526cm" svg:height="1.115cm" svg:x="13.772cm" svg:y="2.183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9" draw:text-style-name="P8" draw:layer="layout" svg:width="1.895cm" svg:height="1.115cm" svg:x="9.534cm" svg:y="2.364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6" draw:style-name="gr72" draw:text-style-name="P9" draw:layer="layout" svg:x1="11.161cm" svg:y1="2.147cm" svg:x2="11.734cm" svg:y2="2.151cm">
          <text:p/>
        </draw:line>
        <draw:custom-shape draw:name="TextBox 380" draw:style-name="gr9" draw:text-style-name="P8" draw:layer="layout" svg:width="4.656cm" svg:height="1.013cm" draw:transform="rotate (-1.5707963267949) translate (5.472cm 3.629cm)">
          <text:p text:style-name="P20"><text:span text:style-name="T5">Data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1" draw:style-name="gr9" draw:text-style-name="P8" draw:layer="layout" svg:width="5.291cm" svg:height="1.013cm" draw:transform="rotate (-1.5707963267949) translate (16.267cm 2.992cm)">
          <text:p text:style-name="P20"><text:span text:style-name="T5">Data output</text:span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68">
          <draw:line draw:name="Straight Connector 238" draw:style-name="gr108" draw:text-style-name="P9" draw:layer="layout" svg:x1="19.839cm" svg:y1="17.506cm" svg:x2="19.896cm" svg:y2="16.016cm">
            <text:p/>
          </draw:line>
          <draw:line draw:name="Line 20" draw:style-name="gr109" draw:text-style-name="P8" draw:layer="layout" svg:x1="2.841cm" svg:y1="15.084cm" svg:x2="22.647cm" svg:y2="14.991cm">
            <text:p/>
          </draw:line>
          <draw:line draw:name="Straight Connector 243" draw:style-name="gr108" draw:text-style-name="P9" draw:layer="layout" svg:x1="2.063cm" svg:y1="11.729cm" svg:x2="23.918cm" svg:y2="11.734cm">
            <text:p/>
          </draw:line>
          <draw:line draw:name="Straight Connector 246" draw:style-name="gr108" draw:text-style-name="P9" draw:layer="layout" svg:x1="1.715cm" svg:y1="17.506cm" svg:x2="23.918cm" svg:y2="17.511cm">
            <text:p/>
          </draw:line>
          <draw:line draw:name="Straight Connector 247" draw:style-name="gr108" draw:text-style-name="P9" draw:layer="layout" svg:x1="3.236cm" svg:y1="13.021cm" svg:x2="3.227cm" svg:y2="16.377cm">
            <text:p/>
          </draw:line>
          <draw:line draw:name="Straight Connector 248" draw:style-name="gr108" draw:text-style-name="P9" draw:layer="layout" svg:x1="6.222cm" svg:y1="16.377cm" svg:x2="7.888cm" svg:y2="16.382cm">
            <text:p/>
          </draw:line>
          <draw:line draw:name="Straight Connector 249" draw:style-name="gr108" draw:text-style-name="P9" draw:layer="layout" svg:x1="11.394cm" svg:y1="13.021cm" svg:x2="11.385cm" svg:y2="16.377cm">
            <text:p/>
          </draw:line>
          <draw:line draw:name="Straight Connector 250" draw:style-name="gr108" draw:text-style-name="P9" draw:layer="layout" svg:x1="13.334cm" svg:y1="13.017cm" svg:x2="13.326cm" svg:y2="16.373cm">
            <text:p/>
          </draw:line>
          <draw:line draw:name="Straight Connector 252" draw:style-name="gr108" draw:text-style-name="P9" draw:layer="layout" svg:x1="13.334cm" svg:y1="13.035cm" svg:x2="14.878cm" svg:y2="13.026cm">
            <text:p/>
          </draw:line>
          <draw:line draw:name="Straight Connector 253" draw:style-name="gr108" draw:text-style-name="P9" draw:layer="layout" svg:x1="15.932cm" svg:y1="16.377cm" svg:x2="17.599cm" svg:y2="16.382cm">
            <text:p/>
          </draw:line>
          <draw:line draw:name="Straight Connector 254" draw:style-name="gr108" draw:text-style-name="P9" draw:layer="layout" svg:x1="9.235cm" svg:y1="17.51cm" svg:x2="9.241cm" svg:y2="16.387cm">
            <text:p/>
          </draw:line>
          <draw:line draw:name="Straight Connector 255" draw:style-name="gr110" draw:text-style-name="P9" draw:layer="layout" svg:x1="10.795cm" svg:y1="14.274cm" svg:x2="7.888cm" svg:y2="14.336cm">
            <text:p/>
          </draw:line>
          <draw:line draw:name="Straight Connector 256" draw:style-name="gr108" draw:text-style-name="P9" draw:layer="layout" svg:x1="11.385cm" svg:y1="14.336cm" svg:x2="13.326cm" svg:y2="14.34cm">
            <text:p/>
          </draw:line>
          <draw:line draw:name="Straight Connector 258" draw:style-name="gr108" draw:text-style-name="P9" draw:layer="layout" svg:x1="22.648cm" svg:y1="13.021cm" svg:x2="22.643cm" svg:y2="16.377cm">
            <text:p/>
          </draw:line>
          <draw:line draw:name="Straight Connector 259" draw:style-name="gr110" draw:text-style-name="P9" draw:layer="layout" svg:x1="21.166cm" svg:y1="14.34cm" svg:x2="17.568cm" svg:y2="14.341cm">
            <text:p/>
          </draw:line>
          <draw:line draw:name="Straight Connector 260" draw:style-name="gr108" draw:text-style-name="P9" draw:layer="layout" svg:x1="22.648cm" svg:y1="14.34cm" svg:x2="24.2cm" svg:y2="14.341cm">
            <text:p/>
          </draw:line>
          <draw:line draw:name="Straight Connector 261" draw:style-name="gr108" draw:text-style-name="P9" draw:layer="layout" svg:x1="1.287cm" svg:y1="13.978cm" svg:x2="3.227cm" svg:y2="13.983cm">
            <text:p/>
          </draw:line>
          <draw:custom-shape draw:name="Rectangle 262" draw:style-name="gr91" draw:text-style-name="P8" draw:layer="layout" svg:width="22.012cm" svg:height="6.525cm" svg:x="1.905cm" svg:y="11.35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63" draw:style-name="gr110" draw:text-style-name="P9" draw:layer="layout" svg:x1="4.021cm" svg:y1="18.626cm" svg:x2="4.022cm" svg:y2="10.984cm">
            <text:p/>
          </draw:line>
          <draw:line draw:name="Straight Connector 265" draw:style-name="gr72" draw:text-style-name="P9" draw:layer="layout" svg:x1="5.728cm" svg:y1="18.062cm" svg:x2="6.768cm" svg:y2="18.066cm">
            <text:p/>
          </draw:line>
          <draw:line draw:name="Straight Connector 270" draw:style-name="gr72" draw:text-style-name="P9" draw:layer="layout" svg:x1="15.733cm" svg:y1="18.062cm" svg:x2="16.778cm" svg:y2="18.066cm">
            <text:p/>
          </draw:line>
          <draw:custom-shape draw:name="Oval 271" draw:style-name="gr28" draw:text-style-name="P13" draw:layer="layout" svg:width="0.541cm" svg:height="0.506cm" svg:x="10.253cm" svg:y="14.01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2" draw:style-name="gr108" draw:text-style-name="P9" draw:layer="layout" svg:x1="7.897cm" svg:y1="13.021cm" svg:x2="7.888cm" svg:y2="16.377cm">
            <text:p/>
          </draw:line>
          <draw:custom-shape draw:name="Oval 273" draw:style-name="gr28" draw:text-style-name="P13" draw:layer="layout" svg:width="0.546cm" svg:height="0.502cm" svg:x="7.708cm" svg:y="14.208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4" draw:style-name="gr108" draw:text-style-name="P9" draw:layer="layout" svg:x1="3.227cm" svg:y1="13.021cm" svg:x2="5.172cm" svg:y2="13.026cm">
            <text:p/>
          </draw:line>
          <draw:custom-shape draw:name="Oval 275" draw:style-name="gr28" draw:text-style-name="P13" draw:layer="layout" svg:width="0.541cm" svg:height="0.506cm" svg:x="11.218cm" svg:y="14.151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6" draw:style-name="gr28" draw:text-style-name="P13" draw:layer="layout" svg:width="0.541cm" svg:height="0.506cm" svg:x="12.912cm" svg:y="14.151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77" draw:style-name="gr108" draw:text-style-name="P9" draw:layer="layout" svg:x1="9.577cm" svg:y1="13.035cm" svg:x2="9.639cm" svg:y2="11.544cm">
            <text:p/>
          </draw:line>
          <draw:line draw:name="Straight Connector 278" draw:style-name="gr110" draw:text-style-name="P9" draw:layer="layout" svg:x1="13.969cm" svg:y1="18.441cm" svg:x2="13.974cm" svg:y2="10.799cm">
            <text:p/>
          </draw:line>
          <draw:line draw:name="Straight Connector 279" draw:style-name="gr110" draw:text-style-name="P9" draw:layer="layout" svg:x1="16.721cm" svg:y1="18.441cm" svg:x2="16.722cm" svg:y2="10.984cm">
            <text:p/>
          </draw:line>
          <draw:custom-shape draw:name="Oval 280" draw:style-name="gr28" draw:text-style-name="P13" draw:layer="layout" svg:width="0.541cm" svg:height="0.506cm" svg:x="17.449cm" svg:y="12.71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1" draw:style-name="gr28" draw:text-style-name="P13" draw:layer="layout" svg:width="0.541cm" svg:height="0.506cm" svg:x="17.449cm" svg:y="14.151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2" draw:style-name="gr28" draw:text-style-name="P13" draw:layer="layout" svg:width="0.541cm" svg:height="0.506cm" svg:x="19.566cm" svg:y="12.66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3" draw:style-name="gr28" draw:text-style-name="P13" draw:layer="layout" svg:width="0.541cm" svg:height="0.506cm" svg:x="19.566cm" svg:y="16.016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84" draw:style-name="gr108" draw:text-style-name="P9" draw:layer="layout" svg:x1="17.608cm" svg:y1="13.017cm" svg:x2="17.599cm" svg:y2="16.373cm">
            <text:p/>
          </draw:line>
          <draw:line draw:name="Straight Connector 285" draw:style-name="gr110" draw:text-style-name="P9" draw:layer="layout" svg:x1="21.162cm" svg:y1="17.325cm" svg:x2="21.166cm" svg:y2="11.915cm">
            <text:p/>
          </draw:line>
          <draw:line draw:name="Straight Connector 286" draw:style-name="gr108" draw:text-style-name="P9" draw:layer="layout" svg:x1="19.839cm" svg:y1="13.22cm" svg:x2="19.896cm" svg:y2="11.729cm">
            <text:p/>
          </draw:line>
          <draw:line draw:name="Straight Connector 287" draw:style-name="gr111" draw:text-style-name="P9" draw:layer="layout" svg:x1="21.629cm" svg:y1="17.23cm" svg:x2="22.225cm" svg:y2="17.76cm">
            <text:p/>
          </draw:line>
          <draw:line draw:name="Straight Connector 288" draw:style-name="gr111" draw:text-style-name="P9" draw:layer="layout" svg:x1="21.593cm" svg:y1="17.766cm" svg:x2="22.195cm" svg:y2="17.242cm">
            <text:p/>
          </draw:line>
          <draw:line draw:name="Straight Connector 289" draw:style-name="gr111" draw:text-style-name="P9" draw:layer="layout" svg:x1="22.899cm" svg:y1="11.542cm" svg:x2="23.495cm" svg:y2="12.071cm">
            <text:p/>
          </draw:line>
          <draw:line draw:name="Straight Connector 290" draw:style-name="gr111" draw:text-style-name="P9" draw:layer="layout" svg:x1="22.858cm" svg:y1="12.082cm" svg:x2="23.46cm" svg:y2="11.558cm">
            <text:p/>
          </draw:line>
          <draw:line draw:name="Straight Connector 291" draw:style-name="gr112" draw:text-style-name="P9" draw:layer="layout" svg:x1="5.04cm" svg:y1="13.035cm" svg:x2="8.162cm" svg:y2="13.101cm">
            <text:p/>
          </draw:line>
          <draw:line draw:name="Straight Connector 292" draw:style-name="gr110" draw:text-style-name="P9" draw:layer="layout" svg:x1="6.985cm" svg:y1="18.626cm" svg:x2="6.986cm" svg:y2="10.984cm">
            <text:p/>
          </draw:line>
          <draw:custom-shape draw:name="Oval 293" draw:style-name="gr28" draw:text-style-name="P13" draw:layer="layout" svg:width="0.541cm" svg:height="0.502cm" svg:x="4.657cm" svg:y="12.85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94" draw:style-name="gr112" draw:text-style-name="P9" draw:layer="layout" svg:x1="9.577cm" svg:y1="13.035cm" svg:x2="11.469cm" svg:y2="13.092cm">
            <text:p/>
          </draw:line>
          <draw:custom-shape draw:name="Oval 295" draw:style-name="gr28" draw:text-style-name="P13" draw:layer="layout" svg:width="0.541cm" svg:height="0.506cm" svg:x="11.007cm" svg:y="12.801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6" draw:style-name="gr28" draw:text-style-name="P13" draw:layer="layout" svg:width="0.541cm" svg:height="0.506cm" svg:x="9.313cm" svg:y="12.71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28" draw:text-style-name="P13" draw:layer="layout" svg:width="0.541cm" svg:height="0.502cm" svg:x="7.62cm" svg:y="12.85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98" draw:style-name="gr112" draw:text-style-name="P9" draw:layer="layout" svg:x1="14.869cm" svg:y1="13.035cm" svg:x2="17.449cm" svg:y2="12.968cm">
            <text:p/>
          </draw:line>
          <draw:custom-shape draw:name="Oval 299" draw:style-name="gr28" draw:text-style-name="P13" draw:layer="layout" svg:width="0.541cm" svg:height="0.506cm" svg:x="14.605cm" svg:y="12.71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00" draw:style-name="gr110" draw:text-style-name="P9" draw:layer="layout" svg:x1="10.371cm" svg:y1="17.325cm" svg:x2="10.376cm" svg:y2="11.915cm">
            <text:p/>
          </draw:line>
          <draw:line draw:name="Straight Connector 301" draw:style-name="gr112" draw:text-style-name="P9" draw:layer="layout" svg:x1="20.108cm" svg:y1="13.035cm" svg:x2="22.78cm" svg:y2="12.973cm">
            <text:p/>
          </draw:line>
          <draw:custom-shape draw:name="Oval 302" draw:style-name="gr28" draw:text-style-name="P13" draw:layer="layout" svg:width="0.541cm" svg:height="0.502cm" svg:x="22.318cm" svg:y="12.90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03" draw:style-name="gr113" draw:text-style-name="P9" draw:layer="layout" svg:x1="3.386cm" svg:y1="16.324cm" svg:x2="6.257cm" svg:y2="16.325cm">
            <text:p/>
          </draw:line>
          <draw:line draw:name="Straight Connector 304" draw:style-name="gr113" draw:text-style-name="P9" draw:layer="layout" svg:x1="9.313cm" svg:y1="16.324cm" svg:x2="11.205cm" svg:y2="16.382cm">
            <text:p/>
          </draw:line>
          <draw:line draw:name="Straight Connector 305" draw:style-name="gr113" draw:text-style-name="P9" draw:layer="layout" svg:x1="13.467cm" svg:y1="16.39cm" svg:x2="15.535cm" svg:y2="16.395cm">
            <text:p/>
          </draw:line>
          <draw:line draw:name="Straight Connector 306" draw:style-name="gr113" draw:text-style-name="P9" draw:layer="layout" svg:x1="20.108cm" svg:y1="16.271cm" svg:x2="22.859cm" svg:y2="16.263cm">
            <text:p/>
          </draw:line>
          <draw:custom-shape draw:name="Oval 307" draw:style-name="gr28" draw:text-style-name="P13" draw:layer="layout" svg:width="0.541cm" svg:height="0.506cm" svg:x="5.715cm" svg:y="16.06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8" draw:style-name="gr28" draw:text-style-name="P13" draw:layer="layout" svg:width="0.541cm" svg:height="0.506cm" svg:x="2.963cm" svg:y="16.016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9" draw:style-name="gr28" draw:text-style-name="P13" draw:layer="layout" svg:width="0.541cm" svg:height="0.506cm" svg:x="11.218cm" svg:y="16.016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0" draw:style-name="gr28" draw:text-style-name="P13" draw:layer="layout" svg:width="0.541cm" svg:height="0.506cm" svg:x="8.89cm" svg:y="16.06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1" draw:style-name="gr28" draw:text-style-name="P13" draw:layer="layout" svg:width="0.541cm" svg:height="0.506cm" svg:x="15.452cm" svg:y="16.06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2" draw:style-name="gr28" draw:text-style-name="P13" draw:layer="layout" svg:width="0.541cm" svg:height="0.506cm" svg:x="13.004cm" svg:y="16.06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3" draw:style-name="gr28" draw:text-style-name="P13" draw:layer="layout" svg:width="0.541cm" svg:height="0.506cm" svg:x="22.529cm" svg:y="16.06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247" draw:style-name="gr9" draw:text-style-name="P8" draw:layer="layout" svg:width="3.994cm" svg:height="1.013cm" draw:transform="rotate (-1.5707963267949) translate (1.248cm 12.246cm)">
          <text:p text:style-name="P20"><text:span text:style-name="T5">Data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3" draw:style-name="gr9" draw:text-style-name="P8" draw:layer="layout" svg:width="4.537cm" svg:height="1.013cm" draw:transform="rotate (-1.5707963267949) translate (25.188cm 12.063cm)">
          <text:p text:style-name="P20"><text:span text:style-name="T5">Data output</text:span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9" draw:text-style-name="P8" draw:layer="layout" svg:width="1.904cm" svg:height="1.115cm" svg:x="24.13cm" svg:y="10.795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9" draw:text-style-name="P8" draw:layer="layout" svg:width="1.908cm" svg:height="1.115cm" svg:x="23.914cm" svg:y="17.145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8" draw:style-name="gr103" draw:text-style-name="P18" draw:layer="layout" svg:width="1.481cm" svg:height="1.057cm" svg:x="10.583cm" svg:y="9.737cm">
          <text:p text:style-name="P20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249" draw:style-name="gr9" draw:text-style-name="P8" draw:layer="layout" svg:width="3.492cm" svg:height="1.327cm" svg:x="5.503cm" svg:y="17.727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9" draw:text-style-name="P8" draw:layer="layout" svg:width="2.693cm" svg:height="1.327cm" svg:x="2.809cm" svg:y="17.727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9" draw:text-style-name="P8" draw:layer="layout" svg:width="3.492cm" svg:height="1.327cm" svg:x="15.558cm" svg:y="17.736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9" draw:text-style-name="P8" draw:layer="layout" svg:width="2.693cm" svg:height="1.327cm" svg:x="12.643cm" svg:y="17.736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">
        <draw:custom-shape draw:name="TextBox 91" draw:style-name="gr9" draw:text-style-name="P8" draw:layer="layout" svg:width="20.954cm" svg:height="2.281cm" svg:x="1.693cm" svg:y="0cm">
          <text:p text:style-name="P10"><text:span text:style-name="T4">Stick Diagram to Symbolic Form: CMOS shift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9" draw:text-style-name="P8" draw:layer="layout" svg:width="1.904cm" svg:height="1.115cm" svg:x="24.13cm" svg:y="1.693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9" draw:text-style-name="P8" draw:layer="layout" svg:width="1.908cm" svg:height="1.115cm" svg:x="23.914cm" svg:y="8.043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9" draw:text-style-name="P8" draw:layer="layout" svg:width="3.994cm" svg:height="1.013cm" draw:transform="rotate (-1.5707963267949) translate (1.248cm 3.038cm)">
          <text:p text:style-name="P20"><text:span text:style-name="T5">Data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9" draw:text-style-name="P8" draw:layer="layout" svg:width="3.492cm" svg:height="1.327cm" svg:x="5.503cm" svg:y="7.99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9" draw:text-style-name="P8" draw:layer="layout" svg:width="2.693cm" svg:height="1.327cm" svg:x="2.809cm" svg:y="7.99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9" draw:text-style-name="P8" draw:layer="layout" svg:width="3.492cm" svg:height="1.327cm" svg:x="15.558cm" svg:y="7.999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9" draw:text-style-name="P8" draw:layer="layout" svg:width="2.693cm" svg:height="1.327cm" svg:x="12.643cm" svg:y="7.999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3" draw:style-name="gr9" draw:text-style-name="P8" draw:layer="layout" svg:width="4.537cm" svg:height="1.013cm" draw:transform="rotate (-1.5707963267949) translate (25.188cm 2.856cm)">
          <text:p text:style-name="P20"><text:span text:style-name="T5">Data output</text:span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4" draw:style-name="gr108" draw:text-style-name="P9" xml:id="id63" draw:id="id63" draw:layer="layout" svg:x1="19.393cm" svg:y1="17.568cm" svg:x2="19.455cm" svg:y2="15.874cm">
          <text:p/>
        </draw:line>
        <draw:line draw:name="Line 20" draw:style-name="gr109" draw:text-style-name="P8" xml:id="id64" draw:id="id64" draw:layer="layout" svg:x1="2.403cm" svg:y1="14.816cm" svg:x2="22.202cm" svg:y2="14.71cm">
          <text:p text:style-name="P10"><text:span text:style-name="T5"/></text:p>
        </draw:line>
        <draw:custom-shape draw:name="TextBox 180" draw:style-name="gr9" draw:text-style-name="P8" xml:id="id65" draw:id="id65" draw:layer="layout" svg:width="1.904cm" svg:height="1.115cm" svg:x="23.901cm" svg:y="10.583cm">
          <text:p text:style-name="P10"><text:span text:style-name="T5">V</text:span><text:span text:style-name="T13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9" draw:text-style-name="P8" xml:id="id66" draw:id="id66" draw:layer="layout" svg:width="1.908cm" svg:height="1.115cm" svg:x="23.473cm" svg:y="16.933cm">
          <text:p text:style-name="P10"><text:span text:style-name="T5">V</text:span><text:span text:style-name="T13">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8" draw:style-name="gr108" draw:text-style-name="P9" xml:id="id67" draw:id="id67" draw:layer="layout" svg:x1="1.627cm" svg:y1="11.006cm" svg:x2="23.477cm" svg:y2="11.011cm">
          <text:p/>
        </draw:line>
        <draw:line draw:name="Straight Connector 659" draw:style-name="gr108" draw:text-style-name="P9" xml:id="id68" draw:id="id68" draw:layer="layout" svg:x1="1.274cm" svg:y1="17.568cm" svg:x2="23.477cm" svg:y2="17.572cm">
          <text:p/>
        </draw:line>
        <draw:line draw:name="Straight Connector 661" draw:style-name="gr108" draw:text-style-name="P9" xml:id="id69" draw:id="id69" draw:layer="layout" svg:x1="2.8cm" svg:y1="12.475cm" svg:x2="2.791cm" svg:y2="16.285cm">
          <text:p/>
        </draw:line>
        <draw:line draw:name="Straight Connector 664" draw:style-name="gr108" draw:text-style-name="P9" xml:id="id70" draw:id="id70" draw:layer="layout" svg:x1="12.894cm" svg:y1="12.47cm" svg:x2="12.885cm" svg:y2="16.28cm">
          <text:p/>
        </draw:line>
        <draw:line draw:name="Straight Connector 666" draw:style-name="gr108" draw:text-style-name="P9" xml:id="id71" draw:id="id71" draw:layer="layout" svg:x1="15.028cm" svg:y1="16.298cm" svg:x2="17.158cm" svg:y2="16.289cm">
          <text:p/>
        </draw:line>
        <draw:line draw:name="Straight Connector 667" draw:style-name="gr108" draw:text-style-name="P9" xml:id="id72" draw:id="id72" draw:layer="layout" svg:x1="8.794cm" svg:y1="17.572cm" svg:x2="8.8cm" svg:y2="16.293cm">
          <text:p/>
        </draw:line>
        <draw:line draw:name="Straight Connector 668" draw:style-name="gr110" draw:text-style-name="P9" xml:id="id73" draw:id="id73" draw:layer="layout" svg:x1="10.354cm" svg:y1="13.895cm" svg:x2="7.448cm" svg:y2="13.965cm">
          <text:p/>
        </draw:line>
        <draw:line draw:name="Straight Connector 669" draw:style-name="gr108" draw:text-style-name="P9" xml:id="id74" draw:id="id74" draw:layer="layout" svg:x1="10.944cm" svg:y1="13.965cm" svg:x2="12.885cm" svg:y2="13.97cm">
          <text:p/>
        </draw:line>
        <draw:line draw:name="Straight Connector 671" draw:style-name="gr110" draw:text-style-name="P9" xml:id="id75" draw:id="id75" draw:layer="layout" svg:x1="20.725cm" svg:y1="13.97cm" svg:x2="17.127cm" svg:y2="13.971cm">
          <text:p/>
        </draw:line>
        <draw:line draw:name="Straight Connector 672" draw:style-name="gr108" draw:text-style-name="P9" xml:id="id76" draw:id="id76" draw:layer="layout" svg:x1="22.207cm" svg:y1="13.97cm" svg:x2="23.759cm" svg:y2="13.974cm">
          <text:p/>
        </draw:line>
        <draw:line draw:name="Straight Connector 673" draw:style-name="gr108" draw:text-style-name="P9" xml:id="id77" draw:id="id77" draw:layer="layout" svg:x1="0.846cm" svg:y1="13.564cm" svg:x2="2.791cm" svg:y2="13.568cm">
          <text:p/>
        </draw:line>
        <draw:custom-shape draw:name="Rectangle 675" draw:style-name="gr91" draw:text-style-name="P8" xml:id="id78" draw:id="id78" draw:layer="layout" svg:width="22.012cm" svg:height="7.407cm" svg:x="1.464cm" svg:y="10.58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6" draw:style-name="gr110" draw:text-style-name="P9" xml:id="id79" draw:id="id79" draw:layer="layout" svg:x1="3.58cm" svg:y1="18.838cm" svg:x2="3.581cm" svg:y2="10.16cm">
          <text:p/>
        </draw:line>
        <draw:line draw:name="Straight Connector 677" draw:style-name="gr110" draw:text-style-name="P9" xml:id="id80" draw:id="id80" draw:layer="layout" svg:x1="6.544cm" svg:y1="18.838cm" svg:x2="6.545cm" svg:y2="10.16cm">
          <text:p/>
        </draw:line>
        <draw:custom-shape draw:name="TextBox 247" draw:style-name="gr9" draw:text-style-name="P8" xml:id="id81" draw:id="id81" draw:layer="layout" svg:width="3.994cm" svg:height="1.013cm" draw:transform="rotate (-1.5707963267949) translate (1.058cm 11.928cm)">
          <text:p text:style-name="P20"><text:span text:style-name="T5">Data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9" draw:text-style-name="P8" xml:id="id82" draw:id="id82" draw:layer="layout" svg:width="3.492cm" svg:height="1.327cm" svg:x="5.062cm" svg:y="17.939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9" draw:text-style-name="P8" xml:id="id83" draw:id="id83" draw:layer="layout" svg:width="2.693cm" svg:height="1.327cm" svg:x="2.368cm" svg:y="17.939cm">
          <text:p text:style-name="P10"><text:span text:style-name="T17"></text:span><text:span text:style-name="T1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81" draw:style-name="gr72" draw:text-style-name="P9" xml:id="id84" draw:id="id84" draw:layer="layout" svg:x1="5.287cm" svg:y1="18.198cm" svg:x2="6.332cm" svg:y2="18.203cm">
          <text:p/>
        </draw:line>
        <draw:custom-shape draw:name="TextBox 252" draw:style-name="gr9" draw:text-style-name="P8" xml:id="id85" draw:id="id85" draw:layer="layout" svg:width="3.492cm" svg:height="1.327cm" svg:x="15.117cm" svg:y="17.948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9" draw:text-style-name="P8" xml:id="id86" draw:id="id86" draw:layer="layout" svg:width="2.693cm" svg:height="1.327cm" svg:x="12.202cm" svg:y="17.948cm">
          <text:p text:style-name="P10"><text:span text:style-name="T17"></text:span><text:span text:style-name="T1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84" draw:style-name="gr72" draw:text-style-name="P9" xml:id="id87" draw:id="id87" draw:layer="layout" svg:x1="15.292cm" svg:y1="18.198cm" svg:x2="16.338cm" svg:y2="18.203cm">
          <text:p/>
        </draw:line>
        <draw:custom-shape draw:name="TextBox 263" draw:style-name="gr9" draw:text-style-name="P8" xml:id="id88" draw:id="id88" draw:layer="layout" svg:width="4.537cm" svg:height="1.013cm" draw:transform="rotate (-1.5707963267949) translate (24.747cm 11.746cm)">
          <text:p text:style-name="P20"><text:span text:style-name="T5">Data output</text:span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86" xml:id="id89" draw:id="id89">
          <draw:custom-shape draw:name="Rectangle 687" draw:style-name="gr114" draw:text-style-name="P8" draw:layer="layout" svg:width="4.232cm" svg:height="1.692cm" svg:x="2.099cm" svg:y="15.45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8" draw:style-name="gr114" draw:text-style-name="P8" draw:layer="layout" svg:width="0.943cm" svg:height="1.128cm" svg:x="2.333cm" svg:y="15.73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9" draw:style-name="gr114" draw:text-style-name="P8" draw:layer="layout" svg:width="0.938cm" svg:height="1.128cm" svg:x="5.062cm" svg:y="15.73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90" draw:style-name="gr114" draw:text-style-name="P8" xml:id="id90" draw:id="id90" draw:layer="layout" svg:width="3.809cm" svg:height="1.692cm" svg:x="8.026cm" svg:y="15.45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1" draw:style-name="gr114" draw:text-style-name="P8" xml:id="id91" draw:id="id91" draw:layer="layout" svg:width="0.938cm" svg:height="1.128cm" svg:x="8.237cm" svg:y="15.73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2" draw:style-name="gr114" draw:text-style-name="P8" xml:id="id92" draw:id="id92" draw:layer="layout" svg:width="0.938cm" svg:height="1.128cm" svg:x="10.685cm" svg:y="15.73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93" xml:id="id93" draw:id="id93">
          <draw:custom-shape draw:name="Rectangle 694" draw:style-name="gr22" draw:text-style-name="P8" draw:layer="layout" svg:width="4.444cm" svg:height="1.692cm" svg:x="3.792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5" draw:style-name="gr22" draw:text-style-name="P8" draw:layer="layout" svg:width="0.987cm" svg:height="1.128cm" svg:x="4.075cm" svg:y="11.9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6" draw:style-name="gr22" draw:text-style-name="P8" draw:layer="layout" svg:width="0.987cm" svg:height="1.128cm" svg:x="6.906cm" svg:y="11.9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702" draw:style-name="gr28" draw:text-style-name="P13" xml:id="id94" draw:id="id94" draw:layer="layout" svg:width="0.541cm" svg:height="0.572cm" svg:x="9.812cm" svg:y="13.60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03" draw:style-name="gr108" draw:text-style-name="P9" xml:id="id95" draw:id="id95" draw:layer="layout" svg:x1="7.456cm" svg:y1="12.475cm" svg:x2="7.448cm" svg:y2="16.285cm">
          <text:p/>
        </draw:line>
        <draw:custom-shape draw:name="Oval 705" draw:style-name="gr28" draw:text-style-name="P13" xml:id="id96" draw:id="id96" draw:layer="layout" svg:width="0.541cm" svg:height="0.572cm" svg:x="7.272cm" svg:y="13.82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06" draw:style-name="gr108" draw:text-style-name="P9" xml:id="id97" draw:id="id97" draw:layer="layout" svg:x1="2.791cm" svg:y1="12.475cm" svg:x2="4.731cm" svg:y2="12.479cm">
          <text:p/>
        </draw:line>
        <draw:custom-shape draw:name="Rectangle 707" draw:style-name="gr22" draw:text-style-name="P8" xml:id="id98" draw:id="id98" draw:layer="layout" svg:width="3.597cm" svg:height="1.692cm" svg:x="8.449cm" svg:y="11.64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8" draw:style-name="gr22" draw:text-style-name="P8" xml:id="id99" draw:id="id99" draw:layer="layout" svg:width="0.797cm" svg:height="1.128cm" svg:x="8.678cm" svg:y="11.92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9" draw:style-name="gr22" draw:text-style-name="P8" xml:id="id100" draw:id="id100" draw:layer="layout" svg:width="1.269cm" svg:height="1.269cm" svg:x="10.354cm" svg:y="11.85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12" draw:style-name="gr28" draw:text-style-name="P13" xml:id="id101" draw:id="id101" draw:layer="layout" svg:width="0.541cm" svg:height="0.572cm" svg:x="10.777cm" svg:y="13.75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4" draw:style-name="gr28" draw:text-style-name="P13" xml:id="id102" draw:id="id102" draw:layer="layout" svg:width="0.541cm" svg:height="0.572cm" svg:x="12.471cm" svg:y="13.75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17" draw:style-name="gr114" draw:text-style-name="P8" xml:id="id103" draw:id="id103" draw:layer="layout" svg:width="3.809cm" svg:height="1.692cm" svg:x="12.047cm" svg:y="15.45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8" draw:style-name="gr114" draw:text-style-name="P8" xml:id="id104" draw:id="id104" draw:layer="layout" svg:width="0.938cm" svg:height="1.128cm" svg:x="12.378cm" svg:y="15.73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9" draw:style-name="gr114" draw:text-style-name="P8" xml:id="id105" draw:id="id105" draw:layer="layout" svg:width="0.938cm" svg:height="1.128cm" svg:x="14.706cm" svg:y="15.734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20" xml:id="id106" draw:id="id106">
          <draw:custom-shape draw:name="Rectangle 721" draw:style-name="gr22" draw:text-style-name="P8" draw:layer="layout" svg:width="4.444cm" svg:height="1.692cm" svg:x="18.609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2" draw:style-name="gr22" draw:text-style-name="P8" draw:layer="layout" svg:width="0.987cm" svg:height="1.128cm" svg:x="18.891cm" svg:y="11.9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3" draw:style-name="gr22" draw:text-style-name="P8" draw:layer="layout" svg:width="0.987cm" svg:height="1.128cm" svg:x="21.722cm" svg:y="11.9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724" draw:style-name="gr110" draw:text-style-name="P9" xml:id="id107" draw:id="id107" draw:layer="layout" svg:x1="13.529cm" svg:y1="18.631cm" svg:x2="13.533cm" svg:y2="9.952cm">
          <text:p/>
        </draw:line>
        <draw:g draw:name="Group 726" xml:id="id108" draw:id="id108">
          <draw:custom-shape draw:name="Rectangle 727" draw:style-name="gr22" draw:text-style-name="P8" draw:layer="layout" svg:width="4.444cm" svg:height="1.692cm" svg:x="13.741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8" draw:style-name="gr22" draw:text-style-name="P8" draw:layer="layout" svg:width="0.987cm" svg:height="1.128cm" svg:x="14.023cm" svg:y="11.9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9" draw:style-name="gr22" draw:text-style-name="P8" draw:layer="layout" svg:width="0.987cm" svg:height="1.128cm" svg:x="16.854cm" svg:y="11.92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731" draw:style-name="gr28" draw:text-style-name="P13" xml:id="id109" draw:id="id109" draw:layer="layout" svg:width="0.541cm" svg:height="0.572cm" svg:x="17.008cm" svg:y="13.75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6" draw:style-name="gr108" draw:text-style-name="P9" xml:id="id110" draw:id="id110" draw:layer="layout" svg:x1="17.167cm" svg:y1="12.47cm" svg:x2="17.158cm" svg:y2="16.28cm">
          <text:p/>
        </draw:line>
        <draw:g draw:name="Group 737" xml:id="id111" draw:id="id111">
          <draw:custom-shape draw:name="Rectangle 738" draw:style-name="gr114" draw:text-style-name="P8" draw:layer="layout" svg:width="4.232cm" svg:height="1.692cm" svg:x="18.821cm" svg:y="15.45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9" draw:style-name="gr114" draw:text-style-name="P8" draw:layer="layout" svg:width="0.943cm" svg:height="1.128cm" svg:x="19.054cm" svg:y="15.73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0" draw:style-name="gr114" draw:text-style-name="P8" draw:layer="layout" svg:width="0.938cm" svg:height="1.128cm" svg:x="21.784cm" svg:y="15.734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741" draw:style-name="gr110" draw:text-style-name="P9" xml:id="id112" draw:id="id112" draw:layer="layout" svg:x1="20.721cm" svg:y1="17.361cm" svg:x2="20.725cm" svg:y2="11.218cm">
          <text:p/>
        </draw:line>
        <draw:line draw:name="Straight Connector 743" draw:style-name="gr111" draw:text-style-name="P9" xml:id="id113" draw:id="id113" draw:layer="layout" svg:x1="22.246cm" svg:y1="17.249cm" svg:x2="22.842cm" svg:y2="17.851cm">
          <text:p/>
        </draw:line>
        <draw:line draw:name="Straight Connector 744" draw:style-name="gr111" draw:text-style-name="P9" xml:id="id114" draw:id="id114" draw:layer="layout" svg:x1="22.206cm" svg:y1="17.863cm" svg:x2="22.808cm" svg:y2="17.268cm">
          <text:p/>
        </draw:line>
        <draw:line draw:name="Straight Connector 745" draw:style-name="gr111" draw:text-style-name="P9" xml:id="id115" draw:id="id115" draw:layer="layout" svg:x1="22.454cm" svg:y1="10.793cm" svg:x2="23.049cm" svg:y2="11.395cm">
          <text:p/>
        </draw:line>
        <draw:line draw:name="Straight Connector 746" draw:style-name="gr111" draw:text-style-name="P9" xml:id="id116" draw:id="id116" draw:layer="layout" svg:x1="22.417cm" svg:y1="11.408cm" svg:x2="23.019cm" svg:y2="10.812cm">
          <text:p/>
        </draw:line>
        <draw:g draw:name="Group 768">
          <draw:line draw:name="Straight Connector 640" draw:style-name="gr108" draw:text-style-name="P9" draw:layer="layout" svg:x1="19.839cm" svg:y1="7.769cm" svg:x2="19.896cm" svg:y2="6.279cm">
            <text:p/>
          </draw:line>
          <draw:line draw:name="Line 20" draw:style-name="gr109" draw:text-style-name="P8" draw:layer="layout" svg:x1="2.841cm" svg:y1="5.348cm" svg:x2="22.647cm" svg:y2="5.254cm">
            <text:p/>
          </draw:line>
          <draw:line draw:name="Straight Connector 462" draw:style-name="gr108" draw:text-style-name="P9" draw:layer="layout" svg:x1="2.063cm" svg:y1="1.993cm" svg:x2="23.918cm" svg:y2="1.997cm">
            <text:p/>
          </draw:line>
          <draw:line draw:name="Straight Connector 463" draw:style-name="gr108" draw:text-style-name="P9" draw:layer="layout" svg:x1="1.715cm" svg:y1="7.769cm" svg:x2="23.918cm" svg:y2="7.774cm">
            <text:p/>
          </draw:line>
          <draw:line draw:name="Straight Connector 471" draw:style-name="gr108" draw:text-style-name="P9" draw:layer="layout" svg:x1="3.236cm" svg:y1="3.285cm" svg:x2="3.227cm" svg:y2="6.641cm">
            <text:p/>
          </draw:line>
          <draw:line draw:name="Straight Connector 476" draw:style-name="gr108" draw:text-style-name="P9" draw:layer="layout" svg:x1="6.222cm" svg:y1="6.641cm" svg:x2="7.888cm" svg:y2="6.645cm">
            <text:p/>
          </draw:line>
          <draw:line draw:name="Straight Connector 477" draw:style-name="gr108" draw:text-style-name="P9" draw:layer="layout" svg:x1="11.394cm" svg:y1="3.285cm" svg:x2="11.385cm" svg:y2="6.641cm">
            <text:p/>
          </draw:line>
          <draw:line draw:name="Straight Connector 485" draw:style-name="gr108" draw:text-style-name="P9" draw:layer="layout" svg:x1="13.334cm" svg:y1="3.28cm" svg:x2="13.326cm" svg:y2="6.636cm">
            <text:p/>
          </draw:line>
          <draw:line draw:name="Straight Connector 487" draw:style-name="gr108" draw:text-style-name="P9" draw:layer="layout" svg:x1="13.334cm" svg:y1="3.298cm" svg:x2="14.878cm" svg:y2="3.289cm">
            <text:p/>
          </draw:line>
          <draw:line draw:name="Straight Connector 490" draw:style-name="gr108" draw:text-style-name="P9" draw:layer="layout" svg:x1="15.932cm" svg:y1="6.641cm" svg:x2="17.599cm" svg:y2="6.645cm">
            <text:p/>
          </draw:line>
          <draw:line draw:name="Straight Connector 492" draw:style-name="gr108" draw:text-style-name="P9" draw:layer="layout" svg:x1="9.235cm" svg:y1="7.773cm" svg:x2="9.241cm" svg:y2="6.65cm">
            <text:p/>
          </draw:line>
          <draw:line draw:name="Straight Connector 493" draw:style-name="gr110" draw:text-style-name="P9" draw:layer="layout" svg:x1="10.795cm" svg:y1="4.537cm" svg:x2="7.888cm" svg:y2="4.599cm">
            <text:p/>
          </draw:line>
          <draw:line draw:name="Straight Connector 498" draw:style-name="gr108" draw:text-style-name="P9" draw:layer="layout" svg:x1="11.385cm" svg:y1="4.599cm" svg:x2="13.326cm" svg:y2="4.603cm">
            <text:p/>
          </draw:line>
          <draw:line draw:name="Straight Connector 504" draw:style-name="gr108" draw:text-style-name="P9" draw:layer="layout" svg:x1="22.648cm" svg:y1="3.285cm" svg:x2="22.643cm" svg:y2="6.641cm">
            <text:p/>
          </draw:line>
          <draw:line draw:name="Straight Connector 509" draw:style-name="gr110" draw:text-style-name="P9" draw:layer="layout" svg:x1="21.166cm" svg:y1="4.603cm" svg:x2="17.568cm" svg:y2="4.604cm">
            <text:p/>
          </draw:line>
          <draw:line draw:name="Straight Connector 514" draw:style-name="gr108" draw:text-style-name="P9" draw:layer="layout" svg:x1="22.648cm" svg:y1="4.603cm" svg:x2="24.2cm" svg:y2="4.604cm">
            <text:p/>
          </draw:line>
          <draw:line draw:name="Straight Connector 516" draw:style-name="gr108" draw:text-style-name="P9" draw:layer="layout" svg:x1="1.287cm" svg:y1="4.242cm" svg:x2="3.227cm" svg:y2="4.246cm">
            <text:p/>
          </draw:line>
          <draw:custom-shape draw:name="Rectangle 518" draw:style-name="gr91" draw:text-style-name="P8" draw:layer="layout" svg:width="22.012cm" svg:height="6.525cm" svg:x="1.905cm" svg:y="1.61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20" draw:style-name="gr110" draw:text-style-name="P9" draw:layer="layout" svg:x1="4.021cm" svg:y1="8.89cm" svg:x2="4.022cm" svg:y2="1.247cm">
            <text:p/>
          </draw:line>
          <draw:line draw:name="Straight Connector 525" draw:style-name="gr72" draw:text-style-name="P9" draw:layer="layout" svg:x1="5.728cm" svg:y1="8.325cm" svg:x2="6.768cm" svg:y2="8.329cm">
            <text:p/>
          </draw:line>
          <draw:line draw:name="Straight Connector 528" draw:style-name="gr72" draw:text-style-name="P9" draw:layer="layout" svg:x1="15.733cm" svg:y1="8.325cm" svg:x2="16.778cm" svg:y2="8.329cm">
            <text:p/>
          </draw:line>
          <draw:custom-shape draw:name="Oval 554" draw:style-name="gr28" draw:text-style-name="P13" draw:layer="layout" svg:width="0.541cm" svg:height="0.506cm" svg:x="10.253cm" svg:y="4.282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74" draw:style-name="gr108" draw:text-style-name="P9" draw:layer="layout" svg:x1="7.897cm" svg:y1="3.285cm" svg:x2="7.888cm" svg:y2="6.641cm">
            <text:p/>
          </draw:line>
          <draw:custom-shape draw:name="Oval 558" draw:style-name="gr28" draw:text-style-name="P13" draw:layer="layout" svg:width="0.546cm" svg:height="0.502cm" svg:x="7.708cm" svg:y="4.471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73" draw:style-name="gr108" draw:text-style-name="P9" draw:layer="layout" svg:x1="3.227cm" svg:y1="3.285cm" svg:x2="5.172cm" svg:y2="3.289cm">
            <text:p/>
          </draw:line>
          <draw:custom-shape draw:name="Oval 592" draw:style-name="gr28" draw:text-style-name="P13" draw:layer="layout" svg:width="0.541cm" svg:height="0.506cm" svg:x="11.218cm" svg:y="4.414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4" draw:style-name="gr28" draw:text-style-name="P13" draw:layer="layout" svg:width="0.541cm" svg:height="0.506cm" svg:x="12.912cm" svg:y="4.414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96" draw:style-name="gr108" draw:text-style-name="P9" draw:layer="layout" svg:x1="9.577cm" svg:y1="3.298cm" svg:x2="9.639cm" svg:y2="1.807cm">
            <text:p/>
          </draw:line>
          <draw:line draw:name="Straight Connector 613" draw:style-name="gr110" draw:text-style-name="P9" draw:layer="layout" svg:x1="13.969cm" svg:y1="8.704cm" svg:x2="13.974cm" svg:y2="1.062cm">
            <text:p/>
          </draw:line>
          <draw:line draw:name="Straight Connector 616" draw:style-name="gr110" draw:text-style-name="P9" draw:layer="layout" svg:x1="16.721cm" svg:y1="8.704cm" svg:x2="16.722cm" svg:y2="1.247cm">
            <text:p/>
          </draw:line>
          <draw:custom-shape draw:name="Oval 622" draw:style-name="gr28" draw:text-style-name="P13" draw:layer="layout" svg:width="0.541cm" svg:height="0.506cm" svg:x="17.449cm" svg:y="2.97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3" draw:style-name="gr28" draw:text-style-name="P13" draw:layer="layout" svg:width="0.541cm" svg:height="0.506cm" svg:x="17.449cm" svg:y="4.414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4" draw:style-name="gr28" draw:text-style-name="P13" draw:layer="layout" svg:width="0.541cm" svg:height="0.506cm" svg:x="19.566cm" svg:y="2.924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6" draw:style-name="gr28" draw:text-style-name="P13" draw:layer="layout" svg:width="0.541cm" svg:height="0.506cm" svg:x="19.566cm" svg:y="6.27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88" draw:style-name="gr108" draw:text-style-name="P9" draw:layer="layout" svg:x1="17.608cm" svg:y1="3.28cm" svg:x2="17.599cm" svg:y2="6.636cm">
            <text:p/>
          </draw:line>
          <draw:line draw:name="Straight Connector 637" draw:style-name="gr110" draw:text-style-name="P9" draw:layer="layout" svg:x1="21.162cm" svg:y1="7.589cm" svg:x2="21.166cm" svg:y2="2.178cm">
            <text:p/>
          </draw:line>
          <draw:line draw:name="Straight Connector 638" draw:style-name="gr108" draw:text-style-name="P9" draw:layer="layout" svg:x1="19.839cm" svg:y1="3.483cm" svg:x2="19.896cm" svg:y2="1.993cm">
            <text:p/>
          </draw:line>
          <draw:line draw:name="Straight Connector 644" draw:style-name="gr111" draw:text-style-name="P9" draw:layer="layout" svg:x1="21.629cm" svg:y1="7.494cm" svg:x2="22.225cm" svg:y2="8.023cm">
            <text:p/>
          </draw:line>
          <draw:line draw:name="Straight Connector 646" draw:style-name="gr111" draw:text-style-name="P9" draw:layer="layout" svg:x1="21.593cm" svg:y1="8.029cm" svg:x2="22.195cm" svg:y2="7.505cm">
            <text:p/>
          </draw:line>
          <draw:line draw:name="Straight Connector 647" draw:style-name="gr111" draw:text-style-name="P9" draw:layer="layout" svg:x1="22.899cm" svg:y1="1.805cm" svg:x2="23.495cm" svg:y2="2.335cm">
            <text:p/>
          </draw:line>
          <draw:line draw:name="Straight Connector 648" draw:style-name="gr111" draw:text-style-name="P9" draw:layer="layout" svg:x1="22.858cm" svg:y1="2.345cm" svg:x2="23.46cm" svg:y2="1.821cm">
            <text:p/>
          </draw:line>
          <draw:line draw:name="Straight Connector 747" draw:style-name="gr112" draw:text-style-name="P9" draw:layer="layout" svg:x1="5.04cm" svg:y1="3.298cm" svg:x2="8.162cm" svg:y2="3.364cm">
            <text:p/>
          </draw:line>
          <draw:line draw:name="Straight Connector 521" draw:style-name="gr110" draw:text-style-name="P9" draw:layer="layout" svg:x1="6.985cm" svg:y1="8.89cm" svg:x2="6.986cm" svg:y2="1.247cm">
            <text:p/>
          </draw:line>
          <draw:custom-shape draw:name="Oval 552" draw:style-name="gr28" draw:text-style-name="P13" draw:layer="layout" svg:width="0.541cm" svg:height="0.502cm" svg:x="4.657cm" svg:y="3.11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49" draw:style-name="gr112" draw:text-style-name="P9" draw:layer="layout" svg:x1="9.577cm" svg:y1="3.298cm" svg:x2="11.469cm" svg:y2="3.355cm">
            <text:p/>
          </draw:line>
          <draw:custom-shape draw:name="Oval 593" draw:style-name="gr28" draw:text-style-name="P13" draw:layer="layout" svg:width="0.541cm" svg:height="0.506cm" svg:x="11.007cm" svg:y="3.065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6" draw:style-name="gr28" draw:text-style-name="P13" draw:layer="layout" svg:width="0.541cm" svg:height="0.506cm" svg:x="9.313cm" svg:y="2.97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3" draw:style-name="gr28" draw:text-style-name="P13" draw:layer="layout" svg:width="0.541cm" svg:height="0.502cm" svg:x="7.62cm" svg:y="3.11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51" draw:style-name="gr112" draw:text-style-name="P9" draw:layer="layout" svg:x1="14.869cm" svg:y1="3.298cm" svg:x2="17.449cm" svg:y2="3.232cm">
            <text:p/>
          </draw:line>
          <draw:custom-shape draw:name="Oval 591" draw:style-name="gr28" draw:text-style-name="P13" draw:layer="layout" svg:width="0.541cm" svg:height="0.506cm" svg:x="14.605cm" svg:y="2.97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68" draw:style-name="gr110" draw:text-style-name="P9" draw:layer="layout" svg:x1="10.371cm" svg:y1="7.589cm" svg:x2="10.376cm" svg:y2="2.178cm">
            <text:p/>
          </draw:line>
          <draw:line draw:name="Straight Connector 755" draw:style-name="gr112" draw:text-style-name="P9" draw:layer="layout" svg:x1="20.108cm" svg:y1="3.298cm" svg:x2="22.78cm" svg:y2="3.236cm">
            <text:p/>
          </draw:line>
          <draw:custom-shape draw:name="Oval 628" draw:style-name="gr28" draw:text-style-name="P13" draw:layer="layout" svg:width="0.541cm" svg:height="0.502cm" svg:x="22.318cm" svg:y="3.166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57" draw:style-name="gr113" draw:text-style-name="P9" draw:layer="layout" svg:x1="3.386cm" svg:y1="6.588cm" svg:x2="6.257cm" svg:y2="6.589cm">
            <text:p/>
          </draw:line>
          <draw:line draw:name="Straight Connector 758" draw:style-name="gr113" draw:text-style-name="P9" draw:layer="layout" svg:x1="9.313cm" svg:y1="6.588cm" svg:x2="11.205cm" svg:y2="6.645cm">
            <text:p/>
          </draw:line>
          <draw:line draw:name="Straight Connector 759" draw:style-name="gr113" draw:text-style-name="P9" draw:layer="layout" svg:x1="13.467cm" svg:y1="6.654cm" svg:x2="15.535cm" svg:y2="6.658cm">
            <text:p/>
          </draw:line>
          <draw:line draw:name="Straight Connector 760" draw:style-name="gr113" draw:text-style-name="P9" draw:layer="layout" svg:x1="20.108cm" svg:y1="6.535cm" svg:x2="22.859cm" svg:y2="6.526cm">
            <text:p/>
          </draw:line>
          <draw:custom-shape draw:name="Oval 549" draw:style-name="gr28" draw:text-style-name="P13" draw:layer="layout" svg:width="0.541cm" svg:height="0.506cm" svg:x="5.715cm" svg:y="6.332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7" draw:style-name="gr28" draw:text-style-name="P13" draw:layer="layout" svg:width="0.541cm" svg:height="0.506cm" svg:x="2.963cm" svg:y="6.27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1" draw:style-name="gr28" draw:text-style-name="P13" draw:layer="layout" svg:width="0.541cm" svg:height="0.506cm" svg:x="11.218cm" svg:y="6.27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50" draw:style-name="gr28" draw:text-style-name="P13" draw:layer="layout" svg:width="0.541cm" svg:height="0.506cm" svg:x="8.89cm" svg:y="6.332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5" draw:style-name="gr28" draw:text-style-name="P13" draw:layer="layout" svg:width="0.541cm" svg:height="0.506cm" svg:x="15.452cm" svg:y="6.332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0" draw:style-name="gr28" draw:text-style-name="P13" draw:layer="layout" svg:width="0.541cm" svg:height="0.506cm" svg:x="13.004cm" svg:y="6.332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7" draw:style-name="gr28" draw:text-style-name="P13" draw:layer="layout" svg:width="0.541cm" svg:height="0.506cm" svg:x="22.529cm" svg:y="6.332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own Arrow 769" draw:style-name="gr103" draw:text-style-name="P18" xml:id="id117" draw:id="id117" draw:layer="layout" svg:width="2.962cm" svg:height="0.846cm" svg:x="10.372cm" svg:y="9.313cm">
          <text:p text:style-name="P20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Straight Connector 716" draw:style-name="gr108" draw:text-style-name="P9" xml:id="id118" draw:id="id118" draw:layer="layout" svg:x1="9.136cm" svg:y1="12.488cm" svg:x2="9.198cm" svg:y2="10.794cm">
          <text:p/>
        </draw:line>
        <draw:line draw:name="Straight Connector 663" draw:style-name="gr108" draw:text-style-name="P9" xml:id="id119" draw:id="id119" draw:layer="layout" svg:x1="10.953cm" svg:y1="12.475cm" svg:x2="10.944cm" svg:y2="16.285cm">
          <text:p/>
        </draw:line>
        <draw:line draw:name="Straight Connector 665" draw:style-name="gr108" draw:text-style-name="P9" xml:id="id120" draw:id="id120" draw:layer="layout" svg:x1="12.894cm" svg:y1="12.488cm" svg:x2="14.437cm" svg:y2="12.479cm">
          <text:p/>
        </draw:line>
        <draw:line draw:name="Straight Connector 742" draw:style-name="gr108" draw:text-style-name="P9" xml:id="id121" draw:id="id121" draw:layer="layout" svg:x1="19.393cm" svg:y1="12.699cm" svg:x2="19.455cm" svg:y2="11.006cm">
          <text:p/>
        </draw:line>
        <draw:line draw:name="Straight Connector 670" draw:style-name="gr108" draw:text-style-name="P9" xml:id="id122" draw:id="id122" draw:layer="layout" svg:x1="22.207cm" svg:y1="12.475cm" svg:x2="22.198cm" svg:y2="16.285cm">
          <text:p/>
        </draw:line>
        <draw:line draw:name="Straight Connector 662" draw:style-name="gr108" draw:text-style-name="P9" xml:id="id123" draw:id="id123" draw:layer="layout" svg:x1="5.781cm" svg:y1="16.285cm" svg:x2="7.448cm" svg:y2="16.289cm">
          <text:p/>
        </draw:line>
        <draw:line draw:name="Straight Connector 660" draw:style-name="gr110" draw:text-style-name="P9" xml:id="id124" draw:id="id124" draw:layer="layout" svg:x1="9.93cm" svg:y1="17.361cm" svg:x2="9.935cm" svg:y2="11.218cm">
          <text:p/>
        </draw:line>
        <draw:line draw:name="Straight Connector 725" draw:style-name="gr110" draw:text-style-name="P9" xml:id="id125" draw:id="id125" draw:layer="layout" svg:x1="16.28cm" svg:y1="18.626cm" svg:x2="16.281cm" svg:y2="10.16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2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2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2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2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2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2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2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2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2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2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2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2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2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2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2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2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2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2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2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2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2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2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2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2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2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2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2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2s" smil:targetElement="id1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">
        <draw:custom-shape draw:name="TextBox 91" draw:style-name="gr9" draw:text-style-name="P8" draw:layer="layout" svg:width="20.954cm" svg:height="2.281cm" svg:x="1.693cm" svg:y="0cm">
          <text:p text:style-name="P10"><text:span text:style-name="T4">Stick Diagram to Symbolic Form: CMOS shift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3">
          <draw:line draw:name="Line 20" draw:style-name="gr109" draw:text-style-name="P8" draw:layer="layout" svg:x1="2.371cm" svg:y1="5.134cm" svg:x2="22.171cm" svg:y2="5.045cm">
            <text:p/>
          </draw:line>
          <draw:custom-shape draw:name="TextBox 180" draw:style-name="gr9" draw:text-style-name="P8" draw:layer="layout" svg:width="1.904cm" svg:height="1.115cm" svg:x="23.87cm" svg:y="1.591cm">
            <text:p text:style-name="P10"><text:span text:style-name="T5">V</text:span><text:span text:style-name="T13">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9" draw:text-style-name="P8" draw:layer="layout" svg:width="1.909cm" svg:height="1.115cm" svg:x="23.442cm" svg:y="6.906cm">
            <text:p text:style-name="P10"><text:span text:style-name="T5">V</text:span><text:span text:style-name="T13">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58" draw:style-name="gr108" draw:text-style-name="P9" draw:layer="layout" svg:x1="1.596cm" svg:y1="1.944cm" svg:x2="23.446cm" svg:y2="1.949cm">
            <text:p/>
          </draw:line>
          <draw:line draw:name="Straight Connector 659" draw:style-name="gr108" draw:text-style-name="P9" draw:layer="layout" svg:x1="1.243cm" svg:y1="7.439cm" svg:x2="23.446cm" svg:y2="7.443cm">
            <text:p/>
          </draw:line>
          <draw:line draw:name="Straight Connector 664" draw:style-name="gr108" draw:text-style-name="P9" draw:layer="layout" svg:x1="12.863cm" svg:y1="3.17cm" svg:x2="12.854cm" svg:y2="6.358cm">
            <text:p/>
          </draw:line>
          <draw:line draw:name="Straight Connector 668" draw:style-name="gr110" draw:text-style-name="P9" draw:layer="layout" svg:x1="10.323cm" svg:y1="4.361cm" svg:x2="7.417cm" svg:y2="4.422cm">
            <text:p/>
          </draw:line>
          <draw:line draw:name="Straight Connector 669" draw:style-name="gr108" draw:text-style-name="P9" draw:layer="layout" svg:x1="10.914cm" svg:y1="4.422cm" svg:x2="12.854cm" svg:y2="4.427cm">
            <text:p/>
          </draw:line>
          <draw:line draw:name="Straight Connector 671" draw:style-name="gr110" draw:text-style-name="P9" draw:layer="layout" svg:x1="20.694cm" svg:y1="4.427cm" svg:x2="17.096cm" svg:y2="4.428cm">
            <text:p/>
          </draw:line>
          <draw:line draw:name="Straight Connector 672" draw:style-name="gr108" draw:text-style-name="P9" draw:layer="layout" svg:x1="22.176cm" svg:y1="4.427cm" svg:x2="23.728cm" svg:y2="4.428cm">
            <text:p/>
          </draw:line>
          <draw:line draw:name="Straight Connector 673" draw:style-name="gr108" draw:text-style-name="P9" draw:layer="layout" svg:x1="0.815cm" svg:y1="4.087cm" svg:x2="2.76cm" svg:y2="4.088cm">
            <text:p/>
          </draw:line>
          <draw:custom-shape draw:name="Rectangle 675" draw:style-name="gr91" draw:text-style-name="P8" draw:layer="layout" svg:width="22.012cm" svg:height="6.199cm" svg:x="1.433cm" svg:y="1.59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76" draw:style-name="gr110" draw:text-style-name="P9" draw:layer="layout" svg:x1="3.549cm" svg:y1="8.501cm" svg:x2="3.55cm" svg:y2="1.234cm">
            <text:p/>
          </draw:line>
          <draw:custom-shape draw:name="TextBox 247" draw:style-name="gr9" draw:text-style-name="P8" draw:layer="layout" svg:width="4.484cm" svg:height="1.013cm" draw:transform="rotate (-1.5707963267949) translate (1.058cm 1.909cm)">
            <text:p text:style-name="P20"><text:span text:style-name="T5">Data in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9" draw:style-name="gr9" draw:text-style-name="P8" draw:layer="layout" svg:width="3.492cm" svg:height="1.327cm" svg:x="5.03cm" svg:y="7.748cm">
            <text:p text:style-name="P10"><text:span text:style-name="T17">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0" draw:style-name="gr9" draw:text-style-name="P8" draw:layer="layout" svg:width="2.694cm" svg:height="1.327cm" svg:x="2.336cm" svg:y="7.748cm">
            <text:p text:style-name="P10"><text:span text:style-name="T17">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81" draw:style-name="gr72" draw:text-style-name="P9" draw:layer="layout" svg:x1="5.256cm" svg:y1="7.963cm" svg:x2="6.301cm" svg:y2="7.968cm">
            <text:p/>
          </draw:line>
          <draw:custom-shape draw:name="TextBox 252" draw:style-name="gr9" draw:text-style-name="P8" draw:layer="layout" svg:width="3.492cm" svg:height="1.327cm" svg:x="15.085cm" svg:y="7.755cm">
            <text:p text:style-name="P10"><text:span text:style-name="T17">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6" draw:style-name="gr9" draw:text-style-name="P8" draw:layer="layout" svg:width="2.694cm" svg:height="1.327cm" svg:x="12.17cm" svg:y="7.755cm">
            <text:p text:style-name="P10"><text:span text:style-name="T17">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84" draw:style-name="gr72" draw:text-style-name="P9" draw:layer="layout" svg:x1="15.262cm" svg:y1="7.963cm" svg:x2="16.307cm" svg:y2="7.968cm">
            <text:p/>
          </draw:line>
          <draw:custom-shape draw:name="TextBox 263" draw:style-name="gr9" draw:text-style-name="P8" draw:layer="layout" svg:width="3.798cm" svg:height="1.775cm" draw:transform="rotate (-1.5707963267949) translate (24.716cm 2.565cm)">
            <text:p text:style-name="P20"><text:span text:style-name="T5">Data output</text:span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86">
            <draw:custom-shape draw:name="Rectangle 687" draw:style-name="gr114" draw:text-style-name="P8" draw:layer="layout" svg:width="4.232cm" svg:height="1.415cm" svg:x="2.068cm" svg:y="5.66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8" draw:style-name="gr114" draw:text-style-name="P8" draw:layer="layout" svg:width="0.943cm" svg:height="0.943cm" svg:x="2.302cm" svg:y="5.90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9" draw:style-name="gr114" draw:text-style-name="P8" draw:layer="layout" svg:width="0.938cm" svg:height="0.943cm" svg:x="5.031cm" svg:y="5.90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90" draw:style-name="gr114" draw:text-style-name="P8" draw:layer="layout" svg:width="3.809cm" svg:height="1.415cm" svg:x="7.995cm" svg:y="5.66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1" draw:style-name="gr114" draw:text-style-name="P8" draw:layer="layout" svg:width="0.938cm" svg:height="0.947cm" svg:x="8.206cm" svg:y="5.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2" draw:style-name="gr114" draw:text-style-name="P8" draw:layer="layout" svg:width="0.938cm" svg:height="0.947cm" svg:x="10.654cm" svg:y="5.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93">
            <draw:custom-shape draw:name="Rectangle 694" draw:style-name="gr22" draw:text-style-name="P8" draw:layer="layout" svg:width="4.444cm" svg:height="1.415cm" svg:x="3.761cm" svg:y="2.47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95" draw:style-name="gr22" draw:text-style-name="P8" draw:layer="layout" svg:width="0.987cm" svg:height="0.943cm" svg:x="4.044cm" svg:y="2.7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96" draw:style-name="gr22" draw:text-style-name="P8" draw:layer="layout" svg:width="0.987cm" svg:height="0.943cm" svg:x="6.875cm" svg:y="2.7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703" draw:style-name="gr108" draw:text-style-name="P9" draw:layer="layout" svg:x1="7.425cm" svg:y1="3.175cm" svg:x2="7.417cm" svg:y2="6.363cm">
            <text:p/>
          </draw:line>
          <draw:custom-shape draw:name="Oval 705" draw:style-name="gr28" draw:text-style-name="P13" draw:layer="layout" svg:width="0.541cm" svg:height="0.48cm" svg:x="7.241cm" svg:y="4.29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06" draw:style-name="gr108" draw:text-style-name="P9" draw:layer="layout" svg:x1="2.76cm" svg:y1="3.175cm" svg:x2="4.7cm" svg:y2="3.179cm">
            <text:p/>
          </draw:line>
          <draw:custom-shape draw:name="Rectangle 707" draw:style-name="gr22" draw:text-style-name="P8" draw:layer="layout" svg:width="3.597cm" svg:height="1.415cm" svg:x="8.418cm" svg:y="2.47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8" draw:style-name="gr22" draw:text-style-name="P8" draw:layer="layout" svg:width="0.797cm" svg:height="0.947cm" svg:x="8.647cm" svg:y="2.71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9" draw:style-name="gr22" draw:text-style-name="P8" draw:layer="layout" svg:width="1.269cm" svg:height="1.062cm" svg:x="10.323cm" svg:y="2.65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14" draw:style-name="gr28" draw:text-style-name="P13" draw:layer="layout" svg:width="0.541cm" svg:height="0.48cm" svg:x="12.44cm" svg:y="4.24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717" draw:style-name="gr114" draw:text-style-name="P8" draw:layer="layout" svg:width="3.809cm" svg:height="1.415cm" svg:x="12.016cm" svg:y="5.66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8" draw:style-name="gr114" draw:text-style-name="P8" draw:layer="layout" svg:width="0.938cm" svg:height="0.947cm" svg:x="12.347cm" svg:y="5.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9" draw:style-name="gr114" draw:text-style-name="P8" draw:layer="layout" svg:width="0.938cm" svg:height="0.947cm" svg:x="14.676cm" svg:y="5.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20">
            <draw:custom-shape draw:name="Rectangle 721" draw:style-name="gr22" draw:text-style-name="P8" draw:layer="layout" svg:width="4.444cm" svg:height="1.415cm" svg:x="18.578cm" svg:y="2.47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2" draw:style-name="gr22" draw:text-style-name="P8" draw:layer="layout" svg:width="0.987cm" svg:height="0.943cm" svg:x="18.86cm" svg:y="2.7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3" draw:style-name="gr22" draw:text-style-name="P8" draw:layer="layout" svg:width="0.987cm" svg:height="0.943cm" svg:x="21.691cm" svg:y="2.7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724" draw:style-name="gr110" draw:text-style-name="P9" draw:layer="layout" svg:x1="13.498cm" svg:y1="8.325cm" svg:x2="13.502cm" svg:y2="1.062cm">
            <text:p/>
          </draw:line>
          <draw:g draw:name="Group 726">
            <draw:custom-shape draw:name="Rectangle 727" draw:style-name="gr22" draw:text-style-name="P8" draw:layer="layout" svg:width="4.444cm" svg:height="1.415cm" svg:x="13.71cm" svg:y="2.47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8" draw:style-name="gr22" draw:text-style-name="P8" draw:layer="layout" svg:width="0.987cm" svg:height="0.943cm" svg:x="13.992cm" svg:y="2.7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9" draw:style-name="gr22" draw:text-style-name="P8" draw:layer="layout" svg:width="0.987cm" svg:height="0.943cm" svg:x="16.823cm" svg:y="2.71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736" draw:style-name="gr108" draw:text-style-name="P9" draw:layer="layout" svg:x1="17.136cm" svg:y1="3.17cm" svg:x2="17.127cm" svg:y2="6.358cm">
            <text:p/>
          </draw:line>
          <draw:g draw:name="Group 737">
            <draw:custom-shape draw:name="Rectangle 738" draw:style-name="gr114" draw:text-style-name="P8" draw:layer="layout" svg:width="4.232cm" svg:height="1.415cm" svg:x="18.79cm" svg:y="5.66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39" draw:style-name="gr114" draw:text-style-name="P8" draw:layer="layout" svg:width="0.943cm" svg:height="0.943cm" svg:x="19.024cm" svg:y="5.90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40" draw:style-name="gr114" draw:text-style-name="P8" draw:layer="layout" svg:width="0.938cm" svg:height="0.943cm" svg:x="21.753cm" svg:y="5.90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741" draw:style-name="gr110" draw:text-style-name="P9" draw:layer="layout" svg:x1="20.69cm" svg:y1="7.262cm" svg:x2="20.694cm" svg:y2="2.121cm">
            <text:p/>
          </draw:line>
          <draw:line draw:name="Straight Connector 743" draw:style-name="gr111" draw:text-style-name="P9" draw:layer="layout" svg:x1="22.215cm" svg:y1="7.171cm" svg:x2="22.812cm" svg:y2="7.676cm">
            <text:p/>
          </draw:line>
          <draw:line draw:name="Straight Connector 744" draw:style-name="gr111" draw:text-style-name="P9" draw:layer="layout" svg:x1="22.175cm" svg:y1="7.686cm" svg:x2="22.777cm" svg:y2="7.187cm">
            <text:p/>
          </draw:line>
          <draw:line draw:name="Straight Connector 745" draw:style-name="gr111" draw:text-style-name="P9" draw:layer="layout" svg:x1="22.422cm" svg:y1="1.765cm" svg:x2="23.019cm" svg:y2="2.269cm">
            <text:p/>
          </draw:line>
          <draw:line draw:name="Straight Connector 746" draw:style-name="gr111" draw:text-style-name="P9" draw:layer="layout" svg:x1="22.386cm" svg:y1="2.279cm" svg:x2="22.989cm" svg:y2="1.781cm">
            <text:p/>
          </draw:line>
          <draw:line draw:name="Straight Connector 742" draw:style-name="gr108" draw:text-style-name="P9" draw:layer="layout" svg:x1="19.363cm" svg:y1="3.364cm" svg:x2="19.424cm" svg:y2="1.944cm">
            <text:p/>
          </draw:line>
          <draw:line draw:name="Straight Connector 716" draw:style-name="gr108" draw:text-style-name="P9" draw:layer="layout" svg:x1="9.106cm" svg:y1="3.183cm" svg:x2="9.167cm" svg:y2="1.768cm">
            <text:p/>
          </draw:line>
          <draw:line draw:name="Straight Connector 670" draw:style-name="gr108" draw:text-style-name="P9" draw:layer="layout" svg:x1="22.176cm" svg:y1="3.175cm" svg:x2="22.167cm" svg:y2="6.363cm">
            <text:p/>
          </draw:line>
          <draw:line draw:name="Straight Connector 663" draw:style-name="gr108" draw:text-style-name="P9" draw:layer="layout" svg:x1="10.922cm" svg:y1="3.175cm" svg:x2="10.914cm" svg:y2="6.363cm">
            <text:p/>
          </draw:line>
          <draw:line draw:name="Straight Connector 665" draw:style-name="gr108" draw:text-style-name="P9" draw:layer="layout" svg:x1="12.863cm" svg:y1="3.183cm" svg:x2="14.406cm" svg:y2="3.179cm">
            <text:p/>
          </draw:line>
          <draw:custom-shape draw:name="Oval 712" draw:style-name="gr28" draw:text-style-name="P13" draw:layer="layout" svg:width="0.541cm" svg:height="0.48cm" svg:x="10.746cm" svg:y="4.24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1" draw:style-name="gr28" draw:text-style-name="P13" draw:layer="layout" svg:width="0.541cm" svg:height="0.48cm" svg:x="16.977cm" svg:y="4.24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2" draw:style-name="gr108" draw:text-style-name="P9" draw:layer="layout" svg:x1="5.75cm" svg:y1="6.363cm" svg:x2="7.417cm" svg:y2="6.367cm">
            <text:p/>
          </draw:line>
          <draw:line draw:name="Straight Connector 661" draw:style-name="gr108" draw:text-style-name="P9" draw:layer="layout" svg:x1="2.769cm" svg:y1="3.175cm" svg:x2="2.76cm" svg:y2="6.363cm">
            <text:p/>
          </draw:line>
          <draw:line draw:name="Straight Connector 654" draw:style-name="gr108" draw:text-style-name="P9" draw:layer="layout" svg:x1="19.363cm" svg:y1="7.439cm" svg:x2="19.424cm" svg:y2="6.019cm">
            <text:p/>
          </draw:line>
          <draw:line draw:name="Straight Connector 667" draw:style-name="gr108" draw:text-style-name="P9" draw:layer="layout" svg:x1="8.763cm" svg:y1="7.442cm" svg:x2="8.769cm" svg:y2="6.372cm">
            <text:p/>
          </draw:line>
          <draw:line draw:name="Straight Connector 666" draw:style-name="gr108" draw:text-style-name="P9" draw:layer="layout" svg:x1="15.028cm" svg:y1="6.349cm" svg:x2="17.127cm" svg:y2="6.367cm">
            <text:p/>
          </draw:line>
          <draw:line draw:name="Straight Connector 677" draw:style-name="gr110" draw:text-style-name="P9" draw:layer="layout" svg:x1="6.513cm" svg:y1="8.501cm" svg:x2="6.514cm" svg:y2="1.234cm">
            <text:p/>
          </draw:line>
          <draw:line draw:name="Straight Connector 660" draw:style-name="gr110" draw:text-style-name="P9" draw:layer="layout" svg:x1="9.899cm" svg:y1="7.262cm" svg:x2="9.904cm" svg:y2="2.121cm">
            <text:p/>
          </draw:line>
          <draw:line draw:name="Straight Connector 725" draw:style-name="gr110" draw:text-style-name="P9" draw:layer="layout" svg:x1="16.249cm" svg:y1="8.325cm" svg:x2="16.25cm" svg:y2="1.234cm">
            <text:p/>
          </draw:line>
          <draw:custom-shape draw:name="Oval 702" draw:style-name="gr28" draw:text-style-name="P13" draw:layer="layout" svg:width="0.541cm" svg:height="0.48cm" svg:x="9.781cm" svg:y="4.12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97" xml:id="id126" draw:id="id126">
          <draw:custom-shape draw:name="Straight Arrow Connector 391" draw:style-name="gr115" draw:text-style-name="P9" draw:layer="layout" svg:width="1.692cm" svg:height="1.269cm" draw:transform="rotate (-1.5707963267949) translate (11.005cm 6.562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393" draw:style-name="gr115" draw:text-style-name="P9" draw:layer="layout" svg:width="3.077cm" svg:height="1.406cm" svg:x="9.737cm" svg:y="6.8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96" draw:style-name="gr9" draw:text-style-name="P8" draw:layer="layout" svg:width="5.078cm" svg:height="1.773cm" svg:x="7.408cm" svg:y="8.256cm">
            <text:p text:style-name="P10"><text:span text:style-name="T5">Can be merg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1" xml:id="id127" draw:id="id127">
          <draw:custom-shape draw:name="TextBox 180" draw:style-name="gr9" draw:text-style-name="P8" draw:layer="layout" svg:width="1.904cm" svg:height="1.115cm" svg:x="23.87cm" svg:y="11.751cm">
            <text:p text:style-name="P10"><text:span text:style-name="T5">V</text:span><text:span text:style-name="T13">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9" draw:text-style-name="P8" draw:layer="layout" svg:width="1.909cm" svg:height="1.115cm" svg:x="23.442cm" svg:y="17.066cm">
            <text:p text:style-name="P10"><text:span text:style-name="T5">V</text:span><text:span text:style-name="T13">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15" draw:style-name="gr108" draw:text-style-name="P9" draw:layer="layout" svg:x1="1.596cm" svg:y1="12.104cm" svg:x2="23.446cm" svg:y2="12.109cm">
            <text:p/>
          </draw:line>
          <draw:line draw:name="Straight Connector 316" draw:style-name="gr108" draw:text-style-name="P9" draw:layer="layout" svg:x1="1.243cm" svg:y1="17.599cm" svg:x2="23.446cm" svg:y2="17.603cm">
            <text:p/>
          </draw:line>
          <draw:line draw:name="Straight Connector 318" draw:style-name="gr110" draw:text-style-name="P9" draw:layer="layout" svg:x1="10.323cm" svg:y1="14.521cm" svg:x2="7.417cm" svg:y2="14.582cm">
            <text:p/>
          </draw:line>
          <draw:line draw:name="Straight Connector 320" draw:style-name="gr110" draw:text-style-name="P9" draw:layer="layout" svg:x1="20.694cm" svg:y1="14.587cm" svg:x2="17.096cm" svg:y2="14.588cm">
            <text:p/>
          </draw:line>
          <draw:line draw:name="Straight Connector 321" draw:style-name="gr108" draw:text-style-name="P9" draw:layer="layout" svg:x1="22.176cm" svg:y1="14.587cm" svg:x2="23.728cm" svg:y2="14.588cm">
            <text:p/>
          </draw:line>
          <draw:line draw:name="Straight Connector 322" draw:style-name="gr108" draw:text-style-name="P9" draw:layer="layout" svg:x1="0.815cm" svg:y1="14.247cm" svg:x2="2.76cm" svg:y2="14.248cm">
            <text:p/>
          </draw:line>
          <draw:custom-shape draw:name="Rectangle 323" draw:style-name="gr91" draw:text-style-name="P8" draw:layer="layout" svg:width="22.012cm" svg:height="6.199cm" svg:x="1.433cm" svg:y="11.75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4" draw:style-name="gr110" draw:text-style-name="P9" draw:layer="layout" svg:x1="3.549cm" svg:y1="18.661cm" svg:x2="3.55cm" svg:y2="11.394cm">
            <text:p/>
          </draw:line>
          <draw:custom-shape draw:name="TextBox 247" draw:style-name="gr9" draw:text-style-name="P8" draw:layer="layout" svg:width="4.484cm" svg:height="1.013cm" draw:transform="rotate (-1.5707963267949) translate (1.058cm 12.069cm)">
            <text:p text:style-name="P20"><text:span text:style-name="T5">Data in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9" draw:style-name="gr9" draw:text-style-name="P8" draw:layer="layout" svg:width="3.492cm" svg:height="1.327cm" svg:x="5.03cm" svg:y="17.908cm">
            <text:p text:style-name="P10"><text:span text:style-name="T17">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0" draw:style-name="gr9" draw:text-style-name="P8" draw:layer="layout" svg:width="2.693cm" svg:height="1.327cm" svg:x="2.336cm" svg:y="17.908cm">
            <text:p text:style-name="P10"><text:span text:style-name="T17">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8" draw:style-name="gr72" draw:text-style-name="P9" draw:layer="layout" svg:x1="5.256cm" svg:y1="18.123cm" svg:x2="6.301cm" svg:y2="18.128cm">
            <text:p/>
          </draw:line>
          <draw:custom-shape draw:name="TextBox 252" draw:style-name="gr9" draw:text-style-name="P8" draw:layer="layout" svg:width="3.492cm" svg:height="1.327cm" svg:x="15.085cm" svg:y="17.915cm">
            <text:p text:style-name="P10"><text:span text:style-name="T17">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6" draw:style-name="gr9" draw:text-style-name="P8" draw:layer="layout" svg:width="2.693cm" svg:height="1.327cm" svg:x="12.17cm" svg:y="17.915cm">
            <text:p text:style-name="P10"><text:span text:style-name="T17">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31" draw:style-name="gr72" draw:text-style-name="P9" draw:layer="layout" svg:x1="15.262cm" svg:y1="18.123cm" svg:x2="16.307cm" svg:y2="18.128cm">
            <text:p/>
          </draw:line>
          <draw:custom-shape draw:name="TextBox 263" draw:style-name="gr9" draw:text-style-name="P8" draw:layer="layout" svg:width="3.798cm" svg:height="1.775cm" draw:transform="rotate (-1.5707963267949) translate (24.716cm 12.725cm)">
            <text:p text:style-name="P20"><text:span text:style-name="T5">Data output</text:span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86">
            <draw:custom-shape draw:name="Rectangle 386" draw:style-name="gr114" draw:text-style-name="P8" draw:layer="layout" svg:width="4.232cm" svg:height="1.415cm" svg:x="2.068cm" svg:y="15.82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7" draw:style-name="gr114" draw:text-style-name="P8" draw:layer="layout" svg:width="0.943cm" svg:height="0.943cm" svg:x="2.302cm" svg:y="16.06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8" draw:style-name="gr114" draw:text-style-name="P8" draw:layer="layout" svg:width="0.938cm" svg:height="0.943cm" svg:x="5.031cm" svg:y="16.06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34" draw:style-name="gr114" draw:text-style-name="P8" draw:layer="layout" svg:width="7.879cm" svg:height="1.415cm" svg:x="7.995cm" svg:y="15.82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5" draw:style-name="gr114" draw:text-style-name="P8" draw:layer="layout" svg:width="0.938cm" svg:height="0.947cm" svg:x="8.206cm" svg:y="16.0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6" draw:style-name="gr114" draw:text-style-name="P8" draw:layer="layout" svg:width="0.938cm" svg:height="0.947cm" svg:x="10.654cm" svg:y="16.0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93">
            <draw:custom-shape draw:name="Rectangle 383" draw:style-name="gr22" draw:text-style-name="P8" draw:layer="layout" svg:width="4.444cm" svg:height="1.415cm" svg:x="3.761cm" svg:y="12.63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4" draw:style-name="gr22" draw:text-style-name="P8" draw:layer="layout" svg:width="0.987cm" svg:height="0.943cm" svg:x="4.044cm" svg:y="12.87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5" draw:style-name="gr22" draw:text-style-name="P8" draw:layer="layout" svg:width="0.987cm" svg:height="0.943cm" svg:x="6.875cm" svg:y="12.87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39" draw:style-name="gr108" draw:text-style-name="P9" draw:layer="layout" svg:x1="7.425cm" svg:y1="13.334cm" svg:x2="7.417cm" svg:y2="16.523cm">
            <text:p/>
          </draw:line>
          <draw:custom-shape draw:name="Oval 340" draw:style-name="gr28" draw:text-style-name="P13" draw:layer="layout" svg:width="0.541cm" svg:height="0.48cm" svg:x="7.241cm" svg:y="14.459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41" draw:style-name="gr108" draw:text-style-name="P9" draw:layer="layout" svg:x1="2.76cm" svg:y1="13.334cm" svg:x2="4.7cm" svg:y2="13.339cm">
            <text:p/>
          </draw:line>
          <draw:custom-shape draw:name="Rectangle 342" draw:style-name="gr22" draw:text-style-name="P8" draw:layer="layout" svg:width="3.597cm" svg:height="1.415cm" svg:x="8.418cm" svg:y="12.63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3" draw:style-name="gr22" draw:text-style-name="P8" draw:layer="layout" svg:width="0.797cm" svg:height="0.947cm" svg:x="8.647cm" svg:y="12.87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4" draw:style-name="gr22" draw:text-style-name="P8" draw:layer="layout" svg:width="1.269cm" svg:height="1.062cm" svg:x="10.323cm" svg:y="12.81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8" draw:style-name="gr114" draw:text-style-name="P8" draw:layer="layout" svg:width="0.938cm" svg:height="0.947cm" svg:x="14.676cm" svg:y="16.0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20">
            <draw:custom-shape draw:name="Rectangle 380" draw:style-name="gr22" draw:text-style-name="P8" draw:layer="layout" svg:width="4.444cm" svg:height="1.415cm" svg:x="18.578cm" svg:y="12.63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1" draw:style-name="gr22" draw:text-style-name="P8" draw:layer="layout" svg:width="0.987cm" svg:height="0.943cm" svg:x="18.86cm" svg:y="12.87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2" draw:style-name="gr22" draw:text-style-name="P8" draw:layer="layout" svg:width="0.987cm" svg:height="0.943cm" svg:x="21.691cm" svg:y="12.87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50" draw:style-name="gr110" draw:text-style-name="P9" draw:layer="layout" svg:x1="13.498cm" svg:y1="18.485cm" svg:x2="13.502cm" svg:y2="11.222cm">
            <text:p/>
          </draw:line>
          <draw:g draw:name="Group 726">
            <draw:custom-shape draw:name="Rectangle 377" draw:style-name="gr22" draw:text-style-name="P8" draw:layer="layout" svg:width="4.444cm" svg:height="1.415cm" svg:x="13.71cm" svg:y="12.638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8" draw:style-name="gr22" draw:text-style-name="P8" draw:layer="layout" svg:width="0.987cm" svg:height="0.943cm" svg:x="13.992cm" svg:y="12.87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9" draw:style-name="gr22" draw:text-style-name="P8" draw:layer="layout" svg:width="0.987cm" svg:height="0.943cm" svg:x="16.823cm" svg:y="12.87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52" draw:style-name="gr108" draw:text-style-name="P9" draw:layer="layout" svg:x1="17.136cm" svg:y1="13.33cm" svg:x2="17.127cm" svg:y2="16.518cm">
            <text:p/>
          </draw:line>
          <draw:g draw:name="Group 737">
            <draw:custom-shape draw:name="Rectangle 374" draw:style-name="gr114" draw:text-style-name="P8" draw:layer="layout" svg:width="4.232cm" svg:height="1.415cm" svg:x="18.79cm" svg:y="15.82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5" draw:style-name="gr114" draw:text-style-name="P8" draw:layer="layout" svg:width="0.943cm" svg:height="0.943cm" svg:x="19.024cm" svg:y="16.06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6" draw:style-name="gr114" draw:text-style-name="P8" draw:layer="layout" svg:width="0.938cm" svg:height="0.943cm" svg:x="21.753cm" svg:y="16.065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54" draw:style-name="gr110" draw:text-style-name="P9" draw:layer="layout" svg:x1="20.69cm" svg:y1="17.422cm" svg:x2="20.694cm" svg:y2="12.281cm">
            <text:p/>
          </draw:line>
          <draw:line draw:name="Straight Connector 355" draw:style-name="gr111" draw:text-style-name="P9" draw:layer="layout" svg:x1="22.264cm" svg:y1="17.331cm" svg:x2="22.763cm" svg:y2="17.836cm">
            <text:p/>
          </draw:line>
          <draw:line draw:name="Straight Connector 356" draw:style-name="gr111" draw:text-style-name="P9" draw:layer="layout" svg:x1="22.175cm" svg:y1="17.894cm" svg:x2="22.777cm" svg:y2="17.299cm">
            <text:p/>
          </draw:line>
          <draw:line draw:name="Straight Connector 357" draw:style-name="gr111" draw:text-style-name="P9" draw:layer="layout" svg:x1="22.471cm" svg:y1="11.924cm" svg:x2="22.97cm" svg:y2="12.43cm">
            <text:p/>
          </draw:line>
          <draw:line draw:name="Straight Connector 358" draw:style-name="gr111" draw:text-style-name="P9" draw:layer="layout" svg:x1="22.387cm" svg:y1="12.488cm" svg:x2="22.988cm" svg:y2="11.892cm">
            <text:p/>
          </draw:line>
          <draw:line draw:name="Straight Connector 359" draw:style-name="gr108" draw:text-style-name="P9" draw:layer="layout" svg:x1="19.363cm" svg:y1="13.524cm" svg:x2="19.424cm" svg:y2="12.104cm">
            <text:p/>
          </draw:line>
          <draw:line draw:name="Straight Connector 360" draw:style-name="gr108" draw:text-style-name="P9" draw:layer="layout" svg:x1="9.106cm" svg:y1="13.343cm" svg:x2="9.167cm" svg:y2="11.928cm">
            <text:p/>
          </draw:line>
          <draw:line draw:name="Straight Connector 361" draw:style-name="gr108" draw:text-style-name="P9" draw:layer="layout" svg:x1="22.176cm" svg:y1="13.334cm" svg:x2="22.167cm" svg:y2="16.523cm">
            <text:p/>
          </draw:line>
          <draw:line draw:name="Straight Connector 362" draw:style-name="gr108" draw:text-style-name="P9" draw:layer="layout" svg:x1="10.922cm" svg:y1="13.334cm" svg:x2="10.914cm" svg:y2="16.523cm">
            <text:p/>
          </draw:line>
          <draw:line draw:name="Straight Connector 363" draw:style-name="gr108" draw:text-style-name="P9" draw:layer="layout" svg:x1="10.794cm" svg:y1="13.339cm" svg:x2="14.406cm" svg:y2="13.34cm">
            <text:p/>
          </draw:line>
          <draw:custom-shape draw:name="Oval 365" draw:style-name="gr28" draw:text-style-name="P13" draw:layer="layout" svg:width="0.541cm" svg:height="0.48cm" svg:x="16.977cm" svg:y="14.40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66" draw:style-name="gr108" draw:text-style-name="P9" draw:layer="layout" svg:x1="5.75cm" svg:y1="16.523cm" svg:x2="7.417cm" svg:y2="16.527cm">
            <text:p/>
          </draw:line>
          <draw:line draw:name="Straight Connector 367" draw:style-name="gr108" draw:text-style-name="P9" draw:layer="layout" svg:x1="2.769cm" svg:y1="13.334cm" svg:x2="2.76cm" svg:y2="16.523cm">
            <text:p/>
          </draw:line>
          <draw:line draw:name="Straight Connector 368" draw:style-name="gr108" draw:text-style-name="P9" draw:layer="layout" svg:x1="19.363cm" svg:y1="17.599cm" svg:x2="19.424cm" svg:y2="16.179cm">
            <text:p/>
          </draw:line>
          <draw:line draw:name="Straight Connector 369" draw:style-name="gr108" draw:text-style-name="P9" draw:layer="layout" svg:x1="8.776cm" svg:y1="17.604cm" svg:x2="8.756cm" svg:y2="16.531cm">
            <text:p/>
          </draw:line>
          <draw:line draw:name="Straight Connector 370" draw:style-name="gr108" draw:text-style-name="P9" draw:layer="layout" svg:x1="15.028cm" svg:y1="16.51cm" svg:x2="17.127cm" svg:y2="16.527cm">
            <text:p/>
          </draw:line>
          <draw:line draw:name="Straight Connector 371" draw:style-name="gr110" draw:text-style-name="P9" draw:layer="layout" svg:x1="6.513cm" svg:y1="18.661cm" svg:x2="6.514cm" svg:y2="11.394cm">
            <text:p/>
          </draw:line>
          <draw:line draw:name="Straight Connector 372" draw:style-name="gr110" draw:text-style-name="P9" draw:layer="layout" svg:x1="9.899cm" svg:y1="17.422cm" svg:x2="9.904cm" svg:y2="12.281cm">
            <text:p/>
          </draw:line>
          <draw:line draw:name="Straight Connector 373" draw:style-name="gr110" draw:text-style-name="P9" draw:layer="layout" svg:x1="16.249cm" svg:y1="18.485cm" svg:x2="16.25cm" svg:y2="11.394cm">
            <text:p/>
          </draw:line>
          <draw:custom-shape draw:name="Down Arrow 399" draw:style-name="gr103" draw:text-style-name="P18" draw:layer="layout" svg:width="1.269cm" svg:height="1.692cm" svg:x="10.372cm" svg:y="9.529cm">
            <text:p text:style-name="P20"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line draw:name="Line 20" draw:style-name="gr109" draw:text-style-name="P8" draw:layer="layout" svg:x1="2.371cm" svg:y1="15.294cm" svg:x2="22.171cm" svg:y2="15.205cm">
            <text:p/>
          </draw:line>
          <draw:custom-shape draw:name="Oval 338" draw:style-name="gr28" draw:text-style-name="P13" draw:layer="layout" svg:width="0.541cm" svg:height="0.48cm" svg:x="9.781cm" svg:y="14.28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1" draw:style-name="gr9" draw:text-style-name="P8" draw:layer="layout" svg:width="0.846cm" svg:height="1.013cm" svg:x="11.43cm" svg:y="14.186cm">
            <text:p text:style-name="P10"><text:span text:style-name="T19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2" draw:style-name="gr9" draw:text-style-name="P8" draw:layer="layout" svg:width="0.846cm" svg:height="1.013cm" svg:x="13.97cm" svg:y="14.186cm">
            <text:p text:style-name="P10"><text:span text:style-name="T19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3" draw:style-name="gr9" draw:text-style-name="P8" draw:layer="layout" svg:width="0.846cm" svg:height="1.013cm" svg:x="1.482cm" svg:y="14.821cm">
            <text:p text:style-name="P10"><text:span text:style-name="T19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4" draw:style-name="gr9" draw:text-style-name="P8" draw:layer="layout" svg:width="0.846cm" svg:height="1.013cm" svg:x="22.225cm" svg:y="14.821cm">
            <text:p text:style-name="P10"><text:span text:style-name="T19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2s" smil:targetElement="id1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2s" smil:targetElement="id1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">
        <draw:g draw:name="Group 161">
          <draw:line draw:name="Line 20" draw:style-name="gr109" draw:text-style-name="P8" draw:layer="layout" svg:x1="2.419cm" svg:y1="4.515cm" svg:x2="22.22cm" svg:y2="4.453cm">
            <text:p/>
          </draw:line>
          <draw:custom-shape draw:name="TextBox 180" draw:style-name="gr9" draw:text-style-name="P8" draw:layer="layout" svg:width="1.904cm" svg:height="1.115cm" svg:x="23.918cm" svg:y="2.046cm">
            <text:p text:style-name="P10"><text:span text:style-name="T5">V</text:span><text:span text:style-name="T13">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9" draw:text-style-name="P8" draw:layer="layout" svg:width="1.909cm" svg:height="1.115cm" svg:x="23.49cm" svg:y="5.75cm">
            <text:p text:style-name="P10"><text:span text:style-name="T5">V</text:span><text:span text:style-name="T13">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15" draw:style-name="gr108" draw:text-style-name="P9" draw:layer="layout" svg:x1="1.644cm" svg:y1="2.293cm" svg:x2="23.495cm" svg:y2="2.297cm">
            <text:p/>
          </draw:line>
          <draw:line draw:name="Straight Connector 316" draw:style-name="gr108" draw:text-style-name="P9" draw:layer="layout" svg:x1="1.292cm" svg:y1="6.12cm" svg:x2="23.494cm" svg:y2="6.125cm">
            <text:p/>
          </draw:line>
          <draw:line draw:name="Straight Connector 318" draw:style-name="gr110" draw:text-style-name="P9" draw:layer="layout" svg:x1="10.371cm" svg:y1="3.977cm" svg:x2="7.465cm" svg:y2="4.017cm">
            <text:p/>
          </draw:line>
          <draw:line draw:name="Straight Connector 320" draw:style-name="gr110" draw:text-style-name="P9" draw:layer="layout" svg:x1="20.743cm" svg:y1="4.021cm" svg:x2="17.145cm" svg:y2="4.022cm">
            <text:p/>
          </draw:line>
          <draw:line draw:name="Straight Connector 321" draw:style-name="gr108" draw:text-style-name="P9" draw:layer="layout" svg:x1="22.225cm" svg:y1="4.021cm" svg:x2="23.777cm" svg:y2="4.026cm">
            <text:p/>
          </draw:line>
          <draw:line draw:name="Straight Connector 322" draw:style-name="gr108" draw:text-style-name="P9" draw:layer="layout" svg:x1="0.864cm" svg:y1="3.783cm" svg:x2="2.808cm" svg:y2="3.787cm">
            <text:p/>
          </draw:line>
          <draw:custom-shape draw:name="Rectangle 323" draw:style-name="gr91" draw:text-style-name="P8" draw:layer="layout" svg:width="22.012cm" svg:height="4.321cm" svg:x="1.482cm" svg:y="2.04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4" draw:style-name="gr110" draw:text-style-name="P9" draw:layer="layout" svg:x1="3.598cm" svg:y1="6.861cm" svg:x2="3.599cm" svg:y2="1.799cm">
            <text:p/>
          </draw:line>
          <draw:custom-shape draw:name="TextBox 247" draw:style-name="gr9" draw:text-style-name="P8" draw:layer="layout" svg:width="5.113cm" svg:height="1.013cm" draw:transform="rotate (-1.5707963267949) translate (1.172cm 1.482cm)">
            <text:p text:style-name="P20"><text:span text:style-name="T5">Data in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9" draw:style-name="gr9" draw:text-style-name="P8" draw:layer="layout" svg:width="3.492cm" svg:height="1.326cm" svg:x="5.079cm" svg:y="6.337cm">
            <text:p text:style-name="P10"><text:span text:style-name="T17">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0" draw:style-name="gr9" draw:text-style-name="P8" draw:layer="layout" svg:width="2.694cm" svg:height="1.326cm" svg:x="2.384cm" svg:y="6.337cm">
            <text:p text:style-name="P10"><text:span text:style-name="T17"></text:span><text:span text:style-name="T1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8" draw:style-name="gr72" draw:text-style-name="P9" draw:layer="layout" svg:x1="5.304cm" svg:y1="6.486cm" svg:x2="6.349cm" svg:y2="6.491cm">
            <text:p/>
          </draw:line>
          <draw:custom-shape draw:name="TextBox 252" draw:style-name="gr9" draw:text-style-name="P8" draw:layer="layout" svg:width="3.492cm" svg:height="1.326cm" svg:x="15.134cm" svg:y="6.342cm">
            <text:p text:style-name="P10"><text:span text:style-name="T17">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6" draw:style-name="gr9" draw:text-style-name="P8" draw:layer="layout" svg:width="2.694cm" svg:height="1.326cm" svg:x="12.219cm" svg:y="6.342cm">
            <text:p text:style-name="P10"><text:span text:style-name="T17"></text:span><text:span text:style-name="T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31" draw:style-name="gr72" draw:text-style-name="P9" draw:layer="layout" svg:x1="15.31cm" svg:y1="6.486cm" svg:x2="16.355cm" svg:y2="6.491cm">
            <text:p/>
          </draw:line>
          <draw:custom-shape draw:name="TextBox 263" draw:style-name="gr9" draw:text-style-name="P8" draw:layer="layout" svg:width="3.869cm" svg:height="1.775cm" draw:transform="rotate (-1.5707963267949) translate (24.765cm 2.266cm)">
            <text:p text:style-name="P20"><text:span text:style-name="T5">Data output</text:span></text:p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86">
            <draw:custom-shape draw:name="Rectangle 386" draw:style-name="gr114" draw:text-style-name="P8" draw:layer="layout" svg:width="4.232cm" svg:height="0.987cm" svg:x="2.117cm" svg:y="4.88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7" draw:style-name="gr114" draw:text-style-name="P8" draw:layer="layout" svg:width="0.943cm" svg:height="0.66cm" svg:x="2.35cm" svg:y="5.049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8" draw:style-name="gr114" draw:text-style-name="P8" draw:layer="layout" svg:width="0.938cm" svg:height="0.66cm" svg:x="5.08cm" svg:y="5.049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34" draw:style-name="gr114" draw:text-style-name="P8" draw:layer="layout" svg:width="7.879cm" svg:height="0.987cm" svg:x="8.043cm" svg:y="4.88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5" draw:style-name="gr114" draw:text-style-name="P8" draw:layer="layout" svg:width="0.938cm" svg:height="0.66cm" svg:x="8.255cm" svg:y="5.04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6" draw:style-name="gr114" draw:text-style-name="P8" draw:layer="layout" svg:width="0.938cm" svg:height="0.66cm" svg:x="10.702cm" svg:y="5.04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93">
            <draw:custom-shape draw:name="Rectangle 383" draw:style-name="gr22" draw:text-style-name="P8" draw:layer="layout" svg:width="4.444cm" svg:height="0.987cm" svg:x="3.81cm" svg:y="2.663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4" draw:style-name="gr22" draw:text-style-name="P8" draw:layer="layout" svg:width="0.987cm" svg:height="0.66cm" svg:x="4.092cm" svg:y="2.82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5" draw:style-name="gr22" draw:text-style-name="P8" draw:layer="layout" svg:width="0.987cm" svg:height="0.66cm" svg:x="6.923cm" svg:y="2.82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39" draw:style-name="gr108" draw:text-style-name="P9" draw:layer="layout" svg:x1="7.474cm" svg:y1="3.148cm" svg:x2="7.465cm" svg:y2="5.371cm">
            <text:p/>
          </draw:line>
          <draw:custom-shape draw:name="Oval 340" draw:style-name="gr28" draw:text-style-name="P13" draw:layer="layout" svg:width="0.541cm" svg:height="0.334cm" svg:x="7.289cm" svg:y="3.933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41" draw:style-name="gr108" draw:text-style-name="P9" draw:layer="layout" svg:x1="2.808cm" svg:y1="3.148cm" svg:x2="4.749cm" svg:y2="3.152cm">
            <text:p/>
          </draw:line>
          <draw:custom-shape draw:name="Rectangle 342" draw:style-name="gr22" draw:text-style-name="P8" draw:layer="layout" svg:width="3.597cm" svg:height="0.987cm" svg:x="8.467cm" svg:y="2.66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3" draw:style-name="gr22" draw:text-style-name="P8" draw:layer="layout" svg:width="0.797cm" svg:height="0.66cm" svg:x="8.696cm" svg:y="2.82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4" draw:style-name="gr22" draw:text-style-name="P8" draw:layer="layout" svg:width="1.269cm" svg:height="0.74cm" svg:x="10.372cm" svg:y="2.78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8" draw:style-name="gr114" draw:text-style-name="P8" draw:layer="layout" svg:width="0.938cm" svg:height="0.66cm" svg:x="14.724cm" svg:y="5.04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20">
            <draw:custom-shape draw:name="Rectangle 380" draw:style-name="gr22" draw:text-style-name="P8" draw:layer="layout" svg:width="4.444cm" svg:height="0.987cm" svg:x="18.627cm" svg:y="2.663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1" draw:style-name="gr22" draw:text-style-name="P8" draw:layer="layout" svg:width="0.987cm" svg:height="0.66cm" svg:x="18.909cm" svg:y="2.82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2" draw:style-name="gr22" draw:text-style-name="P8" draw:layer="layout" svg:width="0.987cm" svg:height="0.66cm" svg:x="21.74cm" svg:y="2.82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50" draw:style-name="gr110" draw:text-style-name="P9" draw:layer="layout" svg:x1="13.546cm" svg:y1="6.742cm" svg:x2="13.551cm" svg:y2="1.68cm">
            <text:p/>
          </draw:line>
          <draw:g draw:name="Group 726">
            <draw:custom-shape draw:name="Rectangle 377" draw:style-name="gr22" draw:text-style-name="P8" draw:layer="layout" svg:width="4.444cm" svg:height="0.987cm" svg:x="13.758cm" svg:y="2.663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8" draw:style-name="gr22" draw:text-style-name="P8" draw:layer="layout" svg:width="0.987cm" svg:height="0.66cm" svg:x="14.041cm" svg:y="2.82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9" draw:style-name="gr22" draw:text-style-name="P8" draw:layer="layout" svg:width="0.987cm" svg:height="0.66cm" svg:x="16.872cm" svg:y="2.827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52" draw:style-name="gr108" draw:text-style-name="P9" draw:layer="layout" svg:x1="17.184cm" svg:y1="3.148cm" svg:x2="17.175cm" svg:y2="5.371cm">
            <text:p/>
          </draw:line>
          <draw:g draw:name="Group 737">
            <draw:custom-shape draw:name="Rectangle 374" draw:style-name="gr114" draw:text-style-name="P8" draw:layer="layout" svg:width="4.232cm" svg:height="0.987cm" svg:x="18.838cm" svg:y="4.886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5" draw:style-name="gr114" draw:text-style-name="P8" draw:layer="layout" svg:width="0.943cm" svg:height="0.66cm" svg:x="19.072cm" svg:y="5.049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6" draw:style-name="gr114" draw:text-style-name="P8" draw:layer="layout" svg:width="0.938cm" svg:height="0.66cm" svg:x="21.802cm" svg:y="5.049cm">
              <text:p text:style-name="P2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354" draw:style-name="gr110" draw:text-style-name="P9" draw:layer="layout" svg:x1="20.738cm" svg:y1="6.001cm" svg:x2="20.743cm" svg:y2="2.416cm">
            <text:p/>
          </draw:line>
          <draw:line draw:name="Straight Connector 355" draw:style-name="gr111" draw:text-style-name="P9" draw:layer="layout" svg:x1="22.313cm" svg:y1="5.936cm" svg:x2="22.811cm" svg:y2="6.287cm">
            <text:p/>
          </draw:line>
          <draw:line draw:name="Straight Connector 356" draw:style-name="gr111" draw:text-style-name="P9" draw:layer="layout" svg:x1="22.223cm" svg:y1="6.325cm" svg:x2="22.826cm" svg:y2="5.911cm">
            <text:p/>
          </draw:line>
          <draw:line draw:name="Straight Connector 357" draw:style-name="gr111" draw:text-style-name="P9" draw:layer="layout" svg:x1="22.52cm" svg:y1="2.17cm" svg:x2="23.018cm" svg:y2="2.521cm">
            <text:p/>
          </draw:line>
          <draw:line draw:name="Straight Connector 358" draw:style-name="gr111" draw:text-style-name="P9" draw:layer="layout" svg:x1="22.434cm" svg:y1="2.559cm" svg:x2="23.038cm" svg:y2="2.145cm">
            <text:p/>
          </draw:line>
          <draw:line draw:name="Straight Connector 359" draw:style-name="gr108" draw:text-style-name="P9" draw:layer="layout" svg:x1="19.411cm" svg:y1="3.28cm" svg:x2="19.473cm" svg:y2="2.293cm">
            <text:p/>
          </draw:line>
          <draw:line draw:name="Straight Connector 360" draw:style-name="gr108" draw:text-style-name="P9" draw:layer="layout" svg:x1="9.154cm" svg:y1="3.157cm" svg:x2="9.216cm" svg:y2="2.169cm">
            <text:p/>
          </draw:line>
          <draw:line draw:name="Straight Connector 361" draw:style-name="gr108" draw:text-style-name="P9" draw:layer="layout" svg:x1="22.225cm" svg:y1="3.148cm" svg:x2="22.216cm" svg:y2="5.371cm">
            <text:p/>
          </draw:line>
          <draw:line draw:name="Straight Connector 362" draw:style-name="gr108" draw:text-style-name="P9" draw:layer="layout" svg:x1="10.971cm" svg:y1="3.148cm" svg:x2="10.962cm" svg:y2="5.371cm">
            <text:p/>
          </draw:line>
          <draw:line draw:name="Straight Connector 363" draw:style-name="gr108" draw:text-style-name="P9" draw:layer="layout" svg:x1="10.843cm" svg:y1="3.152cm" svg:x2="14.455cm" svg:y2="3.153cm">
            <text:p/>
          </draw:line>
          <draw:custom-shape draw:name="Oval 365" draw:style-name="gr28" draw:text-style-name="P13" draw:layer="layout" svg:width="0.541cm" svg:height="0.334cm" svg:x="17.026cm" svg:y="3.898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66" draw:style-name="gr108" draw:text-style-name="P9" draw:layer="layout" svg:x1="5.798cm" svg:y1="5.371cm" svg:x2="7.465cm" svg:y2="5.375cm">
            <text:p/>
          </draw:line>
          <draw:line draw:name="Straight Connector 367" draw:style-name="gr108" draw:text-style-name="P9" draw:layer="layout" svg:x1="2.817cm" svg:y1="3.148cm" svg:x2="2.808cm" svg:y2="5.371cm">
            <text:p/>
          </draw:line>
          <draw:line draw:name="Straight Connector 368" draw:style-name="gr108" draw:text-style-name="P9" draw:layer="layout" svg:x1="19.411cm" svg:y1="6.12cm" svg:x2="19.473cm" svg:y2="5.132cm">
            <text:p/>
          </draw:line>
          <draw:line draw:name="Straight Connector 369" draw:style-name="gr108" draw:text-style-name="P9" draw:layer="layout" svg:x1="8.824cm" svg:y1="6.124cm" svg:x2="8.805cm" svg:y2="5.376cm">
            <text:p/>
          </draw:line>
          <draw:line draw:name="Straight Connector 370" draw:style-name="gr108" draw:text-style-name="P9" draw:layer="layout" svg:x1="15.076cm" svg:y1="5.362cm" svg:x2="17.175cm" svg:y2="5.375cm">
            <text:p/>
          </draw:line>
          <draw:line draw:name="Straight Connector 371" draw:style-name="gr110" draw:text-style-name="P9" draw:layer="layout" svg:x1="6.561cm" svg:y1="6.861cm" svg:x2="6.562cm" svg:y2="1.799cm">
            <text:p/>
          </draw:line>
          <draw:line draw:name="Straight Connector 372" draw:style-name="gr110" draw:text-style-name="P9" draw:layer="layout" svg:x1="9.948cm" svg:y1="6.001cm" svg:x2="9.952cm" svg:y2="2.416cm">
            <text:p/>
          </draw:line>
          <draw:line draw:name="Straight Connector 373" draw:style-name="gr110" draw:text-style-name="P9" draw:layer="layout" svg:x1="16.298cm" svg:y1="6.738cm" svg:x2="16.299cm" svg:y2="1.799cm">
            <text:p/>
          </draw:line>
          <draw:custom-shape draw:name="Oval 338" draw:style-name="gr28" draw:text-style-name="P13" draw:layer="layout" svg:width="0.541cm" svg:height="0.334cm" svg:x="9.829cm" svg:y="3.81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1" draw:style-name="gr9" draw:text-style-name="P8" draw:layer="layout" svg:width="0.846cm" svg:height="1.011cm" svg:x="11.479cm" svg:y="3.743cm">
            <text:p text:style-name="P10"><text:span text:style-name="T19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2" draw:style-name="gr9" draw:text-style-name="P8" draw:layer="layout" svg:width="0.846cm" svg:height="1.011cm" svg:x="14.019cm" svg:y="3.743cm">
            <text:p text:style-name="P10"><text:span text:style-name="T19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3" draw:style-name="gr9" draw:text-style-name="P8" draw:layer="layout" svg:width="0.846cm" svg:height="1.011cm" svg:x="1.53cm" svg:y="4.186cm">
            <text:p text:style-name="P10"><text:span text:style-name="T19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4" draw:style-name="gr9" draw:text-style-name="P8" draw:layer="layout" svg:width="0.846cm" svg:height="1.011cm" svg:x="22.275cm" svg:y="4.186cm">
            <text:p text:style-name="P10"><text:span text:style-name="T19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1" draw:style-name="gr9" draw:text-style-name="P8" draw:layer="layout" svg:width="20.954cm" svg:height="2.281cm" svg:x="1.693cm" svg:y="0cm">
          <text:p text:style-name="P10"><text:span text:style-name="T4">Symbolic Form to Mask form: CMOS shift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6">
          <draw:custom-shape draw:name="Rectangle 327" draw:style-name="gr116" draw:text-style-name="P8" draw:layer="layout" svg:width="21.589cm" svg:height="0.846cm" svg:x="1.524cm" svg:y="16.93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29" draw:style-name="gr117" draw:text-style-name="P9" draw:layer="layout" svg:x1="1.951cm" svg:y1="16.937cm" svg:x2="1.947cm" svg:y2="17.78cm">
            <text:p/>
          </draw:line>
          <draw:line draw:name="Straight Connector 330" draw:style-name="gr117" draw:text-style-name="P9" draw:layer="layout" svg:x1="2.375cm" svg:y1="16.933cm" svg:x2="2.37cm" svg:y2="17.775cm">
            <text:p/>
          </draw:line>
          <draw:line draw:name="Straight Connector 332" draw:style-name="gr117" draw:text-style-name="P9" draw:layer="layout" svg:x1="2.794cm" svg:y1="16.937cm" svg:x2="2.789cm" svg:y2="17.779cm">
            <text:p/>
          </draw:line>
          <draw:line draw:name="Straight Connector 391" draw:style-name="gr117" draw:text-style-name="P9" draw:layer="layout" svg:x1="3.217cm" svg:y1="16.933cm" svg:x2="3.212cm" svg:y2="17.775cm">
            <text:p/>
          </draw:line>
          <draw:line draw:name="Straight Connector 393" draw:style-name="gr117" draw:text-style-name="P9" draw:layer="layout" svg:x1="3.645cm" svg:y1="16.937cm" svg:x2="3.64cm" svg:y2="17.78cm">
            <text:p/>
          </draw:line>
          <draw:line draw:name="Straight Connector 396" draw:style-name="gr117" draw:text-style-name="P9" draw:layer="layout" svg:x1="4.068cm" svg:y1="16.933cm" svg:x2="4.063cm" svg:y2="17.775cm">
            <text:p/>
          </draw:line>
          <draw:line draw:name="Straight Connector 399" draw:style-name="gr117" draw:text-style-name="P9" draw:layer="layout" svg:x1="4.487cm" svg:y1="16.937cm" svg:x2="4.482cm" svg:y2="17.779cm">
            <text:p/>
          </draw:line>
          <draw:line draw:name="Straight Connector 401" draw:style-name="gr117" draw:text-style-name="P9" draw:layer="layout" svg:x1="4.91cm" svg:y1="16.933cm" svg:x2="4.906cm" svg:y2="17.775cm">
            <text:p/>
          </draw:line>
          <draw:line draw:name="Straight Connector 402" draw:style-name="gr117" draw:text-style-name="P9" draw:layer="layout" svg:x1="5.338cm" svg:y1="16.937cm" svg:x2="5.334cm" svg:y2="17.78cm">
            <text:p/>
          </draw:line>
          <draw:line draw:name="Straight Connector 403" draw:style-name="gr117" draw:text-style-name="P9" draw:layer="layout" svg:x1="5.761cm" svg:y1="16.933cm" svg:x2="5.757cm" svg:y2="17.775cm">
            <text:p/>
          </draw:line>
          <draw:line draw:name="Straight Connector 404" draw:style-name="gr117" draw:text-style-name="P9" draw:layer="layout" svg:x1="6.18cm" svg:y1="16.937cm" svg:x2="6.176cm" svg:y2="17.779cm">
            <text:p/>
          </draw:line>
          <draw:line draw:name="Straight Connector 420" draw:style-name="gr117" draw:text-style-name="P9" draw:layer="layout" svg:x1="6.604cm" svg:y1="16.933cm" svg:x2="6.599cm" svg:y2="17.775cm">
            <text:p/>
          </draw:line>
          <draw:line draw:name="Straight Connector 421" draw:style-name="gr117" draw:text-style-name="P9" draw:layer="layout" svg:x1="7.031cm" svg:y1="16.937cm" svg:x2="7.027cm" svg:y2="17.78cm">
            <text:p/>
          </draw:line>
          <draw:line draw:name="Straight Connector 422" draw:style-name="gr117" draw:text-style-name="P9" draw:layer="layout" svg:x1="7.455cm" svg:y1="16.933cm" svg:x2="7.45cm" svg:y2="17.775cm">
            <text:p/>
          </draw:line>
          <draw:line draw:name="Straight Connector 423" draw:style-name="gr117" draw:text-style-name="P9" draw:layer="layout" svg:x1="7.874cm" svg:y1="16.937cm" svg:x2="7.869cm" svg:y2="17.779cm">
            <text:p/>
          </draw:line>
          <draw:line draw:name="Straight Connector 424" draw:style-name="gr117" draw:text-style-name="P9" draw:layer="layout" svg:x1="8.297cm" svg:y1="16.933cm" svg:x2="8.292cm" svg:y2="17.775cm">
            <text:p/>
          </draw:line>
          <draw:line draw:name="Straight Connector 425" draw:style-name="gr117" draw:text-style-name="P9" draw:layer="layout" svg:x1="8.725cm" svg:y1="16.937cm" svg:x2="8.72cm" svg:y2="17.78cm">
            <text:p/>
          </draw:line>
          <draw:line draw:name="Straight Connector 426" draw:style-name="gr117" draw:text-style-name="P9" draw:layer="layout" svg:x1="9.148cm" svg:y1="16.933cm" svg:x2="9.143cm" svg:y2="17.775cm">
            <text:p/>
          </draw:line>
          <draw:line draw:name="Straight Connector 427" draw:style-name="gr117" draw:text-style-name="P9" draw:layer="layout" svg:x1="9.567cm" svg:y1="16.937cm" svg:x2="9.562cm" svg:y2="17.779cm">
            <text:p/>
          </draw:line>
          <draw:line draw:name="Straight Connector 428" draw:style-name="gr117" draw:text-style-name="P9" draw:layer="layout" svg:x1="9.99cm" svg:y1="16.933cm" svg:x2="9.986cm" svg:y2="17.775cm">
            <text:p/>
          </draw:line>
          <draw:line draw:name="Straight Connector 429" draw:style-name="gr117" draw:text-style-name="P9" draw:layer="layout" svg:x1="10.418cm" svg:y1="16.937cm" svg:x2="10.414cm" svg:y2="17.78cm">
            <text:p/>
          </draw:line>
          <draw:line draw:name="Straight Connector 430" draw:style-name="gr117" draw:text-style-name="P9" draw:layer="layout" svg:x1="10.841cm" svg:y1="16.933cm" svg:x2="10.837cm" svg:y2="17.775cm">
            <text:p/>
          </draw:line>
          <draw:line draw:name="Straight Connector 431" draw:style-name="gr117" draw:text-style-name="P9" draw:layer="layout" svg:x1="11.26cm" svg:y1="16.937cm" svg:x2="11.256cm" svg:y2="17.779cm">
            <text:p/>
          </draw:line>
          <draw:line draw:name="Straight Connector 432" draw:style-name="gr117" draw:text-style-name="P9" draw:layer="layout" svg:x1="11.684cm" svg:y1="16.933cm" svg:x2="11.679cm" svg:y2="17.775cm">
            <text:p/>
          </draw:line>
          <draw:line draw:name="Straight Connector 433" draw:style-name="gr117" draw:text-style-name="P9" draw:layer="layout" svg:x1="12.111cm" svg:y1="16.937cm" svg:x2="12.107cm" svg:y2="17.78cm">
            <text:p/>
          </draw:line>
          <draw:line draw:name="Straight Connector 434" draw:style-name="gr117" draw:text-style-name="P9" draw:layer="layout" svg:x1="12.535cm" svg:y1="16.933cm" svg:x2="12.53cm" svg:y2="17.775cm">
            <text:p/>
          </draw:line>
          <draw:line draw:name="Straight Connector 435" draw:style-name="gr117" draw:text-style-name="P9" draw:layer="layout" svg:x1="12.954cm" svg:y1="16.937cm" svg:x2="12.949cm" svg:y2="17.779cm">
            <text:p/>
          </draw:line>
          <draw:line draw:name="Straight Connector 436" draw:style-name="gr117" draw:text-style-name="P9" draw:layer="layout" svg:x1="13.377cm" svg:y1="16.933cm" svg:x2="13.372cm" svg:y2="17.775cm">
            <text:p/>
          </draw:line>
          <draw:line draw:name="Straight Connector 437" draw:style-name="gr117" draw:text-style-name="P9" draw:layer="layout" svg:x1="13.805cm" svg:y1="16.937cm" svg:x2="13.8cm" svg:y2="17.78cm">
            <text:p/>
          </draw:line>
          <draw:line draw:name="Straight Connector 438" draw:style-name="gr117" draw:text-style-name="P9" draw:layer="layout" svg:x1="14.228cm" svg:y1="16.933cm" svg:x2="14.223cm" svg:y2="17.775cm">
            <text:p/>
          </draw:line>
          <draw:line draw:name="Straight Connector 439" draw:style-name="gr117" draw:text-style-name="P9" draw:layer="layout" svg:x1="14.647cm" svg:y1="16.937cm" svg:x2="14.642cm" svg:y2="17.779cm">
            <text:p/>
          </draw:line>
          <draw:line draw:name="Straight Connector 440" draw:style-name="gr117" draw:text-style-name="P9" draw:layer="layout" svg:x1="15.07cm" svg:y1="16.933cm" svg:x2="15.066cm" svg:y2="17.775cm">
            <text:p/>
          </draw:line>
          <draw:line draw:name="Straight Connector 441" draw:style-name="gr117" draw:text-style-name="P9" draw:layer="layout" svg:x1="15.498cm" svg:y1="16.937cm" svg:x2="15.494cm" svg:y2="17.78cm">
            <text:p/>
          </draw:line>
          <draw:line draw:name="Straight Connector 442" draw:style-name="gr117" draw:text-style-name="P9" draw:layer="layout" svg:x1="15.921cm" svg:y1="16.933cm" svg:x2="15.917cm" svg:y2="17.775cm">
            <text:p/>
          </draw:line>
          <draw:line draw:name="Straight Connector 443" draw:style-name="gr117" draw:text-style-name="P9" draw:layer="layout" svg:x1="16.34cm" svg:y1="16.937cm" svg:x2="16.336cm" svg:y2="17.779cm">
            <text:p/>
          </draw:line>
          <draw:line draw:name="Straight Connector 444" draw:style-name="gr117" draw:text-style-name="P9" draw:layer="layout" svg:x1="16.764cm" svg:y1="16.933cm" svg:x2="16.759cm" svg:y2="17.775cm">
            <text:p/>
          </draw:line>
          <draw:line draw:name="Straight Connector 445" draw:style-name="gr117" draw:text-style-name="P9" draw:layer="layout" svg:x1="17.191cm" svg:y1="16.937cm" svg:x2="17.187cm" svg:y2="17.78cm">
            <text:p/>
          </draw:line>
          <draw:line draw:name="Straight Connector 446" draw:style-name="gr117" draw:text-style-name="P9" draw:layer="layout" svg:x1="17.615cm" svg:y1="16.933cm" svg:x2="17.61cm" svg:y2="17.775cm">
            <text:p/>
          </draw:line>
          <draw:line draw:name="Straight Connector 447" draw:style-name="gr117" draw:text-style-name="P9" draw:layer="layout" svg:x1="18.034cm" svg:y1="16.937cm" svg:x2="18.029cm" svg:y2="17.779cm">
            <text:p/>
          </draw:line>
          <draw:line draw:name="Straight Connector 448" draw:style-name="gr117" draw:text-style-name="P9" draw:layer="layout" svg:x1="18.457cm" svg:y1="16.933cm" svg:x2="18.452cm" svg:y2="17.775cm">
            <text:p/>
          </draw:line>
          <draw:line draw:name="Straight Connector 449" draw:style-name="gr117" draw:text-style-name="P9" draw:layer="layout" svg:x1="18.885cm" svg:y1="16.937cm" svg:x2="18.88cm" svg:y2="17.78cm">
            <text:p/>
          </draw:line>
          <draw:line draw:name="Straight Connector 450" draw:style-name="gr117" draw:text-style-name="P9" draw:layer="layout" svg:x1="19.308cm" svg:y1="16.933cm" svg:x2="19.303cm" svg:y2="17.775cm">
            <text:p/>
          </draw:line>
          <draw:line draw:name="Straight Connector 451" draw:style-name="gr117" draw:text-style-name="P9" draw:layer="layout" svg:x1="19.727cm" svg:y1="16.937cm" svg:x2="19.722cm" svg:y2="17.779cm">
            <text:p/>
          </draw:line>
          <draw:line draw:name="Straight Connector 452" draw:style-name="gr117" draw:text-style-name="P9" draw:layer="layout" svg:x1="20.15cm" svg:y1="16.933cm" svg:x2="20.146cm" svg:y2="17.775cm">
            <text:p/>
          </draw:line>
          <draw:line draw:name="Straight Connector 453" draw:style-name="gr117" draw:text-style-name="P9" draw:layer="layout" svg:x1="20.578cm" svg:y1="16.937cm" svg:x2="20.574cm" svg:y2="17.78cm">
            <text:p/>
          </draw:line>
          <draw:line draw:name="Straight Connector 454" draw:style-name="gr117" draw:text-style-name="P9" draw:layer="layout" svg:x1="21.001cm" svg:y1="16.933cm" svg:x2="20.997cm" svg:y2="17.775cm">
            <text:p/>
          </draw:line>
          <draw:line draw:name="Straight Connector 455" draw:style-name="gr117" draw:text-style-name="P9" draw:layer="layout" svg:x1="21.42cm" svg:y1="16.937cm" svg:x2="21.416cm" svg:y2="17.779cm">
            <text:p/>
          </draw:line>
          <draw:line draw:name="Straight Connector 456" draw:style-name="gr117" draw:text-style-name="P9" draw:layer="layout" svg:x1="21.844cm" svg:y1="16.933cm" svg:x2="21.839cm" svg:y2="17.775cm">
            <text:p/>
          </draw:line>
          <draw:line draw:name="Straight Connector 457" draw:style-name="gr117" draw:text-style-name="P9" draw:layer="layout" svg:x1="22.267cm" svg:y1="16.937cm" svg:x2="22.262cm" svg:y2="17.779cm">
            <text:p/>
          </draw:line>
          <draw:line draw:name="Straight Connector 458" draw:style-name="gr117" draw:text-style-name="P9" draw:layer="layout" svg:x1="22.69cm" svg:y1="16.933cm" svg:x2="22.686cm" svg:y2="17.775cm">
            <text:p/>
          </draw:line>
        </draw:g>
        <draw:g draw:name="Group 417">
          <draw:custom-shape draw:name="Rectangle 212" draw:style-name="gr118" draw:text-style-name="P13" draw:layer="layout" svg:width="0.634cm" svg:height="0.634cm" svg:x="2.794cm" svg:y="10.37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3" draw:style-name="gr119" draw:text-style-name="P8" draw:layer="layout" svg:width="1.057cm" svg:height="1.057cm" svg:x="2.582cm" svg:y="10.1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14" draw:style-name="gr120" draw:text-style-name="P9" draw:layer="layout" svg:x1="2.582cm" svg:y1="10.16cm" svg:x2="3.64cm" svg:y2="10.795cm">
            <text:p/>
          </draw:line>
          <draw:line draw:name="Straight Connector 218" draw:style-name="gr120" draw:text-style-name="P9" draw:layer="layout" svg:x1="2.582cm" svg:y1="10.371cm" svg:x2="3.64cm" svg:y2="11.006cm">
            <text:p/>
          </draw:line>
          <draw:line draw:name="Straight Connector 219" draw:style-name="gr120" draw:text-style-name="P9" draw:layer="layout" svg:x1="2.582cm" svg:y1="10.583cm" svg:x2="3.64cm" svg:y2="11.218cm">
            <text:p/>
          </draw:line>
          <draw:line draw:name="Straight Connector 221" draw:style-name="gr120" draw:text-style-name="P9" draw:layer="layout" svg:x1="2.582cm" svg:y1="10.795cm" svg:x2="3.111cm" svg:y2="11.218cm">
            <text:p/>
          </draw:line>
          <draw:line draw:name="Straight Connector 295" draw:style-name="gr120" draw:text-style-name="P9" draw:layer="layout" svg:x1="2.794cm" svg:y1="9.948cm" svg:x2="3.64cm" svg:y2="10.583cm">
            <text:p/>
          </draw:line>
          <draw:custom-shape draw:name="Rectangle 300" draw:style-name="gr121" draw:text-style-name="P8" draw:layer="layout" svg:width="0.634cm" svg:height="2.962cm" svg:x="2.794cm" svg:y="8.25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06" draw:style-name="gr120" draw:text-style-name="P9" draw:layer="layout" svg:x1="2.794cm" svg:y1="9.736cm" svg:x2="3.64cm" svg:y2="10.371cm">
            <text:p/>
          </draw:line>
          <draw:line draw:name="Straight Connector 307" draw:style-name="gr120" draw:text-style-name="P9" draw:layer="layout" svg:x1="2.793cm" svg:y1="9.313cm" svg:x2="3.428cm" svg:y2="9.948cm">
            <text:p/>
          </draw:line>
          <draw:line draw:name="Straight Connector 308" draw:style-name="gr120" draw:text-style-name="P9" draw:layer="layout" svg:x1="2.794cm" svg:y1="8.466cm" svg:x2="3.429cm" svg:y2="9.101cm">
            <text:p/>
          </draw:line>
          <draw:line draw:name="Straight Connector 309" draw:style-name="gr120" draw:text-style-name="P9" draw:layer="layout" svg:x1="3.005cm" svg:y1="8.255cm" svg:x2="3.429cm" svg:y2="8.678cm">
            <text:p/>
          </draw:line>
          <draw:line draw:name="Straight Connector 310" draw:style-name="gr120" draw:text-style-name="P9" draw:layer="layout" svg:x1="2.793cm" svg:y1="8.89cm" svg:x2="3.428cm" svg:y2="9.525cm">
            <text:p/>
          </draw:line>
        </draw:g>
        <draw:g draw:name="Group 503">
          <draw:custom-shape draw:name="Rectangle 419" draw:style-name="gr118" draw:text-style-name="P13" draw:layer="layout" svg:width="0.634cm" svg:height="0.634cm" svg:x="2.794cm" svg:y="13.123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9" draw:style-name="gr119" draw:text-style-name="P8" draw:layer="layout" svg:width="1.057cm" svg:height="1.057cm" svg:x="2.58cm" svg:y="12.91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60" draw:style-name="gr120" draw:text-style-name="P9" draw:layer="layout" svg:x1="3.64cm" svg:y1="13.969cm" svg:x2="2.582cm" svg:y2="13.334cm">
            <text:p/>
          </draw:line>
          <draw:line draw:name="Straight Connector 461" draw:style-name="gr120" draw:text-style-name="P9" draw:layer="layout" svg:x1="3.64cm" svg:y1="13.758cm" svg:x2="2.582cm" svg:y2="13.123cm">
            <text:p/>
          </draw:line>
          <draw:line draw:name="Straight Connector 462" draw:style-name="gr120" draw:text-style-name="P9" draw:layer="layout" svg:x1="3.64cm" svg:y1="13.546cm" svg:x2="2.582cm" svg:y2="12.911cm">
            <text:p/>
          </draw:line>
          <draw:line draw:name="Straight Connector 463" draw:style-name="gr120" draw:text-style-name="P9" draw:layer="layout" svg:x1="3.64cm" svg:y1="13.334cm" svg:x2="3.111cm" svg:y2="12.911cm">
            <text:p/>
          </draw:line>
          <draw:line draw:name="Straight Connector 464" draw:style-name="gr120" draw:text-style-name="P9" draw:layer="layout" svg:x1="3.429cm" svg:y1="14.181cm" svg:x2="2.582cm" svg:y2="13.546cm">
            <text:p/>
          </draw:line>
          <draw:custom-shape draw:name="Rectangle 465" draw:style-name="gr121" draw:text-style-name="P8" draw:layer="layout" svg:width="0.634cm" svg:height="5.502cm" svg:x="2.794cm" svg:y="12.91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66" draw:style-name="gr120" draw:text-style-name="P9" draw:layer="layout" svg:x1="3.429cm" svg:y1="14.393cm" svg:x2="2.582cm" svg:y2="13.758cm">
            <text:p/>
          </draw:line>
          <draw:line draw:name="Straight Connector 467" draw:style-name="gr120" draw:text-style-name="P9" draw:layer="layout" svg:x1="3.429cm" svg:y1="14.816cm" svg:x2="2.794cm" svg:y2="14.181cm">
            <text:p/>
          </draw:line>
          <draw:line draw:name="Straight Connector 468" draw:style-name="gr120" draw:text-style-name="P9" draw:layer="layout" svg:x1="3.429cm" svg:y1="18.203cm" svg:x2="2.794cm" svg:y2="17.568cm">
            <text:p/>
          </draw:line>
          <draw:line draw:name="Straight Connector 469" draw:style-name="gr120" draw:text-style-name="P9" draw:layer="layout" svg:x1="3.217cm" svg:y1="18.414cm" svg:x2="2.794cm" svg:y2="17.991cm">
            <text:p/>
          </draw:line>
          <draw:line draw:name="Straight Connector 470" draw:style-name="gr120" draw:text-style-name="P9" draw:layer="layout" svg:x1="3.429cm" svg:y1="17.779cm" svg:x2="2.794cm" svg:y2="17.144cm">
            <text:p/>
          </draw:line>
          <draw:line draw:name="Straight Connector 476" draw:style-name="gr120" draw:text-style-name="P9" draw:layer="layout" svg:x1="3.429cm" svg:y1="17.356cm" svg:x2="2.794cm" svg:y2="16.721cm">
            <text:p/>
          </draw:line>
          <draw:line draw:name="Straight Connector 477" draw:style-name="gr120" draw:text-style-name="P9" draw:layer="layout" svg:x1="3.429cm" svg:y1="16.933cm" svg:x2="2.794cm" svg:y2="16.298cm">
            <text:p/>
          </draw:line>
          <draw:line draw:name="Straight Connector 478" draw:style-name="gr120" draw:text-style-name="P9" draw:layer="layout" svg:x1="3.429cm" svg:y1="16.509cm" svg:x2="2.794cm" svg:y2="15.874cm">
            <text:p/>
          </draw:line>
          <draw:line draw:name="Straight Connector 479" draw:style-name="gr120" draw:text-style-name="P9" draw:layer="layout" svg:x1="3.429cm" svg:y1="16.086cm" svg:x2="2.794cm" svg:y2="15.451cm">
            <text:p/>
          </draw:line>
          <draw:line draw:name="Straight Connector 480" draw:style-name="gr120" draw:text-style-name="P9" draw:layer="layout" svg:x1="3.429cm" svg:y1="15.663cm" svg:x2="2.794cm" svg:y2="15.028cm">
            <text:p/>
          </draw:line>
          <draw:line draw:name="Straight Connector 481" draw:style-name="gr120" draw:text-style-name="P9" draw:layer="layout" svg:x1="3.429cm" svg:y1="15.239cm" svg:x2="2.794cm" svg:y2="14.604cm">
            <text:p/>
          </draw:line>
        </draw:g>
        <draw:g draw:name="Group 325">
          <draw:custom-shape draw:name="Rectangle 238" draw:style-name="gr116" draw:text-style-name="P8" draw:layer="layout" svg:width="21.589cm" svg:height="0.846cm" svg:x="1.524cm" svg:y="8.89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40" draw:style-name="gr117" draw:text-style-name="P9" draw:layer="layout" svg:x1="1.951cm" svg:y1="8.894cm" svg:x2="1.947cm" svg:y2="9.736cm">
            <text:p/>
          </draw:line>
          <draw:line draw:name="Straight Connector 242" draw:style-name="gr117" draw:text-style-name="P9" draw:layer="layout" svg:x1="2.375cm" svg:y1="8.89cm" svg:x2="2.37cm" svg:y2="9.732cm">
            <text:p/>
          </draw:line>
          <draw:line draw:name="Straight Connector 243" draw:style-name="gr117" draw:text-style-name="P9" draw:layer="layout" svg:x1="2.794cm" svg:y1="8.894cm" svg:x2="2.789cm" svg:y2="9.736cm">
            <text:p/>
          </draw:line>
          <draw:line draw:name="Straight Connector 244" draw:style-name="gr117" draw:text-style-name="P9" draw:layer="layout" svg:x1="3.217cm" svg:y1="8.89cm" svg:x2="3.212cm" svg:y2="9.732cm">
            <text:p/>
          </draw:line>
          <draw:line draw:name="Straight Connector 249" draw:style-name="gr117" draw:text-style-name="P9" draw:layer="layout" svg:x1="3.645cm" svg:y1="8.894cm" svg:x2="3.64cm" svg:y2="9.736cm">
            <text:p/>
          </draw:line>
          <draw:line draw:name="Straight Connector 250" draw:style-name="gr117" draw:text-style-name="P9" draw:layer="layout" svg:x1="4.068cm" svg:y1="8.89cm" svg:x2="4.063cm" svg:y2="9.732cm">
            <text:p/>
          </draw:line>
          <draw:line draw:name="Straight Connector 251" draw:style-name="gr117" draw:text-style-name="P9" draw:layer="layout" svg:x1="4.487cm" svg:y1="8.894cm" svg:x2="4.482cm" svg:y2="9.736cm">
            <text:p/>
          </draw:line>
          <draw:line draw:name="Straight Connector 252" draw:style-name="gr117" draw:text-style-name="P9" draw:layer="layout" svg:x1="4.91cm" svg:y1="8.89cm" svg:x2="4.906cm" svg:y2="9.732cm">
            <text:p/>
          </draw:line>
          <draw:line draw:name="Straight Connector 253" draw:style-name="gr117" draw:text-style-name="P9" draw:layer="layout" svg:x1="5.338cm" svg:y1="8.894cm" svg:x2="5.334cm" svg:y2="9.736cm">
            <text:p/>
          </draw:line>
          <draw:line draw:name="Straight Connector 254" draw:style-name="gr117" draw:text-style-name="P9" draw:layer="layout" svg:x1="5.761cm" svg:y1="8.89cm" svg:x2="5.757cm" svg:y2="9.732cm">
            <text:p/>
          </draw:line>
          <draw:line draw:name="Straight Connector 255" draw:style-name="gr117" draw:text-style-name="P9" draw:layer="layout" svg:x1="6.18cm" svg:y1="8.894cm" svg:x2="6.176cm" svg:y2="9.736cm">
            <text:p/>
          </draw:line>
          <draw:line draw:name="Straight Connector 256" draw:style-name="gr117" draw:text-style-name="P9" draw:layer="layout" svg:x1="6.604cm" svg:y1="8.89cm" svg:x2="6.599cm" svg:y2="9.732cm">
            <text:p/>
          </draw:line>
          <draw:line draw:name="Straight Connector 257" draw:style-name="gr117" draw:text-style-name="P9" draw:layer="layout" svg:x1="7.031cm" svg:y1="8.894cm" svg:x2="7.027cm" svg:y2="9.736cm">
            <text:p/>
          </draw:line>
          <draw:line draw:name="Straight Connector 258" draw:style-name="gr117" draw:text-style-name="P9" draw:layer="layout" svg:x1="7.455cm" svg:y1="8.89cm" svg:x2="7.45cm" svg:y2="9.732cm">
            <text:p/>
          </draw:line>
          <draw:line draw:name="Straight Connector 259" draw:style-name="gr117" draw:text-style-name="P9" draw:layer="layout" svg:x1="7.874cm" svg:y1="8.894cm" svg:x2="7.869cm" svg:y2="9.736cm">
            <text:p/>
          </draw:line>
          <draw:line draw:name="Straight Connector 260" draw:style-name="gr117" draw:text-style-name="P9" draw:layer="layout" svg:x1="8.297cm" svg:y1="8.89cm" svg:x2="8.292cm" svg:y2="9.732cm">
            <text:p/>
          </draw:line>
          <draw:line draw:name="Straight Connector 261" draw:style-name="gr117" draw:text-style-name="P9" draw:layer="layout" svg:x1="8.725cm" svg:y1="8.894cm" svg:x2="8.72cm" svg:y2="9.736cm">
            <text:p/>
          </draw:line>
          <draw:line draw:name="Straight Connector 262" draw:style-name="gr117" draw:text-style-name="P9" draw:layer="layout" svg:x1="9.148cm" svg:y1="8.89cm" svg:x2="9.143cm" svg:y2="9.732cm">
            <text:p/>
          </draw:line>
          <draw:line draw:name="Straight Connector 263" draw:style-name="gr117" draw:text-style-name="P9" draw:layer="layout" svg:x1="9.567cm" svg:y1="8.894cm" svg:x2="9.562cm" svg:y2="9.736cm">
            <text:p/>
          </draw:line>
          <draw:line draw:name="Straight Connector 264" draw:style-name="gr117" draw:text-style-name="P9" draw:layer="layout" svg:x1="9.99cm" svg:y1="8.89cm" svg:x2="9.986cm" svg:y2="9.732cm">
            <text:p/>
          </draw:line>
          <draw:line draw:name="Straight Connector 265" draw:style-name="gr117" draw:text-style-name="P9" draw:layer="layout" svg:x1="10.418cm" svg:y1="8.894cm" svg:x2="10.414cm" svg:y2="9.736cm">
            <text:p/>
          </draw:line>
          <draw:line draw:name="Straight Connector 266" draw:style-name="gr117" draw:text-style-name="P9" draw:layer="layout" svg:x1="10.841cm" svg:y1="8.89cm" svg:x2="10.837cm" svg:y2="9.732cm">
            <text:p/>
          </draw:line>
          <draw:line draw:name="Straight Connector 267" draw:style-name="gr117" draw:text-style-name="P9" draw:layer="layout" svg:x1="11.26cm" svg:y1="8.894cm" svg:x2="11.256cm" svg:y2="9.736cm">
            <text:p/>
          </draw:line>
          <draw:line draw:name="Straight Connector 268" draw:style-name="gr117" draw:text-style-name="P9" draw:layer="layout" svg:x1="11.684cm" svg:y1="8.89cm" svg:x2="11.679cm" svg:y2="9.732cm">
            <text:p/>
          </draw:line>
          <draw:line draw:name="Straight Connector 269" draw:style-name="gr117" draw:text-style-name="P9" draw:layer="layout" svg:x1="12.111cm" svg:y1="8.894cm" svg:x2="12.107cm" svg:y2="9.736cm">
            <text:p/>
          </draw:line>
          <draw:line draw:name="Straight Connector 270" draw:style-name="gr117" draw:text-style-name="P9" draw:layer="layout" svg:x1="12.535cm" svg:y1="8.89cm" svg:x2="12.53cm" svg:y2="9.732cm">
            <text:p/>
          </draw:line>
          <draw:line draw:name="Straight Connector 271" draw:style-name="gr117" draw:text-style-name="P9" draw:layer="layout" svg:x1="12.954cm" svg:y1="8.894cm" svg:x2="12.949cm" svg:y2="9.736cm">
            <text:p/>
          </draw:line>
          <draw:line draw:name="Straight Connector 272" draw:style-name="gr117" draw:text-style-name="P9" draw:layer="layout" svg:x1="13.377cm" svg:y1="8.89cm" svg:x2="13.372cm" svg:y2="9.732cm">
            <text:p/>
          </draw:line>
          <draw:line draw:name="Straight Connector 273" draw:style-name="gr117" draw:text-style-name="P9" draw:layer="layout" svg:x1="13.805cm" svg:y1="8.894cm" svg:x2="13.8cm" svg:y2="9.736cm">
            <text:p/>
          </draw:line>
          <draw:line draw:name="Straight Connector 274" draw:style-name="gr117" draw:text-style-name="P9" draw:layer="layout" svg:x1="14.228cm" svg:y1="8.89cm" svg:x2="14.223cm" svg:y2="9.732cm">
            <text:p/>
          </draw:line>
          <draw:line draw:name="Straight Connector 275" draw:style-name="gr117" draw:text-style-name="P9" draw:layer="layout" svg:x1="14.647cm" svg:y1="8.894cm" svg:x2="14.642cm" svg:y2="9.736cm">
            <text:p/>
          </draw:line>
          <draw:line draw:name="Straight Connector 276" draw:style-name="gr117" draw:text-style-name="P9" draw:layer="layout" svg:x1="15.07cm" svg:y1="8.89cm" svg:x2="15.066cm" svg:y2="9.732cm">
            <text:p/>
          </draw:line>
          <draw:line draw:name="Straight Connector 277" draw:style-name="gr117" draw:text-style-name="P9" draw:layer="layout" svg:x1="15.498cm" svg:y1="8.894cm" svg:x2="15.494cm" svg:y2="9.736cm">
            <text:p/>
          </draw:line>
          <draw:line draw:name="Straight Connector 278" draw:style-name="gr117" draw:text-style-name="P9" draw:layer="layout" svg:x1="15.921cm" svg:y1="8.89cm" svg:x2="15.917cm" svg:y2="9.732cm">
            <text:p/>
          </draw:line>
          <draw:line draw:name="Straight Connector 279" draw:style-name="gr117" draw:text-style-name="P9" draw:layer="layout" svg:x1="16.34cm" svg:y1="8.894cm" svg:x2="16.336cm" svg:y2="9.736cm">
            <text:p/>
          </draw:line>
          <draw:line draw:name="Straight Connector 280" draw:style-name="gr117" draw:text-style-name="P9" draw:layer="layout" svg:x1="16.764cm" svg:y1="8.89cm" svg:x2="16.759cm" svg:y2="9.732cm">
            <text:p/>
          </draw:line>
          <draw:line draw:name="Straight Connector 281" draw:style-name="gr117" draw:text-style-name="P9" draw:layer="layout" svg:x1="17.191cm" svg:y1="8.894cm" svg:x2="17.187cm" svg:y2="9.736cm">
            <text:p/>
          </draw:line>
          <draw:line draw:name="Straight Connector 282" draw:style-name="gr117" draw:text-style-name="P9" draw:layer="layout" svg:x1="17.615cm" svg:y1="8.89cm" svg:x2="17.61cm" svg:y2="9.732cm">
            <text:p/>
          </draw:line>
          <draw:line draw:name="Straight Connector 283" draw:style-name="gr117" draw:text-style-name="P9" draw:layer="layout" svg:x1="18.034cm" svg:y1="8.894cm" svg:x2="18.029cm" svg:y2="9.736cm">
            <text:p/>
          </draw:line>
          <draw:line draw:name="Straight Connector 284" draw:style-name="gr117" draw:text-style-name="P9" draw:layer="layout" svg:x1="18.457cm" svg:y1="8.89cm" svg:x2="18.452cm" svg:y2="9.732cm">
            <text:p/>
          </draw:line>
          <draw:line draw:name="Straight Connector 285" draw:style-name="gr117" draw:text-style-name="P9" draw:layer="layout" svg:x1="18.885cm" svg:y1="8.894cm" svg:x2="18.88cm" svg:y2="9.736cm">
            <text:p/>
          </draw:line>
          <draw:line draw:name="Straight Connector 286" draw:style-name="gr117" draw:text-style-name="P9" draw:layer="layout" svg:x1="19.308cm" svg:y1="8.89cm" svg:x2="19.303cm" svg:y2="9.732cm">
            <text:p/>
          </draw:line>
          <draw:line draw:name="Straight Connector 287" draw:style-name="gr117" draw:text-style-name="P9" draw:layer="layout" svg:x1="19.727cm" svg:y1="8.894cm" svg:x2="19.722cm" svg:y2="9.736cm">
            <text:p/>
          </draw:line>
          <draw:line draw:name="Straight Connector 288" draw:style-name="gr117" draw:text-style-name="P9" draw:layer="layout" svg:x1="20.15cm" svg:y1="8.89cm" svg:x2="20.146cm" svg:y2="9.732cm">
            <text:p/>
          </draw:line>
          <draw:line draw:name="Straight Connector 289" draw:style-name="gr117" draw:text-style-name="P9" draw:layer="layout" svg:x1="20.578cm" svg:y1="8.894cm" svg:x2="20.574cm" svg:y2="9.736cm">
            <text:p/>
          </draw:line>
          <draw:line draw:name="Straight Connector 290" draw:style-name="gr117" draw:text-style-name="P9" draw:layer="layout" svg:x1="21.001cm" svg:y1="8.89cm" svg:x2="20.997cm" svg:y2="9.732cm">
            <text:p/>
          </draw:line>
          <draw:line draw:name="Straight Connector 291" draw:style-name="gr117" draw:text-style-name="P9" draw:layer="layout" svg:x1="21.42cm" svg:y1="8.894cm" svg:x2="21.416cm" svg:y2="9.736cm">
            <text:p/>
          </draw:line>
          <draw:line draw:name="Straight Connector 292" draw:style-name="gr117" draw:text-style-name="P9" draw:layer="layout" svg:x1="21.844cm" svg:y1="8.89cm" svg:x2="21.839cm" svg:y2="9.732cm">
            <text:p/>
          </draw:line>
          <draw:line draw:name="Straight Connector 293" draw:style-name="gr117" draw:text-style-name="P9" draw:layer="layout" svg:x1="22.267cm" svg:y1="8.894cm" svg:x2="22.262cm" svg:y2="9.736cm">
            <text:p/>
          </draw:line>
          <draw:line draw:name="Straight Connector 294" draw:style-name="gr117" draw:text-style-name="P9" draw:layer="layout" svg:x1="22.69cm" svg:y1="8.89cm" svg:x2="22.686cm" svg:y2="9.732cm">
            <text:p/>
          </draw:line>
        </draw:g>
        <draw:line draw:name="Straight Connector 493" draw:style-name="gr117" draw:text-style-name="P9" draw:layer="layout" svg:x1="0.47cm" svg:y1="12.492cm" svg:x2="0.465cm" svg:y2="14.816cm">
          <text:p/>
        </draw:line>
        <draw:g draw:name="Group 502">
          <draw:custom-shape draw:name="Rectangle 495" draw:style-name="gr122" draw:text-style-name="P14" draw:layer="layout" svg:width="1.057cm" svg:height="1.057cm" svg:x="7.449cm" svg:y="11.4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3" draw:style-name="gr122" draw:text-style-name="P14" draw:layer="layout" svg:width="1.057cm" svg:height="1.057cm" svg:x="0.464cm" svg:y="11.4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1" draw:style-name="gr123" draw:text-style-name="P31" draw:layer="layout" svg:width="8.042cm" svg:height="0.634cm" svg:x="0.466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2" draw:style-name="gr8" draw:text-style-name="P9" draw:layer="layout" svg:x1="1.947cm" svg:y1="11.641cm" svg:x2="0.994cm" svg:y2="12.488cm">
            <text:p/>
          </draw:line>
          <draw:line draw:name="Straight Connector 203" draw:style-name="gr8" draw:text-style-name="P9" draw:layer="layout" svg:x1="2.794cm" svg:y1="11.641cm" svg:x2="2.159cm" svg:y2="12.276cm">
            <text:p/>
          </draw:line>
          <draw:line draw:name="Straight Connector 204" draw:style-name="gr8" draw:text-style-name="P9" draw:layer="layout" svg:x1="3.429cm" svg:y1="11.641cm" svg:x2="2.794cm" svg:y2="12.276cm">
            <text:p/>
          </draw:line>
          <draw:line draw:name="Straight Connector 205" draw:style-name="gr8" draw:text-style-name="P9" draw:layer="layout" svg:x1="5.545cm" svg:y1="11.641cm" svg:x2="4.91cm" svg:y2="12.276cm">
            <text:p/>
          </draw:line>
          <draw:line draw:name="Straight Connector 206" draw:style-name="gr8" draw:text-style-name="P9" draw:layer="layout" svg:x1="6.18cm" svg:y1="11.641cm" svg:x2="5.545cm" svg:y2="12.276cm">
            <text:p/>
          </draw:line>
          <draw:line draw:name="Straight Connector 207" draw:style-name="gr8" draw:text-style-name="P9" draw:layer="layout" svg:x1="6.815cm" svg:y1="11.641cm" svg:x2="6.18cm" svg:y2="12.276cm">
            <text:p/>
          </draw:line>
          <draw:line draw:name="Straight Connector 209" draw:style-name="gr8" draw:text-style-name="P9" draw:layer="layout" svg:x1="7.45cm" svg:y1="11.641cm" svg:x2="6.815cm" svg:y2="12.276cm">
            <text:p/>
          </draw:line>
          <draw:line draw:name="Straight Connector 210" draw:style-name="gr8" draw:text-style-name="P9" draw:layer="layout" svg:x1="7.979cm" svg:y1="11.43cm" svg:x2="7.239cm" svg:y2="12.276cm">
            <text:p/>
          </draw:line>
          <draw:line draw:name="Straight Connector 349" draw:style-name="gr8" draw:text-style-name="P9" draw:layer="layout" svg:x1="3.852cm" svg:y1="11.641cm" svg:x2="3.217cm" svg:y2="12.276cm">
            <text:p/>
          </draw:line>
          <draw:line draw:name="Straight Connector 351" draw:style-name="gr8" draw:text-style-name="P9" draw:layer="layout" svg:x1="4.487cm" svg:y1="11.641cm" svg:x2="3.852cm" svg:y2="12.276cm">
            <text:p/>
          </draw:line>
          <draw:line draw:name="Straight Connector 353" draw:style-name="gr8" draw:text-style-name="P9" draw:layer="layout" svg:x1="5.122cm" svg:y1="11.641cm" svg:x2="4.487cm" svg:y2="12.276cm">
            <text:p/>
          </draw:line>
          <draw:line draw:name="Straight Connector 364" draw:style-name="gr8" draw:text-style-name="P9" draw:layer="layout" svg:x1="1.524cm" svg:y1="11.641cm" svg:x2="0.677cm" svg:y2="12.488cm">
            <text:p/>
          </draw:line>
          <draw:line draw:name="Straight Connector 389" draw:style-name="gr8" draw:text-style-name="P9" draw:layer="layout" svg:x1="1.312cm" svg:y1="11.43cm" svg:x2="0.465cm" svg:y2="12.276cm">
            <text:p/>
          </draw:line>
          <draw:line draw:name="Straight Connector 489" draw:style-name="gr8" draw:text-style-name="P9" draw:layer="layout" svg:x1="2.37cm" svg:y1="11.641cm" svg:x2="1.735cm" svg:y2="12.276cm">
            <text:p/>
          </draw:line>
          <draw:line draw:name="Straight Connector 490" draw:style-name="gr8" draw:text-style-name="P9" draw:layer="layout" svg:x1="0.994cm" svg:y1="11.43cm" svg:x2="0.465cm" svg:y2="11.853cm">
            <text:p/>
          </draw:line>
          <draw:custom-shape draw:name="Rectangle 492" draw:style-name="gr118" draw:text-style-name="P13" draw:layer="layout" svg:width="0.634cm" svg:height="0.634cm" svg:x="0.677cm" svg:y="11.64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98" draw:style-name="gr8" draw:text-style-name="P9" draw:layer="layout" svg:x1="8.403cm" svg:y1="11.43cm" svg:x2="7.45cm" svg:y2="12.488cm">
            <text:p/>
          </draw:line>
          <draw:line draw:name="Straight Connector 500" draw:style-name="gr8" draw:text-style-name="P9" draw:layer="layout" svg:x1="8.509cm" svg:y1="11.959cm" svg:x2="7.979cm" svg:y2="12.488cm">
            <text:p/>
          </draw:line>
          <draw:custom-shape draw:name="Rectangle 496" draw:style-name="gr118" draw:text-style-name="P13" draw:layer="layout" svg:width="0.634cm" svg:height="0.634cm" svg:x="7.662cm" svg:y="11.64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30" draw:style-name="gr117" draw:text-style-name="P9" draw:layer="layout" svg:x1="0.681cm" svg:y1="12.488cm" svg:x2="0.677cm" svg:y2="14.812cm">
          <text:p/>
        </draw:line>
        <draw:line draw:name="Straight Connector 531" draw:style-name="gr117" draw:text-style-name="P9" draw:layer="layout" svg:x1="0.893cm" svg:y1="12.488cm" svg:x2="0.889cm" svg:y2="14.812cm">
          <text:p/>
        </draw:line>
        <draw:line draw:name="Straight Connector 532" draw:style-name="gr117" draw:text-style-name="P9" draw:layer="layout" svg:x1="1.1cm" svg:y1="12.488cm" svg:x2="1.096cm" svg:y2="14.812cm">
          <text:p/>
        </draw:line>
        <draw:line draw:name="Straight Connector 533" draw:style-name="gr117" draw:text-style-name="P9" draw:layer="layout" svg:x1="1.312cm" svg:y1="12.488cm" svg:x2="1.307cm" svg:y2="14.812cm">
          <text:p/>
        </draw:line>
        <draw:g draw:name="Group 475">
          <draw:line draw:name="Straight Connector 395" draw:style-name="gr117" draw:text-style-name="P9" draw:layer="layout" svg:x1="2.84cm" svg:y1="11.218cm" svg:x2="2.835cm" svg:y2="12.911cm">
            <text:p/>
          </draw:line>
          <draw:line draw:name="Straight Connector 471" draw:style-name="gr117" draw:text-style-name="P9" draw:layer="layout" svg:x1="2.64cm" svg:y1="11.218cm" svg:x2="2.635cm" svg:y2="12.911cm">
            <text:p/>
          </draw:line>
          <draw:line draw:name="Straight Connector 472" draw:style-name="gr117" draw:text-style-name="P9" draw:layer="layout" svg:x1="3.374cm" svg:y1="11.218cm" svg:x2="3.368cm" svg:y2="12.911cm">
            <text:p/>
          </draw:line>
          <draw:line draw:name="Straight Connector 473" draw:style-name="gr117" draw:text-style-name="P9" draw:layer="layout" svg:x1="3.64cm" svg:y1="11.218cm" svg:x2="3.635cm" svg:y2="12.911cm">
            <text:p/>
          </draw:line>
          <draw:line draw:name="Straight Connector 474" draw:style-name="gr117" draw:text-style-name="P9" draw:layer="layout" svg:x1="3.101cm" svg:y1="11.218cm" svg:x2="3.096cm" svg:y2="12.911cm">
            <text:p/>
          </draw:line>
        </draw:g>
        <draw:g draw:name="Group 1149">
          <draw:custom-shape draw:name="Rectangle 506" draw:style-name="gr2" draw:text-style-name="P8" draw:layer="layout" svg:width="1.057cm" svg:height="1.057cm" svg:x="0.464cm" svg:y="14.815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7" draw:style-name="gr124" draw:text-style-name="P8" draw:layer="layout" svg:width="4.656cm" svg:height="0.634cm" svg:x="0.466cm" svg:y="15.028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08" draw:style-name="gr3" draw:text-style-name="P9" draw:layer="layout" svg:x1="1.947cm" svg:y1="15.028cm" svg:x2="0.994cm" svg:y2="15.875cm">
            <text:p/>
          </draw:line>
          <draw:line draw:name="Straight Connector 509" draw:style-name="gr3" draw:text-style-name="P9" draw:layer="layout" svg:x1="2.793cm" svg:y1="15.028cm" svg:x2="2.158cm" svg:y2="15.663cm">
            <text:p/>
          </draw:line>
          <draw:line draw:name="Straight Connector 510" draw:style-name="gr3" draw:text-style-name="P9" draw:layer="layout" svg:x1="3.217cm" svg:y1="15.028cm" svg:x2="2.582cm" svg:y2="15.663cm">
            <text:p/>
          </draw:line>
          <draw:line draw:name="Straight Connector 512" draw:style-name="gr3" draw:text-style-name="P9" draw:layer="layout" svg:x1="4.063cm" svg:y1="15.028cm" svg:x2="3.428cm" svg:y2="15.663cm">
            <text:p/>
          </draw:line>
          <draw:line draw:name="Straight Connector 516" draw:style-name="gr3" draw:text-style-name="P9" draw:layer="layout" svg:x1="3.64cm" svg:y1="15.028cm" svg:x2="3.005cm" svg:y2="15.663cm">
            <text:p/>
          </draw:line>
          <draw:line draw:name="Straight Connector 519" draw:style-name="gr3" draw:text-style-name="P9" draw:layer="layout" svg:x1="1.523cm" svg:y1="15.028cm" svg:x2="0.677cm" svg:y2="15.875cm">
            <text:p/>
          </draw:line>
          <draw:line draw:name="Straight Connector 520" draw:style-name="gr3" draw:text-style-name="P9" draw:layer="layout" svg:x1="1.312cm" svg:y1="14.816cm" svg:x2="0.465cm" svg:y2="15.663cm">
            <text:p/>
          </draw:line>
          <draw:line draw:name="Straight Connector 521" draw:style-name="gr3" draw:text-style-name="P9" draw:layer="layout" svg:x1="2.37cm" svg:y1="15.028cm" svg:x2="1.735cm" svg:y2="15.663cm">
            <text:p/>
          </draw:line>
          <draw:line draw:name="Straight Connector 522" draw:style-name="gr3" draw:text-style-name="P9" draw:layer="layout" svg:x1="0.994cm" svg:y1="14.816cm" svg:x2="0.465cm" svg:y2="15.24cm">
            <text:p/>
          </draw:line>
          <draw:custom-shape draw:name="Rectangle 523" draw:style-name="gr2" draw:text-style-name="P8" draw:layer="layout" svg:width="0.634cm" svg:height="0.634cm" svg:x="0.677cm" svg:y="15.0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42" draw:style-name="gr3" draw:text-style-name="P9" draw:layer="layout" svg:x1="5.122cm" svg:y1="15.345cm" svg:x2="4.593cm" svg:y2="15.875cm">
            <text:p/>
          </draw:line>
          <draw:custom-shape draw:name="Rectangle 544" draw:style-name="gr2" draw:text-style-name="P8" draw:layer="layout" svg:width="1.057cm" svg:height="1.057cm" svg:x="4.062cm" svg:y="14.815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45" draw:style-name="gr3" draw:text-style-name="P9" draw:layer="layout" svg:x1="5.122cm" svg:y1="15.028cm" svg:x2="4.275cm" svg:y2="15.875cm">
            <text:p/>
          </draw:line>
          <draw:line draw:name="Straight Connector 546" draw:style-name="gr3" draw:text-style-name="P9" draw:layer="layout" svg:x1="4.91cm" svg:y1="14.816cm" svg:x2="4.063cm" svg:y2="15.663cm">
            <text:p/>
          </draw:line>
          <draw:line draw:name="Straight Connector 547" draw:style-name="gr3" draw:text-style-name="P9" draw:layer="layout" svg:x1="4.593cm" svg:y1="14.816cm" svg:x2="4.063cm" svg:y2="15.24cm">
            <text:p/>
          </draw:line>
          <draw:line draw:name="Straight Connector 553" draw:style-name="gr3" draw:text-style-name="P9" draw:layer="layout" svg:x1="5.122cm" svg:y1="15.451cm" svg:x2="4.593cm" svg:y2="15.875cm">
            <text:p/>
          </draw:line>
          <draw:custom-shape draw:name="Rectangle 554" draw:style-name="gr2" draw:text-style-name="P8" draw:layer="layout" svg:width="0.634cm" svg:height="0.634cm" svg:x="4.276cm" svg:y="15.0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36" draw:style-name="gr3" draw:text-style-name="P9" draw:layer="layout" svg:x1="4.275cm" svg:y1="15.24cm" svg:x2="3.852cm" svg:y2="15.663cm">
            <text:p/>
          </draw:line>
          <draw:line draw:name="Straight Connector 558" draw:style-name="gr3" draw:text-style-name="P9" draw:layer="layout" svg:x1="5.332cm" svg:y1="14.776cm" svg:x2="5.323cm" svg:y2="15.623cm">
            <text:p/>
          </draw:line>
        </draw:g>
        <draw:g draw:name="Group 582">
          <draw:line draw:name="Straight Connector 557" draw:style-name="gr117" draw:text-style-name="P9" draw:layer="layout" svg:x1="5.647cm" svg:y1="14.776cm" svg:x2="5.638cm" svg:y2="15.623cm">
            <text:p/>
          </draw:line>
          <draw:line draw:name="Straight Connector 559" draw:style-name="gr117" draw:text-style-name="P9" draw:layer="layout" svg:x1="6.486cm" svg:y1="14.776cm" svg:x2="6.477cm" svg:y2="15.623cm">
            <text:p/>
          </draw:line>
          <draw:line draw:name="Straight Connector 561" draw:style-name="gr117" draw:text-style-name="P9" draw:layer="layout" svg:x1="6.057cm" svg:y1="14.776cm" svg:x2="6.049cm" svg:y2="15.623cm">
            <text:p/>
          </draw:line>
          <draw:line draw:name="Straight Connector 565" draw:style-name="gr117" draw:text-style-name="P9" draw:layer="layout" svg:x1="8.297cm" svg:y1="11.43cm" svg:x2="8.238cm" svg:y2="15.657cm">
            <text:p/>
          </draw:line>
          <draw:line draw:name="Straight Connector 569" draw:style-name="gr117" draw:text-style-name="P9" draw:layer="layout" svg:x1="7.138cm" svg:y1="14.816cm" svg:x2="7.13cm" svg:y2="15.663cm">
            <text:p/>
          </draw:line>
          <draw:line draw:name="Straight Connector 570" draw:style-name="gr117" draw:text-style-name="P9" draw:layer="layout" svg:x1="6.824cm" svg:y1="14.816cm" svg:x2="6.815cm" svg:y2="15.663cm">
            <text:p/>
          </draw:line>
          <draw:line draw:name="Straight Connector 571" draw:style-name="gr117" draw:text-style-name="P9" draw:layer="layout" svg:x1="4.919cm" svg:y1="15.028cm" svg:x2="4.91cm" svg:y2="15.875cm">
            <text:p/>
          </draw:line>
          <draw:line draw:name="Straight Connector 572" draw:style-name="gr117" draw:text-style-name="P9" draw:layer="layout" svg:x1="4.496cm" svg:y1="14.816cm" svg:x2="4.487cm" svg:y2="15.663cm">
            <text:p/>
          </draw:line>
          <draw:custom-shape draw:name="Rectangle 573" draw:style-name="gr125" draw:text-style-name="P8" draw:layer="layout" svg:width="2.327cm" svg:height="0.846cm" svg:x="5.122cm" svg:y="14.81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4" draw:style-name="gr125" draw:text-style-name="P8" draw:layer="layout" svg:width="3.174cm" svg:height="1.057cm" draw:transform="rotate (-1.5707963267949) translate (8.509cm 12.488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80" draw:style-name="gr117" draw:text-style-name="P9" draw:layer="layout" svg:x1="8.085cm" svg:y1="11.43cm" svg:x2="8.027cm" svg:y2="15.657cm">
            <text:p/>
          </draw:line>
          <draw:line draw:name="Straight Connector 581" draw:style-name="gr117" draw:text-style-name="P9" draw:layer="layout" svg:x1="7.72cm" svg:y1="11.43cm" svg:x2="7.662cm" svg:y2="15.657cm">
            <text:p/>
          </draw:line>
        </draw:g>
        <draw:g draw:name="Group 460">
          <draw:custom-shape draw:name="Rectangle 180" draw:style-name="gr126" draw:text-style-name="P8" draw:layer="layout" svg:width="0.634cm" svg:height="10.159cm" svg:x="5.969cm" svg:y="8.25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84" draw:style-name="gr120" draw:text-style-name="P9" draw:layer="layout" svg:x1="5.969cm" svg:y1="10.16cm" svg:x2="6.604cm" svg:y2="10.795cm">
            <text:p/>
          </draw:line>
          <draw:line draw:name="Straight Connector 185" draw:style-name="gr120" draw:text-style-name="P9" draw:layer="layout" svg:x1="5.969cm" svg:y1="8.466cm" svg:x2="6.604cm" svg:y2="9.101cm">
            <text:p/>
          </draw:line>
          <draw:line draw:name="Straight Connector 186" draw:style-name="gr120" draw:text-style-name="P9" draw:layer="layout" svg:x1="5.969cm" svg:y1="9.313cm" svg:x2="6.604cm" svg:y2="9.948cm">
            <text:p/>
          </draw:line>
          <draw:line draw:name="Straight Connector 187" draw:style-name="gr120" draw:text-style-name="P9" draw:layer="layout" svg:x1="5.969cm" svg:y1="8.89cm" svg:x2="6.604cm" svg:y2="9.525cm">
            <text:p/>
          </draw:line>
          <draw:line draw:name="Straight Connector 188" draw:style-name="gr120" draw:text-style-name="P9" draw:layer="layout" svg:x1="5.969cm" svg:y1="9.736cm" svg:x2="6.604cm" svg:y2="10.371cm">
            <text:p/>
          </draw:line>
          <draw:line draw:name="Straight Connector 189" draw:style-name="gr120" draw:text-style-name="P9" draw:layer="layout" svg:x1="5.969cm" svg:y1="10.795cm" svg:x2="6.604cm" svg:y2="11.43cm">
            <text:p/>
          </draw:line>
          <draw:line draw:name="Straight Connector 190" draw:style-name="gr120" draw:text-style-name="P9" draw:layer="layout" svg:x1="5.969cm" svg:y1="11.43cm" svg:x2="6.604cm" svg:y2="12.065cm">
            <text:p/>
          </draw:line>
          <draw:line draw:name="Straight Connector 191" draw:style-name="gr120" draw:text-style-name="P9" draw:layer="layout" svg:x1="5.969cm" svg:y1="12.065cm" svg:x2="6.604cm" svg:y2="12.7cm">
            <text:p/>
          </draw:line>
          <draw:line draw:name="Straight Connector 192" draw:style-name="gr120" draw:text-style-name="P9" draw:layer="layout" svg:x1="5.969cm" svg:y1="12.7cm" svg:x2="6.604cm" svg:y2="13.335cm">
            <text:p/>
          </draw:line>
          <draw:line draw:name="Straight Connector 193" draw:style-name="gr120" draw:text-style-name="P9" draw:layer="layout" svg:x1="5.969cm" svg:y1="13.335cm" svg:x2="6.604cm" svg:y2="13.97cm">
            <text:p/>
          </draw:line>
          <draw:line draw:name="Straight Connector 194" draw:style-name="gr120" draw:text-style-name="P9" draw:layer="layout" svg:x1="5.969cm" svg:y1="13.97cm" svg:x2="6.604cm" svg:y2="14.605cm">
            <text:p/>
          </draw:line>
          <draw:line draw:name="Straight Connector 195" draw:style-name="gr120" draw:text-style-name="P9" draw:layer="layout" svg:x1="5.969cm" svg:y1="14.605cm" svg:x2="6.604cm" svg:y2="15.24cm">
            <text:p/>
          </draw:line>
          <draw:line draw:name="Straight Connector 196" draw:style-name="gr120" draw:text-style-name="P9" draw:layer="layout" svg:x1="5.969cm" svg:y1="15.24cm" svg:x2="6.604cm" svg:y2="15.875cm">
            <text:p/>
          </draw:line>
          <draw:line draw:name="Straight Connector 197" draw:style-name="gr120" draw:text-style-name="P9" draw:layer="layout" svg:x1="5.969cm" svg:y1="15.875cm" svg:x2="6.604cm" svg:y2="16.51cm">
            <text:p/>
          </draw:line>
          <draw:line draw:name="Straight Connector 198" draw:style-name="gr120" draw:text-style-name="P9" draw:layer="layout" svg:x1="5.969cm" svg:y1="16.51cm" svg:x2="6.604cm" svg:y2="17.145cm">
            <text:p/>
          </draw:line>
          <draw:line draw:name="Straight Connector 199" draw:style-name="gr120" draw:text-style-name="P9" draw:layer="layout" svg:x1="5.969cm" svg:y1="17.145cm" svg:x2="6.604cm" svg:y2="17.78cm">
            <text:p/>
          </draw:line>
          <draw:line draw:name="Straight Connector 200" draw:style-name="gr120" draw:text-style-name="P9" draw:layer="layout" svg:x1="5.969cm" svg:y1="17.78cm" svg:x2="6.604cm" svg:y2="18.415cm">
            <text:p/>
          </draw:line>
          <draw:line draw:name="Straight Connector 216" draw:style-name="gr120" draw:text-style-name="P9" draw:layer="layout" svg:x1="6.18cm" svg:y1="8.255cm" svg:x2="6.604cm" svg:y2="8.678cm">
            <text:p/>
          </draw:line>
        </draw:g>
        <draw:g draw:name="Group 1055">
          <draw:custom-shape draw:name="Rectangle 609" draw:style-name="gr122" draw:text-style-name="P14" draw:layer="layout" svg:width="1.057cm" svg:height="1.057cm" svg:x="9.565cm" svg:y="11.4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0" draw:style-name="gr123" draw:text-style-name="P31" draw:layer="layout" svg:width="3.809cm" svg:height="0.634cm" svg:x="9.567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11" draw:style-name="gr8" draw:text-style-name="P9" draw:layer="layout" svg:x1="11.049cm" svg:y1="11.641cm" svg:x2="10.096cm" svg:y2="12.488cm">
            <text:p/>
          </draw:line>
          <draw:line draw:name="Straight Connector 612" draw:style-name="gr8" draw:text-style-name="P9" draw:layer="layout" svg:x1="11.895cm" svg:y1="11.641cm" svg:x2="11.26cm" svg:y2="12.276cm">
            <text:p/>
          </draw:line>
          <draw:line draw:name="Straight Connector 617" draw:style-name="gr8" draw:text-style-name="P9" draw:layer="layout" svg:x1="12.319cm" svg:y1="11.641cm" svg:x2="11.684cm" svg:y2="12.276cm">
            <text:p/>
          </draw:line>
          <draw:line draw:name="Straight Connector 622" draw:style-name="gr8" draw:text-style-name="P9" draw:layer="layout" svg:x1="10.625cm" svg:y1="11.641cm" svg:x2="9.779cm" svg:y2="12.488cm">
            <text:p/>
          </draw:line>
          <draw:line draw:name="Straight Connector 623" draw:style-name="gr8" draw:text-style-name="P9" draw:layer="layout" svg:x1="10.414cm" svg:y1="11.43cm" svg:x2="9.567cm" svg:y2="12.276cm">
            <text:p/>
          </draw:line>
          <draw:line draw:name="Straight Connector 624" draw:style-name="gr8" draw:text-style-name="P9" draw:layer="layout" svg:x1="11.472cm" svg:y1="11.641cm" svg:x2="10.837cm" svg:y2="12.276cm">
            <text:p/>
          </draw:line>
          <draw:line draw:name="Straight Connector 625" draw:style-name="gr8" draw:text-style-name="P9" draw:layer="layout" svg:x1="10.096cm" svg:y1="11.43cm" svg:x2="9.567cm" svg:y2="11.853cm">
            <text:p/>
          </draw:line>
          <draw:custom-shape draw:name="Rectangle 626" draw:style-name="gr118" draw:text-style-name="P13" draw:layer="layout" svg:width="0.634cm" svg:height="0.634cm" svg:x="9.779cm" svg:y="11.64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85">
          <draw:custom-shape draw:name="Rectangle 650" draw:style-name="gr127" draw:text-style-name="P8" draw:layer="layout" svg:width="1.057cm" svg:height="1.057cm" svg:x="9.567cm" svg:y="8.888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51" draw:style-name="gr8" draw:text-style-name="P9" draw:layer="layout" svg:x1="9.567cm" svg:y1="9.948cm" svg:x2="10.625cm" svg:y2="9.313cm">
            <text:p/>
          </draw:line>
          <draw:line draw:name="Straight Connector 652" draw:style-name="gr8" draw:text-style-name="P9" draw:layer="layout" svg:x1="9.567cm" svg:y1="9.736cm" svg:x2="10.625cm" svg:y2="9.101cm">
            <text:p/>
          </draw:line>
          <draw:line draw:name="Straight Connector 653" draw:style-name="gr8" draw:text-style-name="P9" draw:layer="layout" svg:x1="9.567cm" svg:y1="9.525cm" svg:x2="10.625cm" svg:y2="8.89cm">
            <text:p/>
          </draw:line>
          <draw:line draw:name="Straight Connector 654" draw:style-name="gr8" draw:text-style-name="P9" draw:layer="layout" svg:x1="9.567cm" svg:y1="9.313cm" svg:x2="10.096cm" svg:y2="8.89cm">
            <text:p/>
          </draw:line>
          <draw:line draw:name="Straight Connector 655" draw:style-name="gr8" draw:text-style-name="P9" draw:layer="layout" svg:x1="9.778cm" svg:y1="10.16cm" svg:x2="10.625cm" svg:y2="9.525cm">
            <text:p/>
          </draw:line>
          <draw:line draw:name="Straight Connector 657" draw:style-name="gr8" draw:text-style-name="P9" draw:layer="layout" svg:x1="9.567cm" svg:y1="12.488cm" svg:x2="9.569cm" svg:y2="9.952cm">
            <text:p/>
          </draw:line>
          <draw:line draw:name="Straight Connector 665" draw:style-name="gr8" draw:text-style-name="P9" draw:layer="layout" svg:x1="9.778cm" svg:y1="12.484cm" svg:x2="9.781cm" svg:y2="9.948cm">
            <text:p/>
          </draw:line>
          <draw:line draw:name="Straight Connector 666" draw:style-name="gr8" draw:text-style-name="P9" draw:layer="layout" svg:x1="9.99cm" svg:y1="12.484cm" svg:x2="9.992cm" svg:y2="9.948cm">
            <text:p/>
          </draw:line>
          <draw:line draw:name="Straight Connector 667" draw:style-name="gr8" draw:text-style-name="P9" draw:layer="layout" svg:x1="10.202cm" svg:y1="12.484cm" svg:x2="10.204cm" svg:y2="9.948cm">
            <text:p/>
          </draw:line>
          <draw:line draw:name="Straight Connector 668" draw:style-name="gr8" draw:text-style-name="P9" draw:layer="layout" svg:x1="10.411cm" svg:y1="12.484cm" svg:x2="10.414cm" svg:y2="9.948cm">
            <text:p/>
          </draw:line>
          <draw:custom-shape draw:name="Rectangle 649" draw:style-name="gr128" draw:text-style-name="P13" draw:layer="layout" svg:width="0.634cm" svg:height="0.634cm" svg:x="9.779cm" svg:y="9.102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57" draw:style-name="gr2" draw:text-style-name="P8" draw:layer="layout" svg:width="1.057cm" svg:height="1.057cm" svg:x="9.565cm" svg:y="14.815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8" draw:style-name="gr124" draw:text-style-name="P8" draw:layer="layout" svg:width="3.809cm" svg:height="0.634cm" svg:x="9.567cm" svg:y="15.02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59" draw:style-name="gr3" draw:text-style-name="P9" draw:layer="layout" svg:x1="11.049cm" svg:y1="15.028cm" svg:x2="10.096cm" svg:y2="15.875cm">
          <text:p/>
        </draw:line>
        <draw:line draw:name="Straight Connector 1060" draw:style-name="gr3" draw:text-style-name="P9" draw:layer="layout" svg:x1="11.895cm" svg:y1="15.028cm" svg:x2="11.26cm" svg:y2="15.663cm">
          <text:p/>
        </draw:line>
        <draw:line draw:name="Straight Connector 1061" draw:style-name="gr3" draw:text-style-name="P9" draw:layer="layout" svg:x1="12.319cm" svg:y1="15.028cm" svg:x2="11.684cm" svg:y2="15.663cm">
          <text:p/>
        </draw:line>
        <draw:line draw:name="Straight Connector 1062" draw:style-name="gr3" draw:text-style-name="P9" draw:layer="layout" svg:x1="10.625cm" svg:y1="15.028cm" svg:x2="9.779cm" svg:y2="15.875cm">
          <text:p/>
        </draw:line>
        <draw:line draw:name="Straight Connector 1063" draw:style-name="gr3" draw:text-style-name="P9" draw:layer="layout" svg:x1="10.414cm" svg:y1="14.816cm" svg:x2="9.567cm" svg:y2="15.663cm">
          <text:p/>
        </draw:line>
        <draw:line draw:name="Straight Connector 1064" draw:style-name="gr3" draw:text-style-name="P9" draw:layer="layout" svg:x1="11.472cm" svg:y1="15.028cm" svg:x2="10.837cm" svg:y2="15.663cm">
          <text:p/>
        </draw:line>
        <draw:line draw:name="Straight Connector 1065" draw:style-name="gr3" draw:text-style-name="P9" draw:layer="layout" svg:x1="10.096cm" svg:y1="14.816cm" svg:x2="9.567cm" svg:y2="15.24cm">
          <text:p/>
        </draw:line>
        <draw:g draw:name="Group 683">
          <draw:line draw:name="Straight Connector 677" draw:style-name="gr8" draw:text-style-name="P9" draw:layer="layout" svg:x1="9.567cm" svg:y1="16.933cm" svg:x2="9.569cm" svg:y2="14.819cm">
            <text:p/>
          </draw:line>
          <draw:line draw:name="Straight Connector 678" draw:style-name="gr8" draw:text-style-name="P9" draw:layer="layout" svg:x1="9.779cm" svg:y1="16.93cm" svg:x2="9.781cm" svg:y2="14.816cm">
            <text:p/>
          </draw:line>
          <draw:line draw:name="Straight Connector 679" draw:style-name="gr8" draw:text-style-name="P9" draw:layer="layout" svg:x1="9.99cm" svg:y1="16.93cm" svg:x2="9.992cm" svg:y2="14.816cm">
            <text:p/>
          </draw:line>
          <draw:line draw:name="Straight Connector 680" draw:style-name="gr8" draw:text-style-name="P9" draw:layer="layout" svg:x1="10.202cm" svg:y1="16.93cm" svg:x2="10.204cm" svg:y2="14.816cm">
            <text:p/>
          </draw:line>
          <draw:line draw:name="Straight Connector 681" draw:style-name="gr8" draw:text-style-name="P9" draw:layer="layout" svg:x1="10.411cm" svg:y1="16.93cm" svg:x2="10.414cm" svg:y2="14.816cm">
            <text:p/>
          </draw:line>
        </draw:g>
        <draw:g draw:name="Group 686">
          <draw:custom-shape draw:name="Rectangle 687" draw:style-name="gr118" draw:text-style-name="P13" draw:layer="layout" svg:width="0.634cm" svg:height="0.634cm" svg:x="14.647cm" svg:y="10.37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8" draw:style-name="gr119" draw:text-style-name="P8" draw:layer="layout" svg:width="1.057cm" svg:height="1.057cm" svg:x="14.436cm" svg:y="10.16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89" draw:style-name="gr120" draw:text-style-name="P9" draw:layer="layout" svg:x1="14.435cm" svg:y1="10.16cm" svg:x2="15.494cm" svg:y2="10.795cm">
            <text:p/>
          </draw:line>
          <draw:line draw:name="Straight Connector 690" draw:style-name="gr120" draw:text-style-name="P9" draw:layer="layout" svg:x1="14.435cm" svg:y1="10.371cm" svg:x2="15.494cm" svg:y2="11.006cm">
            <text:p/>
          </draw:line>
          <draw:line draw:name="Straight Connector 691" draw:style-name="gr120" draw:text-style-name="P9" draw:layer="layout" svg:x1="14.435cm" svg:y1="10.583cm" svg:x2="15.494cm" svg:y2="11.218cm">
            <text:p/>
          </draw:line>
          <draw:line draw:name="Straight Connector 692" draw:style-name="gr120" draw:text-style-name="P9" draw:layer="layout" svg:x1="14.435cm" svg:y1="10.795cm" svg:x2="14.964cm" svg:y2="11.218cm">
            <text:p/>
          </draw:line>
          <draw:line draw:name="Straight Connector 693" draw:style-name="gr120" draw:text-style-name="P9" draw:layer="layout" svg:x1="14.647cm" svg:y1="9.948cm" svg:x2="15.494cm" svg:y2="10.583cm">
            <text:p/>
          </draw:line>
          <draw:custom-shape draw:name="Rectangle 694" draw:style-name="gr121" draw:text-style-name="P8" draw:layer="layout" svg:width="0.634cm" svg:height="2.962cm" svg:x="14.647cm" svg:y="8.25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95" draw:style-name="gr120" draw:text-style-name="P9" draw:layer="layout" svg:x1="14.647cm" svg:y1="9.736cm" svg:x2="15.494cm" svg:y2="10.371cm">
            <text:p/>
          </draw:line>
          <draw:line draw:name="Straight Connector 696" draw:style-name="gr120" draw:text-style-name="P9" draw:layer="layout" svg:x1="14.647cm" svg:y1="9.313cm" svg:x2="15.282cm" svg:y2="9.948cm">
            <text:p/>
          </draw:line>
          <draw:line draw:name="Straight Connector 697" draw:style-name="gr120" draw:text-style-name="P9" draw:layer="layout" svg:x1="14.647cm" svg:y1="8.466cm" svg:x2="15.282cm" svg:y2="9.101cm">
            <text:p/>
          </draw:line>
          <draw:line draw:name="Straight Connector 698" draw:style-name="gr120" draw:text-style-name="P9" draw:layer="layout" svg:x1="14.859cm" svg:y1="8.255cm" svg:x2="15.282cm" svg:y2="8.678cm">
            <text:p/>
          </draw:line>
          <draw:line draw:name="Straight Connector 699" draw:style-name="gr120" draw:text-style-name="P9" draw:layer="layout" svg:x1="14.647cm" svg:y1="8.89cm" svg:x2="15.282cm" svg:y2="9.525cm">
            <text:p/>
          </draw:line>
        </draw:g>
        <draw:g draw:name="Group 700">
          <draw:custom-shape draw:name="Rectangle 701" draw:style-name="gr118" draw:text-style-name="P13" draw:layer="layout" svg:width="0.634cm" svg:height="0.634cm" svg:x="14.647cm" svg:y="13.123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2" draw:style-name="gr119" draw:text-style-name="P8" draw:layer="layout" svg:width="1.057cm" svg:height="1.057cm" svg:x="14.434cm" svg:y="12.91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03" draw:style-name="gr120" draw:text-style-name="P9" draw:layer="layout" svg:x1="15.494cm" svg:y1="13.969cm" svg:x2="14.435cm" svg:y2="13.334cm">
            <text:p/>
          </draw:line>
          <draw:line draw:name="Straight Connector 704" draw:style-name="gr120" draw:text-style-name="P9" draw:layer="layout" svg:x1="15.494cm" svg:y1="13.758cm" svg:x2="14.435cm" svg:y2="13.123cm">
            <text:p/>
          </draw:line>
          <draw:line draw:name="Straight Connector 705" draw:style-name="gr120" draw:text-style-name="P9" draw:layer="layout" svg:x1="15.494cm" svg:y1="13.546cm" svg:x2="14.435cm" svg:y2="12.911cm">
            <text:p/>
          </draw:line>
          <draw:line draw:name="Straight Connector 706" draw:style-name="gr120" draw:text-style-name="P9" draw:layer="layout" svg:x1="15.494cm" svg:y1="13.334cm" svg:x2="14.964cm" svg:y2="12.911cm">
            <text:p/>
          </draw:line>
          <draw:line draw:name="Straight Connector 707" draw:style-name="gr120" draw:text-style-name="P9" draw:layer="layout" svg:x1="15.282cm" svg:y1="14.181cm" svg:x2="14.435cm" svg:y2="13.546cm">
            <text:p/>
          </draw:line>
          <draw:custom-shape draw:name="Rectangle 708" draw:style-name="gr121" draw:text-style-name="P8" draw:layer="layout" svg:width="0.634cm" svg:height="5.502cm" svg:x="14.647cm" svg:y="12.91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09" draw:style-name="gr120" draw:text-style-name="P9" draw:layer="layout" svg:x1="15.282cm" svg:y1="14.393cm" svg:x2="14.435cm" svg:y2="13.758cm">
            <text:p/>
          </draw:line>
          <draw:line draw:name="Straight Connector 710" draw:style-name="gr120" draw:text-style-name="P9" draw:layer="layout" svg:x1="15.282cm" svg:y1="14.816cm" svg:x2="14.647cm" svg:y2="14.181cm">
            <text:p/>
          </draw:line>
          <draw:line draw:name="Straight Connector 711" draw:style-name="gr120" draw:text-style-name="P9" draw:layer="layout" svg:x1="15.282cm" svg:y1="18.203cm" svg:x2="14.647cm" svg:y2="17.568cm">
            <text:p/>
          </draw:line>
          <draw:line draw:name="Straight Connector 712" draw:style-name="gr120" draw:text-style-name="P9" draw:layer="layout" svg:x1="15.07cm" svg:y1="18.414cm" svg:x2="14.647cm" svg:y2="17.991cm">
            <text:p/>
          </draw:line>
          <draw:line draw:name="Straight Connector 713" draw:style-name="gr120" draw:text-style-name="P9" draw:layer="layout" svg:x1="15.282cm" svg:y1="17.779cm" svg:x2="14.647cm" svg:y2="17.144cm">
            <text:p/>
          </draw:line>
          <draw:line draw:name="Straight Connector 714" draw:style-name="gr120" draw:text-style-name="P9" draw:layer="layout" svg:x1="15.282cm" svg:y1="17.356cm" svg:x2="14.647cm" svg:y2="16.721cm">
            <text:p/>
          </draw:line>
          <draw:line draw:name="Straight Connector 715" draw:style-name="gr120" draw:text-style-name="P9" draw:layer="layout" svg:x1="15.282cm" svg:y1="16.933cm" svg:x2="14.647cm" svg:y2="16.298cm">
            <text:p/>
          </draw:line>
          <draw:line draw:name="Straight Connector 716" draw:style-name="gr120" draw:text-style-name="P9" draw:layer="layout" svg:x1="15.282cm" svg:y1="16.509cm" svg:x2="14.647cm" svg:y2="15.874cm">
            <text:p/>
          </draw:line>
          <draw:line draw:name="Straight Connector 717" draw:style-name="gr120" draw:text-style-name="P9" draw:layer="layout" svg:x1="15.282cm" svg:y1="16.086cm" svg:x2="14.647cm" svg:y2="15.451cm">
            <text:p/>
          </draw:line>
          <draw:line draw:name="Straight Connector 718" draw:style-name="gr120" draw:text-style-name="P9" draw:layer="layout" svg:x1="15.282cm" svg:y1="15.663cm" svg:x2="14.647cm" svg:y2="15.028cm">
            <text:p/>
          </draw:line>
          <draw:line draw:name="Straight Connector 719" draw:style-name="gr120" draw:text-style-name="P9" draw:layer="layout" svg:x1="15.282cm" svg:y1="15.239cm" svg:x2="14.647cm" svg:y2="14.604cm">
            <text:p/>
          </draw:line>
        </draw:g>
        <draw:line draw:name="Straight Connector 720" draw:style-name="gr117" draw:text-style-name="P9" draw:layer="layout" svg:x1="12.323cm" svg:y1="12.492cm" svg:x2="12.319cm" svg:y2="14.816cm">
          <text:p/>
        </draw:line>
        <draw:g draw:name="Group 721">
          <draw:custom-shape draw:name="Rectangle 722" draw:style-name="gr122" draw:text-style-name="P14" draw:layer="layout" svg:width="1.057cm" svg:height="1.057cm" svg:x="19.302cm" svg:y="11.4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3" draw:style-name="gr122" draw:text-style-name="P14" draw:layer="layout" svg:width="1.057cm" svg:height="1.057cm" svg:x="12.317cm" svg:y="11.428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4" draw:style-name="gr123" draw:text-style-name="P31" draw:layer="layout" svg:width="8.042cm" svg:height="0.634cm" svg:x="12.319cm" svg:y="11.642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25" draw:style-name="gr8" draw:text-style-name="P9" draw:layer="layout" svg:x1="13.8cm" svg:y1="11.641cm" svg:x2="12.848cm" svg:y2="12.488cm">
            <text:p/>
          </draw:line>
          <draw:line draw:name="Straight Connector 726" draw:style-name="gr8" draw:text-style-name="P9" draw:layer="layout" svg:x1="14.647cm" svg:y1="11.641cm" svg:x2="14.012cm" svg:y2="12.276cm">
            <text:p/>
          </draw:line>
          <draw:line draw:name="Straight Connector 727" draw:style-name="gr8" draw:text-style-name="P9" draw:layer="layout" svg:x1="15.282cm" svg:y1="11.641cm" svg:x2="14.647cm" svg:y2="12.276cm">
            <text:p/>
          </draw:line>
          <draw:line draw:name="Straight Connector 728" draw:style-name="gr8" draw:text-style-name="P9" draw:layer="layout" svg:x1="17.399cm" svg:y1="11.641cm" svg:x2="16.764cm" svg:y2="12.276cm">
            <text:p/>
          </draw:line>
          <draw:line draw:name="Straight Connector 729" draw:style-name="gr8" draw:text-style-name="P9" draw:layer="layout" svg:x1="18.034cm" svg:y1="11.641cm" svg:x2="17.399cm" svg:y2="12.276cm">
            <text:p/>
          </draw:line>
          <draw:line draw:name="Straight Connector 730" draw:style-name="gr8" draw:text-style-name="P9" draw:layer="layout" svg:x1="18.669cm" svg:y1="11.641cm" svg:x2="18.034cm" svg:y2="12.276cm">
            <text:p/>
          </draw:line>
          <draw:line draw:name="Straight Connector 731" draw:style-name="gr8" draw:text-style-name="P9" draw:layer="layout" svg:x1="19.304cm" svg:y1="11.641cm" svg:x2="18.669cm" svg:y2="12.276cm">
            <text:p/>
          </draw:line>
          <draw:line draw:name="Straight Connector 732" draw:style-name="gr8" draw:text-style-name="P9" draw:layer="layout" svg:x1="19.833cm" svg:y1="11.43cm" svg:x2="19.092cm" svg:y2="12.276cm">
            <text:p/>
          </draw:line>
          <draw:line draw:name="Straight Connector 733" draw:style-name="gr8" draw:text-style-name="P9" draw:layer="layout" svg:x1="15.705cm" svg:y1="11.641cm" svg:x2="15.07cm" svg:y2="12.276cm">
            <text:p/>
          </draw:line>
          <draw:line draw:name="Straight Connector 734" draw:style-name="gr8" draw:text-style-name="P9" draw:layer="layout" svg:x1="16.34cm" svg:y1="11.641cm" svg:x2="15.705cm" svg:y2="12.276cm">
            <text:p/>
          </draw:line>
          <draw:line draw:name="Straight Connector 735" draw:style-name="gr8" draw:text-style-name="P9" draw:layer="layout" svg:x1="16.975cm" svg:y1="11.641cm" svg:x2="16.34cm" svg:y2="12.276cm">
            <text:p/>
          </draw:line>
          <draw:line draw:name="Straight Connector 736" draw:style-name="gr8" draw:text-style-name="P9" draw:layer="layout" svg:x1="13.377cm" svg:y1="11.641cm" svg:x2="12.53cm" svg:y2="12.488cm">
            <text:p/>
          </draw:line>
          <draw:line draw:name="Straight Connector 737" draw:style-name="gr8" draw:text-style-name="P9" draw:layer="layout" svg:x1="13.165cm" svg:y1="11.43cm" svg:x2="12.319cm" svg:y2="12.276cm">
            <text:p/>
          </draw:line>
          <draw:line draw:name="Straight Connector 738" draw:style-name="gr8" draw:text-style-name="P9" draw:layer="layout" svg:x1="14.224cm" svg:y1="11.641cm" svg:x2="13.589cm" svg:y2="12.276cm">
            <text:p/>
          </draw:line>
          <draw:line draw:name="Straight Connector 739" draw:style-name="gr8" draw:text-style-name="P9" draw:layer="layout" svg:x1="12.848cm" svg:y1="11.43cm" svg:x2="12.319cm" svg:y2="11.853cm">
            <text:p/>
          </draw:line>
          <draw:custom-shape draw:name="Rectangle 740" draw:style-name="gr118" draw:text-style-name="P13" draw:layer="layout" svg:width="0.634cm" svg:height="0.634cm" svg:x="12.531cm" svg:y="11.64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41" draw:style-name="gr8" draw:text-style-name="P9" draw:layer="layout" svg:x1="20.256cm" svg:y1="11.43cm" svg:x2="19.304cm" svg:y2="12.488cm">
            <text:p/>
          </draw:line>
          <draw:line draw:name="Straight Connector 742" draw:style-name="gr8" draw:text-style-name="P9" draw:layer="layout" svg:x1="20.362cm" svg:y1="11.959cm" svg:x2="19.833cm" svg:y2="12.488cm">
            <text:p/>
          </draw:line>
          <draw:custom-shape draw:name="Rectangle 743" draw:style-name="gr118" draw:text-style-name="P13" draw:layer="layout" svg:width="0.634cm" svg:height="0.634cm" svg:x="19.516cm" svg:y="11.642cm">
            <text:p text:style-name="P20"/>
            <draw:enhanced-geometry draw:mirror-horizontal="tru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744" draw:style-name="gr117" draw:text-style-name="P9" draw:layer="layout" svg:x1="12.535cm" svg:y1="12.488cm" svg:x2="12.53cm" svg:y2="14.812cm">
          <text:p/>
        </draw:line>
        <draw:line draw:name="Straight Connector 745" draw:style-name="gr117" draw:text-style-name="P9" draw:layer="layout" svg:x1="12.746cm" svg:y1="12.488cm" svg:x2="12.742cm" svg:y2="14.812cm">
          <text:p/>
        </draw:line>
        <draw:line draw:name="Straight Connector 746" draw:style-name="gr117" draw:text-style-name="P9" draw:layer="layout" svg:x1="12.954cm" svg:y1="12.488cm" svg:x2="12.949cm" svg:y2="14.812cm">
          <text:p/>
        </draw:line>
        <draw:line draw:name="Straight Connector 747" draw:style-name="gr117" draw:text-style-name="P9" draw:layer="layout" svg:x1="13.165cm" svg:y1="12.488cm" svg:x2="13.161cm" svg:y2="14.812cm">
          <text:p/>
        </draw:line>
        <draw:g draw:name="Group 748">
          <draw:line draw:name="Straight Connector 749" draw:style-name="gr117" draw:text-style-name="P9" draw:layer="layout" svg:x1="14.694cm" svg:y1="11.218cm" svg:x2="14.688cm" svg:y2="12.911cm">
            <text:p/>
          </draw:line>
          <draw:line draw:name="Straight Connector 750" draw:style-name="gr117" draw:text-style-name="P9" draw:layer="layout" svg:x1="14.494cm" svg:y1="11.218cm" svg:x2="14.488cm" svg:y2="12.911cm">
            <text:p/>
          </draw:line>
          <draw:line draw:name="Straight Connector 751" draw:style-name="gr117" draw:text-style-name="P9" draw:layer="layout" svg:x1="15.227cm" svg:y1="11.218cm" svg:x2="15.221cm" svg:y2="12.911cm">
            <text:p/>
          </draw:line>
          <draw:line draw:name="Straight Connector 752" draw:style-name="gr117" draw:text-style-name="P9" draw:layer="layout" svg:x1="15.494cm" svg:y1="11.218cm" svg:x2="15.488cm" svg:y2="12.911cm">
            <text:p/>
          </draw:line>
          <draw:line draw:name="Straight Connector 753" draw:style-name="gr117" draw:text-style-name="P9" draw:layer="layout" svg:x1="14.955cm" svg:y1="11.218cm" svg:x2="14.949cm" svg:y2="12.911cm">
            <text:p/>
          </draw:line>
        </draw:g>
        <draw:custom-shape draw:name="Rectangle 755" draw:style-name="gr2" draw:text-style-name="P8" draw:layer="layout" svg:width="1.057cm" svg:height="1.057cm" svg:x="12.317cm" svg:y="14.815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6" draw:style-name="gr124" draw:text-style-name="P8" draw:layer="layout" svg:width="4.656cm" svg:height="0.634cm" svg:x="12.319cm" svg:y="15.02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7" draw:style-name="gr3" draw:text-style-name="P9" draw:layer="layout" svg:x1="13.8cm" svg:y1="15.028cm" svg:x2="12.848cm" svg:y2="15.875cm">
          <text:p/>
        </draw:line>
        <draw:line draw:name="Straight Connector 758" draw:style-name="gr3" draw:text-style-name="P9" draw:layer="layout" svg:x1="14.647cm" svg:y1="15.028cm" svg:x2="14.012cm" svg:y2="15.663cm">
          <text:p/>
        </draw:line>
        <draw:line draw:name="Straight Connector 759" draw:style-name="gr3" draw:text-style-name="P9" draw:layer="layout" svg:x1="15.07cm" svg:y1="15.028cm" svg:x2="14.435cm" svg:y2="15.663cm">
          <text:p/>
        </draw:line>
        <draw:line draw:name="Straight Connector 760" draw:style-name="gr3" draw:text-style-name="P9" draw:layer="layout" svg:x1="15.917cm" svg:y1="15.028cm" svg:x2="15.282cm" svg:y2="15.663cm">
          <text:p/>
        </draw:line>
        <draw:line draw:name="Straight Connector 761" draw:style-name="gr3" draw:text-style-name="P9" draw:layer="layout" svg:x1="15.494cm" svg:y1="15.028cm" svg:x2="14.859cm" svg:y2="15.663cm">
          <text:p/>
        </draw:line>
        <draw:line draw:name="Straight Connector 762" draw:style-name="gr3" draw:text-style-name="P9" draw:layer="layout" svg:x1="13.377cm" svg:y1="15.028cm" svg:x2="12.53cm" svg:y2="15.875cm">
          <text:p/>
        </draw:line>
        <draw:line draw:name="Straight Connector 763" draw:style-name="gr3" draw:text-style-name="P9" draw:layer="layout" svg:x1="13.165cm" svg:y1="14.816cm" svg:x2="12.319cm" svg:y2="15.663cm">
          <text:p/>
        </draw:line>
        <draw:line draw:name="Straight Connector 764" draw:style-name="gr3" draw:text-style-name="P9" draw:layer="layout" svg:x1="14.224cm" svg:y1="15.028cm" svg:x2="13.589cm" svg:y2="15.663cm">
          <text:p/>
        </draw:line>
        <draw:line draw:name="Straight Connector 765" draw:style-name="gr3" draw:text-style-name="P9" draw:layer="layout" svg:x1="12.848cm" svg:y1="14.816cm" svg:x2="12.319cm" svg:y2="15.24cm">
          <text:p/>
        </draw:line>
        <draw:line draw:name="Straight Connector 767" draw:style-name="gr3" draw:text-style-name="P9" draw:layer="layout" svg:x1="16.975cm" svg:y1="15.345cm" svg:x2="16.446cm" svg:y2="15.875cm">
          <text:p/>
        </draw:line>
        <draw:custom-shape draw:name="Rectangle 768" draw:style-name="gr2" draw:text-style-name="P8" draw:layer="layout" svg:width="1.057cm" svg:height="1.057cm" svg:x="15.915cm" svg:y="14.815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9" draw:style-name="gr3" draw:text-style-name="P9" draw:layer="layout" svg:x1="16.975cm" svg:y1="15.028cm" svg:x2="16.129cm" svg:y2="15.875cm">
          <text:p/>
        </draw:line>
        <draw:line draw:name="Straight Connector 770" draw:style-name="gr3" draw:text-style-name="P9" draw:layer="layout" svg:x1="16.764cm" svg:y1="14.816cm" svg:x2="15.917cm" svg:y2="15.663cm">
          <text:p/>
        </draw:line>
        <draw:line draw:name="Straight Connector 771" draw:style-name="gr3" draw:text-style-name="P9" draw:layer="layout" svg:x1="16.446cm" svg:y1="14.816cm" svg:x2="15.917cm" svg:y2="15.24cm">
          <text:p/>
        </draw:line>
        <draw:line draw:name="Straight Connector 772" draw:style-name="gr3" draw:text-style-name="P9" draw:layer="layout" svg:x1="16.975cm" svg:y1="15.451cm" svg:x2="16.446cm" svg:y2="15.875cm">
          <text:p/>
        </draw:line>
        <draw:line draw:name="Straight Connector 774" draw:style-name="gr3" draw:text-style-name="P9" draw:layer="layout" svg:x1="16.129cm" svg:y1="15.24cm" svg:x2="15.705cm" svg:y2="15.663cm">
          <text:p/>
        </draw:line>
        <draw:line draw:name="Straight Connector 775" draw:style-name="gr3" draw:text-style-name="P9" draw:layer="layout" svg:x1="17.186cm" svg:y1="14.776cm" svg:x2="17.177cm" svg:y2="15.623cm">
          <text:p/>
        </draw:line>
        <draw:g draw:name="Group 776">
          <draw:line draw:name="Straight Connector 777" draw:style-name="gr117" draw:text-style-name="P9" draw:layer="layout" svg:x1="17.5cm" svg:y1="14.776cm" svg:x2="17.491cm" svg:y2="15.623cm">
            <text:p/>
          </draw:line>
          <draw:line draw:name="Straight Connector 778" draw:style-name="gr117" draw:text-style-name="P9" draw:layer="layout" svg:x1="18.339cm" svg:y1="14.776cm" svg:x2="18.33cm" svg:y2="15.623cm">
            <text:p/>
          </draw:line>
          <draw:line draw:name="Straight Connector 779" draw:style-name="gr117" draw:text-style-name="P9" draw:layer="layout" svg:x1="17.911cm" svg:y1="14.776cm" svg:x2="17.902cm" svg:y2="15.623cm">
            <text:p/>
          </draw:line>
          <draw:line draw:name="Straight Connector 780" draw:style-name="gr117" draw:text-style-name="P9" draw:layer="layout" svg:x1="20.15cm" svg:y1="11.43cm" svg:x2="20.092cm" svg:y2="15.657cm">
            <text:p/>
          </draw:line>
          <draw:line draw:name="Straight Connector 781" draw:style-name="gr117" draw:text-style-name="P9" draw:layer="layout" svg:x1="18.992cm" svg:y1="14.816cm" svg:x2="18.983cm" svg:y2="15.663cm">
            <text:p/>
          </draw:line>
          <draw:line draw:name="Straight Connector 782" draw:style-name="gr117" draw:text-style-name="P9" draw:layer="layout" svg:x1="18.677cm" svg:y1="14.816cm" svg:x2="18.669cm" svg:y2="15.663cm">
            <text:p/>
          </draw:line>
          <draw:line draw:name="Straight Connector 783" draw:style-name="gr117" draw:text-style-name="P9" draw:layer="layout" svg:x1="16.772cm" svg:y1="15.028cm" svg:x2="16.763cm" svg:y2="15.875cm">
            <text:p/>
          </draw:line>
          <draw:line draw:name="Straight Connector 784" draw:style-name="gr117" draw:text-style-name="P9" draw:layer="layout" svg:x1="16.349cm" svg:y1="14.816cm" svg:x2="16.34cm" svg:y2="15.663cm">
            <text:p/>
          </draw:line>
          <draw:custom-shape draw:name="Rectangle 785" draw:style-name="gr125" draw:text-style-name="P8" draw:layer="layout" svg:width="2.327cm" svg:height="0.846cm" svg:x="16.976cm" svg:y="14.817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6" draw:style-name="gr125" draw:text-style-name="P8" draw:layer="layout" svg:width="3.174cm" svg:height="1.057cm" draw:transform="rotate (-1.5707963267949) translate (20.362cm 12.488cm)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87" draw:style-name="gr117" draw:text-style-name="P9" draw:layer="layout" svg:x1="19.939cm" svg:y1="11.43cm" svg:x2="19.88cm" svg:y2="15.657cm">
            <text:p/>
          </draw:line>
          <draw:line draw:name="Straight Connector 788" draw:style-name="gr117" draw:text-style-name="P9" draw:layer="layout" svg:x1="19.574cm" svg:y1="11.43cm" svg:x2="19.515cm" svg:y2="15.657cm">
            <text:p/>
          </draw:line>
        </draw:g>
        <draw:g draw:name="Group 630">
          <draw:custom-shape draw:name="Rectangle 584" draw:style-name="gr126" draw:text-style-name="P8" draw:layer="layout" svg:width="0.634cm" svg:height="5.502cm" svg:x="11.049cm" svg:y="10.58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85" draw:style-name="gr120" draw:text-style-name="P9" draw:layer="layout" svg:x1="11.049cm" svg:y1="12.488cm" svg:x2="11.684cm" svg:y2="13.123cm">
            <text:p/>
          </draw:line>
          <draw:line draw:name="Straight Connector 586" draw:style-name="gr120" draw:text-style-name="P9" draw:layer="layout" svg:x1="11.049cm" svg:y1="10.795cm" svg:x2="11.684cm" svg:y2="11.43cm">
            <text:p/>
          </draw:line>
          <draw:line draw:name="Straight Connector 587" draw:style-name="gr120" draw:text-style-name="P9" draw:layer="layout" svg:x1="11.049cm" svg:y1="11.641cm" svg:x2="11.684cm" svg:y2="12.276cm">
            <text:p/>
          </draw:line>
          <draw:line draw:name="Straight Connector 588" draw:style-name="gr120" draw:text-style-name="P9" draw:layer="layout" svg:x1="11.049cm" svg:y1="11.218cm" svg:x2="11.684cm" svg:y2="11.853cm">
            <text:p/>
          </draw:line>
          <draw:line draw:name="Straight Connector 589" draw:style-name="gr120" draw:text-style-name="P9" draw:layer="layout" svg:x1="11.049cm" svg:y1="12.065cm" svg:x2="11.684cm" svg:y2="12.7cm">
            <text:p/>
          </draw:line>
          <draw:line draw:name="Straight Connector 599" draw:style-name="gr120" draw:text-style-name="P9" draw:layer="layout" svg:x1="11.049cm" svg:y1="14.605cm" svg:x2="11.684cm" svg:y2="15.24cm">
            <text:p/>
          </draw:line>
          <draw:line draw:name="Straight Connector 600" draw:style-name="gr120" draw:text-style-name="P9" draw:layer="layout" svg:x1="11.049cm" svg:y1="15.028cm" svg:x2="11.684cm" svg:y2="15.663cm">
            <text:p/>
          </draw:line>
          <draw:line draw:name="Straight Connector 601" draw:style-name="gr120" draw:text-style-name="P9" draw:layer="layout" svg:x1="11.049cm" svg:y1="15.451cm" svg:x2="11.684cm" svg:y2="16.086cm">
            <text:p/>
          </draw:line>
          <draw:line draw:name="Straight Connector 602" draw:style-name="gr120" draw:text-style-name="P9" draw:layer="layout" svg:x1="11.26cm" svg:y1="10.583cm" svg:x2="11.684cm" svg:y2="11.006cm">
            <text:p/>
          </draw:line>
          <draw:line draw:name="Straight Connector 603" draw:style-name="gr120" draw:text-style-name="P9" draw:layer="layout" svg:x1="11.049cm" svg:y1="13.758cm" svg:x2="11.684cm" svg:y2="14.393cm">
            <text:p/>
          </draw:line>
          <draw:line draw:name="Straight Connector 604" draw:style-name="gr120" draw:text-style-name="P9" draw:layer="layout" svg:x1="11.049cm" svg:y1="12.911cm" svg:x2="11.684cm" svg:y2="13.546cm">
            <text:p/>
          </draw:line>
          <draw:line draw:name="Straight Connector 605" draw:style-name="gr120" draw:text-style-name="P9" draw:layer="layout" svg:x1="11.049cm" svg:y1="13.335cm" svg:x2="11.684cm" svg:y2="13.97cm">
            <text:p/>
          </draw:line>
          <draw:line draw:name="Straight Connector 606" draw:style-name="gr120" draw:text-style-name="P9" draw:layer="layout" svg:x1="11.049cm" svg:y1="14.181cm" svg:x2="11.684cm" svg:y2="14.816cm">
            <text:p/>
          </draw:line>
        </draw:g>
        <draw:g draw:name="Group 1090">
          <draw:custom-shape draw:name="Rectangle 1068" draw:style-name="gr126" draw:text-style-name="P8" draw:layer="layout" svg:width="0.634cm" svg:height="4.021cm" draw:transform="rotate (-1.5707963267949) translate (11.682cm 13.335cm)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69" draw:style-name="gr120" draw:text-style-name="P9" draw:layer="layout" svg:x1="9.567cm" svg:y1="13.335cm" svg:x2="10.202cm" svg:y2="13.97cm">
            <text:p/>
          </draw:line>
          <draw:line draw:name="Straight Connector 1070" draw:style-name="gr120" draw:text-style-name="P9" draw:layer="layout" svg:x1="7.662cm" svg:y1="13.123cm" svg:x2="8.72cm" svg:y2="14.181cm">
            <text:p/>
          </draw:line>
          <draw:line draw:name="Straight Connector 1071" draw:style-name="gr120" draw:text-style-name="P9" draw:layer="layout" svg:x1="8.508cm" svg:y1="13.123cm" svg:x2="9.355cm" svg:y2="13.969cm">
            <text:p/>
          </draw:line>
          <draw:line draw:name="Straight Connector 1072" draw:style-name="gr120" draw:text-style-name="P9" draw:layer="layout" svg:x1="8.191cm" svg:y1="13.123cm" svg:x2="8.932cm" svg:y2="13.97cm">
            <text:p/>
          </draw:line>
          <draw:line draw:name="Straight Connector 1073" draw:style-name="gr120" draw:text-style-name="P9" draw:layer="layout" svg:x1="9.143cm" svg:y1="13.335cm" svg:x2="9.778cm" svg:y2="13.97cm">
            <text:p/>
          </draw:line>
          <draw:line draw:name="Straight Connector 1074" draw:style-name="gr120" draw:text-style-name="P9" draw:layer="layout" svg:x1="10.202cm" svg:y1="13.335cm" svg:x2="10.837cm" svg:y2="13.97cm">
            <text:p/>
          </draw:line>
          <draw:line draw:name="Straight Connector 1075" draw:style-name="gr120" draw:text-style-name="P9" draw:layer="layout" svg:x1="10.625cm" svg:y1="13.335cm" svg:x2="11.26cm" svg:y2="13.97cm">
            <text:p/>
          </draw:line>
          <draw:line draw:name="Straight Connector 1076" draw:style-name="gr120" draw:text-style-name="P9" draw:layer="layout" svg:x1="11.049cm" svg:y1="13.335cm" svg:x2="11.684cm" svg:y2="13.97cm">
            <text:p/>
          </draw:line>
          <draw:line draw:name="Straight Connector 1077" draw:style-name="gr120" draw:text-style-name="P9" draw:layer="layout" svg:x1="7.662cm" svg:y1="13.546cm" svg:x2="8.191cm" svg:y2="14.181cm">
            <text:p/>
          </draw:line>
          <draw:line draw:name="Straight Connector 1082" draw:style-name="gr120" draw:text-style-name="P9" draw:layer="layout" svg:x1="9.779cm" svg:y1="13.335cm" svg:x2="10.414cm" svg:y2="13.97cm">
            <text:p/>
          </draw:line>
          <draw:custom-shape draw:name="Rectangle 1083" draw:style-name="gr129" draw:text-style-name="P8" draw:layer="layout" svg:width="1.057cm" svg:height="1.057cm" svg:x="7.66cm" svg:y="13.123cm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91">
          <draw:custom-shape draw:name="Rectangle 1092" draw:style-name="gr127" draw:text-style-name="P8" draw:layer="layout" svg:width="1.057cm" svg:height="1.057cm" svg:x="21.421cm" svg:y="8.888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93" draw:style-name="gr8" draw:text-style-name="P9" draw:layer="layout" svg:x1="21.42cm" svg:y1="9.948cm" svg:x2="22.479cm" svg:y2="9.313cm">
            <text:p/>
          </draw:line>
          <draw:line draw:name="Straight Connector 1094" draw:style-name="gr8" draw:text-style-name="P9" draw:layer="layout" svg:x1="21.42cm" svg:y1="9.736cm" svg:x2="22.479cm" svg:y2="9.101cm">
            <text:p/>
          </draw:line>
          <draw:line draw:name="Straight Connector 1095" draw:style-name="gr8" draw:text-style-name="P9" draw:layer="layout" svg:x1="21.42cm" svg:y1="9.525cm" svg:x2="22.479cm" svg:y2="8.89cm">
            <text:p/>
          </draw:line>
          <draw:line draw:name="Straight Connector 1096" draw:style-name="gr8" draw:text-style-name="P9" draw:layer="layout" svg:x1="21.42cm" svg:y1="9.313cm" svg:x2="21.949cm" svg:y2="8.89cm">
            <text:p/>
          </draw:line>
          <draw:line draw:name="Straight Connector 1097" draw:style-name="gr8" draw:text-style-name="P9" draw:layer="layout" svg:x1="21.632cm" svg:y1="10.16cm" svg:x2="22.479cm" svg:y2="9.525cm">
            <text:p/>
          </draw:line>
          <draw:line draw:name="Straight Connector 1098" draw:style-name="gr8" draw:text-style-name="P9" draw:layer="layout" svg:x1="21.42cm" svg:y1="12.488cm" svg:x2="21.422cm" svg:y2="9.952cm">
            <text:p/>
          </draw:line>
          <draw:line draw:name="Straight Connector 1099" draw:style-name="gr8" draw:text-style-name="P9" draw:layer="layout" svg:x1="21.632cm" svg:y1="12.484cm" svg:x2="21.634cm" svg:y2="9.948cm">
            <text:p/>
          </draw:line>
          <draw:line draw:name="Straight Connector 1100" draw:style-name="gr8" draw:text-style-name="P9" draw:layer="layout" svg:x1="21.844cm" svg:y1="12.484cm" svg:x2="21.846cm" svg:y2="9.948cm">
            <text:p/>
          </draw:line>
          <draw:line draw:name="Straight Connector 1101" draw:style-name="gr8" draw:text-style-name="P9" draw:layer="layout" svg:x1="22.055cm" svg:y1="12.484cm" svg:x2="22.057cm" svg:y2="9.948cm">
            <text:p/>
          </draw:line>
          <draw:line draw:name="Straight Connector 1102" draw:style-name="gr8" draw:text-style-name="P9" draw:layer="layout" svg:x1="22.265cm" svg:y1="12.484cm" svg:x2="22.267cm" svg:y2="9.948cm">
            <text:p/>
          </draw:line>
          <draw:custom-shape draw:name="Rectangle 1103" draw:style-name="gr128" draw:text-style-name="P13" draw:layer="layout" svg:width="0.634cm" svg:height="0.634cm" svg:x="21.632cm" svg:y="9.102cm">
            <text:p text:style-name="P20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04">
          <draw:line draw:name="Straight Connector 1105" draw:style-name="gr8" draw:text-style-name="P9" draw:layer="layout" svg:x1="21.42cm" svg:y1="16.933cm" svg:x2="21.422cm" svg:y2="14.819cm">
            <text:p/>
          </draw:line>
          <draw:line draw:name="Straight Connector 1106" draw:style-name="gr8" draw:text-style-name="P9" draw:layer="layout" svg:x1="21.632cm" svg:y1="16.93cm" svg:x2="21.634cm" svg:y2="14.816cm">
            <text:p/>
          </draw:line>
          <draw:line draw:name="Straight Connector 1107" draw:style-name="gr8" draw:text-style-name="P9" draw:layer="layout" svg:x1="21.844cm" svg:y1="16.93cm" svg:x2="21.846cm" svg:y2="14.816cm">
            <text:p/>
          </draw:line>
          <draw:line draw:name="Straight Connector 1108" draw:style-name="gr8" draw:text-style-name="P9" draw:layer="layout" svg:x1="22.055cm" svg:y1="16.93cm" svg:x2="22.057cm" svg:y2="14.816cm">
            <text:p/>
          </draw:line>
          <draw:line draw:name="Straight Connector 1109" draw:style-name="gr8" draw:text-style-name="P9" draw:layer="layout" svg:x1="22.265cm" svg:y1="16.93cm" svg:x2="22.267cm" svg:y2="14.816cm">
            <text:p/>
          </draw:line>
        </draw:g>
        <draw:g draw:name="Group 1125">
          <draw:custom-shape draw:name="Rectangle 1126" draw:style-name="gr126" draw:text-style-name="P8" draw:layer="layout" svg:width="0.634cm" svg:height="4.021cm" draw:transform="rotate (-1.5707963267949) translate (23.535cm 13.335cm)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27" draw:style-name="gr120" draw:text-style-name="P9" draw:layer="layout" svg:x1="21.42cm" svg:y1="13.335cm" svg:x2="22.055cm" svg:y2="13.97cm">
            <text:p/>
          </draw:line>
          <draw:line draw:name="Straight Connector 1128" draw:style-name="gr120" draw:text-style-name="P9" draw:layer="layout" svg:x1="19.515cm" svg:y1="13.123cm" svg:x2="20.574cm" svg:y2="14.181cm">
            <text:p/>
          </draw:line>
          <draw:line draw:name="Straight Connector 1129" draw:style-name="gr120" draw:text-style-name="P9" draw:layer="layout" svg:x1="20.362cm" svg:y1="13.123cm" svg:x2="21.208cm" svg:y2="13.969cm">
            <text:p/>
          </draw:line>
          <draw:line draw:name="Straight Connector 1130" draw:style-name="gr120" draw:text-style-name="P9" draw:layer="layout" svg:x1="20.044cm" svg:y1="13.123cm" svg:x2="20.785cm" svg:y2="13.97cm">
            <text:p/>
          </draw:line>
          <draw:line draw:name="Straight Connector 1131" draw:style-name="gr120" draw:text-style-name="P9" draw:layer="layout" svg:x1="20.997cm" svg:y1="13.335cm" svg:x2="21.632cm" svg:y2="13.97cm">
            <text:p/>
          </draw:line>
          <draw:line draw:name="Straight Connector 1132" draw:style-name="gr120" draw:text-style-name="P9" draw:layer="layout" svg:x1="22.055cm" svg:y1="13.335cm" svg:x2="22.69cm" svg:y2="13.97cm">
            <text:p/>
          </draw:line>
          <draw:line draw:name="Straight Connector 1133" draw:style-name="gr120" draw:text-style-name="P9" draw:layer="layout" svg:x1="22.479cm" svg:y1="13.335cm" svg:x2="23.114cm" svg:y2="13.97cm">
            <text:p/>
          </draw:line>
          <draw:line draw:name="Straight Connector 1134" draw:style-name="gr120" draw:text-style-name="P9" draw:layer="layout" svg:x1="22.902cm" svg:y1="13.335cm" svg:x2="23.537cm" svg:y2="13.97cm">
            <text:p/>
          </draw:line>
          <draw:line draw:name="Straight Connector 1135" draw:style-name="gr120" draw:text-style-name="P9" draw:layer="layout" svg:x1="19.515cm" svg:y1="13.546cm" svg:x2="20.044cm" svg:y2="14.181cm">
            <text:p/>
          </draw:line>
          <draw:line draw:name="Straight Connector 1136" draw:style-name="gr120" draw:text-style-name="P9" draw:layer="layout" svg:x1="21.632cm" svg:y1="13.335cm" svg:x2="22.267cm" svg:y2="13.97cm">
            <text:p/>
          </draw:line>
          <draw:custom-shape draw:name="Rectangle 1137" draw:style-name="gr129" draw:text-style-name="P8" draw:layer="layout" svg:width="1.057cm" svg:height="1.057cm" svg:x="19.514cm" svg:y="13.123cm">
            <text:p text:style-name="P20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139" draw:style-name="gr122" draw:text-style-name="P14" draw:layer="layout" svg:width="1.116cm" svg:height="1.057cm" svg:x="21.421cm" svg:y="11.64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0" draw:style-name="gr123" draw:text-style-name="P31" draw:layer="layout" svg:width="3.174cm" svg:height="0.634cm" svg:x="21.421cm" svg:y="11.85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41" draw:style-name="gr8" draw:text-style-name="P9" draw:layer="layout" svg:x1="22.984cm" svg:y1="11.853cm" svg:x2="21.979cm" svg:y2="12.7cm">
          <text:p/>
        </draw:line>
        <draw:line draw:name="Straight Connector 1142" draw:style-name="gr8" draw:text-style-name="P9" draw:layer="layout" svg:x1="23.878cm" svg:y1="11.853cm" svg:x2="23.208cm" svg:y2="12.488cm">
          <text:p/>
        </draw:line>
        <draw:line draw:name="Straight Connector 1143" draw:style-name="gr8" draw:text-style-name="P9" draw:layer="layout" svg:x1="24.325cm" svg:y1="11.853cm" svg:x2="23.654cm" svg:y2="12.488cm">
          <text:p/>
        </draw:line>
        <draw:line draw:name="Straight Connector 1144" draw:style-name="gr8" draw:text-style-name="P9" draw:layer="layout" svg:x1="22.537cm" svg:y1="11.853cm" svg:x2="21.644cm" svg:y2="12.699cm">
          <text:p/>
        </draw:line>
        <draw:line draw:name="Straight Connector 1145" draw:style-name="gr8" draw:text-style-name="P9" draw:layer="layout" svg:x1="22.314cm" svg:y1="11.641cm" svg:x2="21.42cm" svg:y2="12.488cm">
          <text:p/>
        </draw:line>
        <draw:line draw:name="Straight Connector 1146" draw:style-name="gr8" draw:text-style-name="P9" draw:layer="layout" svg:x1="23.431cm" svg:y1="11.853cm" svg:x2="22.761cm" svg:y2="12.488cm">
          <text:p/>
        </draw:line>
        <draw:line draw:name="Straight Connector 1147" draw:style-name="gr8" draw:text-style-name="P9" draw:layer="layout" svg:x1="21.979cm" svg:y1="11.641cm" svg:x2="21.42cm" svg:y2="12.064cm">
          <text:p/>
        </draw:line>
        <draw:custom-shape draw:name="Rectangle 1148" draw:style-name="gr118" draw:text-style-name="P13" draw:layer="layout" svg:width="0.669cm" svg:height="0.634cm" svg:x="21.642cm" svg:y="11.853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51" draw:style-name="gr8" draw:text-style-name="P9" draw:layer="layout" svg:x1="24.765cm" svg:y1="11.853cm" svg:x2="23.96cm" svg:y2="12.488cm">
          <text:p/>
        </draw:line>
        <draw:custom-shape draw:name="Rectangle 1168" draw:style-name="gr2" draw:text-style-name="P8" draw:layer="layout" svg:width="1.057cm" svg:height="1.057cm" svg:x="21.419cm" svg:y="14.815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9" draw:style-name="gr124" draw:text-style-name="P8" draw:layer="layout" svg:width="3.174cm" svg:height="0.634cm" svg:x="21.421cm" svg:y="15.028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70" draw:style-name="gr3" draw:text-style-name="P9" draw:layer="layout" svg:x1="22.655cm" svg:y1="15.028cm" svg:x2="21.949cm" svg:y2="15.875cm">
          <text:p/>
        </draw:line>
        <draw:line draw:name="Straight Connector 1171" draw:style-name="gr3" draw:text-style-name="P9" draw:layer="layout" svg:x1="23.36cm" svg:y1="15.028cm" svg:x2="22.831cm" svg:y2="15.663cm">
          <text:p/>
        </draw:line>
        <draw:line draw:name="Straight Connector 1172" draw:style-name="gr3" draw:text-style-name="P9" draw:layer="layout" svg:x1="23.713cm" svg:y1="15.028cm" svg:x2="23.184cm" svg:y2="15.663cm">
          <text:p/>
        </draw:line>
        <draw:line draw:name="Straight Connector 1173" draw:style-name="gr3" draw:text-style-name="P9" draw:layer="layout" svg:x1="22.302cm" svg:y1="15.028cm" svg:x2="21.597cm" svg:y2="15.875cm">
          <text:p/>
        </draw:line>
        <draw:line draw:name="Straight Connector 1174" draw:style-name="gr3" draw:text-style-name="P9" draw:layer="layout" svg:x1="22.126cm" svg:y1="14.816cm" svg:x2="21.42cm" svg:y2="15.663cm">
          <text:p/>
        </draw:line>
        <draw:line draw:name="Straight Connector 1175" draw:style-name="gr3" draw:text-style-name="P9" draw:layer="layout" svg:x1="23.008cm" svg:y1="15.028cm" svg:x2="22.479cm" svg:y2="15.663cm">
          <text:p/>
        </draw:line>
        <draw:line draw:name="Straight Connector 1176" draw:style-name="gr3" draw:text-style-name="P9" draw:layer="layout" svg:x1="21.949cm" svg:y1="14.816cm" svg:x2="21.42cm" svg:y2="15.24cm">
          <text:p/>
        </draw:line>
        <draw:line draw:name="Straight Connector 1178" draw:style-name="gr3" draw:text-style-name="P9" draw:layer="layout" svg:x1="24.172cm" svg:y1="15.028cm" svg:x2="23.537cm" svg:y2="15.663cm">
          <text:p/>
        </draw:line>
        <draw:line draw:name="Straight Connector 1179" draw:style-name="gr3" draw:text-style-name="P9" draw:layer="layout" svg:x1="24.595cm" svg:y1="15.028cm" svg:x2="23.96cm" svg:y2="15.663cm">
          <text:p/>
        </draw:line>
        <draw:line draw:name="Straight Connector 1180" draw:style-name="gr3" draw:text-style-name="P9" draw:layer="layout" svg:x1="24.595cm" svg:y1="15.345cm" svg:x2="24.384cm" svg:y2="15.663cm">
          <text:p/>
        </draw:line>
        <draw:g draw:name="Group 1110">
          <draw:custom-shape draw:name="Rectangle 1111" draw:style-name="gr126" draw:text-style-name="P8" draw:layer="layout" svg:width="0.634cm" svg:height="5.502cm" svg:x="22.902cm" svg:y="10.583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12" draw:style-name="gr120" draw:text-style-name="P9" draw:layer="layout" svg:x1="22.902cm" svg:y1="12.488cm" svg:x2="23.537cm" svg:y2="13.123cm">
            <text:p/>
          </draw:line>
          <draw:line draw:name="Straight Connector 1113" draw:style-name="gr120" draw:text-style-name="P9" draw:layer="layout" svg:x1="22.902cm" svg:y1="10.795cm" svg:x2="23.537cm" svg:y2="11.43cm">
            <text:p/>
          </draw:line>
          <draw:line draw:name="Straight Connector 1114" draw:style-name="gr120" draw:text-style-name="P9" draw:layer="layout" svg:x1="22.902cm" svg:y1="11.641cm" svg:x2="23.537cm" svg:y2="12.276cm">
            <text:p/>
          </draw:line>
          <draw:line draw:name="Straight Connector 1115" draw:style-name="gr120" draw:text-style-name="P9" draw:layer="layout" svg:x1="22.902cm" svg:y1="11.218cm" svg:x2="23.537cm" svg:y2="11.853cm">
            <text:p/>
          </draw:line>
          <draw:line draw:name="Straight Connector 1116" draw:style-name="gr120" draw:text-style-name="P9" draw:layer="layout" svg:x1="22.902cm" svg:y1="12.065cm" svg:x2="23.537cm" svg:y2="12.7cm">
            <text:p/>
          </draw:line>
          <draw:line draw:name="Straight Connector 1117" draw:style-name="gr120" draw:text-style-name="P9" draw:layer="layout" svg:x1="22.902cm" svg:y1="14.605cm" svg:x2="23.537cm" svg:y2="15.24cm">
            <text:p/>
          </draw:line>
          <draw:line draw:name="Straight Connector 1118" draw:style-name="gr120" draw:text-style-name="P9" draw:layer="layout" svg:x1="22.902cm" svg:y1="15.028cm" svg:x2="23.537cm" svg:y2="15.663cm">
            <text:p/>
          </draw:line>
          <draw:line draw:name="Straight Connector 1119" draw:style-name="gr120" draw:text-style-name="P9" draw:layer="layout" svg:x1="22.902cm" svg:y1="15.451cm" svg:x2="23.537cm" svg:y2="16.086cm">
            <text:p/>
          </draw:line>
          <draw:line draw:name="Straight Connector 1120" draw:style-name="gr120" draw:text-style-name="P9" draw:layer="layout" svg:x1="23.114cm" svg:y1="10.583cm" svg:x2="23.537cm" svg:y2="11.006cm">
            <text:p/>
          </draw:line>
          <draw:line draw:name="Straight Connector 1121" draw:style-name="gr120" draw:text-style-name="P9" draw:layer="layout" svg:x1="22.902cm" svg:y1="13.758cm" svg:x2="23.537cm" svg:y2="14.393cm">
            <text:p/>
          </draw:line>
          <draw:line draw:name="Straight Connector 1122" draw:style-name="gr120" draw:text-style-name="P9" draw:layer="layout" svg:x1="22.902cm" svg:y1="12.911cm" svg:x2="23.537cm" svg:y2="13.546cm">
            <text:p/>
          </draw:line>
          <draw:line draw:name="Straight Connector 1123" draw:style-name="gr120" draw:text-style-name="P9" draw:layer="layout" svg:x1="22.902cm" svg:y1="13.335cm" svg:x2="23.537cm" svg:y2="13.97cm">
            <text:p/>
          </draw:line>
          <draw:line draw:name="Straight Connector 1124" draw:style-name="gr120" draw:text-style-name="P9" draw:layer="layout" svg:x1="22.902cm" svg:y1="14.181cm" svg:x2="23.537cm" svg:y2="14.816cm">
            <text:p/>
          </draw:line>
        </draw:g>
        <draw:custom-shape draw:name="Rectangle 766" draw:style-name="gr130" draw:text-style-name="P13" draw:layer="layout" svg:width="0.634cm" svg:height="0.634cm" svg:x="12.531cm" svg:y="15.0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6" draw:style-name="gr130" draw:text-style-name="P13" draw:layer="layout" svg:width="0.634cm" svg:height="0.634cm" svg:x="9.779cm" svg:y="15.0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2" draw:style-name="gr130" draw:text-style-name="P13" draw:layer="layout" svg:width="0.634cm" svg:height="0.634cm" svg:x="7.874cm" svg:y="13.335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3" draw:style-name="gr130" draw:text-style-name="P13" draw:layer="layout" svg:width="0.634cm" svg:height="0.634cm" svg:x="16.129cm" svg:y="15.0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4" draw:style-name="gr130" draw:text-style-name="P13" draw:layer="layout" svg:width="0.634cm" svg:height="0.634cm" svg:x="19.727cm" svg:y="13.335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85" draw:style-name="gr117" draw:text-style-name="P9" draw:layer="layout" svg:x1="16.128cm" svg:y1="14.816cm" svg:x2="16.12cm" svg:y2="15.663cm">
          <text:p/>
        </draw:line>
        <draw:custom-shape draw:name="Rectangle 1187" draw:style-name="gr130" draw:text-style-name="P13" draw:layer="layout" svg:width="0.634cm" svg:height="0.634cm" svg:x="21.632cm" svg:y="15.0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60">
          <draw:custom-shape draw:name="Rectangle 790" draw:style-name="gr126" draw:text-style-name="P8" draw:layer="layout" svg:width="0.634cm" svg:height="10.159cm" svg:x="17.822cm" svg:y="8.255cm">
            <text:p text:style-name="P2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91" draw:style-name="gr120" draw:text-style-name="P9" draw:layer="layout" svg:x1="17.822cm" svg:y1="10.16cm" svg:x2="18.457cm" svg:y2="10.795cm">
            <text:p/>
          </draw:line>
          <draw:line draw:name="Straight Connector 792" draw:style-name="gr120" draw:text-style-name="P9" draw:layer="layout" svg:x1="17.822cm" svg:y1="8.466cm" svg:x2="18.457cm" svg:y2="9.101cm">
            <text:p/>
          </draw:line>
          <draw:line draw:name="Straight Connector 793" draw:style-name="gr120" draw:text-style-name="P9" draw:layer="layout" svg:x1="17.822cm" svg:y1="9.313cm" svg:x2="18.457cm" svg:y2="9.948cm">
            <text:p/>
          </draw:line>
          <draw:line draw:name="Straight Connector 794" draw:style-name="gr120" draw:text-style-name="P9" draw:layer="layout" svg:x1="17.822cm" svg:y1="8.89cm" svg:x2="18.457cm" svg:y2="9.525cm">
            <text:p/>
          </draw:line>
          <draw:line draw:name="Straight Connector 795" draw:style-name="gr120" draw:text-style-name="P9" draw:layer="layout" svg:x1="17.822cm" svg:y1="9.736cm" svg:x2="18.457cm" svg:y2="10.371cm">
            <text:p/>
          </draw:line>
          <draw:line draw:name="Straight Connector 796" draw:style-name="gr120" draw:text-style-name="P9" draw:layer="layout" svg:x1="17.822cm" svg:y1="10.795cm" svg:x2="18.457cm" svg:y2="11.43cm">
            <text:p/>
          </draw:line>
          <draw:line draw:name="Straight Connector 797" draw:style-name="gr120" draw:text-style-name="P9" draw:layer="layout" svg:x1="17.822cm" svg:y1="11.43cm" svg:x2="18.457cm" svg:y2="12.065cm">
            <text:p/>
          </draw:line>
          <draw:line draw:name="Straight Connector 798" draw:style-name="gr120" draw:text-style-name="P9" draw:layer="layout" svg:x1="17.822cm" svg:y1="12.065cm" svg:x2="18.457cm" svg:y2="12.7cm">
            <text:p/>
          </draw:line>
          <draw:line draw:name="Straight Connector 799" draw:style-name="gr120" draw:text-style-name="P9" draw:layer="layout" svg:x1="17.822cm" svg:y1="12.7cm" svg:x2="18.457cm" svg:y2="13.335cm">
            <text:p/>
          </draw:line>
          <draw:line draw:name="Straight Connector 800" draw:style-name="gr120" draw:text-style-name="P9" draw:layer="layout" svg:x1="17.822cm" svg:y1="13.335cm" svg:x2="18.457cm" svg:y2="13.97cm">
            <text:p/>
          </draw:line>
          <draw:line draw:name="Straight Connector 801" draw:style-name="gr120" draw:text-style-name="P9" draw:layer="layout" svg:x1="17.822cm" svg:y1="13.97cm" svg:x2="18.457cm" svg:y2="14.605cm">
            <text:p/>
          </draw:line>
          <draw:line draw:name="Straight Connector 802" draw:style-name="gr120" draw:text-style-name="P9" draw:layer="layout" svg:x1="17.822cm" svg:y1="14.605cm" svg:x2="18.457cm" svg:y2="15.24cm">
            <text:p/>
          </draw:line>
          <draw:line draw:name="Straight Connector 803" draw:style-name="gr120" draw:text-style-name="P9" draw:layer="layout" svg:x1="17.822cm" svg:y1="15.24cm" svg:x2="18.457cm" svg:y2="15.875cm">
            <text:p/>
          </draw:line>
          <draw:line draw:name="Straight Connector 804" draw:style-name="gr120" draw:text-style-name="P9" draw:layer="layout" svg:x1="17.822cm" svg:y1="15.875cm" svg:x2="18.457cm" svg:y2="16.51cm">
            <text:p/>
          </draw:line>
          <draw:line draw:name="Straight Connector 805" draw:style-name="gr120" draw:text-style-name="P9" draw:layer="layout" svg:x1="17.822cm" svg:y1="16.51cm" svg:x2="18.457cm" svg:y2="17.145cm">
            <text:p/>
          </draw:line>
          <draw:line draw:name="Straight Connector 806" draw:style-name="gr120" draw:text-style-name="P9" draw:layer="layout" svg:x1="17.822cm" svg:y1="17.145cm" svg:x2="18.457cm" svg:y2="17.78cm">
            <text:p/>
          </draw:line>
          <draw:line draw:name="Straight Connector 807" draw:style-name="gr120" draw:text-style-name="P9" draw:layer="layout" svg:x1="17.822cm" svg:y1="17.78cm" svg:x2="18.457cm" svg:y2="18.415cm">
            <text:p/>
          </draw:line>
          <draw:line draw:name="Straight Connector 808" draw:style-name="gr120" draw:text-style-name="P9" draw:layer="layout" svg:x1="18.034cm" svg:y1="8.255cm" svg:x2="18.457cm" svg:y2="8.678cm">
            <text:p/>
          </draw:line>
        </draw:g>
        <draw:custom-shape draw:name="Down Arrow 575" draw:style-name="gr103" draw:text-style-name="P18" draw:layer="layout" svg:width="1.481cm" svg:height="1.057cm" svg:x="10.583cm" svg:y="7.197cm">
          <text:p text:style-name="P20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576" draw:style-name="gr131" draw:text-style-name="P8" draw:layer="layout" svg:width="24.976cm" svg:height="2.539cm" svg:x="0.212cm" svg:y="10.372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7" draw:style-name="gr132" draw:text-style-name="P8" draw:layer="layout" svg:width="24.976cm" svg:height="4.232cm" svg:x="0.212cm" svg:y="14.393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9" draw:style-name="gr33" draw:text-style-name="P9" draw:layer="layout" svg:width="5.928cm" svg:height="0.001cm" draw:transform="rotate (-1.5707963267949) translate (24.13cm 8.4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0" draw:style-name="gr19" draw:text-style-name="P8" draw:layer="layout" svg:width="2.116cm" svg:height="1.773cm" svg:x="22.86cm" svg:y="7.62cm">
          <text:p text:style-name="P10"><text:span text:style-name="T5">p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91" draw:style-name="gr33" draw:text-style-name="P9" draw:layer="layout" svg:width="1.904cm" svg:height="0.001cm" draw:transform="rotate (-1.5707963267949) translate (1.272cm 8.4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2" draw:style-name="gr19" draw:text-style-name="P8" draw:layer="layout" svg:width="3.386cm" svg:height="1.013cm" svg:x="0.212cm" svg:y="7.62cm">
          <text:p text:style-name="P10"><text:span text:style-name="T5">p+ m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4" draw:style-name="gr130" draw:text-style-name="P13" draw:layer="layout" svg:width="0.634cm" svg:height="0.634cm" svg:x="4.233cm" svg:y="15.0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5" draw:style-name="gr130" draw:text-style-name="P13" draw:layer="layout" svg:width="0.634cm" svg:height="0.634cm" svg:x="0.635cm" svg:y="15.028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7" draw:style-name="gr133" draw:text-style-name="P8" draw:layer="layout" svg:width="1.269cm" svg:height="1.269cm" svg:x="7.328cm" svg:y="16.51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8" draw:style-name="gr3" draw:text-style-name="P9" draw:layer="layout" svg:x1="8.678cm" svg:y1="16.51cm" svg:x2="7.408cm" svg:y2="17.78cm">
          <text:p/>
        </draw:line>
        <draw:line draw:name="Straight Connector 613" draw:style-name="gr3" draw:text-style-name="P9" draw:layer="layout" svg:x1="8.255cm" svg:y1="16.51cm" svg:x2="7.408cm" svg:y2="17.356cm">
          <text:p/>
        </draw:line>
        <draw:line draw:name="Straight Connector 615" draw:style-name="gr3" draw:text-style-name="P9" draw:layer="layout" svg:x1="8.678cm" svg:y1="16.933cm" svg:x2="7.831cm" svg:y2="17.78cm">
          <text:p/>
        </draw:line>
        <draw:line draw:name="Straight Connector 616" draw:style-name="gr3" draw:text-style-name="P9" draw:layer="layout" svg:x1="8.597cm" svg:y1="17.145cm" svg:x2="8.255cm" svg:y2="17.78cm">
          <text:p/>
        </draw:line>
        <draw:line draw:name="Straight Connector 621" draw:style-name="gr3" draw:text-style-name="P9" draw:layer="layout" svg:x1="7.751cm" svg:y1="16.51cm" svg:x2="7.408cm" svg:y2="17.145cm">
          <text:p/>
        </draw:line>
        <draw:line draw:name="Straight Connector 627" draw:style-name="gr117" draw:text-style-name="P9" draw:layer="layout" svg:x1="7.827cm" svg:y1="16.512cm" svg:x2="7.831cm" svg:y2="17.782cm">
          <text:p/>
        </draw:line>
        <draw:line draw:name="Straight Connector 635" draw:style-name="gr117" draw:text-style-name="P9" draw:layer="layout" svg:x1="8.25cm" svg:y1="16.51cm" svg:x2="8.254cm" svg:y2="17.78cm">
          <text:p/>
        </draw:line>
        <draw:line draw:name="Straight Connector 636" draw:style-name="gr117" draw:text-style-name="P9" draw:layer="layout" svg:x1="7.615cm" svg:y1="16.51cm" svg:x2="7.619cm" svg:y2="17.78cm">
          <text:p/>
        </draw:line>
        <draw:line draw:name="Straight Connector 637" draw:style-name="gr117" draw:text-style-name="P9" draw:layer="layout" svg:x1="8.043cm" svg:y1="16.51cm" svg:x2="8.047cm" svg:y2="17.78cm">
          <text:p/>
        </draw:line>
        <draw:custom-shape draw:name="Rectangle 596" draw:style-name="gr130" draw:text-style-name="P13" draw:layer="layout" svg:width="0.634cm" svg:height="0.634cm" svg:x="7.62cm" svg:y="16.933cm">
          <text:p text:style-name="P20"/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38" draw:style-name="gr3" draw:text-style-name="P9" draw:layer="layout" svg:x1="7.962cm" svg:y1="16.51cm" svg:x2="7.488cm" svg:y2="16.721cm">
          <text:p/>
        </draw:line>
        <presentation:notes draw:style-name="dp5">
          <draw:page-thumbnail draw:name="Slide Image Placeholder 1" draw:style-name="gr1" draw:layer="layout" svg:width="12.699cm" svg:height="9.524cm" svg:x="3.175cm" svg:y="1.905cm" draw:page-number="41" presentation:class="page"/>
          <draw:frame draw:name="Notes Placeholder 2" presentation:style-name="pr9" draw:text-style-name="P3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34" draw:layer="layout" svg:width="8.254cm" svg:height="1.269cm" svg:x="10.791cm" svg:y="24.126cm" presentation:class="page-number" presentation:user-transformed="true">
            <draw:text-box>
              <text:p text:style-name="P33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ymbol" svg:font-family="Symbol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double" draw:color="#000000" draw:distance="0.05cm" draw:rotation="450"/>
    <draw:hatch draw:name="Hatching_20_2" draw:display-name="Hatching 2" draw:style="single" draw:color="#000000" draw:distance="0.05cm" draw:rotation="0"/>
    <draw:hatch draw:name="Hatching_20_3" draw:display-name="Hatching 3" draw:style="double" draw:color="#000000" draw:distance="0.2cm" draw:rotation="450"/>
    <draw:fill-image draw:name="msFillBitmap_20_1" draw:display-name="msFillBitmap 1" xlink:href="Pictures/1000000000000080000000807B18786BB99D5C00.jpg" xlink:type="simple" xlink:show="embed" xlink:actuate="onLoad"/>
    <draw:fill-image draw:name="msFillBitmap_20_2" draw:display-name="msFillBitmap 2" xlink:href="Pictures/1000000000000080000000807B18786BB99D5C00.jpg" xlink:type="simple" xlink:show="embed" xlink:actuate="onLoad"/>
    <draw:fill-image draw:name="msFillBitmap_20_3" draw:display-name="msFillBitmap 3" xlink:href="Pictures/1000000000000080000000807B18786BB99D5C00.jpg" xlink:type="simple" xlink:show="embed" xlink:actuate="onLoad"/>
    <draw:fill-image draw:name="msFillBitmap_20_4" draw:display-name="msFillBitmap 4" xlink:href="Pictures/1000000000000080000000807B18786BB99D5C00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marker draw:name="msArrowOpenEnd_20_5_20_79" draw:display-name="msArrowOpenEnd 5 79" svg:viewBox="0 0 350 350" svg:d="M175 0l175 274-76 76-49-75v75h-101v-75l-49 75-75-76z"/>
    <draw:stroke-dash draw:name="Dashed_20__28_var_29__20_10" draw:display-name="Dashed (var) 10" draw:style="rect" draw:dots2="1" draw:dots2-length="0.284cm" draw:distance="0.213cm"/>
    <draw:stroke-dash draw:name="Dashed_20__28_var_29__20_11" draw:display-name="Dashed (var) 11" draw:style="rect" draw:dots2="1" draw:dots2-length="0.632cm" draw:distance="0.237cm"/>
    <draw:stroke-dash draw:name="Dashed_20__28_var_29__20_12" draw:display-name="Dashed (var) 12" draw:style="round" draw:dots1="1" draw:dots1-length="106%" draw:dots2="1" draw:dots2-length="424%" draw:distance="318%"/>
    <draw:stroke-dash draw:name="Dashed_20__28_var_29__20_4" draw:display-name="Dashed (var) 4" draw:style="rect" draw:dots2="1" draw:dots2-length="0.424cm" draw:distance="0.318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28cm" draw:distance="0.105cm"/>
    <draw:stroke-dash draw:name="Dashed_20__28_var_29__20_7" draw:display-name="Dashed (var) 7" draw:style="rect" draw:dots2="1" draw:dots2-length="0.316cm" draw:distance="0.237cm"/>
    <draw:stroke-dash draw:name="Dashed_20__28_var_29__20_8" draw:display-name="Dashed (var) 8" draw:style="rect" draw:dots1="1" draw:dots1-length="0.071cm" draw:distance="0.071cm"/>
    <draw:stroke-dash draw:name="Dashed_20__28_var_29__20_9" draw:display-name="Dashed (var) 9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03-29">29/03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03-29">29/03/21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03-29">29/03/21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editing-cycles>47</meta:editing-cycles>
    <meta:creation-date>2011-08-15T00:53:17</meta:creation-date>
    <dc:date>2021-03-29T12:25:49.425721341</dc:date>
    <meta:editing-duration>P3DT3H2M18S</meta:editing-duration>
    <meta:generator>LibreOffice/6.0.7.3$Linux_X86_64 LibreOffice_project/00m0$Build-3</meta:generator>
    <meta:document-statistic meta:object-count="590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2</meta:user-defined>
  </office:meta>
</office:document-meta>
</file>